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3b4488" officeooo:paragraph-rsid="053b4488"/>
    </style:style>
    <style:style style:name="P258" style:family="paragraph" style:parent-style-name="Standard">
      <style:text-properties officeooo:rsid="054009ad" officeooo:paragraph-rsid="054009ad"/>
    </style:style>
    <style:style style:name="P259" style:family="paragraph" style:parent-style-name="Standard">
      <style:text-properties officeooo:rsid="05480e50" officeooo:paragraph-rsid="05480e50"/>
    </style:style>
    <style:style style:name="P260" style:family="paragraph" style:parent-style-name="Standard">
      <style:text-properties officeooo:rsid="0549c608" officeooo:paragraph-rsid="0549c608"/>
    </style:style>
    <style:style style:name="P261" style:family="paragraph" style:parent-style-name="Standard">
      <style:text-properties officeooo:rsid="05547176" officeooo:paragraph-rsid="05547176"/>
    </style:style>
    <style:style style:name="P262" style:family="paragraph" style:parent-style-name="Standard">
      <style:text-properties officeooo:rsid="056610c2" officeooo:paragraph-rsid="056610c2"/>
    </style:style>
    <style:style style:name="P263" style:family="paragraph" style:parent-style-name="Standard">
      <style:text-properties officeooo:rsid="0568c284" officeooo:paragraph-rsid="0568c284"/>
    </style:style>
    <style:style style:name="P264" style:family="paragraph" style:parent-style-name="Standard">
      <style:text-properties officeooo:rsid="056b3f6a" officeooo:paragraph-rsid="056b3f6a"/>
    </style:style>
    <style:style style:name="P265" style:family="paragraph" style:parent-style-name="Standard">
      <style:text-properties officeooo:rsid="056cbad3" officeooo:paragraph-rsid="056cbad3"/>
    </style:style>
    <style:style style:name="P266" style:family="paragraph" style:parent-style-name="Standard">
      <style:text-properties officeooo:rsid="057093b5" officeooo:paragraph-rsid="057093b5"/>
    </style:style>
    <style:style style:name="P267" style:family="paragraph" style:parent-style-name="Standard">
      <style:text-properties officeooo:rsid="0573e3b7" officeooo:paragraph-rsid="0573e3b7"/>
    </style:style>
    <style:style style:name="P268" style:family="paragraph" style:parent-style-name="Standard">
      <style:text-properties officeooo:rsid="05768575" officeooo:paragraph-rsid="05768575"/>
    </style:style>
    <style:style style:name="P269" style:family="paragraph" style:parent-style-name="Standard">
      <style:text-properties officeooo:rsid="0589329e" officeooo:paragraph-rsid="0589329e"/>
    </style:style>
    <style:style style:name="P270" style:family="paragraph" style:parent-style-name="Standard">
      <style:text-properties officeooo:rsid="05aa6e55" officeooo:paragraph-rsid="05aa6e55"/>
    </style:style>
    <style:style style:name="P271" style:family="paragraph" style:parent-style-name="Standard">
      <style:text-properties officeooo:rsid="05c3162d" officeooo:paragraph-rsid="05c3162d"/>
    </style:style>
    <style:style style:name="P272" style:family="paragraph" style:parent-style-name="Standard">
      <style:text-properties officeooo:rsid="05d76759" officeooo:paragraph-rsid="05d76759"/>
    </style:style>
    <style:style style:name="P273" style:family="paragraph" style:parent-style-name="Standard">
      <style:text-properties officeooo:rsid="05e7b5ac" officeooo:paragraph-rsid="05e7b5ac"/>
    </style:style>
    <style:style style:name="P274" style:family="paragraph" style:parent-style-name="Standard">
      <style:text-properties officeooo:rsid="05f0bd91" officeooo:paragraph-rsid="05f0bd91"/>
    </style:style>
    <style:style style:name="P275" style:family="paragraph" style:parent-style-name="Standard">
      <style:text-properties officeooo:rsid="05f2e0e1" officeooo:paragraph-rsid="05f2e0e1"/>
    </style:style>
    <style:style style:name="P276" style:family="paragraph" style:parent-style-name="Standard">
      <style:text-properties officeooo:rsid="05f3e2f6" officeooo:paragraph-rsid="05f3e2f6"/>
    </style:style>
    <style:style style:name="P277" style:family="paragraph" style:parent-style-name="Standard">
      <style:text-properties officeooo:rsid="05f484c5" officeooo:paragraph-rsid="05f484c5"/>
    </style:style>
    <style:style style:name="P278" style:family="paragraph" style:parent-style-name="Standard">
      <style:text-properties officeooo:rsid="060d342f" officeooo:paragraph-rsid="060d342f"/>
    </style:style>
    <style:style style:name="P279" style:family="paragraph" style:parent-style-name="Standard">
      <style:text-properties officeooo:rsid="061220db" officeooo:paragraph-rsid="061220db"/>
    </style:style>
    <style:style style:name="P280" style:family="paragraph" style:parent-style-name="Standard">
      <style:text-properties officeooo:rsid="061220db" officeooo:paragraph-rsid="0ba42aeb"/>
    </style:style>
    <style:style style:name="P281" style:family="paragraph" style:parent-style-name="Standard">
      <style:text-properties officeooo:rsid="0622d297" officeooo:paragraph-rsid="0622d297"/>
    </style:style>
    <style:style style:name="P282" style:family="paragraph" style:parent-style-name="Standard">
      <style:text-properties officeooo:rsid="0624effa" officeooo:paragraph-rsid="0624effa"/>
    </style:style>
    <style:style style:name="P283" style:family="paragraph" style:parent-style-name="Standard">
      <style:text-properties officeooo:rsid="062e1d96" officeooo:paragraph-rsid="062e1d96"/>
    </style:style>
    <style:style style:name="P284" style:family="paragraph" style:parent-style-name="Standard">
      <style:text-properties officeooo:rsid="064a315d" officeooo:paragraph-rsid="064a315d"/>
    </style:style>
    <style:style style:name="P285" style:family="paragraph" style:parent-style-name="Standard">
      <style:text-properties officeooo:rsid="064fac3a" officeooo:paragraph-rsid="064fac3a"/>
    </style:style>
    <style:style style:name="P286" style:family="paragraph" style:parent-style-name="Standard">
      <style:text-properties officeooo:rsid="064fac3a" officeooo:paragraph-rsid="098b3065"/>
    </style:style>
    <style:style style:name="P287" style:family="paragraph" style:parent-style-name="Standard">
      <style:text-properties officeooo:rsid="066fd4ef" officeooo:paragraph-rsid="066fd4ef"/>
    </style:style>
    <style:style style:name="P288" style:family="paragraph" style:parent-style-name="Standard">
      <style:text-properties officeooo:rsid="06788c10" officeooo:paragraph-rsid="06788c10"/>
    </style:style>
    <style:style style:name="P289" style:family="paragraph" style:parent-style-name="Standard">
      <style:text-properties officeooo:rsid="06853536" officeooo:paragraph-rsid="06853536"/>
    </style:style>
    <style:style style:name="P290" style:family="paragraph" style:parent-style-name="Standard">
      <style:text-properties officeooo:rsid="06a6c169" officeooo:paragraph-rsid="06a6c169"/>
    </style:style>
    <style:style style:name="P291" style:family="paragraph" style:parent-style-name="Standard">
      <style:text-properties officeooo:rsid="06c6fe9e" officeooo:paragraph-rsid="06c6fe9e"/>
    </style:style>
    <style:style style:name="P292" style:family="paragraph" style:parent-style-name="Standard">
      <style:text-properties officeooo:rsid="06c8621b" officeooo:paragraph-rsid="06c8621b"/>
    </style:style>
    <style:style style:name="P293" style:family="paragraph" style:parent-style-name="Standard">
      <style:text-properties officeooo:rsid="06d3856a" officeooo:paragraph-rsid="06d3856a"/>
    </style:style>
    <style:style style:name="P294" style:family="paragraph" style:parent-style-name="Standard">
      <style:text-properties officeooo:rsid="06da28c0" officeooo:paragraph-rsid="06da28c0"/>
    </style:style>
    <style:style style:name="P295" style:family="paragraph" style:parent-style-name="Standard">
      <style:text-properties officeooo:rsid="06e85ea9" officeooo:paragraph-rsid="06e85ea9"/>
    </style:style>
    <style:style style:name="P296" style:family="paragraph" style:parent-style-name="Standard">
      <style:text-properties officeooo:rsid="06ef2880" officeooo:paragraph-rsid="06ef2880"/>
    </style:style>
    <style:style style:name="P297" style:family="paragraph" style:parent-style-name="Standard">
      <style:text-properties officeooo:rsid="06f9aebe" officeooo:paragraph-rsid="06f9aebe"/>
    </style:style>
    <style:style style:name="P298" style:family="paragraph" style:parent-style-name="Standard">
      <style:text-properties officeooo:rsid="07030127" officeooo:paragraph-rsid="070539d2"/>
    </style:style>
    <style:style style:name="P299" style:family="paragraph" style:parent-style-name="Standard">
      <style:text-properties officeooo:rsid="070ec532" officeooo:paragraph-rsid="070ec532"/>
    </style:style>
    <style:style style:name="P300" style:family="paragraph" style:parent-style-name="Standard">
      <style:text-properties officeooo:rsid="0722b3e9" officeooo:paragraph-rsid="0722b3e9"/>
    </style:style>
    <style:style style:name="P301" style:family="paragraph" style:parent-style-name="Standard">
      <style:text-properties officeooo:rsid="072fd26f" officeooo:paragraph-rsid="072fd26f"/>
    </style:style>
    <style:style style:name="P302" style:family="paragraph" style:parent-style-name="Standard">
      <style:text-properties officeooo:rsid="07488f72" officeooo:paragraph-rsid="07488f72"/>
    </style:style>
    <style:style style:name="P303" style:family="paragraph" style:parent-style-name="Standard">
      <style:text-properties officeooo:rsid="074d70cb" officeooo:paragraph-rsid="074d70cb"/>
    </style:style>
    <style:style style:name="P304" style:family="paragraph" style:parent-style-name="Standard">
      <style:text-properties officeooo:rsid="075100d1" officeooo:paragraph-rsid="075100d1"/>
    </style:style>
    <style:style style:name="P305" style:family="paragraph" style:parent-style-name="Standard">
      <style:text-properties officeooo:rsid="078e9949" officeooo:paragraph-rsid="078e9949"/>
    </style:style>
    <style:style style:name="P306" style:family="paragraph" style:parent-style-name="Standard">
      <style:text-properties officeooo:rsid="0790e8f9" officeooo:paragraph-rsid="0790e8f9"/>
    </style:style>
    <style:style style:name="P307" style:family="paragraph" style:parent-style-name="Standard">
      <style:text-properties officeooo:rsid="07970ee8" officeooo:paragraph-rsid="07970ee8"/>
    </style:style>
    <style:style style:name="P308" style:family="paragraph" style:parent-style-name="Standard">
      <style:text-properties officeooo:rsid="07970ee8" officeooo:paragraph-rsid="07d6529d"/>
    </style:style>
    <style:style style:name="P309" style:family="paragraph" style:parent-style-name="Standard">
      <style:text-properties officeooo:rsid="07a53800" officeooo:paragraph-rsid="07a53800"/>
    </style:style>
    <style:style style:name="P310" style:family="paragraph" style:parent-style-name="Standard">
      <style:text-properties officeooo:rsid="07b6abe3" officeooo:paragraph-rsid="07b6abe3"/>
    </style:style>
    <style:style style:name="P311" style:family="paragraph" style:parent-style-name="Standard">
      <style:text-properties officeooo:rsid="07bffc11" officeooo:paragraph-rsid="07bffc11"/>
    </style:style>
    <style:style style:name="P312" style:family="paragraph" style:parent-style-name="Standard">
      <style:text-properties officeooo:rsid="07d0124c" officeooo:paragraph-rsid="07d0124c"/>
    </style:style>
    <style:style style:name="P313" style:family="paragraph" style:parent-style-name="Standard">
      <style:text-properties officeooo:rsid="07d1efc4" officeooo:paragraph-rsid="07d1efc4"/>
    </style:style>
    <style:style style:name="P314" style:family="paragraph" style:parent-style-name="Standard">
      <style:text-properties officeooo:rsid="07e4f7e0" officeooo:paragraph-rsid="07e4f7e0"/>
    </style:style>
    <style:style style:name="P315" style:family="paragraph" style:parent-style-name="Standard">
      <style:text-properties officeooo:rsid="07fc435e" officeooo:paragraph-rsid="07fc435e"/>
    </style:style>
    <style:style style:name="P316" style:family="paragraph" style:parent-style-name="Standard">
      <style:text-properties officeooo:rsid="08236cae" officeooo:paragraph-rsid="08236cae"/>
    </style:style>
    <style:style style:name="P317" style:family="paragraph" style:parent-style-name="Standard">
      <style:text-properties officeooo:rsid="08236cae" officeooo:paragraph-rsid="0826ba3f"/>
    </style:style>
    <style:style style:name="P318" style:family="paragraph" style:parent-style-name="Standard">
      <style:text-properties officeooo:rsid="0827947b" officeooo:paragraph-rsid="0827947b"/>
    </style:style>
    <style:style style:name="P319" style:family="paragraph" style:parent-style-name="Standard">
      <style:text-properties officeooo:rsid="0837c25b" officeooo:paragraph-rsid="0837c25b"/>
    </style:style>
    <style:style style:name="P320" style:family="paragraph" style:parent-style-name="Standard">
      <style:text-properties officeooo:rsid="0839d1cc" officeooo:paragraph-rsid="0839d1cc"/>
    </style:style>
    <style:style style:name="P321" style:family="paragraph" style:parent-style-name="Standard">
      <style:text-properties officeooo:rsid="0826ba3f" officeooo:paragraph-rsid="0826ba3f"/>
    </style:style>
    <style:style style:name="P322" style:family="paragraph" style:parent-style-name="Standard">
      <style:text-properties officeooo:rsid="08401347" officeooo:paragraph-rsid="08401347"/>
    </style:style>
    <style:style style:name="P323" style:family="paragraph" style:parent-style-name="Standard">
      <style:text-properties officeooo:rsid="0864017c" officeooo:paragraph-rsid="0864017c"/>
    </style:style>
    <style:style style:name="P324" style:family="paragraph" style:parent-style-name="Standard">
      <style:text-properties officeooo:rsid="08723c13" officeooo:paragraph-rsid="08723c13"/>
    </style:style>
    <style:style style:name="P325" style:family="paragraph" style:parent-style-name="Standard">
      <style:text-properties officeooo:rsid="087ad351" officeooo:paragraph-rsid="087ad351"/>
    </style:style>
    <style:style style:name="P326" style:family="paragraph" style:parent-style-name="Standard">
      <style:text-properties officeooo:rsid="088dfac1" officeooo:paragraph-rsid="088dfac1"/>
    </style:style>
    <style:style style:name="P327" style:family="paragraph" style:parent-style-name="Standard">
      <style:text-properties officeooo:rsid="089175f0" officeooo:paragraph-rsid="089175f0"/>
    </style:style>
    <style:style style:name="P328" style:family="paragraph" style:parent-style-name="Standard">
      <style:text-properties officeooo:rsid="089efe36" officeooo:paragraph-rsid="089efe36"/>
    </style:style>
    <style:style style:name="P329" style:family="paragraph" style:parent-style-name="Standard">
      <style:text-properties officeooo:rsid="08a61139" officeooo:paragraph-rsid="08a61139"/>
    </style:style>
    <style:style style:name="P330" style:family="paragraph" style:parent-style-name="Standard">
      <style:text-properties officeooo:rsid="08a86127" officeooo:paragraph-rsid="08a86127"/>
    </style:style>
    <style:style style:name="P331" style:family="paragraph" style:parent-style-name="Standard">
      <style:text-properties officeooo:rsid="08b0d582" officeooo:paragraph-rsid="08b0d582"/>
    </style:style>
    <style:style style:name="P332" style:family="paragraph" style:parent-style-name="Standard">
      <style:text-properties officeooo:rsid="08b3f607" officeooo:paragraph-rsid="08b3f607"/>
    </style:style>
    <style:style style:name="P333" style:family="paragraph" style:parent-style-name="Standard">
      <style:text-properties officeooo:rsid="08b97fd8" officeooo:paragraph-rsid="08b97fd8"/>
    </style:style>
    <style:style style:name="P334" style:family="paragraph" style:parent-style-name="Standard">
      <style:text-properties officeooo:rsid="08caf136" officeooo:paragraph-rsid="08caf136"/>
    </style:style>
    <style:style style:name="P335" style:family="paragraph" style:parent-style-name="Standard">
      <style:text-properties officeooo:rsid="08d25ba5" officeooo:paragraph-rsid="08d25ba5"/>
    </style:style>
    <style:style style:name="P336" style:family="paragraph" style:parent-style-name="Standard">
      <style:text-properties officeooo:rsid="08f908e1" officeooo:paragraph-rsid="08f908e1"/>
    </style:style>
    <style:style style:name="P337" style:family="paragraph" style:parent-style-name="Standard">
      <style:text-properties officeooo:rsid="08feff26" officeooo:paragraph-rsid="08feff26"/>
    </style:style>
    <style:style style:name="P338" style:family="paragraph" style:parent-style-name="Standard">
      <style:text-properties officeooo:rsid="091013bd" officeooo:paragraph-rsid="091013bd"/>
    </style:style>
    <style:style style:name="P339" style:family="paragraph" style:parent-style-name="Standard">
      <style:text-properties officeooo:rsid="091952e8" officeooo:paragraph-rsid="091952e8"/>
    </style:style>
    <style:style style:name="P340" style:family="paragraph" style:parent-style-name="Standard">
      <style:text-properties officeooo:rsid="092d10fd" officeooo:paragraph-rsid="092d10fd"/>
    </style:style>
    <style:style style:name="P341" style:family="paragraph" style:parent-style-name="Standard">
      <style:text-properties officeooo:rsid="092fdc9d" officeooo:paragraph-rsid="092fdc9d"/>
    </style:style>
    <style:style style:name="P342" style:family="paragraph" style:parent-style-name="Standard">
      <style:text-properties officeooo:rsid="09375027" officeooo:paragraph-rsid="09375027"/>
    </style:style>
    <style:style style:name="P343" style:family="paragraph" style:parent-style-name="Standard">
      <style:text-properties officeooo:rsid="093c9505" officeooo:paragraph-rsid="093c9505"/>
    </style:style>
    <style:style style:name="P344" style:family="paragraph" style:parent-style-name="Standard">
      <style:text-properties officeooo:rsid="0942f908" officeooo:paragraph-rsid="0942f908"/>
    </style:style>
    <style:style style:name="P345" style:family="paragraph" style:parent-style-name="Standard">
      <style:text-properties officeooo:rsid="094802d8" officeooo:paragraph-rsid="094802d8"/>
    </style:style>
    <style:style style:name="P346" style:family="paragraph" style:parent-style-name="Standard">
      <style:text-properties officeooo:rsid="0968a143" officeooo:paragraph-rsid="0968a143"/>
    </style:style>
    <style:style style:name="P347" style:family="paragraph" style:parent-style-name="Standard">
      <style:text-properties officeooo:rsid="09702cb8" officeooo:paragraph-rsid="09702cb8"/>
    </style:style>
    <style:style style:name="P348" style:family="paragraph" style:parent-style-name="Standard">
      <style:text-properties officeooo:rsid="09a163c5" officeooo:paragraph-rsid="09a163c5"/>
    </style:style>
    <style:style style:name="P349" style:family="paragraph" style:parent-style-name="Standard">
      <style:text-properties officeooo:rsid="09a37488" officeooo:paragraph-rsid="09a37488"/>
    </style:style>
    <style:style style:name="P350" style:family="paragraph" style:parent-style-name="Standard">
      <style:text-properties officeooo:rsid="09ac9160" officeooo:paragraph-rsid="09ac9160"/>
    </style:style>
    <style:style style:name="P351" style:family="paragraph" style:parent-style-name="Standard">
      <style:text-properties officeooo:rsid="09bd2fa6" officeooo:paragraph-rsid="09bd2fa6"/>
    </style:style>
    <style:style style:name="P352" style:family="paragraph" style:parent-style-name="Standard">
      <style:text-properties officeooo:rsid="09be9ac6" officeooo:paragraph-rsid="09be9ac6"/>
    </style:style>
    <style:style style:name="P353" style:family="paragraph" style:parent-style-name="Standard">
      <style:text-properties officeooo:rsid="09dcbafa" officeooo:paragraph-rsid="09de967f"/>
    </style:style>
    <style:style style:name="P354" style:family="paragraph" style:parent-style-name="Standard">
      <style:text-properties officeooo:rsid="09eb9b09" officeooo:paragraph-rsid="09eb9b09"/>
    </style:style>
    <style:style style:name="P355" style:family="paragraph" style:parent-style-name="Standard">
      <style:text-properties officeooo:rsid="09ee17b5" officeooo:paragraph-rsid="09ee17b5"/>
    </style:style>
    <style:style style:name="P356" style:family="paragraph" style:parent-style-name="Standard">
      <style:text-properties officeooo:rsid="09f91f40" officeooo:paragraph-rsid="09f91f40"/>
    </style:style>
    <style:style style:name="P357" style:family="paragraph" style:parent-style-name="Standard">
      <style:text-properties officeooo:rsid="0a02bc2b" officeooo:paragraph-rsid="0a02bc2b"/>
    </style:style>
    <style:style style:name="P358" style:family="paragraph" style:parent-style-name="Standard">
      <style:text-properties officeooo:rsid="0a09d235" officeooo:paragraph-rsid="0a09d235"/>
    </style:style>
    <style:style style:name="P359" style:family="paragraph" style:parent-style-name="Standard">
      <style:text-properties officeooo:rsid="0a0b728b" officeooo:paragraph-rsid="0a0b728b"/>
    </style:style>
    <style:style style:name="P360" style:family="paragraph" style:parent-style-name="Standard">
      <style:text-properties officeooo:rsid="0a0c88ca" officeooo:paragraph-rsid="0a0c88ca"/>
    </style:style>
    <style:style style:name="P361" style:family="paragraph" style:parent-style-name="Standard">
      <style:text-properties officeooo:rsid="0a1bd137" officeooo:paragraph-rsid="0a1bd137"/>
    </style:style>
    <style:style style:name="P362" style:family="paragraph" style:parent-style-name="Standard">
      <style:text-properties officeooo:rsid="0a1fd999" officeooo:paragraph-rsid="0a1fd999"/>
    </style:style>
    <style:style style:name="P363" style:family="paragraph" style:parent-style-name="Standard">
      <style:text-properties officeooo:rsid="0a1feba4" officeooo:paragraph-rsid="0a1feba4"/>
    </style:style>
    <style:style style:name="P364" style:family="paragraph" style:parent-style-name="Standard">
      <style:text-properties officeooo:rsid="0a35a206" officeooo:paragraph-rsid="0a35a206"/>
    </style:style>
    <style:style style:name="P365" style:family="paragraph" style:parent-style-name="Standard">
      <style:text-properties officeooo:rsid="0a3d49ec" officeooo:paragraph-rsid="0a3d49ec"/>
    </style:style>
    <style:style style:name="P366" style:family="paragraph" style:parent-style-name="Standard">
      <style:text-properties officeooo:rsid="0a4a890a" officeooo:paragraph-rsid="0a4a890a"/>
    </style:style>
    <style:style style:name="P367" style:family="paragraph" style:parent-style-name="Standard">
      <style:text-properties officeooo:rsid="0a4d7cfe" officeooo:paragraph-rsid="0a4d7cfe"/>
    </style:style>
    <style:style style:name="P368" style:family="paragraph" style:parent-style-name="Standard">
      <style:text-properties officeooo:rsid="0a52f6eb" officeooo:paragraph-rsid="0ad0d02f"/>
    </style:style>
    <style:style style:name="P369" style:family="paragraph" style:parent-style-name="Standard">
      <style:text-properties officeooo:rsid="0a7160f1" officeooo:paragraph-rsid="0a7160f1"/>
    </style:style>
    <style:style style:name="P370" style:family="paragraph" style:parent-style-name="Standard">
      <style:text-properties officeooo:rsid="0a71a813" officeooo:paragraph-rsid="0a71a813"/>
    </style:style>
    <style:style style:name="P371" style:family="paragraph" style:parent-style-name="Standard">
      <style:text-properties officeooo:rsid="0a74d04c" officeooo:paragraph-rsid="0a74d04c"/>
    </style:style>
    <style:style style:name="P372" style:family="paragraph" style:parent-style-name="Standard">
      <style:text-properties officeooo:rsid="0a7f98e3" officeooo:paragraph-rsid="0a7f98e3"/>
    </style:style>
    <style:style style:name="P373" style:family="paragraph" style:parent-style-name="Standard">
      <style:text-properties officeooo:rsid="0a7fa455" officeooo:paragraph-rsid="0a7fa455"/>
    </style:style>
    <style:style style:name="P374" style:family="paragraph" style:parent-style-name="Standard">
      <style:text-properties officeooo:rsid="0a853f63" officeooo:paragraph-rsid="0a853f63"/>
    </style:style>
    <style:style style:name="P375" style:family="paragraph" style:parent-style-name="Standard">
      <style:text-properties officeooo:rsid="0a92d13c" officeooo:paragraph-rsid="0aa5976e"/>
    </style:style>
    <style:style style:name="P376" style:family="paragraph" style:parent-style-name="Standard">
      <style:text-properties officeooo:rsid="0a92d13c" officeooo:paragraph-rsid="0a92d13c"/>
    </style:style>
    <style:style style:name="P377" style:family="paragraph" style:parent-style-name="Standard">
      <style:text-properties officeooo:rsid="0a9679d7" officeooo:paragraph-rsid="0a9679d7"/>
    </style:style>
    <style:style style:name="P378" style:family="paragraph" style:parent-style-name="Standard">
      <style:text-properties officeooo:rsid="0aa74146" officeooo:paragraph-rsid="0aa74146"/>
    </style:style>
    <style:style style:name="P379" style:family="paragraph" style:parent-style-name="Standard">
      <style:text-properties officeooo:rsid="0aa8f0b4" officeooo:paragraph-rsid="0aa8f0b4"/>
    </style:style>
    <style:style style:name="P380" style:family="paragraph" style:parent-style-name="Standard">
      <style:text-properties officeooo:rsid="0ab60c83" officeooo:paragraph-rsid="0ab60c83"/>
    </style:style>
    <style:style style:name="P381" style:family="paragraph" style:parent-style-name="Standard">
      <style:text-properties officeooo:rsid="0aeba08b" officeooo:paragraph-rsid="0aeba08b"/>
    </style:style>
    <style:style style:name="P382" style:family="paragraph" style:parent-style-name="Standard">
      <style:text-properties officeooo:rsid="09ba1614" officeooo:paragraph-rsid="0af59861"/>
    </style:style>
    <style:style style:name="P383" style:family="paragraph" style:parent-style-name="Standard">
      <style:text-properties officeooo:rsid="0b00bcd7" officeooo:paragraph-rsid="0b00bcd7"/>
    </style:style>
    <style:style style:name="P384" style:family="paragraph" style:parent-style-name="Standard">
      <style:text-properties officeooo:rsid="0b0f98ea" officeooo:paragraph-rsid="0b0f98ea"/>
    </style:style>
    <style:style style:name="P385" style:family="paragraph" style:parent-style-name="Standard">
      <style:text-properties officeooo:rsid="0b117ba9" officeooo:paragraph-rsid="0b53f6ba"/>
    </style:style>
    <style:style style:name="P386" style:family="paragraph" style:parent-style-name="Standard">
      <style:text-properties officeooo:rsid="0b190656" officeooo:paragraph-rsid="0b190656"/>
    </style:style>
    <style:style style:name="P387" style:family="paragraph" style:parent-style-name="Standard">
      <style:text-properties officeooo:rsid="0b40100d" officeooo:paragraph-rsid="0b40100d"/>
    </style:style>
    <style:style style:name="P388" style:family="paragraph" style:parent-style-name="Standard">
      <style:text-properties officeooo:rsid="0b46d4d4" officeooo:paragraph-rsid="0b46d4d4"/>
    </style:style>
    <style:style style:name="P389" style:family="paragraph" style:parent-style-name="Standard">
      <style:text-properties officeooo:rsid="0b788449" officeooo:paragraph-rsid="0b8bb990"/>
    </style:style>
    <style:style style:name="P390" style:family="paragraph" style:parent-style-name="Standard">
      <style:text-properties officeooo:rsid="0b8e31c7" officeooo:paragraph-rsid="0b8e31c7"/>
    </style:style>
    <style:style style:name="P391" style:family="paragraph" style:parent-style-name="Standard">
      <style:text-properties officeooo:rsid="0bc548f9" officeooo:paragraph-rsid="0bc548f9"/>
    </style:style>
    <style:style style:name="P392" style:family="paragraph" style:parent-style-name="Standard">
      <style:text-properties officeooo:rsid="0bc548f9" officeooo:paragraph-rsid="0bd1aae6"/>
    </style:style>
    <style:style style:name="P393" style:family="paragraph" style:parent-style-name="Standard">
      <style:text-properties officeooo:rsid="0bd20edb" officeooo:paragraph-rsid="0bd20edb"/>
    </style:style>
    <style:style style:name="P394" style:family="paragraph" style:parent-style-name="Standard">
      <style:text-properties officeooo:rsid="0bd443ac" officeooo:paragraph-rsid="0bd443ac"/>
    </style:style>
    <style:style style:name="P395" style:family="paragraph" style:parent-style-name="Standard">
      <style:text-properties officeooo:rsid="0beb129b" officeooo:paragraph-rsid="0beb129b"/>
    </style:style>
    <style:style style:name="P396" style:family="paragraph" style:parent-style-name="Standard">
      <style:text-properties officeooo:rsid="0beefa32" officeooo:paragraph-rsid="0beefa32"/>
    </style:style>
    <style:style style:name="P397" style:family="paragraph" style:parent-style-name="Standard">
      <style:text-properties officeooo:rsid="0bfa30f3" officeooo:paragraph-rsid="0bfa30f3"/>
    </style:style>
    <style:style style:name="P398" style:family="paragraph" style:parent-style-name="Standard">
      <style:text-properties officeooo:rsid="0c0335a3" officeooo:paragraph-rsid="0c0335a3"/>
    </style:style>
    <style:style style:name="P399" style:family="paragraph" style:parent-style-name="Standard">
      <style:text-properties officeooo:rsid="0c0ebf0d" officeooo:paragraph-rsid="0c0ebf0d"/>
    </style:style>
    <style:style style:name="P400" style:family="paragraph" style:parent-style-name="Standard">
      <style:text-properties officeooo:rsid="0c1a8565" officeooo:paragraph-rsid="0c1a8565"/>
    </style:style>
    <style:style style:name="P401" style:family="paragraph" style:parent-style-name="Standard">
      <style:text-properties officeooo:rsid="0c239374" officeooo:paragraph-rsid="0c239374"/>
    </style:style>
    <style:style style:name="P402" style:family="paragraph" style:parent-style-name="Standard">
      <style:text-properties officeooo:rsid="0c2ea1f3" officeooo:paragraph-rsid="0c2ea1f3"/>
    </style:style>
    <style:style style:name="P403" style:family="paragraph" style:parent-style-name="Standard">
      <style:text-properties officeooo:rsid="0c31fe44" officeooo:paragraph-rsid="0c31fe44"/>
    </style:style>
    <style:style style:name="P404" style:family="paragraph" style:parent-style-name="Standard">
      <style:text-properties officeooo:rsid="0c351d21" officeooo:paragraph-rsid="0c351d21"/>
    </style:style>
    <style:style style:name="P405" style:family="paragraph" style:parent-style-name="Standard">
      <style:text-properties officeooo:rsid="0c351d21" officeooo:paragraph-rsid="0c5e1457"/>
    </style:style>
    <style:style style:name="P406" style:family="paragraph" style:parent-style-name="Standard">
      <style:text-properties officeooo:rsid="0c5fd964" officeooo:paragraph-rsid="0c5fd964"/>
    </style:style>
    <style:style style:name="P407" style:family="paragraph" style:parent-style-name="Standard">
      <style:text-properties officeooo:rsid="0c707547" officeooo:paragraph-rsid="0c707547"/>
    </style:style>
    <style:style style:name="P408" style:family="paragraph" style:parent-style-name="Standard">
      <style:text-properties officeooo:rsid="0c707547" officeooo:paragraph-rsid="0c8daba0"/>
    </style:style>
    <style:style style:name="P409" style:family="paragraph" style:parent-style-name="Standard">
      <style:text-properties officeooo:rsid="0caa2b12" officeooo:paragraph-rsid="0caa2b12"/>
    </style:style>
    <style:style style:name="P410" style:family="paragraph" style:parent-style-name="Standard">
      <style:text-properties officeooo:rsid="0cb59de1" officeooo:paragraph-rsid="0cb59de1"/>
    </style:style>
    <style:style style:name="P411" style:family="paragraph" style:parent-style-name="Standard">
      <style:text-properties officeooo:rsid="0cccc79d" officeooo:paragraph-rsid="0cccc79d"/>
    </style:style>
    <style:style style:name="P412" style:family="paragraph" style:parent-style-name="Standard">
      <style:text-properties officeooo:rsid="0ce3780f" officeooo:paragraph-rsid="0ce3780f"/>
    </style:style>
    <style:style style:name="P413" style:family="paragraph" style:parent-style-name="Standard">
      <style:text-properties officeooo:rsid="0cefb3de" officeooo:paragraph-rsid="0cefb3de"/>
    </style:style>
    <style:style style:name="P414" style:family="paragraph" style:parent-style-name="Standard">
      <style:text-properties officeooo:rsid="0cf5d947" officeooo:paragraph-rsid="0d00880c"/>
    </style:style>
    <style:style style:name="P415" style:family="paragraph" style:parent-style-name="Standard">
      <style:text-properties officeooo:rsid="0d0d4805" officeooo:paragraph-rsid="0d1829bc"/>
    </style:style>
    <style:style style:name="P416" style:family="paragraph" style:parent-style-name="Standard">
      <style:text-properties officeooo:rsid="0d24051d" officeooo:paragraph-rsid="0d24051d"/>
    </style:style>
    <style:style style:name="P417" style:family="paragraph" style:parent-style-name="Standard">
      <style:text-properties officeooo:rsid="0d3ef988" officeooo:paragraph-rsid="0d3ef988"/>
    </style:style>
    <style:style style:name="P418" style:family="paragraph" style:parent-style-name="Standard">
      <style:text-properties officeooo:rsid="0d464e3a" officeooo:paragraph-rsid="0d464e3a"/>
    </style:style>
    <style:style style:name="P419" style:family="paragraph" style:parent-style-name="Standard">
      <style:text-properties officeooo:rsid="0d4a0bb2" officeooo:paragraph-rsid="0d4a0bb2"/>
    </style:style>
    <style:style style:name="P420" style:family="paragraph" style:parent-style-name="Standard">
      <style:text-properties officeooo:rsid="0d559c33" officeooo:paragraph-rsid="0d559c33"/>
    </style:style>
    <style:style style:name="P421" style:family="paragraph" style:parent-style-name="Standard">
      <style:text-properties officeooo:rsid="0d64d67f" officeooo:paragraph-rsid="0d64d67f"/>
    </style:style>
    <style:style style:name="P422" style:family="paragraph" style:parent-style-name="Standard">
      <style:text-properties officeooo:rsid="0d67377d" officeooo:paragraph-rsid="0d67377d"/>
    </style:style>
    <style:style style:name="P423" style:family="paragraph" style:parent-style-name="Standard">
      <style:text-properties officeooo:rsid="0d840343" officeooo:paragraph-rsid="0d840343"/>
    </style:style>
    <style:style style:name="P424" style:family="paragraph" style:parent-style-name="Standard">
      <style:text-properties officeooo:rsid="0d96c1ea" officeooo:paragraph-rsid="0d96c1ea"/>
    </style:style>
    <style:style style:name="P425" style:family="paragraph" style:parent-style-name="Standard">
      <style:text-properties officeooo:rsid="0da4840f" officeooo:paragraph-rsid="0da4840f"/>
    </style:style>
    <style:style style:name="P426" style:family="paragraph" style:parent-style-name="Standard">
      <style:text-properties officeooo:rsid="0dac1f7a" officeooo:paragraph-rsid="0dac1f7a"/>
    </style:style>
    <style:style style:name="P427" style:family="paragraph" style:parent-style-name="Standard">
      <style:text-properties officeooo:rsid="0db6772a" officeooo:paragraph-rsid="0db6772a"/>
    </style:style>
    <style:style style:name="P428" style:family="paragraph" style:parent-style-name="Standard">
      <style:text-properties officeooo:rsid="0dbd871d" officeooo:paragraph-rsid="0dc91b4a"/>
    </style:style>
    <style:style style:name="P429" style:family="paragraph" style:parent-style-name="Standard">
      <style:text-properties officeooo:rsid="0dbd871d" officeooo:paragraph-rsid="0e133214"/>
    </style:style>
    <style:style style:name="P430" style:family="paragraph" style:parent-style-name="Standard">
      <style:text-properties officeooo:rsid="0dd2fb54" officeooo:paragraph-rsid="0dd2fb54"/>
    </style:style>
    <style:style style:name="P431" style:family="paragraph" style:parent-style-name="Standard">
      <style:text-properties officeooo:rsid="0dd7748d" officeooo:paragraph-rsid="0dd7748d"/>
    </style:style>
    <style:style style:name="P432" style:family="paragraph" style:parent-style-name="Standard">
      <style:text-properties officeooo:rsid="0dd9f9dd" officeooo:paragraph-rsid="0dd9f9dd"/>
    </style:style>
    <style:style style:name="P433" style:family="paragraph" style:parent-style-name="Standard">
      <style:text-properties officeooo:rsid="0ddd4720" officeooo:paragraph-rsid="0ddd4720"/>
    </style:style>
    <style:style style:name="P434" style:family="paragraph" style:parent-style-name="Standard">
      <style:text-properties officeooo:rsid="0df2bf5a" officeooo:paragraph-rsid="0df2bf5a"/>
    </style:style>
    <style:style style:name="P435" style:family="paragraph" style:parent-style-name="Standard">
      <style:text-properties officeooo:rsid="0e012f31" officeooo:paragraph-rsid="0e012f31"/>
    </style:style>
    <style:style style:name="P436" style:family="paragraph" style:parent-style-name="Standard">
      <style:text-properties officeooo:rsid="0e01bdea" officeooo:paragraph-rsid="0e01bdea"/>
    </style:style>
    <style:style style:name="P437" style:family="paragraph" style:parent-style-name="Standard">
      <style:text-properties officeooo:rsid="0e037a26" officeooo:paragraph-rsid="0e037a26"/>
    </style:style>
    <style:style style:name="P438" style:family="paragraph" style:parent-style-name="Standard">
      <style:text-properties officeooo:rsid="0e0c1f39" officeooo:paragraph-rsid="0e0c1f39"/>
    </style:style>
    <style:style style:name="P439" style:family="paragraph" style:parent-style-name="Standard">
      <style:text-properties officeooo:rsid="0e1d52cd" officeooo:paragraph-rsid="0e1d52cd"/>
    </style:style>
    <style:style style:name="P440" style:family="paragraph" style:parent-style-name="Standard">
      <style:text-properties officeooo:rsid="0e2adf83" officeooo:paragraph-rsid="0e2adf83"/>
    </style:style>
    <style:style style:name="P441" style:family="paragraph" style:parent-style-name="Standard">
      <style:text-properties officeooo:rsid="0e3c7687" officeooo:paragraph-rsid="0e3c7687"/>
    </style:style>
    <style:style style:name="P442" style:family="paragraph" style:parent-style-name="Standard">
      <style:text-properties officeooo:rsid="0e413088" officeooo:paragraph-rsid="0e413088"/>
    </style:style>
    <style:style style:name="P443" style:family="paragraph" style:parent-style-name="Standard">
      <style:text-properties officeooo:rsid="0e45360c" officeooo:paragraph-rsid="0e45360c"/>
    </style:style>
    <style:style style:name="P444" style:family="paragraph" style:parent-style-name="Standard">
      <style:text-properties officeooo:rsid="0e75778c" officeooo:paragraph-rsid="0e75778c"/>
    </style:style>
    <style:style style:name="P445" style:family="paragraph" style:parent-style-name="Standard">
      <style:text-properties officeooo:rsid="0e811e1e" officeooo:paragraph-rsid="0e811e1e"/>
    </style:style>
    <style:style style:name="P446" style:family="paragraph" style:parent-style-name="Standard">
      <style:text-properties officeooo:rsid="0e8345f2" officeooo:paragraph-rsid="0e8345f2"/>
    </style:style>
    <style:style style:name="P447" style:family="paragraph" style:parent-style-name="Standard">
      <style:text-properties officeooo:rsid="0e89f3d2" officeooo:paragraph-rsid="0e89f3d2"/>
    </style:style>
    <style:style style:name="P448" style:family="paragraph" style:parent-style-name="Standard">
      <style:text-properties officeooo:rsid="0e8b15f6" officeooo:paragraph-rsid="0e8b15f6"/>
    </style:style>
    <style:style style:name="P449" style:family="paragraph" style:parent-style-name="Standard">
      <style:text-properties officeooo:rsid="0e993dbd" officeooo:paragraph-rsid="0e993dbd"/>
    </style:style>
    <style:style style:name="P450" style:family="paragraph" style:parent-style-name="Standard">
      <style:text-properties officeooo:rsid="0e9ba785" officeooo:paragraph-rsid="0e9ba785"/>
    </style:style>
    <style:style style:name="P451" style:family="paragraph" style:parent-style-name="Standard">
      <style:text-properties officeooo:rsid="0eb501f9" officeooo:paragraph-rsid="0eb501f9"/>
    </style:style>
    <style:style style:name="P452" style:family="paragraph" style:parent-style-name="Standard">
      <style:text-properties officeooo:rsid="0ec38dbb" officeooo:paragraph-rsid="0ec38dbb"/>
    </style:style>
    <style:style style:name="P453" style:family="paragraph" style:parent-style-name="Standard">
      <style:text-properties style:text-underline-style="none" officeooo:rsid="0ef0b640" officeooo:paragraph-rsid="0ef0b640"/>
    </style:style>
    <style:style style:name="P454" style:family="paragraph" style:parent-style-name="Standard">
      <style:text-properties style:text-underline-style="none" officeooo:rsid="0ef9d6e5" officeooo:paragraph-rsid="0ef9d6e5"/>
    </style:style>
    <style:style style:name="P455" style:family="paragraph" style:parent-style-name="Standard">
      <style:text-properties style:text-underline-style="none" officeooo:rsid="0f091699" officeooo:paragraph-rsid="0f091699"/>
    </style:style>
    <style:style style:name="P456" style:family="paragraph" style:parent-style-name="Standard">
      <style:text-properties style:text-underline-style="none" officeooo:rsid="0f091699" officeooo:paragraph-rsid="0f0c35f1"/>
    </style:style>
    <style:style style:name="P457" style:family="paragraph" style:parent-style-name="Standard">
      <style:text-properties style:text-underline-style="none" officeooo:rsid="0f175cf3" officeooo:paragraph-rsid="0f175cf3"/>
    </style:style>
    <style:style style:name="P458" style:family="paragraph" style:parent-style-name="Standard">
      <style:text-properties style:text-underline-style="none" officeooo:rsid="0f1dd131" officeooo:paragraph-rsid="0f1dd131"/>
    </style:style>
    <style:style style:name="P459" style:family="paragraph" style:parent-style-name="Standard">
      <style:text-properties style:text-underline-style="none" officeooo:rsid="0f2f54da" officeooo:paragraph-rsid="0f2f54da"/>
    </style:style>
    <style:style style:name="P460" style:family="paragraph" style:parent-style-name="Standard">
      <style:text-properties style:text-underline-style="none" officeooo:rsid="0f627b96" officeooo:paragraph-rsid="0f627b96"/>
    </style:style>
    <style:style style:name="P461" style:family="paragraph" style:parent-style-name="Standard">
      <style:text-properties style:text-underline-style="none" officeooo:rsid="0f7e8f50" officeooo:paragraph-rsid="0f7e8f50"/>
    </style:style>
    <style:style style:name="P462" style:family="paragraph" style:parent-style-name="Standard">
      <style:text-properties style:text-underline-style="none" officeooo:rsid="0f7e8f50" officeooo:paragraph-rsid="12d991d0"/>
    </style:style>
    <style:style style:name="P463" style:family="paragraph" style:parent-style-name="Standard">
      <style:text-properties style:text-underline-style="none" officeooo:rsid="0f8723f1" officeooo:paragraph-rsid="0f8723f1"/>
    </style:style>
    <style:style style:name="P464" style:family="paragraph" style:parent-style-name="Standard">
      <style:text-properties style:text-underline-style="none" officeooo:rsid="0f88685e" officeooo:paragraph-rsid="0f88685e"/>
    </style:style>
    <style:style style:name="P465" style:family="paragraph" style:parent-style-name="Standard">
      <style:text-properties style:text-underline-style="none" officeooo:rsid="0f8b11e3" officeooo:paragraph-rsid="0f8b11e3"/>
    </style:style>
    <style:style style:name="P466" style:family="paragraph" style:parent-style-name="Standard">
      <style:text-properties style:text-underline-style="none" officeooo:rsid="0f924440" officeooo:paragraph-rsid="0f924440"/>
    </style:style>
    <style:style style:name="P467" style:family="paragraph" style:parent-style-name="Standard">
      <style:text-properties style:text-underline-style="none" officeooo:rsid="0fc12941" officeooo:paragraph-rsid="0fc12941"/>
    </style:style>
    <style:style style:name="P468" style:family="paragraph" style:parent-style-name="Standard">
      <style:text-properties style:text-underline-style="none" officeooo:rsid="0fcafb68" officeooo:paragraph-rsid="0fcafb68"/>
    </style:style>
    <style:style style:name="P469" style:family="paragraph" style:parent-style-name="Standard">
      <style:text-properties style:text-underline-style="none" officeooo:rsid="0fe1c532" officeooo:paragraph-rsid="0fe1c532"/>
    </style:style>
    <style:style style:name="P470" style:family="paragraph" style:parent-style-name="Standard">
      <style:text-properties style:text-underline-style="none" officeooo:rsid="0fe4176d" officeooo:paragraph-rsid="0fe4176d"/>
    </style:style>
    <style:style style:name="P471" style:family="paragraph" style:parent-style-name="Standard">
      <style:text-properties style:text-underline-style="none" officeooo:rsid="0fe903d2" officeooo:paragraph-rsid="0fe903d2"/>
    </style:style>
    <style:style style:name="P472" style:family="paragraph" style:parent-style-name="Standard">
      <style:text-properties style:text-underline-style="none" officeooo:rsid="0ff55ab4" officeooo:paragraph-rsid="0ff55ab4"/>
    </style:style>
    <style:style style:name="P473" style:family="paragraph" style:parent-style-name="Standard">
      <style:text-properties style:text-underline-style="none" officeooo:rsid="10052c88" officeooo:paragraph-rsid="10052c88"/>
    </style:style>
    <style:style style:name="P474" style:family="paragraph" style:parent-style-name="Standard">
      <style:text-properties style:text-underline-style="none" officeooo:rsid="1006c96e" officeooo:paragraph-rsid="1018e4a4"/>
    </style:style>
    <style:style style:name="P475" style:family="paragraph" style:parent-style-name="Standard">
      <style:text-properties style:text-underline-style="none" officeooo:rsid="10197b53" officeooo:paragraph-rsid="10197b53"/>
    </style:style>
    <style:style style:name="P476" style:family="paragraph" style:parent-style-name="Standard">
      <style:text-properties style:text-underline-style="none" officeooo:rsid="10197e5c" officeooo:paragraph-rsid="10197e5c"/>
    </style:style>
    <style:style style:name="P477" style:family="paragraph" style:parent-style-name="Standard">
      <style:text-properties style:text-underline-style="none" officeooo:rsid="101da42c" officeooo:paragraph-rsid="101da42c"/>
    </style:style>
    <style:style style:name="P478" style:family="paragraph" style:parent-style-name="Standard">
      <style:text-properties style:text-underline-style="none" officeooo:rsid="1027924b" officeooo:paragraph-rsid="1027924b"/>
    </style:style>
    <style:style style:name="P479" style:family="paragraph" style:parent-style-name="Standard">
      <style:text-properties style:text-underline-style="none" officeooo:rsid="10283855" officeooo:paragraph-rsid="10283855"/>
    </style:style>
    <style:style style:name="P480" style:family="paragraph" style:parent-style-name="Standard">
      <style:text-properties style:text-underline-style="none" officeooo:rsid="1033db2c" officeooo:paragraph-rsid="1033db2c"/>
    </style:style>
    <style:style style:name="P481" style:family="paragraph" style:parent-style-name="Standard">
      <style:text-properties style:text-underline-style="none" officeooo:rsid="103c7320" officeooo:paragraph-rsid="103c7320"/>
    </style:style>
    <style:style style:name="P482" style:family="paragraph" style:parent-style-name="Standard">
      <style:text-properties style:text-underline-style="none" officeooo:rsid="10490ab2" officeooo:paragraph-rsid="10490ab2"/>
    </style:style>
    <style:style style:name="P483" style:family="paragraph" style:parent-style-name="Standard">
      <style:text-properties style:text-underline-style="none" officeooo:rsid="104cf1d6" officeooo:paragraph-rsid="104cf1d6"/>
    </style:style>
    <style:style style:name="P484" style:family="paragraph" style:parent-style-name="Standard">
      <style:text-properties style:text-underline-style="none" officeooo:rsid="10653579" officeooo:paragraph-rsid="10653579"/>
    </style:style>
    <style:style style:name="P485" style:family="paragraph" style:parent-style-name="Standard">
      <style:text-properties style:text-underline-style="none" officeooo:rsid="1069305c" officeooo:paragraph-rsid="1069305c"/>
    </style:style>
    <style:style style:name="P486" style:family="paragraph" style:parent-style-name="Standard">
      <style:text-properties style:text-underline-style="none" officeooo:rsid="106c8cc3" officeooo:paragraph-rsid="106c8cc3"/>
    </style:style>
    <style:style style:name="P487" style:family="paragraph" style:parent-style-name="Standard">
      <style:text-properties style:text-underline-style="none" officeooo:rsid="1076ca3b" officeooo:paragraph-rsid="1076ca3b"/>
    </style:style>
    <style:style style:name="P488" style:family="paragraph" style:parent-style-name="Standard">
      <style:text-properties style:text-underline-style="none" officeooo:rsid="10825008" officeooo:paragraph-rsid="10825008"/>
    </style:style>
    <style:style style:name="P489" style:family="paragraph" style:parent-style-name="Standard">
      <style:text-properties style:text-underline-style="none" officeooo:rsid="10901bdd" officeooo:paragraph-rsid="10901bdd"/>
    </style:style>
    <style:style style:name="P490" style:family="paragraph" style:parent-style-name="Standard">
      <style:text-properties style:text-underline-style="none" officeooo:rsid="109287c8" officeooo:paragraph-rsid="109287c8"/>
    </style:style>
    <style:style style:name="P491" style:family="paragraph" style:parent-style-name="Standard">
      <style:text-properties style:text-underline-style="none" officeooo:rsid="1096d492" officeooo:paragraph-rsid="1096d492"/>
    </style:style>
    <style:style style:name="P492" style:family="paragraph" style:parent-style-name="Standard">
      <style:text-properties style:text-underline-style="none" officeooo:rsid="1098c03b" officeooo:paragraph-rsid="1098c03b"/>
    </style:style>
    <style:style style:name="P493" style:family="paragraph" style:parent-style-name="Standard">
      <style:text-properties style:text-underline-style="none" officeooo:rsid="109fde85" officeooo:paragraph-rsid="109fde85"/>
    </style:style>
    <style:style style:name="P494" style:family="paragraph" style:parent-style-name="Standard">
      <style:text-properties style:text-underline-style="none" officeooo:rsid="10afe5d7" officeooo:paragraph-rsid="10afe5d7"/>
    </style:style>
    <style:style style:name="P495" style:family="paragraph" style:parent-style-name="Standard">
      <style:text-properties style:text-underline-style="none" officeooo:rsid="110b8bab" officeooo:paragraph-rsid="110b8bab"/>
    </style:style>
    <style:style style:name="P496" style:family="paragraph" style:parent-style-name="Standard">
      <style:text-properties style:text-underline-style="none" officeooo:rsid="11141033" officeooo:paragraph-rsid="11141033"/>
    </style:style>
    <style:style style:name="P497" style:family="paragraph" style:parent-style-name="Standard">
      <style:text-properties style:text-underline-style="none" officeooo:rsid="112aa2ff" officeooo:paragraph-rsid="112aa2ff"/>
    </style:style>
    <style:style style:name="P498" style:family="paragraph" style:parent-style-name="Standard">
      <style:text-properties style:text-underline-style="none" officeooo:rsid="112aef4e" officeooo:paragraph-rsid="112aef4e"/>
    </style:style>
    <style:style style:name="P499" style:family="paragraph" style:parent-style-name="Standard">
      <style:text-properties style:text-underline-style="none" officeooo:rsid="112d4a8c" officeooo:paragraph-rsid="112d4a8c"/>
    </style:style>
    <style:style style:name="P500" style:family="paragraph" style:parent-style-name="Standard">
      <style:text-properties style:text-underline-style="none" officeooo:rsid="11327162" officeooo:paragraph-rsid="11327162"/>
    </style:style>
    <style:style style:name="P501" style:family="paragraph" style:parent-style-name="Standard">
      <style:text-properties style:text-underline-style="none" officeooo:rsid="1134eff9" officeooo:paragraph-rsid="1134eff9"/>
    </style:style>
    <style:style style:name="P502" style:family="paragraph" style:parent-style-name="Standard">
      <style:text-properties style:text-underline-style="none" officeooo:rsid="11380876" officeooo:paragraph-rsid="11380876"/>
    </style:style>
    <style:style style:name="P503" style:family="paragraph" style:parent-style-name="Standard">
      <style:text-properties style:text-underline-style="none" officeooo:rsid="1139901d" officeooo:paragraph-rsid="1139901d"/>
    </style:style>
    <style:style style:name="P504" style:family="paragraph" style:parent-style-name="Standard">
      <style:text-properties style:text-underline-style="none" officeooo:rsid="1143a077" officeooo:paragraph-rsid="1143a077"/>
    </style:style>
    <style:style style:name="P505" style:family="paragraph" style:parent-style-name="Standard">
      <style:text-properties style:text-underline-style="none" officeooo:rsid="114520a0" officeooo:paragraph-rsid="114520a0"/>
    </style:style>
    <style:style style:name="P506" style:family="paragraph" style:parent-style-name="Standard">
      <style:text-properties style:text-underline-style="none" officeooo:rsid="1145e4a9" officeooo:paragraph-rsid="1145e4a9"/>
    </style:style>
    <style:style style:name="P507" style:family="paragraph" style:parent-style-name="Standard">
      <style:text-properties style:text-underline-style="none" officeooo:rsid="116bde7d" officeooo:paragraph-rsid="116bde7d"/>
    </style:style>
    <style:style style:name="P508" style:family="paragraph" style:parent-style-name="Standard">
      <style:text-properties style:text-underline-style="none" officeooo:rsid="11704870" officeooo:paragraph-rsid="11704870"/>
    </style:style>
    <style:style style:name="P509" style:family="paragraph" style:parent-style-name="Standard">
      <style:text-properties style:text-underline-style="none" officeooo:rsid="1171e4d9" officeooo:paragraph-rsid="1171e4d9"/>
    </style:style>
    <style:style style:name="P510" style:family="paragraph" style:parent-style-name="Standard">
      <style:text-properties fo:language="ru" fo:country="RU" officeooo:paragraph-rsid="1171e4d9"/>
    </style:style>
    <style:style style:name="P511" style:family="paragraph" style:parent-style-name="Standard">
      <style:text-properties fo:language="ru" fo:country="RU" officeooo:rsid="11d27bba" officeooo:paragraph-rsid="11f2cd8a"/>
    </style:style>
    <style:style style:name="P512" style:family="paragraph" style:parent-style-name="Standard">
      <style:text-properties fo:language="ru" fo:country="RU" officeooo:rsid="11d27bba" officeooo:paragraph-rsid="120d3aa7"/>
    </style:style>
    <style:style style:name="P513" style:family="paragraph" style:parent-style-name="Standard">
      <style:text-properties fo:language="ru" fo:country="RU" officeooo:rsid="12129af3" officeooo:paragraph-rsid="120d3aa7"/>
    </style:style>
    <style:style style:name="P514" style:family="paragraph" style:parent-style-name="Standard">
      <style:text-properties fo:language="ru" fo:country="RU" officeooo:paragraph-rsid="1220a866"/>
    </style:style>
    <style:style style:name="P515" style:family="paragraph" style:parent-style-name="Standard">
      <style:text-properties fo:language="ru" fo:country="RU" officeooo:paragraph-rsid="1240c9e6"/>
    </style:style>
    <style:style style:name="P516" style:family="paragraph" style:parent-style-name="Standard">
      <style:text-properties fo:language="ru" fo:country="RU" officeooo:rsid="1240c9e6" officeooo:paragraph-rsid="1240c9e6"/>
    </style:style>
    <style:style style:name="P517" style:family="paragraph" style:parent-style-name="Standard">
      <style:text-properties fo:language="ru" fo:country="RU" officeooo:rsid="1240c9e6" officeooo:paragraph-rsid="1259eb65"/>
    </style:style>
    <style:style style:name="P518" style:family="paragraph" style:parent-style-name="Standard">
      <style:text-properties fo:language="ru" fo:country="RU" officeooo:rsid="12607d42" officeooo:paragraph-rsid="12607d42"/>
    </style:style>
    <style:style style:name="P519" style:family="paragraph" style:parent-style-name="Standard">
      <style:text-properties fo:language="ru" fo:country="RU" officeooo:rsid="12695e99" officeooo:paragraph-rsid="12695e99"/>
    </style:style>
    <style:style style:name="P520" style:family="paragraph" style:parent-style-name="Standard">
      <style:text-properties fo:language="ru" fo:country="RU" officeooo:rsid="12754598" officeooo:paragraph-rsid="12754598"/>
    </style:style>
    <style:style style:name="P521" style:family="paragraph" style:parent-style-name="Standard">
      <style:text-properties fo:language="ru" fo:country="RU" officeooo:rsid="127d48a8" officeooo:paragraph-rsid="127d48a8"/>
    </style:style>
    <style:style style:name="P522" style:family="paragraph" style:parent-style-name="Standard">
      <style:text-properties fo:language="ru" fo:country="RU" officeooo:rsid="127d48a8" officeooo:paragraph-rsid="128f4d2c"/>
    </style:style>
    <style:style style:name="P523" style:family="paragraph" style:parent-style-name="Standard">
      <style:text-properties fo:language="ru" fo:country="RU" officeooo:rsid="127d48a8" officeooo:paragraph-rsid="12cd7552"/>
    </style:style>
    <style:style style:name="P524" style:family="paragraph" style:parent-style-name="Standard">
      <style:text-properties fo:language="ru" fo:country="RU" officeooo:rsid="1283b45b" officeooo:paragraph-rsid="1283b45b"/>
    </style:style>
    <style:style style:name="P525" style:family="paragraph" style:parent-style-name="Standard">
      <style:text-properties fo:language="ru" fo:country="RU" officeooo:rsid="12cd7552" officeooo:paragraph-rsid="12cd7552"/>
    </style:style>
    <style:style style:name="P526" style:family="paragraph" style:parent-style-name="Standard">
      <style:text-properties fo:language="ru" fo:country="RU" officeooo:rsid="14d1cf81" officeooo:paragraph-rsid="14d1cf81"/>
    </style:style>
    <style:style style:name="P527" style:family="paragraph" style:parent-style-name="Standard">
      <style:text-properties fo:language="ru" fo:country="RU" officeooo:rsid="14d35287" officeooo:paragraph-rsid="14d35287"/>
    </style:style>
    <style:style style:name="P528" style:family="paragraph" style:parent-style-name="Standard">
      <style:text-properties officeooo:paragraph-rsid="1171e4d9"/>
    </style:style>
    <style:style style:name="P529" style:family="paragraph" style:parent-style-name="Standard">
      <style:text-properties officeooo:paragraph-rsid="11f2cd8a"/>
    </style:style>
    <style:style style:name="P530" style:family="paragraph" style:parent-style-name="Standard">
      <style:text-properties officeooo:paragraph-rsid="120d3aa7"/>
    </style:style>
    <style:style style:name="P531" style:family="paragraph" style:parent-style-name="Standard">
      <style:text-properties officeooo:rsid="00a294e4" officeooo:paragraph-rsid="00a294e4"/>
    </style:style>
    <style:style style:name="P532" style:family="paragraph" style:parent-style-name="Standard">
      <style:text-properties officeooo:rsid="1452c6b6" officeooo:paragraph-rsid="1452c6b6"/>
    </style:style>
    <style:style style:name="P533" style:family="paragraph" style:parent-style-name="Standard">
      <style:text-properties officeooo:rsid="0095e740" officeooo:paragraph-rsid="1457ef9d"/>
    </style:style>
    <style:style style:name="P534" style:family="paragraph" style:parent-style-name="Standard">
      <style:text-properties fo:language="ru" fo:country="RU" officeooo:rsid="14d35287" officeooo:paragraph-rsid="14d35287"/>
    </style:style>
    <style:style style:name="P535" style:family="paragraph" style:parent-style-name="Standard">
      <style:text-properties fo:language="ru" fo:country="RU" officeooo:rsid="14d35287" officeooo:paragraph-rsid="1517d2b5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47b6d"/>
    </style:style>
    <style:style style:name="T397" style:family="text">
      <style:text-properties officeooo:rsid="02e4a475"/>
    </style:style>
    <style:style style:name="T398" style:family="text">
      <style:text-properties officeooo:rsid="02e7270d"/>
    </style:style>
    <style:style style:name="T399" style:family="text">
      <style:text-properties officeooo:rsid="02e84a44"/>
    </style:style>
    <style:style style:name="T400" style:family="text">
      <style:text-properties officeooo:rsid="02e9e74f"/>
    </style:style>
    <style:style style:name="T401" style:family="text">
      <style:text-properties officeooo:rsid="02ea79fe"/>
    </style:style>
    <style:style style:name="T402" style:family="text">
      <style:text-properties officeooo:rsid="02ec4596"/>
    </style:style>
    <style:style style:name="T403" style:family="text">
      <style:text-properties officeooo:rsid="02ecd14d"/>
    </style:style>
    <style:style style:name="T404" style:family="text">
      <style:text-properties officeooo:rsid="02edab24"/>
    </style:style>
    <style:style style:name="T405" style:family="text">
      <style:text-properties officeooo:rsid="02ef8c95"/>
    </style:style>
    <style:style style:name="T406" style:family="text">
      <style:text-properties officeooo:rsid="02f0dd2e"/>
    </style:style>
    <style:style style:name="T407" style:family="text">
      <style:text-properties officeooo:rsid="02f27953"/>
    </style:style>
    <style:style style:name="T408" style:family="text">
      <style:text-properties officeooo:rsid="02f2867d"/>
    </style:style>
    <style:style style:name="T409" style:family="text">
      <style:text-properties officeooo:rsid="02f4403f"/>
    </style:style>
    <style:style style:name="T410" style:family="text">
      <style:text-properties officeooo:rsid="02f5b259"/>
    </style:style>
    <style:style style:name="T411" style:family="text">
      <style:text-properties officeooo:rsid="02f7a16c"/>
    </style:style>
    <style:style style:name="T412" style:family="text">
      <style:text-properties officeooo:rsid="02f8766c"/>
    </style:style>
    <style:style style:name="T413" style:family="text">
      <style:text-properties officeooo:rsid="02f9a6d4"/>
    </style:style>
    <style:style style:name="T414" style:family="text">
      <style:text-properties officeooo:rsid="02fc94e8"/>
    </style:style>
    <style:style style:name="T415" style:family="text">
      <style:text-properties officeooo:rsid="02fda326"/>
    </style:style>
    <style:style style:name="T416" style:family="text">
      <style:text-properties officeooo:rsid="02ff64c7"/>
    </style:style>
    <style:style style:name="T417" style:family="text">
      <style:text-properties officeooo:rsid="02ffdb42"/>
    </style:style>
    <style:style style:name="T418" style:family="text">
      <style:text-properties officeooo:rsid="0301be0a"/>
    </style:style>
    <style:style style:name="T419" style:family="text">
      <style:text-properties officeooo:rsid="0302f029"/>
    </style:style>
    <style:style style:name="T420" style:family="text">
      <style:text-properties officeooo:rsid="0303c262"/>
    </style:style>
    <style:style style:name="T421" style:family="text">
      <style:text-properties officeooo:rsid="0304434d"/>
    </style:style>
    <style:style style:name="T422" style:family="text">
      <style:text-properties officeooo:rsid="0307548b"/>
    </style:style>
    <style:style style:name="T423" style:family="text">
      <style:text-properties officeooo:rsid="030858de"/>
    </style:style>
    <style:style style:name="T424" style:family="text">
      <style:text-properties officeooo:rsid="03094a95"/>
    </style:style>
    <style:style style:name="T425" style:family="text">
      <style:text-properties officeooo:rsid="0309dbb2"/>
    </style:style>
    <style:style style:name="T426" style:family="text">
      <style:text-properties officeooo:rsid="030bb3a1"/>
    </style:style>
    <style:style style:name="T427" style:family="text">
      <style:text-properties officeooo:rsid="030d2c21"/>
    </style:style>
    <style:style style:name="T428" style:family="text">
      <style:text-properties officeooo:rsid="030dc6ad"/>
    </style:style>
    <style:style style:name="T429" style:family="text">
      <style:text-properties officeooo:rsid="03124a61"/>
    </style:style>
    <style:style style:name="T430" style:family="text">
      <style:text-properties officeooo:rsid="03168868"/>
    </style:style>
    <style:style style:name="T431" style:family="text">
      <style:text-properties officeooo:rsid="0318363e"/>
    </style:style>
    <style:style style:name="T432" style:family="text">
      <style:text-properties officeooo:rsid="031cb36d"/>
    </style:style>
    <style:style style:name="T433" style:family="text">
      <style:text-properties officeooo:rsid="031e9b32"/>
    </style:style>
    <style:style style:name="T434" style:family="text">
      <style:text-properties officeooo:rsid="0320e21b"/>
    </style:style>
    <style:style style:name="T435" style:family="text">
      <style:text-properties officeooo:rsid="03214d21"/>
    </style:style>
    <style:style style:name="T436" style:family="text">
      <style:text-properties officeooo:rsid="03233893"/>
    </style:style>
    <style:style style:name="T437" style:family="text">
      <style:text-properties officeooo:rsid="03241946"/>
    </style:style>
    <style:style style:name="T438" style:family="text">
      <style:text-properties officeooo:rsid="0325200c"/>
    </style:style>
    <style:style style:name="T439" style:family="text">
      <style:text-properties officeooo:rsid="03252904"/>
    </style:style>
    <style:style style:name="T440" style:family="text">
      <style:text-properties officeooo:rsid="0325ba83"/>
    </style:style>
    <style:style style:name="T441" style:family="text">
      <style:text-properties officeooo:rsid="0327bbb5"/>
    </style:style>
    <style:style style:name="T442" style:family="text">
      <style:text-properties officeooo:rsid="032a9566"/>
    </style:style>
    <style:style style:name="T443" style:family="text">
      <style:text-properties officeooo:rsid="032c6f78"/>
    </style:style>
    <style:style style:name="T444" style:family="text">
      <style:text-properties officeooo:rsid="032d0f93"/>
    </style:style>
    <style:style style:name="T445" style:family="text">
      <style:text-properties officeooo:rsid="032d0faa"/>
    </style:style>
    <style:style style:name="T446" style:family="text">
      <style:text-properties officeooo:rsid="032e0573"/>
    </style:style>
    <style:style style:name="T447" style:family="text">
      <style:text-properties officeooo:rsid="032e8b75"/>
    </style:style>
    <style:style style:name="T448" style:family="text">
      <style:text-properties officeooo:rsid="0330df7d"/>
    </style:style>
    <style:style style:name="T449" style:family="text">
      <style:text-properties officeooo:rsid="0333a582"/>
    </style:style>
    <style:style style:name="T450" style:family="text">
      <style:text-properties officeooo:rsid="033583e3"/>
    </style:style>
    <style:style style:name="T451" style:family="text">
      <style:text-properties officeooo:rsid="033665e2"/>
    </style:style>
    <style:style style:name="T452" style:family="text">
      <style:text-properties officeooo:rsid="0337d414"/>
    </style:style>
    <style:style style:name="T453" style:family="text">
      <style:text-properties officeooo:rsid="03393c57"/>
    </style:style>
    <style:style style:name="T454" style:family="text">
      <style:text-properties officeooo:rsid="033a5363"/>
    </style:style>
    <style:style style:name="T455" style:family="text">
      <style:text-properties officeooo:rsid="033e108e"/>
    </style:style>
    <style:style style:name="T456" style:family="text">
      <style:text-properties officeooo:rsid="033e78af"/>
    </style:style>
    <style:style style:name="T457" style:family="text">
      <style:text-properties officeooo:rsid="0340301a"/>
    </style:style>
    <style:style style:name="T458" style:family="text">
      <style:text-properties officeooo:rsid="0340ddd0"/>
    </style:style>
    <style:style style:name="T459" style:family="text">
      <style:text-properties officeooo:rsid="034191ff"/>
    </style:style>
    <style:style style:name="T460" style:family="text">
      <style:text-properties officeooo:rsid="034311a5"/>
    </style:style>
    <style:style style:name="T461" style:family="text">
      <style:text-properties officeooo:rsid="034444cd"/>
    </style:style>
    <style:style style:name="T462" style:family="text">
      <style:text-properties officeooo:rsid="0345add1"/>
    </style:style>
    <style:style style:name="T463" style:family="text">
      <style:text-properties officeooo:rsid="0345b3ce"/>
    </style:style>
    <style:style style:name="T464" style:family="text">
      <style:text-properties officeooo:rsid="0349689f"/>
    </style:style>
    <style:style style:name="T465" style:family="text">
      <style:text-properties officeooo:rsid="0349c029"/>
    </style:style>
    <style:style style:name="T466" style:family="text">
      <style:text-properties officeooo:rsid="034c6f43"/>
    </style:style>
    <style:style style:name="T467" style:family="text">
      <style:text-properties officeooo:rsid="034cecfb"/>
    </style:style>
    <style:style style:name="T468" style:family="text">
      <style:text-properties officeooo:rsid="034d3b61"/>
    </style:style>
    <style:style style:name="T469" style:family="text">
      <style:text-properties officeooo:rsid="034e2398"/>
    </style:style>
    <style:style style:name="T470" style:family="text">
      <style:text-properties officeooo:rsid="03508311"/>
    </style:style>
    <style:style style:name="T471" style:family="text">
      <style:text-properties officeooo:rsid="03517203"/>
    </style:style>
    <style:style style:name="T472" style:family="text">
      <style:text-properties officeooo:rsid="03536c60"/>
    </style:style>
    <style:style style:name="T473" style:family="text">
      <style:text-properties officeooo:rsid="0354d251"/>
    </style:style>
    <style:style style:name="T474" style:family="text">
      <style:text-properties officeooo:rsid="03569368"/>
    </style:style>
    <style:style style:name="T475" style:family="text">
      <style:text-properties officeooo:rsid="0358ec11"/>
    </style:style>
    <style:style style:name="T476" style:family="text">
      <style:text-properties officeooo:rsid="035a3e69"/>
    </style:style>
    <style:style style:name="T477" style:family="text">
      <style:text-properties officeooo:rsid="035f5ff5"/>
    </style:style>
    <style:style style:name="T478" style:family="text">
      <style:text-properties officeooo:rsid="0360f439"/>
    </style:style>
    <style:style style:name="T479" style:family="text">
      <style:text-properties officeooo:rsid="0363d047"/>
    </style:style>
    <style:style style:name="T480" style:family="text">
      <style:text-properties officeooo:rsid="036670d2"/>
    </style:style>
    <style:style style:name="T481" style:family="text">
      <style:text-properties officeooo:rsid="0369b20b"/>
    </style:style>
    <style:style style:name="T482" style:family="text">
      <style:text-properties officeooo:rsid="036a4144"/>
    </style:style>
    <style:style style:name="T483" style:family="text">
      <style:text-properties officeooo:rsid="036bfe05"/>
    </style:style>
    <style:style style:name="T484" style:family="text">
      <style:text-properties officeooo:rsid="036d7746"/>
    </style:style>
    <style:style style:name="T485" style:family="text">
      <style:text-properties officeooo:rsid="036f468b"/>
    </style:style>
    <style:style style:name="T486" style:family="text">
      <style:text-properties officeooo:rsid="0370fc04"/>
    </style:style>
    <style:style style:name="T487" style:family="text">
      <style:text-properties officeooo:rsid="0374c65f"/>
    </style:style>
    <style:style style:name="T488" style:family="text">
      <style:text-properties officeooo:rsid="03770f29"/>
    </style:style>
    <style:style style:name="T489" style:family="text">
      <style:text-properties officeooo:rsid="037a64cd"/>
    </style:style>
    <style:style style:name="T490" style:family="text">
      <style:text-properties officeooo:rsid="037bad7a"/>
    </style:style>
    <style:style style:name="T491" style:family="text">
      <style:text-properties officeooo:rsid="037c217b"/>
    </style:style>
    <style:style style:name="T492" style:family="text">
      <style:text-properties officeooo:rsid="037cb3f8"/>
    </style:style>
    <style:style style:name="T493" style:family="text">
      <style:text-properties officeooo:rsid="037de661"/>
    </style:style>
    <style:style style:name="T494" style:family="text">
      <style:text-properties officeooo:rsid="037f751f"/>
    </style:style>
    <style:style style:name="T495" style:family="text">
      <style:text-properties officeooo:rsid="03839ede"/>
    </style:style>
    <style:style style:name="T496" style:family="text">
      <style:text-properties officeooo:rsid="0383e94e"/>
    </style:style>
    <style:style style:name="T497" style:family="text">
      <style:text-properties officeooo:rsid="038701d4"/>
    </style:style>
    <style:style style:name="T498" style:family="text">
      <style:text-properties officeooo:rsid="038933b5"/>
    </style:style>
    <style:style style:name="T499" style:family="text">
      <style:text-properties officeooo:rsid="0389a633"/>
    </style:style>
    <style:style style:name="T500" style:family="text">
      <style:text-properties officeooo:rsid="0389a6d3"/>
    </style:style>
    <style:style style:name="T501" style:family="text">
      <style:text-properties officeooo:rsid="038a6c09"/>
    </style:style>
    <style:style style:name="T502" style:family="text">
      <style:text-properties officeooo:rsid="038b73df"/>
    </style:style>
    <style:style style:name="T503" style:family="text">
      <style:text-properties officeooo:rsid="038dc31d"/>
    </style:style>
    <style:style style:name="T504" style:family="text">
      <style:text-properties officeooo:rsid="038e8e34"/>
    </style:style>
    <style:style style:name="T505" style:family="text">
      <style:text-properties officeooo:rsid="03902ed3"/>
    </style:style>
    <style:style style:name="T506" style:family="text">
      <style:text-properties officeooo:rsid="03928a89"/>
    </style:style>
    <style:style style:name="T507" style:family="text">
      <style:text-properties officeooo:rsid="039342d9"/>
    </style:style>
    <style:style style:name="T508" style:family="text">
      <style:text-properties officeooo:rsid="0394e218"/>
    </style:style>
    <style:style style:name="T509" style:family="text">
      <style:text-properties officeooo:rsid="03950208"/>
    </style:style>
    <style:style style:name="T510" style:family="text">
      <style:text-properties officeooo:rsid="0395de7e"/>
    </style:style>
    <style:style style:name="T511" style:family="text">
      <style:text-properties officeooo:rsid="0398c4e4"/>
    </style:style>
    <style:style style:name="T512" style:family="text">
      <style:text-properties officeooo:rsid="039ae1ee"/>
    </style:style>
    <style:style style:name="T513" style:family="text">
      <style:text-properties officeooo:rsid="039cd610"/>
    </style:style>
    <style:style style:name="T514" style:family="text">
      <style:text-properties officeooo:rsid="039ec81e"/>
    </style:style>
    <style:style style:name="T515" style:family="text">
      <style:text-properties officeooo:rsid="03a0c6f7"/>
    </style:style>
    <style:style style:name="T516" style:family="text">
      <style:text-properties officeooo:rsid="03a209e7"/>
    </style:style>
    <style:style style:name="T517" style:family="text">
      <style:text-properties officeooo:rsid="03a47204"/>
    </style:style>
    <style:style style:name="T518" style:family="text">
      <style:text-properties officeooo:rsid="03a61f78"/>
    </style:style>
    <style:style style:name="T519" style:family="text">
      <style:text-properties officeooo:rsid="03a6eb4e"/>
    </style:style>
    <style:style style:name="T520" style:family="text">
      <style:text-properties officeooo:rsid="03a75561"/>
    </style:style>
    <style:style style:name="T521" style:family="text">
      <style:text-properties officeooo:rsid="03a9179f"/>
    </style:style>
    <style:style style:name="T522" style:family="text">
      <style:text-properties officeooo:rsid="03ac8155"/>
    </style:style>
    <style:style style:name="T523" style:family="text">
      <style:text-properties officeooo:rsid="03ad907d"/>
    </style:style>
    <style:style style:name="T524" style:family="text">
      <style:text-properties officeooo:rsid="03af18db"/>
    </style:style>
    <style:style style:name="T525" style:family="text">
      <style:text-properties officeooo:rsid="03b07b13"/>
    </style:style>
    <style:style style:name="T526" style:family="text">
      <style:text-properties officeooo:rsid="03b141b3"/>
    </style:style>
    <style:style style:name="T527" style:family="text">
      <style:text-properties officeooo:rsid="03b27ebd"/>
    </style:style>
    <style:style style:name="T528" style:family="text">
      <style:text-properties officeooo:rsid="03b53e1b"/>
    </style:style>
    <style:style style:name="T529" style:family="text">
      <style:text-properties officeooo:rsid="03b62fe5"/>
    </style:style>
    <style:style style:name="T530" style:family="text">
      <style:text-properties officeooo:rsid="03b8b85d"/>
    </style:style>
    <style:style style:name="T531" style:family="text">
      <style:text-properties officeooo:rsid="03ba5a7a"/>
    </style:style>
    <style:style style:name="T532" style:family="text">
      <style:text-properties officeooo:rsid="03bef994"/>
    </style:style>
    <style:style style:name="T533" style:family="text">
      <style:text-properties officeooo:rsid="03c174f9"/>
    </style:style>
    <style:style style:name="T534" style:family="text">
      <style:text-properties officeooo:rsid="03c35fe9"/>
    </style:style>
    <style:style style:name="T535" style:family="text">
      <style:text-properties officeooo:rsid="03c4240a"/>
    </style:style>
    <style:style style:name="T536" style:family="text">
      <style:text-properties officeooo:rsid="03c66a47"/>
    </style:style>
    <style:style style:name="T537" style:family="text">
      <style:text-properties officeooo:rsid="03c6bb9f"/>
    </style:style>
    <style:style style:name="T538" style:family="text">
      <style:text-properties officeooo:rsid="03c9de10"/>
    </style:style>
    <style:style style:name="T539" style:family="text">
      <style:text-properties officeooo:rsid="03cc5694"/>
    </style:style>
    <style:style style:name="T540" style:family="text">
      <style:text-properties officeooo:rsid="03cd0e1d"/>
    </style:style>
    <style:style style:name="T541" style:family="text">
      <style:text-properties officeooo:rsid="03d1b293"/>
    </style:style>
    <style:style style:name="T542" style:family="text">
      <style:text-properties officeooo:rsid="03d2beb4"/>
    </style:style>
    <style:style style:name="T543" style:family="text">
      <style:text-properties officeooo:rsid="03d5f14d"/>
    </style:style>
    <style:style style:name="T544" style:family="text">
      <style:text-properties officeooo:rsid="03d681a4"/>
    </style:style>
    <style:style style:name="T545" style:family="text">
      <style:text-properties officeooo:rsid="03d855ca"/>
    </style:style>
    <style:style style:name="T546" style:family="text">
      <style:text-properties officeooo:rsid="03da518b"/>
    </style:style>
    <style:style style:name="T547" style:family="text">
      <style:text-properties officeooo:rsid="03dcb810"/>
    </style:style>
    <style:style style:name="T548" style:family="text">
      <style:text-properties officeooo:rsid="03dd237a"/>
    </style:style>
    <style:style style:name="T549" style:family="text">
      <style:text-properties officeooo:rsid="03e114a8"/>
    </style:style>
    <style:style style:name="T550" style:family="text">
      <style:text-properties officeooo:rsid="03e4edb2"/>
    </style:style>
    <style:style style:name="T551" style:family="text">
      <style:text-properties officeooo:rsid="03e6793d"/>
    </style:style>
    <style:style style:name="T552" style:family="text">
      <style:text-properties officeooo:rsid="03e9d83f"/>
    </style:style>
    <style:style style:name="T553" style:family="text">
      <style:text-properties officeooo:rsid="03ebc20d"/>
    </style:style>
    <style:style style:name="T554" style:family="text">
      <style:text-properties officeooo:rsid="03efc64a"/>
    </style:style>
    <style:style style:name="T555" style:family="text">
      <style:text-properties officeooo:rsid="03f1c65c"/>
    </style:style>
    <style:style style:name="T556" style:family="text">
      <style:text-properties officeooo:rsid="03f344e5"/>
    </style:style>
    <style:style style:name="T557" style:family="text">
      <style:text-properties officeooo:rsid="03f4ece1"/>
    </style:style>
    <style:style style:name="T558" style:family="text">
      <style:text-properties officeooo:rsid="03f500c6"/>
    </style:style>
    <style:style style:name="T559" style:family="text">
      <style:text-properties officeooo:rsid="03f684b5"/>
    </style:style>
    <style:style style:name="T560" style:family="text">
      <style:text-properties officeooo:rsid="03f75ea0"/>
    </style:style>
    <style:style style:name="T561" style:family="text">
      <style:text-properties officeooo:rsid="03f89a59"/>
    </style:style>
    <style:style style:name="T562" style:family="text">
      <style:text-properties officeooo:rsid="03f8dfe2"/>
    </style:style>
    <style:style style:name="T563" style:family="text">
      <style:text-properties officeooo:rsid="03fa1bc5"/>
    </style:style>
    <style:style style:name="T564" style:family="text">
      <style:text-properties officeooo:rsid="03fc2bb3"/>
    </style:style>
    <style:style style:name="T565" style:family="text">
      <style:text-properties officeooo:rsid="03fc2df9"/>
    </style:style>
    <style:style style:name="T566" style:family="text">
      <style:text-properties officeooo:rsid="03fda495"/>
    </style:style>
    <style:style style:name="T567" style:family="text">
      <style:text-properties officeooo:rsid="03fdfc7a"/>
    </style:style>
    <style:style style:name="T568" style:family="text">
      <style:text-properties officeooo:rsid="03fecc5d"/>
    </style:style>
    <style:style style:name="T569" style:family="text">
      <style:text-properties officeooo:rsid="03ff22f9"/>
    </style:style>
    <style:style style:name="T570" style:family="text">
      <style:text-properties officeooo:rsid="0401a194"/>
    </style:style>
    <style:style style:name="T571" style:family="text">
      <style:text-properties officeooo:rsid="04024062"/>
    </style:style>
    <style:style style:name="T572" style:family="text">
      <style:text-properties officeooo:rsid="04033564"/>
    </style:style>
    <style:style style:name="T573" style:family="text">
      <style:text-properties officeooo:rsid="04063923"/>
    </style:style>
    <style:style style:name="T574" style:family="text">
      <style:text-properties officeooo:rsid="0407e666"/>
    </style:style>
    <style:style style:name="T575" style:family="text">
      <style:text-properties officeooo:rsid="0407ff2e"/>
    </style:style>
    <style:style style:name="T576" style:family="text">
      <style:text-properties officeooo:rsid="0409c19d"/>
    </style:style>
    <style:style style:name="T577" style:family="text">
      <style:text-properties officeooo:rsid="040b45e1"/>
    </style:style>
    <style:style style:name="T578" style:family="text">
      <style:text-properties officeooo:rsid="040d7f7b"/>
    </style:style>
    <style:style style:name="T579" style:family="text">
      <style:text-properties officeooo:rsid="040dbd36"/>
    </style:style>
    <style:style style:name="T580" style:family="text">
      <style:text-properties officeooo:rsid="040e828b"/>
    </style:style>
    <style:style style:name="T581" style:family="text">
      <style:text-properties officeooo:rsid="04107f2d"/>
    </style:style>
    <style:style style:name="T582" style:family="text">
      <style:text-properties officeooo:rsid="041142e9"/>
    </style:style>
    <style:style style:name="T583" style:family="text">
      <style:text-properties officeooo:rsid="04117bb0"/>
    </style:style>
    <style:style style:name="T584" style:family="text">
      <style:text-properties officeooo:rsid="0412b3d3"/>
    </style:style>
    <style:style style:name="T585" style:family="text">
      <style:text-properties officeooo:rsid="0413e2eb"/>
    </style:style>
    <style:style style:name="T586" style:family="text">
      <style:text-properties officeooo:rsid="04160f3b"/>
    </style:style>
    <style:style style:name="T587" style:family="text">
      <style:text-properties officeooo:rsid="0417f17d"/>
    </style:style>
    <style:style style:name="T588" style:family="text">
      <style:text-properties officeooo:rsid="041e0a8e"/>
    </style:style>
    <style:style style:name="T589" style:family="text">
      <style:text-properties officeooo:rsid="041fb3ef"/>
    </style:style>
    <style:style style:name="T590" style:family="text">
      <style:text-properties officeooo:rsid="041ff3b5"/>
    </style:style>
    <style:style style:name="T591" style:family="text">
      <style:text-properties officeooo:rsid="04265d75"/>
    </style:style>
    <style:style style:name="T592" style:family="text">
      <style:text-properties officeooo:rsid="0427c9d1"/>
    </style:style>
    <style:style style:name="T593" style:family="text">
      <style:text-properties officeooo:rsid="0428919b"/>
    </style:style>
    <style:style style:name="T594" style:family="text">
      <style:text-properties officeooo:rsid="042ba790"/>
    </style:style>
    <style:style style:name="T595" style:family="text">
      <style:text-properties officeooo:rsid="042d1fc7"/>
    </style:style>
    <style:style style:name="T596" style:family="text">
      <style:text-properties officeooo:rsid="04300556"/>
    </style:style>
    <style:style style:name="T597" style:family="text">
      <style:text-properties officeooo:rsid="0431fcec"/>
    </style:style>
    <style:style style:name="T598" style:family="text">
      <style:text-properties officeooo:rsid="0434685b"/>
    </style:style>
    <style:style style:name="T599" style:family="text">
      <style:text-properties officeooo:rsid="0435e055"/>
    </style:style>
    <style:style style:name="T600" style:family="text">
      <style:text-properties officeooo:rsid="04367e3b"/>
    </style:style>
    <style:style style:name="T601" style:family="text">
      <style:text-properties officeooo:rsid="04383ae8"/>
    </style:style>
    <style:style style:name="T602" style:family="text">
      <style:text-properties officeooo:rsid="043c17e2"/>
    </style:style>
    <style:style style:name="T603" style:family="text">
      <style:text-properties officeooo:rsid="043cf689"/>
    </style:style>
    <style:style style:name="T604" style:family="text">
      <style:text-properties officeooo:rsid="043f8ff4"/>
    </style:style>
    <style:style style:name="T605" style:family="text">
      <style:text-properties officeooo:rsid="0440e533"/>
    </style:style>
    <style:style style:name="T606" style:family="text">
      <style:text-properties officeooo:rsid="04456e87"/>
    </style:style>
    <style:style style:name="T607" style:family="text">
      <style:text-properties officeooo:rsid="04469ddb"/>
    </style:style>
    <style:style style:name="T608" style:family="text">
      <style:text-properties officeooo:rsid="04479974"/>
    </style:style>
    <style:style style:name="T609" style:family="text">
      <style:text-properties officeooo:rsid="0449d55f"/>
    </style:style>
    <style:style style:name="T610" style:family="text">
      <style:text-properties officeooo:rsid="044b834f"/>
    </style:style>
    <style:style style:name="T611" style:family="text">
      <style:text-properties officeooo:rsid="044bff29"/>
    </style:style>
    <style:style style:name="T612" style:family="text">
      <style:text-properties officeooo:rsid="044d8d9c"/>
    </style:style>
    <style:style style:name="T613" style:family="text">
      <style:text-properties officeooo:rsid="044f3076"/>
    </style:style>
    <style:style style:name="T614" style:family="text">
      <style:text-properties officeooo:rsid="0451027a"/>
    </style:style>
    <style:style style:name="T615" style:family="text">
      <style:text-properties officeooo:rsid="04514560"/>
    </style:style>
    <style:style style:name="T616" style:family="text">
      <style:text-properties officeooo:rsid="04529b89"/>
    </style:style>
    <style:style style:name="T617" style:family="text">
      <style:text-properties officeooo:rsid="04545b9f"/>
    </style:style>
    <style:style style:name="T618" style:family="text">
      <style:text-properties officeooo:rsid="04556719"/>
    </style:style>
    <style:style style:name="T619" style:family="text">
      <style:text-properties officeooo:rsid="0455e7a6"/>
    </style:style>
    <style:style style:name="T620" style:family="text">
      <style:text-properties officeooo:rsid="0457db5c"/>
    </style:style>
    <style:style style:name="T621" style:family="text">
      <style:text-properties officeooo:rsid="0458584f"/>
    </style:style>
    <style:style style:name="T622" style:family="text">
      <style:text-properties officeooo:rsid="045909ac"/>
    </style:style>
    <style:style style:name="T623" style:family="text">
      <style:text-properties officeooo:rsid="0459e5b8"/>
    </style:style>
    <style:style style:name="T624" style:family="text">
      <style:text-properties officeooo:rsid="045abac3"/>
    </style:style>
    <style:style style:name="T625" style:family="text">
      <style:text-properties officeooo:rsid="045bff18"/>
    </style:style>
    <style:style style:name="T626" style:family="text">
      <style:text-properties officeooo:rsid="045d62a6"/>
    </style:style>
    <style:style style:name="T627" style:family="text">
      <style:text-properties officeooo:rsid="045e005c"/>
    </style:style>
    <style:style style:name="T628" style:family="text">
      <style:text-properties officeooo:rsid="045f2e5d"/>
    </style:style>
    <style:style style:name="T629" style:family="text">
      <style:text-properties officeooo:rsid="04619d68"/>
    </style:style>
    <style:style style:name="T630" style:family="text">
      <style:text-properties officeooo:rsid="0462736a"/>
    </style:style>
    <style:style style:name="T631" style:family="text">
      <style:text-properties officeooo:rsid="04627a0e"/>
    </style:style>
    <style:style style:name="T632" style:family="text">
      <style:text-properties officeooo:rsid="046474bf"/>
    </style:style>
    <style:style style:name="T633" style:family="text">
      <style:text-properties officeooo:rsid="04659822"/>
    </style:style>
    <style:style style:name="T634" style:family="text">
      <style:text-properties officeooo:rsid="0466f79c"/>
    </style:style>
    <style:style style:name="T635" style:family="text">
      <style:text-properties officeooo:rsid="0468a170"/>
    </style:style>
    <style:style style:name="T636" style:family="text">
      <style:text-properties officeooo:rsid="046a62ad"/>
    </style:style>
    <style:style style:name="T637" style:family="text">
      <style:text-properties officeooo:rsid="046cb429"/>
    </style:style>
    <style:style style:name="T638" style:family="text">
      <style:text-properties officeooo:rsid="046da43a"/>
    </style:style>
    <style:style style:name="T639" style:family="text">
      <style:text-properties officeooo:rsid="04705b27"/>
    </style:style>
    <style:style style:name="T640" style:family="text">
      <style:text-properties officeooo:rsid="0471d698"/>
    </style:style>
    <style:style style:name="T641" style:family="text">
      <style:text-properties officeooo:rsid="04721a0f"/>
    </style:style>
    <style:style style:name="T642" style:family="text">
      <style:text-properties officeooo:rsid="047374f6"/>
    </style:style>
    <style:style style:name="T643" style:family="text">
      <style:text-properties officeooo:rsid="04750157"/>
    </style:style>
    <style:style style:name="T644" style:family="text">
      <style:text-properties officeooo:rsid="047599f9"/>
    </style:style>
    <style:style style:name="T645" style:family="text">
      <style:text-properties officeooo:rsid="0476a49c"/>
    </style:style>
    <style:style style:name="T646" style:family="text">
      <style:text-properties officeooo:rsid="0476ff64"/>
    </style:style>
    <style:style style:name="T647" style:family="text">
      <style:text-properties officeooo:rsid="0478b251"/>
    </style:style>
    <style:style style:name="T648" style:family="text">
      <style:text-properties officeooo:rsid="04794bce"/>
    </style:style>
    <style:style style:name="T649" style:family="text">
      <style:text-properties officeooo:rsid="047a58b2"/>
    </style:style>
    <style:style style:name="T650" style:family="text">
      <style:text-properties officeooo:rsid="047a5f12"/>
    </style:style>
    <style:style style:name="T651" style:family="text">
      <style:text-properties officeooo:rsid="047b40bc"/>
    </style:style>
    <style:style style:name="T652" style:family="text">
      <style:text-properties officeooo:rsid="047c20f6"/>
    </style:style>
    <style:style style:name="T653" style:family="text">
      <style:text-properties officeooo:rsid="04804e24"/>
    </style:style>
    <style:style style:name="T654" style:family="text">
      <style:text-properties officeooo:rsid="04824170"/>
    </style:style>
    <style:style style:name="T655" style:family="text">
      <style:text-properties officeooo:rsid="0484061e"/>
    </style:style>
    <style:style style:name="T656" style:family="text">
      <style:text-properties officeooo:rsid="04858078"/>
    </style:style>
    <style:style style:name="T657" style:family="text">
      <style:text-properties officeooo:rsid="048818ad"/>
    </style:style>
    <style:style style:name="T658" style:family="text">
      <style:text-properties officeooo:rsid="04882e4a"/>
    </style:style>
    <style:style style:name="T659" style:family="text">
      <style:text-properties officeooo:rsid="04899df0"/>
    </style:style>
    <style:style style:name="T660" style:family="text">
      <style:text-properties officeooo:rsid="048ae27d"/>
    </style:style>
    <style:style style:name="T661" style:family="text">
      <style:text-properties officeooo:rsid="048bb3d4"/>
    </style:style>
    <style:style style:name="T662" style:family="text">
      <style:text-properties officeooo:rsid="048cab8a"/>
    </style:style>
    <style:style style:name="T663" style:family="text">
      <style:text-properties officeooo:rsid="048e673b"/>
    </style:style>
    <style:style style:name="T664" style:family="text">
      <style:text-properties officeooo:rsid="04907104"/>
    </style:style>
    <style:style style:name="T665" style:family="text">
      <style:text-properties officeooo:rsid="0491b9e8"/>
    </style:style>
    <style:style style:name="T666" style:family="text">
      <style:text-properties officeooo:rsid="04952705"/>
    </style:style>
    <style:style style:name="T667" style:family="text">
      <style:text-properties officeooo:rsid="049a75cf"/>
    </style:style>
    <style:style style:name="T668" style:family="text">
      <style:text-properties officeooo:rsid="049ac191"/>
    </style:style>
    <style:style style:name="T669" style:family="text">
      <style:text-properties officeooo:rsid="049f35e1"/>
    </style:style>
    <style:style style:name="T670" style:family="text">
      <style:text-properties officeooo:rsid="049fac21"/>
    </style:style>
    <style:style style:name="T671" style:family="text">
      <style:text-properties officeooo:rsid="04a2c7ef"/>
    </style:style>
    <style:style style:name="T672" style:family="text">
      <style:text-properties officeooo:rsid="04aab552"/>
    </style:style>
    <style:style style:name="T673" style:family="text">
      <style:text-properties officeooo:rsid="04ac9140"/>
    </style:style>
    <style:style style:name="T674" style:family="text">
      <style:text-properties officeooo:rsid="04ae916c"/>
    </style:style>
    <style:style style:name="T675" style:family="text">
      <style:text-properties officeooo:rsid="04af9562"/>
    </style:style>
    <style:style style:name="T676" style:family="text">
      <style:text-properties officeooo:rsid="04b040e0"/>
    </style:style>
    <style:style style:name="T677" style:family="text">
      <style:text-properties officeooo:rsid="04b25924"/>
    </style:style>
    <style:style style:name="T678" style:family="text">
      <style:text-properties officeooo:rsid="04b41d0d"/>
    </style:style>
    <style:style style:name="T679" style:family="text">
      <style:text-properties officeooo:rsid="04b4a55d"/>
    </style:style>
    <style:style style:name="T680" style:family="text">
      <style:text-properties officeooo:rsid="04b4f530"/>
    </style:style>
    <style:style style:name="T681" style:family="text">
      <style:text-properties officeooo:rsid="04b5b022"/>
    </style:style>
    <style:style style:name="T682" style:family="text">
      <style:text-properties officeooo:rsid="04b61621"/>
    </style:style>
    <style:style style:name="T683" style:family="text">
      <style:text-properties officeooo:rsid="04b91779"/>
    </style:style>
    <style:style style:name="T684" style:family="text">
      <style:text-properties officeooo:rsid="04b9adf7"/>
    </style:style>
    <style:style style:name="T685" style:family="text">
      <style:text-properties officeooo:rsid="04bd5db3"/>
    </style:style>
    <style:style style:name="T686" style:family="text">
      <style:text-properties officeooo:rsid="04c1308d"/>
    </style:style>
    <style:style style:name="T687" style:family="text">
      <style:text-properties officeooo:rsid="04c70e29"/>
    </style:style>
    <style:style style:name="T688" style:family="text">
      <style:text-properties officeooo:rsid="04c9ee93"/>
    </style:style>
    <style:style style:name="T689" style:family="text">
      <style:text-properties officeooo:rsid="04cb061c"/>
    </style:style>
    <style:style style:name="T690" style:family="text">
      <style:text-properties officeooo:rsid="04cc49e3"/>
    </style:style>
    <style:style style:name="T691" style:family="text">
      <style:text-properties officeooo:rsid="04ccbc2d"/>
    </style:style>
    <style:style style:name="T692" style:family="text">
      <style:text-properties officeooo:rsid="04ce19f3"/>
    </style:style>
    <style:style style:name="T693" style:family="text">
      <style:text-properties officeooo:rsid="04d0f79c"/>
    </style:style>
    <style:style style:name="T694" style:family="text">
      <style:text-properties officeooo:rsid="04d2c408"/>
    </style:style>
    <style:style style:name="T695" style:family="text">
      <style:text-properties officeooo:rsid="04d35df0"/>
    </style:style>
    <style:style style:name="T696" style:family="text">
      <style:text-properties officeooo:rsid="04d49d83"/>
    </style:style>
    <style:style style:name="T697" style:family="text">
      <style:text-properties officeooo:rsid="04d6cff2"/>
    </style:style>
    <style:style style:name="T698" style:family="text">
      <style:text-properties officeooo:rsid="04d9cf04"/>
    </style:style>
    <style:style style:name="T699" style:family="text">
      <style:text-properties officeooo:rsid="04dc633e"/>
    </style:style>
    <style:style style:name="T700" style:family="text">
      <style:text-properties officeooo:rsid="04dd6eac"/>
    </style:style>
    <style:style style:name="T701" style:family="text">
      <style:text-properties officeooo:rsid="04ddb9b2"/>
    </style:style>
    <style:style style:name="T702" style:family="text">
      <style:text-properties officeooo:rsid="04dfb568"/>
    </style:style>
    <style:style style:name="T703" style:family="text">
      <style:text-properties officeooo:rsid="04e1f58c"/>
    </style:style>
    <style:style style:name="T704" style:family="text">
      <style:text-properties officeooo:rsid="04e39ceb"/>
    </style:style>
    <style:style style:name="T705" style:family="text">
      <style:text-properties officeooo:rsid="04e6acc2"/>
    </style:style>
    <style:style style:name="T706" style:family="text">
      <style:text-properties officeooo:rsid="04e76cb7"/>
    </style:style>
    <style:style style:name="T707" style:family="text">
      <style:text-properties officeooo:rsid="04eb9c03"/>
    </style:style>
    <style:style style:name="T708" style:family="text">
      <style:text-properties officeooo:rsid="04ed3de9"/>
    </style:style>
    <style:style style:name="T709" style:family="text">
      <style:text-properties officeooo:rsid="04ee69de"/>
    </style:style>
    <style:style style:name="T710" style:family="text">
      <style:text-properties officeooo:rsid="04ef40fa"/>
    </style:style>
    <style:style style:name="T711" style:family="text">
      <style:text-properties officeooo:rsid="04f15de1"/>
    </style:style>
    <style:style style:name="T712" style:family="text">
      <style:text-properties officeooo:rsid="04f59196"/>
    </style:style>
    <style:style style:name="T713" style:family="text">
      <style:text-properties officeooo:rsid="04f9253d"/>
    </style:style>
    <style:style style:name="T714" style:family="text">
      <style:text-properties officeooo:rsid="04fa3057"/>
    </style:style>
    <style:style style:name="T715" style:family="text">
      <style:text-properties officeooo:rsid="04fb050c"/>
    </style:style>
    <style:style style:name="T716" style:family="text">
      <style:text-properties officeooo:rsid="04fb9501"/>
    </style:style>
    <style:style style:name="T717" style:family="text">
      <style:text-properties officeooo:rsid="04fccb10"/>
    </style:style>
    <style:style style:name="T718" style:family="text">
      <style:text-properties officeooo:rsid="05005469"/>
    </style:style>
    <style:style style:name="T719" style:family="text">
      <style:text-properties officeooo:rsid="0501ab1e"/>
    </style:style>
    <style:style style:name="T720" style:family="text">
      <style:text-properties officeooo:rsid="05034357"/>
    </style:style>
    <style:style style:name="T721" style:family="text">
      <style:text-properties officeooo:rsid="0503f8e1"/>
    </style:style>
    <style:style style:name="T722" style:family="text">
      <style:text-properties officeooo:rsid="0508c018"/>
    </style:style>
    <style:style style:name="T723" style:family="text">
      <style:text-properties officeooo:rsid="050c3f29"/>
    </style:style>
    <style:style style:name="T724" style:family="text">
      <style:text-properties officeooo:rsid="050ce9da"/>
    </style:style>
    <style:style style:name="T725" style:family="text">
      <style:text-properties officeooo:rsid="050e9b0d"/>
    </style:style>
    <style:style style:name="T726" style:family="text">
      <style:text-properties officeooo:rsid="05104ee3"/>
    </style:style>
    <style:style style:name="T727" style:family="text">
      <style:text-properties officeooo:rsid="05149f5e"/>
    </style:style>
    <style:style style:name="T728" style:family="text">
      <style:text-properties officeooo:rsid="05160d5c"/>
    </style:style>
    <style:style style:name="T729" style:family="text">
      <style:text-properties officeooo:rsid="05168b7f"/>
    </style:style>
    <style:style style:name="T730" style:family="text">
      <style:text-properties officeooo:rsid="0517c869"/>
    </style:style>
    <style:style style:name="T731" style:family="text">
      <style:text-properties officeooo:rsid="05193a2a"/>
    </style:style>
    <style:style style:name="T732" style:family="text">
      <style:text-properties officeooo:rsid="051b5e1c"/>
    </style:style>
    <style:style style:name="T733" style:family="text">
      <style:text-properties officeooo:rsid="051c3d11"/>
    </style:style>
    <style:style style:name="T734" style:family="text">
      <style:text-properties officeooo:rsid="051dacec"/>
    </style:style>
    <style:style style:name="T735" style:family="text">
      <style:text-properties officeooo:rsid="051ff9b1"/>
    </style:style>
    <style:style style:name="T736" style:family="text">
      <style:text-properties officeooo:rsid="0520b0b2"/>
    </style:style>
    <style:style style:name="T737" style:family="text">
      <style:text-properties officeooo:rsid="05220369"/>
    </style:style>
    <style:style style:name="T738" style:family="text">
      <style:text-properties officeooo:rsid="05248d57"/>
    </style:style>
    <style:style style:name="T739" style:family="text">
      <style:text-properties officeooo:rsid="0525267b"/>
    </style:style>
    <style:style style:name="T740" style:family="text">
      <style:text-properties officeooo:rsid="0526f18c"/>
    </style:style>
    <style:style style:name="T741" style:family="text">
      <style:text-properties officeooo:rsid="052a4b1f"/>
    </style:style>
    <style:style style:name="T742" style:family="text">
      <style:text-properties officeooo:rsid="052abbc3"/>
    </style:style>
    <style:style style:name="T743" style:family="text">
      <style:text-properties officeooo:rsid="052ec3fe"/>
    </style:style>
    <style:style style:name="T744" style:family="text">
      <style:text-properties officeooo:rsid="0530bca5"/>
    </style:style>
    <style:style style:name="T745" style:family="text">
      <style:text-properties officeooo:rsid="0531213a"/>
    </style:style>
    <style:style style:name="T746" style:family="text">
      <style:text-properties officeooo:rsid="0531c82c"/>
    </style:style>
    <style:style style:name="T747" style:family="text">
      <style:text-properties officeooo:rsid="05335386"/>
    </style:style>
    <style:style style:name="T748" style:family="text">
      <style:text-properties officeooo:rsid="05335fce"/>
    </style:style>
    <style:style style:name="T749" style:family="text">
      <style:text-properties officeooo:rsid="0535f7df"/>
    </style:style>
    <style:style style:name="T750" style:family="text">
      <style:text-properties officeooo:rsid="05375073"/>
    </style:style>
    <style:style style:name="T751" style:family="text">
      <style:text-properties officeooo:rsid="05398c65"/>
    </style:style>
    <style:style style:name="T752" style:family="text">
      <style:text-properties officeooo:rsid="053d7821"/>
    </style:style>
    <style:style style:name="T753" style:family="text">
      <style:text-properties officeooo:rsid="053e114a"/>
    </style:style>
    <style:style style:name="T754" style:family="text">
      <style:text-properties officeooo:rsid="05417bf9"/>
    </style:style>
    <style:style style:name="T755" style:family="text">
      <style:text-properties officeooo:rsid="05429690"/>
    </style:style>
    <style:style style:name="T756" style:family="text">
      <style:text-properties officeooo:rsid="054489b4"/>
    </style:style>
    <style:style style:name="T757" style:family="text">
      <style:text-properties officeooo:rsid="0548f253"/>
    </style:style>
    <style:style style:name="T758" style:family="text">
      <style:text-properties officeooo:rsid="054b46ba"/>
    </style:style>
    <style:style style:name="T759" style:family="text">
      <style:text-properties officeooo:rsid="054cea60"/>
    </style:style>
    <style:style style:name="T760" style:family="text">
      <style:text-properties officeooo:rsid="054dba6f"/>
    </style:style>
    <style:style style:name="T761" style:family="text">
      <style:text-properties officeooo:rsid="054f9264"/>
    </style:style>
    <style:style style:name="T762" style:family="text">
      <style:text-properties officeooo:rsid="05522b28"/>
    </style:style>
    <style:style style:name="T763" style:family="text">
      <style:text-properties officeooo:rsid="0553cb67"/>
    </style:style>
    <style:style style:name="T764" style:family="text">
      <style:text-properties officeooo:rsid="0555ccff"/>
    </style:style>
    <style:style style:name="T765" style:family="text">
      <style:text-properties officeooo:rsid="0556957a"/>
    </style:style>
    <style:style style:name="T766" style:family="text">
      <style:text-properties officeooo:rsid="0556cc60"/>
    </style:style>
    <style:style style:name="T767" style:family="text">
      <style:text-properties officeooo:rsid="055761a1"/>
    </style:style>
    <style:style style:name="T768" style:family="text">
      <style:text-properties officeooo:rsid="0558f0c0"/>
    </style:style>
    <style:style style:name="T769" style:family="text">
      <style:text-properties officeooo:rsid="055a733b"/>
    </style:style>
    <style:style style:name="T770" style:family="text">
      <style:text-properties officeooo:rsid="055dfab3"/>
    </style:style>
    <style:style style:name="T771" style:family="text">
      <style:text-properties officeooo:rsid="055eb36a"/>
    </style:style>
    <style:style style:name="T772" style:family="text">
      <style:text-properties officeooo:rsid="0560075d"/>
    </style:style>
    <style:style style:name="T773" style:family="text">
      <style:text-properties officeooo:rsid="056105ce"/>
    </style:style>
    <style:style style:name="T774" style:family="text">
      <style:text-properties officeooo:rsid="0561e06b"/>
    </style:style>
    <style:style style:name="T775" style:family="text">
      <style:text-properties officeooo:rsid="05621edd"/>
    </style:style>
    <style:style style:name="T776" style:family="text">
      <style:text-properties officeooo:rsid="056330bf"/>
    </style:style>
    <style:style style:name="T777" style:family="text">
      <style:text-properties officeooo:rsid="05638e65"/>
    </style:style>
    <style:style style:name="T778" style:family="text">
      <style:text-properties officeooo:rsid="056489eb"/>
    </style:style>
    <style:style style:name="T779" style:family="text">
      <style:text-properties officeooo:rsid="056a3670"/>
    </style:style>
    <style:style style:name="T780" style:family="text">
      <style:text-properties officeooo:rsid="056a9108"/>
    </style:style>
    <style:style style:name="T781" style:family="text">
      <style:text-properties officeooo:rsid="056a9224"/>
    </style:style>
    <style:style style:name="T782" style:family="text">
      <style:text-properties officeooo:rsid="056af757"/>
    </style:style>
    <style:style style:name="T783" style:family="text">
      <style:text-properties officeooo:rsid="056b3f6a"/>
    </style:style>
    <style:style style:name="T784" style:family="text">
      <style:text-properties officeooo:rsid="056c1403"/>
    </style:style>
    <style:style style:name="T785" style:family="text">
      <style:text-properties officeooo:rsid="056cbad3"/>
    </style:style>
    <style:style style:name="T786" style:family="text">
      <style:text-properties officeooo:rsid="056d85e4"/>
    </style:style>
    <style:style style:name="T787" style:family="text">
      <style:text-properties officeooo:rsid="056fe911"/>
    </style:style>
    <style:style style:name="T788" style:family="text">
      <style:text-properties officeooo:rsid="057060df"/>
    </style:style>
    <style:style style:name="T789" style:family="text">
      <style:text-properties officeooo:rsid="0573b4b6"/>
    </style:style>
    <style:style style:name="T790" style:family="text">
      <style:text-properties officeooo:rsid="05750930"/>
    </style:style>
    <style:style style:name="T791" style:family="text">
      <style:text-properties officeooo:rsid="0575764f"/>
    </style:style>
    <style:style style:name="T792" style:family="text">
      <style:text-properties officeooo:rsid="057710a4"/>
    </style:style>
    <style:style style:name="T793" style:family="text">
      <style:text-properties officeooo:rsid="0577cfc2"/>
    </style:style>
    <style:style style:name="T794" style:family="text">
      <style:text-properties officeooo:rsid="0578c20c"/>
    </style:style>
    <style:style style:name="T795" style:family="text">
      <style:text-properties officeooo:rsid="057a1f98"/>
    </style:style>
    <style:style style:name="T796" style:family="text">
      <style:text-properties officeooo:rsid="057a9a62"/>
    </style:style>
    <style:style style:name="T797" style:family="text">
      <style:text-properties officeooo:rsid="057c44c4"/>
    </style:style>
    <style:style style:name="T798" style:family="text">
      <style:text-properties officeooo:rsid="057d1b48"/>
    </style:style>
    <style:style style:name="T799" style:family="text">
      <style:text-properties officeooo:rsid="057d26a9"/>
    </style:style>
    <style:style style:name="T800" style:family="text">
      <style:text-properties officeooo:rsid="057e5752"/>
    </style:style>
    <style:style style:name="T801" style:family="text">
      <style:text-properties officeooo:rsid="057f633e"/>
    </style:style>
    <style:style style:name="T802" style:family="text">
      <style:text-properties officeooo:rsid="05825c9a"/>
    </style:style>
    <style:style style:name="T803" style:family="text">
      <style:text-properties officeooo:rsid="0583984f"/>
    </style:style>
    <style:style style:name="T804" style:family="text">
      <style:text-properties officeooo:rsid="0584bbc0"/>
    </style:style>
    <style:style style:name="T805" style:family="text">
      <style:text-properties officeooo:rsid="0587f7f2"/>
    </style:style>
    <style:style style:name="T806" style:family="text">
      <style:text-properties officeooo:rsid="05887683"/>
    </style:style>
    <style:style style:name="T807" style:family="text">
      <style:text-properties officeooo:rsid="058b029b"/>
    </style:style>
    <style:style style:name="T808" style:family="text">
      <style:text-properties officeooo:rsid="058ce6f1"/>
    </style:style>
    <style:style style:name="T809" style:family="text">
      <style:text-properties officeooo:rsid="058d4800"/>
    </style:style>
    <style:style style:name="T810" style:family="text">
      <style:text-properties officeooo:rsid="058eac34"/>
    </style:style>
    <style:style style:name="T811" style:family="text">
      <style:text-properties officeooo:rsid="0591b6aa"/>
    </style:style>
    <style:style style:name="T812" style:family="text">
      <style:text-properties officeooo:rsid="0592dcff"/>
    </style:style>
    <style:style style:name="T813" style:family="text">
      <style:text-properties officeooo:rsid="05938635"/>
    </style:style>
    <style:style style:name="T814" style:family="text">
      <style:text-properties officeooo:rsid="05990d8e"/>
    </style:style>
    <style:style style:name="T815" style:family="text">
      <style:text-properties officeooo:rsid="059ac589"/>
    </style:style>
    <style:style style:name="T816" style:family="text">
      <style:text-properties officeooo:rsid="059b66f1"/>
    </style:style>
    <style:style style:name="T817" style:family="text">
      <style:text-properties officeooo:rsid="059d636a"/>
    </style:style>
    <style:style style:name="T818" style:family="text">
      <style:text-properties officeooo:rsid="059e55d7"/>
    </style:style>
    <style:style style:name="T819" style:family="text">
      <style:text-properties officeooo:rsid="059ffc5b"/>
    </style:style>
    <style:style style:name="T820" style:family="text">
      <style:text-properties officeooo:rsid="05a18bd1"/>
    </style:style>
    <style:style style:name="T821" style:family="text">
      <style:text-properties officeooo:rsid="05a2ff50"/>
    </style:style>
    <style:style style:name="T822" style:family="text">
      <style:text-properties officeooo:rsid="05a5c57b"/>
    </style:style>
    <style:style style:name="T823" style:family="text">
      <style:text-properties officeooo:rsid="05a72175"/>
    </style:style>
    <style:style style:name="T824" style:family="text">
      <style:text-properties officeooo:rsid="05a9144d"/>
    </style:style>
    <style:style style:name="T825" style:family="text">
      <style:text-properties officeooo:rsid="05aa6e55"/>
    </style:style>
    <style:style style:name="T826" style:family="text">
      <style:text-properties officeooo:rsid="05ac2c3f"/>
    </style:style>
    <style:style style:name="T827" style:family="text">
      <style:text-properties officeooo:rsid="05acbb44"/>
    </style:style>
    <style:style style:name="T828" style:family="text">
      <style:text-properties officeooo:rsid="05ad8a7b"/>
    </style:style>
    <style:style style:name="T829" style:family="text">
      <style:text-properties officeooo:rsid="05ae76a8"/>
    </style:style>
    <style:style style:name="T830" style:family="text">
      <style:text-properties officeooo:rsid="05b0ce34"/>
    </style:style>
    <style:style style:name="T831" style:family="text">
      <style:text-properties officeooo:rsid="05b1df7a"/>
    </style:style>
    <style:style style:name="T832" style:family="text">
      <style:text-properties officeooo:rsid="05b2ffc8"/>
    </style:style>
    <style:style style:name="T833" style:family="text">
      <style:text-properties officeooo:rsid="05b6a86f"/>
    </style:style>
    <style:style style:name="T834" style:family="text">
      <style:text-properties officeooo:rsid="05b837ef"/>
    </style:style>
    <style:style style:name="T835" style:family="text">
      <style:text-properties officeooo:rsid="05b9df66"/>
    </style:style>
    <style:style style:name="T836" style:family="text">
      <style:text-properties officeooo:rsid="05bf0657"/>
    </style:style>
    <style:style style:name="T837" style:family="text">
      <style:text-properties officeooo:rsid="05bf3614"/>
    </style:style>
    <style:style style:name="T838" style:family="text">
      <style:text-properties officeooo:rsid="05c12e61"/>
    </style:style>
    <style:style style:name="T839" style:family="text">
      <style:text-properties officeooo:rsid="05c18bc8"/>
    </style:style>
    <style:style style:name="T840" style:family="text">
      <style:text-properties officeooo:rsid="05c3346d"/>
    </style:style>
    <style:style style:name="T841" style:family="text">
      <style:text-properties officeooo:rsid="05c512c0"/>
    </style:style>
    <style:style style:name="T842" style:family="text">
      <style:text-properties officeooo:rsid="05c70b3f"/>
    </style:style>
    <style:style style:name="T843" style:family="text">
      <style:text-properties officeooo:rsid="05c8d1c0"/>
    </style:style>
    <style:style style:name="T844" style:family="text">
      <style:text-properties officeooo:rsid="05caffae"/>
    </style:style>
    <style:style style:name="T845" style:family="text">
      <style:text-properties officeooo:rsid="05cc40c0"/>
    </style:style>
    <style:style style:name="T846" style:family="text">
      <style:text-properties officeooo:rsid="05ccd38e"/>
    </style:style>
    <style:style style:name="T847" style:family="text">
      <style:text-properties officeooo:rsid="05cd746b"/>
    </style:style>
    <style:style style:name="T848" style:family="text">
      <style:text-properties officeooo:rsid="05ce3e55"/>
    </style:style>
    <style:style style:name="T849" style:family="text">
      <style:text-properties officeooo:rsid="05ceb793"/>
    </style:style>
    <style:style style:name="T850" style:family="text">
      <style:text-properties officeooo:rsid="05d037b0"/>
    </style:style>
    <style:style style:name="T851" style:family="text">
      <style:text-properties officeooo:rsid="05d1dc11"/>
    </style:style>
    <style:style style:name="T852" style:family="text">
      <style:text-properties officeooo:rsid="05d2fc56"/>
    </style:style>
    <style:style style:name="T853" style:family="text">
      <style:text-properties officeooo:rsid="05d47c49"/>
    </style:style>
    <style:style style:name="T854" style:family="text">
      <style:text-properties officeooo:rsid="05d64b1b"/>
    </style:style>
    <style:style style:name="T855" style:family="text">
      <style:text-properties officeooo:rsid="05d74bc1"/>
    </style:style>
    <style:style style:name="T856" style:family="text">
      <style:text-properties officeooo:rsid="05d95706"/>
    </style:style>
    <style:style style:name="T857" style:family="text">
      <style:text-properties officeooo:rsid="05da0e25"/>
    </style:style>
    <style:style style:name="T858" style:family="text">
      <style:text-properties officeooo:rsid="05da5b1e"/>
    </style:style>
    <style:style style:name="T859" style:family="text">
      <style:text-properties officeooo:rsid="05db5bb7"/>
    </style:style>
    <style:style style:name="T860" style:family="text">
      <style:text-properties officeooo:rsid="05dd4f1c"/>
    </style:style>
    <style:style style:name="T861" style:family="text">
      <style:text-properties officeooo:rsid="05ded165"/>
    </style:style>
    <style:style style:name="T862" style:family="text">
      <style:text-properties officeooo:rsid="05e091a1"/>
    </style:style>
    <style:style style:name="T863" style:family="text">
      <style:text-properties officeooo:rsid="05e2177c"/>
    </style:style>
    <style:style style:name="T864" style:family="text">
      <style:text-properties officeooo:rsid="05e2973a"/>
    </style:style>
    <style:style style:name="T865" style:family="text">
      <style:text-properties officeooo:rsid="05e2f86b"/>
    </style:style>
    <style:style style:name="T866" style:family="text">
      <style:text-properties officeooo:rsid="05e5cdd4"/>
    </style:style>
    <style:style style:name="T867" style:family="text">
      <style:text-properties officeooo:rsid="05e706c3"/>
    </style:style>
    <style:style style:name="T868" style:family="text">
      <style:text-properties officeooo:rsid="05e96ae6"/>
    </style:style>
    <style:style style:name="T869" style:family="text">
      <style:text-properties officeooo:rsid="05ea1286"/>
    </style:style>
    <style:style style:name="T870" style:family="text">
      <style:text-properties officeooo:rsid="05ebb930"/>
    </style:style>
    <style:style style:name="T871" style:family="text">
      <style:text-properties officeooo:rsid="05ecdf8d"/>
    </style:style>
    <style:style style:name="T872" style:family="text">
      <style:text-properties officeooo:rsid="05ee3553"/>
    </style:style>
    <style:style style:name="T873" style:family="text">
      <style:text-properties officeooo:rsid="05ee9ac6"/>
    </style:style>
    <style:style style:name="T874" style:family="text">
      <style:text-properties officeooo:rsid="05ef88c4"/>
    </style:style>
    <style:style style:name="T875" style:family="text">
      <style:text-properties officeooo:rsid="05efb5fd"/>
    </style:style>
    <style:style style:name="T876" style:family="text">
      <style:text-properties officeooo:rsid="05f18e39"/>
    </style:style>
    <style:style style:name="T877" style:family="text">
      <style:text-properties officeooo:rsid="05f23134"/>
    </style:style>
    <style:style style:name="T878" style:family="text">
      <style:text-properties officeooo:rsid="05f2d590"/>
    </style:style>
    <style:style style:name="T879" style:family="text">
      <style:text-properties officeooo:rsid="05f6e843"/>
    </style:style>
    <style:style style:name="T880" style:family="text">
      <style:text-properties officeooo:rsid="05f7200d"/>
    </style:style>
    <style:style style:name="T881" style:family="text">
      <style:text-properties officeooo:rsid="05f7482e"/>
    </style:style>
    <style:style style:name="T882" style:family="text">
      <style:text-properties officeooo:rsid="05f92e91"/>
    </style:style>
    <style:style style:name="T883" style:family="text">
      <style:text-properties officeooo:rsid="05fa12d3"/>
    </style:style>
    <style:style style:name="T884" style:family="text">
      <style:text-properties officeooo:rsid="05faefb2"/>
    </style:style>
    <style:style style:name="T885" style:family="text">
      <style:text-properties officeooo:rsid="05fb9e67"/>
    </style:style>
    <style:style style:name="T886" style:family="text">
      <style:text-properties officeooo:rsid="05fca94c"/>
    </style:style>
    <style:style style:name="T887" style:family="text">
      <style:text-properties officeooo:rsid="05fe929b"/>
    </style:style>
    <style:style style:name="T888" style:family="text">
      <style:text-properties officeooo:rsid="05ff5c38"/>
    </style:style>
    <style:style style:name="T889" style:family="text">
      <style:text-properties officeooo:rsid="06012ff7"/>
    </style:style>
    <style:style style:name="T890" style:family="text">
      <style:text-properties officeooo:rsid="06013f83"/>
    </style:style>
    <style:style style:name="T891" style:family="text">
      <style:text-properties officeooo:rsid="06029eca"/>
    </style:style>
    <style:style style:name="T892" style:family="text">
      <style:text-properties officeooo:rsid="0603e44d"/>
    </style:style>
    <style:style style:name="T893" style:family="text">
      <style:text-properties officeooo:rsid="060496e3"/>
    </style:style>
    <style:style style:name="T894" style:family="text">
      <style:text-properties officeooo:rsid="0604c275"/>
    </style:style>
    <style:style style:name="T895" style:family="text">
      <style:text-properties officeooo:rsid="0606ac51"/>
    </style:style>
    <style:style style:name="T896" style:family="text">
      <style:text-properties officeooo:rsid="06083b42"/>
    </style:style>
    <style:style style:name="T897" style:family="text">
      <style:text-properties officeooo:rsid="0609d6b9"/>
    </style:style>
    <style:style style:name="T898" style:family="text">
      <style:text-properties officeooo:rsid="060a03bf"/>
    </style:style>
    <style:style style:name="T899" style:family="text">
      <style:text-properties officeooo:rsid="060a1233"/>
    </style:style>
    <style:style style:name="T900" style:family="text">
      <style:text-properties officeooo:rsid="060a2978"/>
    </style:style>
    <style:style style:name="T901" style:family="text">
      <style:text-properties officeooo:rsid="060a36e4"/>
    </style:style>
    <style:style style:name="T902" style:family="text">
      <style:text-properties officeooo:rsid="060bab95"/>
    </style:style>
    <style:style style:name="T903" style:family="text">
      <style:text-properties officeooo:rsid="060d342f"/>
    </style:style>
    <style:style style:name="T904" style:family="text">
      <style:text-properties officeooo:rsid="060f30e4"/>
    </style:style>
    <style:style style:name="T905" style:family="text">
      <style:text-properties officeooo:rsid="060f6817"/>
    </style:style>
    <style:style style:name="T906" style:family="text">
      <style:text-properties officeooo:rsid="061080af"/>
    </style:style>
    <style:style style:name="T907" style:family="text">
      <style:text-properties officeooo:rsid="06127bd7"/>
    </style:style>
    <style:style style:name="T908" style:family="text">
      <style:text-properties officeooo:rsid="0613bfeb"/>
    </style:style>
    <style:style style:name="T909" style:family="text">
      <style:text-properties officeooo:rsid="061733f4"/>
    </style:style>
    <style:style style:name="T910" style:family="text">
      <style:text-properties officeooo:rsid="0617e862"/>
    </style:style>
    <style:style style:name="T911" style:family="text">
      <style:text-properties officeooo:rsid="0619d398"/>
    </style:style>
    <style:style style:name="T912" style:family="text">
      <style:text-properties officeooo:rsid="061af0c3"/>
    </style:style>
    <style:style style:name="T913" style:family="text">
      <style:text-properties officeooo:rsid="061c29b4"/>
    </style:style>
    <style:style style:name="T914" style:family="text">
      <style:text-properties officeooo:rsid="061e1dd7"/>
    </style:style>
    <style:style style:name="T915" style:family="text">
      <style:text-properties officeooo:rsid="06209838"/>
    </style:style>
    <style:style style:name="T916" style:family="text">
      <style:text-properties officeooo:rsid="062473b7"/>
    </style:style>
    <style:style style:name="T917" style:family="text">
      <style:text-properties officeooo:rsid="0624effa"/>
    </style:style>
    <style:style style:name="T918" style:family="text">
      <style:text-properties officeooo:rsid="0626cf80"/>
    </style:style>
    <style:style style:name="T919" style:family="text">
      <style:text-properties officeooo:rsid="0628c136"/>
    </style:style>
    <style:style style:name="T920" style:family="text">
      <style:text-properties officeooo:rsid="0629fd4e"/>
    </style:style>
    <style:style style:name="T921" style:family="text">
      <style:text-properties officeooo:rsid="062a3ed5"/>
    </style:style>
    <style:style style:name="T922" style:family="text">
      <style:text-properties officeooo:rsid="062a77a2"/>
    </style:style>
    <style:style style:name="T923" style:family="text">
      <style:text-properties officeooo:rsid="062bcd09"/>
    </style:style>
    <style:style style:name="T924" style:family="text">
      <style:text-properties officeooo:rsid="062e1d96"/>
    </style:style>
    <style:style style:name="T925" style:family="text">
      <style:text-properties officeooo:rsid="062efbca"/>
    </style:style>
    <style:style style:name="T926" style:family="text">
      <style:text-properties officeooo:rsid="0630aa97"/>
    </style:style>
    <style:style style:name="T927" style:family="text">
      <style:text-properties officeooo:rsid="0631cc87"/>
    </style:style>
    <style:style style:name="T928" style:family="text">
      <style:text-properties officeooo:rsid="06322c14"/>
    </style:style>
    <style:style style:name="T929" style:family="text">
      <style:text-properties officeooo:rsid="06348670"/>
    </style:style>
    <style:style style:name="T930" style:family="text">
      <style:text-properties officeooo:rsid="0635fa9c"/>
    </style:style>
    <style:style style:name="T931" style:family="text">
      <style:text-properties officeooo:rsid="0637badf"/>
    </style:style>
    <style:style style:name="T932" style:family="text">
      <style:text-properties officeooo:rsid="0639b2f3"/>
    </style:style>
    <style:style style:name="T933" style:family="text">
      <style:text-properties officeooo:rsid="063adfb6"/>
    </style:style>
    <style:style style:name="T934" style:family="text">
      <style:text-properties officeooo:rsid="063c222a"/>
    </style:style>
    <style:style style:name="T935" style:family="text">
      <style:text-properties officeooo:rsid="063cf6b5"/>
    </style:style>
    <style:style style:name="T936" style:family="text">
      <style:text-properties officeooo:rsid="063dda77"/>
    </style:style>
    <style:style style:name="T937" style:family="text">
      <style:text-properties officeooo:rsid="063f79bd"/>
    </style:style>
    <style:style style:name="T938" style:family="text">
      <style:text-properties officeooo:rsid="0640bb2f"/>
    </style:style>
    <style:style style:name="T939" style:family="text">
      <style:text-properties officeooo:rsid="0641341a"/>
    </style:style>
    <style:style style:name="T940" style:family="text">
      <style:text-properties officeooo:rsid="0643dcae"/>
    </style:style>
    <style:style style:name="T941" style:family="text">
      <style:text-properties officeooo:rsid="06448c54"/>
    </style:style>
    <style:style style:name="T942" style:family="text">
      <style:text-properties officeooo:rsid="06467eb8"/>
    </style:style>
    <style:style style:name="T943" style:family="text">
      <style:text-properties officeooo:rsid="0647be2c"/>
    </style:style>
    <style:style style:name="T944" style:family="text">
      <style:text-properties officeooo:rsid="0647fe69"/>
    </style:style>
    <style:style style:name="T945" style:family="text">
      <style:text-properties officeooo:rsid="064b211e"/>
    </style:style>
    <style:style style:name="T946" style:family="text">
      <style:text-properties officeooo:rsid="064c9012"/>
    </style:style>
    <style:style style:name="T947" style:family="text">
      <style:text-properties officeooo:rsid="064d173d"/>
    </style:style>
    <style:style style:name="T948" style:family="text">
      <style:text-properties officeooo:rsid="064e993f"/>
    </style:style>
    <style:style style:name="T949" style:family="text">
      <style:text-properties officeooo:rsid="064ece55"/>
    </style:style>
    <style:style style:name="T950" style:family="text">
      <style:text-properties officeooo:rsid="065067be"/>
    </style:style>
    <style:style style:name="T951" style:family="text">
      <style:text-properties officeooo:rsid="06506a5f"/>
    </style:style>
    <style:style style:name="T952" style:family="text">
      <style:text-properties officeooo:rsid="0651f0e3"/>
    </style:style>
    <style:style style:name="T953" style:family="text">
      <style:text-properties officeooo:rsid="06543b72"/>
    </style:style>
    <style:style style:name="T954" style:family="text">
      <style:text-properties officeooo:rsid="0656367c"/>
    </style:style>
    <style:style style:name="T955" style:family="text">
      <style:text-properties officeooo:rsid="0656d8c3"/>
    </style:style>
    <style:style style:name="T956" style:family="text">
      <style:text-properties officeooo:rsid="065764ca"/>
    </style:style>
    <style:style style:name="T957" style:family="text">
      <style:text-properties officeooo:rsid="0658e442"/>
    </style:style>
    <style:style style:name="T958" style:family="text">
      <style:text-properties officeooo:rsid="065ac12f"/>
    </style:style>
    <style:style style:name="T959" style:family="text">
      <style:text-properties officeooo:rsid="065adb77"/>
    </style:style>
    <style:style style:name="T960" style:family="text">
      <style:text-properties officeooo:rsid="065c3534"/>
    </style:style>
    <style:style style:name="T961" style:family="text">
      <style:text-properties officeooo:rsid="065d3846"/>
    </style:style>
    <style:style style:name="T962" style:family="text">
      <style:text-properties officeooo:rsid="065e25d9"/>
    </style:style>
    <style:style style:name="T963" style:family="text">
      <style:text-properties officeooo:rsid="065e894b"/>
    </style:style>
    <style:style style:name="T964" style:family="text">
      <style:text-properties officeooo:rsid="065faea4"/>
    </style:style>
    <style:style style:name="T965" style:family="text">
      <style:text-properties officeooo:rsid="0661abc6"/>
    </style:style>
    <style:style style:name="T966" style:family="text">
      <style:text-properties officeooo:rsid="0661d122"/>
    </style:style>
    <style:style style:name="T967" style:family="text">
      <style:text-properties officeooo:rsid="0662c38c"/>
    </style:style>
    <style:style style:name="T968" style:family="text">
      <style:text-properties officeooo:rsid="066518e1"/>
    </style:style>
    <style:style style:name="T969" style:family="text">
      <style:text-properties officeooo:rsid="066560c8"/>
    </style:style>
    <style:style style:name="T970" style:family="text">
      <style:text-properties officeooo:rsid="0666c7b2"/>
    </style:style>
    <style:style style:name="T971" style:family="text">
      <style:text-properties officeooo:rsid="06688a82"/>
    </style:style>
    <style:style style:name="T972" style:family="text">
      <style:text-properties officeooo:rsid="06696246"/>
    </style:style>
    <style:style style:name="T973" style:family="text">
      <style:text-properties officeooo:rsid="066ad816"/>
    </style:style>
    <style:style style:name="T974" style:family="text">
      <style:text-properties officeooo:rsid="066d7c42"/>
    </style:style>
    <style:style style:name="T975" style:family="text">
      <style:text-properties officeooo:rsid="066f07c5"/>
    </style:style>
    <style:style style:name="T976" style:family="text">
      <style:text-properties officeooo:rsid="0670766a"/>
    </style:style>
    <style:style style:name="T977" style:family="text">
      <style:text-properties officeooo:rsid="0672a8da"/>
    </style:style>
    <style:style style:name="T978" style:family="text">
      <style:text-properties officeooo:rsid="06745fb0"/>
    </style:style>
    <style:style style:name="T979" style:family="text">
      <style:text-properties officeooo:rsid="06751832"/>
    </style:style>
    <style:style style:name="T980" style:family="text">
      <style:text-properties officeooo:rsid="0675af0a"/>
    </style:style>
    <style:style style:name="T981" style:family="text">
      <style:text-properties officeooo:rsid="067978f8"/>
    </style:style>
    <style:style style:name="T982" style:family="text">
      <style:text-properties officeooo:rsid="067ae93d"/>
    </style:style>
    <style:style style:name="T983" style:family="text">
      <style:text-properties officeooo:rsid="067be51f"/>
    </style:style>
    <style:style style:name="T984" style:family="text">
      <style:text-properties officeooo:rsid="067c33ee"/>
    </style:style>
    <style:style style:name="T985" style:family="text">
      <style:text-properties officeooo:rsid="067ce757"/>
    </style:style>
    <style:style style:name="T986" style:family="text">
      <style:text-properties officeooo:rsid="067da6cf"/>
    </style:style>
    <style:style style:name="T987" style:family="text">
      <style:text-properties officeooo:rsid="067e6899"/>
    </style:style>
    <style:style style:name="T988" style:family="text">
      <style:text-properties officeooo:rsid="0682cb64"/>
    </style:style>
    <style:style style:name="T989" style:family="text">
      <style:text-properties officeooo:rsid="0683d04a"/>
    </style:style>
    <style:style style:name="T990" style:family="text">
      <style:text-properties officeooo:rsid="0686a38d"/>
    </style:style>
    <style:style style:name="T991" style:family="text">
      <style:text-properties officeooo:rsid="0688e53d"/>
    </style:style>
    <style:style style:name="T992" style:family="text">
      <style:text-properties officeooo:rsid="068a0e5f"/>
    </style:style>
    <style:style style:name="T993" style:family="text">
      <style:text-properties officeooo:rsid="068ae406"/>
    </style:style>
    <style:style style:name="T994" style:family="text">
      <style:text-properties officeooo:rsid="068b5e1d"/>
    </style:style>
    <style:style style:name="T995" style:family="text">
      <style:text-properties officeooo:rsid="068cdc30"/>
    </style:style>
    <style:style style:name="T996" style:family="text">
      <style:text-properties officeooo:rsid="068ec9bf"/>
    </style:style>
    <style:style style:name="T997" style:family="text">
      <style:text-properties officeooo:rsid="06911f0e"/>
    </style:style>
    <style:style style:name="T998" style:family="text">
      <style:text-properties officeooo:rsid="0692bc31"/>
    </style:style>
    <style:style style:name="T999" style:family="text">
      <style:text-properties officeooo:rsid="0694fab9"/>
    </style:style>
    <style:style style:name="T1000" style:family="text">
      <style:text-properties officeooo:rsid="069863e1"/>
    </style:style>
    <style:style style:name="T1001" style:family="text">
      <style:text-properties officeooo:rsid="0698fb64"/>
    </style:style>
    <style:style style:name="T1002" style:family="text">
      <style:text-properties officeooo:rsid="0699d025"/>
    </style:style>
    <style:style style:name="T1003" style:family="text">
      <style:text-properties officeooo:rsid="069ada7c"/>
    </style:style>
    <style:style style:name="T1004" style:family="text">
      <style:text-properties officeooo:rsid="069b9c66"/>
    </style:style>
    <style:style style:name="T1005" style:family="text">
      <style:text-properties officeooo:rsid="069d74fd"/>
    </style:style>
    <style:style style:name="T1006" style:family="text">
      <style:text-properties officeooo:rsid="069e5eb9"/>
    </style:style>
    <style:style style:name="T1007" style:family="text">
      <style:text-properties officeooo:rsid="069eca53"/>
    </style:style>
    <style:style style:name="T1008" style:family="text">
      <style:text-properties officeooo:rsid="06a01858"/>
    </style:style>
    <style:style style:name="T1009" style:family="text">
      <style:text-properties officeooo:rsid="06a0fc20"/>
    </style:style>
    <style:style style:name="T1010" style:family="text">
      <style:text-properties officeooo:rsid="06a198c9"/>
    </style:style>
    <style:style style:name="T1011" style:family="text">
      <style:text-properties officeooo:rsid="06a367f3"/>
    </style:style>
    <style:style style:name="T1012" style:family="text">
      <style:text-properties officeooo:rsid="06a49cb7"/>
    </style:style>
    <style:style style:name="T1013" style:family="text">
      <style:text-properties officeooo:rsid="06a87eba"/>
    </style:style>
    <style:style style:name="T1014" style:family="text">
      <style:text-properties officeooo:rsid="06a90273"/>
    </style:style>
    <style:style style:name="T1015" style:family="text">
      <style:text-properties officeooo:rsid="06a96e0d"/>
    </style:style>
    <style:style style:name="T1016" style:family="text">
      <style:text-properties officeooo:rsid="06ab6151"/>
    </style:style>
    <style:style style:name="T1017" style:family="text">
      <style:text-properties officeooo:rsid="06ad6009"/>
    </style:style>
    <style:style style:name="T1018" style:family="text">
      <style:text-properties officeooo:rsid="06ae8b60"/>
    </style:style>
    <style:style style:name="T1019" style:family="text">
      <style:text-properties officeooo:rsid="06afa387"/>
    </style:style>
    <style:style style:name="T1020" style:family="text">
      <style:text-properties officeooo:rsid="06b185df"/>
    </style:style>
    <style:style style:name="T1021" style:family="text">
      <style:text-properties officeooo:rsid="06b37b23"/>
    </style:style>
    <style:style style:name="T1022" style:family="text">
      <style:text-properties officeooo:rsid="06b4a72e"/>
    </style:style>
    <style:style style:name="T1023" style:family="text">
      <style:text-properties officeooo:rsid="06b80bf4"/>
    </style:style>
    <style:style style:name="T1024" style:family="text">
      <style:text-properties officeooo:rsid="06b8d6df"/>
    </style:style>
    <style:style style:name="T1025" style:family="text">
      <style:text-properties officeooo:rsid="06b8f820"/>
    </style:style>
    <style:style style:name="T1026" style:family="text">
      <style:text-properties officeooo:rsid="06b9687d"/>
    </style:style>
    <style:style style:name="T1027" style:family="text">
      <style:text-properties officeooo:rsid="06baabb6"/>
    </style:style>
    <style:style style:name="T1028" style:family="text">
      <style:text-properties officeooo:rsid="06bba438"/>
    </style:style>
    <style:style style:name="T1029" style:family="text">
      <style:text-properties officeooo:rsid="06bc2bb1"/>
    </style:style>
    <style:style style:name="T1030" style:family="text">
      <style:text-properties officeooo:rsid="06bc8af9"/>
    </style:style>
    <style:style style:name="T1031" style:family="text">
      <style:text-properties officeooo:rsid="06bfb3a0"/>
    </style:style>
    <style:style style:name="T1032" style:family="text">
      <style:text-properties officeooo:rsid="06c18acd"/>
    </style:style>
    <style:style style:name="T1033" style:family="text">
      <style:text-properties officeooo:rsid="06c3d082"/>
    </style:style>
    <style:style style:name="T1034" style:family="text">
      <style:text-properties officeooo:rsid="06c3ea39"/>
    </style:style>
    <style:style style:name="T1035" style:family="text">
      <style:text-properties officeooo:rsid="06c5a3b2"/>
    </style:style>
    <style:style style:name="T1036" style:family="text">
      <style:text-properties officeooo:rsid="06c8621b"/>
    </style:style>
    <style:style style:name="T1037" style:family="text">
      <style:text-properties officeooo:rsid="06ca3a3f"/>
    </style:style>
    <style:style style:name="T1038" style:family="text">
      <style:text-properties officeooo:rsid="06cb8d87"/>
    </style:style>
    <style:style style:name="T1039" style:family="text">
      <style:text-properties officeooo:rsid="06cda589"/>
    </style:style>
    <style:style style:name="T1040" style:family="text">
      <style:text-properties officeooo:rsid="06cf526f"/>
    </style:style>
    <style:style style:name="T1041" style:family="text">
      <style:text-properties officeooo:rsid="06d282e5"/>
    </style:style>
    <style:style style:name="T1042" style:family="text">
      <style:text-properties officeooo:rsid="06d28509"/>
    </style:style>
    <style:style style:name="T1043" style:family="text">
      <style:text-properties officeooo:rsid="06d3856a"/>
    </style:style>
    <style:style style:name="T1044" style:family="text">
      <style:text-properties officeooo:rsid="06d4c1cf"/>
    </style:style>
    <style:style style:name="T1045" style:family="text">
      <style:text-properties officeooo:rsid="06d60060"/>
    </style:style>
    <style:style style:name="T1046" style:family="text">
      <style:text-properties officeooo:rsid="06d86bec"/>
    </style:style>
    <style:style style:name="T1047" style:family="text">
      <style:text-properties officeooo:rsid="06db9c2c"/>
    </style:style>
    <style:style style:name="T1048" style:family="text">
      <style:text-properties officeooo:rsid="06dc5451"/>
    </style:style>
    <style:style style:name="T1049" style:family="text">
      <style:text-properties officeooo:rsid="06ddc344"/>
    </style:style>
    <style:style style:name="T1050" style:family="text">
      <style:text-properties officeooo:rsid="06dfee7e"/>
    </style:style>
    <style:style style:name="T1051" style:family="text">
      <style:text-properties officeooo:rsid="06e1e10b"/>
    </style:style>
    <style:style style:name="T1052" style:family="text">
      <style:text-properties officeooo:rsid="06e28037"/>
    </style:style>
    <style:style style:name="T1053" style:family="text">
      <style:text-properties officeooo:rsid="06e3db5b"/>
    </style:style>
    <style:style style:name="T1054" style:family="text">
      <style:text-properties officeooo:rsid="06e6f516"/>
    </style:style>
    <style:style style:name="T1055" style:family="text">
      <style:text-properties officeooo:rsid="06e92bd7"/>
    </style:style>
    <style:style style:name="T1056" style:family="text">
      <style:text-properties officeooo:rsid="06eab410"/>
    </style:style>
    <style:style style:name="T1057" style:family="text">
      <style:text-properties officeooo:rsid="06eb88a9"/>
    </style:style>
    <style:style style:name="T1058" style:family="text">
      <style:text-properties officeooo:rsid="06edbde2"/>
    </style:style>
    <style:style style:name="T1059" style:family="text">
      <style:text-properties officeooo:rsid="06f06711"/>
    </style:style>
    <style:style style:name="T1060" style:family="text">
      <style:text-properties officeooo:rsid="06f12248"/>
    </style:style>
    <style:style style:name="T1061" style:family="text">
      <style:text-properties officeooo:rsid="06f2fa06"/>
    </style:style>
    <style:style style:name="T1062" style:family="text">
      <style:text-properties officeooo:rsid="06f48a8b"/>
    </style:style>
    <style:style style:name="T1063" style:family="text">
      <style:text-properties officeooo:rsid="06f58ba9"/>
    </style:style>
    <style:style style:name="T1064" style:family="text">
      <style:text-properties officeooo:rsid="06f5fae9"/>
    </style:style>
    <style:style style:name="T1065" style:family="text">
      <style:text-properties officeooo:rsid="06f72bb9"/>
    </style:style>
    <style:style style:name="T1066" style:family="text">
      <style:text-properties officeooo:rsid="06f763f3"/>
    </style:style>
    <style:style style:name="T1067" style:family="text">
      <style:text-properties officeooo:rsid="06f7798e"/>
    </style:style>
    <style:style style:name="T1068" style:family="text">
      <style:text-properties officeooo:rsid="06f9e9fd"/>
    </style:style>
    <style:style style:name="T1069" style:family="text">
      <style:text-properties officeooo:rsid="06faa6fa"/>
    </style:style>
    <style:style style:name="T1070" style:family="text">
      <style:text-properties officeooo:rsid="06fc1bd2"/>
    </style:style>
    <style:style style:name="T1071" style:family="text">
      <style:text-properties officeooo:rsid="06fc5637"/>
    </style:style>
    <style:style style:name="T1072" style:family="text">
      <style:text-properties officeooo:rsid="06fc7c40"/>
    </style:style>
    <style:style style:name="T1073" style:family="text">
      <style:text-properties officeooo:rsid="06fcd94e"/>
    </style:style>
    <style:style style:name="T1074" style:family="text">
      <style:text-properties officeooo:rsid="06fe47fd"/>
    </style:style>
    <style:style style:name="T1075" style:family="text">
      <style:text-properties officeooo:rsid="06feec36"/>
    </style:style>
    <style:style style:name="T1076" style:family="text">
      <style:text-properties officeooo:rsid="07004f92"/>
    </style:style>
    <style:style style:name="T1077" style:family="text">
      <style:text-properties officeooo:rsid="0701e01a"/>
    </style:style>
    <style:style style:name="T1078" style:family="text">
      <style:text-properties officeooo:rsid="0701e421"/>
    </style:style>
    <style:style style:name="T1079" style:family="text">
      <style:text-properties officeooo:rsid="0702a5ce"/>
    </style:style>
    <style:style style:name="T1080" style:family="text">
      <style:text-properties officeooo:rsid="070539d2"/>
    </style:style>
    <style:style style:name="T1081" style:family="text">
      <style:text-properties officeooo:rsid="0706f7a0"/>
    </style:style>
    <style:style style:name="T1082" style:family="text">
      <style:text-properties officeooo:rsid="070957e7"/>
    </style:style>
    <style:style style:name="T1083" style:family="text">
      <style:text-properties officeooo:rsid="070b370a"/>
    </style:style>
    <style:style style:name="T1084" style:family="text">
      <style:text-properties officeooo:rsid="070d2a56"/>
    </style:style>
    <style:style style:name="T1085" style:family="text">
      <style:text-properties officeooo:rsid="070f3a33"/>
    </style:style>
    <style:style style:name="T1086" style:family="text">
      <style:text-properties officeooo:rsid="0710b522"/>
    </style:style>
    <style:style style:name="T1087" style:family="text">
      <style:text-properties officeooo:rsid="07119828"/>
    </style:style>
    <style:style style:name="T1088" style:family="text">
      <style:text-properties officeooo:rsid="0711dfcf"/>
    </style:style>
    <style:style style:name="T1089" style:family="text">
      <style:text-properties officeooo:rsid="0711e36f"/>
    </style:style>
    <style:style style:name="T1090" style:family="text">
      <style:text-properties officeooo:rsid="0714eb63"/>
    </style:style>
    <style:style style:name="T1091" style:family="text">
      <style:text-properties officeooo:rsid="07159a73"/>
    </style:style>
    <style:style style:name="T1092" style:family="text">
      <style:text-properties officeooo:rsid="0715cc64"/>
    </style:style>
    <style:style style:name="T1093" style:family="text">
      <style:text-properties officeooo:rsid="07182904"/>
    </style:style>
    <style:style style:name="T1094" style:family="text">
      <style:text-properties officeooo:rsid="0719db14"/>
    </style:style>
    <style:style style:name="T1095" style:family="text">
      <style:text-properties officeooo:rsid="071b2c14"/>
    </style:style>
    <style:style style:name="T1096" style:family="text">
      <style:text-properties officeooo:rsid="071c142b"/>
    </style:style>
    <style:style style:name="T1097" style:family="text">
      <style:text-properties officeooo:rsid="071e7551"/>
    </style:style>
    <style:style style:name="T1098" style:family="text">
      <style:text-properties officeooo:rsid="071f0ec5"/>
    </style:style>
    <style:style style:name="T1099" style:family="text">
      <style:text-properties officeooo:rsid="072025e8"/>
    </style:style>
    <style:style style:name="T1100" style:family="text">
      <style:text-properties officeooo:rsid="07236efb"/>
    </style:style>
    <style:style style:name="T1101" style:family="text">
      <style:text-properties officeooo:rsid="07254adc"/>
    </style:style>
    <style:style style:name="T1102" style:family="text">
      <style:text-properties officeooo:rsid="07258203"/>
    </style:style>
    <style:style style:name="T1103" style:family="text">
      <style:text-properties officeooo:rsid="0726eb0b"/>
    </style:style>
    <style:style style:name="T1104" style:family="text">
      <style:text-properties officeooo:rsid="07295d5e"/>
    </style:style>
    <style:style style:name="T1105" style:family="text">
      <style:text-properties officeooo:rsid="072aab83"/>
    </style:style>
    <style:style style:name="T1106" style:family="text">
      <style:text-properties officeooo:rsid="072b68fe"/>
    </style:style>
    <style:style style:name="T1107" style:family="text">
      <style:text-properties officeooo:rsid="072cafa5"/>
    </style:style>
    <style:style style:name="T1108" style:family="text">
      <style:text-properties officeooo:rsid="072d95c5"/>
    </style:style>
    <style:style style:name="T1109" style:family="text">
      <style:text-properties officeooo:rsid="072dcefd"/>
    </style:style>
    <style:style style:name="T1110" style:family="text">
      <style:text-properties officeooo:rsid="072fd26f"/>
    </style:style>
    <style:style style:name="T1111" style:family="text">
      <style:text-properties officeooo:rsid="0731cfdf"/>
    </style:style>
    <style:style style:name="T1112" style:family="text">
      <style:text-properties officeooo:rsid="0733a5e0"/>
    </style:style>
    <style:style style:name="T1113" style:family="text">
      <style:text-properties officeooo:rsid="07340ad9"/>
    </style:style>
    <style:style style:name="T1114" style:family="text">
      <style:text-properties officeooo:rsid="0734aaad"/>
    </style:style>
    <style:style style:name="T1115" style:family="text">
      <style:text-properties officeooo:rsid="073506dd"/>
    </style:style>
    <style:style style:name="T1116" style:family="text">
      <style:text-properties officeooo:rsid="07355ed0"/>
    </style:style>
    <style:style style:name="T1117" style:family="text">
      <style:text-properties officeooo:rsid="0735fdd0"/>
    </style:style>
    <style:style style:name="T1118" style:family="text">
      <style:text-properties officeooo:rsid="0736c252"/>
    </style:style>
    <style:style style:name="T1119" style:family="text">
      <style:text-properties officeooo:rsid="0736d1ae"/>
    </style:style>
    <style:style style:name="T1120" style:family="text">
      <style:text-properties officeooo:rsid="0737e283"/>
    </style:style>
    <style:style style:name="T1121" style:family="text">
      <style:text-properties officeooo:rsid="0737e4fd"/>
    </style:style>
    <style:style style:name="T1122" style:family="text">
      <style:text-properties officeooo:rsid="073acbd4"/>
    </style:style>
    <style:style style:name="T1123" style:family="text">
      <style:text-properties officeooo:rsid="073c533e"/>
    </style:style>
    <style:style style:name="T1124" style:family="text">
      <style:text-properties officeooo:rsid="073d473a"/>
    </style:style>
    <style:style style:name="T1125" style:family="text">
      <style:text-properties officeooo:rsid="073f2b30"/>
    </style:style>
    <style:style style:name="T1126" style:family="text">
      <style:text-properties officeooo:rsid="07406f07"/>
    </style:style>
    <style:style style:name="T1127" style:family="text">
      <style:text-properties officeooo:rsid="07413f69"/>
    </style:style>
    <style:style style:name="T1128" style:family="text">
      <style:text-properties officeooo:rsid="0742e610"/>
    </style:style>
    <style:style style:name="T1129" style:family="text">
      <style:text-properties officeooo:rsid="0743faea"/>
    </style:style>
    <style:style style:name="T1130" style:family="text">
      <style:text-properties officeooo:rsid="0744f882"/>
    </style:style>
    <style:style style:name="T1131" style:family="text">
      <style:text-properties officeooo:rsid="0745d020"/>
    </style:style>
    <style:style style:name="T1132" style:family="text">
      <style:text-properties officeooo:rsid="0745e875"/>
    </style:style>
    <style:style style:name="T1133" style:family="text">
      <style:text-properties officeooo:rsid="0746680a"/>
    </style:style>
    <style:style style:name="T1134" style:family="text">
      <style:text-properties officeooo:rsid="0747d2eb"/>
    </style:style>
    <style:style style:name="T1135" style:family="text">
      <style:text-properties officeooo:rsid="0749cf8c"/>
    </style:style>
    <style:style style:name="T1136" style:family="text">
      <style:text-properties officeooo:rsid="074c02fb"/>
    </style:style>
    <style:style style:name="T1137" style:family="text">
      <style:text-properties officeooo:rsid="074e7ec8"/>
    </style:style>
    <style:style style:name="T1138" style:family="text">
      <style:text-properties officeooo:rsid="07503bd9"/>
    </style:style>
    <style:style style:name="T1139" style:family="text">
      <style:text-properties officeooo:rsid="0751597c"/>
    </style:style>
    <style:style style:name="T1140" style:family="text">
      <style:text-properties officeooo:rsid="075210dd"/>
    </style:style>
    <style:style style:name="T1141" style:family="text">
      <style:text-properties officeooo:rsid="0753efe7"/>
    </style:style>
    <style:style style:name="T1142" style:family="text">
      <style:text-properties officeooo:rsid="0755a892"/>
    </style:style>
    <style:style style:name="T1143" style:family="text">
      <style:text-properties officeooo:rsid="0755c921"/>
    </style:style>
    <style:style style:name="T1144" style:family="text">
      <style:text-properties officeooo:rsid="07569a0d"/>
    </style:style>
    <style:style style:name="T1145" style:family="text">
      <style:text-properties officeooo:rsid="0758715a"/>
    </style:style>
    <style:style style:name="T1146" style:family="text">
      <style:text-properties officeooo:rsid="075a3fb1"/>
    </style:style>
    <style:style style:name="T1147" style:family="text">
      <style:text-properties officeooo:rsid="075c0ff5"/>
    </style:style>
    <style:style style:name="T1148" style:family="text">
      <style:text-properties officeooo:rsid="075c8178"/>
    </style:style>
    <style:style style:name="T1149" style:family="text">
      <style:text-properties officeooo:rsid="075f0ac1"/>
    </style:style>
    <style:style style:name="T1150" style:family="text">
      <style:text-properties officeooo:rsid="0760f0f7"/>
    </style:style>
    <style:style style:name="T1151" style:family="text">
      <style:text-properties officeooo:rsid="0761d801"/>
    </style:style>
    <style:style style:name="T1152" style:family="text">
      <style:text-properties officeooo:rsid="076415f1"/>
    </style:style>
    <style:style style:name="T1153" style:family="text">
      <style:text-properties officeooo:rsid="0765ae82"/>
    </style:style>
    <style:style style:name="T1154" style:family="text">
      <style:text-properties officeooo:rsid="07670773"/>
    </style:style>
    <style:style style:name="T1155" style:family="text">
      <style:text-properties officeooo:rsid="07677af2"/>
    </style:style>
    <style:style style:name="T1156" style:family="text">
      <style:text-properties officeooo:rsid="0768f803"/>
    </style:style>
    <style:style style:name="T1157" style:family="text">
      <style:text-properties officeooo:rsid="076a4e60"/>
    </style:style>
    <style:style style:name="T1158" style:family="text">
      <style:text-properties officeooo:rsid="076b77e3"/>
    </style:style>
    <style:style style:name="T1159" style:family="text">
      <style:text-properties officeooo:rsid="076d01f2"/>
    </style:style>
    <style:style style:name="T1160" style:family="text">
      <style:text-properties officeooo:rsid="076edce1"/>
    </style:style>
    <style:style style:name="T1161" style:family="text">
      <style:text-properties officeooo:rsid="07707742"/>
    </style:style>
    <style:style style:name="T1162" style:family="text">
      <style:text-properties officeooo:rsid="0771fc0b"/>
    </style:style>
    <style:style style:name="T1163" style:family="text">
      <style:text-properties officeooo:rsid="07735298"/>
    </style:style>
    <style:style style:name="T1164" style:family="text">
      <style:text-properties officeooo:rsid="07742af1"/>
    </style:style>
    <style:style style:name="T1165" style:family="text">
      <style:text-properties officeooo:rsid="0774ab88"/>
    </style:style>
    <style:style style:name="T1166" style:family="text">
      <style:text-properties officeooo:rsid="0775cd5a"/>
    </style:style>
    <style:style style:name="T1167" style:family="text">
      <style:text-properties officeooo:rsid="077798ca"/>
    </style:style>
    <style:style style:name="T1168" style:family="text">
      <style:text-properties officeooo:rsid="077812fc"/>
    </style:style>
    <style:style style:name="T1169" style:family="text">
      <style:text-properties officeooo:rsid="0778531a"/>
    </style:style>
    <style:style style:name="T1170" style:family="text">
      <style:text-properties officeooo:rsid="07785471"/>
    </style:style>
    <style:style style:name="T1171" style:family="text">
      <style:text-properties officeooo:rsid="0778e5ed"/>
    </style:style>
    <style:style style:name="T1172" style:family="text">
      <style:text-properties officeooo:rsid="077b6410"/>
    </style:style>
    <style:style style:name="T1173" style:family="text">
      <style:text-properties officeooo:rsid="077b656f"/>
    </style:style>
    <style:style style:name="T1174" style:family="text">
      <style:text-properties officeooo:rsid="077be8f4"/>
    </style:style>
    <style:style style:name="T1175" style:family="text">
      <style:text-properties officeooo:rsid="077cbd49"/>
    </style:style>
    <style:style style:name="T1176" style:family="text">
      <style:text-properties officeooo:rsid="077cebba"/>
    </style:style>
    <style:style style:name="T1177" style:family="text">
      <style:text-properties officeooo:rsid="077ee3aa"/>
    </style:style>
    <style:style style:name="T1178" style:family="text">
      <style:text-properties officeooo:rsid="077f8678"/>
    </style:style>
    <style:style style:name="T1179" style:family="text">
      <style:text-properties officeooo:rsid="0782740c"/>
    </style:style>
    <style:style style:name="T1180" style:family="text">
      <style:text-properties officeooo:rsid="07844cb7"/>
    </style:style>
    <style:style style:name="T1181" style:family="text">
      <style:text-properties officeooo:rsid="0785847b"/>
    </style:style>
    <style:style style:name="T1182" style:family="text">
      <style:text-properties officeooo:rsid="07870651"/>
    </style:style>
    <style:style style:name="T1183" style:family="text">
      <style:text-properties officeooo:rsid="0787d198"/>
    </style:style>
    <style:style style:name="T1184" style:family="text">
      <style:text-properties officeooo:rsid="07896d84"/>
    </style:style>
    <style:style style:name="T1185" style:family="text">
      <style:text-properties officeooo:rsid="078a98a1"/>
    </style:style>
    <style:style style:name="T1186" style:family="text">
      <style:text-properties officeooo:rsid="078bd536"/>
    </style:style>
    <style:style style:name="T1187" style:family="text">
      <style:text-properties officeooo:rsid="078d4293"/>
    </style:style>
    <style:style style:name="T1188" style:family="text">
      <style:text-properties officeooo:rsid="078eec06"/>
    </style:style>
    <style:style style:name="T1189" style:family="text">
      <style:text-properties officeooo:rsid="0792f145"/>
    </style:style>
    <style:style style:name="T1190" style:family="text">
      <style:text-properties officeooo:rsid="0794cde9"/>
    </style:style>
    <style:style style:name="T1191" style:family="text">
      <style:text-properties officeooo:rsid="0795d4e8"/>
    </style:style>
    <style:style style:name="T1192" style:family="text">
      <style:text-properties officeooo:rsid="07962571"/>
    </style:style>
    <style:style style:name="T1193" style:family="text">
      <style:text-properties officeooo:rsid="0796f58c"/>
    </style:style>
    <style:style style:name="T1194" style:family="text">
      <style:text-properties officeooo:rsid="07979d44"/>
    </style:style>
    <style:style style:name="T1195" style:family="text">
      <style:text-properties officeooo:rsid="07990724"/>
    </style:style>
    <style:style style:name="T1196" style:family="text">
      <style:text-properties officeooo:rsid="079a3d1b"/>
    </style:style>
    <style:style style:name="T1197" style:family="text">
      <style:text-properties officeooo:rsid="079bf76e"/>
    </style:style>
    <style:style style:name="T1198" style:family="text">
      <style:text-properties officeooo:rsid="079d4ed5"/>
    </style:style>
    <style:style style:name="T1199" style:family="text">
      <style:text-properties officeooo:rsid="079e8d33"/>
    </style:style>
    <style:style style:name="T1200" style:family="text">
      <style:text-properties officeooo:rsid="07a0f589"/>
    </style:style>
    <style:style style:name="T1201" style:family="text">
      <style:text-properties officeooo:rsid="07a251d4"/>
    </style:style>
    <style:style style:name="T1202" style:family="text">
      <style:text-properties officeooo:rsid="07a2ea7b"/>
    </style:style>
    <style:style style:name="T1203" style:family="text">
      <style:text-properties officeooo:rsid="07a53800"/>
    </style:style>
    <style:style style:name="T1204" style:family="text">
      <style:text-properties officeooo:rsid="07a6c687"/>
    </style:style>
    <style:style style:name="T1205" style:family="text">
      <style:text-properties officeooo:rsid="07a852de"/>
    </style:style>
    <style:style style:name="T1206" style:family="text">
      <style:text-properties officeooo:rsid="07a93866"/>
    </style:style>
    <style:style style:name="T1207" style:family="text">
      <style:text-properties officeooo:rsid="07aae29c"/>
    </style:style>
    <style:style style:name="T1208" style:family="text">
      <style:text-properties officeooo:rsid="07ad32d8"/>
    </style:style>
    <style:style style:name="T1209" style:family="text">
      <style:text-properties officeooo:rsid="07b35c69"/>
    </style:style>
    <style:style style:name="T1210" style:family="text">
      <style:text-properties officeooo:rsid="07b84213"/>
    </style:style>
    <style:style style:name="T1211" style:family="text">
      <style:text-properties officeooo:rsid="07b98d16"/>
    </style:style>
    <style:style style:name="T1212" style:family="text">
      <style:text-properties officeooo:rsid="07bb4dbf"/>
    </style:style>
    <style:style style:name="T1213" style:family="text">
      <style:text-properties officeooo:rsid="07bd0605"/>
    </style:style>
    <style:style style:name="T1214" style:family="text">
      <style:text-properties officeooo:rsid="07bed0c2"/>
    </style:style>
    <style:style style:name="T1215" style:family="text">
      <style:text-properties officeooo:rsid="07c1e3c1"/>
    </style:style>
    <style:style style:name="T1216" style:family="text">
      <style:text-properties officeooo:rsid="07c36259"/>
    </style:style>
    <style:style style:name="T1217" style:family="text">
      <style:text-properties officeooo:rsid="07c438e5"/>
    </style:style>
    <style:style style:name="T1218" style:family="text">
      <style:text-properties officeooo:rsid="07c4cf64"/>
    </style:style>
    <style:style style:name="T1219" style:family="text">
      <style:text-properties officeooo:rsid="07c64641"/>
    </style:style>
    <style:style style:name="T1220" style:family="text">
      <style:text-properties officeooo:rsid="07c7df1d"/>
    </style:style>
    <style:style style:name="T1221" style:family="text">
      <style:text-properties officeooo:rsid="07c90dd8"/>
    </style:style>
    <style:style style:name="T1222" style:family="text">
      <style:text-properties officeooo:rsid="07cc1ce7"/>
    </style:style>
    <style:style style:name="T1223" style:family="text">
      <style:text-properties officeooo:rsid="07ce1794"/>
    </style:style>
    <style:style style:name="T1224" style:family="text">
      <style:text-properties officeooo:rsid="07d0124c"/>
    </style:style>
    <style:style style:name="T1225" style:family="text">
      <style:text-properties officeooo:rsid="07d17b91"/>
    </style:style>
    <style:style style:name="T1226" style:family="text">
      <style:text-properties officeooo:rsid="07d390d3"/>
    </style:style>
    <style:style style:name="T1227" style:family="text">
      <style:text-properties officeooo:rsid="07d49d61"/>
    </style:style>
    <style:style style:name="T1228" style:family="text">
      <style:text-properties officeooo:rsid="07d56e5e"/>
    </style:style>
    <style:style style:name="T1229" style:family="text">
      <style:text-properties officeooo:rsid="07d59658"/>
    </style:style>
    <style:style style:name="T1230" style:family="text">
      <style:text-properties officeooo:rsid="07d6529d"/>
    </style:style>
    <style:style style:name="T1231" style:family="text">
      <style:text-properties officeooo:rsid="07d7eabf"/>
    </style:style>
    <style:style style:name="T1232" style:family="text">
      <style:text-properties officeooo:rsid="07d805c8"/>
    </style:style>
    <style:style style:name="T1233" style:family="text">
      <style:text-properties officeooo:rsid="07d8e5fc"/>
    </style:style>
    <style:style style:name="T1234" style:family="text">
      <style:text-properties officeooo:rsid="07dd5240"/>
    </style:style>
    <style:style style:name="T1235" style:family="text">
      <style:text-properties officeooo:rsid="07dec91e"/>
    </style:style>
    <style:style style:name="T1236" style:family="text">
      <style:text-properties officeooo:rsid="07e070b4"/>
    </style:style>
    <style:style style:name="T1237" style:family="text">
      <style:text-properties officeooo:rsid="07e18132"/>
    </style:style>
    <style:style style:name="T1238" style:family="text">
      <style:text-properties officeooo:rsid="07e1b214"/>
    </style:style>
    <style:style style:name="T1239" style:family="text">
      <style:text-properties officeooo:rsid="07e20716"/>
    </style:style>
    <style:style style:name="T1240" style:family="text">
      <style:text-properties officeooo:rsid="07e35644"/>
    </style:style>
    <style:style style:name="T1241" style:family="text">
      <style:text-properties officeooo:rsid="07e423c7"/>
    </style:style>
    <style:style style:name="T1242" style:family="text">
      <style:text-properties officeooo:rsid="07e4599b"/>
    </style:style>
    <style:style style:name="T1243" style:family="text">
      <style:text-properties officeooo:rsid="07e69b92"/>
    </style:style>
    <style:style style:name="T1244" style:family="text">
      <style:text-properties officeooo:rsid="07e87e5c"/>
    </style:style>
    <style:style style:name="T1245" style:family="text">
      <style:text-properties officeooo:rsid="07e90d8b"/>
    </style:style>
    <style:style style:name="T1246" style:family="text">
      <style:text-properties officeooo:rsid="07ea970e"/>
    </style:style>
    <style:style style:name="T1247" style:family="text">
      <style:text-properties officeooo:rsid="07eb8c42"/>
    </style:style>
    <style:style style:name="T1248" style:family="text">
      <style:text-properties officeooo:rsid="07ecd021"/>
    </style:style>
    <style:style style:name="T1249" style:family="text">
      <style:text-properties officeooo:rsid="07ecee69"/>
    </style:style>
    <style:style style:name="T1250" style:family="text">
      <style:text-properties officeooo:rsid="07ed9f91"/>
    </style:style>
    <style:style style:name="T1251" style:family="text">
      <style:text-properties officeooo:rsid="07efaaf0"/>
    </style:style>
    <style:style style:name="T1252" style:family="text">
      <style:text-properties officeooo:rsid="07efcdf7"/>
    </style:style>
    <style:style style:name="T1253" style:family="text">
      <style:text-properties officeooo:rsid="07eff150"/>
    </style:style>
    <style:style style:name="T1254" style:family="text">
      <style:text-properties officeooo:rsid="07f1ca39"/>
    </style:style>
    <style:style style:name="T1255" style:family="text">
      <style:text-properties officeooo:rsid="07f38032"/>
    </style:style>
    <style:style style:name="T1256" style:family="text">
      <style:text-properties officeooo:rsid="07f525ea"/>
    </style:style>
    <style:style style:name="T1257" style:family="text">
      <style:text-properties officeooo:rsid="07f5c954"/>
    </style:style>
    <style:style style:name="T1258" style:family="text">
      <style:text-properties officeooo:rsid="07f9ad21"/>
    </style:style>
    <style:style style:name="T1259" style:family="text">
      <style:text-properties officeooo:rsid="07fd0ed6"/>
    </style:style>
    <style:style style:name="T1260" style:family="text">
      <style:text-properties officeooo:rsid="07fd5853"/>
    </style:style>
    <style:style style:name="T1261" style:family="text">
      <style:text-properties officeooo:rsid="07ff9c8d"/>
    </style:style>
    <style:style style:name="T1262" style:family="text">
      <style:text-properties officeooo:rsid="0800e73a"/>
    </style:style>
    <style:style style:name="T1263" style:family="text">
      <style:text-properties officeooo:rsid="0802750d"/>
    </style:style>
    <style:style style:name="T1264" style:family="text">
      <style:text-properties officeooo:rsid="08043bf4"/>
    </style:style>
    <style:style style:name="T1265" style:family="text">
      <style:text-properties officeooo:rsid="080478ef"/>
    </style:style>
    <style:style style:name="T1266" style:family="text">
      <style:text-properties officeooo:rsid="0805ad4b"/>
    </style:style>
    <style:style style:name="T1267" style:family="text">
      <style:text-properties officeooo:rsid="0805e99c"/>
    </style:style>
    <style:style style:name="T1268" style:family="text">
      <style:text-properties officeooo:rsid="0806586f"/>
    </style:style>
    <style:style style:name="T1269" style:family="text">
      <style:text-properties officeooo:rsid="08095a79"/>
    </style:style>
    <style:style style:name="T1270" style:family="text">
      <style:text-properties officeooo:rsid="080a1824"/>
    </style:style>
    <style:style style:name="T1271" style:family="text">
      <style:text-properties officeooo:rsid="080bd64a"/>
    </style:style>
    <style:style style:name="T1272" style:family="text">
      <style:text-properties officeooo:rsid="080c5619"/>
    </style:style>
    <style:style style:name="T1273" style:family="text">
      <style:text-properties officeooo:rsid="080cb595"/>
    </style:style>
    <style:style style:name="T1274" style:family="text">
      <style:text-properties officeooo:rsid="080e4789"/>
    </style:style>
    <style:style style:name="T1275" style:family="text">
      <style:text-properties officeooo:rsid="080f02dd"/>
    </style:style>
    <style:style style:name="T1276" style:family="text">
      <style:text-properties officeooo:rsid="0812c8bc"/>
    </style:style>
    <style:style style:name="T1277" style:family="text">
      <style:text-properties officeooo:rsid="08143b70"/>
    </style:style>
    <style:style style:name="T1278" style:family="text">
      <style:text-properties officeooo:rsid="0817e212"/>
    </style:style>
    <style:style style:name="T1279" style:family="text">
      <style:text-properties officeooo:rsid="0818036e"/>
    </style:style>
    <style:style style:name="T1280" style:family="text">
      <style:text-properties officeooo:rsid="0818c295"/>
    </style:style>
    <style:style style:name="T1281" style:family="text">
      <style:text-properties officeooo:rsid="081919f1"/>
    </style:style>
    <style:style style:name="T1282" style:family="text">
      <style:text-properties officeooo:rsid="08199cea"/>
    </style:style>
    <style:style style:name="T1283" style:family="text">
      <style:text-properties officeooo:rsid="0819b1c5"/>
    </style:style>
    <style:style style:name="T1284" style:family="text">
      <style:text-properties officeooo:rsid="081aee3d"/>
    </style:style>
    <style:style style:name="T1285" style:family="text">
      <style:text-properties officeooo:rsid="081d4598"/>
    </style:style>
    <style:style style:name="T1286" style:family="text">
      <style:text-properties officeooo:rsid="081dca78"/>
    </style:style>
    <style:style style:name="T1287" style:family="text">
      <style:text-properties officeooo:rsid="08201051"/>
    </style:style>
    <style:style style:name="T1288" style:family="text">
      <style:text-properties officeooo:rsid="0824311e"/>
    </style:style>
    <style:style style:name="T1289" style:family="text">
      <style:text-properties officeooo:rsid="0824b04e"/>
    </style:style>
    <style:style style:name="T1290" style:family="text">
      <style:text-properties officeooo:rsid="08261ebd"/>
    </style:style>
    <style:style style:name="T1291" style:family="text">
      <style:text-properties officeooo:rsid="082808e0"/>
    </style:style>
    <style:style style:name="T1292" style:family="text">
      <style:text-properties officeooo:rsid="0828ff15"/>
    </style:style>
    <style:style style:name="T1293" style:family="text">
      <style:text-properties officeooo:rsid="082a551c"/>
    </style:style>
    <style:style style:name="T1294" style:family="text">
      <style:text-properties officeooo:rsid="082a8aad"/>
    </style:style>
    <style:style style:name="T1295" style:family="text">
      <style:text-properties officeooo:rsid="082a9448"/>
    </style:style>
    <style:style style:name="T1296" style:family="text">
      <style:text-properties officeooo:rsid="082c170c"/>
    </style:style>
    <style:style style:name="T1297" style:family="text">
      <style:text-properties officeooo:rsid="082d21ac"/>
    </style:style>
    <style:style style:name="T1298" style:family="text">
      <style:text-properties officeooo:rsid="0830992a"/>
    </style:style>
    <style:style style:name="T1299" style:family="text">
      <style:text-properties officeooo:rsid="083193fd"/>
    </style:style>
    <style:style style:name="T1300" style:family="text">
      <style:text-properties officeooo:rsid="0832dc0c"/>
    </style:style>
    <style:style style:name="T1301" style:family="text">
      <style:text-properties officeooo:rsid="0833ec30"/>
    </style:style>
    <style:style style:name="T1302" style:family="text">
      <style:text-properties officeooo:rsid="08349935"/>
    </style:style>
    <style:style style:name="T1303" style:family="text">
      <style:text-properties officeooo:rsid="0837c95e"/>
    </style:style>
    <style:style style:name="T1304" style:family="text">
      <style:text-properties officeooo:rsid="0839a3f6"/>
    </style:style>
    <style:style style:name="T1305" style:family="text">
      <style:text-properties officeooo:rsid="083a862d"/>
    </style:style>
    <style:style style:name="T1306" style:family="text">
      <style:text-properties officeooo:rsid="083abfb2"/>
    </style:style>
    <style:style style:name="T1307" style:family="text">
      <style:text-properties officeooo:rsid="083c5ff7"/>
    </style:style>
    <style:style style:name="T1308" style:family="text">
      <style:text-properties officeooo:rsid="083d8a97"/>
    </style:style>
    <style:style style:name="T1309" style:family="text">
      <style:text-properties officeooo:rsid="083f1179"/>
    </style:style>
    <style:style style:name="T1310" style:family="text">
      <style:text-properties officeooo:rsid="083f3518"/>
    </style:style>
    <style:style style:name="T1311" style:family="text">
      <style:text-properties officeooo:rsid="083fc908"/>
    </style:style>
    <style:style style:name="T1312" style:family="text">
      <style:text-properties officeooo:rsid="08410343"/>
    </style:style>
    <style:style style:name="T1313" style:family="text">
      <style:text-properties officeooo:rsid="08425cac"/>
    </style:style>
    <style:style style:name="T1314" style:family="text">
      <style:text-properties officeooo:rsid="08428df3"/>
    </style:style>
    <style:style style:name="T1315" style:family="text">
      <style:text-properties officeooo:rsid="084453a2"/>
    </style:style>
    <style:style style:name="T1316" style:family="text">
      <style:text-properties officeooo:rsid="0845d77f"/>
    </style:style>
    <style:style style:name="T1317" style:family="text">
      <style:text-properties officeooo:rsid="0846fbed"/>
    </style:style>
    <style:style style:name="T1318" style:family="text">
      <style:text-properties officeooo:rsid="084c14ec"/>
    </style:style>
    <style:style style:name="T1319" style:family="text">
      <style:text-properties officeooo:rsid="084edd44"/>
    </style:style>
    <style:style style:name="T1320" style:family="text">
      <style:text-properties officeooo:rsid="084fbf4d"/>
    </style:style>
    <style:style style:name="T1321" style:family="text">
      <style:text-properties officeooo:rsid="0851b494"/>
    </style:style>
    <style:style style:name="T1322" style:family="text">
      <style:text-properties officeooo:rsid="08564966"/>
    </style:style>
    <style:style style:name="T1323" style:family="text">
      <style:text-properties officeooo:rsid="08592577"/>
    </style:style>
    <style:style style:name="T1324" style:family="text">
      <style:text-properties officeooo:rsid="085a0246"/>
    </style:style>
    <style:style style:name="T1325" style:family="text">
      <style:text-properties officeooo:rsid="085cd6c8"/>
    </style:style>
    <style:style style:name="T1326" style:family="text">
      <style:text-properties officeooo:rsid="085d10d0"/>
    </style:style>
    <style:style style:name="T1327" style:family="text">
      <style:text-properties officeooo:rsid="085e3733"/>
    </style:style>
    <style:style style:name="T1328" style:family="text">
      <style:text-properties officeooo:rsid="0861ae16"/>
    </style:style>
    <style:style style:name="T1329" style:family="text">
      <style:text-properties officeooo:rsid="08659ce8"/>
    </style:style>
    <style:style style:name="T1330" style:family="text">
      <style:text-properties officeooo:rsid="08664eda"/>
    </style:style>
    <style:style style:name="T1331" style:family="text">
      <style:text-properties officeooo:rsid="0866f9d2"/>
    </style:style>
    <style:style style:name="T1332" style:family="text">
      <style:text-properties officeooo:rsid="08689317"/>
    </style:style>
    <style:style style:name="T1333" style:family="text">
      <style:text-properties officeooo:rsid="086a8491"/>
    </style:style>
    <style:style style:name="T1334" style:family="text">
      <style:text-properties officeooo:rsid="086c1c65"/>
    </style:style>
    <style:style style:name="T1335" style:family="text">
      <style:text-properties officeooo:rsid="086d9beb"/>
    </style:style>
    <style:style style:name="T1336" style:family="text">
      <style:text-properties officeooo:rsid="086f246d"/>
    </style:style>
    <style:style style:name="T1337" style:family="text">
      <style:text-properties officeooo:rsid="0870c52d"/>
    </style:style>
    <style:style style:name="T1338" style:family="text">
      <style:text-properties officeooo:rsid="0871f4ea"/>
    </style:style>
    <style:style style:name="T1339" style:family="text">
      <style:text-properties officeooo:rsid="0872420f"/>
    </style:style>
    <style:style style:name="T1340" style:family="text">
      <style:text-properties officeooo:rsid="0873fcd4"/>
    </style:style>
    <style:style style:name="T1341" style:family="text">
      <style:text-properties officeooo:rsid="0874f627"/>
    </style:style>
    <style:style style:name="T1342" style:family="text">
      <style:text-properties officeooo:rsid="0876b282"/>
    </style:style>
    <style:style style:name="T1343" style:family="text">
      <style:text-properties officeooo:rsid="087ad351"/>
    </style:style>
    <style:style style:name="T1344" style:family="text">
      <style:text-properties officeooo:rsid="087c8022"/>
    </style:style>
    <style:style style:name="T1345" style:family="text">
      <style:text-properties officeooo:rsid="087d8546"/>
    </style:style>
    <style:style style:name="T1346" style:family="text">
      <style:text-properties officeooo:rsid="087e2dd2"/>
    </style:style>
    <style:style style:name="T1347" style:family="text">
      <style:text-properties officeooo:rsid="087e83b2"/>
    </style:style>
    <style:style style:name="T1348" style:family="text">
      <style:text-properties officeooo:rsid="087eb538"/>
    </style:style>
    <style:style style:name="T1349" style:family="text">
      <style:text-properties officeooo:rsid="087fcdc6"/>
    </style:style>
    <style:style style:name="T1350" style:family="text">
      <style:text-properties officeooo:rsid="0882fa4c"/>
    </style:style>
    <style:style style:name="T1351" style:family="text">
      <style:text-properties officeooo:rsid="0884d285"/>
    </style:style>
    <style:style style:name="T1352" style:family="text">
      <style:text-properties officeooo:rsid="08861067"/>
    </style:style>
    <style:style style:name="T1353" style:family="text">
      <style:text-properties officeooo:rsid="08871d3b"/>
    </style:style>
    <style:style style:name="T1354" style:family="text">
      <style:text-properties officeooo:rsid="08898703"/>
    </style:style>
    <style:style style:name="T1355" style:family="text">
      <style:text-properties officeooo:rsid="088bd1c1"/>
    </style:style>
    <style:style style:name="T1356" style:family="text">
      <style:text-properties officeooo:rsid="088e141d"/>
    </style:style>
    <style:style style:name="T1357" style:family="text">
      <style:text-properties officeooo:rsid="088f0f89"/>
    </style:style>
    <style:style style:name="T1358" style:family="text">
      <style:text-properties officeooo:rsid="088fed07"/>
    </style:style>
    <style:style style:name="T1359" style:family="text">
      <style:text-properties officeooo:rsid="0893c0f9"/>
    </style:style>
    <style:style style:name="T1360" style:family="text">
      <style:text-properties officeooo:rsid="089480f8"/>
    </style:style>
    <style:style style:name="T1361" style:family="text">
      <style:text-properties officeooo:rsid="089529f6"/>
    </style:style>
    <style:style style:name="T1362" style:family="text">
      <style:text-properties officeooo:rsid="0896eb0d"/>
    </style:style>
    <style:style style:name="T1363" style:family="text">
      <style:text-properties officeooo:rsid="08974373"/>
    </style:style>
    <style:style style:name="T1364" style:family="text">
      <style:text-properties officeooo:rsid="08990b4d"/>
    </style:style>
    <style:style style:name="T1365" style:family="text">
      <style:text-properties officeooo:rsid="089af3ca"/>
    </style:style>
    <style:style style:name="T1366" style:family="text">
      <style:text-properties officeooo:rsid="089bb130"/>
    </style:style>
    <style:style style:name="T1367" style:family="text">
      <style:text-properties officeooo:rsid="089d7c13"/>
    </style:style>
    <style:style style:name="T1368" style:family="text">
      <style:text-properties officeooo:rsid="08a090f1"/>
    </style:style>
    <style:style style:name="T1369" style:family="text">
      <style:text-properties officeooo:rsid="08a174c0"/>
    </style:style>
    <style:style style:name="T1370" style:family="text">
      <style:text-properties officeooo:rsid="08a3a1b7"/>
    </style:style>
    <style:style style:name="T1371" style:family="text">
      <style:text-properties officeooo:rsid="08a511e7"/>
    </style:style>
    <style:style style:name="T1372" style:family="text">
      <style:text-properties officeooo:rsid="08a64e2e"/>
    </style:style>
    <style:style style:name="T1373" style:family="text">
      <style:text-properties officeooo:rsid="08a71f96"/>
    </style:style>
    <style:style style:name="T1374" style:family="text">
      <style:text-properties officeooo:rsid="08a9f03b"/>
    </style:style>
    <style:style style:name="T1375" style:family="text">
      <style:text-properties officeooo:rsid="08ab8f1e"/>
    </style:style>
    <style:style style:name="T1376" style:family="text">
      <style:text-properties officeooo:rsid="08abeb9f"/>
    </style:style>
    <style:style style:name="T1377" style:family="text">
      <style:text-properties officeooo:rsid="08adb58e"/>
    </style:style>
    <style:style style:name="T1378" style:family="text">
      <style:text-properties officeooo:rsid="08adda61"/>
    </style:style>
    <style:style style:name="T1379" style:family="text">
      <style:text-properties officeooo:rsid="08afd24a"/>
    </style:style>
    <style:style style:name="T1380" style:family="text">
      <style:text-properties officeooo:rsid="08b0f380"/>
    </style:style>
    <style:style style:name="T1381" style:family="text">
      <style:text-properties officeooo:rsid="08b1853a"/>
    </style:style>
    <style:style style:name="T1382" style:family="text">
      <style:text-properties officeooo:rsid="08b19678"/>
    </style:style>
    <style:style style:name="T1383" style:family="text">
      <style:text-properties officeooo:rsid="08b33575"/>
    </style:style>
    <style:style style:name="T1384" style:family="text">
      <style:text-properties officeooo:rsid="08b40041"/>
    </style:style>
    <style:style style:name="T1385" style:family="text">
      <style:text-properties officeooo:rsid="08b51035"/>
    </style:style>
    <style:style style:name="T1386" style:family="text">
      <style:text-properties officeooo:rsid="08b7092a"/>
    </style:style>
    <style:style style:name="T1387" style:family="text">
      <style:text-properties officeooo:rsid="08b843fb"/>
    </style:style>
    <style:style style:name="T1388" style:family="text">
      <style:text-properties officeooo:rsid="08ba28a1"/>
    </style:style>
    <style:style style:name="T1389" style:family="text">
      <style:text-properties officeooo:rsid="08baa8a8"/>
    </style:style>
    <style:style style:name="T1390" style:family="text">
      <style:text-properties officeooo:rsid="08bc2ac0"/>
    </style:style>
    <style:style style:name="T1391" style:family="text">
      <style:text-properties officeooo:rsid="08bdd9e2"/>
    </style:style>
    <style:style style:name="T1392" style:family="text">
      <style:text-properties officeooo:rsid="08c42478"/>
    </style:style>
    <style:style style:name="T1393" style:family="text">
      <style:text-properties officeooo:rsid="08c6035e"/>
    </style:style>
    <style:style style:name="T1394" style:family="text">
      <style:text-properties officeooo:rsid="08c9c119"/>
    </style:style>
    <style:style style:name="T1395" style:family="text">
      <style:text-properties officeooo:rsid="08ccc966"/>
    </style:style>
    <style:style style:name="T1396" style:family="text">
      <style:text-properties officeooo:rsid="08ceb165"/>
    </style:style>
    <style:style style:name="T1397" style:family="text">
      <style:text-properties officeooo:rsid="08d4f003"/>
    </style:style>
    <style:style style:name="T1398" style:family="text">
      <style:text-properties officeooo:rsid="08d5cf5a"/>
    </style:style>
    <style:style style:name="T1399" style:family="text">
      <style:text-properties officeooo:rsid="08d691d6"/>
    </style:style>
    <style:style style:name="T1400" style:family="text">
      <style:text-properties officeooo:rsid="08d96ace"/>
    </style:style>
    <style:style style:name="T1401" style:family="text">
      <style:text-properties officeooo:rsid="08d9d9fb"/>
    </style:style>
    <style:style style:name="T1402" style:family="text">
      <style:text-properties officeooo:rsid="08dbccda"/>
    </style:style>
    <style:style style:name="T1403" style:family="text">
      <style:text-properties officeooo:rsid="08dc0f3b"/>
    </style:style>
    <style:style style:name="T1404" style:family="text">
      <style:text-properties officeooo:rsid="08dc8185"/>
    </style:style>
    <style:style style:name="T1405" style:family="text">
      <style:text-properties officeooo:rsid="08ddb7e0"/>
    </style:style>
    <style:style style:name="T1406" style:family="text">
      <style:text-properties officeooo:rsid="08df620a"/>
    </style:style>
    <style:style style:name="T1407" style:family="text">
      <style:text-properties officeooo:rsid="08dfd90b"/>
    </style:style>
    <style:style style:name="T1408" style:family="text">
      <style:text-properties officeooo:rsid="08e1d1a5"/>
    </style:style>
    <style:style style:name="T1409" style:family="text">
      <style:text-properties officeooo:rsid="08e30b5e"/>
    </style:style>
    <style:style style:name="T1410" style:family="text">
      <style:text-properties officeooo:rsid="08e6028c"/>
    </style:style>
    <style:style style:name="T1411" style:family="text">
      <style:text-properties officeooo:rsid="08e6397d"/>
    </style:style>
    <style:style style:name="T1412" style:family="text">
      <style:text-properties officeooo:rsid="08e7e562"/>
    </style:style>
    <style:style style:name="T1413" style:family="text">
      <style:text-properties officeooo:rsid="08e93a5d"/>
    </style:style>
    <style:style style:name="T1414" style:family="text">
      <style:text-properties officeooo:rsid="08ea2241"/>
    </style:style>
    <style:style style:name="T1415" style:family="text">
      <style:text-properties officeooo:rsid="08eabece"/>
    </style:style>
    <style:style style:name="T1416" style:family="text">
      <style:text-properties officeooo:rsid="08ececd3"/>
    </style:style>
    <style:style style:name="T1417" style:family="text">
      <style:text-properties officeooo:rsid="08ef7a67"/>
    </style:style>
    <style:style style:name="T1418" style:family="text">
      <style:text-properties officeooo:rsid="08f4697b"/>
    </style:style>
    <style:style style:name="T1419" style:family="text">
      <style:text-properties officeooo:rsid="08f6e4b9"/>
    </style:style>
    <style:style style:name="T1420" style:family="text">
      <style:text-properties officeooo:rsid="08f8d98f"/>
    </style:style>
    <style:style style:name="T1421" style:family="text">
      <style:text-properties officeooo:rsid="08fb4cd4"/>
    </style:style>
    <style:style style:name="T1422" style:family="text">
      <style:text-properties officeooo:rsid="08fc2f0d"/>
    </style:style>
    <style:style style:name="T1423" style:family="text">
      <style:text-properties officeooo:rsid="08fddf90"/>
    </style:style>
    <style:style style:name="T1424" style:family="text">
      <style:text-properties officeooo:rsid="0900ef19"/>
    </style:style>
    <style:style style:name="T1425" style:family="text">
      <style:text-properties officeooo:rsid="090121d7"/>
    </style:style>
    <style:style style:name="T1426" style:family="text">
      <style:text-properties officeooo:rsid="0902e906"/>
    </style:style>
    <style:style style:name="T1427" style:family="text">
      <style:text-properties officeooo:rsid="09047cd0"/>
    </style:style>
    <style:style style:name="T1428" style:family="text">
      <style:text-properties officeooo:rsid="0905f3ef"/>
    </style:style>
    <style:style style:name="T1429" style:family="text">
      <style:text-properties officeooo:rsid="0907c096"/>
    </style:style>
    <style:style style:name="T1430" style:family="text">
      <style:text-properties officeooo:rsid="09084e35"/>
    </style:style>
    <style:style style:name="T1431" style:family="text">
      <style:text-properties officeooo:rsid="0908cb5e"/>
    </style:style>
    <style:style style:name="T1432" style:family="text">
      <style:text-properties officeooo:rsid="0909a0c8"/>
    </style:style>
    <style:style style:name="T1433" style:family="text">
      <style:text-properties officeooo:rsid="090aff12"/>
    </style:style>
    <style:style style:name="T1434" style:family="text">
      <style:text-properties officeooo:rsid="090e4144"/>
    </style:style>
    <style:style style:name="T1435" style:family="text">
      <style:text-properties officeooo:rsid="090e48fe"/>
    </style:style>
    <style:style style:name="T1436" style:family="text">
      <style:text-properties officeooo:rsid="091013bd"/>
    </style:style>
    <style:style style:name="T1437" style:family="text">
      <style:text-properties officeooo:rsid="09111d50"/>
    </style:style>
    <style:style style:name="T1438" style:family="text">
      <style:text-properties officeooo:rsid="09126577"/>
    </style:style>
    <style:style style:name="T1439" style:family="text">
      <style:text-properties officeooo:rsid="091424a8"/>
    </style:style>
    <style:style style:name="T1440" style:family="text">
      <style:text-properties officeooo:rsid="0916ab22"/>
    </style:style>
    <style:style style:name="T1441" style:family="text">
      <style:text-properties officeooo:rsid="0917abf5"/>
    </style:style>
    <style:style style:name="T1442" style:family="text">
      <style:text-properties officeooo:rsid="091b06d2"/>
    </style:style>
    <style:style style:name="T1443" style:family="text">
      <style:text-properties officeooo:rsid="091f2bce"/>
    </style:style>
    <style:style style:name="T1444" style:family="text">
      <style:text-properties officeooo:rsid="09220856"/>
    </style:style>
    <style:style style:name="T1445" style:family="text">
      <style:text-properties officeooo:rsid="09234fe0"/>
    </style:style>
    <style:style style:name="T1446" style:family="text">
      <style:text-properties officeooo:rsid="092441c6"/>
    </style:style>
    <style:style style:name="T1447" style:family="text">
      <style:text-properties officeooo:rsid="09255b2f"/>
    </style:style>
    <style:style style:name="T1448" style:family="text">
      <style:text-properties officeooo:rsid="09286d1a"/>
    </style:style>
    <style:style style:name="T1449" style:family="text">
      <style:text-properties officeooo:rsid="0928b725"/>
    </style:style>
    <style:style style:name="T1450" style:family="text">
      <style:text-properties officeooo:rsid="0929e68c"/>
    </style:style>
    <style:style style:name="T1451" style:family="text">
      <style:text-properties officeooo:rsid="092aa719"/>
    </style:style>
    <style:style style:name="T1452" style:family="text">
      <style:text-properties officeooo:rsid="092b5fb0"/>
    </style:style>
    <style:style style:name="T1453" style:family="text">
      <style:text-properties officeooo:rsid="092d10fd"/>
    </style:style>
    <style:style style:name="T1454" style:family="text">
      <style:text-properties officeooo:rsid="092d8bae"/>
    </style:style>
    <style:style style:name="T1455" style:family="text">
      <style:text-properties officeooo:rsid="092fb1ff"/>
    </style:style>
    <style:style style:name="T1456" style:family="text">
      <style:text-properties officeooo:rsid="0931b5c8"/>
    </style:style>
    <style:style style:name="T1457" style:family="text">
      <style:text-properties officeooo:rsid="0932d086"/>
    </style:style>
    <style:style style:name="T1458" style:family="text">
      <style:text-properties officeooo:rsid="09355d46"/>
    </style:style>
    <style:style style:name="T1459" style:family="text">
      <style:text-properties officeooo:rsid="0935c3d1"/>
    </style:style>
    <style:style style:name="T1460" style:family="text">
      <style:text-properties officeooo:rsid="09364442"/>
    </style:style>
    <style:style style:name="T1461" style:family="text">
      <style:text-properties officeooo:rsid="0938be55"/>
    </style:style>
    <style:style style:name="T1462" style:family="text">
      <style:text-properties officeooo:rsid="09394185"/>
    </style:style>
    <style:style style:name="T1463" style:family="text">
      <style:text-properties officeooo:rsid="093ad462"/>
    </style:style>
    <style:style style:name="T1464" style:family="text">
      <style:text-properties officeooo:rsid="093b1a11"/>
    </style:style>
    <style:style style:name="T1465" style:family="text">
      <style:text-properties officeooo:rsid="093d2aee"/>
    </style:style>
    <style:style style:name="T1466" style:family="text">
      <style:text-properties officeooo:rsid="093e9045"/>
    </style:style>
    <style:style style:name="T1467" style:family="text">
      <style:text-properties officeooo:rsid="09400ab0"/>
    </style:style>
    <style:style style:name="T1468" style:family="text">
      <style:text-properties officeooo:rsid="09411724"/>
    </style:style>
    <style:style style:name="T1469" style:family="text">
      <style:text-properties officeooo:rsid="0941f984"/>
    </style:style>
    <style:style style:name="T1470" style:family="text">
      <style:text-properties officeooo:rsid="094240cc"/>
    </style:style>
    <style:style style:name="T1471" style:family="text">
      <style:text-properties officeooo:rsid="09442a63"/>
    </style:style>
    <style:style style:name="T1472" style:family="text">
      <style:text-properties officeooo:rsid="0945aa6a"/>
    </style:style>
    <style:style style:name="T1473" style:family="text">
      <style:text-properties officeooo:rsid="0949bfc9"/>
    </style:style>
    <style:style style:name="T1474" style:family="text">
      <style:text-properties officeooo:rsid="094a714e"/>
    </style:style>
    <style:style style:name="T1475" style:family="text">
      <style:text-properties officeooo:rsid="094dc44e"/>
    </style:style>
    <style:style style:name="T1476" style:family="text">
      <style:text-properties officeooo:rsid="0951c809"/>
    </style:style>
    <style:style style:name="T1477" style:family="text">
      <style:text-properties officeooo:rsid="0952a954"/>
    </style:style>
    <style:style style:name="T1478" style:family="text">
      <style:text-properties officeooo:rsid="0954603b"/>
    </style:style>
    <style:style style:name="T1479" style:family="text">
      <style:text-properties officeooo:rsid="095591a7"/>
    </style:style>
    <style:style style:name="T1480" style:family="text">
      <style:text-properties officeooo:rsid="095612b8"/>
    </style:style>
    <style:style style:name="T1481" style:family="text">
      <style:text-properties officeooo:rsid="095781b0"/>
    </style:style>
    <style:style style:name="T1482" style:family="text">
      <style:text-properties officeooo:rsid="0959dd5e"/>
    </style:style>
    <style:style style:name="T1483" style:family="text">
      <style:text-properties officeooo:rsid="095ac5ce"/>
    </style:style>
    <style:style style:name="T1484" style:family="text">
      <style:text-properties officeooo:rsid="095eb730"/>
    </style:style>
    <style:style style:name="T1485" style:family="text">
      <style:text-properties officeooo:rsid="09605429"/>
    </style:style>
    <style:style style:name="T1486" style:family="text">
      <style:text-properties officeooo:rsid="0961486b"/>
    </style:style>
    <style:style style:name="T1487" style:family="text">
      <style:text-properties officeooo:rsid="09655864"/>
    </style:style>
    <style:style style:name="T1488" style:family="text">
      <style:text-properties officeooo:rsid="096705f2"/>
    </style:style>
    <style:style style:name="T1489" style:family="text">
      <style:text-properties officeooo:rsid="0969410c"/>
    </style:style>
    <style:style style:name="T1490" style:family="text">
      <style:text-properties officeooo:rsid="096b0ff5"/>
    </style:style>
    <style:style style:name="T1491" style:family="text">
      <style:text-properties officeooo:rsid="096c98b2"/>
    </style:style>
    <style:style style:name="T1492" style:family="text">
      <style:text-properties officeooo:rsid="0971944a"/>
    </style:style>
    <style:style style:name="T1493" style:family="text">
      <style:text-properties officeooo:rsid="097304ec"/>
    </style:style>
    <style:style style:name="T1494" style:family="text">
      <style:text-properties officeooo:rsid="0974f78f"/>
    </style:style>
    <style:style style:name="T1495" style:family="text">
      <style:text-properties officeooo:rsid="09758a97"/>
    </style:style>
    <style:style style:name="T1496" style:family="text">
      <style:text-properties officeooo:rsid="09776b43"/>
    </style:style>
    <style:style style:name="T1497" style:family="text">
      <style:text-properties officeooo:rsid="097908e2"/>
    </style:style>
    <style:style style:name="T1498" style:family="text">
      <style:text-properties officeooo:rsid="09799478"/>
    </style:style>
    <style:style style:name="T1499" style:family="text">
      <style:text-properties officeooo:rsid="097af9de"/>
    </style:style>
    <style:style style:name="T1500" style:family="text">
      <style:text-properties officeooo:rsid="097d735b"/>
    </style:style>
    <style:style style:name="T1501" style:family="text">
      <style:text-properties officeooo:rsid="097ed9d0"/>
    </style:style>
    <style:style style:name="T1502" style:family="text">
      <style:text-properties officeooo:rsid="097fb73f"/>
    </style:style>
    <style:style style:name="T1503" style:family="text">
      <style:text-properties officeooo:rsid="0980787c"/>
    </style:style>
    <style:style style:name="T1504" style:family="text">
      <style:text-properties officeooo:rsid="098085e5"/>
    </style:style>
    <style:style style:name="T1505" style:family="text">
      <style:text-properties officeooo:rsid="0981dbb7"/>
    </style:style>
    <style:style style:name="T1506" style:family="text">
      <style:text-properties officeooo:rsid="0982457b"/>
    </style:style>
    <style:style style:name="T1507" style:family="text">
      <style:text-properties officeooo:rsid="09852b76"/>
    </style:style>
    <style:style style:name="T1508" style:family="text">
      <style:text-properties officeooo:rsid="0988ac71"/>
    </style:style>
    <style:style style:name="T1509" style:family="text">
      <style:text-properties officeooo:rsid="098bd7f8"/>
    </style:style>
    <style:style style:name="T1510" style:family="text">
      <style:text-properties officeooo:rsid="098c533f"/>
    </style:style>
    <style:style style:name="T1511" style:family="text">
      <style:text-properties officeooo:rsid="098d9943"/>
    </style:style>
    <style:style style:name="T1512" style:family="text">
      <style:text-properties officeooo:rsid="09905cc2"/>
    </style:style>
    <style:style style:name="T1513" style:family="text">
      <style:text-properties officeooo:rsid="0991926e"/>
    </style:style>
    <style:style style:name="T1514" style:family="text">
      <style:text-properties officeooo:rsid="09936e29"/>
    </style:style>
    <style:style style:name="T1515" style:family="text">
      <style:text-properties officeooo:rsid="0993fa2b"/>
    </style:style>
    <style:style style:name="T1516" style:family="text">
      <style:text-properties officeooo:rsid="0997b43a"/>
    </style:style>
    <style:style style:name="T1517" style:family="text">
      <style:text-properties officeooo:rsid="0998048e"/>
    </style:style>
    <style:style style:name="T1518" style:family="text">
      <style:text-properties officeooo:rsid="099903c7"/>
    </style:style>
    <style:style style:name="T1519" style:family="text">
      <style:text-properties officeooo:rsid="099bff6a"/>
    </style:style>
    <style:style style:name="T1520" style:family="text">
      <style:text-properties officeooo:rsid="099fc35f"/>
    </style:style>
    <style:style style:name="T1521" style:family="text">
      <style:text-properties officeooo:rsid="09a1e817"/>
    </style:style>
    <style:style style:name="T1522" style:family="text">
      <style:text-properties officeooo:rsid="09a7200c"/>
    </style:style>
    <style:style style:name="T1523" style:family="text">
      <style:text-properties officeooo:rsid="09a7f1ca"/>
    </style:style>
    <style:style style:name="T1524" style:family="text">
      <style:text-properties officeooo:rsid="09a9ee0e"/>
    </style:style>
    <style:style style:name="T1525" style:family="text">
      <style:text-properties officeooo:rsid="09aabd15"/>
    </style:style>
    <style:style style:name="T1526" style:family="text">
      <style:text-properties officeooo:rsid="09ad35ca"/>
    </style:style>
    <style:style style:name="T1527" style:family="text">
      <style:text-properties officeooo:rsid="09ae34ce"/>
    </style:style>
    <style:style style:name="T1528" style:family="text">
      <style:text-properties officeooo:rsid="09aebf0a"/>
    </style:style>
    <style:style style:name="T1529" style:family="text">
      <style:text-properties officeooo:rsid="09b1d628"/>
    </style:style>
    <style:style style:name="T1530" style:family="text">
      <style:text-properties officeooo:rsid="09b25d8d"/>
    </style:style>
    <style:style style:name="T1531" style:family="text">
      <style:text-properties officeooo:rsid="09b2f3fe"/>
    </style:style>
    <style:style style:name="T1532" style:family="text">
      <style:text-properties officeooo:rsid="09b42272"/>
    </style:style>
    <style:style style:name="T1533" style:family="text">
      <style:text-properties officeooo:rsid="09b590f8"/>
    </style:style>
    <style:style style:name="T1534" style:family="text">
      <style:text-properties officeooo:rsid="09b6deeb"/>
    </style:style>
    <style:style style:name="T1535" style:family="text">
      <style:text-properties officeooo:rsid="09bb3b87"/>
    </style:style>
    <style:style style:name="T1536" style:family="text">
      <style:text-properties officeooo:rsid="09bb652b"/>
    </style:style>
    <style:style style:name="T1537" style:family="text">
      <style:text-properties officeooo:rsid="09bb7f9a"/>
    </style:style>
    <style:style style:name="T1538" style:family="text">
      <style:text-properties officeooo:rsid="09bdd3db"/>
    </style:style>
    <style:style style:name="T1539" style:family="text">
      <style:text-properties officeooo:rsid="09c09663"/>
    </style:style>
    <style:style style:name="T1540" style:family="text">
      <style:text-properties officeooo:rsid="09c36d79"/>
    </style:style>
    <style:style style:name="T1541" style:family="text">
      <style:text-properties officeooo:rsid="09c439c8"/>
    </style:style>
    <style:style style:name="T1542" style:family="text">
      <style:text-properties officeooo:rsid="09c55a91"/>
    </style:style>
    <style:style style:name="T1543" style:family="text">
      <style:text-properties officeooo:rsid="09c6678b"/>
    </style:style>
    <style:style style:name="T1544" style:family="text">
      <style:text-properties officeooo:rsid="09c679d8"/>
    </style:style>
    <style:style style:name="T1545" style:family="text">
      <style:text-properties officeooo:rsid="09c71de6"/>
    </style:style>
    <style:style style:name="T1546" style:family="text">
      <style:text-properties officeooo:rsid="09c87ba3"/>
    </style:style>
    <style:style style:name="T1547" style:family="text">
      <style:text-properties officeooo:rsid="09c9a5b7"/>
    </style:style>
    <style:style style:name="T1548" style:family="text">
      <style:text-properties officeooo:rsid="09cbea69"/>
    </style:style>
    <style:style style:name="T1549" style:family="text">
      <style:text-properties officeooo:rsid="09cd6ec2"/>
    </style:style>
    <style:style style:name="T1550" style:family="text">
      <style:text-properties officeooo:rsid="09cf3677"/>
    </style:style>
    <style:style style:name="T1551" style:family="text">
      <style:text-properties officeooo:rsid="09d159a5"/>
    </style:style>
    <style:style style:name="T1552" style:family="text">
      <style:text-properties officeooo:rsid="09d23af0"/>
    </style:style>
    <style:style style:name="T1553" style:family="text">
      <style:text-properties officeooo:rsid="09d2d1de"/>
    </style:style>
    <style:style style:name="T1554" style:family="text">
      <style:text-properties officeooo:rsid="09d68b50"/>
    </style:style>
    <style:style style:name="T1555" style:family="text">
      <style:text-properties officeooo:rsid="09d71508"/>
    </style:style>
    <style:style style:name="T1556" style:family="text">
      <style:text-properties officeooo:rsid="09d8736c"/>
    </style:style>
    <style:style style:name="T1557" style:family="text">
      <style:text-properties officeooo:rsid="09d99a9a"/>
    </style:style>
    <style:style style:name="T1558" style:family="text">
      <style:text-properties officeooo:rsid="09dc1981"/>
    </style:style>
    <style:style style:name="T1559" style:family="text">
      <style:text-properties officeooo:rsid="09dcbafa"/>
    </style:style>
    <style:style style:name="T1560" style:family="text">
      <style:text-properties officeooo:rsid="09de967f"/>
    </style:style>
    <style:style style:name="T1561" style:family="text">
      <style:text-properties officeooo:rsid="09e04a90"/>
    </style:style>
    <style:style style:name="T1562" style:family="text">
      <style:text-properties officeooo:rsid="09e20e28"/>
    </style:style>
    <style:style style:name="T1563" style:family="text">
      <style:text-properties officeooo:rsid="09e24794"/>
    </style:style>
    <style:style style:name="T1564" style:family="text">
      <style:text-properties officeooo:rsid="09e2eac1"/>
    </style:style>
    <style:style style:name="T1565" style:family="text">
      <style:text-properties officeooo:rsid="09e3e6cc"/>
    </style:style>
    <style:style style:name="T1566" style:family="text">
      <style:text-properties officeooo:rsid="09e5e641"/>
    </style:style>
    <style:style style:name="T1567" style:family="text">
      <style:text-properties officeooo:rsid="09e6b765"/>
    </style:style>
    <style:style style:name="T1568" style:family="text">
      <style:text-properties officeooo:rsid="09e86572"/>
    </style:style>
    <style:style style:name="T1569" style:family="text">
      <style:text-properties officeooo:rsid="09e9b779"/>
    </style:style>
    <style:style style:name="T1570" style:family="text">
      <style:text-properties officeooo:rsid="09eb9b09"/>
    </style:style>
    <style:style style:name="T1571" style:family="text">
      <style:text-properties officeooo:rsid="09ed2bfe"/>
    </style:style>
    <style:style style:name="T1572" style:family="text">
      <style:text-properties officeooo:rsid="09edcdd7"/>
    </style:style>
    <style:style style:name="T1573" style:family="text">
      <style:text-properties officeooo:rsid="09eed630"/>
    </style:style>
    <style:style style:name="T1574" style:family="text">
      <style:text-properties officeooo:rsid="09f19f39"/>
    </style:style>
    <style:style style:name="T1575" style:family="text">
      <style:text-properties officeooo:rsid="09f32569"/>
    </style:style>
    <style:style style:name="T1576" style:family="text">
      <style:text-properties officeooo:rsid="09f605a7"/>
    </style:style>
    <style:style style:name="T1577" style:family="text">
      <style:text-properties officeooo:rsid="09f6a66d"/>
    </style:style>
    <style:style style:name="T1578" style:family="text">
      <style:text-properties officeooo:rsid="09f813ef"/>
    </style:style>
    <style:style style:name="T1579" style:family="text">
      <style:text-properties officeooo:rsid="09f9f38e"/>
    </style:style>
    <style:style style:name="T1580" style:family="text">
      <style:text-properties officeooo:rsid="09fb3ab7"/>
    </style:style>
    <style:style style:name="T1581" style:family="text">
      <style:text-properties officeooo:rsid="09ff7041"/>
    </style:style>
    <style:style style:name="T1582" style:family="text">
      <style:text-properties officeooo:rsid="0a0046b7"/>
    </style:style>
    <style:style style:name="T1583" style:family="text">
      <style:text-properties officeooo:rsid="0a00f517"/>
    </style:style>
    <style:style style:name="T1584" style:family="text">
      <style:text-properties officeooo:rsid="0a0386ad"/>
    </style:style>
    <style:style style:name="T1585" style:family="text">
      <style:text-properties officeooo:rsid="0a0513d4"/>
    </style:style>
    <style:style style:name="T1586" style:family="text">
      <style:text-properties officeooo:rsid="0a0623d2"/>
    </style:style>
    <style:style style:name="T1587" style:family="text">
      <style:text-properties officeooo:rsid="0a0c2b95"/>
    </style:style>
    <style:style style:name="T1588" style:family="text">
      <style:text-properties officeooo:rsid="0a0d3e98"/>
    </style:style>
    <style:style style:name="T1589" style:family="text">
      <style:text-properties officeooo:rsid="0a0ea612"/>
    </style:style>
    <style:style style:name="T1590" style:family="text">
      <style:text-properties officeooo:rsid="0a1074ae"/>
    </style:style>
    <style:style style:name="T1591" style:family="text">
      <style:text-properties officeooo:rsid="0a1217d1"/>
    </style:style>
    <style:style style:name="T1592" style:family="text">
      <style:text-properties officeooo:rsid="0a122e43"/>
    </style:style>
    <style:style style:name="T1593" style:family="text">
      <style:text-properties officeooo:rsid="0a12a746"/>
    </style:style>
    <style:style style:name="T1594" style:family="text">
      <style:text-properties officeooo:rsid="0a141832"/>
    </style:style>
    <style:style style:name="T1595" style:family="text">
      <style:text-properties officeooo:rsid="0a161685"/>
    </style:style>
    <style:style style:name="T1596" style:family="text">
      <style:text-properties officeooo:rsid="0a16d314"/>
    </style:style>
    <style:style style:name="T1597" style:family="text">
      <style:text-properties officeooo:rsid="0a175711"/>
    </style:style>
    <style:style style:name="T1598" style:family="text">
      <style:text-properties officeooo:rsid="0a178f93"/>
    </style:style>
    <style:style style:name="T1599" style:family="text">
      <style:text-properties officeooo:rsid="0a188127"/>
    </style:style>
    <style:style style:name="T1600" style:family="text">
      <style:text-properties officeooo:rsid="0a19f9f8"/>
    </style:style>
    <style:style style:name="T1601" style:family="text">
      <style:text-properties officeooo:rsid="0a1b1e94"/>
    </style:style>
    <style:style style:name="T1602" style:family="text">
      <style:text-properties officeooo:rsid="0a1b88c0"/>
    </style:style>
    <style:style style:name="T1603" style:family="text">
      <style:text-properties officeooo:rsid="0a1c9dce"/>
    </style:style>
    <style:style style:name="T1604" style:family="text">
      <style:text-properties officeooo:rsid="0a1d257e"/>
    </style:style>
    <style:style style:name="T1605" style:family="text">
      <style:text-properties officeooo:rsid="0a1d8009"/>
    </style:style>
    <style:style style:name="T1606" style:family="text">
      <style:text-properties officeooo:rsid="0a213f43"/>
    </style:style>
    <style:style style:name="T1607" style:family="text">
      <style:text-properties officeooo:rsid="0a218242"/>
    </style:style>
    <style:style style:name="T1608" style:family="text">
      <style:text-properties officeooo:rsid="0a223638"/>
    </style:style>
    <style:style style:name="T1609" style:family="text">
      <style:text-properties officeooo:rsid="0a2254d1"/>
    </style:style>
    <style:style style:name="T1610" style:family="text">
      <style:text-properties officeooo:rsid="0a22c4d0"/>
    </style:style>
    <style:style style:name="T1611" style:family="text">
      <style:text-properties officeooo:rsid="0a23e15e"/>
    </style:style>
    <style:style style:name="T1612" style:family="text">
      <style:text-properties officeooo:rsid="0a254b3a"/>
    </style:style>
    <style:style style:name="T1613" style:family="text">
      <style:text-properties officeooo:rsid="0a2627cb"/>
    </style:style>
    <style:style style:name="T1614" style:family="text">
      <style:text-properties officeooo:rsid="0a27fba4"/>
    </style:style>
    <style:style style:name="T1615" style:family="text">
      <style:text-properties officeooo:rsid="0a28b10e"/>
    </style:style>
    <style:style style:name="T1616" style:family="text">
      <style:text-properties officeooo:rsid="0a29b763"/>
    </style:style>
    <style:style style:name="T1617" style:family="text">
      <style:text-properties officeooo:rsid="0a2b69ff"/>
    </style:style>
    <style:style style:name="T1618" style:family="text">
      <style:text-properties officeooo:rsid="0a2cca5f"/>
    </style:style>
    <style:style style:name="T1619" style:family="text">
      <style:text-properties officeooo:rsid="0a2eb963"/>
    </style:style>
    <style:style style:name="T1620" style:family="text">
      <style:text-properties officeooo:rsid="0a2fc877"/>
    </style:style>
    <style:style style:name="T1621" style:family="text">
      <style:text-properties officeooo:rsid="0a32db27"/>
    </style:style>
    <style:style style:name="T1622" style:family="text">
      <style:text-properties officeooo:rsid="0a36c81c"/>
    </style:style>
    <style:style style:name="T1623" style:family="text">
      <style:text-properties officeooo:rsid="0a390324"/>
    </style:style>
    <style:style style:name="T1624" style:family="text">
      <style:text-properties officeooo:rsid="0a3a8a72"/>
    </style:style>
    <style:style style:name="T1625" style:family="text">
      <style:text-properties officeooo:rsid="0a3b6b99"/>
    </style:style>
    <style:style style:name="T1626" style:family="text">
      <style:text-properties officeooo:rsid="0a3e67b4"/>
    </style:style>
    <style:style style:name="T1627" style:family="text">
      <style:text-properties officeooo:rsid="0a4030d5"/>
    </style:style>
    <style:style style:name="T1628" style:family="text">
      <style:text-properties officeooo:rsid="0a40da4a"/>
    </style:style>
    <style:style style:name="T1629" style:family="text">
      <style:text-properties officeooo:rsid="0a41839f"/>
    </style:style>
    <style:style style:name="T1630" style:family="text">
      <style:text-properties officeooo:rsid="0a42cd9a"/>
    </style:style>
    <style:style style:name="T1631" style:family="text">
      <style:text-properties officeooo:rsid="0a45d41a"/>
    </style:style>
    <style:style style:name="T1632" style:family="text">
      <style:text-properties officeooo:rsid="0a475575"/>
    </style:style>
    <style:style style:name="T1633" style:family="text">
      <style:text-properties officeooo:rsid="0a47850f"/>
    </style:style>
    <style:style style:name="T1634" style:family="text">
      <style:text-properties officeooo:rsid="0a491f9f"/>
    </style:style>
    <style:style style:name="T1635" style:family="text">
      <style:text-properties officeooo:rsid="0a4c070b"/>
    </style:style>
    <style:style style:name="T1636" style:family="text">
      <style:text-properties officeooo:rsid="0a4e4a20"/>
    </style:style>
    <style:style style:name="T1637" style:family="text">
      <style:text-properties officeooo:rsid="0a50445e"/>
    </style:style>
    <style:style style:name="T1638" style:family="text">
      <style:text-properties officeooo:rsid="0a5103da"/>
    </style:style>
    <style:style style:name="T1639" style:family="text">
      <style:text-properties officeooo:rsid="0a52f6eb"/>
    </style:style>
    <style:style style:name="T1640" style:family="text">
      <style:text-properties officeooo:rsid="0a54d2f8"/>
    </style:style>
    <style:style style:name="T1641" style:family="text">
      <style:text-properties officeooo:rsid="0a581437"/>
    </style:style>
    <style:style style:name="T1642" style:family="text">
      <style:text-properties officeooo:rsid="0a58f38e"/>
    </style:style>
    <style:style style:name="T1643" style:family="text">
      <style:text-properties officeooo:rsid="0a599ebf"/>
    </style:style>
    <style:style style:name="T1644" style:family="text">
      <style:text-properties officeooo:rsid="0a5b6455"/>
    </style:style>
    <style:style style:name="T1645" style:family="text">
      <style:text-properties officeooo:rsid="0a5bf465"/>
    </style:style>
    <style:style style:name="T1646" style:family="text">
      <style:text-properties officeooo:rsid="0a5daefa"/>
    </style:style>
    <style:style style:name="T1647" style:family="text">
      <style:text-properties officeooo:rsid="0a5e670e"/>
    </style:style>
    <style:style style:name="T1648" style:family="text">
      <style:text-properties officeooo:rsid="0a5f1e33"/>
    </style:style>
    <style:style style:name="T1649" style:family="text">
      <style:text-properties officeooo:rsid="0a61d0ac"/>
    </style:style>
    <style:style style:name="T1650" style:family="text">
      <style:text-properties officeooo:rsid="0a63850d"/>
    </style:style>
    <style:style style:name="T1651" style:family="text">
      <style:text-properties officeooo:rsid="0a6506a9"/>
    </style:style>
    <style:style style:name="T1652" style:family="text">
      <style:text-properties officeooo:rsid="0a66e93c"/>
    </style:style>
    <style:style style:name="T1653" style:family="text">
      <style:text-properties officeooo:rsid="0a671975"/>
    </style:style>
    <style:style style:name="T1654" style:family="text">
      <style:text-properties officeooo:rsid="0a69457b"/>
    </style:style>
    <style:style style:name="T1655" style:family="text">
      <style:text-properties officeooo:rsid="0a69f5bc"/>
    </style:style>
    <style:style style:name="T1656" style:family="text">
      <style:text-properties officeooo:rsid="0a6b999f"/>
    </style:style>
    <style:style style:name="T1657" style:family="text">
      <style:text-properties officeooo:rsid="0a6c6d7b"/>
    </style:style>
    <style:style style:name="T1658" style:family="text">
      <style:text-properties officeooo:rsid="0a6daed2"/>
    </style:style>
    <style:style style:name="T1659" style:family="text">
      <style:text-properties officeooo:rsid="0a6e31fa"/>
    </style:style>
    <style:style style:name="T1660" style:family="text">
      <style:text-properties officeooo:rsid="0a731efa"/>
    </style:style>
    <style:style style:name="T1661" style:family="text">
      <style:text-properties officeooo:rsid="0a73d412"/>
    </style:style>
    <style:style style:name="T1662" style:family="text">
      <style:text-properties officeooo:rsid="0a76820b"/>
    </style:style>
    <style:style style:name="T1663" style:family="text">
      <style:text-properties officeooo:rsid="0a783deb"/>
    </style:style>
    <style:style style:name="T1664" style:family="text">
      <style:text-properties officeooo:rsid="0a7b970d"/>
    </style:style>
    <style:style style:name="T1665" style:family="text">
      <style:text-properties officeooo:rsid="0a7da1a0"/>
    </style:style>
    <style:style style:name="T1666" style:family="text">
      <style:text-properties officeooo:rsid="0a7f3c0e"/>
    </style:style>
    <style:style style:name="T1667" style:family="text">
      <style:text-properties officeooo:rsid="0a80b7a3"/>
    </style:style>
    <style:style style:name="T1668" style:family="text">
      <style:text-properties officeooo:rsid="0a82afa5"/>
    </style:style>
    <style:style style:name="T1669" style:family="text">
      <style:text-properties officeooo:rsid="0a82b50f"/>
    </style:style>
    <style:style style:name="T1670" style:family="text">
      <style:text-properties officeooo:rsid="0a84c7ec"/>
    </style:style>
    <style:style style:name="T1671" style:family="text">
      <style:text-properties officeooo:rsid="0a86d739"/>
    </style:style>
    <style:style style:name="T1672" style:family="text">
      <style:text-properties officeooo:rsid="0a87919b"/>
    </style:style>
    <style:style style:name="T1673" style:family="text">
      <style:text-properties officeooo:rsid="0a8916a8"/>
    </style:style>
    <style:style style:name="T1674" style:family="text">
      <style:text-properties officeooo:rsid="0a8937ea"/>
    </style:style>
    <style:style style:name="T1675" style:family="text">
      <style:text-properties officeooo:rsid="0a8bdf39"/>
    </style:style>
    <style:style style:name="T1676" style:family="text">
      <style:text-properties officeooo:rsid="0a8d74c7"/>
    </style:style>
    <style:style style:name="T1677" style:family="text">
      <style:text-properties officeooo:rsid="0a8f1172"/>
    </style:style>
    <style:style style:name="T1678" style:family="text">
      <style:text-properties officeooo:rsid="0a8fb744"/>
    </style:style>
    <style:style style:name="T1679" style:family="text">
      <style:text-properties officeooo:rsid="0a8fe450"/>
    </style:style>
    <style:style style:name="T1680" style:family="text">
      <style:text-properties officeooo:rsid="0a90d49e"/>
    </style:style>
    <style:style style:name="T1681" style:family="text">
      <style:text-properties officeooo:rsid="0a93ab4e"/>
    </style:style>
    <style:style style:name="T1682" style:family="text">
      <style:text-properties officeooo:rsid="0a93d228"/>
    </style:style>
    <style:style style:name="T1683" style:family="text">
      <style:text-properties officeooo:rsid="0a95b70a"/>
    </style:style>
    <style:style style:name="T1684" style:family="text">
      <style:text-properties officeooo:rsid="0a9759b0"/>
    </style:style>
    <style:style style:name="T1685" style:family="text">
      <style:text-properties officeooo:rsid="0a9777c1"/>
    </style:style>
    <style:style style:name="T1686" style:family="text">
      <style:text-properties officeooo:rsid="0a9a5989"/>
    </style:style>
    <style:style style:name="T1687" style:family="text">
      <style:text-properties officeooo:rsid="0a9b6e65"/>
    </style:style>
    <style:style style:name="T1688" style:family="text">
      <style:text-properties officeooo:rsid="0a9d135f"/>
    </style:style>
    <style:style style:name="T1689" style:family="text">
      <style:text-properties officeooo:rsid="0a9f7c2e"/>
    </style:style>
    <style:style style:name="T1690" style:family="text">
      <style:text-properties officeooo:rsid="0aa11abf"/>
    </style:style>
    <style:style style:name="T1691" style:family="text">
      <style:text-properties officeooo:rsid="0aa271c9"/>
    </style:style>
    <style:style style:name="T1692" style:family="text">
      <style:text-properties officeooo:rsid="0aa5976e"/>
    </style:style>
    <style:style style:name="T1693" style:family="text">
      <style:text-properties officeooo:rsid="0aa5ff45"/>
    </style:style>
    <style:style style:name="T1694" style:family="text">
      <style:text-properties officeooo:rsid="0aa74d9f"/>
    </style:style>
    <style:style style:name="T1695" style:family="text">
      <style:text-properties officeooo:rsid="0aa8e6cf"/>
    </style:style>
    <style:style style:name="T1696" style:family="text">
      <style:text-properties officeooo:rsid="0aa9b9e0"/>
    </style:style>
    <style:style style:name="T1697" style:family="text">
      <style:text-properties officeooo:rsid="0aaa0acd"/>
    </style:style>
    <style:style style:name="T1698" style:family="text">
      <style:text-properties officeooo:rsid="0aacd0c2"/>
    </style:style>
    <style:style style:name="T1699" style:family="text">
      <style:text-properties officeooo:rsid="0aacdb1c"/>
    </style:style>
    <style:style style:name="T1700" style:family="text">
      <style:text-properties officeooo:rsid="0aae09c5"/>
    </style:style>
    <style:style style:name="T1701" style:family="text">
      <style:text-properties officeooo:rsid="0aaf9508"/>
    </style:style>
    <style:style style:name="T1702" style:family="text">
      <style:text-properties officeooo:rsid="0aafe770"/>
    </style:style>
    <style:style style:name="T1703" style:family="text">
      <style:text-properties officeooo:rsid="0ab1e5ac"/>
    </style:style>
    <style:style style:name="T1704" style:family="text">
      <style:text-properties officeooo:rsid="0ab211e0"/>
    </style:style>
    <style:style style:name="T1705" style:family="text">
      <style:text-properties officeooo:rsid="0ab2f330"/>
    </style:style>
    <style:style style:name="T1706" style:family="text">
      <style:text-properties officeooo:rsid="0ab4189a"/>
    </style:style>
    <style:style style:name="T1707" style:family="text">
      <style:text-properties officeooo:rsid="0ab7e86b"/>
    </style:style>
    <style:style style:name="T1708" style:family="text">
      <style:text-properties officeooo:rsid="0ab9ba44"/>
    </style:style>
    <style:style style:name="T1709" style:family="text">
      <style:text-properties officeooo:rsid="0abb4e22"/>
    </style:style>
    <style:style style:name="T1710" style:family="text">
      <style:text-properties officeooo:rsid="0abbddc7"/>
    </style:style>
    <style:style style:name="T1711" style:family="text">
      <style:text-properties officeooo:rsid="0abc5814"/>
    </style:style>
    <style:style style:name="T1712" style:family="text">
      <style:text-properties officeooo:rsid="0abe39ce"/>
    </style:style>
    <style:style style:name="T1713" style:family="text">
      <style:text-properties officeooo:rsid="0abe679b"/>
    </style:style>
    <style:style style:name="T1714" style:family="text">
      <style:text-properties officeooo:rsid="0ac028fb"/>
    </style:style>
    <style:style style:name="T1715" style:family="text">
      <style:text-properties officeooo:rsid="0ac1101f"/>
    </style:style>
    <style:style style:name="T1716" style:family="text">
      <style:text-properties officeooo:rsid="0ac2af8f"/>
    </style:style>
    <style:style style:name="T1717" style:family="text">
      <style:text-properties officeooo:rsid="0ac539c8"/>
    </style:style>
    <style:style style:name="T1718" style:family="text">
      <style:text-properties officeooo:rsid="0ac72c9d"/>
    </style:style>
    <style:style style:name="T1719" style:family="text">
      <style:text-properties officeooo:rsid="0ac7b2ae"/>
    </style:style>
    <style:style style:name="T1720" style:family="text">
      <style:text-properties officeooo:rsid="0ac84bfb"/>
    </style:style>
    <style:style style:name="T1721" style:family="text">
      <style:text-properties officeooo:rsid="0acafa94"/>
    </style:style>
    <style:style style:name="T1722" style:family="text">
      <style:text-properties officeooo:rsid="0acbcf3d"/>
    </style:style>
    <style:style style:name="T1723" style:family="text">
      <style:text-properties officeooo:rsid="0acdff5f"/>
    </style:style>
    <style:style style:name="T1724" style:family="text">
      <style:text-properties officeooo:rsid="0acef86c"/>
    </style:style>
    <style:style style:name="T1725" style:family="text">
      <style:text-properties officeooo:rsid="0ad50f74"/>
    </style:style>
    <style:style style:name="T1726" style:family="text">
      <style:text-properties officeooo:rsid="0ad6c31e"/>
    </style:style>
    <style:style style:name="T1727" style:family="text">
      <style:text-properties officeooo:rsid="0ad88e48"/>
    </style:style>
    <style:style style:name="T1728" style:family="text">
      <style:text-properties officeooo:rsid="0ad9bf37"/>
    </style:style>
    <style:style style:name="T1729" style:family="text">
      <style:text-properties officeooo:rsid="0ada36ef"/>
    </style:style>
    <style:style style:name="T1730" style:family="text">
      <style:text-properties officeooo:rsid="0adb07e5"/>
    </style:style>
    <style:style style:name="T1731" style:family="text">
      <style:text-properties officeooo:rsid="0adcd87a"/>
    </style:style>
    <style:style style:name="T1732" style:family="text">
      <style:text-properties officeooo:rsid="0adfa00e"/>
    </style:style>
    <style:style style:name="T1733" style:family="text">
      <style:text-properties officeooo:rsid="0ae2e8c8"/>
    </style:style>
    <style:style style:name="T1734" style:family="text">
      <style:text-properties officeooo:rsid="0ae4c9ef"/>
    </style:style>
    <style:style style:name="T1735" style:family="text">
      <style:text-properties officeooo:rsid="0ae5b360"/>
    </style:style>
    <style:style style:name="T1736" style:family="text">
      <style:text-properties officeooo:rsid="0ae71377"/>
    </style:style>
    <style:style style:name="T1737" style:family="text">
      <style:text-properties officeooo:rsid="0aeaf807"/>
    </style:style>
    <style:style style:name="T1738" style:family="text">
      <style:text-properties officeooo:rsid="0aed9673"/>
    </style:style>
    <style:style style:name="T1739" style:family="text">
      <style:text-properties officeooo:rsid="0aef2d04"/>
    </style:style>
    <style:style style:name="T1740" style:family="text">
      <style:text-properties officeooo:rsid="0af0a5eb"/>
    </style:style>
    <style:style style:name="T1741" style:family="text">
      <style:text-properties officeooo:rsid="0af25929"/>
    </style:style>
    <style:style style:name="T1742" style:family="text">
      <style:text-properties officeooo:rsid="0af3df5c"/>
    </style:style>
    <style:style style:name="T1743" style:family="text">
      <style:text-properties officeooo:rsid="0af40964"/>
    </style:style>
    <style:style style:name="T1744" style:family="text">
      <style:text-properties officeooo:rsid="0af4b818"/>
    </style:style>
    <style:style style:name="T1745" style:family="text">
      <style:text-properties officeooo:rsid="0af73abe"/>
    </style:style>
    <style:style style:name="T1746" style:family="text">
      <style:text-properties officeooo:rsid="0af80e63"/>
    </style:style>
    <style:style style:name="T1747" style:family="text">
      <style:text-properties officeooo:rsid="0afb53cb"/>
    </style:style>
    <style:style style:name="T1748" style:family="text">
      <style:text-properties officeooo:rsid="0afb9615"/>
    </style:style>
    <style:style style:name="T1749" style:family="text">
      <style:text-properties officeooo:rsid="0afdde4e"/>
    </style:style>
    <style:style style:name="T1750" style:family="text">
      <style:text-properties officeooo:rsid="0affc640"/>
    </style:style>
    <style:style style:name="T1751" style:family="text">
      <style:text-properties officeooo:rsid="0b00a950"/>
    </style:style>
    <style:style style:name="T1752" style:family="text">
      <style:text-properties officeooo:rsid="0b042a3f"/>
    </style:style>
    <style:style style:name="T1753" style:family="text">
      <style:text-properties officeooo:rsid="0b065337"/>
    </style:style>
    <style:style style:name="T1754" style:family="text">
      <style:text-properties officeooo:rsid="0b081af1"/>
    </style:style>
    <style:style style:name="T1755" style:family="text">
      <style:text-properties officeooo:rsid="0b08ae42"/>
    </style:style>
    <style:style style:name="T1756" style:family="text">
      <style:text-properties officeooo:rsid="0b090aa0"/>
    </style:style>
    <style:style style:name="T1757" style:family="text">
      <style:text-properties officeooo:rsid="0b0986cb"/>
    </style:style>
    <style:style style:name="T1758" style:family="text">
      <style:text-properties officeooo:rsid="0b0d1440"/>
    </style:style>
    <style:style style:name="T1759" style:family="text">
      <style:text-properties officeooo:rsid="0b0ed9c0"/>
    </style:style>
    <style:style style:name="T1760" style:family="text">
      <style:text-properties officeooo:rsid="0b10f7b0"/>
    </style:style>
    <style:style style:name="T1761" style:family="text">
      <style:text-properties officeooo:rsid="0b11c4ec"/>
    </style:style>
    <style:style style:name="T1762" style:family="text">
      <style:text-properties officeooo:rsid="0b13e07d"/>
    </style:style>
    <style:style style:name="T1763" style:family="text">
      <style:text-properties officeooo:rsid="0b14ea64"/>
    </style:style>
    <style:style style:name="T1764" style:family="text">
      <style:text-properties officeooo:rsid="0b15031a"/>
    </style:style>
    <style:style style:name="T1765" style:family="text">
      <style:text-properties officeooo:rsid="0b158b79"/>
    </style:style>
    <style:style style:name="T1766" style:family="text">
      <style:text-properties officeooo:rsid="0b16040a"/>
    </style:style>
    <style:style style:name="T1767" style:family="text">
      <style:text-properties officeooo:rsid="0b1794b5"/>
    </style:style>
    <style:style style:name="T1768" style:family="text">
      <style:text-properties officeooo:rsid="0b19eb2a"/>
    </style:style>
    <style:style style:name="T1769" style:family="text">
      <style:text-properties officeooo:rsid="0b1b63e7"/>
    </style:style>
    <style:style style:name="T1770" style:family="text">
      <style:text-properties officeooo:rsid="0b1da36a"/>
    </style:style>
    <style:style style:name="T1771" style:family="text">
      <style:text-properties officeooo:rsid="0b1e1896"/>
    </style:style>
    <style:style style:name="T1772" style:family="text">
      <style:text-properties officeooo:rsid="0b1f29d2"/>
    </style:style>
    <style:style style:name="T1773" style:family="text">
      <style:text-properties officeooo:rsid="0b206818"/>
    </style:style>
    <style:style style:name="T1774" style:family="text">
      <style:text-properties officeooo:rsid="0b217410"/>
    </style:style>
    <style:style style:name="T1775" style:family="text">
      <style:text-properties officeooo:rsid="0b21efb9"/>
    </style:style>
    <style:style style:name="T1776" style:family="text">
      <style:text-properties officeooo:rsid="0b222c03"/>
    </style:style>
    <style:style style:name="T1777" style:family="text">
      <style:text-properties officeooo:rsid="0b258acb"/>
    </style:style>
    <style:style style:name="T1778" style:family="text">
      <style:text-properties officeooo:rsid="0b272a90"/>
    </style:style>
    <style:style style:name="T1779" style:family="text">
      <style:text-properties officeooo:rsid="0b28e703"/>
    </style:style>
    <style:style style:name="T1780" style:family="text">
      <style:text-properties officeooo:rsid="0b29ba1d"/>
    </style:style>
    <style:style style:name="T1781" style:family="text">
      <style:text-properties officeooo:rsid="0b2a3e7e"/>
    </style:style>
    <style:style style:name="T1782" style:family="text">
      <style:text-properties officeooo:rsid="0b2aa55f"/>
    </style:style>
    <style:style style:name="T1783" style:family="text">
      <style:text-properties officeooo:rsid="0b2ee502"/>
    </style:style>
    <style:style style:name="T1784" style:family="text">
      <style:text-properties officeooo:rsid="0b2f8677"/>
    </style:style>
    <style:style style:name="T1785" style:family="text">
      <style:text-properties officeooo:rsid="0b30cfe0"/>
    </style:style>
    <style:style style:name="T1786" style:family="text">
      <style:text-properties officeooo:rsid="0b315a2b"/>
    </style:style>
    <style:style style:name="T1787" style:family="text">
      <style:text-properties officeooo:rsid="0b3317ce"/>
    </style:style>
    <style:style style:name="T1788" style:family="text">
      <style:text-properties officeooo:rsid="0b346a9e"/>
    </style:style>
    <style:style style:name="T1789" style:family="text">
      <style:text-properties officeooo:rsid="0b35077d"/>
    </style:style>
    <style:style style:name="T1790" style:family="text">
      <style:text-properties officeooo:rsid="0b36cb69"/>
    </style:style>
    <style:style style:name="T1791" style:family="text">
      <style:text-properties officeooo:rsid="0b394f60"/>
    </style:style>
    <style:style style:name="T1792" style:family="text">
      <style:text-properties officeooo:rsid="0b3aad96"/>
    </style:style>
    <style:style style:name="T1793" style:family="text">
      <style:text-properties officeooo:rsid="0b3d0654"/>
    </style:style>
    <style:style style:name="T1794" style:family="text">
      <style:text-properties officeooo:rsid="0b3e3379"/>
    </style:style>
    <style:style style:name="T1795" style:family="text">
      <style:text-properties officeooo:rsid="0b437455"/>
    </style:style>
    <style:style style:name="T1796" style:family="text">
      <style:text-properties officeooo:rsid="0b476f19"/>
    </style:style>
    <style:style style:name="T1797" style:family="text">
      <style:text-properties officeooo:rsid="0b4867d1"/>
    </style:style>
    <style:style style:name="T1798" style:family="text">
      <style:text-properties officeooo:rsid="0b4b546b"/>
    </style:style>
    <style:style style:name="T1799" style:family="text">
      <style:text-properties officeooo:rsid="0b4bd6f5"/>
    </style:style>
    <style:style style:name="T1800" style:family="text">
      <style:text-properties officeooo:rsid="0b520e7b"/>
    </style:style>
    <style:style style:name="T1801" style:family="text">
      <style:text-properties officeooo:rsid="0b53f6ba"/>
    </style:style>
    <style:style style:name="T1802" style:family="text">
      <style:text-properties officeooo:rsid="0b55005f"/>
    </style:style>
    <style:style style:name="T1803" style:family="text">
      <style:text-properties officeooo:rsid="0b56a670"/>
    </style:style>
    <style:style style:name="T1804" style:family="text">
      <style:text-properties officeooo:rsid="0b5a392a"/>
    </style:style>
    <style:style style:name="T1805" style:family="text">
      <style:text-properties officeooo:rsid="0b5b771f"/>
    </style:style>
    <style:style style:name="T1806" style:family="text">
      <style:text-properties officeooo:rsid="0b5c5c23"/>
    </style:style>
    <style:style style:name="T1807" style:family="text">
      <style:text-properties officeooo:rsid="0b5daff4"/>
    </style:style>
    <style:style style:name="T1808" style:family="text">
      <style:text-properties officeooo:rsid="0b5f58e1"/>
    </style:style>
    <style:style style:name="T1809" style:family="text">
      <style:text-properties officeooo:rsid="0b5fbfcb"/>
    </style:style>
    <style:style style:name="T1810" style:family="text">
      <style:text-properties officeooo:rsid="0b66ced6"/>
    </style:style>
    <style:style style:name="T1811" style:family="text">
      <style:text-properties officeooo:rsid="0b6a4597"/>
    </style:style>
    <style:style style:name="T1812" style:family="text">
      <style:text-properties officeooo:rsid="0b6c1700"/>
    </style:style>
    <style:style style:name="T1813" style:family="text">
      <style:text-properties officeooo:rsid="0b6d1e3e"/>
    </style:style>
    <style:style style:name="T1814" style:family="text">
      <style:text-properties officeooo:rsid="0b6dd1fd"/>
    </style:style>
    <style:style style:name="T1815" style:family="text">
      <style:text-properties officeooo:rsid="0b6dde0c"/>
    </style:style>
    <style:style style:name="T1816" style:family="text">
      <style:text-properties officeooo:rsid="0b6f7593"/>
    </style:style>
    <style:style style:name="T1817" style:family="text">
      <style:text-properties officeooo:rsid="0b726072"/>
    </style:style>
    <style:style style:name="T1818" style:family="text">
      <style:text-properties officeooo:rsid="0b745749"/>
    </style:style>
    <style:style style:name="T1819" style:family="text">
      <style:text-properties officeooo:rsid="0b76100d"/>
    </style:style>
    <style:style style:name="T1820" style:family="text">
      <style:text-properties officeooo:rsid="0b784bdb"/>
    </style:style>
    <style:style style:name="T1821" style:family="text">
      <style:text-properties officeooo:rsid="0b7a77ea"/>
    </style:style>
    <style:style style:name="T1822" style:family="text">
      <style:text-properties officeooo:rsid="0b7b26ec"/>
    </style:style>
    <style:style style:name="T1823" style:family="text">
      <style:text-properties officeooo:rsid="0b7c7de3"/>
    </style:style>
    <style:style style:name="T1824" style:family="text">
      <style:text-properties officeooo:rsid="0b7f556c"/>
    </style:style>
    <style:style style:name="T1825" style:family="text">
      <style:text-properties officeooo:rsid="0b807fe8"/>
    </style:style>
    <style:style style:name="T1826" style:family="text">
      <style:text-properties officeooo:rsid="0b8107ef"/>
    </style:style>
    <style:style style:name="T1827" style:family="text">
      <style:text-properties officeooo:rsid="0b826d77"/>
    </style:style>
    <style:style style:name="T1828" style:family="text">
      <style:text-properties officeooo:rsid="0b83be64"/>
    </style:style>
    <style:style style:name="T1829" style:family="text">
      <style:text-properties officeooo:rsid="0b8512b9"/>
    </style:style>
    <style:style style:name="T1830" style:family="text">
      <style:text-properties officeooo:rsid="0b860873"/>
    </style:style>
    <style:style style:name="T1831" style:family="text">
      <style:text-properties officeooo:rsid="0b8624e0"/>
    </style:style>
    <style:style style:name="T1832" style:family="text">
      <style:text-properties officeooo:rsid="0b86a171"/>
    </style:style>
    <style:style style:name="T1833" style:family="text">
      <style:text-properties officeooo:rsid="0b88826b"/>
    </style:style>
    <style:style style:name="T1834" style:family="text">
      <style:text-properties officeooo:rsid="0b89eee6"/>
    </style:style>
    <style:style style:name="T1835" style:family="text">
      <style:text-properties officeooo:rsid="0b89ff93"/>
    </style:style>
    <style:style style:name="T1836" style:family="text">
      <style:text-properties officeooo:rsid="0b8aeb2a"/>
    </style:style>
    <style:style style:name="T1837" style:family="text">
      <style:text-properties officeooo:rsid="0b8bb990"/>
    </style:style>
    <style:style style:name="T1838" style:family="text">
      <style:text-properties officeooo:rsid="0b8c882f"/>
    </style:style>
    <style:style style:name="T1839" style:family="text">
      <style:text-properties officeooo:rsid="0b8fd978"/>
    </style:style>
    <style:style style:name="T1840" style:family="text">
      <style:text-properties officeooo:rsid="0b914cd3"/>
    </style:style>
    <style:style style:name="T1841" style:family="text">
      <style:text-properties officeooo:rsid="0b92aca8"/>
    </style:style>
    <style:style style:name="T1842" style:family="text">
      <style:text-properties officeooo:rsid="0b9430a1"/>
    </style:style>
    <style:style style:name="T1843" style:family="text">
      <style:text-properties officeooo:rsid="0b96300b"/>
    </style:style>
    <style:style style:name="T1844" style:family="text">
      <style:text-properties officeooo:rsid="0b9818eb"/>
    </style:style>
    <style:style style:name="T1845" style:family="text">
      <style:text-properties officeooo:rsid="0b98d25b"/>
    </style:style>
    <style:style style:name="T1846" style:family="text">
      <style:text-properties officeooo:rsid="0b995fb0"/>
    </style:style>
    <style:style style:name="T1847" style:family="text">
      <style:text-properties officeooo:rsid="0b99e690"/>
    </style:style>
    <style:style style:name="T1848" style:family="text">
      <style:text-properties officeooo:rsid="0b9b1a46"/>
    </style:style>
    <style:style style:name="T1849" style:family="text">
      <style:text-properties officeooo:rsid="0b9c8256"/>
    </style:style>
    <style:style style:name="T1850" style:family="text">
      <style:text-properties officeooo:rsid="0b9e5735"/>
    </style:style>
    <style:style style:name="T1851" style:family="text">
      <style:text-properties officeooo:rsid="0b9f917d"/>
    </style:style>
    <style:style style:name="T1852" style:family="text">
      <style:text-properties officeooo:rsid="0ba05763"/>
    </style:style>
    <style:style style:name="T1853" style:family="text">
      <style:text-properties officeooo:rsid="0ba1b98f"/>
    </style:style>
    <style:style style:name="T1854" style:family="text">
      <style:text-properties officeooo:rsid="0ba58da8"/>
    </style:style>
    <style:style style:name="T1855" style:family="text">
      <style:text-properties officeooo:rsid="0ba7b820"/>
    </style:style>
    <style:style style:name="T1856" style:family="text">
      <style:text-properties officeooo:rsid="0ba89591"/>
    </style:style>
    <style:style style:name="T1857" style:family="text">
      <style:text-properties officeooo:rsid="0ba89613"/>
    </style:style>
    <style:style style:name="T1858" style:family="text">
      <style:text-properties officeooo:rsid="0badb6ce"/>
    </style:style>
    <style:style style:name="T1859" style:family="text">
      <style:text-properties officeooo:rsid="0baea339"/>
    </style:style>
    <style:style style:name="T1860" style:family="text">
      <style:text-properties officeooo:rsid="0bb225eb"/>
    </style:style>
    <style:style style:name="T1861" style:family="text">
      <style:text-properties officeooo:rsid="0bb3b291"/>
    </style:style>
    <style:style style:name="T1862" style:family="text">
      <style:text-properties officeooo:rsid="0bb3b814"/>
    </style:style>
    <style:style style:name="T1863" style:family="text">
      <style:text-properties officeooo:rsid="0bb551de"/>
    </style:style>
    <style:style style:name="T1864" style:family="text">
      <style:text-properties officeooo:rsid="0bb90056"/>
    </style:style>
    <style:style style:name="T1865" style:family="text">
      <style:text-properties officeooo:rsid="0bba9d35"/>
    </style:style>
    <style:style style:name="T1866" style:family="text">
      <style:text-properties officeooo:rsid="0bbb4c07"/>
    </style:style>
    <style:style style:name="T1867" style:family="text">
      <style:text-properties officeooo:rsid="0bbf47bc"/>
    </style:style>
    <style:style style:name="T1868" style:family="text">
      <style:text-properties officeooo:rsid="0bc026c6"/>
    </style:style>
    <style:style style:name="T1869" style:family="text">
      <style:text-properties officeooo:rsid="0bc1c5a3"/>
    </style:style>
    <style:style style:name="T1870" style:family="text">
      <style:text-properties officeooo:rsid="0bc378e2"/>
    </style:style>
    <style:style style:name="T1871" style:family="text">
      <style:text-properties officeooo:rsid="0bc4962a"/>
    </style:style>
    <style:style style:name="T1872" style:family="text">
      <style:text-properties officeooo:rsid="0bc5eeec"/>
    </style:style>
    <style:style style:name="T1873" style:family="text">
      <style:text-properties officeooo:rsid="0bc6186b"/>
    </style:style>
    <style:style style:name="T1874" style:family="text">
      <style:text-properties officeooo:rsid="0bc7a4a9"/>
    </style:style>
    <style:style style:name="T1875" style:family="text">
      <style:text-properties officeooo:rsid="0bc89bdc"/>
    </style:style>
    <style:style style:name="T1876" style:family="text">
      <style:text-properties officeooo:rsid="0bc962b1"/>
    </style:style>
    <style:style style:name="T1877" style:family="text">
      <style:text-properties officeooo:rsid="0bca8c78"/>
    </style:style>
    <style:style style:name="T1878" style:family="text">
      <style:text-properties officeooo:rsid="0bcb5e77"/>
    </style:style>
    <style:style style:name="T1879" style:family="text">
      <style:text-properties officeooo:rsid="0bcc871a"/>
    </style:style>
    <style:style style:name="T1880" style:family="text">
      <style:text-properties officeooo:rsid="0bccb995"/>
    </style:style>
    <style:style style:name="T1881" style:family="text">
      <style:text-properties officeooo:rsid="0bcde788"/>
    </style:style>
    <style:style style:name="T1882" style:family="text">
      <style:text-properties officeooo:rsid="0bcfd590"/>
    </style:style>
    <style:style style:name="T1883" style:family="text">
      <style:text-properties officeooo:rsid="0bd1aae6"/>
    </style:style>
    <style:style style:name="T1884" style:family="text">
      <style:text-properties officeooo:rsid="0bd21a52"/>
    </style:style>
    <style:style style:name="T1885" style:family="text">
      <style:text-properties officeooo:rsid="0bd251db"/>
    </style:style>
    <style:style style:name="T1886" style:family="text">
      <style:text-properties officeooo:rsid="0bd35100"/>
    </style:style>
    <style:style style:name="T1887" style:family="text">
      <style:text-properties officeooo:rsid="0bd511a5"/>
    </style:style>
    <style:style style:name="T1888" style:family="text">
      <style:text-properties officeooo:rsid="0bd67734"/>
    </style:style>
    <style:style style:name="T1889" style:family="text">
      <style:text-properties officeooo:rsid="0bd75294"/>
    </style:style>
    <style:style style:name="T1890" style:family="text">
      <style:text-properties officeooo:rsid="0bdb9a15"/>
    </style:style>
    <style:style style:name="T1891" style:family="text">
      <style:text-properties officeooo:rsid="0bdcfea9"/>
    </style:style>
    <style:style style:name="T1892" style:family="text">
      <style:text-properties officeooo:rsid="0bdd8ea7"/>
    </style:style>
    <style:style style:name="T1893" style:family="text">
      <style:text-properties officeooo:rsid="0bdecd4f"/>
    </style:style>
    <style:style style:name="T1894" style:family="text">
      <style:text-properties officeooo:rsid="0be067e2"/>
    </style:style>
    <style:style style:name="T1895" style:family="text">
      <style:text-properties officeooo:rsid="0be1a148"/>
    </style:style>
    <style:style style:name="T1896" style:family="text">
      <style:text-properties officeooo:rsid="0be3715d"/>
    </style:style>
    <style:style style:name="T1897" style:family="text">
      <style:text-properties officeooo:rsid="0be55c7d"/>
    </style:style>
    <style:style style:name="T1898" style:family="text">
      <style:text-properties officeooo:rsid="0be66ebb"/>
    </style:style>
    <style:style style:name="T1899" style:family="text">
      <style:text-properties officeooo:rsid="0be778a3"/>
    </style:style>
    <style:style style:name="T1900" style:family="text">
      <style:text-properties officeooo:rsid="0be8d60c"/>
    </style:style>
    <style:style style:name="T1901" style:family="text">
      <style:text-properties officeooo:rsid="0be8e57e"/>
    </style:style>
    <style:style style:name="T1902" style:family="text">
      <style:text-properties officeooo:rsid="0be9a42d"/>
    </style:style>
    <style:style style:name="T1903" style:family="text">
      <style:text-properties officeooo:rsid="0bec5931"/>
    </style:style>
    <style:style style:name="T1904" style:family="text">
      <style:text-properties officeooo:rsid="0bed6791"/>
    </style:style>
    <style:style style:name="T1905" style:family="text">
      <style:text-properties officeooo:rsid="0bf0883b"/>
    </style:style>
    <style:style style:name="T1906" style:family="text">
      <style:text-properties officeooo:rsid="0bf2603a"/>
    </style:style>
    <style:style style:name="T1907" style:family="text">
      <style:text-properties officeooo:rsid="0bf42d8c"/>
    </style:style>
    <style:style style:name="T1908" style:family="text">
      <style:text-properties officeooo:rsid="0bf4c930"/>
    </style:style>
    <style:style style:name="T1909" style:family="text">
      <style:text-properties officeooo:rsid="0bf65aa7"/>
    </style:style>
    <style:style style:name="T1910" style:family="text">
      <style:text-properties officeooo:rsid="0bf78dba"/>
    </style:style>
    <style:style style:name="T1911" style:family="text">
      <style:text-properties officeooo:rsid="0bf8aeab"/>
    </style:style>
    <style:style style:name="T1912" style:family="text">
      <style:text-properties officeooo:rsid="0bf92fcf"/>
    </style:style>
    <style:style style:name="T1913" style:family="text">
      <style:text-properties officeooo:rsid="0bfbce51"/>
    </style:style>
    <style:style style:name="T1914" style:family="text">
      <style:text-properties officeooo:rsid="0bfecf4a"/>
    </style:style>
    <style:style style:name="T1915" style:family="text">
      <style:text-properties officeooo:rsid="0c00da0a"/>
    </style:style>
    <style:style style:name="T1916" style:family="text">
      <style:text-properties officeooo:rsid="0c028be8"/>
    </style:style>
    <style:style style:name="T1917" style:family="text">
      <style:text-properties officeooo:rsid="0c053516"/>
    </style:style>
    <style:style style:name="T1918" style:family="text">
      <style:text-properties officeooo:rsid="0c06d708"/>
    </style:style>
    <style:style style:name="T1919" style:family="text">
      <style:text-properties officeooo:rsid="0c07153d"/>
    </style:style>
    <style:style style:name="T1920" style:family="text">
      <style:text-properties officeooo:rsid="0c090a3b"/>
    </style:style>
    <style:style style:name="T1921" style:family="text">
      <style:text-properties officeooo:rsid="0c0a2512"/>
    </style:style>
    <style:style style:name="T1922" style:family="text">
      <style:text-properties officeooo:rsid="0c0b4dd5"/>
    </style:style>
    <style:style style:name="T1923" style:family="text">
      <style:text-properties officeooo:rsid="0c0b5834"/>
    </style:style>
    <style:style style:name="T1924" style:family="text">
      <style:text-properties officeooo:rsid="0c0cbac7"/>
    </style:style>
    <style:style style:name="T1925" style:family="text">
      <style:text-properties officeooo:rsid="0c0dc21e"/>
    </style:style>
    <style:style style:name="T1926" style:family="text">
      <style:text-properties officeooo:rsid="0c11caca"/>
    </style:style>
    <style:style style:name="T1927" style:family="text">
      <style:text-properties officeooo:rsid="0c11d6ab"/>
    </style:style>
    <style:style style:name="T1928" style:family="text">
      <style:text-properties officeooo:rsid="0c1245f8"/>
    </style:style>
    <style:style style:name="T1929" style:family="text">
      <style:text-properties officeooo:rsid="0c160415"/>
    </style:style>
    <style:style style:name="T1930" style:family="text">
      <style:text-properties officeooo:rsid="0c173ec3"/>
    </style:style>
    <style:style style:name="T1931" style:family="text">
      <style:text-properties officeooo:rsid="0c17cf8c"/>
    </style:style>
    <style:style style:name="T1932" style:family="text">
      <style:text-properties officeooo:rsid="0c196e3f"/>
    </style:style>
    <style:style style:name="T1933" style:family="text">
      <style:text-properties officeooo:rsid="0c1a8565"/>
    </style:style>
    <style:style style:name="T1934" style:family="text">
      <style:text-properties officeooo:rsid="0c1ac10e"/>
    </style:style>
    <style:style style:name="T1935" style:family="text">
      <style:text-properties officeooo:rsid="0c1c92b2"/>
    </style:style>
    <style:style style:name="T1936" style:family="text">
      <style:text-properties officeooo:rsid="0c1e6597"/>
    </style:style>
    <style:style style:name="T1937" style:family="text">
      <style:text-properties officeooo:rsid="0c2039f8"/>
    </style:style>
    <style:style style:name="T1938" style:family="text">
      <style:text-properties officeooo:rsid="0c20c3dd"/>
    </style:style>
    <style:style style:name="T1939" style:family="text">
      <style:text-properties officeooo:rsid="0c237094"/>
    </style:style>
    <style:style style:name="T1940" style:family="text">
      <style:text-properties officeooo:rsid="0c23a6f7"/>
    </style:style>
    <style:style style:name="T1941" style:family="text">
      <style:text-properties officeooo:rsid="0c259f64"/>
    </style:style>
    <style:style style:name="T1942" style:family="text">
      <style:text-properties officeooo:rsid="0c25d0af"/>
    </style:style>
    <style:style style:name="T1943" style:family="text">
      <style:text-properties officeooo:rsid="0c28c1aa"/>
    </style:style>
    <style:style style:name="T1944" style:family="text">
      <style:text-properties officeooo:rsid="0c2a5b7a"/>
    </style:style>
    <style:style style:name="T1945" style:family="text">
      <style:text-properties officeooo:rsid="0c2b0ec0"/>
    </style:style>
    <style:style style:name="T1946" style:family="text">
      <style:text-properties officeooo:rsid="0c2bf422"/>
    </style:style>
    <style:style style:name="T1947" style:family="text">
      <style:text-properties officeooo:rsid="0c2c1563"/>
    </style:style>
    <style:style style:name="T1948" style:family="text">
      <style:text-properties officeooo:rsid="0c2d3c5b"/>
    </style:style>
    <style:style style:name="T1949" style:family="text">
      <style:text-properties officeooo:rsid="0c2e45b4"/>
    </style:style>
    <style:style style:name="T1950" style:family="text">
      <style:text-properties officeooo:rsid="0c30798e"/>
    </style:style>
    <style:style style:name="T1951" style:family="text">
      <style:text-properties officeooo:rsid="0c33e600"/>
    </style:style>
    <style:style style:name="T1952" style:family="text">
      <style:text-properties officeooo:rsid="0c341902"/>
    </style:style>
    <style:style style:name="T1953" style:family="text">
      <style:text-properties officeooo:rsid="0c35f12a"/>
    </style:style>
    <style:style style:name="T1954" style:family="text">
      <style:text-properties officeooo:rsid="0c37ff45"/>
    </style:style>
    <style:style style:name="T1955" style:family="text">
      <style:text-properties officeooo:rsid="0c39f288"/>
    </style:style>
    <style:style style:name="T1956" style:family="text">
      <style:text-properties officeooo:rsid="0c3bdcfd"/>
    </style:style>
    <style:style style:name="T1957" style:family="text">
      <style:text-properties officeooo:rsid="0c402080"/>
    </style:style>
    <style:style style:name="T1958" style:family="text">
      <style:text-properties officeooo:rsid="0c411391"/>
    </style:style>
    <style:style style:name="T1959" style:family="text">
      <style:text-properties officeooo:rsid="0c41f0e9"/>
    </style:style>
    <style:style style:name="T1960" style:family="text">
      <style:text-properties officeooo:rsid="0c48cd20"/>
    </style:style>
    <style:style style:name="T1961" style:family="text">
      <style:text-properties officeooo:rsid="0c48e1a4"/>
    </style:style>
    <style:style style:name="T1962" style:family="text">
      <style:text-properties officeooo:rsid="0c49590a"/>
    </style:style>
    <style:style style:name="T1963" style:family="text">
      <style:text-properties officeooo:rsid="0c4b0d55"/>
    </style:style>
    <style:style style:name="T1964" style:family="text">
      <style:text-properties officeooo:rsid="0c4b3a57"/>
    </style:style>
    <style:style style:name="T1965" style:family="text">
      <style:text-properties officeooo:rsid="0c4cec11"/>
    </style:style>
    <style:style style:name="T1966" style:family="text">
      <style:text-properties officeooo:rsid="0c4ee431"/>
    </style:style>
    <style:style style:name="T1967" style:family="text">
      <style:text-properties officeooo:rsid="0c517a80"/>
    </style:style>
    <style:style style:name="T1968" style:family="text">
      <style:text-properties officeooo:rsid="0c52a2e8"/>
    </style:style>
    <style:style style:name="T1969" style:family="text">
      <style:text-properties officeooo:rsid="0c53bf3d"/>
    </style:style>
    <style:style style:name="T1970" style:family="text">
      <style:text-properties officeooo:rsid="0c56ddf6"/>
    </style:style>
    <style:style style:name="T1971" style:family="text">
      <style:text-properties officeooo:rsid="0c582a1f"/>
    </style:style>
    <style:style style:name="T1972" style:family="text">
      <style:text-properties officeooo:rsid="0c5936b2"/>
    </style:style>
    <style:style style:name="T1973" style:family="text">
      <style:text-properties officeooo:rsid="0c59c9da"/>
    </style:style>
    <style:style style:name="T1974" style:family="text">
      <style:text-properties officeooo:rsid="0c5a9149"/>
    </style:style>
    <style:style style:name="T1975" style:family="text">
      <style:text-properties officeooo:rsid="0c5b2cfa"/>
    </style:style>
    <style:style style:name="T1976" style:family="text">
      <style:text-properties officeooo:rsid="0c5de741"/>
    </style:style>
    <style:style style:name="T1977" style:family="text">
      <style:text-properties officeooo:rsid="0c61d1f4"/>
    </style:style>
    <style:style style:name="T1978" style:family="text">
      <style:text-properties officeooo:rsid="0c6394ed"/>
    </style:style>
    <style:style style:name="T1979" style:family="text">
      <style:text-properties officeooo:rsid="0c641acc"/>
    </style:style>
    <style:style style:name="T1980" style:family="text">
      <style:text-properties officeooo:rsid="0c65c732"/>
    </style:style>
    <style:style style:name="T1981" style:family="text">
      <style:text-properties officeooo:rsid="0c67bb6b"/>
    </style:style>
    <style:style style:name="T1982" style:family="text">
      <style:text-properties officeooo:rsid="0c67ce8d"/>
    </style:style>
    <style:style style:name="T1983" style:family="text">
      <style:text-properties officeooo:rsid="0c683a29"/>
    </style:style>
    <style:style style:name="T1984" style:family="text">
      <style:text-properties officeooo:rsid="0c692c97"/>
    </style:style>
    <style:style style:name="T1985" style:family="text">
      <style:text-properties officeooo:rsid="0c6a3838"/>
    </style:style>
    <style:style style:name="T1986" style:family="text">
      <style:text-properties officeooo:rsid="0c6c1a79"/>
    </style:style>
    <style:style style:name="T1987" style:family="text">
      <style:text-properties officeooo:rsid="0c6e484d"/>
    </style:style>
    <style:style style:name="T1988" style:family="text">
      <style:text-properties officeooo:rsid="0c712059"/>
    </style:style>
    <style:style style:name="T1989" style:family="text">
      <style:text-properties officeooo:rsid="0c718b57"/>
    </style:style>
    <style:style style:name="T1990" style:family="text">
      <style:text-properties officeooo:rsid="0c72bec2"/>
    </style:style>
    <style:style style:name="T1991" style:family="text">
      <style:text-properties officeooo:rsid="0c735704"/>
    </style:style>
    <style:style style:name="T1992" style:family="text">
      <style:text-properties officeooo:rsid="0c75385c"/>
    </style:style>
    <style:style style:name="T1993" style:family="text">
      <style:text-properties officeooo:rsid="0c76dadb"/>
    </style:style>
    <style:style style:name="T1994" style:family="text">
      <style:text-properties officeooo:rsid="0c77006a"/>
    </style:style>
    <style:style style:name="T1995" style:family="text">
      <style:text-properties officeooo:rsid="0c7847cb"/>
    </style:style>
    <style:style style:name="T1996" style:family="text">
      <style:text-properties officeooo:rsid="0c7983f5"/>
    </style:style>
    <style:style style:name="T1997" style:family="text">
      <style:text-properties officeooo:rsid="0c7a2b5b"/>
    </style:style>
    <style:style style:name="T1998" style:family="text">
      <style:text-properties officeooo:rsid="0c7cf348"/>
    </style:style>
    <style:style style:name="T1999" style:family="text">
      <style:text-properties officeooo:rsid="0c7d0d53"/>
    </style:style>
    <style:style style:name="T2000" style:family="text">
      <style:text-properties officeooo:rsid="0c7de67f"/>
    </style:style>
    <style:style style:name="T2001" style:family="text">
      <style:text-properties officeooo:rsid="0c7e4823"/>
    </style:style>
    <style:style style:name="T2002" style:family="text">
      <style:text-properties officeooo:rsid="0c7ece47"/>
    </style:style>
    <style:style style:name="T2003" style:family="text">
      <style:text-properties officeooo:rsid="0c7f32c6"/>
    </style:style>
    <style:style style:name="T2004" style:family="text">
      <style:text-properties officeooo:rsid="0c8047ce"/>
    </style:style>
    <style:style style:name="T2005" style:family="text">
      <style:text-properties officeooo:rsid="0c856c58"/>
    </style:style>
    <style:style style:name="T2006" style:family="text">
      <style:text-properties officeooo:rsid="0c8742d1"/>
    </style:style>
    <style:style style:name="T2007" style:family="text">
      <style:text-properties officeooo:rsid="0c88e316"/>
    </style:style>
    <style:style style:name="T2008" style:family="text">
      <style:text-properties officeooo:rsid="0c8aa3ba"/>
    </style:style>
    <style:style style:name="T2009" style:family="text">
      <style:text-properties officeooo:rsid="0c8c13fa"/>
    </style:style>
    <style:style style:name="T2010" style:family="text">
      <style:text-properties officeooo:rsid="0c8e2e07"/>
    </style:style>
    <style:style style:name="T2011" style:family="text">
      <style:text-properties officeooo:rsid="0c8f0613"/>
    </style:style>
    <style:style style:name="T2012" style:family="text">
      <style:text-properties officeooo:rsid="0c8f4f6b"/>
    </style:style>
    <style:style style:name="T2013" style:family="text">
      <style:text-properties officeooo:rsid="0c912b88"/>
    </style:style>
    <style:style style:name="T2014" style:family="text">
      <style:text-properties officeooo:rsid="0c91c67c"/>
    </style:style>
    <style:style style:name="T2015" style:family="text">
      <style:text-properties officeooo:rsid="0c953a17"/>
    </style:style>
    <style:style style:name="T2016" style:family="text">
      <style:text-properties officeooo:rsid="0c966405"/>
    </style:style>
    <style:style style:name="T2017" style:family="text">
      <style:text-properties officeooo:rsid="0c985b6e"/>
    </style:style>
    <style:style style:name="T2018" style:family="text">
      <style:text-properties officeooo:rsid="0c99cfa9"/>
    </style:style>
    <style:style style:name="T2019" style:family="text">
      <style:text-properties officeooo:rsid="0c99fb33"/>
    </style:style>
    <style:style style:name="T2020" style:family="text">
      <style:text-properties officeooo:rsid="0c9add6b"/>
    </style:style>
    <style:style style:name="T2021" style:family="text">
      <style:text-properties officeooo:rsid="0c9c3d90"/>
    </style:style>
    <style:style style:name="T2022" style:family="text">
      <style:text-properties officeooo:rsid="0c9db75f"/>
    </style:style>
    <style:style style:name="T2023" style:family="text">
      <style:text-properties officeooo:rsid="0c9ef4b8"/>
    </style:style>
    <style:style style:name="T2024" style:family="text">
      <style:text-properties officeooo:rsid="0ca1ca36"/>
    </style:style>
    <style:style style:name="T2025" style:family="text">
      <style:text-properties officeooo:rsid="0ca3fbc6"/>
    </style:style>
    <style:style style:name="T2026" style:family="text">
      <style:text-properties officeooo:rsid="0ca64938"/>
    </style:style>
    <style:style style:name="T2027" style:family="text">
      <style:text-properties officeooo:rsid="0ca8703b"/>
    </style:style>
    <style:style style:name="T2028" style:family="text">
      <style:text-properties officeooo:rsid="0ca913a5"/>
    </style:style>
    <style:style style:name="T2029" style:family="text">
      <style:text-properties officeooo:rsid="0caaeeb9"/>
    </style:style>
    <style:style style:name="T2030" style:family="text">
      <style:text-properties officeooo:rsid="0caba0dd"/>
    </style:style>
    <style:style style:name="T2031" style:family="text">
      <style:text-properties officeooo:rsid="0cac1355"/>
    </style:style>
    <style:style style:name="T2032" style:family="text">
      <style:text-properties officeooo:rsid="0cad3393"/>
    </style:style>
    <style:style style:name="T2033" style:family="text">
      <style:text-properties officeooo:rsid="0cad923e"/>
    </style:style>
    <style:style style:name="T2034" style:family="text">
      <style:text-properties officeooo:rsid="0caf7800"/>
    </style:style>
    <style:style style:name="T2035" style:family="text">
      <style:text-properties officeooo:rsid="0cb06555"/>
    </style:style>
    <style:style style:name="T2036" style:family="text">
      <style:text-properties officeooo:rsid="0cb24aff"/>
    </style:style>
    <style:style style:name="T2037" style:family="text">
      <style:text-properties officeooo:rsid="0cb37a28"/>
    </style:style>
    <style:style style:name="T2038" style:family="text">
      <style:text-properties officeooo:rsid="0cb58051"/>
    </style:style>
    <style:style style:name="T2039" style:family="text">
      <style:text-properties officeooo:rsid="0cb704e4"/>
    </style:style>
    <style:style style:name="T2040" style:family="text">
      <style:text-properties officeooo:rsid="0cb75058"/>
    </style:style>
    <style:style style:name="T2041" style:family="text">
      <style:text-properties officeooo:rsid="0cb87af2"/>
    </style:style>
    <style:style style:name="T2042" style:family="text">
      <style:text-properties officeooo:rsid="0cb97785"/>
    </style:style>
    <style:style style:name="T2043" style:family="text">
      <style:text-properties officeooo:rsid="0cba6a75"/>
    </style:style>
    <style:style style:name="T2044" style:family="text">
      <style:text-properties officeooo:rsid="0cba9e3e"/>
    </style:style>
    <style:style style:name="T2045" style:family="text">
      <style:text-properties officeooo:rsid="0cbce4ae"/>
    </style:style>
    <style:style style:name="T2046" style:family="text">
      <style:text-properties officeooo:rsid="0cbe2793"/>
    </style:style>
    <style:style style:name="T2047" style:family="text">
      <style:text-properties officeooo:rsid="0cbf55dd"/>
    </style:style>
    <style:style style:name="T2048" style:family="text">
      <style:text-properties officeooo:rsid="0cc11408"/>
    </style:style>
    <style:style style:name="T2049" style:family="text">
      <style:text-properties officeooo:rsid="0cc134bf"/>
    </style:style>
    <style:style style:name="T2050" style:family="text">
      <style:text-properties officeooo:rsid="0cc2a9b0"/>
    </style:style>
    <style:style style:name="T2051" style:family="text">
      <style:text-properties officeooo:rsid="0cc4ccfa"/>
    </style:style>
    <style:style style:name="T2052" style:family="text">
      <style:text-properties officeooo:rsid="0cc596e6"/>
    </style:style>
    <style:style style:name="T2053" style:family="text">
      <style:text-properties officeooo:rsid="0cc636e5"/>
    </style:style>
    <style:style style:name="T2054" style:family="text">
      <style:text-properties officeooo:rsid="0cc8e8d7"/>
    </style:style>
    <style:style style:name="T2055" style:family="text">
      <style:text-properties officeooo:rsid="0cc95860"/>
    </style:style>
    <style:style style:name="T2056" style:family="text">
      <style:text-properties officeooo:rsid="0ccbe40f"/>
    </style:style>
    <style:style style:name="T2057" style:family="text">
      <style:text-properties officeooo:rsid="0ccfc901"/>
    </style:style>
    <style:style style:name="T2058" style:family="text">
      <style:text-properties officeooo:rsid="0cd0e00f"/>
    </style:style>
    <style:style style:name="T2059" style:family="text">
      <style:text-properties officeooo:rsid="0cd262c1"/>
    </style:style>
    <style:style style:name="T2060" style:family="text">
      <style:text-properties officeooo:rsid="0cd5199b"/>
    </style:style>
    <style:style style:name="T2061" style:family="text">
      <style:text-properties officeooo:rsid="0cd6e63b"/>
    </style:style>
    <style:style style:name="T2062" style:family="text">
      <style:text-properties officeooo:rsid="0cd86057"/>
    </style:style>
    <style:style style:name="T2063" style:family="text">
      <style:text-properties officeooo:rsid="0cda6dff"/>
    </style:style>
    <style:style style:name="T2064" style:family="text">
      <style:text-properties officeooo:rsid="0cdacf6e"/>
    </style:style>
    <style:style style:name="T2065" style:family="text">
      <style:text-properties officeooo:rsid="0cdadad0"/>
    </style:style>
    <style:style style:name="T2066" style:family="text">
      <style:text-properties officeooo:rsid="0cdbbf32"/>
    </style:style>
    <style:style style:name="T2067" style:family="text">
      <style:text-properties officeooo:rsid="0cdcdc94"/>
    </style:style>
    <style:style style:name="T2068" style:family="text">
      <style:text-properties officeooo:rsid="0cdea8f3"/>
    </style:style>
    <style:style style:name="T2069" style:family="text">
      <style:text-properties officeooo:rsid="0ce071aa"/>
    </style:style>
    <style:style style:name="T2070" style:family="text">
      <style:text-properties officeooo:rsid="0ce1f8ef"/>
    </style:style>
    <style:style style:name="T2071" style:family="text">
      <style:text-properties officeooo:rsid="0ce20ede"/>
    </style:style>
    <style:style style:name="T2072" style:family="text">
      <style:text-properties officeooo:rsid="0ce3d138"/>
    </style:style>
    <style:style style:name="T2073" style:family="text">
      <style:text-properties officeooo:rsid="0ce48ba9"/>
    </style:style>
    <style:style style:name="T2074" style:family="text">
      <style:text-properties officeooo:rsid="0ce61041"/>
    </style:style>
    <style:style style:name="T2075" style:family="text">
      <style:text-properties officeooo:rsid="0ce70a63"/>
    </style:style>
    <style:style style:name="T2076" style:family="text">
      <style:text-properties officeooo:rsid="0ce73aea"/>
    </style:style>
    <style:style style:name="T2077" style:family="text">
      <style:text-properties officeooo:rsid="0ce89a7c"/>
    </style:style>
    <style:style style:name="T2078" style:family="text">
      <style:text-properties officeooo:rsid="0cea04a1"/>
    </style:style>
    <style:style style:name="T2079" style:family="text">
      <style:text-properties officeooo:rsid="0cea3a3d"/>
    </style:style>
    <style:style style:name="T2080" style:family="text">
      <style:text-properties officeooo:rsid="0cead7a9"/>
    </style:style>
    <style:style style:name="T2081" style:family="text">
      <style:text-properties officeooo:rsid="0cebf51c"/>
    </style:style>
    <style:style style:name="T2082" style:family="text">
      <style:text-properties officeooo:rsid="0cf17178"/>
    </style:style>
    <style:style style:name="T2083" style:family="text">
      <style:text-properties officeooo:rsid="0cf2760d"/>
    </style:style>
    <style:style style:name="T2084" style:family="text">
      <style:text-properties officeooo:rsid="0cf34945"/>
    </style:style>
    <style:style style:name="T2085" style:family="text">
      <style:text-properties officeooo:rsid="0cf5749f"/>
    </style:style>
    <style:style style:name="T2086" style:family="text">
      <style:text-properties officeooo:rsid="0cf71b24"/>
    </style:style>
    <style:style style:name="T2087" style:family="text">
      <style:text-properties officeooo:rsid="0cf76011"/>
    </style:style>
    <style:style style:name="T2088" style:family="text">
      <style:text-properties officeooo:rsid="0cf8bb78"/>
    </style:style>
    <style:style style:name="T2089" style:family="text">
      <style:text-properties officeooo:rsid="0cfa5e14"/>
    </style:style>
    <style:style style:name="T2090" style:family="text">
      <style:text-properties officeooo:rsid="0cfa754e"/>
    </style:style>
    <style:style style:name="T2091" style:family="text">
      <style:text-properties officeooo:rsid="0cfb9537"/>
    </style:style>
    <style:style style:name="T2092" style:family="text">
      <style:text-properties officeooo:rsid="0cff1d6c"/>
    </style:style>
    <style:style style:name="T2093" style:family="text">
      <style:text-properties officeooo:rsid="0cff61d6"/>
    </style:style>
    <style:style style:name="T2094" style:family="text">
      <style:text-properties officeooo:rsid="0d00880c"/>
    </style:style>
    <style:style style:name="T2095" style:family="text">
      <style:text-properties officeooo:rsid="0d01a914"/>
    </style:style>
    <style:style style:name="T2096" style:family="text">
      <style:text-properties officeooo:rsid="0d01ff19"/>
    </style:style>
    <style:style style:name="T2097" style:family="text">
      <style:text-properties officeooo:rsid="0d02c634"/>
    </style:style>
    <style:style style:name="T2098" style:family="text">
      <style:text-properties officeooo:rsid="0d030a08"/>
    </style:style>
    <style:style style:name="T2099" style:family="text">
      <style:text-properties officeooo:rsid="0d04bda3"/>
    </style:style>
    <style:style style:name="T2100" style:family="text">
      <style:text-properties officeooo:rsid="0d056ab9"/>
    </style:style>
    <style:style style:name="T2101" style:family="text">
      <style:text-properties officeooo:rsid="0d074acb"/>
    </style:style>
    <style:style style:name="T2102" style:family="text">
      <style:text-properties officeooo:rsid="0d079352"/>
    </style:style>
    <style:style style:name="T2103" style:family="text">
      <style:text-properties officeooo:rsid="0d0b594d"/>
    </style:style>
    <style:style style:name="T2104" style:family="text">
      <style:text-properties officeooo:rsid="0d0e9c20"/>
    </style:style>
    <style:style style:name="T2105" style:family="text">
      <style:text-properties officeooo:rsid="0d1027e9"/>
    </style:style>
    <style:style style:name="T2106" style:family="text">
      <style:text-properties officeooo:rsid="0d115b0d"/>
    </style:style>
    <style:style style:name="T2107" style:family="text">
      <style:text-properties officeooo:rsid="0d13535a"/>
    </style:style>
    <style:style style:name="T2108" style:family="text">
      <style:text-properties officeooo:rsid="0d149dbe"/>
    </style:style>
    <style:style style:name="T2109" style:family="text">
      <style:text-properties officeooo:rsid="0d15b7c6"/>
    </style:style>
    <style:style style:name="T2110" style:family="text">
      <style:text-properties officeooo:rsid="0d1766f3"/>
    </style:style>
    <style:style style:name="T2111" style:family="text">
      <style:text-properties officeooo:rsid="0d18c95a"/>
    </style:style>
    <style:style style:name="T2112" style:family="text">
      <style:text-properties officeooo:rsid="0d1a2bb3"/>
    </style:style>
    <style:style style:name="T2113" style:family="text">
      <style:text-properties officeooo:rsid="0d1a52f0"/>
    </style:style>
    <style:style style:name="T2114" style:family="text">
      <style:text-properties officeooo:rsid="0d1c17c8"/>
    </style:style>
    <style:style style:name="T2115" style:family="text">
      <style:text-properties officeooo:rsid="0d1e50b3"/>
    </style:style>
    <style:style style:name="T2116" style:family="text">
      <style:text-properties officeooo:rsid="0d1f7d8d"/>
    </style:style>
    <style:style style:name="T2117" style:family="text">
      <style:text-properties officeooo:rsid="0d2044ce"/>
    </style:style>
    <style:style style:name="T2118" style:family="text">
      <style:text-properties officeooo:rsid="0d204a68"/>
    </style:style>
    <style:style style:name="T2119" style:family="text">
      <style:text-properties officeooo:rsid="0d206403"/>
    </style:style>
    <style:style style:name="T2120" style:family="text">
      <style:text-properties officeooo:rsid="0d20f6bf"/>
    </style:style>
    <style:style style:name="T2121" style:family="text">
      <style:text-properties officeooo:rsid="0d212c98"/>
    </style:style>
    <style:style style:name="T2122" style:family="text">
      <style:text-properties officeooo:rsid="0d224b61"/>
    </style:style>
    <style:style style:name="T2123" style:family="text">
      <style:text-properties officeooo:rsid="0d241450"/>
    </style:style>
    <style:style style:name="T2124" style:family="text">
      <style:text-properties officeooo:rsid="0d24ed81"/>
    </style:style>
    <style:style style:name="T2125" style:family="text">
      <style:text-properties officeooo:rsid="0d26ba6e"/>
    </style:style>
    <style:style style:name="T2126" style:family="text">
      <style:text-properties officeooo:rsid="0d27af78"/>
    </style:style>
    <style:style style:name="T2127" style:family="text">
      <style:text-properties officeooo:rsid="0d2922e3"/>
    </style:style>
    <style:style style:name="T2128" style:family="text">
      <style:text-properties officeooo:rsid="0d2b2134"/>
    </style:style>
    <style:style style:name="T2129" style:family="text">
      <style:text-properties officeooo:rsid="0d3c26ce"/>
    </style:style>
    <style:style style:name="T2130" style:family="text">
      <style:text-properties officeooo:rsid="0d3f54d4"/>
    </style:style>
    <style:style style:name="T2131" style:family="text">
      <style:text-properties officeooo:rsid="0d3fc833"/>
    </style:style>
    <style:style style:name="T2132" style:family="text">
      <style:text-properties officeooo:rsid="0d403b2b"/>
    </style:style>
    <style:style style:name="T2133" style:family="text">
      <style:text-properties officeooo:rsid="0d421838"/>
    </style:style>
    <style:style style:name="T2134" style:family="text">
      <style:text-properties officeooo:rsid="0d441399"/>
    </style:style>
    <style:style style:name="T2135" style:family="text">
      <style:text-properties officeooo:rsid="0d46609e"/>
    </style:style>
    <style:style style:name="T2136" style:family="text">
      <style:text-properties officeooo:rsid="0d47cc63"/>
    </style:style>
    <style:style style:name="T2137" style:family="text">
      <style:text-properties officeooo:rsid="0d49f01c"/>
    </style:style>
    <style:style style:name="T2138" style:family="text">
      <style:text-properties officeooo:rsid="0d4acf8a"/>
    </style:style>
    <style:style style:name="T2139" style:family="text">
      <style:text-properties officeooo:rsid="0d4cd987"/>
    </style:style>
    <style:style style:name="T2140" style:family="text">
      <style:text-properties officeooo:rsid="0d4df383"/>
    </style:style>
    <style:style style:name="T2141" style:family="text">
      <style:text-properties officeooo:rsid="0d4ee2f6"/>
    </style:style>
    <style:style style:name="T2142" style:family="text">
      <style:text-properties officeooo:rsid="0d4faae3"/>
    </style:style>
    <style:style style:name="T2143" style:family="text">
      <style:text-properties officeooo:rsid="0d50d104"/>
    </style:style>
    <style:style style:name="T2144" style:family="text">
      <style:text-properties officeooo:rsid="0d529151"/>
    </style:style>
    <style:style style:name="T2145" style:family="text">
      <style:text-properties officeooo:rsid="0d52fbd6"/>
    </style:style>
    <style:style style:name="T2146" style:family="text">
      <style:text-properties officeooo:rsid="0d5367af"/>
    </style:style>
    <style:style style:name="T2147" style:family="text">
      <style:text-properties officeooo:rsid="0d554526"/>
    </style:style>
    <style:style style:name="T2148" style:family="text">
      <style:text-properties officeooo:rsid="0d56cf87"/>
    </style:style>
    <style:style style:name="T2149" style:family="text">
      <style:text-properties officeooo:rsid="0d570e73"/>
    </style:style>
    <style:style style:name="T2150" style:family="text">
      <style:text-properties officeooo:rsid="0d58c25a"/>
    </style:style>
    <style:style style:name="T2151" style:family="text">
      <style:text-properties officeooo:rsid="0d5959b8"/>
    </style:style>
    <style:style style:name="T2152" style:family="text">
      <style:text-properties officeooo:rsid="0d59c19f"/>
    </style:style>
    <style:style style:name="T2153" style:family="text">
      <style:text-properties officeooo:rsid="0d5b428b"/>
    </style:style>
    <style:style style:name="T2154" style:family="text">
      <style:text-properties officeooo:rsid="0d5c1f39"/>
    </style:style>
    <style:style style:name="T2155" style:family="text">
      <style:text-properties officeooo:rsid="0d5e489c"/>
    </style:style>
    <style:style style:name="T2156" style:family="text">
      <style:text-properties officeooo:rsid="0d600d39"/>
    </style:style>
    <style:style style:name="T2157" style:family="text">
      <style:text-properties officeooo:rsid="0d61b804"/>
    </style:style>
    <style:style style:name="T2158" style:family="text">
      <style:text-properties officeooo:rsid="0d632c1f"/>
    </style:style>
    <style:style style:name="T2159" style:family="text">
      <style:text-properties officeooo:rsid="0d67fc5d"/>
    </style:style>
    <style:style style:name="T2160" style:family="text">
      <style:text-properties officeooo:rsid="0d68e321"/>
    </style:style>
    <style:style style:name="T2161" style:family="text">
      <style:text-properties officeooo:rsid="0d6919ca"/>
    </style:style>
    <style:style style:name="T2162" style:family="text">
      <style:text-properties officeooo:rsid="0d6a035d"/>
    </style:style>
    <style:style style:name="T2163" style:family="text">
      <style:text-properties officeooo:rsid="0d6c44a9"/>
    </style:style>
    <style:style style:name="T2164" style:family="text">
      <style:text-properties officeooo:rsid="0d6db92f"/>
    </style:style>
    <style:style style:name="T2165" style:family="text">
      <style:text-properties officeooo:rsid="0d70322e"/>
    </style:style>
    <style:style style:name="T2166" style:family="text">
      <style:text-properties officeooo:rsid="0d715789"/>
    </style:style>
    <style:style style:name="T2167" style:family="text">
      <style:text-properties officeooo:rsid="0d729933"/>
    </style:style>
    <style:style style:name="T2168" style:family="text">
      <style:text-properties officeooo:rsid="0d729eca"/>
    </style:style>
    <style:style style:name="T2169" style:family="text">
      <style:text-properties officeooo:rsid="0d770f77"/>
    </style:style>
    <style:style style:name="T2170" style:family="text">
      <style:text-properties officeooo:rsid="0d784d01"/>
    </style:style>
    <style:style style:name="T2171" style:family="text">
      <style:text-properties officeooo:rsid="0d797562"/>
    </style:style>
    <style:style style:name="T2172" style:family="text">
      <style:text-properties officeooo:rsid="0d7b8b68"/>
    </style:style>
    <style:style style:name="T2173" style:family="text">
      <style:text-properties officeooo:rsid="0d7c1736"/>
    </style:style>
    <style:style style:name="T2174" style:family="text">
      <style:text-properties officeooo:rsid="0d7c9f5a"/>
    </style:style>
    <style:style style:name="T2175" style:family="text">
      <style:text-properties officeooo:rsid="0d7e769c"/>
    </style:style>
    <style:style style:name="T2176" style:family="text">
      <style:text-properties officeooo:rsid="0d7ebb98"/>
    </style:style>
    <style:style style:name="T2177" style:family="text">
      <style:text-properties officeooo:rsid="0d805f33"/>
    </style:style>
    <style:style style:name="T2178" style:family="text">
      <style:text-properties officeooo:rsid="0d81eb18"/>
    </style:style>
    <style:style style:name="T2179" style:family="text">
      <style:text-properties officeooo:rsid="0d85db34"/>
    </style:style>
    <style:style style:name="T2180" style:family="text">
      <style:text-properties officeooo:rsid="0d86de29"/>
    </style:style>
    <style:style style:name="T2181" style:family="text">
      <style:text-properties officeooo:rsid="0d870677"/>
    </style:style>
    <style:style style:name="T2182" style:family="text">
      <style:text-properties officeooo:rsid="0d8a11d9"/>
    </style:style>
    <style:style style:name="T2183" style:family="text">
      <style:text-properties officeooo:rsid="0d8ca6b7"/>
    </style:style>
    <style:style style:name="T2184" style:family="text">
      <style:text-properties officeooo:rsid="0d8e4b89"/>
    </style:style>
    <style:style style:name="T2185" style:family="text">
      <style:text-properties officeooo:rsid="0d901a97"/>
    </style:style>
    <style:style style:name="T2186" style:family="text">
      <style:text-properties officeooo:rsid="0d90f89d"/>
    </style:style>
    <style:style style:name="T2187" style:family="text">
      <style:text-properties officeooo:rsid="0d92f5a4"/>
    </style:style>
    <style:style style:name="T2188" style:family="text">
      <style:text-properties officeooo:rsid="0d930962"/>
    </style:style>
    <style:style style:name="T2189" style:family="text">
      <style:text-properties officeooo:rsid="0d968608"/>
    </style:style>
    <style:style style:name="T2190" style:family="text">
      <style:text-properties officeooo:rsid="0d96c1ea"/>
    </style:style>
    <style:style style:name="T2191" style:family="text">
      <style:text-properties officeooo:rsid="0d988e67"/>
    </style:style>
    <style:style style:name="T2192" style:family="text">
      <style:text-properties officeooo:rsid="0d9932d6"/>
    </style:style>
    <style:style style:name="T2193" style:family="text">
      <style:text-properties officeooo:rsid="0d99ea54"/>
    </style:style>
    <style:style style:name="T2194" style:family="text">
      <style:text-properties officeooo:rsid="0d9af3cb"/>
    </style:style>
    <style:style style:name="T2195" style:family="text">
      <style:text-properties officeooo:rsid="0d9c260b"/>
    </style:style>
    <style:style style:name="T2196" style:family="text">
      <style:text-properties officeooo:rsid="0d9d9532"/>
    </style:style>
    <style:style style:name="T2197" style:family="text">
      <style:text-properties officeooo:rsid="0d9f448c"/>
    </style:style>
    <style:style style:name="T2198" style:family="text">
      <style:text-properties officeooo:rsid="0da04222"/>
    </style:style>
    <style:style style:name="T2199" style:family="text">
      <style:text-properties officeooo:rsid="0da18a56"/>
    </style:style>
    <style:style style:name="T2200" style:family="text">
      <style:text-properties officeooo:rsid="0da20b75"/>
    </style:style>
    <style:style style:name="T2201" style:family="text">
      <style:text-properties officeooo:rsid="0da35cde"/>
    </style:style>
    <style:style style:name="T2202" style:family="text">
      <style:text-properties officeooo:rsid="0da50257"/>
    </style:style>
    <style:style style:name="T2203" style:family="text">
      <style:text-properties officeooo:rsid="0da60b1e"/>
    </style:style>
    <style:style style:name="T2204" style:family="text">
      <style:text-properties officeooo:rsid="0da6f8aa"/>
    </style:style>
    <style:style style:name="T2205" style:family="text">
      <style:text-properties officeooo:rsid="0da826cd"/>
    </style:style>
    <style:style style:name="T2206" style:family="text">
      <style:text-properties officeooo:rsid="0da83eb6"/>
    </style:style>
    <style:style style:name="T2207" style:family="text">
      <style:text-properties officeooo:rsid="0da865e0"/>
    </style:style>
    <style:style style:name="T2208" style:family="text">
      <style:text-properties officeooo:rsid="0daa18d3"/>
    </style:style>
    <style:style style:name="T2209" style:family="text">
      <style:text-properties officeooo:rsid="0daa88fc"/>
    </style:style>
    <style:style style:name="T2210" style:family="text">
      <style:text-properties officeooo:rsid="0dac0db3"/>
    </style:style>
    <style:style style:name="T2211" style:family="text">
      <style:text-properties officeooo:rsid="0dacc927"/>
    </style:style>
    <style:style style:name="T2212" style:family="text">
      <style:text-properties officeooo:rsid="0daff3e3"/>
    </style:style>
    <style:style style:name="T2213" style:family="text">
      <style:text-properties officeooo:rsid="0db1cde4"/>
    </style:style>
    <style:style style:name="T2214" style:family="text">
      <style:text-properties officeooo:rsid="0db370ec"/>
    </style:style>
    <style:style style:name="T2215" style:family="text">
      <style:text-properties officeooo:rsid="0db44079"/>
    </style:style>
    <style:style style:name="T2216" style:family="text">
      <style:text-properties officeooo:rsid="0db61bf3"/>
    </style:style>
    <style:style style:name="T2217" style:family="text">
      <style:text-properties officeooo:rsid="0db7c81b"/>
    </style:style>
    <style:style style:name="T2218" style:family="text">
      <style:text-properties officeooo:rsid="0db97649"/>
    </style:style>
    <style:style style:name="T2219" style:family="text">
      <style:text-properties officeooo:rsid="0dba0161"/>
    </style:style>
    <style:style style:name="T2220" style:family="text">
      <style:text-properties officeooo:rsid="0dba5ecb"/>
    </style:style>
    <style:style style:name="T2221" style:family="text">
      <style:text-properties officeooo:rsid="0dbab662"/>
    </style:style>
    <style:style style:name="T2222" style:family="text">
      <style:text-properties officeooo:rsid="0dbbc46d"/>
    </style:style>
    <style:style style:name="T2223" style:family="text">
      <style:text-properties officeooo:rsid="0dbc6d36"/>
    </style:style>
    <style:style style:name="T2224" style:family="text">
      <style:text-properties officeooo:rsid="0dbd681b"/>
    </style:style>
    <style:style style:name="T2225" style:family="text">
      <style:text-properties officeooo:rsid="0dbf27cb"/>
    </style:style>
    <style:style style:name="T2226" style:family="text">
      <style:text-properties officeooo:rsid="0dc0eff1"/>
    </style:style>
    <style:style style:name="T2227" style:family="text">
      <style:text-properties officeooo:rsid="0dc2d520"/>
    </style:style>
    <style:style style:name="T2228" style:family="text">
      <style:text-properties officeooo:rsid="0dc6c3bc"/>
    </style:style>
    <style:style style:name="T2229" style:family="text">
      <style:text-properties officeooo:rsid="0dc8be92"/>
    </style:style>
    <style:style style:name="T2230" style:family="text">
      <style:text-properties officeooo:rsid="0dca6f54"/>
    </style:style>
    <style:style style:name="T2231" style:family="text">
      <style:text-properties officeooo:rsid="0dcce78f"/>
    </style:style>
    <style:style style:name="T2232" style:family="text">
      <style:text-properties officeooo:rsid="0dccfa51"/>
    </style:style>
    <style:style style:name="T2233" style:family="text">
      <style:text-properties officeooo:rsid="0dce003e"/>
    </style:style>
    <style:style style:name="T2234" style:family="text">
      <style:text-properties officeooo:rsid="0dcfe216"/>
    </style:style>
    <style:style style:name="T2235" style:family="text">
      <style:text-properties officeooo:rsid="0dcff6a7"/>
    </style:style>
    <style:style style:name="T2236" style:family="text">
      <style:text-properties officeooo:rsid="0dd3d8aa"/>
    </style:style>
    <style:style style:name="T2237" style:family="text">
      <style:text-properties officeooo:rsid="0dd597a0"/>
    </style:style>
    <style:style style:name="T2238" style:family="text">
      <style:text-properties officeooo:rsid="0dd66a2d"/>
    </style:style>
    <style:style style:name="T2239" style:family="text">
      <style:text-properties officeooo:rsid="0dd8fe1b"/>
    </style:style>
    <style:style style:name="T2240" style:family="text">
      <style:text-properties officeooo:rsid="0ddb2045"/>
    </style:style>
    <style:style style:name="T2241" style:family="text">
      <style:text-properties officeooo:rsid="0ddbba03"/>
    </style:style>
    <style:style style:name="T2242" style:family="text">
      <style:text-properties officeooo:rsid="0ddeba75"/>
    </style:style>
    <style:style style:name="T2243" style:family="text">
      <style:text-properties officeooo:rsid="0de05915"/>
    </style:style>
    <style:style style:name="T2244" style:family="text">
      <style:text-properties officeooo:rsid="0de20747"/>
    </style:style>
    <style:style style:name="T2245" style:family="text">
      <style:text-properties officeooo:rsid="0de37f1a"/>
    </style:style>
    <style:style style:name="T2246" style:family="text">
      <style:text-properties officeooo:rsid="0de533a2"/>
    </style:style>
    <style:style style:name="T2247" style:family="text">
      <style:text-properties officeooo:rsid="0de69a97"/>
    </style:style>
    <style:style style:name="T2248" style:family="text">
      <style:text-properties officeooo:rsid="0dea8b8e"/>
    </style:style>
    <style:style style:name="T2249" style:family="text">
      <style:text-properties officeooo:rsid="0dec23aa"/>
    </style:style>
    <style:style style:name="T2250" style:family="text">
      <style:text-properties officeooo:rsid="0dee7dd7"/>
    </style:style>
    <style:style style:name="T2251" style:family="text">
      <style:text-properties officeooo:rsid="0df0163c"/>
    </style:style>
    <style:style style:name="T2252" style:family="text">
      <style:text-properties officeooo:rsid="0df02644"/>
    </style:style>
    <style:style style:name="T2253" style:family="text">
      <style:text-properties officeooo:rsid="0df21087"/>
    </style:style>
    <style:style style:name="T2254" style:family="text">
      <style:text-properties officeooo:rsid="0df49e6b"/>
    </style:style>
    <style:style style:name="T2255" style:family="text">
      <style:text-properties officeooo:rsid="0df525fe"/>
    </style:style>
    <style:style style:name="T2256" style:family="text">
      <style:text-properties officeooo:rsid="0df6fce1"/>
    </style:style>
    <style:style style:name="T2257" style:family="text">
      <style:text-properties officeooo:rsid="0dfa41e6"/>
    </style:style>
    <style:style style:name="T2258" style:family="text">
      <style:text-properties officeooo:rsid="0dfbbe95"/>
    </style:style>
    <style:style style:name="T2259" style:family="text">
      <style:text-properties officeooo:rsid="0dfc75f9"/>
    </style:style>
    <style:style style:name="T2260" style:family="text">
      <style:text-properties officeooo:rsid="0dfc97b3"/>
    </style:style>
    <style:style style:name="T2261" style:family="text">
      <style:text-properties officeooo:rsid="0dfe14e1"/>
    </style:style>
    <style:style style:name="T2262" style:family="text">
      <style:text-properties officeooo:rsid="0dfedc34"/>
    </style:style>
    <style:style style:name="T2263" style:family="text">
      <style:text-properties officeooo:rsid="0e007a5d"/>
    </style:style>
    <style:style style:name="T2264" style:family="text">
      <style:text-properties officeooo:rsid="0e017f1c"/>
    </style:style>
    <style:style style:name="T2265" style:family="text">
      <style:text-properties officeooo:rsid="0e03ca29"/>
    </style:style>
    <style:style style:name="T2266" style:family="text">
      <style:text-properties officeooo:rsid="0e04082d"/>
    </style:style>
    <style:style style:name="T2267" style:family="text">
      <style:text-properties officeooo:rsid="0e04a68d"/>
    </style:style>
    <style:style style:name="T2268" style:family="text">
      <style:text-properties officeooo:rsid="0e0629f1"/>
    </style:style>
    <style:style style:name="T2269" style:family="text">
      <style:text-properties officeooo:rsid="0e06a0a9"/>
    </style:style>
    <style:style style:name="T2270" style:family="text">
      <style:text-properties officeooo:rsid="0e088ef9"/>
    </style:style>
    <style:style style:name="T2271" style:family="text">
      <style:text-properties officeooo:rsid="0e0cb140"/>
    </style:style>
    <style:style style:name="T2272" style:family="text">
      <style:text-properties officeooo:rsid="0e0e07e6"/>
    </style:style>
    <style:style style:name="T2273" style:family="text">
      <style:text-properties officeooo:rsid="0e0eb64c"/>
    </style:style>
    <style:style style:name="T2274" style:family="text">
      <style:text-properties officeooo:rsid="0e0fb97f"/>
    </style:style>
    <style:style style:name="T2275" style:family="text">
      <style:text-properties officeooo:rsid="0e10c035"/>
    </style:style>
    <style:style style:name="T2276" style:family="text">
      <style:text-properties officeooo:rsid="0e14d68f"/>
    </style:style>
    <style:style style:name="T2277" style:family="text">
      <style:text-properties officeooo:rsid="0e158740"/>
    </style:style>
    <style:style style:name="T2278" style:family="text">
      <style:text-properties officeooo:rsid="0e17bca5"/>
    </style:style>
    <style:style style:name="T2279" style:family="text">
      <style:text-properties officeooo:rsid="0e1942fe"/>
    </style:style>
    <style:style style:name="T2280" style:family="text">
      <style:text-properties officeooo:rsid="0e1bb834"/>
    </style:style>
    <style:style style:name="T2281" style:family="text">
      <style:text-properties officeooo:rsid="0e1e30b8"/>
    </style:style>
    <style:style style:name="T2282" style:family="text">
      <style:text-properties officeooo:rsid="0e2000c7"/>
    </style:style>
    <style:style style:name="T2283" style:family="text">
      <style:text-properties officeooo:rsid="0e21a55b"/>
    </style:style>
    <style:style style:name="T2284" style:family="text">
      <style:text-properties officeooo:rsid="0e21ec5c"/>
    </style:style>
    <style:style style:name="T2285" style:family="text">
      <style:text-properties officeooo:rsid="0e2259dc"/>
    </style:style>
    <style:style style:name="T2286" style:family="text">
      <style:text-properties officeooo:rsid="0e243c15"/>
    </style:style>
    <style:style style:name="T2287" style:family="text">
      <style:text-properties officeooo:rsid="0e25b79c"/>
    </style:style>
    <style:style style:name="T2288" style:family="text">
      <style:text-properties officeooo:rsid="0e266a42"/>
    </style:style>
    <style:style style:name="T2289" style:family="text">
      <style:text-properties officeooo:rsid="0e26e935"/>
    </style:style>
    <style:style style:name="T2290" style:family="text">
      <style:text-properties officeooo:rsid="0e2755b6"/>
    </style:style>
    <style:style style:name="T2291" style:family="text">
      <style:text-properties officeooo:rsid="0e28d8ca"/>
    </style:style>
    <style:style style:name="T2292" style:family="text">
      <style:text-properties officeooo:rsid="0e296486"/>
    </style:style>
    <style:style style:name="T2293" style:family="text">
      <style:text-properties officeooo:rsid="0e2c8593"/>
    </style:style>
    <style:style style:name="T2294" style:family="text">
      <style:text-properties officeooo:rsid="0e2c8e9f"/>
    </style:style>
    <style:style style:name="T2295" style:family="text">
      <style:text-properties officeooo:rsid="0e2d848d"/>
    </style:style>
    <style:style style:name="T2296" style:family="text">
      <style:text-properties officeooo:rsid="0e2db948"/>
    </style:style>
    <style:style style:name="T2297" style:family="text">
      <style:text-properties officeooo:rsid="0e2f9d65"/>
    </style:style>
    <style:style style:name="T2298" style:family="text">
      <style:text-properties officeooo:rsid="0e3146c9"/>
    </style:style>
    <style:style style:name="T2299" style:family="text">
      <style:text-properties officeooo:rsid="0e330482"/>
    </style:style>
    <style:style style:name="T2300" style:family="text">
      <style:text-properties officeooo:rsid="0e3480be"/>
    </style:style>
    <style:style style:name="T2301" style:family="text">
      <style:text-properties officeooo:rsid="0e36622f"/>
    </style:style>
    <style:style style:name="T2302" style:family="text">
      <style:text-properties officeooo:rsid="0e36d50f"/>
    </style:style>
    <style:style style:name="T2303" style:family="text">
      <style:text-properties officeooo:rsid="0e3aa42a"/>
    </style:style>
    <style:style style:name="T2304" style:family="text">
      <style:text-properties officeooo:rsid="0e3af3dc"/>
    </style:style>
    <style:style style:name="T2305" style:family="text">
      <style:text-properties officeooo:rsid="0e3d4ed6"/>
    </style:style>
    <style:style style:name="T2306" style:family="text">
      <style:text-properties officeooo:rsid="0e3f4559"/>
    </style:style>
    <style:style style:name="T2307" style:family="text">
      <style:text-properties officeooo:rsid="0e4130f5"/>
    </style:style>
    <style:style style:name="T2308" style:family="text">
      <style:text-properties officeooo:rsid="0e442f71"/>
    </style:style>
    <style:style style:name="T2309" style:family="text">
      <style:text-properties officeooo:rsid="0e448f11"/>
    </style:style>
    <style:style style:name="T2310" style:family="text">
      <style:text-properties officeooo:rsid="0e44daa4"/>
    </style:style>
    <style:style style:name="T2311" style:family="text">
      <style:text-properties officeooo:rsid="0e470530"/>
    </style:style>
    <style:style style:name="T2312" style:family="text">
      <style:text-properties officeooo:rsid="0e48de61"/>
    </style:style>
    <style:style style:name="T2313" style:family="text">
      <style:text-properties officeooo:rsid="0e4a5c02"/>
    </style:style>
    <style:style style:name="T2314" style:family="text">
      <style:text-properties officeooo:rsid="0e4abf13"/>
    </style:style>
    <style:style style:name="T2315" style:family="text">
      <style:text-properties officeooo:rsid="0e4c8a6d"/>
    </style:style>
    <style:style style:name="T2316" style:family="text">
      <style:text-properties officeooo:rsid="0e4e325a"/>
    </style:style>
    <style:style style:name="T2317" style:family="text">
      <style:text-properties officeooo:rsid="0e501004"/>
    </style:style>
    <style:style style:name="T2318" style:family="text">
      <style:text-properties officeooo:rsid="0e51baf9"/>
    </style:style>
    <style:style style:name="T2319" style:family="text">
      <style:text-properties officeooo:rsid="0e520e3e"/>
    </style:style>
    <style:style style:name="T2320" style:family="text">
      <style:text-properties officeooo:rsid="0e52a273"/>
    </style:style>
    <style:style style:name="T2321" style:family="text">
      <style:text-properties officeooo:rsid="0e55863a"/>
    </style:style>
    <style:style style:name="T2322" style:family="text">
      <style:text-properties officeooo:rsid="0e55e057"/>
    </style:style>
    <style:style style:name="T2323" style:family="text">
      <style:text-properties officeooo:rsid="0e570d35"/>
    </style:style>
    <style:style style:name="T2324" style:family="text">
      <style:text-properties officeooo:rsid="0e5a11df"/>
    </style:style>
    <style:style style:name="T2325" style:family="text">
      <style:text-properties officeooo:rsid="0e5c96b2"/>
    </style:style>
    <style:style style:name="T2326" style:family="text">
      <style:text-properties officeooo:rsid="0e5ce119"/>
    </style:style>
    <style:style style:name="T2327" style:family="text">
      <style:text-properties officeooo:rsid="0e5d5773"/>
    </style:style>
    <style:style style:name="T2328" style:family="text">
      <style:text-properties officeooo:rsid="0e5f08a2"/>
    </style:style>
    <style:style style:name="T2329" style:family="text">
      <style:text-properties officeooo:rsid="0e5ffc6b"/>
    </style:style>
    <style:style style:name="T2330" style:family="text">
      <style:text-properties officeooo:rsid="0e624be4"/>
    </style:style>
    <style:style style:name="T2331" style:family="text">
      <style:text-properties officeooo:rsid="0e64840c"/>
    </style:style>
    <style:style style:name="T2332" style:family="text">
      <style:text-properties officeooo:rsid="0e668f20"/>
    </style:style>
    <style:style style:name="T2333" style:family="text">
      <style:text-properties officeooo:rsid="0e685d60"/>
    </style:style>
    <style:style style:name="T2334" style:family="text">
      <style:text-properties officeooo:rsid="0e68c0c0"/>
    </style:style>
    <style:style style:name="T2335" style:family="text">
      <style:text-properties officeooo:rsid="0e6a50d8"/>
    </style:style>
    <style:style style:name="T2336" style:family="text">
      <style:text-properties officeooo:rsid="0e6aa266"/>
    </style:style>
    <style:style style:name="T2337" style:family="text">
      <style:text-properties officeooo:rsid="0e6bf904"/>
    </style:style>
    <style:style style:name="T2338" style:family="text">
      <style:text-properties officeooo:rsid="0e6ebc81"/>
    </style:style>
    <style:style style:name="T2339" style:family="text">
      <style:text-properties officeooo:rsid="0e71a9ff"/>
    </style:style>
    <style:style style:name="T2340" style:family="text">
      <style:text-properties officeooo:rsid="0e740c4b"/>
    </style:style>
    <style:style style:name="T2341" style:family="text">
      <style:text-properties officeooo:rsid="0e74cb3c"/>
    </style:style>
    <style:style style:name="T2342" style:family="text">
      <style:text-properties officeooo:rsid="0e771fbf"/>
    </style:style>
    <style:style style:name="T2343" style:family="text">
      <style:text-properties officeooo:rsid="0e77ef2d"/>
    </style:style>
    <style:style style:name="T2344" style:family="text">
      <style:text-properties officeooo:rsid="0e79476f"/>
    </style:style>
    <style:style style:name="T2345" style:family="text">
      <style:text-properties officeooo:rsid="0e7947f7"/>
    </style:style>
    <style:style style:name="T2346" style:family="text">
      <style:text-properties officeooo:rsid="0e7ae936"/>
    </style:style>
    <style:style style:name="T2347" style:family="text">
      <style:text-properties officeooo:rsid="0e7b8e95"/>
    </style:style>
    <style:style style:name="T2348" style:family="text">
      <style:text-properties officeooo:rsid="0e7c3368"/>
    </style:style>
    <style:style style:name="T2349" style:family="text">
      <style:text-properties officeooo:rsid="0e7db78d"/>
    </style:style>
    <style:style style:name="T2350" style:family="text">
      <style:text-properties officeooo:rsid="0e7f72e4"/>
    </style:style>
    <style:style style:name="T2351" style:family="text">
      <style:text-properties officeooo:rsid="0e826a2d"/>
    </style:style>
    <style:style style:name="T2352" style:family="text">
      <style:text-properties officeooo:rsid="0e84b77b"/>
    </style:style>
    <style:style style:name="T2353" style:family="text">
      <style:text-properties officeooo:rsid="0e850f08"/>
    </style:style>
    <style:style style:name="T2354" style:family="text">
      <style:text-properties officeooo:rsid="0e86fdf8"/>
    </style:style>
    <style:style style:name="T2355" style:family="text">
      <style:text-properties officeooo:rsid="0e87fa55"/>
    </style:style>
    <style:style style:name="T2356" style:family="text">
      <style:text-properties officeooo:rsid="0e8a5187"/>
    </style:style>
    <style:style style:name="T2357" style:family="text">
      <style:text-properties officeooo:rsid="0e8b0b66"/>
    </style:style>
    <style:style style:name="T2358" style:family="text">
      <style:text-properties officeooo:rsid="0e8ccc5c"/>
    </style:style>
    <style:style style:name="T2359" style:family="text">
      <style:text-properties officeooo:rsid="0e8e4a09"/>
    </style:style>
    <style:style style:name="T2360" style:family="text">
      <style:text-properties officeooo:rsid="0e8eece3"/>
    </style:style>
    <style:style style:name="T2361" style:family="text">
      <style:text-properties officeooo:rsid="0e90c60c"/>
    </style:style>
    <style:style style:name="T2362" style:family="text">
      <style:text-properties officeooo:rsid="0e935a0f"/>
    </style:style>
    <style:style style:name="T2363" style:family="text">
      <style:text-properties officeooo:rsid="0e93684f"/>
    </style:style>
    <style:style style:name="T2364" style:family="text">
      <style:text-properties officeooo:rsid="0e94ffe0"/>
    </style:style>
    <style:style style:name="T2365" style:family="text">
      <style:text-properties officeooo:rsid="0e961992"/>
    </style:style>
    <style:style style:name="T2366" style:family="text">
      <style:text-properties officeooo:rsid="0e97e342"/>
    </style:style>
    <style:style style:name="T2367" style:family="text">
      <style:text-properties officeooo:rsid="0e989855"/>
    </style:style>
    <style:style style:name="T2368" style:family="text">
      <style:text-properties officeooo:rsid="0e9a5716"/>
    </style:style>
    <style:style style:name="T2369" style:family="text">
      <style:text-properties officeooo:rsid="0e9bbcd7"/>
    </style:style>
    <style:style style:name="T2370" style:family="text">
      <style:text-properties officeooo:rsid="0e9cfce7"/>
    </style:style>
    <style:style style:name="T2371" style:family="text">
      <style:text-properties officeooo:rsid="0e9e8a16"/>
    </style:style>
    <style:style style:name="T2372" style:family="text">
      <style:text-properties officeooo:rsid="0e9fd518"/>
    </style:style>
    <style:style style:name="T2373" style:family="text">
      <style:text-properties officeooo:rsid="0ea118cf"/>
    </style:style>
    <style:style style:name="T2374" style:family="text">
      <style:text-properties officeooo:rsid="0ea41cc4"/>
    </style:style>
    <style:style style:name="T2375" style:family="text">
      <style:text-properties officeooo:rsid="0ea42bf9"/>
    </style:style>
    <style:style style:name="T2376" style:family="text">
      <style:text-properties officeooo:rsid="0ea4cb98"/>
    </style:style>
    <style:style style:name="T2377" style:family="text">
      <style:text-properties officeooo:rsid="0ea64216"/>
    </style:style>
    <style:style style:name="T2378" style:family="text">
      <style:text-properties officeooo:rsid="0ea7a671"/>
    </style:style>
    <style:style style:name="T2379" style:family="text">
      <style:text-properties officeooo:rsid="0eadece6"/>
    </style:style>
    <style:style style:name="T2380" style:family="text">
      <style:text-properties officeooo:rsid="0eaef76d"/>
    </style:style>
    <style:style style:name="T2381" style:family="text">
      <style:text-properties officeooo:rsid="0eb00c38"/>
    </style:style>
    <style:style style:name="T2382" style:family="text">
      <style:text-properties officeooo:rsid="0eb0ccd1"/>
    </style:style>
    <style:style style:name="T2383" style:family="text">
      <style:text-properties officeooo:rsid="0eb20bb2"/>
    </style:style>
    <style:style style:name="T2384" style:family="text">
      <style:text-properties officeooo:rsid="0eb667ba"/>
    </style:style>
    <style:style style:name="T2385" style:family="text">
      <style:text-properties officeooo:rsid="0eb68110"/>
    </style:style>
    <style:style style:name="T2386" style:family="text">
      <style:text-properties officeooo:rsid="0eb6c238"/>
    </style:style>
    <style:style style:name="T2387" style:family="text">
      <style:text-properties officeooo:rsid="0eb8472e"/>
    </style:style>
    <style:style style:name="T2388" style:family="text">
      <style:text-properties officeooo:rsid="0eb9a0d2"/>
    </style:style>
    <style:style style:name="T2389" style:family="text">
      <style:text-properties officeooo:rsid="0ebcd41d"/>
    </style:style>
    <style:style style:name="T2390" style:family="text">
      <style:text-properties officeooo:rsid="0ebeb4e4"/>
    </style:style>
    <style:style style:name="T2391" style:family="text">
      <style:text-properties officeooo:rsid="0ec0108d"/>
    </style:style>
    <style:style style:name="T2392" style:family="text">
      <style:text-properties officeooo:rsid="0ec0de2f"/>
    </style:style>
    <style:style style:name="T2393" style:family="text">
      <style:text-properties officeooo:rsid="0ec23d23"/>
    </style:style>
    <style:style style:name="T2394" style:family="text">
      <style:text-properties officeooo:rsid="0ec44a39"/>
    </style:style>
    <style:style style:name="T2395" style:family="text">
      <style:text-properties officeooo:rsid="0ec8cbdb"/>
    </style:style>
    <style:style style:name="T2396" style:family="text">
      <style:text-properties officeooo:rsid="0ec8f8cc"/>
    </style:style>
    <style:style style:name="T2397" style:family="text">
      <style:text-properties officeooo:rsid="0eca23fd"/>
    </style:style>
    <style:style style:name="T2398" style:family="text">
      <style:text-properties officeooo:rsid="0ecd3a65"/>
    </style:style>
    <style:style style:name="T2399" style:family="text">
      <style:text-properties officeooo:rsid="0ece999d"/>
    </style:style>
    <style:style style:name="T2400" style:family="text">
      <style:text-properties officeooo:rsid="0ecf2e73"/>
    </style:style>
    <style:style style:name="T2401" style:family="text">
      <style:text-properties officeooo:rsid="0ed0ab8f"/>
    </style:style>
    <style:style style:name="T2402" style:family="text">
      <style:text-properties officeooo:rsid="0ed163a6"/>
    </style:style>
    <style:style style:name="T2403" style:family="text">
      <style:text-properties officeooo:rsid="0ed23a01"/>
    </style:style>
    <style:style style:name="T2404" style:family="text">
      <style:text-properties officeooo:rsid="0ed33dd0"/>
    </style:style>
    <style:style style:name="T2405" style:family="text">
      <style:text-properties officeooo:rsid="0ed513cd"/>
    </style:style>
    <style:style style:name="T2406" style:family="text">
      <style:text-properties officeooo:rsid="0ed63d89"/>
    </style:style>
    <style:style style:name="T2407" style:family="text">
      <style:text-properties officeooo:rsid="0ed90cbf"/>
    </style:style>
    <style:style style:name="T2408" style:family="text">
      <style:text-properties officeooo:rsid="0ed941f2"/>
    </style:style>
    <style:style style:name="T2409" style:family="text">
      <style:text-properties officeooo:rsid="0edabadb"/>
    </style:style>
    <style:style style:name="T2410" style:family="text">
      <style:text-properties officeooo:rsid="0edaf5d5"/>
    </style:style>
    <style:style style:name="T2411" style:family="text">
      <style:text-properties officeooo:rsid="0edcfbe3"/>
    </style:style>
    <style:style style:name="T2412" style:family="text">
      <style:text-properties officeooo:rsid="0ede755f"/>
    </style:style>
    <style:style style:name="T2413" style:family="text">
      <style:text-properties officeooo:rsid="0edfa7a0"/>
    </style:style>
    <style:style style:name="T2414" style:family="text">
      <style:text-properties officeooo:rsid="0edfab72"/>
    </style:style>
    <style:style style:name="T2415" style:family="text">
      <style:text-properties officeooo:rsid="0ee147a6"/>
    </style:style>
    <style:style style:name="T2416" style:family="text">
      <style:text-properties officeooo:rsid="0ee31369"/>
    </style:style>
    <style:style style:name="T2417" style:family="text">
      <style:text-properties officeooo:rsid="0ee70ff1"/>
    </style:style>
    <style:style style:name="T2418" style:family="text">
      <style:text-properties officeooo:rsid="0ef0b640"/>
    </style:style>
    <style:style style:name="T2419" style:family="text">
      <style:text-properties officeooo:rsid="0ef2276e"/>
    </style:style>
    <style:style style:name="T2420" style:family="text">
      <style:text-properties officeooo:rsid="0ef2d8e4"/>
    </style:style>
    <style:style style:name="T2421" style:family="text">
      <style:text-properties officeooo:rsid="0ef4c24e"/>
    </style:style>
    <style:style style:name="T2422" style:family="text">
      <style:text-properties officeooo:rsid="0ef6942f"/>
    </style:style>
    <style:style style:name="T2423" style:family="text">
      <style:text-properties officeooo:rsid="0ef70b0c"/>
    </style:style>
    <style:style style:name="T2424" style:family="text">
      <style:text-properties officeooo:rsid="0efab057"/>
    </style:style>
    <style:style style:name="T2425" style:family="text">
      <style:text-properties officeooo:rsid="0efb19be"/>
    </style:style>
    <style:style style:name="T2426" style:family="text">
      <style:text-properties officeooo:rsid="0efb8be3"/>
    </style:style>
    <style:style style:name="T2427" style:family="text">
      <style:text-properties officeooo:rsid="0efc08dc"/>
    </style:style>
    <style:style style:name="T2428" style:family="text">
      <style:text-properties officeooo:rsid="0efcabf1"/>
    </style:style>
    <style:style style:name="T2429" style:family="text">
      <style:text-properties officeooo:rsid="0efffe8b"/>
    </style:style>
    <style:style style:name="T2430" style:family="text">
      <style:text-properties officeooo:rsid="0f011c63"/>
    </style:style>
    <style:style style:name="T2431" style:family="text">
      <style:text-properties officeooo:rsid="0f035484"/>
    </style:style>
    <style:style style:name="T2432" style:family="text">
      <style:text-properties officeooo:rsid="0f091699"/>
    </style:style>
    <style:style style:name="T2433" style:family="text">
      <style:text-properties officeooo:rsid="0f0985e8"/>
    </style:style>
    <style:style style:name="T2434" style:family="text">
      <style:text-properties officeooo:rsid="0f09b75f"/>
    </style:style>
    <style:style style:name="T2435" style:family="text">
      <style:text-properties officeooo:rsid="0f0aa3c1"/>
    </style:style>
    <style:style style:name="T2436" style:family="text">
      <style:text-properties officeooo:rsid="0f0ad57c"/>
    </style:style>
    <style:style style:name="T2437" style:family="text">
      <style:text-properties officeooo:rsid="0f0b0fd1"/>
    </style:style>
    <style:style style:name="T2438" style:family="text">
      <style:text-properties officeooo:rsid="0f0babe8"/>
    </style:style>
    <style:style style:name="T2439" style:family="text">
      <style:text-properties officeooo:rsid="0f0bd691"/>
    </style:style>
    <style:style style:name="T2440" style:family="text">
      <style:text-properties officeooo:rsid="0f0c35f3"/>
    </style:style>
    <style:style style:name="T2441" style:family="text">
      <style:text-properties officeooo:rsid="0f0d2842"/>
    </style:style>
    <style:style style:name="T2442" style:family="text">
      <style:text-properties officeooo:rsid="0f0e60af"/>
    </style:style>
    <style:style style:name="T2443" style:family="text">
      <style:text-properties officeooo:rsid="0f103bf2"/>
    </style:style>
    <style:style style:name="T2444" style:family="text">
      <style:text-properties officeooo:rsid="0f1510d7"/>
    </style:style>
    <style:style style:name="T2445" style:family="text">
      <style:text-properties officeooo:rsid="0f195d5b"/>
    </style:style>
    <style:style style:name="T2446" style:family="text">
      <style:text-properties officeooo:rsid="0f1afe3e"/>
    </style:style>
    <style:style style:name="T2447" style:family="text">
      <style:text-properties officeooo:rsid="0f1b2576"/>
    </style:style>
    <style:style style:name="T2448" style:family="text">
      <style:text-properties officeooo:rsid="0f1cd219"/>
    </style:style>
    <style:style style:name="T2449" style:family="text">
      <style:text-properties officeooo:rsid="0f1daf40"/>
    </style:style>
    <style:style style:name="T2450" style:family="text">
      <style:text-properties officeooo:rsid="0f1eede3"/>
    </style:style>
    <style:style style:name="T2451" style:family="text">
      <style:text-properties officeooo:rsid="0f200bba"/>
    </style:style>
    <style:style style:name="T2452" style:family="text">
      <style:text-properties officeooo:rsid="0f207e08"/>
    </style:style>
    <style:style style:name="T2453" style:family="text">
      <style:text-properties officeooo:rsid="0f218a2c"/>
    </style:style>
    <style:style style:name="T2454" style:family="text">
      <style:text-properties officeooo:rsid="0f230c49"/>
    </style:style>
    <style:style style:name="T2455" style:family="text">
      <style:text-properties officeooo:rsid="0f26ee42"/>
    </style:style>
    <style:style style:name="T2456" style:family="text">
      <style:text-properties officeooo:rsid="0f275d28"/>
    </style:style>
    <style:style style:name="T2457" style:family="text">
      <style:text-properties officeooo:rsid="0f275f94"/>
    </style:style>
    <style:style style:name="T2458" style:family="text">
      <style:text-properties officeooo:rsid="0f2b1332"/>
    </style:style>
    <style:style style:name="T2459" style:family="text">
      <style:text-properties officeooo:rsid="0f2d6143"/>
    </style:style>
    <style:style style:name="T2460" style:family="text">
      <style:text-properties officeooo:rsid="0f311d73"/>
    </style:style>
    <style:style style:name="T2461" style:family="text">
      <style:text-properties officeooo:rsid="0f31603b"/>
    </style:style>
    <style:style style:name="T2462" style:family="text">
      <style:text-properties officeooo:rsid="0f3303c2"/>
    </style:style>
    <style:style style:name="T2463" style:family="text">
      <style:text-properties officeooo:rsid="0f343fe9"/>
    </style:style>
    <style:style style:name="T2464" style:family="text">
      <style:text-properties officeooo:rsid="0f38df3a"/>
    </style:style>
    <style:style style:name="T2465" style:family="text">
      <style:text-properties officeooo:rsid="0f3a5583"/>
    </style:style>
    <style:style style:name="T2466" style:family="text">
      <style:text-properties officeooo:rsid="0f3b2fba"/>
    </style:style>
    <style:style style:name="T2467" style:family="text">
      <style:text-properties officeooo:rsid="0f3c721a"/>
    </style:style>
    <style:style style:name="T2468" style:family="text">
      <style:text-properties officeooo:rsid="0f3f9544"/>
    </style:style>
    <style:style style:name="T2469" style:family="text">
      <style:text-properties officeooo:rsid="0f409332"/>
    </style:style>
    <style:style style:name="T2470" style:family="text">
      <style:text-properties officeooo:rsid="0f42891d"/>
    </style:style>
    <style:style style:name="T2471" style:family="text">
      <style:text-properties officeooo:rsid="0f43aa8d"/>
    </style:style>
    <style:style style:name="T2472" style:family="text">
      <style:text-properties officeooo:rsid="0f44fbbe"/>
    </style:style>
    <style:style style:name="T2473" style:family="text">
      <style:text-properties officeooo:rsid="0f460aab"/>
    </style:style>
    <style:style style:name="T2474" style:family="text">
      <style:text-properties officeooo:rsid="0f48475b"/>
    </style:style>
    <style:style style:name="T2475" style:family="text">
      <style:text-properties officeooo:rsid="0f490ef7"/>
    </style:style>
    <style:style style:name="T2476" style:family="text">
      <style:text-properties officeooo:rsid="0f49c5f5"/>
    </style:style>
    <style:style style:name="T2477" style:family="text">
      <style:text-properties officeooo:rsid="0f4ac296"/>
    </style:style>
    <style:style style:name="T2478" style:family="text">
      <style:text-properties officeooo:rsid="0f4c0c6a"/>
    </style:style>
    <style:style style:name="T2479" style:family="text">
      <style:text-properties officeooo:rsid="0f4d3148"/>
    </style:style>
    <style:style style:name="T2480" style:family="text">
      <style:text-properties officeooo:rsid="0f4ee2aa"/>
    </style:style>
    <style:style style:name="T2481" style:family="text">
      <style:text-properties officeooo:rsid="0f4f7df6"/>
    </style:style>
    <style:style style:name="T2482" style:family="text">
      <style:text-properties officeooo:rsid="0f4fbb23"/>
    </style:style>
    <style:style style:name="T2483" style:family="text">
      <style:text-properties officeooo:rsid="0f50878c"/>
    </style:style>
    <style:style style:name="T2484" style:family="text">
      <style:text-properties officeooo:rsid="0f50982d"/>
    </style:style>
    <style:style style:name="T2485" style:family="text">
      <style:text-properties officeooo:rsid="0f51fb19"/>
    </style:style>
    <style:style style:name="T2486" style:family="text">
      <style:text-properties officeooo:rsid="0f5287d8"/>
    </style:style>
    <style:style style:name="T2487" style:family="text">
      <style:text-properties officeooo:rsid="0f542799"/>
    </style:style>
    <style:style style:name="T2488" style:family="text">
      <style:text-properties officeooo:rsid="0f558c00"/>
    </style:style>
    <style:style style:name="T2489" style:family="text">
      <style:text-properties officeooo:rsid="0f56aee3"/>
    </style:style>
    <style:style style:name="T2490" style:family="text">
      <style:text-properties officeooo:rsid="0f595bb5"/>
    </style:style>
    <style:style style:name="T2491" style:family="text">
      <style:text-properties officeooo:rsid="0f59cd04"/>
    </style:style>
    <style:style style:name="T2492" style:family="text">
      <style:text-properties officeooo:rsid="0f5a3280"/>
    </style:style>
    <style:style style:name="T2493" style:family="text">
      <style:text-properties officeooo:rsid="0f5a5e57"/>
    </style:style>
    <style:style style:name="T2494" style:family="text">
      <style:text-properties officeooo:rsid="0f5b9aad"/>
    </style:style>
    <style:style style:name="T2495" style:family="text">
      <style:text-properties officeooo:rsid="0f5bcfa1"/>
    </style:style>
    <style:style style:name="T2496" style:family="text">
      <style:text-properties officeooo:rsid="0f5cd447"/>
    </style:style>
    <style:style style:name="T2497" style:family="text">
      <style:text-properties officeooo:rsid="0f5d685f"/>
    </style:style>
    <style:style style:name="T2498" style:family="text">
      <style:text-properties officeooo:rsid="0f5f2101"/>
    </style:style>
    <style:style style:name="T2499" style:family="text">
      <style:text-properties officeooo:rsid="0f60d82e"/>
    </style:style>
    <style:style style:name="T2500" style:family="text">
      <style:text-properties officeooo:rsid="0f618867"/>
    </style:style>
    <style:style style:name="T2501" style:family="text">
      <style:text-properties officeooo:rsid="0f623629"/>
    </style:style>
    <style:style style:name="T2502" style:family="text">
      <style:text-properties officeooo:rsid="0f634cb7"/>
    </style:style>
    <style:style style:name="T2503" style:family="text">
      <style:text-properties officeooo:rsid="0f6559fd"/>
    </style:style>
    <style:style style:name="T2504" style:family="text">
      <style:text-properties officeooo:rsid="0f65c7dd"/>
    </style:style>
    <style:style style:name="T2505" style:family="text">
      <style:text-properties officeooo:rsid="0f677090"/>
    </style:style>
    <style:style style:name="T2506" style:family="text">
      <style:text-properties officeooo:rsid="0f6975ce"/>
    </style:style>
    <style:style style:name="T2507" style:family="text">
      <style:text-properties officeooo:rsid="0f69a70f"/>
    </style:style>
    <style:style style:name="T2508" style:family="text">
      <style:text-properties officeooo:rsid="0f6a6a06"/>
    </style:style>
    <style:style style:name="T2509" style:family="text">
      <style:text-properties officeooo:rsid="0f6c471d"/>
    </style:style>
    <style:style style:name="T2510" style:family="text">
      <style:text-properties officeooo:rsid="0f6dd8aa"/>
    </style:style>
    <style:style style:name="T2511" style:family="text">
      <style:text-properties officeooo:rsid="0f6f83f3"/>
    </style:style>
    <style:style style:name="T2512" style:family="text">
      <style:text-properties officeooo:rsid="0f70c5c5"/>
    </style:style>
    <style:style style:name="T2513" style:family="text">
      <style:text-properties officeooo:rsid="0f71635b"/>
    </style:style>
    <style:style style:name="T2514" style:family="text">
      <style:text-properties officeooo:rsid="0f736406"/>
    </style:style>
    <style:style style:name="T2515" style:family="text">
      <style:text-properties officeooo:rsid="0f743da9"/>
    </style:style>
    <style:style style:name="T2516" style:family="text">
      <style:text-properties officeooo:rsid="0f75d466"/>
    </style:style>
    <style:style style:name="T2517" style:family="text">
      <style:text-properties officeooo:rsid="0f770c9d"/>
    </style:style>
    <style:style style:name="T2518" style:family="text">
      <style:text-properties officeooo:rsid="0f7845f2"/>
    </style:style>
    <style:style style:name="T2519" style:family="text">
      <style:text-properties officeooo:rsid="0f784d44"/>
    </style:style>
    <style:style style:name="T2520" style:family="text">
      <style:text-properties officeooo:rsid="0f79c00b"/>
    </style:style>
    <style:style style:name="T2521" style:family="text">
      <style:text-properties officeooo:rsid="0f7df021"/>
    </style:style>
    <style:style style:name="T2522" style:family="text">
      <style:text-properties officeooo:rsid="0f7ed141"/>
    </style:style>
    <style:style style:name="T2523" style:family="text">
      <style:text-properties officeooo:rsid="0f804f46"/>
    </style:style>
    <style:style style:name="T2524" style:family="text">
      <style:text-properties officeooo:rsid="0f81d004"/>
    </style:style>
    <style:style style:name="T2525" style:family="text">
      <style:text-properties officeooo:rsid="0f8253e3"/>
    </style:style>
    <style:style style:name="T2526" style:family="text">
      <style:text-properties officeooo:rsid="0f8304b3"/>
    </style:style>
    <style:style style:name="T2527" style:family="text">
      <style:text-properties officeooo:rsid="0f845837"/>
    </style:style>
    <style:style style:name="T2528" style:family="text">
      <style:text-properties officeooo:rsid="0f8468aa"/>
    </style:style>
    <style:style style:name="T2529" style:family="text">
      <style:text-properties officeooo:rsid="0f85b21e"/>
    </style:style>
    <style:style style:name="T2530" style:family="text">
      <style:text-properties officeooo:rsid="0f85e282"/>
    </style:style>
    <style:style style:name="T2531" style:family="text">
      <style:text-properties officeooo:rsid="0f8cc6f2"/>
    </style:style>
    <style:style style:name="T2532" style:family="text">
      <style:text-properties officeooo:rsid="0f8cf070"/>
    </style:style>
    <style:style style:name="T2533" style:family="text">
      <style:text-properties officeooo:rsid="0f8e5312"/>
    </style:style>
    <style:style style:name="T2534" style:family="text">
      <style:text-properties officeooo:rsid="0f91e83c"/>
    </style:style>
    <style:style style:name="T2535" style:family="text">
      <style:text-properties officeooo:rsid="0f942ffd"/>
    </style:style>
    <style:style style:name="T2536" style:family="text">
      <style:text-properties officeooo:rsid="0f972a1e"/>
    </style:style>
    <style:style style:name="T2537" style:family="text">
      <style:text-properties officeooo:rsid="0f97cbc8"/>
    </style:style>
    <style:style style:name="T2538" style:family="text">
      <style:text-properties officeooo:rsid="0f992610"/>
    </style:style>
    <style:style style:name="T2539" style:family="text">
      <style:text-properties officeooo:rsid="0f999f63"/>
    </style:style>
    <style:style style:name="T2540" style:family="text">
      <style:text-properties officeooo:rsid="0f9b79c8"/>
    </style:style>
    <style:style style:name="T2541" style:family="text">
      <style:text-properties officeooo:rsid="0f9babca"/>
    </style:style>
    <style:style style:name="T2542" style:family="text">
      <style:text-properties officeooo:rsid="0f9d8c6a"/>
    </style:style>
    <style:style style:name="T2543" style:family="text">
      <style:text-properties officeooo:rsid="0f9dc253"/>
    </style:style>
    <style:style style:name="T2544" style:family="text">
      <style:text-properties officeooo:rsid="0f9e6d2d"/>
    </style:style>
    <style:style style:name="T2545" style:family="text">
      <style:text-properties officeooo:rsid="0f9febb8"/>
    </style:style>
    <style:style style:name="T2546" style:family="text">
      <style:text-properties officeooo:rsid="0fa03ba0"/>
    </style:style>
    <style:style style:name="T2547" style:family="text">
      <style:text-properties officeooo:rsid="0fa2ca5b"/>
    </style:style>
    <style:style style:name="T2548" style:family="text">
      <style:text-properties officeooo:rsid="0fa3b704"/>
    </style:style>
    <style:style style:name="T2549" style:family="text">
      <style:text-properties officeooo:rsid="0fa58e7e"/>
    </style:style>
    <style:style style:name="T2550" style:family="text">
      <style:text-properties officeooo:rsid="0fa64d31"/>
    </style:style>
    <style:style style:name="T2551" style:family="text">
      <style:text-properties officeooo:rsid="0fa683a9"/>
    </style:style>
    <style:style style:name="T2552" style:family="text">
      <style:text-properties officeooo:rsid="0fa6e171"/>
    </style:style>
    <style:style style:name="T2553" style:family="text">
      <style:text-properties officeooo:rsid="0fa7bf30"/>
    </style:style>
    <style:style style:name="T2554" style:family="text">
      <style:text-properties officeooo:rsid="0fa7c4d2"/>
    </style:style>
    <style:style style:name="T2555" style:family="text">
      <style:text-properties officeooo:rsid="0fa91e86"/>
    </style:style>
    <style:style style:name="T2556" style:family="text">
      <style:text-properties officeooo:rsid="0faa1a7f"/>
    </style:style>
    <style:style style:name="T2557" style:family="text">
      <style:text-properties officeooo:rsid="0fab0bfc"/>
    </style:style>
    <style:style style:name="T2558" style:family="text">
      <style:text-properties officeooo:rsid="0fac3edd"/>
    </style:style>
    <style:style style:name="T2559" style:family="text">
      <style:text-properties officeooo:rsid="0fae782f"/>
    </style:style>
    <style:style style:name="T2560" style:family="text">
      <style:text-properties officeooo:rsid="0faf7d2f"/>
    </style:style>
    <style:style style:name="T2561" style:family="text">
      <style:text-properties officeooo:rsid="0fb17298"/>
    </style:style>
    <style:style style:name="T2562" style:family="text">
      <style:text-properties officeooo:rsid="0fb29298"/>
    </style:style>
    <style:style style:name="T2563" style:family="text">
      <style:text-properties officeooo:rsid="0fb46c41"/>
    </style:style>
    <style:style style:name="T2564" style:family="text">
      <style:text-properties officeooo:rsid="0fb5a60f"/>
    </style:style>
    <style:style style:name="T2565" style:family="text">
      <style:text-properties officeooo:rsid="0fb669db"/>
    </style:style>
    <style:style style:name="T2566" style:family="text">
      <style:text-properties officeooo:rsid="0fb76059"/>
    </style:style>
    <style:style style:name="T2567" style:family="text">
      <style:text-properties officeooo:rsid="0fb94bc5"/>
    </style:style>
    <style:style style:name="T2568" style:family="text">
      <style:text-properties officeooo:rsid="0fbb81cf"/>
    </style:style>
    <style:style style:name="T2569" style:family="text">
      <style:text-properties officeooo:rsid="0fbd38c2"/>
    </style:style>
    <style:style style:name="T2570" style:family="text">
      <style:text-properties officeooo:rsid="0fbea50d"/>
    </style:style>
    <style:style style:name="T2571" style:family="text">
      <style:text-properties officeooo:rsid="0fc2c496"/>
    </style:style>
    <style:style style:name="T2572" style:family="text">
      <style:text-properties officeooo:rsid="0fc4673d"/>
    </style:style>
    <style:style style:name="T2573" style:family="text">
      <style:text-properties officeooo:rsid="0fc64812"/>
    </style:style>
    <style:style style:name="T2574" style:family="text">
      <style:text-properties officeooo:rsid="0fc73dca"/>
    </style:style>
    <style:style style:name="T2575" style:family="text">
      <style:text-properties officeooo:rsid="0fc80418"/>
    </style:style>
    <style:style style:name="T2576" style:family="text">
      <style:text-properties officeooo:rsid="0fc84749"/>
    </style:style>
    <style:style style:name="T2577" style:family="text">
      <style:text-properties officeooo:rsid="0fc9b448"/>
    </style:style>
    <style:style style:name="T2578" style:family="text">
      <style:text-properties officeooo:rsid="0fc9f962"/>
    </style:style>
    <style:style style:name="T2579" style:family="text">
      <style:text-properties officeooo:rsid="0fcc0f34"/>
    </style:style>
    <style:style style:name="T2580" style:family="text">
      <style:text-properties officeooo:rsid="0fcdc698"/>
    </style:style>
    <style:style style:name="T2581" style:family="text">
      <style:text-properties officeooo:rsid="0fcefe36"/>
    </style:style>
    <style:style style:name="T2582" style:family="text">
      <style:text-properties officeooo:rsid="0fcfcc87"/>
    </style:style>
    <style:style style:name="T2583" style:family="text">
      <style:text-properties officeooo:rsid="0fd12e06"/>
    </style:style>
    <style:style style:name="T2584" style:family="text">
      <style:text-properties officeooo:rsid="0fd1e30a"/>
    </style:style>
    <style:style style:name="T2585" style:family="text">
      <style:text-properties officeooo:rsid="0fd34498"/>
    </style:style>
    <style:style style:name="T2586" style:family="text">
      <style:text-properties officeooo:rsid="0fd52cb0"/>
    </style:style>
    <style:style style:name="T2587" style:family="text">
      <style:text-properties officeooo:rsid="0fd60eb4"/>
    </style:style>
    <style:style style:name="T2588" style:family="text">
      <style:text-properties officeooo:rsid="0fd8df21"/>
    </style:style>
    <style:style style:name="T2589" style:family="text">
      <style:text-properties officeooo:rsid="0fd93c57"/>
    </style:style>
    <style:style style:name="T2590" style:family="text">
      <style:text-properties officeooo:rsid="0fda246f"/>
    </style:style>
    <style:style style:name="T2591" style:family="text">
      <style:text-properties officeooo:rsid="0fdb0de1"/>
    </style:style>
    <style:style style:name="T2592" style:family="text">
      <style:text-properties officeooo:rsid="0fdc6ee6"/>
    </style:style>
    <style:style style:name="T2593" style:family="text">
      <style:text-properties officeooo:rsid="0fdff5be"/>
    </style:style>
    <style:style style:name="T2594" style:family="text">
      <style:text-properties officeooo:rsid="0fe24203"/>
    </style:style>
    <style:style style:name="T2595" style:family="text">
      <style:text-properties officeooo:rsid="0fe2a977"/>
    </style:style>
    <style:style style:name="T2596" style:family="text">
      <style:text-properties officeooo:rsid="0fe6fcf2"/>
    </style:style>
    <style:style style:name="T2597" style:family="text">
      <style:text-properties officeooo:rsid="0fe7cecf"/>
    </style:style>
    <style:style style:name="T2598" style:family="text">
      <style:text-properties officeooo:rsid="0fe8f36a"/>
    </style:style>
    <style:style style:name="T2599" style:family="text">
      <style:text-properties officeooo:rsid="0fea938e"/>
    </style:style>
    <style:style style:name="T2600" style:family="text">
      <style:text-properties officeooo:rsid="0feb2069"/>
    </style:style>
    <style:style style:name="T2601" style:family="text">
      <style:text-properties officeooo:rsid="0fec5601"/>
    </style:style>
    <style:style style:name="T2602" style:family="text">
      <style:text-properties officeooo:rsid="0feda593"/>
    </style:style>
    <style:style style:name="T2603" style:family="text">
      <style:text-properties officeooo:rsid="0fedae9d"/>
    </style:style>
    <style:style style:name="T2604" style:family="text">
      <style:text-properties officeooo:rsid="0fee445a"/>
    </style:style>
    <style:style style:name="T2605" style:family="text">
      <style:text-properties officeooo:rsid="0ff16596"/>
    </style:style>
    <style:style style:name="T2606" style:family="text">
      <style:text-properties officeooo:rsid="0ff2d289"/>
    </style:style>
    <style:style style:name="T2607" style:family="text">
      <style:text-properties officeooo:rsid="0ff47723"/>
    </style:style>
    <style:style style:name="T2608" style:family="text">
      <style:text-properties officeooo:rsid="0ff4cdca"/>
    </style:style>
    <style:style style:name="T2609" style:family="text">
      <style:text-properties officeooo:rsid="0ff5c87c"/>
    </style:style>
    <style:style style:name="T2610" style:family="text">
      <style:text-properties officeooo:rsid="0ff75582"/>
    </style:style>
    <style:style style:name="T2611" style:family="text">
      <style:text-properties officeooo:rsid="0ff816e2"/>
    </style:style>
    <style:style style:name="T2612" style:family="text">
      <style:text-properties officeooo:rsid="0ff9865f"/>
    </style:style>
    <style:style style:name="T2613" style:family="text">
      <style:text-properties officeooo:rsid="0ffb8037"/>
    </style:style>
    <style:style style:name="T2614" style:family="text">
      <style:text-properties officeooo:rsid="0ffd6f84"/>
    </style:style>
    <style:style style:name="T2615" style:family="text">
      <style:text-properties officeooo:rsid="0fff1133"/>
    </style:style>
    <style:style style:name="T2616" style:family="text">
      <style:text-properties officeooo:rsid="100044f1"/>
    </style:style>
    <style:style style:name="T2617" style:family="text">
      <style:text-properties officeooo:rsid="10027836"/>
    </style:style>
    <style:style style:name="T2618" style:family="text">
      <style:text-properties officeooo:rsid="1003aa30"/>
    </style:style>
    <style:style style:name="T2619" style:family="text">
      <style:text-properties officeooo:rsid="10049145"/>
    </style:style>
    <style:style style:name="T2620" style:family="text">
      <style:text-properties officeooo:rsid="100587a3"/>
    </style:style>
    <style:style style:name="T2621" style:family="text">
      <style:text-properties officeooo:rsid="10087d80"/>
    </style:style>
    <style:style style:name="T2622" style:family="text">
      <style:text-properties officeooo:rsid="100bff04"/>
    </style:style>
    <style:style style:name="T2623" style:family="text">
      <style:text-properties officeooo:rsid="100dab77"/>
    </style:style>
    <style:style style:name="T2624" style:family="text">
      <style:text-properties officeooo:rsid="100f02a2"/>
    </style:style>
    <style:style style:name="T2625" style:family="text">
      <style:text-properties officeooo:rsid="100f5d57"/>
    </style:style>
    <style:style style:name="T2626" style:family="text">
      <style:text-properties officeooo:rsid="10113631"/>
    </style:style>
    <style:style style:name="T2627" style:family="text">
      <style:text-properties officeooo:rsid="1012cf02"/>
    </style:style>
    <style:style style:name="T2628" style:family="text">
      <style:text-properties officeooo:rsid="1018e4a4"/>
    </style:style>
    <style:style style:name="T2629" style:family="text">
      <style:text-properties officeooo:rsid="1018e949"/>
    </style:style>
    <style:style style:name="T2630" style:family="text">
      <style:text-properties officeooo:rsid="101ad802"/>
    </style:style>
    <style:style style:name="T2631" style:family="text">
      <style:text-properties officeooo:rsid="101c0ff5"/>
    </style:style>
    <style:style style:name="T2632" style:family="text">
      <style:text-properties officeooo:rsid="101cb330"/>
    </style:style>
    <style:style style:name="T2633" style:family="text">
      <style:text-properties officeooo:rsid="101ed43c"/>
    </style:style>
    <style:style style:name="T2634" style:family="text">
      <style:text-properties officeooo:rsid="101f101a"/>
    </style:style>
    <style:style style:name="T2635" style:family="text">
      <style:text-properties officeooo:rsid="101f8875"/>
    </style:style>
    <style:style style:name="T2636" style:family="text">
      <style:text-properties officeooo:rsid="101fe875"/>
    </style:style>
    <style:style style:name="T2637" style:family="text">
      <style:text-properties officeooo:rsid="10223b41"/>
    </style:style>
    <style:style style:name="T2638" style:family="text">
      <style:text-properties officeooo:rsid="10226083"/>
    </style:style>
    <style:style style:name="T2639" style:family="text">
      <style:text-properties officeooo:rsid="1022d25b"/>
    </style:style>
    <style:style style:name="T2640" style:family="text">
      <style:text-properties officeooo:rsid="1024c4aa"/>
    </style:style>
    <style:style style:name="T2641" style:family="text">
      <style:text-properties officeooo:rsid="102656b3"/>
    </style:style>
    <style:style style:name="T2642" style:family="text">
      <style:text-properties officeooo:rsid="10267fe6"/>
    </style:style>
    <style:style style:name="T2643" style:family="text">
      <style:text-properties officeooo:rsid="10283855"/>
    </style:style>
    <style:style style:name="T2644" style:family="text">
      <style:text-properties officeooo:rsid="102a2bca"/>
    </style:style>
    <style:style style:name="T2645" style:family="text">
      <style:text-properties officeooo:rsid="102d404b"/>
    </style:style>
    <style:style style:name="T2646" style:family="text">
      <style:text-properties officeooo:rsid="102f2ad7"/>
    </style:style>
    <style:style style:name="T2647" style:family="text">
      <style:text-properties officeooo:rsid="102fa45c"/>
    </style:style>
    <style:style style:name="T2648" style:family="text">
      <style:text-properties officeooo:rsid="10304199"/>
    </style:style>
    <style:style style:name="T2649" style:family="text">
      <style:text-properties officeooo:rsid="10310037"/>
    </style:style>
    <style:style style:name="T2650" style:family="text">
      <style:text-properties officeooo:rsid="103146b5"/>
    </style:style>
    <style:style style:name="T2651" style:family="text">
      <style:text-properties officeooo:rsid="10326d7d"/>
    </style:style>
    <style:style style:name="T2652" style:family="text">
      <style:text-properties officeooo:rsid="103366e2"/>
    </style:style>
    <style:style style:name="T2653" style:family="text">
      <style:text-properties officeooo:rsid="1034536b"/>
    </style:style>
    <style:style style:name="T2654" style:family="text">
      <style:text-properties officeooo:rsid="1035ffd1"/>
    </style:style>
    <style:style style:name="T2655" style:family="text">
      <style:text-properties officeooo:rsid="1036e73f"/>
    </style:style>
    <style:style style:name="T2656" style:family="text">
      <style:text-properties officeooo:rsid="103a2f30"/>
    </style:style>
    <style:style style:name="T2657" style:family="text">
      <style:text-properties officeooo:rsid="103bd11c"/>
    </style:style>
    <style:style style:name="T2658" style:family="text">
      <style:text-properties officeooo:rsid="103d8b69"/>
    </style:style>
    <style:style style:name="T2659" style:family="text">
      <style:text-properties officeooo:rsid="103f8990"/>
    </style:style>
    <style:style style:name="T2660" style:family="text">
      <style:text-properties officeooo:rsid="10417151"/>
    </style:style>
    <style:style style:name="T2661" style:family="text">
      <style:text-properties officeooo:rsid="104178ef"/>
    </style:style>
    <style:style style:name="T2662" style:family="text">
      <style:text-properties officeooo:rsid="1042e51f"/>
    </style:style>
    <style:style style:name="T2663" style:family="text">
      <style:text-properties officeooo:rsid="1044a699"/>
    </style:style>
    <style:style style:name="T2664" style:family="text">
      <style:text-properties officeooo:rsid="1045f924"/>
    </style:style>
    <style:style style:name="T2665" style:family="text">
      <style:text-properties officeooo:rsid="1047bad1"/>
    </style:style>
    <style:style style:name="T2666" style:family="text">
      <style:text-properties officeooo:rsid="104a986b"/>
    </style:style>
    <style:style style:name="T2667" style:family="text">
      <style:text-properties officeooo:rsid="104b8571"/>
    </style:style>
    <style:style style:name="T2668" style:family="text">
      <style:text-properties officeooo:rsid="104d3461"/>
    </style:style>
    <style:style style:name="T2669" style:family="text">
      <style:text-properties officeooo:rsid="10516494"/>
    </style:style>
    <style:style style:name="T2670" style:family="text">
      <style:text-properties officeooo:rsid="10542643"/>
    </style:style>
    <style:style style:name="T2671" style:family="text">
      <style:text-properties officeooo:rsid="1055a932"/>
    </style:style>
    <style:style style:name="T2672" style:family="text">
      <style:text-properties officeooo:rsid="1055b0fc"/>
    </style:style>
    <style:style style:name="T2673" style:family="text">
      <style:text-properties officeooo:rsid="1055da2a"/>
    </style:style>
    <style:style style:name="T2674" style:family="text">
      <style:text-properties officeooo:rsid="10565cc0"/>
    </style:style>
    <style:style style:name="T2675" style:family="text">
      <style:text-properties officeooo:rsid="10571fb4"/>
    </style:style>
    <style:style style:name="T2676" style:family="text">
      <style:text-properties officeooo:rsid="1057b0ed"/>
    </style:style>
    <style:style style:name="T2677" style:family="text">
      <style:text-properties officeooo:rsid="1057c6b5"/>
    </style:style>
    <style:style style:name="T2678" style:family="text">
      <style:text-properties officeooo:rsid="10582fc4"/>
    </style:style>
    <style:style style:name="T2679" style:family="text">
      <style:text-properties officeooo:rsid="105b23e5"/>
    </style:style>
    <style:style style:name="T2680" style:family="text">
      <style:text-properties officeooo:rsid="105d1ff4"/>
    </style:style>
    <style:style style:name="T2681" style:family="text">
      <style:text-properties officeooo:rsid="105e8a8d"/>
    </style:style>
    <style:style style:name="T2682" style:family="text">
      <style:text-properties officeooo:rsid="105fc6e1"/>
    </style:style>
    <style:style style:name="T2683" style:family="text">
      <style:text-properties officeooo:rsid="105ffc6c"/>
    </style:style>
    <style:style style:name="T2684" style:family="text">
      <style:text-properties officeooo:rsid="106340d8"/>
    </style:style>
    <style:style style:name="T2685" style:family="text">
      <style:text-properties officeooo:rsid="10671661"/>
    </style:style>
    <style:style style:name="T2686" style:family="text">
      <style:text-properties officeooo:rsid="1067a189"/>
    </style:style>
    <style:style style:name="T2687" style:family="text">
      <style:text-properties officeooo:rsid="106a1c8a"/>
    </style:style>
    <style:style style:name="T2688" style:family="text">
      <style:text-properties officeooo:rsid="106aed96"/>
    </style:style>
    <style:style style:name="T2689" style:family="text">
      <style:text-properties officeooo:rsid="106dce17"/>
    </style:style>
    <style:style style:name="T2690" style:family="text">
      <style:text-properties officeooo:rsid="1070252f"/>
    </style:style>
    <style:style style:name="T2691" style:family="text">
      <style:text-properties officeooo:rsid="10712edb"/>
    </style:style>
    <style:style style:name="T2692" style:family="text">
      <style:text-properties officeooo:rsid="1071e7f1"/>
    </style:style>
    <style:style style:name="T2693" style:family="text">
      <style:text-properties officeooo:rsid="107408ba"/>
    </style:style>
    <style:style style:name="T2694" style:family="text">
      <style:text-properties officeooo:rsid="1074f234"/>
    </style:style>
    <style:style style:name="T2695" style:family="text">
      <style:text-properties officeooo:rsid="1076ca3b"/>
    </style:style>
    <style:style style:name="T2696" style:family="text">
      <style:text-properties officeooo:rsid="107807e6"/>
    </style:style>
    <style:style style:name="T2697" style:family="text">
      <style:text-properties officeooo:rsid="10796561"/>
    </style:style>
    <style:style style:name="T2698" style:family="text">
      <style:text-properties officeooo:rsid="107ae7c7"/>
    </style:style>
    <style:style style:name="T2699" style:family="text">
      <style:text-properties officeooo:rsid="107c1683"/>
    </style:style>
    <style:style style:name="T2700" style:family="text">
      <style:text-properties officeooo:rsid="107dda0e"/>
    </style:style>
    <style:style style:name="T2701" style:family="text">
      <style:text-properties officeooo:rsid="107eb39b"/>
    </style:style>
    <style:style style:name="T2702" style:family="text">
      <style:text-properties officeooo:rsid="1081f88e"/>
    </style:style>
    <style:style style:name="T2703" style:family="text">
      <style:text-properties officeooo:rsid="1083572f"/>
    </style:style>
    <style:style style:name="T2704" style:family="text">
      <style:text-properties officeooo:rsid="10847eac"/>
    </style:style>
    <style:style style:name="T2705" style:family="text">
      <style:text-properties officeooo:rsid="10861605"/>
    </style:style>
    <style:style style:name="T2706" style:family="text">
      <style:text-properties officeooo:rsid="1086436d"/>
    </style:style>
    <style:style style:name="T2707" style:family="text">
      <style:text-properties officeooo:rsid="10873a9f"/>
    </style:style>
    <style:style style:name="T2708" style:family="text">
      <style:text-properties officeooo:rsid="1087acb7"/>
    </style:style>
    <style:style style:name="T2709" style:family="text">
      <style:text-properties officeooo:rsid="108809c9"/>
    </style:style>
    <style:style style:name="T2710" style:family="text">
      <style:text-properties officeooo:rsid="108c1e70"/>
    </style:style>
    <style:style style:name="T2711" style:family="text">
      <style:text-properties officeooo:rsid="108e1595"/>
    </style:style>
    <style:style style:name="T2712" style:family="text">
      <style:text-properties officeooo:rsid="10909172"/>
    </style:style>
    <style:style style:name="T2713" style:family="text">
      <style:text-properties officeooo:rsid="1090b038"/>
    </style:style>
    <style:style style:name="T2714" style:family="text">
      <style:text-properties officeooo:rsid="1093dd4f"/>
    </style:style>
    <style:style style:name="T2715" style:family="text">
      <style:text-properties officeooo:rsid="10989eb7"/>
    </style:style>
    <style:style style:name="T2716" style:family="text">
      <style:text-properties officeooo:rsid="1099339c"/>
    </style:style>
    <style:style style:name="T2717" style:family="text">
      <style:text-properties officeooo:rsid="109a5ff6"/>
    </style:style>
    <style:style style:name="T2718" style:family="text">
      <style:text-properties officeooo:rsid="109c54ce"/>
    </style:style>
    <style:style style:name="T2719" style:family="text">
      <style:text-properties officeooo:rsid="109dfbf8"/>
    </style:style>
    <style:style style:name="T2720" style:family="text">
      <style:text-properties officeooo:rsid="10a1b6ce"/>
    </style:style>
    <style:style style:name="T2721" style:family="text">
      <style:text-properties officeooo:rsid="10a378f7"/>
    </style:style>
    <style:style style:name="T2722" style:family="text">
      <style:text-properties officeooo:rsid="10a4797a"/>
    </style:style>
    <style:style style:name="T2723" style:family="text">
      <style:text-properties officeooo:rsid="10a640b9"/>
    </style:style>
    <style:style style:name="T2724" style:family="text">
      <style:text-properties officeooo:rsid="10a75e49"/>
    </style:style>
    <style:style style:name="T2725" style:family="text">
      <style:text-properties officeooo:rsid="10a85ade"/>
    </style:style>
    <style:style style:name="T2726" style:family="text">
      <style:text-properties officeooo:rsid="10a8f466"/>
    </style:style>
    <style:style style:name="T2727" style:family="text">
      <style:text-properties officeooo:rsid="10adefa0"/>
    </style:style>
    <style:style style:name="T2728" style:family="text">
      <style:text-properties officeooo:rsid="10b1333c"/>
    </style:style>
    <style:style style:name="T2729" style:family="text">
      <style:text-properties officeooo:rsid="10b1a1b9"/>
    </style:style>
    <style:style style:name="T2730" style:family="text">
      <style:text-properties officeooo:rsid="10b399b7"/>
    </style:style>
    <style:style style:name="T2731" style:family="text">
      <style:text-properties officeooo:rsid="10b4c127"/>
    </style:style>
    <style:style style:name="T2732" style:family="text">
      <style:text-properties officeooo:rsid="10b52e41"/>
    </style:style>
    <style:style style:name="T2733" style:family="text">
      <style:text-properties officeooo:rsid="10b5c89a"/>
    </style:style>
    <style:style style:name="T2734" style:family="text">
      <style:text-properties officeooo:rsid="10b60ed7"/>
    </style:style>
    <style:style style:name="T2735" style:family="text">
      <style:text-properties officeooo:rsid="10b657bd"/>
    </style:style>
    <style:style style:name="T2736" style:family="text">
      <style:text-properties officeooo:rsid="10b67087"/>
    </style:style>
    <style:style style:name="T2737" style:family="text">
      <style:text-properties officeooo:rsid="10b69a21"/>
    </style:style>
    <style:style style:name="T2738" style:family="text">
      <style:text-properties officeooo:rsid="10b83930"/>
    </style:style>
    <style:style style:name="T2739" style:family="text">
      <style:text-properties officeooo:rsid="10b84644"/>
    </style:style>
    <style:style style:name="T2740" style:family="text">
      <style:text-properties officeooo:rsid="10b91a74"/>
    </style:style>
    <style:style style:name="T2741" style:family="text">
      <style:text-properties officeooo:rsid="10b971d6"/>
    </style:style>
    <style:style style:name="T2742" style:family="text">
      <style:text-properties officeooo:rsid="10b98275"/>
    </style:style>
    <style:style style:name="T2743" style:family="text">
      <style:text-properties officeooo:rsid="10baba18"/>
    </style:style>
    <style:style style:name="T2744" style:family="text">
      <style:text-properties officeooo:rsid="10bb5fa1"/>
    </style:style>
    <style:style style:name="T2745" style:family="text">
      <style:text-properties officeooo:rsid="10bbaef6"/>
    </style:style>
    <style:style style:name="T2746" style:family="text">
      <style:text-properties officeooo:rsid="10bcb32a"/>
    </style:style>
    <style:style style:name="T2747" style:family="text">
      <style:text-properties officeooo:rsid="10bcd2bb"/>
    </style:style>
    <style:style style:name="T2748" style:family="text">
      <style:text-properties officeooo:rsid="10be661b"/>
    </style:style>
    <style:style style:name="T2749" style:family="text">
      <style:text-properties officeooo:rsid="10bf74e8"/>
    </style:style>
    <style:style style:name="T2750" style:family="text">
      <style:text-properties officeooo:rsid="10bfbec3"/>
    </style:style>
    <style:style style:name="T2751" style:family="text">
      <style:text-properties officeooo:rsid="10c28550"/>
    </style:style>
    <style:style style:name="T2752" style:family="text">
      <style:text-properties officeooo:rsid="10c36400"/>
    </style:style>
    <style:style style:name="T2753" style:family="text">
      <style:text-properties officeooo:rsid="10c5d819"/>
    </style:style>
    <style:style style:name="T2754" style:family="text">
      <style:text-properties officeooo:rsid="10c6fc4a"/>
    </style:style>
    <style:style style:name="T2755" style:family="text">
      <style:text-properties officeooo:rsid="10c7e621"/>
    </style:style>
    <style:style style:name="T2756" style:family="text">
      <style:text-properties officeooo:rsid="10c80e4a"/>
    </style:style>
    <style:style style:name="T2757" style:family="text">
      <style:text-properties officeooo:rsid="10c983dc"/>
    </style:style>
    <style:style style:name="T2758" style:family="text">
      <style:text-properties officeooo:rsid="10c9f0e1"/>
    </style:style>
    <style:style style:name="T2759" style:family="text">
      <style:text-properties officeooo:rsid="10cc20a6"/>
    </style:style>
    <style:style style:name="T2760" style:family="text">
      <style:text-properties officeooo:rsid="10cd92dc"/>
    </style:style>
    <style:style style:name="T2761" style:family="text">
      <style:text-properties officeooo:rsid="10d1a036"/>
    </style:style>
    <style:style style:name="T2762" style:family="text">
      <style:text-properties officeooo:rsid="10d28b28"/>
    </style:style>
    <style:style style:name="T2763" style:family="text">
      <style:text-properties officeooo:rsid="10d2c53f"/>
    </style:style>
    <style:style style:name="T2764" style:family="text">
      <style:text-properties officeooo:rsid="10d2fea1"/>
    </style:style>
    <style:style style:name="T2765" style:family="text">
      <style:text-properties officeooo:rsid="10d32e27"/>
    </style:style>
    <style:style style:name="T2766" style:family="text">
      <style:text-properties officeooo:rsid="10d461a1"/>
    </style:style>
    <style:style style:name="T2767" style:family="text">
      <style:text-properties officeooo:rsid="10d502f2"/>
    </style:style>
    <style:style style:name="T2768" style:family="text">
      <style:text-properties officeooo:rsid="10d6d400"/>
    </style:style>
    <style:style style:name="T2769" style:family="text">
      <style:text-properties officeooo:rsid="10d8b111"/>
    </style:style>
    <style:style style:name="T2770" style:family="text">
      <style:text-properties officeooo:rsid="10da5ebb"/>
    </style:style>
    <style:style style:name="T2771" style:family="text">
      <style:text-properties officeooo:rsid="10dc28f3"/>
    </style:style>
    <style:style style:name="T2772" style:family="text">
      <style:text-properties officeooo:rsid="10df50bb"/>
    </style:style>
    <style:style style:name="T2773" style:family="text">
      <style:text-properties officeooo:rsid="10e148e6"/>
    </style:style>
    <style:style style:name="T2774" style:family="text">
      <style:text-properties officeooo:rsid="10e1f8f3"/>
    </style:style>
    <style:style style:name="T2775" style:family="text">
      <style:text-properties officeooo:rsid="10e38fdf"/>
    </style:style>
    <style:style style:name="T2776" style:family="text">
      <style:text-properties officeooo:rsid="10e3c204"/>
    </style:style>
    <style:style style:name="T2777" style:family="text">
      <style:text-properties officeooo:rsid="10e5bdc0"/>
    </style:style>
    <style:style style:name="T2778" style:family="text">
      <style:text-properties officeooo:rsid="10e63d25"/>
    </style:style>
    <style:style style:name="T2779" style:family="text">
      <style:text-properties officeooo:rsid="10e7418d"/>
    </style:style>
    <style:style style:name="T2780" style:family="text">
      <style:text-properties officeooo:rsid="10e812f8"/>
    </style:style>
    <style:style style:name="T2781" style:family="text">
      <style:text-properties officeooo:rsid="10e9c182"/>
    </style:style>
    <style:style style:name="T2782" style:family="text">
      <style:text-properties officeooo:rsid="10eb6089"/>
    </style:style>
    <style:style style:name="T2783" style:family="text">
      <style:text-properties officeooo:rsid="10ec2f82"/>
    </style:style>
    <style:style style:name="T2784" style:family="text">
      <style:text-properties officeooo:rsid="10ed538b"/>
    </style:style>
    <style:style style:name="T2785" style:family="text">
      <style:text-properties officeooo:rsid="10f39b8d"/>
    </style:style>
    <style:style style:name="T2786" style:family="text">
      <style:text-properties officeooo:rsid="10f5144c"/>
    </style:style>
    <style:style style:name="T2787" style:family="text">
      <style:text-properties officeooo:rsid="10fa875d"/>
    </style:style>
    <style:style style:name="T2788" style:family="text">
      <style:text-properties officeooo:rsid="10fb4c09"/>
    </style:style>
    <style:style style:name="T2789" style:family="text">
      <style:text-properties officeooo:rsid="10fcc97a"/>
    </style:style>
    <style:style style:name="T2790" style:family="text">
      <style:text-properties officeooo:rsid="10fe367c"/>
    </style:style>
    <style:style style:name="T2791" style:family="text">
      <style:text-properties officeooo:rsid="10fe8b69"/>
    </style:style>
    <style:style style:name="T2792" style:family="text">
      <style:text-properties officeooo:rsid="11007a02"/>
    </style:style>
    <style:style style:name="T2793" style:family="text">
      <style:text-properties officeooo:rsid="1102452e"/>
    </style:style>
    <style:style style:name="T2794" style:family="text">
      <style:text-properties officeooo:rsid="11029488"/>
    </style:style>
    <style:style style:name="T2795" style:family="text">
      <style:text-properties officeooo:rsid="1103475d"/>
    </style:style>
    <style:style style:name="T2796" style:family="text">
      <style:text-properties officeooo:rsid="1104f0a0"/>
    </style:style>
    <style:style style:name="T2797" style:family="text">
      <style:text-properties officeooo:rsid="11054b55"/>
    </style:style>
    <style:style style:name="T2798" style:family="text">
      <style:text-properties officeooo:rsid="11058fb8"/>
    </style:style>
    <style:style style:name="T2799" style:family="text">
      <style:text-properties officeooo:rsid="11072c51"/>
    </style:style>
    <style:style style:name="T2800" style:family="text">
      <style:text-properties officeooo:rsid="11074378"/>
    </style:style>
    <style:style style:name="T2801" style:family="text">
      <style:text-properties officeooo:rsid="11075b07"/>
    </style:style>
    <style:style style:name="T2802" style:family="text">
      <style:text-properties officeooo:rsid="110cb764"/>
    </style:style>
    <style:style style:name="T2803" style:family="text">
      <style:text-properties officeooo:rsid="110e470b"/>
    </style:style>
    <style:style style:name="T2804" style:family="text">
      <style:text-properties officeooo:rsid="110f9f25"/>
    </style:style>
    <style:style style:name="T2805" style:family="text">
      <style:text-properties officeooo:rsid="111184a8"/>
    </style:style>
    <style:style style:name="T2806" style:family="text">
      <style:text-properties officeooo:rsid="11126fb7"/>
    </style:style>
    <style:style style:name="T2807" style:family="text">
      <style:text-properties officeooo:rsid="11138afd"/>
    </style:style>
    <style:style style:name="T2808" style:family="text">
      <style:text-properties officeooo:rsid="111590ce"/>
    </style:style>
    <style:style style:name="T2809" style:family="text">
      <style:text-properties officeooo:rsid="11170e73"/>
    </style:style>
    <style:style style:name="T2810" style:family="text">
      <style:text-properties officeooo:rsid="1118417e"/>
    </style:style>
    <style:style style:name="T2811" style:family="text">
      <style:text-properties officeooo:rsid="1118b0b7"/>
    </style:style>
    <style:style style:name="T2812" style:family="text">
      <style:text-properties officeooo:rsid="111b40ae"/>
    </style:style>
    <style:style style:name="T2813" style:family="text">
      <style:text-properties officeooo:rsid="111c91a6"/>
    </style:style>
    <style:style style:name="T2814" style:family="text">
      <style:text-properties officeooo:rsid="111df513"/>
    </style:style>
    <style:style style:name="T2815" style:family="text">
      <style:text-properties officeooo:rsid="111fee36"/>
    </style:style>
    <style:style style:name="T2816" style:family="text">
      <style:text-properties officeooo:rsid="1120c4d2"/>
    </style:style>
    <style:style style:name="T2817" style:family="text">
      <style:text-properties officeooo:rsid="11222754"/>
    </style:style>
    <style:style style:name="T2818" style:family="text">
      <style:text-properties officeooo:rsid="1122ac6c"/>
    </style:style>
    <style:style style:name="T2819" style:family="text">
      <style:text-properties officeooo:rsid="1125bcae"/>
    </style:style>
    <style:style style:name="T2820" style:family="text">
      <style:text-properties officeooo:rsid="1129a270"/>
    </style:style>
    <style:style style:name="T2821" style:family="text">
      <style:text-properties officeooo:rsid="112ab591"/>
    </style:style>
    <style:style style:name="T2822" style:family="text">
      <style:text-properties officeooo:rsid="112c7e38"/>
    </style:style>
    <style:style style:name="T2823" style:family="text">
      <style:text-properties officeooo:rsid="112c8c25"/>
    </style:style>
    <style:style style:name="T2824" style:family="text">
      <style:text-properties officeooo:rsid="112ee389"/>
    </style:style>
    <style:style style:name="T2825" style:family="text">
      <style:text-properties officeooo:rsid="1130db40"/>
    </style:style>
    <style:style style:name="T2826" style:family="text">
      <style:text-properties officeooo:rsid="11316a50"/>
    </style:style>
    <style:style style:name="T2827" style:family="text">
      <style:text-properties officeooo:rsid="113377a3"/>
    </style:style>
    <style:style style:name="T2828" style:family="text">
      <style:text-properties officeooo:rsid="1135f5f1"/>
    </style:style>
    <style:style style:name="T2829" style:family="text">
      <style:text-properties officeooo:rsid="11372329"/>
    </style:style>
    <style:style style:name="T2830" style:family="text">
      <style:text-properties officeooo:rsid="1138f94b"/>
    </style:style>
    <style:style style:name="T2831" style:family="text">
      <style:text-properties officeooo:rsid="113a663b"/>
    </style:style>
    <style:style style:name="T2832" style:family="text">
      <style:text-properties officeooo:rsid="113cb394"/>
    </style:style>
    <style:style style:name="T2833" style:family="text">
      <style:text-properties officeooo:rsid="113d0632"/>
    </style:style>
    <style:style style:name="T2834" style:family="text">
      <style:text-properties officeooo:rsid="113d5421"/>
    </style:style>
    <style:style style:name="T2835" style:family="text">
      <style:text-properties officeooo:rsid="113ee7c3"/>
    </style:style>
    <style:style style:name="T2836" style:family="text">
      <style:text-properties officeooo:rsid="113f77db"/>
    </style:style>
    <style:style style:name="T2837" style:family="text">
      <style:text-properties officeooo:rsid="114679aa"/>
    </style:style>
    <style:style style:name="T2838" style:family="text">
      <style:text-properties officeooo:rsid="1147772c"/>
    </style:style>
    <style:style style:name="T2839" style:family="text">
      <style:text-properties officeooo:rsid="1148077f"/>
    </style:style>
    <style:style style:name="T2840" style:family="text">
      <style:text-properties officeooo:rsid="1148ebd6"/>
    </style:style>
    <style:style style:name="T2841" style:family="text">
      <style:text-properties officeooo:rsid="114adc01"/>
    </style:style>
    <style:style style:name="T2842" style:family="text">
      <style:text-properties officeooo:rsid="114d4dcd"/>
    </style:style>
    <style:style style:name="T2843" style:family="text">
      <style:text-properties officeooo:rsid="114f972c"/>
    </style:style>
    <style:style style:name="T2844" style:family="text">
      <style:text-properties officeooo:rsid="1150a79a"/>
    </style:style>
    <style:style style:name="T2845" style:family="text">
      <style:text-properties officeooo:rsid="1151e145"/>
    </style:style>
    <style:style style:name="T2846" style:family="text">
      <style:text-properties officeooo:rsid="11520a44"/>
    </style:style>
    <style:style style:name="T2847" style:family="text">
      <style:text-properties officeooo:rsid="11539957"/>
    </style:style>
    <style:style style:name="T2848" style:family="text">
      <style:text-properties officeooo:rsid="11558ad5"/>
    </style:style>
    <style:style style:name="T2849" style:family="text">
      <style:text-properties officeooo:rsid="11573c15"/>
    </style:style>
    <style:style style:name="T2850" style:family="text">
      <style:text-properties officeooo:rsid="11580fe1"/>
    </style:style>
    <style:style style:name="T2851" style:family="text">
      <style:text-properties officeooo:rsid="11599a32"/>
    </style:style>
    <style:style style:name="T2852" style:family="text">
      <style:text-properties officeooo:rsid="1159e22b"/>
    </style:style>
    <style:style style:name="T2853" style:family="text">
      <style:text-properties officeooo:rsid="115a6d66"/>
    </style:style>
    <style:style style:name="T2854" style:family="text">
      <style:text-properties officeooo:rsid="115be661"/>
    </style:style>
    <style:style style:name="T2855" style:family="text">
      <style:text-properties officeooo:rsid="115c1fe3"/>
    </style:style>
    <style:style style:name="T2856" style:family="text">
      <style:text-properties officeooo:rsid="115d6273"/>
    </style:style>
    <style:style style:name="T2857" style:family="text">
      <style:text-properties officeooo:rsid="115ef9da"/>
    </style:style>
    <style:style style:name="T2858" style:family="text">
      <style:text-properties officeooo:rsid="116045ca"/>
    </style:style>
    <style:style style:name="T2859" style:family="text">
      <style:text-properties officeooo:rsid="1160befa"/>
    </style:style>
    <style:style style:name="T2860" style:family="text">
      <style:text-properties officeooo:rsid="11613bce"/>
    </style:style>
    <style:style style:name="T2861" style:family="text">
      <style:text-properties officeooo:rsid="11621d1e"/>
    </style:style>
    <style:style style:name="T2862" style:family="text">
      <style:text-properties officeooo:rsid="1163d34a"/>
    </style:style>
    <style:style style:name="T2863" style:family="text">
      <style:text-properties officeooo:rsid="11648f6f"/>
    </style:style>
    <style:style style:name="T2864" style:family="text">
      <style:text-properties officeooo:rsid="11671a92"/>
    </style:style>
    <style:style style:name="T2865" style:family="text">
      <style:text-properties officeooo:rsid="11671c3e"/>
    </style:style>
    <style:style style:name="T2866" style:family="text">
      <style:text-properties officeooo:rsid="11689ef0"/>
    </style:style>
    <style:style style:name="T2867" style:family="text">
      <style:text-properties officeooo:rsid="1169a908"/>
    </style:style>
    <style:style style:name="T2868" style:family="text">
      <style:text-properties officeooo:rsid="116afaf0"/>
    </style:style>
    <style:style style:name="T2869" style:family="text">
      <style:text-properties officeooo:rsid="116be2e1"/>
    </style:style>
    <style:style style:name="T2870" style:family="text">
      <style:text-properties officeooo:rsid="116daacb"/>
    </style:style>
    <style:style style:name="T2871" style:family="text">
      <style:text-properties officeooo:rsid="116f4d3d"/>
    </style:style>
    <style:style style:name="T2872" style:family="text">
      <style:text-properties officeooo:rsid="11704870"/>
    </style:style>
    <style:style style:name="T2873" style:family="text">
      <style:text-properties officeooo:rsid="1170dfbe"/>
    </style:style>
    <style:style style:name="T2874" style:family="text">
      <style:text-properties officeooo:rsid="1171e4d9"/>
    </style:style>
    <style:style style:name="T2875" style:family="text">
      <style:text-properties officeooo:rsid="117381d2"/>
    </style:style>
    <style:style style:name="T2876" style:family="text">
      <style:text-properties officeooo:rsid="1173b815"/>
    </style:style>
    <style:style style:name="T2877" style:family="text">
      <style:text-properties officeooo:rsid="1175ac36"/>
    </style:style>
    <style:style style:name="T2878" style:family="text">
      <style:text-properties officeooo:rsid="11772e13"/>
    </style:style>
    <style:style style:name="T2879" style:family="text">
      <style:text-properties officeooo:rsid="11783391"/>
    </style:style>
    <style:style style:name="T2880" style:family="text">
      <style:text-properties officeooo:rsid="1179a275"/>
    </style:style>
    <style:style style:name="T2881" style:family="text">
      <style:text-properties officeooo:rsid="117abe8e"/>
    </style:style>
    <style:style style:name="T2882" style:family="text">
      <style:text-properties officeooo:rsid="117b886a"/>
    </style:style>
    <style:style style:name="T2883" style:family="text">
      <style:text-properties officeooo:rsid="117bdc34"/>
    </style:style>
    <style:style style:name="T2884" style:family="text">
      <style:text-properties officeooo:rsid="117d62ac"/>
    </style:style>
    <style:style style:name="T2885" style:family="text">
      <style:text-properties officeooo:rsid="117df651"/>
    </style:style>
    <style:style style:name="T2886" style:family="text">
      <style:text-properties officeooo:rsid="117fa2cc"/>
    </style:style>
    <style:style style:name="T2887" style:family="text">
      <style:text-properties officeooo:rsid="11816e4f"/>
    </style:style>
    <style:style style:name="T2888" style:family="text">
      <style:text-properties officeooo:rsid="11827360"/>
    </style:style>
    <style:style style:name="T2889" style:family="text">
      <style:text-properties officeooo:rsid="11845e3b"/>
    </style:style>
    <style:style style:name="T2890" style:family="text">
      <style:text-properties officeooo:rsid="118461db"/>
    </style:style>
    <style:style style:name="T2891" style:family="text">
      <style:text-properties officeooo:rsid="11855f0a"/>
    </style:style>
    <style:style style:name="T2892" style:family="text">
      <style:text-properties officeooo:rsid="1186585e"/>
    </style:style>
    <style:style style:name="T2893" style:family="text">
      <style:text-properties officeooo:rsid="118687cf"/>
    </style:style>
    <style:style style:name="T2894" style:family="text">
      <style:text-properties officeooo:rsid="11883468"/>
    </style:style>
    <style:style style:name="T2895" style:family="text">
      <style:text-properties officeooo:rsid="11898d7d"/>
    </style:style>
    <style:style style:name="T2896" style:family="text">
      <style:text-properties officeooo:rsid="118a5453"/>
    </style:style>
    <style:style style:name="T2897" style:family="text">
      <style:text-properties fo:language="ru" fo:country="RU"/>
    </style:style>
    <style:style style:name="T2898" style:family="text">
      <style:text-properties fo:language="ru" fo:country="RU" officeooo:rsid="118b33a0"/>
    </style:style>
    <style:style style:name="T2899" style:family="text">
      <style:text-properties fo:language="ru" fo:country="RU" officeooo:rsid="118b533c"/>
    </style:style>
    <style:style style:name="T2900" style:family="text">
      <style:text-properties fo:language="ru" fo:country="RU" officeooo:rsid="118bb06b"/>
    </style:style>
    <style:style style:name="T2901" style:family="text">
      <style:text-properties fo:language="ru" fo:country="RU" officeooo:rsid="118ce011"/>
    </style:style>
    <style:style style:name="T2902" style:family="text">
      <style:text-properties fo:language="ru" fo:country="RU" officeooo:rsid="118edcfb"/>
    </style:style>
    <style:style style:name="T2903" style:family="text">
      <style:text-properties fo:language="ru" fo:country="RU" officeooo:rsid="11906b56"/>
    </style:style>
    <style:style style:name="T2904" style:family="text">
      <style:text-properties fo:language="ru" fo:country="RU" officeooo:rsid="11914104"/>
    </style:style>
    <style:style style:name="T2905" style:family="text">
      <style:text-properties fo:language="ru" fo:country="RU" officeooo:rsid="119227a7"/>
    </style:style>
    <style:style style:name="T2906" style:family="text">
      <style:text-properties fo:language="ru" fo:country="RU" officeooo:rsid="11923144"/>
    </style:style>
    <style:style style:name="T2907" style:family="text">
      <style:text-properties fo:language="ru" fo:country="RU" officeooo:rsid="11935218"/>
    </style:style>
    <style:style style:name="T2908" style:family="text">
      <style:text-properties fo:language="ru" fo:country="RU" officeooo:rsid="11936f3c"/>
    </style:style>
    <style:style style:name="T2909" style:family="text">
      <style:text-properties fo:language="ru" fo:country="RU" officeooo:rsid="119525dc"/>
    </style:style>
    <style:style style:name="T2910" style:family="text">
      <style:text-properties fo:language="ru" fo:country="RU" officeooo:rsid="11989089"/>
    </style:style>
    <style:style style:name="T2911" style:family="text">
      <style:text-properties fo:language="ru" fo:country="RU" officeooo:rsid="1198f998"/>
    </style:style>
    <style:style style:name="T2912" style:family="text">
      <style:text-properties fo:language="ru" fo:country="RU" officeooo:rsid="1199cfc4"/>
    </style:style>
    <style:style style:name="T2913" style:family="text">
      <style:text-properties fo:language="ru" fo:country="RU" officeooo:rsid="119a11c2"/>
    </style:style>
    <style:style style:name="T2914" style:family="text">
      <style:text-properties fo:language="ru" fo:country="RU" officeooo:rsid="119c8e02"/>
    </style:style>
    <style:style style:name="T2915" style:family="text">
      <style:text-properties fo:language="ru" fo:country="RU" officeooo:rsid="119cd665"/>
    </style:style>
    <style:style style:name="T2916" style:family="text">
      <style:text-properties fo:language="ru" fo:country="RU" officeooo:rsid="119eb177"/>
    </style:style>
    <style:style style:name="T2917" style:family="text">
      <style:text-properties fo:language="ru" fo:country="RU" officeooo:rsid="119ee730"/>
    </style:style>
    <style:style style:name="T2918" style:family="text">
      <style:text-properties fo:language="ru" fo:country="RU" officeooo:rsid="119f13e4"/>
    </style:style>
    <style:style style:name="T2919" style:family="text">
      <style:text-properties fo:language="ru" fo:country="RU" officeooo:rsid="11a01ddd"/>
    </style:style>
    <style:style style:name="T2920" style:family="text">
      <style:text-properties fo:language="ru" fo:country="RU" officeooo:rsid="11a11191"/>
    </style:style>
    <style:style style:name="T2921" style:family="text">
      <style:text-properties fo:language="ru" fo:country="RU" officeooo:rsid="11a40849"/>
    </style:style>
    <style:style style:name="T2922" style:family="text">
      <style:text-properties fo:language="ru" fo:country="RU" officeooo:rsid="11a48ec4"/>
    </style:style>
    <style:style style:name="T2923" style:family="text">
      <style:text-properties fo:language="ru" fo:country="RU" officeooo:rsid="11a64ccd"/>
    </style:style>
    <style:style style:name="T2924" style:family="text">
      <style:text-properties fo:language="ru" fo:country="RU" officeooo:rsid="11a79ab6"/>
    </style:style>
    <style:style style:name="T2925" style:family="text">
      <style:text-properties fo:language="ru" fo:country="RU" officeooo:rsid="11a7bd28"/>
    </style:style>
    <style:style style:name="T2926" style:family="text">
      <style:text-properties fo:language="ru" fo:country="RU" officeooo:rsid="11aabeef"/>
    </style:style>
    <style:style style:name="T2927" style:family="text">
      <style:text-properties fo:language="ru" fo:country="RU" officeooo:rsid="11abcfc9"/>
    </style:style>
    <style:style style:name="T2928" style:family="text">
      <style:text-properties fo:language="ru" fo:country="RU" officeooo:rsid="11af2abc"/>
    </style:style>
    <style:style style:name="T2929" style:family="text">
      <style:text-properties fo:language="ru" fo:country="RU" officeooo:rsid="11aff85d"/>
    </style:style>
    <style:style style:name="T2930" style:family="text">
      <style:text-properties fo:language="ru" fo:country="RU" officeooo:rsid="11b18718"/>
    </style:style>
    <style:style style:name="T2931" style:family="text">
      <style:text-properties fo:language="ru" fo:country="RU" officeooo:rsid="11b4d7af"/>
    </style:style>
    <style:style style:name="T2932" style:family="text">
      <style:text-properties fo:language="ru" fo:country="RU" officeooo:rsid="11b6a4cd"/>
    </style:style>
    <style:style style:name="T2933" style:family="text">
      <style:text-properties fo:language="ru" fo:country="RU" officeooo:rsid="11b72905"/>
    </style:style>
    <style:style style:name="T2934" style:family="text">
      <style:text-properties fo:language="ru" fo:country="RU" officeooo:rsid="11b863ac"/>
    </style:style>
    <style:style style:name="T2935" style:family="text">
      <style:text-properties fo:language="ru" fo:country="RU" officeooo:rsid="11b8ae44"/>
    </style:style>
    <style:style style:name="T2936" style:family="text">
      <style:text-properties fo:language="ru" fo:country="RU" officeooo:rsid="11ba7acf"/>
    </style:style>
    <style:style style:name="T2937" style:family="text">
      <style:text-properties fo:language="ru" fo:country="RU" officeooo:rsid="11bd7b0c"/>
    </style:style>
    <style:style style:name="T2938" style:family="text">
      <style:text-properties fo:language="ru" fo:country="RU" officeooo:rsid="11bf6499"/>
    </style:style>
    <style:style style:name="T2939" style:family="text">
      <style:text-properties fo:language="ru" fo:country="RU" officeooo:rsid="11c0c7ba"/>
    </style:style>
    <style:style style:name="T2940" style:family="text">
      <style:text-properties fo:language="ru" fo:country="RU" officeooo:rsid="11c1b12d"/>
    </style:style>
    <style:style style:name="T2941" style:family="text">
      <style:text-properties fo:language="ru" fo:country="RU" officeooo:rsid="11c2fdeb"/>
    </style:style>
    <style:style style:name="T2942" style:family="text">
      <style:text-properties fo:language="ru" fo:country="RU" officeooo:rsid="11c6fb49"/>
    </style:style>
    <style:style style:name="T2943" style:family="text">
      <style:text-properties fo:language="ru" fo:country="RU" officeooo:rsid="11c94a14"/>
    </style:style>
    <style:style style:name="T2944" style:family="text">
      <style:text-properties fo:language="ru" fo:country="RU" officeooo:rsid="11ca4d0f"/>
    </style:style>
    <style:style style:name="T2945" style:family="text">
      <style:text-properties fo:language="ru" fo:country="RU" officeooo:rsid="11cad88c"/>
    </style:style>
    <style:style style:name="T2946" style:family="text">
      <style:text-properties fo:language="ru" fo:country="RU" officeooo:rsid="11cba5a8"/>
    </style:style>
    <style:style style:name="T2947" style:family="text">
      <style:text-properties fo:language="ru" fo:country="RU" officeooo:rsid="11cd5ae6"/>
    </style:style>
    <style:style style:name="T2948" style:family="text">
      <style:text-properties fo:language="ru" fo:country="RU" officeooo:rsid="11ce2f4b"/>
    </style:style>
    <style:style style:name="T2949" style:family="text">
      <style:text-properties fo:language="ru" fo:country="RU" officeooo:rsid="11ce966e"/>
    </style:style>
    <style:style style:name="T2950" style:family="text">
      <style:text-properties fo:language="ru" fo:country="RU" officeooo:rsid="11d029af"/>
    </style:style>
    <style:style style:name="T2951" style:family="text">
      <style:text-properties fo:language="ru" fo:country="RU" officeooo:rsid="11d0338a"/>
    </style:style>
    <style:style style:name="T2952" style:family="text">
      <style:text-properties fo:language="ru" fo:country="RU" officeooo:rsid="11d27bba"/>
    </style:style>
    <style:style style:name="T2953" style:family="text">
      <style:text-properties fo:language="ru" fo:country="RU" officeooo:rsid="11d6064f"/>
    </style:style>
    <style:style style:name="T2954" style:family="text">
      <style:text-properties fo:language="ru" fo:country="RU" officeooo:rsid="11d671b5"/>
    </style:style>
    <style:style style:name="T2955" style:family="text">
      <style:text-properties fo:language="ru" fo:country="RU" officeooo:rsid="11d8629c"/>
    </style:style>
    <style:style style:name="T2956" style:family="text">
      <style:text-properties fo:language="ru" fo:country="RU" officeooo:rsid="11d9f2c2"/>
    </style:style>
    <style:style style:name="T2957" style:family="text">
      <style:text-properties fo:language="ru" fo:country="RU" officeooo:rsid="11db7b27"/>
    </style:style>
    <style:style style:name="T2958" style:family="text">
      <style:text-properties fo:language="ru" fo:country="RU" officeooo:rsid="11dfc3c0"/>
    </style:style>
    <style:style style:name="T2959" style:family="text">
      <style:text-properties fo:language="ru" fo:country="RU" officeooo:rsid="11e12d7f"/>
    </style:style>
    <style:style style:name="T2960" style:family="text">
      <style:text-properties fo:language="ru" fo:country="RU" officeooo:rsid="11e22d9f"/>
    </style:style>
    <style:style style:name="T2961" style:family="text">
      <style:text-properties fo:language="ru" fo:country="RU" officeooo:rsid="11e301af"/>
    </style:style>
    <style:style style:name="T2962" style:family="text">
      <style:text-properties fo:language="ru" fo:country="RU" officeooo:rsid="11e67666"/>
    </style:style>
    <style:style style:name="T2963" style:family="text">
      <style:text-properties fo:language="ru" fo:country="RU" officeooo:rsid="11e86257"/>
    </style:style>
    <style:style style:name="T2964" style:family="text">
      <style:text-properties fo:language="ru" fo:country="RU" officeooo:rsid="11e9c6bb"/>
    </style:style>
    <style:style style:name="T2965" style:family="text">
      <style:text-properties fo:language="ru" fo:country="RU" officeooo:rsid="11ea2bc8"/>
    </style:style>
    <style:style style:name="T2966" style:family="text">
      <style:text-properties fo:language="ru" fo:country="RU" officeooo:rsid="11ec8853"/>
    </style:style>
    <style:style style:name="T2967" style:family="text">
      <style:text-properties fo:language="ru" fo:country="RU" officeooo:rsid="11edc4dd"/>
    </style:style>
    <style:style style:name="T2968" style:family="text">
      <style:text-properties fo:language="ru" fo:country="RU" officeooo:rsid="11ef3815"/>
    </style:style>
    <style:style style:name="T2969" style:family="text">
      <style:text-properties fo:language="ru" fo:country="RU" officeooo:rsid="11f03ed5"/>
    </style:style>
    <style:style style:name="T2970" style:family="text">
      <style:text-properties fo:language="ru" fo:country="RU" officeooo:rsid="11f2cd8a"/>
    </style:style>
    <style:style style:name="T2971" style:family="text">
      <style:text-properties fo:language="ru" fo:country="RU" officeooo:rsid="11f2fe30"/>
    </style:style>
    <style:style style:name="T2972" style:family="text">
      <style:text-properties fo:language="ru" fo:country="RU" officeooo:rsid="11f4278a"/>
    </style:style>
    <style:style style:name="T2973" style:family="text">
      <style:text-properties fo:language="ru" fo:country="RU" officeooo:rsid="11f4aeec"/>
    </style:style>
    <style:style style:name="T2974" style:family="text">
      <style:text-properties fo:language="ru" fo:country="RU" officeooo:rsid="11f6de7f"/>
    </style:style>
    <style:style style:name="T2975" style:family="text">
      <style:text-properties fo:language="ru" fo:country="RU" officeooo:rsid="11f903f3"/>
    </style:style>
    <style:style style:name="T2976" style:family="text">
      <style:text-properties fo:language="ru" fo:country="RU" officeooo:rsid="11fc727f"/>
    </style:style>
    <style:style style:name="T2977" style:family="text">
      <style:text-properties fo:language="ru" fo:country="RU" officeooo:rsid="11fd5441"/>
    </style:style>
    <style:style style:name="T2978" style:family="text">
      <style:text-properties fo:language="ru" fo:country="RU" officeooo:rsid="11fe7862"/>
    </style:style>
    <style:style style:name="T2979" style:family="text">
      <style:text-properties fo:language="ru" fo:country="RU" officeooo:rsid="11feef5d"/>
    </style:style>
    <style:style style:name="T2980" style:family="text">
      <style:text-properties fo:language="ru" fo:country="RU" officeooo:rsid="12002d5f"/>
    </style:style>
    <style:style style:name="T2981" style:family="text">
      <style:text-properties fo:language="ru" fo:country="RU" officeooo:rsid="1201f4a6"/>
    </style:style>
    <style:style style:name="T2982" style:family="text">
      <style:text-properties fo:language="ru" fo:country="RU" officeooo:rsid="12060b12"/>
    </style:style>
    <style:style style:name="T2983" style:family="text">
      <style:text-properties fo:language="ru" fo:country="RU" officeooo:rsid="1208ddef"/>
    </style:style>
    <style:style style:name="T2984" style:family="text">
      <style:text-properties fo:language="ru" fo:country="RU" officeooo:rsid="120a870e"/>
    </style:style>
    <style:style style:name="T2985" style:family="text">
      <style:text-properties fo:language="ru" fo:country="RU" officeooo:rsid="120bee7a"/>
    </style:style>
    <style:style style:name="T2986" style:family="text">
      <style:text-properties fo:language="ru" fo:country="RU" officeooo:rsid="120d3aa7"/>
    </style:style>
    <style:style style:name="T2987" style:family="text">
      <style:text-properties fo:language="ru" fo:country="RU" officeooo:rsid="120dbc6a"/>
    </style:style>
    <style:style style:name="T2988" style:family="text">
      <style:text-properties fo:language="ru" fo:country="RU" officeooo:rsid="120fb430"/>
    </style:style>
    <style:style style:name="T2989" style:family="text">
      <style:text-properties fo:language="ru" fo:country="RU" officeooo:rsid="1210e971"/>
    </style:style>
    <style:style style:name="T2990" style:family="text">
      <style:text-properties fo:language="ru" fo:country="RU" officeooo:rsid="12129af3"/>
    </style:style>
    <style:style style:name="T2991" style:family="text">
      <style:text-properties fo:language="ru" fo:country="RU" officeooo:rsid="1217cc5d"/>
    </style:style>
    <style:style style:name="T2992" style:family="text">
      <style:text-properties fo:language="ru" fo:country="RU" officeooo:rsid="121928c7"/>
    </style:style>
    <style:style style:name="T2993" style:family="text">
      <style:text-properties fo:language="ru" fo:country="RU" officeooo:rsid="121ad3a1"/>
    </style:style>
    <style:style style:name="T2994" style:family="text">
      <style:text-properties fo:language="ru" fo:country="RU" officeooo:rsid="121ca28c"/>
    </style:style>
    <style:style style:name="T2995" style:family="text">
      <style:text-properties fo:language="ru" fo:country="RU" officeooo:rsid="121e0d70"/>
    </style:style>
    <style:style style:name="T2996" style:family="text">
      <style:text-properties fo:language="ru" fo:country="RU" officeooo:rsid="121fa926"/>
    </style:style>
    <style:style style:name="T2997" style:family="text">
      <style:text-properties fo:language="ru" fo:country="RU" officeooo:rsid="1371297c"/>
    </style:style>
    <style:style style:name="T2998" style:family="text">
      <style:text-properties fo:language="ru" fo:country="RU" officeooo:rsid="1371ae4f"/>
    </style:style>
    <style:style style:name="T2999" style:family="text">
      <style:text-properties fo:language="ru" fo:country="RU" officeooo:rsid="13e7e460"/>
    </style:style>
    <style:style style:name="T3000" style:family="text">
      <style:text-properties fo:language="ru" fo:country="RU" officeooo:rsid="13e8b1cc"/>
    </style:style>
    <style:style style:name="T3001" style:family="text">
      <style:text-properties fo:language="ru" fo:country="RU" officeooo:rsid="13e96d86"/>
    </style:style>
    <style:style style:name="T3002" style:family="text">
      <style:text-properties fo:language="ru" fo:country="RU" officeooo:rsid="13ea2ab0"/>
    </style:style>
    <style:style style:name="T3003" style:family="text">
      <style:text-properties fo:language="ru" fo:country="RU" officeooo:rsid="13ea6811"/>
    </style:style>
    <style:style style:name="T3004" style:family="text">
      <style:text-properties fo:language="ru" fo:country="RU" officeooo:rsid="13eb6e6b"/>
    </style:style>
    <style:style style:name="T3005" style:family="text">
      <style:text-properties style:text-underline-style="none" officeooo:rsid="1171e4d9"/>
    </style:style>
    <style:style style:name="T3006" style:family="text">
      <style:text-properties officeooo:rsid="11906b56"/>
    </style:style>
    <style:style style:name="T3007" style:family="text">
      <style:text-properties officeooo:rsid="119668ac"/>
    </style:style>
    <style:style style:name="T3008" style:family="text">
      <style:text-properties officeooo:rsid="1197faaf"/>
    </style:style>
    <style:style style:name="T3009" style:family="text">
      <style:text-properties officeooo:rsid="11987e97"/>
    </style:style>
    <style:style style:name="T3010" style:family="text">
      <style:text-properties officeooo:rsid="11989089"/>
    </style:style>
    <style:style style:name="T3011" style:family="text">
      <style:text-properties officeooo:rsid="119bfd10"/>
    </style:style>
    <style:style style:name="T3012" style:family="text">
      <style:text-properties officeooo:rsid="11c3ef68"/>
    </style:style>
    <style:style style:name="T3013" style:family="text">
      <style:text-properties officeooo:rsid="11c4a0e5"/>
    </style:style>
    <style:style style:name="T3014" style:family="text">
      <style:text-properties officeooo:rsid="1220a866"/>
    </style:style>
    <style:style style:name="T3015" style:family="text">
      <style:text-properties officeooo:rsid="12129af3"/>
    </style:style>
    <style:style style:name="T3016" style:family="text">
      <style:text-properties officeooo:rsid="12210542"/>
    </style:style>
    <style:style style:name="T3017" style:family="text">
      <style:text-properties officeooo:rsid="12228bde"/>
    </style:style>
    <style:style style:name="T3018" style:family="text">
      <style:text-properties officeooo:rsid="12236054"/>
    </style:style>
    <style:style style:name="T3019" style:family="text">
      <style:text-properties officeooo:rsid="122520ad"/>
    </style:style>
    <style:style style:name="T3020" style:family="text">
      <style:text-properties officeooo:rsid="1225a826"/>
    </style:style>
    <style:style style:name="T3021" style:family="text">
      <style:text-properties officeooo:rsid="12270d9d"/>
    </style:style>
    <style:style style:name="T3022" style:family="text">
      <style:text-properties officeooo:rsid="1228b9d0"/>
    </style:style>
    <style:style style:name="T3023" style:family="text">
      <style:text-properties officeooo:rsid="1228bf64"/>
    </style:style>
    <style:style style:name="T3024" style:family="text">
      <style:text-properties officeooo:rsid="122a94b9"/>
    </style:style>
    <style:style style:name="T3025" style:family="text">
      <style:text-properties officeooo:rsid="122afb58"/>
    </style:style>
    <style:style style:name="T3026" style:family="text">
      <style:text-properties officeooo:rsid="122c63b6"/>
    </style:style>
    <style:style style:name="T3027" style:family="text">
      <style:text-properties officeooo:rsid="122f47cc"/>
    </style:style>
    <style:style style:name="T3028" style:family="text">
      <style:text-properties officeooo:rsid="1230033a"/>
    </style:style>
    <style:style style:name="T3029" style:family="text">
      <style:text-properties officeooo:rsid="1230fea2"/>
    </style:style>
    <style:style style:name="T3030" style:family="text">
      <style:text-properties officeooo:rsid="12313fe9"/>
    </style:style>
    <style:style style:name="T3031" style:family="text">
      <style:text-properties officeooo:rsid="1232d874"/>
    </style:style>
    <style:style style:name="T3032" style:family="text">
      <style:text-properties officeooo:rsid="12341068"/>
    </style:style>
    <style:style style:name="T3033" style:family="text">
      <style:text-properties officeooo:rsid="12368b43"/>
    </style:style>
    <style:style style:name="T3034" style:family="text">
      <style:text-properties officeooo:rsid="12381600"/>
    </style:style>
    <style:style style:name="T3035" style:family="text">
      <style:text-properties officeooo:rsid="12393212"/>
    </style:style>
    <style:style style:name="T3036" style:family="text">
      <style:text-properties officeooo:rsid="123a3af9"/>
    </style:style>
    <style:style style:name="T3037" style:family="text">
      <style:text-properties officeooo:rsid="123b6b42"/>
    </style:style>
    <style:style style:name="T3038" style:family="text">
      <style:text-properties officeooo:rsid="123bcc6b"/>
    </style:style>
    <style:style style:name="T3039" style:family="text">
      <style:text-properties officeooo:rsid="123c8d09"/>
    </style:style>
    <style:style style:name="T3040" style:family="text">
      <style:text-properties officeooo:rsid="123df596"/>
    </style:style>
    <style:style style:name="T3041" style:family="text">
      <style:text-properties officeooo:rsid="123eeaaf"/>
    </style:style>
    <style:style style:name="T3042" style:family="text">
      <style:text-properties officeooo:rsid="12428de5"/>
    </style:style>
    <style:style style:name="T3043" style:family="text">
      <style:text-properties officeooo:rsid="12450b2d"/>
    </style:style>
    <style:style style:name="T3044" style:family="text">
      <style:text-properties officeooo:rsid="1245ade2"/>
    </style:style>
    <style:style style:name="T3045" style:family="text">
      <style:text-properties officeooo:rsid="12477502"/>
    </style:style>
    <style:style style:name="T3046" style:family="text">
      <style:text-properties officeooo:rsid="124bca8f"/>
    </style:style>
    <style:style style:name="T3047" style:family="text">
      <style:text-properties officeooo:rsid="124c56e2"/>
    </style:style>
    <style:style style:name="T3048" style:family="text">
      <style:text-properties officeooo:rsid="124dd7b2"/>
    </style:style>
    <style:style style:name="T3049" style:family="text">
      <style:text-properties officeooo:rsid="124e9a26"/>
    </style:style>
    <style:style style:name="T3050" style:family="text">
      <style:text-properties officeooo:rsid="12505681"/>
    </style:style>
    <style:style style:name="T3051" style:family="text">
      <style:text-properties officeooo:rsid="12508360"/>
    </style:style>
    <style:style style:name="T3052" style:family="text">
      <style:text-properties officeooo:rsid="12513309"/>
    </style:style>
    <style:style style:name="T3053" style:family="text">
      <style:text-properties officeooo:rsid="125226a9"/>
    </style:style>
    <style:style style:name="T3054" style:family="text">
      <style:text-properties officeooo:rsid="12534fbd"/>
    </style:style>
    <style:style style:name="T3055" style:family="text">
      <style:text-properties officeooo:rsid="1253af94"/>
    </style:style>
    <style:style style:name="T3056" style:family="text">
      <style:text-properties officeooo:rsid="1255d218"/>
    </style:style>
    <style:style style:name="T3057" style:family="text">
      <style:text-properties officeooo:rsid="125780ff"/>
    </style:style>
    <style:style style:name="T3058" style:family="text">
      <style:text-properties officeooo:rsid="1258178c"/>
    </style:style>
    <style:style style:name="T3059" style:family="text">
      <style:text-properties officeooo:rsid="125aa737"/>
    </style:style>
    <style:style style:name="T3060" style:family="text">
      <style:text-properties officeooo:rsid="125b7842"/>
    </style:style>
    <style:style style:name="T3061" style:family="text">
      <style:text-properties officeooo:rsid="125d1c16"/>
    </style:style>
    <style:style style:name="T3062" style:family="text">
      <style:text-properties officeooo:rsid="125dae90"/>
    </style:style>
    <style:style style:name="T3063" style:family="text">
      <style:text-properties officeooo:rsid="125f8b86"/>
    </style:style>
    <style:style style:name="T3064" style:family="text">
      <style:text-properties officeooo:rsid="12615911"/>
    </style:style>
    <style:style style:name="T3065" style:family="text">
      <style:text-properties officeooo:rsid="12627700"/>
    </style:style>
    <style:style style:name="T3066" style:family="text">
      <style:text-properties officeooo:rsid="126354ed"/>
    </style:style>
    <style:style style:name="T3067" style:family="text">
      <style:text-properties officeooo:rsid="1264d6ad"/>
    </style:style>
    <style:style style:name="T3068" style:family="text">
      <style:text-properties officeooo:rsid="1265b51d"/>
    </style:style>
    <style:style style:name="T3069" style:family="text">
      <style:text-properties officeooo:rsid="1266fe2e"/>
    </style:style>
    <style:style style:name="T3070" style:family="text">
      <style:text-properties officeooo:rsid="1268e239"/>
    </style:style>
    <style:style style:name="T3071" style:family="text">
      <style:text-properties officeooo:rsid="126d993d"/>
    </style:style>
    <style:style style:name="T3072" style:family="text">
      <style:text-properties officeooo:rsid="126dcce3"/>
    </style:style>
    <style:style style:name="T3073" style:family="text">
      <style:text-properties officeooo:rsid="126f8993"/>
    </style:style>
    <style:style style:name="T3074" style:family="text">
      <style:text-properties officeooo:rsid="1270c1ee"/>
    </style:style>
    <style:style style:name="T3075" style:family="text">
      <style:text-properties officeooo:rsid="1270fb38"/>
    </style:style>
    <style:style style:name="T3076" style:family="text">
      <style:text-properties officeooo:rsid="12739dce"/>
    </style:style>
    <style:style style:name="T3077" style:family="text">
      <style:text-properties officeooo:rsid="1273f568"/>
    </style:style>
    <style:style style:name="T3078" style:family="text">
      <style:text-properties officeooo:rsid="1275f618"/>
    </style:style>
    <style:style style:name="T3079" style:family="text">
      <style:text-properties officeooo:rsid="12762adc"/>
    </style:style>
    <style:style style:name="T3080" style:family="text">
      <style:text-properties officeooo:rsid="1278edd6"/>
    </style:style>
    <style:style style:name="T3081" style:family="text">
      <style:text-properties officeooo:rsid="12791c02"/>
    </style:style>
    <style:style style:name="T3082" style:family="text">
      <style:text-properties officeooo:rsid="127b0e93"/>
    </style:style>
    <style:style style:name="T3083" style:family="text">
      <style:text-properties officeooo:rsid="127b9b51"/>
    </style:style>
    <style:style style:name="T3084" style:family="text">
      <style:text-properties officeooo:rsid="127f4373"/>
    </style:style>
    <style:style style:name="T3085" style:family="text">
      <style:text-properties officeooo:rsid="12810b3e"/>
    </style:style>
    <style:style style:name="T3086" style:family="text">
      <style:text-properties officeooo:rsid="128309ad"/>
    </style:style>
    <style:style style:name="T3087" style:family="text">
      <style:text-properties officeooo:rsid="1283b45b"/>
    </style:style>
    <style:style style:name="T3088" style:family="text">
      <style:text-properties officeooo:rsid="128408d2"/>
    </style:style>
    <style:style style:name="T3089" style:family="text">
      <style:text-properties officeooo:rsid="1285b473"/>
    </style:style>
    <style:style style:name="T3090" style:family="text">
      <style:text-properties officeooo:rsid="128639ce"/>
    </style:style>
    <style:style style:name="T3091" style:family="text">
      <style:text-properties officeooo:rsid="12875ff4"/>
    </style:style>
    <style:style style:name="T3092" style:family="text">
      <style:text-properties officeooo:rsid="128961b4"/>
    </style:style>
    <style:style style:name="T3093" style:family="text">
      <style:text-properties officeooo:rsid="1289637c"/>
    </style:style>
    <style:style style:name="T3094" style:family="text">
      <style:text-properties officeooo:rsid="128ad344"/>
    </style:style>
    <style:style style:name="T3095" style:family="text">
      <style:text-properties officeooo:rsid="128c522b"/>
    </style:style>
    <style:style style:name="T3096" style:family="text">
      <style:text-properties officeooo:rsid="128dbe9e"/>
    </style:style>
    <style:style style:name="T3097" style:family="text">
      <style:text-properties officeooo:rsid="128ed23f"/>
    </style:style>
    <style:style style:name="T3098" style:family="text">
      <style:text-properties officeooo:rsid="128ef578"/>
    </style:style>
    <style:style style:name="T3099" style:family="text">
      <style:text-properties officeooo:rsid="128f4d2c"/>
    </style:style>
    <style:style style:name="T3100" style:family="text">
      <style:text-properties officeooo:rsid="128feaec"/>
    </style:style>
    <style:style style:name="T3101" style:family="text">
      <style:text-properties officeooo:rsid="12915e15"/>
    </style:style>
    <style:style style:name="T3102" style:family="text">
      <style:text-properties officeooo:rsid="1292bbc1"/>
    </style:style>
    <style:style style:name="T3103" style:family="text">
      <style:text-properties officeooo:rsid="12935445"/>
    </style:style>
    <style:style style:name="T3104" style:family="text">
      <style:text-properties officeooo:rsid="1297c31d"/>
    </style:style>
    <style:style style:name="T3105" style:family="text">
      <style:text-properties officeooo:rsid="1297d319"/>
    </style:style>
    <style:style style:name="T3106" style:family="text">
      <style:text-properties officeooo:rsid="129908e1"/>
    </style:style>
    <style:style style:name="T3107" style:family="text">
      <style:text-properties officeooo:rsid="129c2ee1"/>
    </style:style>
    <style:style style:name="T3108" style:family="text">
      <style:text-properties officeooo:rsid="129cc89b"/>
    </style:style>
    <style:style style:name="T3109" style:family="text">
      <style:text-properties officeooo:rsid="129ee4e9"/>
    </style:style>
    <style:style style:name="T3110" style:family="text">
      <style:text-properties officeooo:rsid="12a09211"/>
    </style:style>
    <style:style style:name="T3111" style:family="text">
      <style:text-properties officeooo:rsid="12a1cc02"/>
    </style:style>
    <style:style style:name="T3112" style:family="text">
      <style:text-properties officeooo:rsid="12a1fee7"/>
    </style:style>
    <style:style style:name="T3113" style:family="text">
      <style:text-properties officeooo:rsid="12a349fe"/>
    </style:style>
    <style:style style:name="T3114" style:family="text">
      <style:text-properties officeooo:rsid="12a469ff"/>
    </style:style>
    <style:style style:name="T3115" style:family="text">
      <style:text-properties officeooo:rsid="12a5405c"/>
    </style:style>
    <style:style style:name="T3116" style:family="text">
      <style:text-properties officeooo:rsid="12a57ee0"/>
    </style:style>
    <style:style style:name="T3117" style:family="text">
      <style:text-properties officeooo:rsid="12a7068e"/>
    </style:style>
    <style:style style:name="T3118" style:family="text">
      <style:text-properties officeooo:rsid="12a882df"/>
    </style:style>
    <style:style style:name="T3119" style:family="text">
      <style:text-properties officeooo:rsid="12a96fd0"/>
    </style:style>
    <style:style style:name="T3120" style:family="text">
      <style:text-properties officeooo:rsid="12aa992d"/>
    </style:style>
    <style:style style:name="T3121" style:family="text">
      <style:text-properties officeooo:rsid="12ab0317"/>
    </style:style>
    <style:style style:name="T3122" style:family="text">
      <style:text-properties officeooo:rsid="12abce81"/>
    </style:style>
    <style:style style:name="T3123" style:family="text">
      <style:text-properties officeooo:rsid="12ac5a0e"/>
    </style:style>
    <style:style style:name="T3124" style:family="text">
      <style:text-properties officeooo:rsid="12ae8a78"/>
    </style:style>
    <style:style style:name="T3125" style:family="text">
      <style:text-properties officeooo:rsid="12af9faa"/>
    </style:style>
    <style:style style:name="T3126" style:family="text">
      <style:text-properties officeooo:rsid="12b0abca"/>
    </style:style>
    <style:style style:name="T3127" style:family="text">
      <style:text-properties officeooo:rsid="12b1ada0"/>
    </style:style>
    <style:style style:name="T3128" style:family="text">
      <style:text-properties officeooo:rsid="12b31df8"/>
    </style:style>
    <style:style style:name="T3129" style:family="text">
      <style:text-properties officeooo:rsid="12b364c6"/>
    </style:style>
    <style:style style:name="T3130" style:family="text">
      <style:text-properties officeooo:rsid="12b55b82"/>
    </style:style>
    <style:style style:name="T3131" style:family="text">
      <style:text-properties officeooo:rsid="12b6af8b"/>
    </style:style>
    <style:style style:name="T3132" style:family="text">
      <style:text-properties officeooo:rsid="12b8a218"/>
    </style:style>
    <style:style style:name="T3133" style:family="text">
      <style:text-properties officeooo:rsid="12b97b5e"/>
    </style:style>
    <style:style style:name="T3134" style:family="text">
      <style:text-properties officeooo:rsid="12ba203f"/>
    </style:style>
    <style:style style:name="T3135" style:family="text">
      <style:text-properties officeooo:rsid="12bdaaa4"/>
    </style:style>
    <style:style style:name="T3136" style:family="text">
      <style:text-properties officeooo:rsid="12be6f95"/>
    </style:style>
    <style:style style:name="T3137" style:family="text">
      <style:text-properties officeooo:rsid="12c030a5"/>
    </style:style>
    <style:style style:name="T3138" style:family="text">
      <style:text-properties officeooo:rsid="12c04db9"/>
    </style:style>
    <style:style style:name="T3139" style:family="text">
      <style:text-properties officeooo:rsid="12c0ff76"/>
    </style:style>
    <style:style style:name="T3140" style:family="text">
      <style:text-properties officeooo:rsid="12c2c41b"/>
    </style:style>
    <style:style style:name="T3141" style:family="text">
      <style:text-properties officeooo:rsid="12c2c4db"/>
    </style:style>
    <style:style style:name="T3142" style:family="text">
      <style:text-properties officeooo:rsid="12c3ed09"/>
    </style:style>
    <style:style style:name="T3143" style:family="text">
      <style:text-properties officeooo:rsid="12c58ca6"/>
    </style:style>
    <style:style style:name="T3144" style:family="text">
      <style:text-properties officeooo:rsid="12c6ea8a"/>
    </style:style>
    <style:style style:name="T3145" style:family="text">
      <style:text-properties officeooo:rsid="12c7d261"/>
    </style:style>
    <style:style style:name="T3146" style:family="text">
      <style:text-properties officeooo:rsid="12c97c39"/>
    </style:style>
    <style:style style:name="T3147" style:family="text">
      <style:text-properties officeooo:rsid="12c9e531"/>
    </style:style>
    <style:style style:name="T3148" style:family="text">
      <style:text-properties officeooo:rsid="12ca6f4b"/>
    </style:style>
    <style:style style:name="T3149" style:family="text">
      <style:text-properties officeooo:rsid="12cc16ba"/>
    </style:style>
    <style:style style:name="T3150" style:family="text">
      <style:text-properties officeooo:rsid="12cd7552"/>
    </style:style>
    <style:style style:name="T3151" style:family="text">
      <style:text-properties officeooo:rsid="12ced184"/>
    </style:style>
    <style:style style:name="T3152" style:family="text">
      <style:text-properties officeooo:rsid="12d01065"/>
    </style:style>
    <style:style style:name="T3153" style:family="text">
      <style:text-properties officeooo:rsid="12d097a7"/>
    </style:style>
    <style:style style:name="T3154" style:family="text">
      <style:text-properties officeooo:rsid="12d28648"/>
    </style:style>
    <style:style style:name="T3155" style:family="text">
      <style:text-properties officeooo:rsid="12d2db41"/>
    </style:style>
    <style:style style:name="T3156" style:family="text">
      <style:text-properties officeooo:rsid="12d7e558"/>
    </style:style>
    <style:style style:name="T3157" style:family="text">
      <style:text-properties officeooo:rsid="12d7ef87"/>
    </style:style>
    <style:style style:name="T3158" style:family="text">
      <style:text-properties officeooo:rsid="12d80d72"/>
    </style:style>
    <style:style style:name="T3159" style:family="text">
      <style:text-properties officeooo:rsid="12d84ef9"/>
    </style:style>
    <style:style style:name="T3160" style:family="text">
      <style:text-properties officeooo:rsid="12d943f4"/>
    </style:style>
    <style:style style:name="T3161" style:family="text">
      <style:text-properties officeooo:rsid="12d94c05"/>
    </style:style>
    <style:style style:name="T3162" style:family="text">
      <style:text-properties officeooo:rsid="12d991d0"/>
    </style:style>
    <style:style style:name="T3163" style:family="text">
      <style:text-properties officeooo:rsid="12daf5a1"/>
    </style:style>
    <style:style style:name="T3164" style:family="text">
      <style:text-properties officeooo:rsid="12db7c6a"/>
    </style:style>
    <style:style style:name="T3165" style:family="text">
      <style:text-properties officeooo:rsid="12dbcb29"/>
    </style:style>
    <style:style style:name="T3166" style:family="text">
      <style:text-properties officeooo:rsid="12dd3de7"/>
    </style:style>
    <style:style style:name="T3167" style:family="text">
      <style:text-properties officeooo:rsid="12dec0e3"/>
    </style:style>
    <style:style style:name="T3168" style:family="text">
      <style:text-properties officeooo:rsid="12e123b0"/>
    </style:style>
    <style:style style:name="T3169" style:family="text">
      <style:text-properties officeooo:rsid="12e24d41"/>
    </style:style>
    <style:style style:name="T3170" style:family="text">
      <style:text-properties officeooo:rsid="12e39727"/>
    </style:style>
    <style:style style:name="T3171" style:family="text">
      <style:text-properties officeooo:rsid="12e52203"/>
    </style:style>
    <style:style style:name="T3172" style:family="text">
      <style:text-properties officeooo:rsid="12e61bc9"/>
    </style:style>
    <style:style style:name="T3173" style:family="text">
      <style:text-properties officeooo:rsid="12e6c1a9"/>
    </style:style>
    <style:style style:name="T3174" style:family="text">
      <style:text-properties officeooo:rsid="12e7db4c"/>
    </style:style>
    <style:style style:name="T3175" style:family="text">
      <style:text-properties officeooo:rsid="12e8c6dd"/>
    </style:style>
    <style:style style:name="T3176" style:family="text">
      <style:text-properties officeooo:rsid="12ea267d"/>
    </style:style>
    <style:style style:name="T3177" style:family="text">
      <style:text-properties officeooo:rsid="12ec24be"/>
    </style:style>
    <style:style style:name="T3178" style:family="text">
      <style:text-properties officeooo:rsid="12eca8a7"/>
    </style:style>
    <style:style style:name="T3179" style:family="text">
      <style:text-properties officeooo:rsid="12ed6d4c"/>
    </style:style>
    <style:style style:name="T3180" style:family="text">
      <style:text-properties officeooo:rsid="12eed043"/>
    </style:style>
    <style:style style:name="T3181" style:family="text">
      <style:text-properties officeooo:rsid="12efec33"/>
    </style:style>
    <style:style style:name="T3182" style:family="text">
      <style:text-properties officeooo:rsid="12f10a10"/>
    </style:style>
    <style:style style:name="T3183" style:family="text">
      <style:text-properties officeooo:rsid="12f3ac10"/>
    </style:style>
    <style:style style:name="T3184" style:family="text">
      <style:text-properties officeooo:rsid="12f59572"/>
    </style:style>
    <style:style style:name="T3185" style:family="text">
      <style:text-properties officeooo:rsid="12f5a223"/>
    </style:style>
    <style:style style:name="T3186" style:family="text">
      <style:text-properties officeooo:rsid="12f8cac6"/>
    </style:style>
    <style:style style:name="T3187" style:family="text">
      <style:text-properties officeooo:rsid="12fa5d95"/>
    </style:style>
    <style:style style:name="T3188" style:family="text">
      <style:text-properties officeooo:rsid="12fa6cfa"/>
    </style:style>
    <style:style style:name="T3189" style:family="text">
      <style:text-properties officeooo:rsid="12fb74a4"/>
    </style:style>
    <style:style style:name="T3190" style:family="text">
      <style:text-properties officeooo:rsid="12fd09a0"/>
    </style:style>
    <style:style style:name="T3191" style:family="text">
      <style:text-properties officeooo:rsid="12ff4f13"/>
    </style:style>
    <style:style style:name="T3192" style:family="text">
      <style:text-properties officeooo:rsid="1301056d"/>
    </style:style>
    <style:style style:name="T3193" style:family="text">
      <style:text-properties officeooo:rsid="1302040e"/>
    </style:style>
    <style:style style:name="T3194" style:family="text">
      <style:text-properties officeooo:rsid="1303c193"/>
    </style:style>
    <style:style style:name="T3195" style:family="text">
      <style:text-properties officeooo:rsid="1304403f"/>
    </style:style>
    <style:style style:name="T3196" style:family="text">
      <style:text-properties officeooo:rsid="13056c2a"/>
    </style:style>
    <style:style style:name="T3197" style:family="text">
      <style:text-properties officeooo:rsid="1305b04e"/>
    </style:style>
    <style:style style:name="T3198" style:family="text">
      <style:text-properties officeooo:rsid="1305d782"/>
    </style:style>
    <style:style style:name="T3199" style:family="text">
      <style:text-properties officeooo:rsid="1307b207"/>
    </style:style>
    <style:style style:name="T3200" style:family="text">
      <style:text-properties officeooo:rsid="1308489c"/>
    </style:style>
    <style:style style:name="T3201" style:family="text">
      <style:text-properties officeooo:rsid="1308b414"/>
    </style:style>
    <style:style style:name="T3202" style:family="text">
      <style:text-properties officeooo:rsid="13098d2b"/>
    </style:style>
    <style:style style:name="T3203" style:family="text">
      <style:text-properties officeooo:rsid="130a599d"/>
    </style:style>
    <style:style style:name="T3204" style:family="text">
      <style:text-properties officeooo:rsid="130b8de9"/>
    </style:style>
    <style:style style:name="T3205" style:family="text">
      <style:text-properties officeooo:rsid="130c97cc"/>
    </style:style>
    <style:style style:name="T3206" style:family="text">
      <style:text-properties officeooo:rsid="130e3aba"/>
    </style:style>
    <style:style style:name="T3207" style:family="text">
      <style:text-properties officeooo:rsid="130e7d15"/>
    </style:style>
    <style:style style:name="T3208" style:family="text">
      <style:text-properties officeooo:rsid="130fb3e8"/>
    </style:style>
    <style:style style:name="T3209" style:family="text">
      <style:text-properties officeooo:rsid="130fcb07"/>
    </style:style>
    <style:style style:name="T3210" style:family="text">
      <style:text-properties officeooo:rsid="131147e3"/>
    </style:style>
    <style:style style:name="T3211" style:family="text">
      <style:text-properties officeooo:rsid="131330ea"/>
    </style:style>
    <style:style style:name="T3212" style:family="text">
      <style:text-properties officeooo:rsid="1313c201"/>
    </style:style>
    <style:style style:name="T3213" style:family="text">
      <style:text-properties officeooo:rsid="1313f869"/>
    </style:style>
    <style:style style:name="T3214" style:family="text">
      <style:text-properties officeooo:rsid="1314c90d"/>
    </style:style>
    <style:style style:name="T3215" style:family="text">
      <style:text-properties officeooo:rsid="1314cdb7"/>
    </style:style>
    <style:style style:name="T3216" style:family="text">
      <style:text-properties officeooo:rsid="13156d61"/>
    </style:style>
    <style:style style:name="T3217" style:family="text">
      <style:text-properties officeooo:rsid="1315806c"/>
    </style:style>
    <style:style style:name="T3218" style:family="text">
      <style:text-properties officeooo:rsid="131674cb"/>
    </style:style>
    <style:style style:name="T3219" style:family="text">
      <style:text-properties officeooo:rsid="13180b9a"/>
    </style:style>
    <style:style style:name="T3220" style:family="text">
      <style:text-properties officeooo:rsid="13197f86"/>
    </style:style>
    <style:style style:name="T3221" style:family="text">
      <style:text-properties officeooo:rsid="131b6df1"/>
    </style:style>
    <style:style style:name="T3222" style:family="text">
      <style:text-properties officeooo:rsid="131bfd02"/>
    </style:style>
    <style:style style:name="T3223" style:family="text">
      <style:text-properties officeooo:rsid="131c21ee"/>
    </style:style>
    <style:style style:name="T3224" style:family="text">
      <style:text-properties officeooo:rsid="131c3237"/>
    </style:style>
    <style:style style:name="T3225" style:family="text">
      <style:text-properties officeooo:rsid="131dcad1"/>
    </style:style>
    <style:style style:name="T3226" style:family="text">
      <style:text-properties officeooo:rsid="131fa546"/>
    </style:style>
    <style:style style:name="T3227" style:family="text">
      <style:text-properties officeooo:rsid="13204e6f"/>
    </style:style>
    <style:style style:name="T3228" style:family="text">
      <style:text-properties officeooo:rsid="13207931"/>
    </style:style>
    <style:style style:name="T3229" style:family="text">
      <style:text-properties officeooo:rsid="132099d8"/>
    </style:style>
    <style:style style:name="T3230" style:family="text">
      <style:text-properties officeooo:rsid="13213b61"/>
    </style:style>
    <style:style style:name="T3231" style:family="text">
      <style:text-properties officeooo:rsid="13228126"/>
    </style:style>
    <style:style style:name="T3232" style:family="text">
      <style:text-properties officeooo:rsid="13233ab6"/>
    </style:style>
    <style:style style:name="T3233" style:family="text">
      <style:text-properties officeooo:rsid="13241ede"/>
    </style:style>
    <style:style style:name="T3234" style:family="text">
      <style:text-properties officeooo:rsid="1325704f"/>
    </style:style>
    <style:style style:name="T3235" style:family="text">
      <style:text-properties officeooo:rsid="13266204"/>
    </style:style>
    <style:style style:name="T3236" style:family="text">
      <style:text-properties officeooo:rsid="1326ed68"/>
    </style:style>
    <style:style style:name="T3237" style:family="text">
      <style:text-properties officeooo:rsid="13285473"/>
    </style:style>
    <style:style style:name="T3238" style:family="text">
      <style:text-properties officeooo:rsid="13297448"/>
    </style:style>
    <style:style style:name="T3239" style:family="text">
      <style:text-properties officeooo:rsid="132bf34a"/>
    </style:style>
    <style:style style:name="T3240" style:family="text">
      <style:text-properties officeooo:rsid="132c8082"/>
    </style:style>
    <style:style style:name="T3241" style:family="text">
      <style:text-properties officeooo:rsid="132d81a0"/>
    </style:style>
    <style:style style:name="T3242" style:family="text">
      <style:text-properties officeooo:rsid="132f7167"/>
    </style:style>
    <style:style style:name="T3243" style:family="text">
      <style:text-properties officeooo:rsid="1330cea9"/>
    </style:style>
    <style:style style:name="T3244" style:family="text">
      <style:text-properties officeooo:rsid="13315cde"/>
    </style:style>
    <style:style style:name="T3245" style:family="text">
      <style:text-properties officeooo:rsid="13324da0"/>
    </style:style>
    <style:style style:name="T3246" style:family="text">
      <style:text-properties officeooo:rsid="1333db4c"/>
    </style:style>
    <style:style style:name="T3247" style:family="text">
      <style:text-properties officeooo:rsid="13348069"/>
    </style:style>
    <style:style style:name="T3248" style:family="text">
      <style:text-properties officeooo:rsid="1334f9b3"/>
    </style:style>
    <style:style style:name="T3249" style:family="text">
      <style:text-properties officeooo:rsid="13358a1a"/>
    </style:style>
    <style:style style:name="T3250" style:family="text">
      <style:text-properties officeooo:rsid="133703ac"/>
    </style:style>
    <style:style style:name="T3251" style:family="text">
      <style:text-properties officeooo:rsid="1338bb66"/>
    </style:style>
    <style:style style:name="T3252" style:family="text">
      <style:text-properties officeooo:rsid="133a5f9c"/>
    </style:style>
    <style:style style:name="T3253" style:family="text">
      <style:text-properties officeooo:rsid="133b96fb"/>
    </style:style>
    <style:style style:name="T3254" style:family="text">
      <style:text-properties officeooo:rsid="133ce696"/>
    </style:style>
    <style:style style:name="T3255" style:family="text">
      <style:text-properties officeooo:rsid="133d001c"/>
    </style:style>
    <style:style style:name="T3256" style:family="text">
      <style:text-properties officeooo:rsid="133ea076"/>
    </style:style>
    <style:style style:name="T3257" style:family="text">
      <style:text-properties officeooo:rsid="133ff10e"/>
    </style:style>
    <style:style style:name="T3258" style:family="text">
      <style:text-properties officeooo:rsid="1341c8a1"/>
    </style:style>
    <style:style style:name="T3259" style:family="text">
      <style:text-properties officeooo:rsid="134277b3"/>
    </style:style>
    <style:style style:name="T3260" style:family="text">
      <style:text-properties officeooo:rsid="1342a849"/>
    </style:style>
    <style:style style:name="T3261" style:family="text">
      <style:text-properties officeooo:rsid="13437eb4"/>
    </style:style>
    <style:style style:name="T3262" style:family="text">
      <style:text-properties officeooo:rsid="1345474e"/>
    </style:style>
    <style:style style:name="T3263" style:family="text">
      <style:text-properties officeooo:rsid="134691dc"/>
    </style:style>
    <style:style style:name="T3264" style:family="text">
      <style:text-properties officeooo:rsid="1346a814"/>
    </style:style>
    <style:style style:name="T3265" style:family="text">
      <style:text-properties officeooo:rsid="1346aaa4"/>
    </style:style>
    <style:style style:name="T3266" style:family="text">
      <style:text-properties officeooo:rsid="134835ca"/>
    </style:style>
    <style:style style:name="T3267" style:family="text">
      <style:text-properties officeooo:rsid="134a080f"/>
    </style:style>
    <style:style style:name="T3268" style:family="text">
      <style:text-properties officeooo:rsid="134a4fcb"/>
    </style:style>
    <style:style style:name="T3269" style:family="text">
      <style:text-properties officeooo:rsid="134af7e9"/>
    </style:style>
    <style:style style:name="T3270" style:family="text">
      <style:text-properties officeooo:rsid="134ccf60"/>
    </style:style>
    <style:style style:name="T3271" style:family="text">
      <style:text-properties officeooo:rsid="134e87f4"/>
    </style:style>
    <style:style style:name="T3272" style:family="text">
      <style:text-properties officeooo:rsid="1351c2dd"/>
    </style:style>
    <style:style style:name="T3273" style:family="text">
      <style:text-properties officeooo:rsid="13521876"/>
    </style:style>
    <style:style style:name="T3274" style:family="text">
      <style:text-properties officeooo:rsid="135270b2"/>
    </style:style>
    <style:style style:name="T3275" style:family="text">
      <style:text-properties officeooo:rsid="13528906"/>
    </style:style>
    <style:style style:name="T3276" style:family="text">
      <style:text-properties officeooo:rsid="13539569"/>
    </style:style>
    <style:style style:name="T3277" style:family="text">
      <style:text-properties officeooo:rsid="1354543f"/>
    </style:style>
    <style:style style:name="T3278" style:family="text">
      <style:text-properties officeooo:rsid="135587db"/>
    </style:style>
    <style:style style:name="T3279" style:family="text">
      <style:text-properties officeooo:rsid="13564ca0"/>
    </style:style>
    <style:style style:name="T3280" style:family="text">
      <style:text-properties officeooo:rsid="13570e50"/>
    </style:style>
    <style:style style:name="T3281" style:family="text">
      <style:text-properties officeooo:rsid="135851b5"/>
    </style:style>
    <style:style style:name="T3282" style:family="text">
      <style:text-properties officeooo:rsid="13586d85"/>
    </style:style>
    <style:style style:name="T3283" style:family="text">
      <style:text-properties officeooo:rsid="1358e8e9"/>
    </style:style>
    <style:style style:name="T3284" style:family="text">
      <style:text-properties officeooo:rsid="1359d683"/>
    </style:style>
    <style:style style:name="T3285" style:family="text">
      <style:text-properties officeooo:rsid="135abf08"/>
    </style:style>
    <style:style style:name="T3286" style:family="text">
      <style:text-properties officeooo:rsid="135acd29"/>
    </style:style>
    <style:style style:name="T3287" style:family="text">
      <style:text-properties officeooo:rsid="135b8cda"/>
    </style:style>
    <style:style style:name="T3288" style:family="text">
      <style:text-properties officeooo:rsid="135ea893"/>
    </style:style>
    <style:style style:name="T3289" style:family="text">
      <style:text-properties officeooo:rsid="13618c49"/>
    </style:style>
    <style:style style:name="T3290" style:family="text">
      <style:text-properties officeooo:rsid="1361d05d"/>
    </style:style>
    <style:style style:name="T3291" style:family="text">
      <style:text-properties officeooo:rsid="1362648f"/>
    </style:style>
    <style:style style:name="T3292" style:family="text">
      <style:text-properties officeooo:rsid="13641abc"/>
    </style:style>
    <style:style style:name="T3293" style:family="text">
      <style:text-properties officeooo:rsid="1365a09e"/>
    </style:style>
    <style:style style:name="T3294" style:family="text">
      <style:text-properties officeooo:rsid="136760e9"/>
    </style:style>
    <style:style style:name="T3295" style:family="text">
      <style:text-properties officeooo:rsid="1368f396"/>
    </style:style>
    <style:style style:name="T3296" style:family="text">
      <style:text-properties officeooo:rsid="1369dd9b"/>
    </style:style>
    <style:style style:name="T3297" style:family="text">
      <style:text-properties officeooo:rsid="136b2f81"/>
    </style:style>
    <style:style style:name="T3298" style:family="text">
      <style:text-properties officeooo:rsid="136d224c"/>
    </style:style>
    <style:style style:name="T3299" style:family="text">
      <style:text-properties officeooo:rsid="136d8762"/>
    </style:style>
    <style:style style:name="T3300" style:family="text">
      <style:text-properties officeooo:rsid="136ec9e1"/>
    </style:style>
    <style:style style:name="T3301" style:family="text">
      <style:text-properties officeooo:rsid="136f5858"/>
    </style:style>
    <style:style style:name="T3302" style:family="text">
      <style:text-properties officeooo:rsid="136fce4d"/>
    </style:style>
    <style:style style:name="T3303" style:family="text">
      <style:text-properties officeooo:rsid="1371ae4f"/>
    </style:style>
    <style:style style:name="T3304" style:family="text">
      <style:text-properties officeooo:rsid="137268d9"/>
    </style:style>
    <style:style style:name="T3305" style:family="text">
      <style:text-properties officeooo:rsid="1372f57b"/>
    </style:style>
    <style:style style:name="T3306" style:family="text">
      <style:text-properties officeooo:rsid="1374cc92"/>
    </style:style>
    <style:style style:name="T3307" style:family="text">
      <style:text-properties officeooo:rsid="13751bf9"/>
    </style:style>
    <style:style style:name="T3308" style:family="text">
      <style:text-properties officeooo:rsid="137538c1"/>
    </style:style>
    <style:style style:name="T3309" style:family="text">
      <style:text-properties officeooo:rsid="137554dd"/>
    </style:style>
    <style:style style:name="T3310" style:family="text">
      <style:text-properties officeooo:rsid="1375b9ac"/>
    </style:style>
    <style:style style:name="T3311" style:family="text">
      <style:text-properties officeooo:rsid="13772d50"/>
    </style:style>
    <style:style style:name="T3312" style:family="text">
      <style:text-properties officeooo:rsid="13781d37"/>
    </style:style>
    <style:style style:name="T3313" style:family="text">
      <style:text-properties officeooo:rsid="1379c5d0"/>
    </style:style>
    <style:style style:name="T3314" style:family="text">
      <style:text-properties officeooo:rsid="1379f29c"/>
    </style:style>
    <style:style style:name="T3315" style:family="text">
      <style:text-properties officeooo:rsid="137a90ef"/>
    </style:style>
    <style:style style:name="T3316" style:family="text">
      <style:text-properties officeooo:rsid="137ad2ec"/>
    </style:style>
    <style:style style:name="T3317" style:family="text">
      <style:text-properties officeooo:rsid="137b539a"/>
    </style:style>
    <style:style style:name="T3318" style:family="text">
      <style:text-properties officeooo:rsid="137c2897"/>
    </style:style>
    <style:style style:name="T3319" style:family="text">
      <style:text-properties officeooo:rsid="137e0011"/>
    </style:style>
    <style:style style:name="T3320" style:family="text">
      <style:text-properties officeooo:rsid="137efc0d"/>
    </style:style>
    <style:style style:name="T3321" style:family="text">
      <style:text-properties officeooo:rsid="137fd9f7"/>
    </style:style>
    <style:style style:name="T3322" style:family="text">
      <style:text-properties officeooo:rsid="13814cee"/>
    </style:style>
    <style:style style:name="T3323" style:family="text">
      <style:text-properties officeooo:rsid="13833e08"/>
    </style:style>
    <style:style style:name="T3324" style:family="text">
      <style:text-properties officeooo:rsid="13851945"/>
    </style:style>
    <style:style style:name="T3325" style:family="text">
      <style:text-properties officeooo:rsid="1385e2bc"/>
    </style:style>
    <style:style style:name="T3326" style:family="text">
      <style:text-properties officeooo:rsid="13862d16"/>
    </style:style>
    <style:style style:name="T3327" style:family="text">
      <style:text-properties officeooo:rsid="13864a4e"/>
    </style:style>
    <style:style style:name="T3328" style:family="text">
      <style:text-properties officeooo:rsid="1388479e"/>
    </style:style>
    <style:style style:name="T3329" style:family="text">
      <style:text-properties officeooo:rsid="138a3df3"/>
    </style:style>
    <style:style style:name="T3330" style:family="text">
      <style:text-properties officeooo:rsid="138c140a"/>
    </style:style>
    <style:style style:name="T3331" style:family="text">
      <style:text-properties officeooo:rsid="138df7df"/>
    </style:style>
    <style:style style:name="T3332" style:family="text">
      <style:text-properties officeooo:rsid="138f4f46"/>
    </style:style>
    <style:style style:name="T3333" style:family="text">
      <style:text-properties officeooo:rsid="138fd7ca"/>
    </style:style>
    <style:style style:name="T3334" style:family="text">
      <style:text-properties officeooo:rsid="139301b0"/>
    </style:style>
    <style:style style:name="T3335" style:family="text">
      <style:text-properties officeooo:rsid="13933a04"/>
    </style:style>
    <style:style style:name="T3336" style:family="text">
      <style:text-properties officeooo:rsid="13939ce0"/>
    </style:style>
    <style:style style:name="T3337" style:family="text">
      <style:text-properties officeooo:rsid="139496ac"/>
    </style:style>
    <style:style style:name="T3338" style:family="text">
      <style:text-properties officeooo:rsid="1395f4ae"/>
    </style:style>
    <style:style style:name="T3339" style:family="text">
      <style:text-properties officeooo:rsid="13988f17"/>
    </style:style>
    <style:style style:name="T3340" style:family="text">
      <style:text-properties officeooo:rsid="139a8b3c"/>
    </style:style>
    <style:style style:name="T3341" style:family="text">
      <style:text-properties officeooo:rsid="139bc742"/>
    </style:style>
    <style:style style:name="T3342" style:family="text">
      <style:text-properties officeooo:rsid="139d080f"/>
    </style:style>
    <style:style style:name="T3343" style:family="text">
      <style:text-properties officeooo:rsid="139eb86d"/>
    </style:style>
    <style:style style:name="T3344" style:family="text">
      <style:text-properties officeooo:rsid="139f56da"/>
    </style:style>
    <style:style style:name="T3345" style:family="text">
      <style:text-properties officeooo:rsid="13a17525"/>
    </style:style>
    <style:style style:name="T3346" style:family="text">
      <style:text-properties officeooo:rsid="13a1efe5"/>
    </style:style>
    <style:style style:name="T3347" style:family="text">
      <style:text-properties officeooo:rsid="13a2e18a"/>
    </style:style>
    <style:style style:name="T3348" style:family="text">
      <style:text-properties officeooo:rsid="13a54352"/>
    </style:style>
    <style:style style:name="T3349" style:family="text">
      <style:text-properties officeooo:rsid="13a6f10f"/>
    </style:style>
    <style:style style:name="T3350" style:family="text">
      <style:text-properties officeooo:rsid="13aad470"/>
    </style:style>
    <style:style style:name="T3351" style:family="text">
      <style:text-properties officeooo:rsid="13ac3dc4"/>
    </style:style>
    <style:style style:name="T3352" style:family="text">
      <style:text-properties officeooo:rsid="13acc3d7"/>
    </style:style>
    <style:style style:name="T3353" style:family="text">
      <style:text-properties officeooo:rsid="13ad46f6"/>
    </style:style>
    <style:style style:name="T3354" style:family="text">
      <style:text-properties officeooo:rsid="13ae8118"/>
    </style:style>
    <style:style style:name="T3355" style:family="text">
      <style:text-properties officeooo:rsid="13b07111"/>
    </style:style>
    <style:style style:name="T3356" style:family="text">
      <style:text-properties officeooo:rsid="13b1f398"/>
    </style:style>
    <style:style style:name="T3357" style:family="text">
      <style:text-properties officeooo:rsid="13b22127"/>
    </style:style>
    <style:style style:name="T3358" style:family="text">
      <style:text-properties officeooo:rsid="13b339e0"/>
    </style:style>
    <style:style style:name="T3359" style:family="text">
      <style:text-properties officeooo:rsid="13b53896"/>
    </style:style>
    <style:style style:name="T3360" style:family="text">
      <style:text-properties officeooo:rsid="13b5d5c8"/>
    </style:style>
    <style:style style:name="T3361" style:family="text">
      <style:text-properties officeooo:rsid="13b6d660"/>
    </style:style>
    <style:style style:name="T3362" style:family="text">
      <style:text-properties officeooo:rsid="13b7de58"/>
    </style:style>
    <style:style style:name="T3363" style:family="text">
      <style:text-properties officeooo:rsid="13b9c050"/>
    </style:style>
    <style:style style:name="T3364" style:family="text">
      <style:text-properties officeooo:rsid="13bbb8b5"/>
    </style:style>
    <style:style style:name="T3365" style:family="text">
      <style:text-properties officeooo:rsid="13bd7f52"/>
    </style:style>
    <style:style style:name="T3366" style:family="text">
      <style:text-properties officeooo:rsid="13be46b7"/>
    </style:style>
    <style:style style:name="T3367" style:family="text">
      <style:text-properties officeooo:rsid="13c120c6"/>
    </style:style>
    <style:style style:name="T3368" style:family="text">
      <style:text-properties officeooo:rsid="13c43181"/>
    </style:style>
    <style:style style:name="T3369" style:family="text">
      <style:text-properties officeooo:rsid="13c5d466"/>
    </style:style>
    <style:style style:name="T3370" style:family="text">
      <style:text-properties officeooo:rsid="13c7790d"/>
    </style:style>
    <style:style style:name="T3371" style:family="text">
      <style:text-properties officeooo:rsid="13c8db11"/>
    </style:style>
    <style:style style:name="T3372" style:family="text">
      <style:text-properties officeooo:rsid="13ca0bed"/>
    </style:style>
    <style:style style:name="T3373" style:family="text">
      <style:text-properties officeooo:rsid="13cc1b0b"/>
    </style:style>
    <style:style style:name="T3374" style:family="text">
      <style:text-properties officeooo:rsid="13cd369a"/>
    </style:style>
    <style:style style:name="T3375" style:family="text">
      <style:text-properties officeooo:rsid="13ce3e1d"/>
    </style:style>
    <style:style style:name="T3376" style:family="text">
      <style:text-properties officeooo:rsid="13cece31"/>
    </style:style>
    <style:style style:name="T3377" style:family="text">
      <style:text-properties officeooo:rsid="13d06bcb"/>
    </style:style>
    <style:style style:name="T3378" style:family="text">
      <style:text-properties officeooo:rsid="13d20e7f"/>
    </style:style>
    <style:style style:name="T3379" style:family="text">
      <style:text-properties officeooo:rsid="13d2141b"/>
    </style:style>
    <style:style style:name="T3380" style:family="text">
      <style:text-properties officeooo:rsid="13d35ea8"/>
    </style:style>
    <style:style style:name="T3381" style:family="text">
      <style:text-properties officeooo:rsid="13d40e15"/>
    </style:style>
    <style:style style:name="T3382" style:family="text">
      <style:text-properties officeooo:rsid="13d5906d"/>
    </style:style>
    <style:style style:name="T3383" style:family="text">
      <style:text-properties officeooo:rsid="13d648da"/>
    </style:style>
    <style:style style:name="T3384" style:family="text">
      <style:text-properties officeooo:rsid="13d7a3d0"/>
    </style:style>
    <style:style style:name="T3385" style:family="text">
      <style:text-properties officeooo:rsid="13d863ed"/>
    </style:style>
    <style:style style:name="T3386" style:family="text">
      <style:text-properties officeooo:rsid="13d8d67d"/>
    </style:style>
    <style:style style:name="T3387" style:family="text">
      <style:text-properties officeooo:rsid="13d8e53c"/>
    </style:style>
    <style:style style:name="T3388" style:family="text">
      <style:text-properties officeooo:rsid="13da52c7"/>
    </style:style>
    <style:style style:name="T3389" style:family="text">
      <style:text-properties officeooo:rsid="13dbd9f2"/>
    </style:style>
    <style:style style:name="T3390" style:family="text">
      <style:text-properties officeooo:rsid="13deca80"/>
    </style:style>
    <style:style style:name="T3391" style:family="text">
      <style:text-properties officeooo:rsid="13decbd9"/>
    </style:style>
    <style:style style:name="T3392" style:family="text">
      <style:text-properties officeooo:rsid="13e02f64"/>
    </style:style>
    <style:style style:name="T3393" style:family="text">
      <style:text-properties officeooo:rsid="13e09827"/>
    </style:style>
    <style:style style:name="T3394" style:family="text">
      <style:text-properties officeooo:rsid="13e176ba"/>
    </style:style>
    <style:style style:name="T3395" style:family="text">
      <style:text-properties officeooo:rsid="13e2b0c5"/>
    </style:style>
    <style:style style:name="T3396" style:family="text">
      <style:text-properties officeooo:rsid="13e44187"/>
    </style:style>
    <style:style style:name="T3397" style:family="text">
      <style:text-properties officeooo:rsid="13e47913"/>
    </style:style>
    <style:style style:name="T3398" style:family="text">
      <style:text-properties officeooo:rsid="13e69d59"/>
    </style:style>
    <style:style style:name="T3399" style:family="text">
      <style:text-properties officeooo:rsid="13e877f9"/>
    </style:style>
    <style:style style:name="T3400" style:family="text">
      <style:text-properties officeooo:rsid="13eb9269"/>
    </style:style>
    <style:style style:name="T3401" style:family="text">
      <style:text-properties officeooo:rsid="13ed836c"/>
    </style:style>
    <style:style style:name="T3402" style:family="text">
      <style:text-properties officeooo:rsid="13ee6d37"/>
    </style:style>
    <style:style style:name="T3403" style:family="text">
      <style:text-properties officeooo:rsid="13efe487"/>
    </style:style>
    <style:style style:name="T3404" style:family="text">
      <style:text-properties officeooo:rsid="13f02c60"/>
    </style:style>
    <style:style style:name="T3405" style:family="text">
      <style:text-properties officeooo:rsid="13f103e3"/>
    </style:style>
    <style:style style:name="T3406" style:family="text">
      <style:text-properties officeooo:rsid="13f2bcb7"/>
    </style:style>
    <style:style style:name="T3407" style:family="text">
      <style:text-properties officeooo:rsid="13f6504e"/>
    </style:style>
    <style:style style:name="T3408" style:family="text">
      <style:text-properties officeooo:rsid="13f78f90"/>
    </style:style>
    <style:style style:name="T3409" style:family="text">
      <style:text-properties officeooo:rsid="13f7f198"/>
    </style:style>
    <style:style style:name="T3410" style:family="text">
      <style:text-properties officeooo:rsid="13f980d9"/>
    </style:style>
    <style:style style:name="T3411" style:family="text">
      <style:text-properties officeooo:rsid="13fb136a"/>
    </style:style>
    <style:style style:name="T3412" style:family="text">
      <style:text-properties officeooo:rsid="13fb6c9f"/>
    </style:style>
    <style:style style:name="T3413" style:family="text">
      <style:text-properties officeooo:rsid="13fccd5f"/>
    </style:style>
    <style:style style:name="T3414" style:family="text">
      <style:text-properties officeooo:rsid="13fd8ca3"/>
    </style:style>
    <style:style style:name="T3415" style:family="text">
      <style:text-properties officeooo:rsid="13fe7e34"/>
    </style:style>
    <style:style style:name="T3416" style:family="text">
      <style:text-properties officeooo:rsid="140035a6"/>
    </style:style>
    <style:style style:name="T3417" style:family="text">
      <style:text-properties officeooo:rsid="14015bae"/>
    </style:style>
    <style:style style:name="T3418" style:family="text">
      <style:text-properties officeooo:rsid="140199b6"/>
    </style:style>
    <style:style style:name="T3419" style:family="text">
      <style:text-properties officeooo:rsid="1401dcf1"/>
    </style:style>
    <style:style style:name="T3420" style:family="text">
      <style:text-properties officeooo:rsid="1403d043"/>
    </style:style>
    <style:style style:name="T3421" style:family="text">
      <style:text-properties officeooo:rsid="1406258b"/>
    </style:style>
    <style:style style:name="T3422" style:family="text">
      <style:text-properties officeooo:rsid="14067f67"/>
    </style:style>
    <style:style style:name="T3423" style:family="text">
      <style:text-properties officeooo:rsid="1407de11"/>
    </style:style>
    <style:style style:name="T3424" style:family="text">
      <style:text-properties officeooo:rsid="14091408"/>
    </style:style>
    <style:style style:name="T3425" style:family="text">
      <style:text-properties officeooo:rsid="1409a397"/>
    </style:style>
    <style:style style:name="T3426" style:family="text">
      <style:text-properties officeooo:rsid="140a59ea"/>
    </style:style>
    <style:style style:name="T3427" style:family="text">
      <style:text-properties officeooo:rsid="140bc4af"/>
    </style:style>
    <style:style style:name="T3428" style:family="text">
      <style:text-properties officeooo:rsid="140d71cf"/>
    </style:style>
    <style:style style:name="T3429" style:family="text">
      <style:text-properties officeooo:rsid="140e0148"/>
    </style:style>
    <style:style style:name="T3430" style:family="text">
      <style:text-properties officeooo:rsid="140fe4c1"/>
    </style:style>
    <style:style style:name="T3431" style:family="text">
      <style:text-properties officeooo:rsid="14114c62"/>
    </style:style>
    <style:style style:name="T3432" style:family="text">
      <style:text-properties officeooo:rsid="141265d7"/>
    </style:style>
    <style:style style:name="T3433" style:family="text">
      <style:text-properties officeooo:rsid="1412d28f"/>
    </style:style>
    <style:style style:name="T3434" style:family="text">
      <style:text-properties officeooo:rsid="14146e28"/>
    </style:style>
    <style:style style:name="T3435" style:family="text">
      <style:text-properties officeooo:rsid="1416b275"/>
    </style:style>
    <style:style style:name="T3436" style:family="text">
      <style:text-properties officeooo:rsid="1416fc23"/>
    </style:style>
    <style:style style:name="T3437" style:family="text">
      <style:text-properties officeooo:rsid="1417df07"/>
    </style:style>
    <style:style style:name="T3438" style:family="text">
      <style:text-properties officeooo:rsid="141889f5"/>
    </style:style>
    <style:style style:name="T3439" style:family="text">
      <style:text-properties officeooo:rsid="141a6c3c"/>
    </style:style>
    <style:style style:name="T3440" style:family="text">
      <style:text-properties officeooo:rsid="141b1678"/>
    </style:style>
    <style:style style:name="T3441" style:family="text">
      <style:text-properties officeooo:rsid="141b2ce6"/>
    </style:style>
    <style:style style:name="T3442" style:family="text">
      <style:text-properties officeooo:rsid="141c0ddd"/>
    </style:style>
    <style:style style:name="T3443" style:family="text">
      <style:text-properties officeooo:rsid="141c1b19"/>
    </style:style>
    <style:style style:name="T3444" style:family="text">
      <style:text-properties officeooo:rsid="141d2e90"/>
    </style:style>
    <style:style style:name="T3445" style:family="text">
      <style:text-properties officeooo:rsid="141ecdc1"/>
    </style:style>
    <style:style style:name="T3446" style:family="text">
      <style:text-properties officeooo:rsid="141f648e"/>
    </style:style>
    <style:style style:name="T3447" style:family="text">
      <style:text-properties officeooo:rsid="14200517"/>
    </style:style>
    <style:style style:name="T3448" style:family="text">
      <style:text-properties officeooo:rsid="14203c28"/>
    </style:style>
    <style:style style:name="T3449" style:family="text">
      <style:text-properties officeooo:rsid="142040ae"/>
    </style:style>
    <style:style style:name="T3450" style:family="text">
      <style:text-properties officeooo:rsid="1423ca2e"/>
    </style:style>
    <style:style style:name="T3451" style:family="text">
      <style:text-properties officeooo:rsid="142647b2"/>
    </style:style>
    <style:style style:name="T3452" style:family="text">
      <style:text-properties officeooo:rsid="1426ea97"/>
    </style:style>
    <style:style style:name="T3453" style:family="text">
      <style:text-properties officeooo:rsid="1427be04"/>
    </style:style>
    <style:style style:name="T3454" style:family="text">
      <style:text-properties officeooo:rsid="1428337c"/>
    </style:style>
    <style:style style:name="T3455" style:family="text">
      <style:text-properties officeooo:rsid="1428b921"/>
    </style:style>
    <style:style style:name="T3456" style:family="text">
      <style:text-properties officeooo:rsid="142a621f"/>
    </style:style>
    <style:style style:name="T3457" style:family="text">
      <style:text-properties officeooo:rsid="142c28b9"/>
    </style:style>
    <style:style style:name="T3458" style:family="text">
      <style:text-properties officeooo:rsid="142c2929"/>
    </style:style>
    <style:style style:name="T3459" style:family="text">
      <style:text-properties officeooo:rsid="142c9aa1"/>
    </style:style>
    <style:style style:name="T3460" style:family="text">
      <style:text-properties officeooo:rsid="142e12a3"/>
    </style:style>
    <style:style style:name="T3461" style:family="text">
      <style:text-properties officeooo:rsid="143170e1"/>
    </style:style>
    <style:style style:name="T3462" style:family="text">
      <style:text-properties officeooo:rsid="14334a63"/>
    </style:style>
    <style:style style:name="T3463" style:family="text">
      <style:text-properties officeooo:rsid="14340db8"/>
    </style:style>
    <style:style style:name="T3464" style:family="text">
      <style:text-properties officeooo:rsid="1434612f"/>
    </style:style>
    <style:style style:name="T3465" style:family="text">
      <style:text-properties officeooo:rsid="1435e38b"/>
    </style:style>
    <style:style style:name="T3466" style:family="text">
      <style:text-properties officeooo:rsid="14360713"/>
    </style:style>
    <style:style style:name="T3467" style:family="text">
      <style:text-properties officeooo:rsid="143731cb"/>
    </style:style>
    <style:style style:name="T3468" style:family="text">
      <style:text-properties officeooo:rsid="14374a0c"/>
    </style:style>
    <style:style style:name="T3469" style:family="text">
      <style:text-properties officeooo:rsid="14392004"/>
    </style:style>
    <style:style style:name="T3470" style:family="text">
      <style:text-properties officeooo:rsid="143a215c"/>
    </style:style>
    <style:style style:name="T3471" style:family="text">
      <style:text-properties officeooo:rsid="143a3702"/>
    </style:style>
    <style:style style:name="T3472" style:family="text">
      <style:text-properties officeooo:rsid="143ad75d"/>
    </style:style>
    <style:style style:name="T3473" style:family="text">
      <style:text-properties officeooo:rsid="143adbea"/>
    </style:style>
    <style:style style:name="T3474" style:family="text">
      <style:text-properties officeooo:rsid="143cbf89"/>
    </style:style>
    <style:style style:name="T3475" style:family="text">
      <style:text-properties officeooo:rsid="143e9aac"/>
    </style:style>
    <style:style style:name="T3476" style:family="text">
      <style:text-properties officeooo:rsid="143f5dde"/>
    </style:style>
    <style:style style:name="T3477" style:family="text">
      <style:text-properties officeooo:rsid="14407ef8"/>
    </style:style>
    <style:style style:name="T3478" style:family="text">
      <style:text-properties officeooo:rsid="1440aa88"/>
    </style:style>
    <style:style style:name="T3479" style:family="text">
      <style:text-properties officeooo:rsid="14422f5f"/>
    </style:style>
    <style:style style:name="T3480" style:family="text">
      <style:text-properties officeooo:rsid="1443739e"/>
    </style:style>
    <style:style style:name="T3481" style:family="text">
      <style:text-properties officeooo:rsid="1444548d"/>
    </style:style>
    <style:style style:name="T3482" style:family="text">
      <style:text-properties officeooo:rsid="1445b227"/>
    </style:style>
    <style:style style:name="T3483" style:family="text">
      <style:text-properties officeooo:rsid="14467609"/>
    </style:style>
    <style:style style:name="T3484" style:family="text">
      <style:text-properties officeooo:rsid="14468b4c"/>
    </style:style>
    <style:style style:name="T3485" style:family="text">
      <style:text-properties officeooo:rsid="14470d11"/>
    </style:style>
    <style:style style:name="T3486" style:family="text">
      <style:text-properties officeooo:rsid="14479f6a"/>
    </style:style>
    <style:style style:name="T3487" style:family="text">
      <style:text-properties officeooo:rsid="14495765"/>
    </style:style>
    <style:style style:name="T3488" style:family="text">
      <style:text-properties officeooo:rsid="144abf17"/>
    </style:style>
    <style:style style:name="T3489" style:family="text">
      <style:text-properties officeooo:rsid="144c6f10"/>
    </style:style>
    <style:style style:name="T3490" style:family="text">
      <style:text-properties officeooo:rsid="144cfb1a"/>
    </style:style>
    <style:style style:name="T3491" style:family="text">
      <style:text-properties officeooo:rsid="144e973c"/>
    </style:style>
    <style:style style:name="T3492" style:family="text">
      <style:text-properties officeooo:rsid="144fb30a"/>
    </style:style>
    <style:style style:name="T3493" style:family="text">
      <style:text-properties officeooo:rsid="14510007"/>
    </style:style>
    <style:style style:name="T3494" style:family="text">
      <style:text-properties officeooo:rsid="145115fa"/>
    </style:style>
    <style:style style:name="T3495" style:family="text">
      <style:text-properties officeooo:rsid="00ab986d"/>
    </style:style>
    <style:style style:name="T3496" style:family="text">
      <style:text-properties officeooo:rsid="14539c31"/>
    </style:style>
    <style:style style:name="T3497" style:family="text">
      <style:text-properties officeooo:rsid="1453cd00"/>
    </style:style>
    <style:style style:name="T3498" style:family="text">
      <style:text-properties officeooo:rsid="1454b330"/>
    </style:style>
    <style:style style:name="T3499" style:family="text">
      <style:text-properties officeooo:rsid="009989c0"/>
    </style:style>
    <style:style style:name="T3500" style:family="text">
      <style:text-properties officeooo:rsid="1457ef9d"/>
    </style:style>
    <style:style style:name="T3501" style:family="text">
      <style:text-properties officeooo:rsid="1458d43c"/>
    </style:style>
    <style:style style:name="T3502" style:family="text">
      <style:text-properties officeooo:rsid="1459e20f"/>
    </style:style>
    <style:style style:name="T3503" style:family="text">
      <style:text-properties officeooo:rsid="145afb22"/>
    </style:style>
    <style:style style:name="T3504" style:family="text">
      <style:text-properties officeooo:rsid="145d0440"/>
    </style:style>
    <style:style style:name="T3505" style:family="text">
      <style:text-properties officeooo:rsid="145d6e42"/>
    </style:style>
    <style:style style:name="T3506" style:family="text">
      <style:text-properties officeooo:rsid="145e5984"/>
    </style:style>
    <style:style style:name="T3507" style:family="text">
      <style:text-properties officeooo:rsid="145ea8c6"/>
    </style:style>
    <style:style style:name="T3508" style:family="text">
      <style:text-properties officeooo:rsid="14606628"/>
    </style:style>
    <style:style style:name="T3509" style:family="text">
      <style:text-properties officeooo:rsid="1460f22c"/>
    </style:style>
    <style:style style:name="T3510" style:family="text">
      <style:text-properties officeooo:rsid="1461de10"/>
    </style:style>
    <style:style style:name="T3511" style:family="text">
      <style:text-properties officeooo:rsid="146354db"/>
    </style:style>
    <style:style style:name="T3512" style:family="text">
      <style:text-properties officeooo:rsid="1463ace3"/>
    </style:style>
    <style:style style:name="T3513" style:family="text">
      <style:text-properties officeooo:rsid="146481ac"/>
    </style:style>
    <style:style style:name="T3514" style:family="text">
      <style:text-properties officeooo:rsid="1464d020"/>
    </style:style>
    <style:style style:name="T3515" style:family="text">
      <style:text-properties officeooo:rsid="1465045c"/>
    </style:style>
    <style:style style:name="T3516" style:family="text">
      <style:text-properties officeooo:rsid="1465c238"/>
    </style:style>
    <style:style style:name="T3517" style:family="text">
      <style:text-properties officeooo:rsid="146992a6"/>
    </style:style>
    <style:style style:name="T3518" style:family="text">
      <style:text-properties officeooo:rsid="146b0406"/>
    </style:style>
    <style:style style:name="T3519" style:family="text">
      <style:text-properties officeooo:rsid="146b17d2"/>
    </style:style>
    <style:style style:name="T3520" style:family="text">
      <style:text-properties officeooo:rsid="146fa2f7"/>
    </style:style>
    <style:style style:name="T3521" style:family="text">
      <style:text-properties officeooo:rsid="14712d55"/>
    </style:style>
    <style:style style:name="T3522" style:family="text">
      <style:text-properties officeooo:rsid="14726329"/>
    </style:style>
    <style:style style:name="T3523" style:family="text">
      <style:text-properties officeooo:rsid="1475dfb0"/>
    </style:style>
    <style:style style:name="T3524" style:family="text">
      <style:text-properties officeooo:rsid="14771b3e"/>
    </style:style>
    <style:style style:name="T3525" style:family="text">
      <style:text-properties officeooo:rsid="14774a07"/>
    </style:style>
    <style:style style:name="T3526" style:family="text">
      <style:text-properties officeooo:rsid="14779cdb"/>
    </style:style>
    <style:style style:name="T3527" style:family="text">
      <style:text-properties officeooo:rsid="1478df7e"/>
    </style:style>
    <style:style style:name="T3528" style:family="text">
      <style:text-properties officeooo:rsid="147a3880"/>
    </style:style>
    <style:style style:name="T3529" style:family="text">
      <style:text-properties officeooo:rsid="147a4883"/>
    </style:style>
    <style:style style:name="T3530" style:family="text">
      <style:text-properties officeooo:rsid="147a5c80"/>
    </style:style>
    <style:style style:name="T3531" style:family="text">
      <style:text-properties officeooo:rsid="147ad6f2"/>
    </style:style>
    <style:style style:name="T3532" style:family="text">
      <style:text-properties officeooo:rsid="147cafee"/>
    </style:style>
    <style:style style:name="T3533" style:family="text">
      <style:text-properties officeooo:rsid="147d58ea"/>
    </style:style>
    <style:style style:name="T3534" style:family="text">
      <style:text-properties officeooo:rsid="147d831f"/>
    </style:style>
    <style:style style:name="T3535" style:family="text">
      <style:text-properties officeooo:rsid="147ff88e"/>
    </style:style>
    <style:style style:name="T3536" style:family="text">
      <style:text-properties officeooo:rsid="14803526"/>
    </style:style>
    <style:style style:name="T3537" style:family="text">
      <style:text-properties officeooo:rsid="14816f50"/>
    </style:style>
    <style:style style:name="T3538" style:family="text">
      <style:text-properties officeooo:rsid="14835b1e"/>
    </style:style>
    <style:style style:name="T3539" style:family="text">
      <style:text-properties officeooo:rsid="14845ef2"/>
    </style:style>
    <style:style style:name="T3540" style:family="text">
      <style:text-properties officeooo:rsid="148579c6"/>
    </style:style>
    <style:style style:name="T3541" style:family="text">
      <style:text-properties officeooo:rsid="14896939"/>
    </style:style>
    <style:style style:name="T3542" style:family="text">
      <style:text-properties officeooo:rsid="148a6198"/>
    </style:style>
    <style:style style:name="T3543" style:family="text">
      <style:text-properties officeooo:rsid="148bbab7"/>
    </style:style>
    <style:style style:name="T3544" style:family="text">
      <style:text-properties officeooo:rsid="148c3ede"/>
    </style:style>
    <style:style style:name="T3545" style:family="text">
      <style:text-properties officeooo:rsid="148e17ed"/>
    </style:style>
    <style:style style:name="T3546" style:family="text">
      <style:text-properties officeooo:rsid="148fff4f"/>
    </style:style>
    <style:style style:name="T3547" style:family="text">
      <style:text-properties officeooo:rsid="14913d1d"/>
    </style:style>
    <style:style style:name="T3548" style:family="text">
      <style:text-properties officeooo:rsid="1492f72b"/>
    </style:style>
    <style:style style:name="T3549" style:family="text">
      <style:text-properties officeooo:rsid="14964af1"/>
    </style:style>
    <style:style style:name="T3550" style:family="text">
      <style:text-properties officeooo:rsid="14978703"/>
    </style:style>
    <style:style style:name="T3551" style:family="text">
      <style:text-properties officeooo:rsid="1498731b"/>
    </style:style>
    <style:style style:name="T3552" style:family="text">
      <style:text-properties officeooo:rsid="149adf66"/>
    </style:style>
    <style:style style:name="T3553" style:family="text">
      <style:text-properties officeooo:rsid="149bd3f0"/>
    </style:style>
    <style:style style:name="T3554" style:family="text">
      <style:text-properties officeooo:rsid="149d54f9"/>
    </style:style>
    <style:style style:name="T3555" style:family="text">
      <style:text-properties officeooo:rsid="149da4a2"/>
    </style:style>
    <style:style style:name="T3556" style:family="text">
      <style:text-properties officeooo:rsid="149ed562"/>
    </style:style>
    <style:style style:name="T3557" style:family="text">
      <style:text-properties officeooo:rsid="14a02dff"/>
    </style:style>
    <style:style style:name="T3558" style:family="text">
      <style:text-properties officeooo:rsid="14a2030e"/>
    </style:style>
    <style:style style:name="T3559" style:family="text">
      <style:text-properties officeooo:rsid="14a2bd9b"/>
    </style:style>
    <style:style style:name="T3560" style:family="text">
      <style:text-properties officeooo:rsid="14a47e06"/>
    </style:style>
    <style:style style:name="T3561" style:family="text">
      <style:text-properties officeooo:rsid="14a70766"/>
    </style:style>
    <style:style style:name="T3562" style:family="text">
      <style:text-properties officeooo:rsid="14a7dffa"/>
    </style:style>
    <style:style style:name="T3563" style:family="text">
      <style:text-properties officeooo:rsid="14a8d9bd"/>
    </style:style>
    <style:style style:name="T3564" style:family="text">
      <style:text-properties officeooo:rsid="14aad0ed"/>
    </style:style>
    <style:style style:name="T3565" style:family="text">
      <style:text-properties officeooo:rsid="14ab1862"/>
    </style:style>
    <style:style style:name="T3566" style:family="text">
      <style:text-properties officeooo:rsid="14ac9ebc"/>
    </style:style>
    <style:style style:name="T3567" style:family="text">
      <style:text-properties officeooo:rsid="14adc01f"/>
    </style:style>
    <style:style style:name="T3568" style:family="text">
      <style:text-properties officeooo:rsid="14af9e0c"/>
    </style:style>
    <style:style style:name="T3569" style:family="text">
      <style:text-properties officeooo:rsid="14afc28e"/>
    </style:style>
    <style:style style:name="T3570" style:family="text">
      <style:text-properties officeooo:rsid="14afe174"/>
    </style:style>
    <style:style style:name="T3571" style:family="text">
      <style:text-properties officeooo:rsid="14affbcb"/>
    </style:style>
    <style:style style:name="T3572" style:family="text">
      <style:text-properties officeooo:rsid="14b15cdf"/>
    </style:style>
    <style:style style:name="T3573" style:family="text">
      <style:text-properties officeooo:rsid="14b1e6c6"/>
    </style:style>
    <style:style style:name="T3574" style:family="text">
      <style:text-properties officeooo:rsid="14b1ff23"/>
    </style:style>
    <style:style style:name="T3575" style:family="text">
      <style:text-properties officeooo:rsid="14b5a417"/>
    </style:style>
    <style:style style:name="T3576" style:family="text">
      <style:text-properties officeooo:rsid="14b62fd0"/>
    </style:style>
    <style:style style:name="T3577" style:family="text">
      <style:text-properties officeooo:rsid="14b7e7f2"/>
    </style:style>
    <style:style style:name="T3578" style:family="text">
      <style:text-properties officeooo:rsid="14b8f1b3"/>
    </style:style>
    <style:style style:name="T3579" style:family="text">
      <style:text-properties officeooo:rsid="14ba0c9d"/>
    </style:style>
    <style:style style:name="T3580" style:family="text">
      <style:text-properties officeooo:rsid="14bb09d7"/>
    </style:style>
    <style:style style:name="T3581" style:family="text">
      <style:text-properties officeooo:rsid="14be92fb"/>
    </style:style>
    <style:style style:name="T3582" style:family="text">
      <style:text-properties officeooo:rsid="14bf6a9b"/>
    </style:style>
    <style:style style:name="T3583" style:family="text">
      <style:text-properties officeooo:rsid="14c0544c"/>
    </style:style>
    <style:style style:name="T3584" style:family="text">
      <style:text-properties officeooo:rsid="14c2351b"/>
    </style:style>
    <style:style style:name="T3585" style:family="text">
      <style:text-properties officeooo:rsid="14c49a23"/>
    </style:style>
    <style:style style:name="T3586" style:family="text">
      <style:text-properties officeooo:rsid="14c5d319"/>
    </style:style>
    <style:style style:name="T3587" style:family="text">
      <style:text-properties officeooo:rsid="14c5d7dd"/>
    </style:style>
    <style:style style:name="T3588" style:family="text">
      <style:text-properties officeooo:rsid="14c77919"/>
    </style:style>
    <style:style style:name="T3589" style:family="text">
      <style:text-properties officeooo:rsid="14c8258a"/>
    </style:style>
    <style:style style:name="T3590" style:family="text">
      <style:text-properties officeooo:rsid="14c94564"/>
    </style:style>
    <style:style style:name="T3591" style:family="text">
      <style:text-properties officeooo:rsid="14ca724d"/>
    </style:style>
    <style:style style:name="T3592" style:family="text">
      <style:text-properties officeooo:rsid="14cb0a33"/>
    </style:style>
    <style:style style:name="T3593" style:family="text">
      <style:text-properties officeooo:rsid="14cb14f1"/>
    </style:style>
    <style:style style:name="T3594" style:family="text">
      <style:text-properties officeooo:rsid="14cc0726"/>
    </style:style>
    <style:style style:name="T3595" style:family="text">
      <style:text-properties officeooo:rsid="14cc14ea"/>
    </style:style>
    <style:style style:name="T3596" style:family="text">
      <style:text-properties officeooo:rsid="14cd9731"/>
    </style:style>
    <style:style style:name="T3597" style:family="text">
      <style:text-properties officeooo:rsid="14cef7ca"/>
    </style:style>
    <style:style style:name="T3598" style:family="text">
      <style:text-properties officeooo:rsid="14cf1101"/>
    </style:style>
    <style:style style:name="T3599" style:family="text">
      <style:text-properties officeooo:rsid="14d07e66"/>
    </style:style>
    <style:style style:name="T3600" style:family="text">
      <style:text-properties officeooo:rsid="14d0e347"/>
    </style:style>
    <style:style style:name="T3601" style:family="text">
      <style:text-properties officeooo:rsid="14d1c750"/>
    </style:style>
    <style:style style:name="T3602" style:family="text">
      <style:text-properties officeooo:rsid="14d2464d"/>
    </style:style>
    <style:style style:name="T3603" style:family="text">
      <style:text-properties officeooo:rsid="14d3d4f2"/>
    </style:style>
    <style:style style:name="T3604" style:family="text">
      <style:text-properties officeooo:rsid="14d53b6c"/>
    </style:style>
    <style:style style:name="T3605" style:family="text">
      <style:text-properties officeooo:rsid="14d729af"/>
    </style:style>
    <style:style style:name="T3606" style:family="text">
      <style:text-properties officeooo:rsid="14d91376"/>
    </style:style>
    <style:style style:name="T3607" style:family="text">
      <style:text-properties officeooo:rsid="14db5180"/>
    </style:style>
    <style:style style:name="T3608" style:family="text">
      <style:text-properties officeooo:rsid="14dc0379"/>
    </style:style>
    <style:style style:name="T3609" style:family="text">
      <style:text-properties officeooo:rsid="14ddbc2b"/>
    </style:style>
    <style:style style:name="T3610" style:family="text">
      <style:text-properties officeooo:rsid="14df8474"/>
    </style:style>
    <style:style style:name="T3611" style:family="text">
      <style:text-properties officeooo:rsid="14e1f362"/>
    </style:style>
    <style:style style:name="T3612" style:family="text">
      <style:text-properties officeooo:rsid="14e2f1f7"/>
    </style:style>
    <style:style style:name="T3613" style:family="text">
      <style:text-properties officeooo:rsid="14e34aeb"/>
    </style:style>
    <style:style style:name="T3614" style:family="text">
      <style:text-properties officeooo:rsid="14e52401"/>
    </style:style>
    <style:style style:name="T3615" style:family="text">
      <style:text-properties officeooo:rsid="14e5810b"/>
    </style:style>
    <style:style style:name="T3616" style:family="text">
      <style:text-properties officeooo:rsid="14e6c168"/>
    </style:style>
    <style:style style:name="T3617" style:family="text">
      <style:text-properties officeooo:rsid="14e86178"/>
    </style:style>
    <style:style style:name="T3618" style:family="text">
      <style:text-properties officeooo:rsid="14e9a11e"/>
    </style:style>
    <style:style style:name="T3619" style:family="text">
      <style:text-properties officeooo:rsid="14eacc55"/>
    </style:style>
    <style:style style:name="T3620" style:family="text">
      <style:text-properties officeooo:rsid="14ebbbba"/>
    </style:style>
    <style:style style:name="T3621" style:family="text">
      <style:text-properties officeooo:rsid="14ec33a5"/>
    </style:style>
    <style:style style:name="T3622" style:family="text">
      <style:text-properties officeooo:rsid="14ed172c"/>
    </style:style>
    <style:style style:name="T3623" style:family="text">
      <style:text-properties officeooo:rsid="14ed396e"/>
    </style:style>
    <style:style style:name="T3624" style:family="text">
      <style:text-properties officeooo:rsid="14ee1a2b"/>
    </style:style>
    <style:style style:name="T3625" style:family="text">
      <style:text-properties officeooo:rsid="14efbb2d"/>
    </style:style>
    <style:style style:name="T3626" style:family="text">
      <style:text-properties officeooo:rsid="14f16d57"/>
    </style:style>
    <style:style style:name="T3627" style:family="text">
      <style:text-properties officeooo:rsid="14f209d1"/>
    </style:style>
    <style:style style:name="T3628" style:family="text">
      <style:text-properties officeooo:rsid="14f2d0c2"/>
    </style:style>
    <style:style style:name="T3629" style:family="text">
      <style:text-properties officeooo:rsid="14f45e63"/>
    </style:style>
    <style:style style:name="T3630" style:family="text">
      <style:text-properties officeooo:rsid="14f48ff7"/>
    </style:style>
    <style:style style:name="T3631" style:family="text">
      <style:text-properties officeooo:rsid="14f581eb"/>
    </style:style>
    <style:style style:name="T3632" style:family="text">
      <style:text-properties officeooo:rsid="14f700bf"/>
    </style:style>
    <style:style style:name="T3633" style:family="text">
      <style:text-properties officeooo:rsid="14f83e79"/>
    </style:style>
    <style:style style:name="T3634" style:family="text">
      <style:text-properties officeooo:rsid="14f9c38e"/>
    </style:style>
    <style:style style:name="T3635" style:family="text">
      <style:text-properties officeooo:rsid="14fa355d"/>
    </style:style>
    <style:style style:name="T3636" style:family="text">
      <style:text-properties officeooo:rsid="14fa4173"/>
    </style:style>
    <style:style style:name="T3637" style:family="text">
      <style:text-properties officeooo:rsid="14fbab1f"/>
    </style:style>
    <style:style style:name="T3638" style:family="text">
      <style:text-properties officeooo:rsid="14fca8f0"/>
    </style:style>
    <style:style style:name="T3639" style:family="text">
      <style:text-properties officeooo:rsid="14fd30a3"/>
    </style:style>
    <style:style style:name="T3640" style:family="text">
      <style:text-properties officeooo:rsid="14fe5e3a"/>
    </style:style>
    <style:style style:name="T3641" style:family="text">
      <style:text-properties officeooo:rsid="150009f7"/>
    </style:style>
    <style:style style:name="T3642" style:family="text">
      <style:text-properties officeooo:rsid="1501a213"/>
    </style:style>
    <style:style style:name="T3643" style:family="text">
      <style:text-properties officeooo:rsid="1501d9b8"/>
    </style:style>
    <style:style style:name="T3644" style:family="text">
      <style:text-properties officeooo:rsid="1503327c"/>
    </style:style>
    <style:style style:name="T3645" style:family="text">
      <style:text-properties officeooo:rsid="150461cd"/>
    </style:style>
    <style:style style:name="T3646" style:family="text">
      <style:text-properties officeooo:rsid="1504a113"/>
    </style:style>
    <style:style style:name="T3647" style:family="text">
      <style:text-properties officeooo:rsid="1505a189"/>
    </style:style>
    <style:style style:name="T3648" style:family="text">
      <style:text-properties officeooo:rsid="1507238b"/>
    </style:style>
    <style:style style:name="T3649" style:family="text">
      <style:text-properties officeooo:rsid="15080124"/>
    </style:style>
    <style:style style:name="T3650" style:family="text">
      <style:text-properties officeooo:rsid="1508dbc0"/>
    </style:style>
    <style:style style:name="T3651" style:family="text">
      <style:text-properties officeooo:rsid="1508f364"/>
    </style:style>
    <style:style style:name="T3652" style:family="text">
      <style:text-properties officeooo:rsid="15091c05"/>
    </style:style>
    <style:style style:name="T3653" style:family="text">
      <style:text-properties officeooo:rsid="1509316b"/>
    </style:style>
    <style:style style:name="T3654" style:family="text">
      <style:text-properties officeooo:rsid="150b0397"/>
    </style:style>
    <style:style style:name="T3655" style:family="text">
      <style:text-properties officeooo:rsid="150db38a"/>
    </style:style>
    <style:style style:name="T3656" style:family="text">
      <style:text-properties officeooo:rsid="150de719"/>
    </style:style>
    <style:style style:name="T3657" style:family="text">
      <style:text-properties officeooo:rsid="150f0949"/>
    </style:style>
    <style:style style:name="T3658" style:family="text">
      <style:text-properties officeooo:rsid="15103a65"/>
    </style:style>
    <style:style style:name="T3659" style:family="text">
      <style:text-properties officeooo:rsid="1510dd7e"/>
    </style:style>
    <style:style style:name="T3660" style:family="text">
      <style:text-properties officeooo:rsid="1511ce20"/>
    </style:style>
    <style:style style:name="T3661" style:family="text">
      <style:text-properties officeooo:rsid="1513a339"/>
    </style:style>
    <style:style style:name="T3662" style:family="text">
      <style:text-properties officeooo:rsid="15140bee"/>
    </style:style>
    <style:style style:name="T3663" style:family="text">
      <style:text-properties officeooo:rsid="151436be"/>
    </style:style>
    <style:style style:name="T3664" style:family="text">
      <style:text-properties officeooo:rsid="1514f6c8"/>
    </style:style>
    <style:style style:name="T3665" style:family="text">
      <style:text-properties officeooo:rsid="151620b0"/>
    </style:style>
    <style:style style:name="T3666" style:family="text">
      <style:text-properties officeooo:rsid="1517d2b5"/>
    </style:style>
    <style:style style:name="T3667" style:family="text">
      <style:text-properties officeooo:rsid="151a055b"/>
    </style:style>
    <style:style style:name="T3668" style:family="text">
      <style:text-properties officeooo:rsid="151dbace"/>
    </style:style>
    <style:style style:name="T3669" style:family="text">
      <style:text-properties officeooo:rsid="151f9e27"/>
    </style:style>
    <style:style style:name="T3670" style:family="text">
      <style:text-properties officeooo:rsid="1520db81"/>
    </style:style>
    <style:style style:name="T3671" style:family="text">
      <style:text-properties officeooo:rsid="1521b0ab"/>
    </style:style>
    <style:style style:name="T3672" style:family="text">
      <style:text-properties officeooo:rsid="15221c13"/>
    </style:style>
    <style:style style:name="T3673" style:family="text">
      <style:text-properties officeooo:rsid="1522ebe1"/>
    </style:style>
    <style:style style:name="T3674" style:family="text">
      <style:text-properties officeooo:rsid="1524404d"/>
    </style:style>
    <style:style style:name="T3675" style:family="text">
      <style:text-properties officeooo:rsid="1525e0cf"/>
    </style:style>
    <style:style style:name="T3676" style:family="text">
      <style:text-properties officeooo:rsid="152663d2"/>
    </style:style>
    <style:style style:name="T3677" style:family="text">
      <style:text-properties officeooo:rsid="1527ca6d"/>
    </style:style>
    <style:style style:name="T3678" style:family="text">
      <style:text-properties officeooo:rsid="1529aefb"/>
    </style:style>
    <style:style style:name="T3679" style:family="text">
      <style:text-properties officeooo:rsid="1529d586"/>
    </style:style>
    <style:style style:name="T3680" style:family="text">
      <style:text-properties officeooo:rsid="152b0e8c"/>
    </style:style>
    <style:style style:name="T3681" style:family="text">
      <style:text-properties officeooo:rsid="152dafd2"/>
    </style:style>
    <style:style style:name="T3682" style:family="text">
      <style:text-properties officeooo:rsid="152f576d"/>
    </style:style>
    <style:style style:name="T3683" style:family="text">
      <style:text-properties officeooo:rsid="1530d60e"/>
    </style:style>
    <style:style style:name="T3684" style:family="text">
      <style:text-properties officeooo:rsid="15315b6f"/>
    </style:style>
    <style:style style:name="T3685" style:family="text">
      <style:text-properties officeooo:rsid="1532bed3"/>
    </style:style>
    <style:style style:name="T3686" style:family="text">
      <style:text-properties officeooo:rsid="1534bb7b"/>
    </style:style>
    <style:style style:name="T3687" style:family="text">
      <style:text-properties officeooo:rsid="15358be9"/>
    </style:style>
    <style:style style:name="T3688" style:family="text">
      <style:text-properties officeooo:rsid="15370a20"/>
    </style:style>
    <style:style style:name="T3689" style:family="text">
      <style:text-properties officeooo:rsid="1538c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46">Э</text:span><text:span text:style-name="T466">ТО</text:span><text:span text:style-name="T545">Т</text:span><text:span text:style-name="T464"> ГОД </text:span><text:span text:style-name="T466">МОГ БЫ </text:span><text:span text:style-name="T544">СТАТЬ ГОДОМ</text:span><text:span text:style-name="T464"> </text:span><text:span text:style-name="T467">НОВ</text:span><text:span text:style-name="T544">ОГО</text:span><text:span text:style-name="T467"> </text:span><text:span text:style-name="T464">БОЛЬШО</text:span><text:span text:style-name="T544">ГО</text:span><text:span text:style-name="T464"> ВЗРЫВ</text:span><text:span text:style-name="T544">А</text:span>)</text:p>
      <text:p text:style-name="P2"/>
      <text:p text:style-name="P3">В прошлом, словосочетание «Большой взрыв» использовалось как название теории <text:span text:style-name="T448">о </text:span><text:span text:style-name="T447">зарождени</text:span><text:span text:style-name="T448">и</text:span> Вселенной <text:s/><text:span text:style-name="T449">а также</text:span><text:span text:style-name="T1">, </text:span><text:span text:style-name="T449">что вполне логично</text:span><text:span text:style-name="T1">,</text:span> <text:span text:style-name="T1">и </text:span>нашей планеты - Земли. <text:span text:style-name="T446">Имея это в виду, мы не станем возражать и против </text:span><text:span text:style-name="T465">его </text:span><text:span text:style-name="T446">использования в противоположном смысле, говоря о </text:span><text:span text:style-name="T2230">её </text:span><text:span text:style-name="T446">разрушении.</text:span></text:p>
      <text:p text:style-name="P2"/>
      <text:p text:style-name="P4">О парапсихологии мало кому известно в подробностях и <text:span text:style-name="T450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5">они </text:span>не понима<text:span text:style-name="T445">ю</text:span>т <text:span text:style-name="T3">или не хо</text:span><text:span text:style-name="T445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1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4">все эти люди</text:span><text:span text:style-name="T7">. «Если сон сбылся, </text:span><text:span text:style-name="T8">то это ровным счётом ничего не </text:span><text:span text:style-name="T452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3">В с</text:span>ледующи<text:span text:style-name="T453">х</text:span> <text:span text:style-name="T453">строках</text:span> рассматривает<text:span text:style-name="T454">с</text:span><text:span text:style-name="T453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88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5">ого</text:span><text:span text:style-name="T15"> сомнени</text:span><text:span text:style-name="T455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53">CЛИШКОМ СКОВАН И ТЕБЕ НУЖНО РАССЛАБИТЬСЯ.</text:span><text:span text:style-name="T17"> НЕ ТОРОПИСЬ. ТЫ ТОЧНО ЗНАЕШЬ, ЧТО </text:span><text:span text:style-name="T3554">нужно</text:span><text:span text:style-name="T17"> </text:span><text:span text:style-name="T3556">с</text:span><text:span text:style-name="T17">делать? <text:s/></text:span><text:span text:style-name="T2235">П</text:span><text:span text:style-name="T18">омни, если </text:span><text:span text:style-name="T3553">в</text:span><text:span text:style-name="T18"> этот раз у тебя ничего не </text:span><text:soft-page-break/><text:span text:style-name="T18">получится, то в конечном </text:span><text:span text:style-name="T3539">счёте</text:span><text:span text:style-name="T18"> это не имеет </text:span><text:span text:style-name="T3540">большого </text:span><text:span text:style-name="T18">значения. Профессор Шо</text:span><text:span text:style-name="T3541">уэ</text:span><text:span text:style-name="T18">н из Страсбургского университета </text:span><text:span text:style-name="T3540">уже пред</text:span><text:span text:style-name="T3553">о</text:span><text:span text:style-name="T3540">ставил</text:span><text:span text:style-name="T18"> доказ</text:span><text:span text:style-name="T3540">ательства того</text:span><text:span text:style-name="T18">, что </text:span><text:span text:style-name="T3540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58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92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67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91">подавил</text:span> все свои мысли.</text:p>
      <text:p text:style-name="P19">Один раз в минуту автоматически <text:span text:style-name="T3491">вык</text:span>лючался счётчик Гейгера, с помощью <text:span text:style-name="T3491">которого </text:span>измерялась и регистрировалась скорость распада <text:span text:style-name="T3490">химического</text:span><text:span text:style-name="T3489"> элемента</text:span>.</text:p>
      <text:p text:style-name="P19"/>
      <text:p text:style-name="P20">Робин вышел из транса <text:span text:style-name="T3357">и приступил</text:span> <text:span text:style-name="T3357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56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68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55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5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70">поистине </text:span><text:span text:style-name="T3369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86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371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59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57">и</text:span><text:span text:style-name="T47"> </text:span><text:span text:style-name="T3557">с</text:span><text:span text:style-name="T48">ейчас он </text:span><text:span text:style-name="T2340">частенько</text:span><text:span text:style-name="T48"> скуча</text:span><text:span text:style-name="T234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55">когда-нибудь </text:span>видели <text:span text:style-name="T3555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498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497">К</text:span><text:span text:style-name="T51">ороткие прямые волосы каштанового цвета, небрежно откинутые назад, о</text:span><text:span text:style-name="T52">бнаж</text:span><text:span text:style-name="T3497">али</text:span><text:span text:style-name="T51"> </text:span><text:span text:style-name="T3497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3">Профессор Фержер был пожилым мужчиной при<text:span text:style-name="T3501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502">заметно</text:span><text:span text:style-name="T55"> поредела, но большая часть побелевшей копны волос всё ещё </text:span><text:span text:style-name="T3502">находилась</text:span><text:span text:style-name="T55"> на своём месте, </text:span><text:span text:style-name="T3500">а из-под металлической оправы круглых очков торчали</text:span><text:span text:style-name="T55"> </text:span><text:span text:style-name="T3500">г</text:span><text:span text:style-name="T56">устые, </text:span><text:span text:style-name="T3500">кустистые</text:span><text:span text:style-name="T56"> брови. </text:span><text:span text:style-name="T3499">Своей внешностью он напоминал типичного «Безумного профессора» из </text:span><text:span text:style-name="T3492">чёрно-белых</text:span><text:span text:style-name="T3499"> </text:span><text:span text:style-name="T3493">ужастиков</text:span><text:span text:style-name="T3499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31">Но что дальше? <text:span text:style-name="T60">Как </text:span><text:span text:style-name="T3494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60">уникальным</text:span><text:span text:style-name="T60"> способностям Робина?</text:span></text:p>
      <text:p text:style-name="P532">Пытаясь контролировать распад, профессор проводил физические и химические опыты. <text:span text:style-name="T3495">Его главная цель состояла в том, чтобы в конечном </text:span><text:span text:style-name="T3503">счёте</text:span><text:span text:style-name="T3495"> спасти Человечество от ядерного самоуничтожения, поскольку Третья мировая война </text:span><text:span text:style-name="T3558">многим </text:span><text:span text:style-name="T3495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496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98">поперёк небосвода</text:span><text:span text:style-name="T73"> </text:span><text:span text:style-name="T3362">словно</text:span><text:span text:style-name="T73"> золотые ленты, </text:span><text:span text:style-name="T3504">тянущие</text:span><text:span text:style-name="T73"> </text:span><text:span text:style-name="T3363">за собой </text:span><text:span text:style-name="T73">колесницу, на которой </text:span><text:span text:style-name="T3361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505">как </text:span>будто <text:span text:style-name="T3505">сама </text:span>была одним <text:span text:style-name="T3364">из тех </text:span>ангел<text:span text:style-name="T3364">ьских созданий</text:span>, что <text:span text:style-name="T77">вечно </text:span>тянут <text:span text:style-name="T82">за собой </text:span>колесницу-<text:span text:style-name="T3362">с</text:span>олнце.</text:p>
      <text:p text:style-name="P49">С <text:span text:style-name="T3506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507">расцве</text:span><text:span text:style-name="T3559">ла</text:span><text:span text:style-name="T3365"> совсем другая любовь</text:span><text:span text:style-name="T76">.</text:span></text:p>
      <text:p text:style-name="P49"/>
      <text:p text:style-name="P50">Хотя Элисон и <text:span text:style-name="T3508">исполнился</text:span> двадцать один год, <text:span text:style-name="T78">но фактически она была </text:span><text:span text:style-name="T3509">словно</text:span><text:span text:style-name="T78"> ребёнок — </text:span><text:span text:style-name="T79">слишком ранимой и уязвимой для окружавшего её </text:span><text:span text:style-name="T1450">б</text:span><text:span text:style-name="T79">ольшого </text:span><text:span text:style-name="T1450">м</text:span><text:span text:style-name="T79">ира. </text:span><text:span text:style-name="T80">Она слишком легко доверяла людям </text:span><text:span text:style-name="T3366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510">сих</text:span> пор у неё не было никаких отношений с противоположным полом, и это <text:span text:style-name="T3510">её </text:span><text:span text:style-name="T3366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510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72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1033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511">Элисон </text:span><text:span text:style-name="T89">своего отца после </text:span><text:span text:style-name="T3512">той </text:span><text:span text:style-name="T3511">прокля</text:span><text:span text:style-name="T89">той ночи. </text:span><text:span text:style-name="T90">У него был дурной характер, а под </text:span><text:span text:style-name="T3512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512">В</text:span><text:span text:style-name="T3373">ечер</text:span><text:span text:style-name="T3512">ом</text:span><text:span text:style-name="T91"> он выпил гораздо больше обычного, проиграв </text:span><text:span text:style-name="T1034">все наличные</text:span><text:span text:style-name="T91"> деньги в казино «Силуэт». </text:span><text:span text:style-name="T92">И во всём он обвинил </text:span><text:span text:style-name="T1035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74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76">её безжизненным, </text:span><text:span text:style-name="T3513">покрытым синяками и ссадинами</text:span> телом, и как <text:span text:style-name="T3377">затем</text:span> побежала к дому сосед<text:span text:style-name="T3375">ки</text:span>. <text:span text:style-name="T93">Слёзы текли по её щекам, когда она дёргала </text:span><text:span text:style-name="T3422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516">устроили</text:span> в <text:span text:style-name="T3423">женский </text:span>монастырь, в котором она <text:span text:style-name="T3515">жила и </text:span><text:span text:style-name="T3514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60">экстрасенсорными и </text:span><text:span text:style-name="T3516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517">е</text:span><text:span text:style-name="T95">баса, </text:span><text:span text:style-name="T3517">сво</text:span><text:span text:style-name="T3378">его </text:span><text:span text:style-name="T95">главного сокровища, — </text:span><text:span text:style-name="T3517">курительной</text:span><text:span text:style-name="T95"> трубки </text:span><text:span text:style-name="T3379">сыщика</text:span><text:span text:style-name="T95"> Холмса, </text:span><text:span text:style-name="T97">снова наполнил его, и </text:span><text:span text:style-name="T3518">стал</text:span><text:span text:style-name="T97"> </text:span><text:span text:style-name="T3379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519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56">времён Средневековья</text:span><text:span text:style-name="T101">, передаваемым из поколения в поколение как </text:span><text:span text:style-name="T3520">один из </text:span><text:span text:style-name="T102">элемент</text:span><text:span text:style-name="T3520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80">расстройства</text:span><text:span text:style-name="T107">, </text:span><text:span text:style-name="T3380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51">У</text:span><text:span text:style-name="T111">-</text:span><text:span text:style-name="T1251">у</text:span><text:span text:style-name="T111">-</text:span><text:span text:style-name="T1251">у</text:span><text:span text:style-name="T111">-у! И что с того? Мы и раньше знали </text:span><text:span text:style-name="T3381">об этом</text:span>» - <text:span text:style-name="T3560">подвывая, </text:span><text:span text:style-name="T111">ответил </text:span><text:span text:style-name="T2788">ей </text:span><text:span text:style-name="T111">Гарри, </text:span><text:span text:style-name="T3560">стараясь </text:span><text:span text:style-name="T1252">подраж</text:span><text:span text:style-name="T3560">ать</text:span><text:span text:style-name="T1252"> во</text:span><text:span text:style-name="T3576">лку</text:span><text:span text:style-name="T1252"> и </text:span><text:span text:style-name="T1253">широко улыбаясь</text:span><text:span text:style-name="T111">.</text:span></text:p>
      <text:p text:style-name="P63">«<text:span text:style-name="T112">Не смей</text:span><text:span text:style-name="T1317">ся</text:span><text:span text:style-name="T112">, я ещё не закончила. То, что </text:span><text:span text:style-name="T2789">сделал </text:span><text:span text:style-name="T3521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418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83">именно </text:span><text:span text:style-name="T115">то, </text:span><text:span text:style-name="T3384">что</text:span><text:span text:style-name="T115"> мы </text:span><text:span text:style-name="T3382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72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3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522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523">легковой </text:span>автомобиль был припаркован приблизительно в десяти минутах ходьбы от <text:span text:style-name="T3523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524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525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26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28">абсолютно </text:span><text:span text:style-name="T3526">ничего </text:span><text:span text:style-name="T3527">сверх </text:span><text:span text:style-name="T3561">э</text:span><text:span text:style-name="T3527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62">ё</text:span><text:span text:style-name="T3530">тся</text:span><text:span text:style-name="T158"> добыть хот</text:span><text:span text:style-name="T3562">я бы</text:span><text:span text:style-name="T3529"> </text:span><text:span text:style-name="T158">каплю крови, то она </text:span><text:span text:style-name="T3529">мгновенно</text:span><text:span text:style-name="T159"> </text:span><text:span text:style-name="T596">лиш</text:span><text:span text:style-name="T3562">ае</text:span><text:span text:style-name="T3530">тся</text:span><text:span text:style-name="T596"> </text:span><text:span text:style-name="T597">всех </text:span><text:span text:style-name="T596">своих </text:span><text:span text:style-name="T3530">колдовских </text:span><text:span text:style-name="T596">сил</text:span><text:span text:style-name="T158">.</text:span></text:p>
      <text:p text:style-name="P84"><text:soft-page-break/>Превращённому человеку, или <text:span text:style-name="T3531">же </text:span>оборотню, <text:span text:style-name="T3531">воз</text:span>можно вернуть его прежний <text:span text:style-name="T161">облик </text:span><text:span text:style-name="T3563">точно </text:span>таким <text:span text:style-name="T674">же </text:span>радикальным <text:span text:style-name="T3531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532">начал </text:span>раскури<text:span text:style-name="T3532">вать </text:span>трубку. Он откинул волосы назад и <text:span text:style-name="T3533">сдвинул брови</text:span>, обдумывая пред<text:span text:style-name="T3565">о</text:span>ставленные им <text:span text:style-name="T3532">только что </text:span><text:span text:style-name="T174">сведения</text:span>.</text:p>
      <text:p text:style-name="P86"/>
      <text:p text:style-name="P87">Гарри <text:span text:style-name="T3534">внезапно поднялся со своего места</text:span> и воскликнул:</text:p>
      <text:p text:style-name="P87">«<text:span text:style-name="T523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64">сможет </text:span><text:span text:style-name="T163">остановит</text:span><text:span text:style-name="T3564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7">начнём</text:span><text:span text:style-name="T166">? Мы </text:span><text:span text:style-name="T407">станем </text:span><text:span text:style-name="T166">изве</text:span><text:span text:style-name="T407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35">мы </text:span><text:span text:style-name="T1557">сдержим обещание!</text:span>» - <text:span text:style-name="T173">ответила </text:span><text:span text:style-name="T3536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38">на кухню </text:span><text:span text:style-name="T3537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85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598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67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66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43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42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544">понимать</text:span><text:span text:style-name="T195">, как </text:span><text:span text:style-name="T196">обычно </text:span><text:span text:style-name="T195">проходят такие встречи. </text:span><text:span text:style-name="T3545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90">как</text:span><text:span text:style-name="T197"> </text:span><text:span text:style-name="T3546">буду встречаться с профессором этим утром</text:span><text:span text:style-name="T197">.</text:span>»</text:p>
      <text:p text:style-name="P102">Он смотрел на неё глазами <text:span text:style-name="T3547">совершившего проступок </text:span>ребёнка, <text:span text:style-name="T3547">в страхе </text:span>ожидающего н<text:span text:style-name="T3547">еотвратимо</text:span><text:span text:style-name="T3548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91">на неё из</text:span> <text:span text:style-name="T2792">открытого </text:span>окн<text:span text:style-name="T2791">а</text:span> на верх<text:span text:style-name="T2791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99">вглубь</text:span> <text:span text:style-name="T600">своей </text:span>спальн<text:span text:style-name="T599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6">прерванное </text:span>чтение. <text:span text:style-name="T3549">На горизонте маячили экзамены, к которым было </text:span><text:span text:style-name="T3550">необходимо </text:span><text:span text:style-name="T3549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51">нормально</text:span><text:span text:style-name="T201">. </text:span><text:span text:style-name="T3551">Сейчас я</text:span><text:span text:style-name="T201"> положу эти книги в сумку и мы сразу </text:span><text:span text:style-name="T3569">же</text:span><text:span text:style-name="T201"> </text:span><text:span text:style-name="T3568">отправимся </text:span><text:span text:style-name="T3569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51">лым</text:span><text:span text:style-name="T204"> </text:span><text:span text:style-name="T3551">вечером</text:span><text:span text:style-name="T204"> ты не произнёс ни </text:span><text:span text:style-name="T3551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69">поблескивал</text:span> <text:span text:style-name="T3569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56">Без вашей слежки я</text:span><text:span text:style-name="T207"> </text:span><text:span text:style-name="T2793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85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7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8">первой </text:span><text:span text:style-name="T219">нарушила </text:span><text:span text:style-name="T3552">ледяное</text:span><text:span text:style-name="T220"> </text:span><text:span text:style-name="T3552">молчание</text:span><text:span text:style-name="T219">:</text:span></text:p>
      <text:p text:style-name="P113"><text:soft-page-break/>«Пообедаешь с нами? Если не против, <text:span text:style-name="T3570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9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60">с</text:span>могла <text:span text:style-name="T3386">даже </text:span>подвигать плечами. <text:span text:style-name="T225">Какое</text:span><text:span text:style-name="T224"> с</text:span>транное ощущение - до сих пор она <text:span text:style-name="T3570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570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387">глубоко</text:span><text:span text:style-name="T232">.</text:span>»</text:p>
      <text:p text:style-name="P120">Гарри разволновался, не зная что <text:span text:style-name="T601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388">Т</text:span><text:span text:style-name="T237">еперь </text:span><text:span text:style-name="T3388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389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571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571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61">Я</text:span><text:span text:style-name="T256"> про</text:span><text:span text:style-name="T1260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390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391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92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94">а </text:span>слова лились <text:span text:style-name="T3393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575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6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7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62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61">заинтересуешься</text:span><text:span text:style-name="T378"> </text:span><text:span text:style-name="T1261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9">выглядела</text:span> неуверенной и <text:span text:style-name="T438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9">бе</text:span><text:span text:style-name="T400">с</text:span><text:span text:style-name="T399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молча сидел, исподлобья поглядывая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40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41">стал </text:span>рассказ<text:span text:style-name="T441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<text:soft-page-break/>Робин и Мэтью сочувственно выслушали каждое слово Гарри - молча, не пытаясь его прер<text:span text:style-name="T408">ывать</text:span>. <text:span text:style-name="T395">Время от времени Элисон вытирала с глаз накат</text:span><text:span text:style-name="T396">ывавши</text:span><text:span text:style-name="T397">е</text:span><text:span text:style-name="T395"> слёзы.</text:span></text:p>
      <text:p text:style-name="P162">Робин пытался казаться равнодушным по отношению к Элисон <text:span text:style-name="T398">и </text:span><text:span text:style-name="T409">к </text:span><text:span text:style-name="T398">её горю</text:span>, но на самом деле желал крепко обнять её и извиниться за то, что так резко говорил с ней <text:span text:style-name="T410">сегодня</text:span> утром.</text:p>
      <text:p text:style-name="P162">«<text:span text:style-name="T401">Между прочим, профессор не хочет, чтобы мы возвращались в лабораторию после обеда</text:span>» - <text:span text:style-name="T401">сказал Мэтью, пытаясь сменить тему разговора, </text:span><text:span text:style-name="T402">потому что он чувствовал себя ужасно неловко. Он хотел посочувствовать Элисон </text:span><text:span text:style-name="T404">и пожалеть её</text:span><text:span text:style-name="T402">, но знал, что она не любит, когда </text:span><text:span text:style-name="T404">это </text:span><text:span text:style-name="T402">делают </text:span><text:span text:style-name="T3075">напоказ</text:span><text:span text:style-name="T402">.</text:span></text:p>
      <text:p text:style-name="P162">«<text:span text:style-name="T403">До свидания. Увидимся позже. Мэтью, если сможешь, то забери меня возле главного входа примерно в пять часов. Пока!</text:span>» - <text:span text:style-name="T403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6">ый</text:span> п<text:span text:style-name="T405">роект</text:span>.</text:p>
      <text:p text:style-name="P164">Работа не клеилась. <text:span text:style-name="T411">Гарри и Мэтью никак не могли договориться о том, каким образом им следует приступать к превращению в ин</text:span><text:span text:style-name="T413">ых</text:span><text:span text:style-name="T411"> существ. </text:span><text:span text:style-name="T412">Выслушав их, Элисон предложила, чтобы каждый из них </text:span><text:span text:style-name="T417">в свободное время </text:span><text:span text:style-name="T412">составил список, в котором были бы изложены их идеи о том, что </text:span><text:span text:style-name="T416">именно </text:span><text:span text:style-name="T412">следует </text:span><text:span text:style-name="T416">предпринять</text:span><text:span text:style-name="T412">.</text:span></text:p>
      <text:p text:style-name="P165">Забежав <text:span text:style-name="T463">по пути </text:span>в магазин, Элисон и Гарри вернулись к себе домой, <text:span text:style-name="T414">а Мэтью, как и обещал, забрал Робина </text:span><text:span text:style-name="T415">из университета</text:span><text:span text:style-name="T414">.</text:span></text:p>
      <text:p text:style-name="P166">Вечер прошёл достаточно приятно и уже подходил к концу, но внезапно <text:span text:style-name="T418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0">словно бы </text:span>превратился в ящик со льдом, но на очень короткое время. <text:span text:style-name="T419">Ужасное зловоние распространилось по всей комнате, </text:span><text:span text:style-name="T421">как будто</text:span><text:span text:style-name="T419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2">Она наблюдала, как по комнате бешено пляшут чёрные тени - </text:span><text:span text:style-name="T423">они издевались </text:span><text:span text:style-name="T442">и дразнили её</text:span><text:span text:style-name="T423">. Потом раздался детский смех, эхом </text:span><text:span text:style-name="T443">про</text:span><text:span text:style-name="T423">нёсшийся по углам комнаты. Элисон всматривалась в эти тени и всё явственнее </text:span><text:span text:style-name="T428">из тьмы </text:span><text:span text:style-name="T423">перед ней предст</text:span><text:span text:style-name="T426">а</text:span><text:span text:style-name="T427">вала</text:span><text:span text:style-name="T423"> пара чёрных рук, манящих присоединиться к </text:span><text:span text:style-name="T426">всеобщей </text:span><text:span text:style-name="T423">безумной пляске.</text:span></text:p>
      <text:p text:style-name="P169">Нет! Они не манили - <text:span text:style-name="T424">они </text:span>приказывали, не оставляя для не<text:span text:style-name="T424">ё </text:span>никакого выбора! <text:span text:style-name="T425">Они угрожали ей! Они будто бы говорили, что если она не подчинится им, то станет ещё более несчастной и будет горько <text:s/></text:span><text:span text:style-name="T3450">со</text:span><text:span text:style-name="T425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9">о</text:span>никшим в <text:span text:style-name="T470">её</text:span> <text:span text:style-name="T470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1">Слушаю.</text:span>»</text:p>
      <text:p text:style-name="P171"/>
      <text:p text:style-name="P172">Нет ответа - вместо <text:span text:style-name="T675">него</text:span> мертвящая тишина. <text:span text:style-name="T430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2">Это он! Это может быть только он! Гарри, это зло - чистое зло, как будто сам Дьявол добрался до телефонной сети и звонит сюда. </text:span><text:span text:style-name="T433">Этот звук пугает меня, мне кажется, что он исходит из моей головы. Гарри, быстрее положи трубку на рычаг. </text:span><text:span text:style-name="T434">П</text:span><text:span text:style-name="T433">ожалуйста.</text:span>» - <text:span text:style-name="T435">проговорила Элисон. Голос её стал хриплым, а лицо — белее мела. </text:span><text:span text:style-name="T468">Она стала походить на ледяную статую - </text:span><text:span text:style-name="T469">холодную</text:span><text:span text:style-name="T468"> и безжизненн</text:span><text:span text:style-name="T469">ую</text:span><text:span text:style-name="T468">. </text:span><text:span text:style-name="T469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0">Они просидели так целую минуту, </text:span><text:span text:style-name="T471">в своём тесном мирке, не обращая внимания </text:span><text:span text:style-name="T494">ни на что,</text:span><text:span text:style-name="T471"> и осознавая только силу связывавшую их </text:span><text:soft-page-break/><text:span text:style-name="T471">воеди</text:span><text:span text:style-name="T472">н</text:span><text:span text:style-name="T471">о. </text:span><text:span text:style-name="T473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4">больше </text:span><text:span text:style-name="T473">ничто не сможет </text:span><text:span text:style-name="T496">заставить </text:span><text:span text:style-name="T495">е</text:span><text:span text:style-name="T496">ё</text:span><text:span text:style-name="T495"> </text:span><text:span text:style-name="T473">страд</text:span><text:span text:style-name="T496">ать.</text:span><text:span text:style-name="T473">.</text:span></text:p>
      <text:p text:style-name="P175">Медленно шло время. Наконец, Гарри отвёл глаза и спросил:</text:p>
      <text:p text:style-name="P175">«<text:span text:style-name="T475">Думаешь, это был твой отец на другом конце провода? Он что-нибудь сказал тебе? </text:span><text:span text:style-name="T476">П</text:span><text:span text:style-name="T477">рисядь</text:span><text:span text:style-name="T476">, я принесу тебе бренди - оно тебя согреет.</text:span>»</text:p>
      <text:p text:style-name="P176"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78">глядела</text:span> на телефон.</text:p>
      <text:p text:style-name="P177">Внезапно он зазвонил <text:span text:style-name="T3451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9">Кто бы это мог быть? Они никого не ждали.</text:span></text:p>
      <text:p text:style-name="P178">Гарри поднял телефонную трубку.</text:p>
      <text:p text:style-name="P178">«<text:span text:style-name="T480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1">Гарри, ты слушаешь? Ты какой-то подозрительно </text:span><text:span text:style-name="T482">молчаливый</text:span><text:span text:style-name="T481">, это на тебя совсем не похоже… Ребята, что у вас случилось? С вами всё в порядке?</text:span>»</text:p>
      <text:p text:style-name="P179">«<text:span text:style-name="T483">Всё нормально. Извини, мы не сможем сегодня увидеться. </text:span><text:span text:style-name="T484">Элисон сильно устала и ей нужно лечь спать пораньше. </text:span><text:span text:style-name="T487">Что касается нашего эксперимента… Вы были правы - для начала мы испробуем метод самовнушения. </text:span><text:span text:style-name="T488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89">Элисон осторожно пересела на краешек дивана и прошептала, указав на дверь:</text:span></text:p>
      <text:p text:style-name="P181">«<text:span text:style-name="T489">Это он, я уверена. Силы зла навсегда вошли в его чёрную душу, тесно объединившись с самим Дьяволом!</text:span>»</text:p>
      <text:p text:style-name="P181">«<text:span text:style-name="T490">Элисон, ты не можешь прятаться от него вечно. Он знает, что ты </text:span><text:span text:style-name="T491">здесь. </text:span><text:span text:style-name="T492">Если он поймёт, что ты боишься его, то уже никогда не отвяжется. </text:span><text:span text:style-name="T493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401">наружу</text:span>, увидев перед входом неподвижно стоящего мистера Уитли, спокойного и хладнокровного.</text:p>
      <text:p text:style-name="P183">«<text:span text:style-name="T497">Проходите.</text:span>»</text:p>
      <text:p text:style-name="P184"><text:span text:style-name="T498">Он</text:span> широко открыл дверь, и указал не<text:span text:style-name="T502">званому</text:span> гостю путь в гостиную. <text:span text:style-name="T500">Последовав за ним, Гарри б</text:span><text:span text:style-name="T499">ыстро очути</text:span><text:span text:style-name="T500">лся</text:span><text:span text:style-name="T499"> возле Элисон </text:span><text:span text:style-name="T500">и, приобняв, </text:span><text:span text:style-name="T499">сел рядом с ней на подлокотник </text:span><text:span text:style-name="T501">дивана</text:span><text:span text:style-name="T499">.</text:span></text:p>
      <text:p text:style-name="P185"><text:span text:style-name="T504">Её отец, Ник, </text:span>так и остался стоять в своей властной позе, <text:span text:style-name="T505">его</text:span> лицо как и прежде не выражало никаких эмоций. <text:span text:style-name="T503">Казалось, что он смотрит внутрь каждого, вскрывая их </text:span><text:span text:style-name="T506">оболочки </text:span><text:span text:style-name="T503">своим пронзающим взглядом. </text:span><text:span text:style-name="T507">По спине Элисон забегали мурашки и </text:span><text:span text:style-name="T510">она </text:span><text:span text:style-name="T507">мысленно вознесла молитву к Богу с просьбой дать ей силы </text:span><text:span text:style-name="T509">чтобы </text:span><text:span text:style-name="T507">достойно выдержать </text:span><text:span text:style-name="T508">выпавшее ей</text:span><text:span text:style-name="T507"> испытание. </text:span><text:span text:style-name="T511">К ней снова начало возвращаться ужасное ощущение, будто её разум истощается. Жужжание возобновилось.</text:span></text:p>
      <text:p text:style-name="P185">«<text:span text:style-name="T512">Прекрати это! Хватит! Что тебе нужно от меня после стольких лет? </text:span><text:span text:style-name="T513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4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5">мгновенно </text:span>его остановила:</text:p>
      <text:p text:style-name="P187">«<text:span text:style-name="T516">Не подходи! Сядь во</text:span><text:span text:style-name="T3402">т</text:span><text:span text:style-name="T516"> на тот стул и держи руки на виду. Я тебе не доверяю!</text:span>»</text:p>
      <text:p text:style-name="P188">Элисон начала злиться.</text:p>
      <text:p text:style-name="P188"><text:soft-page-break/>«<text:span text:style-name="T517">Как ты можешь разговаривать так</text:span><text:span text:style-name="T518">им тоном</text:span><text:span text:style-name="T517"> с</text:span><text:span text:style-name="T518">о своим</text:span><text:span text:style-name="T517"> отцом? Ты обращаешься со мной </text:span><text:span text:style-name="T519">так</text:span><text:span text:style-name="T517">, </text:span><text:span text:style-name="T519">как </text:span><text:span text:style-name="T517">будто </text:span><text:span text:style-name="T520">перед тобой</text:span><text:span text:style-name="T517"> какой-то грязный бродяга. Я пришёл сюда, чтобы помириться с тобой. Сейчас я заканчиваю оформление покупки дома на Милтон-роуд, </text:span><text:span text:style-name="T521">и</text:span><text:span text:style-name="T517"> </text:span><text:span text:style-name="T521">я</text:span><text:span text:style-name="T517"> надеялся, что ты будешь жить вместе со мной. </text:span><text:span text:style-name="T521">Я хотел бы</text:span><text:span text:style-name="T517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2">м</text:span>ой?»</text:p>
      <text:p text:style-name="P190">На мгновение она прервалась и затем продолжила, но уже более спокойно:</text:p>
      <text:p text:style-name="P190">«<text:span text:style-name="T524">Прежде, чем ты уйдёшь, я хотела бы </text:span><text:span text:style-name="T525">выяснить</text:span><text:span text:style-name="T524">, </text:span><text:span text:style-name="T527">что за</text:span><text:span text:style-name="T525"> </text:span><text:span text:style-name="T524">причина кроется за этим внезапным проявлением родительской заботы? </text:span><text:span text:style-name="T526">Почему ты не появлялся раньше? С тех </text:span><text:span text:style-name="T3403">пор </text:span><text:span text:style-name="T526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8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9">таким </text:span><text:span text:style-name="T528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0">Предположим, </text:span><text:span text:style-name="T543">что </text:span><text:span text:style-name="T530">Гарри мог бы побыть в соседней комнате, но только полчаса и не больше.</text:span>»</text:p>
      <text:p text:style-name="P192">«<text:span text:style-name="T531">Элисон, Ты уверена?</text:span>» - <text:span text:style-name="T531">спросил Гарри, 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подошёл к <text:span text:style-name="T3452">ней</text:span>.</text:p>
      <text:p text:style-name="P195">«<text:span text:style-name="T532">Не подходи ко мне! Сядь вон там!</text:span>» - <text:span text:style-name="T532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3">Глупая сучка! Ты такая же доверчивая, как и твоя мать. Она решила, что сможет убежать от меня, покончив с собой, </text:span><text:span text:style-name="T3453">но</text:span><text:span text:style-name="T533"> теперь тебе придётся занять её место.</text:span>»</text:p>
      <text:p text:style-name="P197">Он <text:span text:style-name="T676">у</text:span><text:span text:style-name="T553">сел</text:span><text:span text:style-name="T676">ся</text:span> рядом с ней, <text:span text:style-name="T534">крепко сжимая её запястья и выкручивая руки за её спиной</text:span>.</text:p>
      <text:p text:style-name="P197">«<text:span text:style-name="T535">Убирайся вон, ты… Больной… Сумасшедший… Отойди от меня...</text:span>» - <text:span text:style-name="T535">шипела Элисон.</text:span></text:p>
      <text:p text:style-name="P198">Выражение его лица было <text:span text:style-name="T537">очень </text:span>странным. Он не слышал её жалоб, будто бы находясь в другом, собственном мире. <text:span text:style-name="T536">Словно какая-то потусторонняя сущность владела </text:span><text:span text:style-name="T1393">им </text:span><text:span text:style-name="T536">сейчас.</text:span></text:p>
      <text:p text:style-name="P199">Она откинула голову назад и завизжала.</text:p>
      <text:p text:style-name="P199">«<text:span text:style-name="T538">Я буду кричать! Пошёл вон, мразь!</text:span>»</text:p>
      <text:p text:style-name="P200">Не обращая внимания на её <text:span text:style-name="T540">вопли</text:span>, он толкнул её и она упала на пол.</text:p>
      <text:p text:style-name="P199">«<text:span text:style-name="T539">Слезь с меня! Ты - мерзкий! Меня тошнит от тебя!</text:span>»</text:p>
      <text:p text:style-name="P201">Слёзы <text:span text:style-name="T541">потекли по её щекам.</text:span></text:p>
      <text:p text:style-name="P202">Он ударил её по лицу и затем закрыл <text:span text:style-name="T542">ей рот </text:span>своим <text:span text:style-name="T542">предплечьем</text:span>, чтобы она не могла кричать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Внезапно открылась дверь и в комнате появился Гарри. Он тут же увидел Элисон, залитую слезами боли. <text:span text:style-name="T1394">О</text:span>тец в ярости вскочил и, оттолкнув его в сторону, бросился бежать, пытаясь скрыться в темноте.</text:p>
      <text:p text:style-name="P205"><text:soft-page-break/>«Элисон, какого чёрта тут…?»</text:p>
      <text:p text:style-name="P205">Он не договорил, <text:span text:style-name="T547">мгновенно</text:span> бро<text:span text:style-name="T547">сившись</text:span> к ней <text:span text:style-name="T547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8">Я услышал, как что-то разбилось и сразу </text:span><text:span text:style-name="T3454">же </text:span><text:span text:style-name="T548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9">Как только ты вышел из комнаты, он сразу изменился. Как будто кто-то чужой завладел его телом. Его глаза… </text:span><text:span text:style-name="T550">Они стали совсем другими, то есть не его глазами</text:span><text:span text:style-name="T549">! Он постоянно ухмылялся - это было так ужасно!</text:span>»</text:p>
      <text:p text:style-name="P206">«<text:span text:style-name="T551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55">поблизости</text:span><text:span text:style-name="T551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2">Да, конечно!</text:span>» - <text:span text:style-name="T552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4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5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56">и Гарри успокоил её, сказав, что это был всего лишь сон:</text:span></text:p>
      <text:p text:style-name="P210">«<text:span text:style-name="T556">Всё в порядке, моя девочка. Здесь нет никого, кроме нас. Он не знает, что мы здесь. Спи спокойно</text:span>» - <text:span text:style-name="T556">прошептал он, гладя </text:span><text:span text:style-name="T630">рукой </text:span><text:span text:style-name="T556">её шелковистые волосы. </text:span><text:span text:style-name="T557">Она была словно младенец, которому внезапно приснился кошмар и </text:span><text:span text:style-name="T558">в этот момент </text:span><text:span text:style-name="T557">остро нуждалась в </text:span><text:span text:style-name="T631">родительской</text:span><text:span text:style-name="T557"> любви и заботе. </text:span><text:span text:style-name="T559">Гарри считал себя винов</text:span><text:span text:style-name="T574">ным</text:span><text:span text:style-name="T559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0">Нет, он должен был прислушаться к </text:span><text:span text:style-name="T561">своему внутреннему голосу, твердившему ему об обратном, </text:span><text:span text:style-name="T562">и теперь всё выглядело так, будто он предал её веру в него.</text:span></text:p>
      <text:p text:style-name="P210">«<text:span text:style-name="T563">Не волнуйся, Эли. Он заплатит за всё. Бог мне свидетель, он дорого заплатит</text:span>» - <text:span text:style-name="T563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4">о</text:span>зможно <text:span text:style-name="T671">немного </text:span><text:span text:style-name="T564">меньше или больше. </text:span><text:span text:style-name="T565">Ростом он был примерно шести футов и физически хорошо развит. </text:span><text:span text:style-name="T566">Его имя было - Теренс, но он предпочитал, чтобы его </text:span><text:span text:style-name="T632">назы</text:span><text:span text:style-name="T573">вали</text:span><text:span text:style-name="T566"> Ником - таково было его второе имя. </text:span><text:span text:style-name="T567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86">фото</text:span><text:span text:style-name="T567">модель и, когда он был моложе, за ним бегало много </text:span><text:span text:style-name="T569">девиц</text:span><text:span text:style-name="T567">. </text:span><text:span text:style-name="T568">Но </text:span><text:span text:style-name="T570">при этом</text:span><text:span text:style-name="T568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1">И ещё ему нравилось запугивать людей - угрожая </text:span><text:span text:style-name="T575">им</text:span><text:span text:style-name="T571"> </text:span><text:span text:style-name="T572">и пугая, </text:span><text:span text:style-name="T571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3">и </text:span>были, то данное обстоятельство вовсе не являлось для него пр<text:span text:style-name="T634">епятствием</text:span>, а скорее даже наоборот, ведь лёгкая добыча не приносила никакой радости. <text:span text:style-name="T574">Что ему нравилось </text:span><text:span text:style-name="T706">по-настоящему</text:span><text:span text:style-name="T574">, так это острые ощущени</text:span><text:span text:style-name="T579">я -</text:span><text:span text:style-name="T574"> </text:span><text:span text:style-name="T577">каждый раз </text:span><text:span text:style-name="T576">он чувствовал приятное волнение, когда выслеживал свою новую жертву </text:span><text:span text:style-name="T635">и</text:span><text:span text:style-name="T576"> когда приближался к ней. Но настоящее удовлетворение - </text:span><text:span text:style-name="T578">вызывая </text:span><text:span text:style-name="T581">ужас</text:span><text:span text:style-name="T578"> и </text:span><text:span text:style-name="T581">отвращение</text:span><text:span text:style-name="T578"> </text:span><text:span text:style-name="T580">к своей персоне</text:span><text:span text:style-name="T576">. </text:span><text:span text:style-name="T582">Случалось и так, что он попадал в руки разгневанных мужей, но ему чертовски везло - всегда находился повод своевременно скрыться, оставив </text:span><text:span text:style-name="T583">далеко </text:span><text:span text:style-name="T582">позади надвигавшуюся </text:span><text:span text:style-name="T583">беду</text:span><text:span text:style-name="T582">.</text:span></text:p>
      <text:p text:style-name="P213"><text:soft-page-break/>У него не было постоянной работы - вся его жизнь проходила в разъездах. <text:span text:style-name="T584">Он путешествовал по стране, устраиваясь на временную работу то здесь, то там, </text:span><text:span text:style-name="T585">начиная от бармена в придорожной закусочной и заканчивая водителем большегрузного авто. </text:span><text:span text:style-name="T587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29">исчезал</text:span><text:span text:style-name="T587"> и больше </text:span><text:span text:style-name="T636">уже </text:span><text:span text:style-name="T587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/>
      <text:p text:style-name="P215">Прошла неделя, и за это время Элисон ничего не слышала о своём отце. <text:span text:style-name="T588">Вместе с Гарри они всё ещё оставались в доме Мэтью. </text:span><text:span text:style-name="T589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5">ж</text:span><text:span text:style-name="T602">н</text:span><text:span text:style-name="T595">ие</text:span><text:span text:style-name="T589">, Мэтью, недолго думая, ответил:</text:span></text:p>
      <text:p text:style-name="P215">«<text:span text:style-name="T590">О! Та парочка, что жила здесь </text:span><text:span text:style-name="T595">до нас, </text:span><text:span text:style-name="T590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1">Но </text:span><text:span text:style-name="T592">при этом </text:span><text:span text:style-name="T591">он </text:span><text:span text:style-name="T593">не стал съезжать</text:span><text:span text:style-name="T591"> </text:span><text:span text:style-name="T593">из дома на</text:span><text:span text:style-name="T591"> Милтон-роуд.</text:span></text:p>
      <text:p text:style-name="P216"/>
      <text:p text:style-name="P217">Робин усердно готовился к будущим экзаменам. Остальные <text:span text:style-name="T594">же </text:span>продолжали заниматься своим новым проектом и даже смогли добиться <text:span text:style-name="T603">в нём </text:span>некоторых успехов.</text:p>
      <text:p text:style-name="P218">Профессор <text:span text:style-name="T605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09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4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37">и </text:span>поэтому они даже не пытались взмыть в воздух, находясь в образах различных птиц. С<text:span text:style-name="T606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07">и</text:span><text:span text:style-name="T608">ли </text:span><text:span text:style-name="T607">в </text:span><text:span text:style-name="T608">неправильные</text:span><text:span text:style-name="T607"> обстоятельства</text:span>.</text:p>
      <text:p text:style-name="P221"><text:span text:style-name="T610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1">Однако никто из них не сказал </text:span><text:span text:style-name="T638">о нём </text:span><text:span text:style-name="T611">ни слова Робину.</text:span></text:p>
      <text:p text:style-name="P221"/>
      <text:p text:style-name="P222"><text:span text:style-name="T617">Этой</text:span> ночь<text:span text:style-name="T617">ю</text:span> много лет назад Ник совершил насилие над матерью Элисон. <text:span text:style-name="T624">Ночь</text:span><text:span text:style-name="T617"> была такой же чёрной</text:span> и на улице <text:span text:style-name="T625">точно </text:span><text:span text:style-name="T618">так же </text:span>бушевала буря. Над крышами домов разносились раскаты грома, как будто где-то там, наверху, <text:span text:style-name="T1619">б</text:span>оги разгневались на простых смертных и осыпа<text:span text:style-name="T612">ют</text:span> их своими <text:span text:style-name="T612">страшными </text:span>проклятиями. <text:span text:style-name="T613">Вскоре за </text:span><text:span text:style-name="T619">раскатами</text:span><text:span text:style-name="T613"> последовали смертоносные молни</text:span><text:span text:style-name="T641">и</text:span><text:span text:style-name="T613">, безжалостно разбрасываемые небесами. </text:span><text:span text:style-name="T614">Дождь хлестал по </text:span><text:span text:style-name="T615">стёклам окон</text:span><text:span text:style-name="T614">. </text:span><text:span text:style-name="T615">В тот вечер было слишком сыро, чтобы выходить из дом</text:span><text:span text:style-name="T616">ов</text:span><text:span text:style-name="T615">, и улицы </text:span><text:span text:style-name="T616">были </text:span><text:span text:style-name="T620">пусты и </text:span><text:span text:style-name="T616">безлюдны, </text:span><text:span text:style-name="T622">словно </text:span><text:span text:style-name="T623">кадры</text:span><text:span text:style-name="T621"> </text:span><text:span text:style-name="T623">из </text:span><text:span text:style-name="T1620">старых </text:span><text:span text:style-name="T626">фильмов</text:span><text:span text:style-name="T621"> о городах-призраках</text:span><text:span text:style-name="T616">.</text:span></text:p>
      <text:p text:style-name="P223">Ник ехал домой из Линдхерста в Саутгемптон. <text:span text:style-name="T627">Шум дождя, </text:span><text:span text:style-name="T2786">хлеставший</text:span><text:span text:style-name="T627"> по лобовому стеклу, </text:span><text:span text:style-name="T628">периодически </text:span><text:span text:style-name="T627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погоды Нику пришлось вернуться домой, в своё логово, около полуночи. <text:span text:style-name="T639">Ему не нравилось, что в ту ночь так и не удалось отыскать для себя новой жертвы.</text:span></text:p>
      <text:p text:style-name="P225"><text:soft-page-break/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0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2">Это было пугающим зрелищем — </text:span><text:span text:style-name="T643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46">проклятиями</text:span><text:span text:style-name="T643">, о том, что «Он» умрёт и что «Он» </text:span><text:span text:style-name="T644">пожил достаточно долго</text:span><text:span text:style-name="T643">.</text:span><text:span text:style-name="T645"> </text:span><text:span text:style-name="T646">Н</text:span><text:span text:style-name="T645">а несколько секунд наступила тишина. То, что произошло дальше, трудно описать словами. </text:span><text:span text:style-name="T646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49">пугающая</text:span><text:span text:style-name="T648"> фигура</text:span><text:span text:style-name="T646"> вознесл</text:span><text:span text:style-name="T648">ась</text:span><text:span text:style-name="T646"> над постелью, за</text:span><text:span text:style-name="T647">мерев</text:span><text:span text:style-name="T646"> в воздухе. </text:span><text:span text:style-name="T650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2">в ту ночь </text:span><text:span text:style-name="T651">б</text:span><text:span text:style-name="T650">еспощадный бой с</text:span><text:span text:style-name="T652">о всем</text:span><text:span text:style-name="T650"> </text:span><text:span text:style-name="T652">Миром…</text:span></text:p>
      <text:p text:style-name="P226"/>
      <text:p text:style-name="P227">К <text:span text:style-name="T653">следующему </text:span>утр<text:span text:style-name="T653">у</text:span> <text:span text:style-name="T655">шторм</text:span> уж<text:span text:style-name="T655">е</text:span> утих <text:span text:style-name="T653">и повсюду в воздухе витала свежесть, будто бы свидетельствуя о том, что всё напряжение и тревоги ночи канули в Лету. </text:span><text:span text:style-name="T654">Гарри поднялся рано и приготовил завтрак для Элисон.</text:span></text:p>
      <text:p text:style-name="P227"/>
      <text:p text:style-name="P227">«<text:span text:style-name="T656">Эли? Эли! Просыпайся, уже десять утра.</text:span>»</text:p>
      <text:p text:style-name="P228">Она не просыпалась и ему пришлось несколько <text:span text:style-name="T661">раз </text:span>осторожно встряхнуть её. <text:span text:style-name="T657">Элисон медленно пошевелилась, протирая </text:span><text:span text:style-name="T663">ладонями </text:span><text:span text:style-name="T657">глаз</text:span><text:span text:style-name="T662">а</text:span><text:span text:style-name="T657">.</text:span></text:p>
      <text:p text:style-name="P227">«<text:span text:style-name="T658">Господи, какая усталость! </text:span><text:span text:style-name="T659">Я ужасно спала этой ночью и мои руки… Они словно одеревенели</text:span>» - <text:span text:style-name="T660">вяло ответила она.</text:span></text:p>
      <text:p text:style-name="P229">Поев и одевшись, Элисон стала читать местную <text:span text:style-name="T664">утреннюю </text:span>газету.</text:p>
      <text:p text:style-name="P230">Внезапно она уронила её и, побледнев, закричала:</text:p>
      <text:p text:style-name="P230">«<text:span text:style-name="T665">Гарри! Гарри! Ты читал это? Ты что-нибудь знаешь об этом?</text:span>»</text:p>
      <text:p text:style-name="P231">Гарри в<text:span text:style-name="T666">бежал в гостиную</text:span>.</text:p>
      <text:p text:style-name="P231">«<text:span text:style-name="T666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24">произнесла</text:span> она, дрожа.</text:p>
      <text:p text:style-name="P233">Он пр<text:span text:style-name="T2787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67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68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69">за подробностями </text:span><text:span text:style-name="T670">или </text:span><text:span text:style-name="T2625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78">Полагаю</text:span><text:span text:style-name="T677">, мне придётся объяснить им, что он был моим отцом. Да, я его ненавидела, но не желала е</text:span><text:span text:style-name="T679">му</text:span><text:span text:style-name="T677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0">Вряд ли</text:span><text:span text:style-name="T678">, </text:span><text:span text:style-name="T681">на него </text:span><text:span text:style-name="T678">это не похоже. </text:span><text:span text:style-name="T680">Судя по описанию </text:span><text:span text:style-name="T682">в газете, он умер </text:span><text:span text:style-name="T3478">мучительной</text:span><text:span text:style-name="T682"> смертью. Интересно, кто это сделал?</text:span>»</text:p>
      <text:p text:style-name="P236"><text:soft-page-break/>Гарри подошел к Элисон и обнял её.</text:p>
      <text:p text:style-name="P236">«<text:span text:style-name="T683">Эли, я знаю, что это прозвучит ужасно, но… Это к лучшему, </text:span><text:span text:style-name="T3481">поскольку</text:span><text:span text:style-name="T683"> он не </text:span><text:span text:style-name="T3479">побеспокоит нас </text:span><text:span text:style-name="T3480">больше</text:span><text:span text:style-name="T683">. Наконец-то он </text:span><text:span text:style-name="T684">сполна </text:span><text:span text:style-name="T683">получил то, что заслуживал. Вероятно, его убил кто-то из </text:span><text:span text:style-name="T3481">тех отбросов </text:span><text:span text:style-name="T3482">общества</text:span><text:span text:style-name="T3481">, среди которых он </text:span><text:span text:style-name="T3483">постоянно вращался</text:span><text:span text:style-name="T683">, не получив вовремя свой должок. Нужно признать, что твой отец не был святым.</text:span>»</text:p>
      <text:p text:style-name="P236">«<text:span text:style-name="T685">Да, ты прав. Я не понимаю, что со мной, и почему я </text:span><text:span text:style-name="T686">испытываю чувство печали</text:span><text:span text:style-name="T685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88">все эти годы</text:span>. В какой-то момент <text:span text:style-name="T803">она</text:span> даже почувствовала, что находится на скамье подсудимых, <text:span text:style-name="T802">будучи</text:span><text:span text:style-name="T687"> </text:span>идеальн<text:span text:style-name="T804">о</text:span>й <text:span text:style-name="T692">подозреваем</text:span><text:span text:style-name="T804">о</text:span><text:span text:style-name="T692">й</text:span> с идеальным мотивом для убийства.</text:p>
      <text:p text:style-name="P239">Из участка она <text:span text:style-name="T693">вышла</text:span> взволнованной <text:span text:style-name="T3484">и сильно побледневшей</text:span>, <text:span text:style-name="T687">и большую часть обратного пути домой хранила молчание. Гарри </text:span><text:span text:style-name="T689">тихонько </text:span><text:span text:style-name="T3485">мурлыкал себе под нос, </text:span><text:span text:style-name="T689">подпева</text:span><text:span text:style-name="T3485">я</text:span><text:span text:style-name="T689"> </text:span><text:span text:style-name="T3486">играющим по радио </text:span><text:span text:style-name="T689">песням. </text:span><text:span text:style-name="T690">Элисон нарушила тишину первой:</text:span></text:p>
      <text:p text:style-name="P239">«<text:span text:style-name="T691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4">больше </text:span>не повторится? Вдруг я снова убью, даже не подозревая об этом? <text:span text:style-name="T695">Господи, как бы я хотела не знать </text:span><text:span text:style-name="T3487">абсолютно ничего </text:span><text:span text:style-name="T695">ни о метаморфозах, ни об оборотнях. </text:span><text:span text:style-name="T696">Как же хорошо, что мы не посвятили Робина в </text:span><text:span text:style-name="T797">наш</text:span><text:span text:style-name="T696"> чёртов </text:span><text:span text:style-name="T797">план</text:span><text:span text:style-name="T696">!</text:span>»</text:p>
      <text:p text:style-name="P240">«<text:span text:style-name="T697">Не вини себя, Эли! Ты ни за что бы этого не сделала. Уж я то знаю - </text:span><text:span text:style-name="T703">для </text:span><text:span text:style-name="T704">такого</text:span><text:span text:style-name="T703"> </text:span><text:span text:style-name="T697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7">СВЕРШИЛОСЬ!</text:p>
      <text:p text:style-name="P242"/>
      <text:p text:style-name="P242">«<text:span text:style-name="T698">РОБИН! РОБИН!</text:span>» - <text:span text:style-name="T699">ЗВАЛ</text:span><text:span text:style-name="T698"> МЭТЬЮ ИЗ-ЗА ДВЕРИ СПАЛЬНИ, НО ОТВЕТА не </text:span><text:span text:style-name="T718">последовало</text:span><text:span text:style-name="T698">. </text:span><text:span text:style-name="T700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1">Робин, п</text:span><text:span text:style-name="T1314">росыпайся</text:span><text:span text:style-name="T701">! Ты опаздываешь! </text:span><text:span text:style-name="T702">Я жду тебя уже целую вечность!</text:span>»</text:p>
      <text:p text:style-name="P243">Мэтью приложил ухо к двери и напряг весь свой слух, пытаясь уловить за <text:span text:style-name="T712">ней</text:span>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5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30">Он</text:span> прождал несколько минут, прежде чем безжизненн<text:span text:style-name="T709">ая</text:span> сущ<text:span text:style-name="T709">ность</text:span> <text:span text:style-name="T708">Робина </text:span>медленно выползл<text:span text:style-name="T709">а</text:span> из свое<text:span text:style-name="T714">го</text:span><text:span text:style-name="T713"> </text:span><text:span text:style-name="T714">логова</text:span> <text:span text:style-name="T707">и</text:span>, протирая заспанные глаза, <text:span text:style-name="T710">наконец-то </text:span><text:span text:style-name="T727">появилась в дверном проёме</text:span>. <text:span text:style-name="T711">Робин</text:span> взял чашку и тут же <text:span text:style-name="T707">снова закрыл </text:span><text:span text:style-name="T728">дверь </text:span><text:span text:style-name="T729">перед самым носом Мэтью</text:span><text:span text:style-name="T707">.</text:span></text:p>
      <text:p text:style-name="P245"/>
      <text:p text:style-name="P246"><text:soft-page-break/>Необычная вялость Робина продолжалась несколько недель, <text:span text:style-name="T715">и с каждой неделей она </text:span><text:span text:style-name="T716">становилась всё более заметной. </text:span><text:span text:style-name="T717">В его работе так же отчётливо наблюдался заметный </text:span><text:span text:style-name="T1315">спад</text:span><text:span text:style-name="T717">, поскольку </text:span><text:span text:style-name="T719">с его стороны </text:span><text:span text:style-name="T717">не </text:span><text:span text:style-name="T720">было</text:span><text:span text:style-name="T717"> никаких результатов, хотя бы в малейшей степени </text:span><text:span text:style-name="T722">интересных</text:span><text:span text:style-name="T717"> для профессора Фержера. </text:span><text:span text:style-name="T721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47">В течение недели никто из них не беспокоил Робина, давая <text:span text:style-name="T731">тому</text:span> возможность заниматься своей учёбой.</text:p>
      <text:p text:style-name="P247"/>
      <text:p text:style-name="P248">Они вспомнили о Робине лишь в воскресенье, ближе к вечеру, и тогда всем показалось, что его одиночество выглядит слишком необычно <text:span text:style-name="T747">и затянуто</text:span>. Поэтому все трое немедленно отправились <text:span text:style-name="T748">проведать его</text:span><text:span text:style-name="T732"> </text:span>в дом Мэтью, <text:span text:style-name="T748">и заодно</text:span><text:span text:style-name="T739"> </text:span>узнать, как он <text:span text:style-name="T748">себя </text:span>чувствует.</text:p>
      <text:p text:style-name="P249"><text:span text:style-name="T723">В течении получаса </text:span><text:span text:style-name="T724">они стояли возле его комнаты и звали его</text:span>, но никто так и не открыл. <text:span text:style-name="T724">Тогда они решили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50">находился</text:span> в сознании, <text:span text:style-name="T725">но </text:span>было похоже, что он не замеча<text:span text:style-name="T749">л</text:span> их присутствия и даже самого факта <text:span text:style-name="T726">их </text:span>вторжения.</text:p>
      <text:p text:style-name="P251">Зрелище было ужасным - повсюду валялись гнилые и заплесневелые остатки пищи, а по комнате <text:span text:style-name="T733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34">суток</text:span>.</text:p>
      <text:p text:style-name="P252">Гарри вызвал врача.</text:p>
      <text:p text:style-name="P252"/>
      <text:p text:style-name="P253">После тщательного осмотра выяснилось, что Робину требу<text:span text:style-name="T737">ю</text:span>тся всего лишь хороший отдых и тщательный уход. Очевидно что, <text:span text:style-name="T736">готовясь к своим экзаменам,</text:span> он слишком <text:span text:style-name="T736">сильно </text:span>переутомился, и не уделял должного внимания правильному и <text:span text:style-name="T735">своевременному</text:span> питанию.</text:p>
      <text:p text:style-name="P253"/>
      <text:p text:style-name="P253">«<text:span text:style-name="T738">Я был слишком глуп, полагая что Робин в состоянии сам позаботиться о себе и что с ним всё будет в порядке.</text:span>» - <text:span text:style-name="T739">сокрушался Мэтью. Он чувствовал себя виноватым </text:span><text:span text:style-name="T740">и не находил себе места.</text:span></text:p>
      <text:p text:style-name="P253"/>
      <text:p text:style-name="P254">Прошло несколько дней, но, несмотря на внимание и заботу, <text:span text:style-name="T742">здоровье</text:span> Робина <text:span text:style-name="T772">только ухудшалось</text:span>. <text:span text:style-name="T741">С каждым днём </text:span><text:span text:style-name="T770">слабость всё больше брала над ним </text:span><text:span text:style-name="T798">верх</text:span><text:span text:style-name="T770">, </text:span><text:span text:style-name="T741">и теперь </text:span><text:span text:style-name="T771">он </text:span><text:span text:style-name="T741">уже не мог даже осмысленно говорить. Он словно окаменел, и никто не мог понять причин </text:span><text:span text:style-name="T799">происходящего</text:span><text:span text:style-name="T741">.</text:span></text:p>
      <text:p text:style-name="P255"><text:span text:style-name="T773">По ночам </text:span>Робин совсем не мог <text:span text:style-name="T773">спать</text:span>. В тот момент, когда <text:span text:style-name="T745">сами собой </text:span>закрывались <text:span text:style-name="T744">его глаза</text:span>, он тут же громко вскрикивал и просыпался.</text:p>
      <text:p text:style-name="P256">Каждую ночь Мэтью будили пронзительные крики, раздававшиеся из комнаты Робина и каждый раз Мэтью со всех <text:span text:style-name="T743">ног </text:span>мчался к нему на помощь. И каждый раз ему от<text:span text:style-name="T800">к</text:span>рывалась одна и та же картина - безучастный взгляд в пустоту, дрожь и капли холодного пота, стекающие по лицу Робина. <text:span text:style-name="T746">Дошло до того, что Робин </text:span><text:span text:style-name="T751">уже не мог спать без успокоительных препаратов.</text:span></text:p>
      <text:p text:style-name="P256"/>
      <text:p text:style-name="P257">О <text:span text:style-name="T754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52">И </text:span><text:span text:style-name="T755">вот </text:span><text:span text:style-name="T752">тогда </text:span><text:span text:style-name="T753">им открылась </text:span><text:span text:style-name="T755">истина</text:span><text:span text:style-name="T753">.</text:span></text:p>
      <text:p text:style-name="P258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58">лишь </text:span>Робине. Никому из них не приходило в голову расспрашивать <text:span text:style-name="T756">его </text:span>об этом.</text:p>
      <text:p text:style-name="P259"><text:soft-page-break/>Профессору удалось ввести Робина в транс не сосредотачивая его внимания на чём-то конкретном, <text:span text:style-name="T759">в</text:span>место этого он заманил его <text:span text:style-name="T2157">мощный</text:span> разум в ловушку, используя <text:span text:style-name="T757">силу </text:span>сво<text:span text:style-name="T757">его</text:span> ровн<text:span text:style-name="T757">ого</text:span> и монотонн<text:span text:style-name="T757">ого</text:span> голос<text:span text:style-name="T757">а</text:span>.</text:p>
      <text:p text:style-name="P260">Однако это было задачей не из лёгких - на протяжении <text:span text:style-name="T760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0">«<text:span text:style-name="T761">Это был я! Это я убил их! Не знаю, зачем, но это сделал я!</text:span>» - <text:span text:style-name="T761">внезапно воскликнул </text:span><text:span text:style-name="T762">он</text:span><text:span text:style-name="T761">.</text:span></text:p>
      <text:p text:style-name="P260">«<text:span text:style-name="T763">Робин, кого ты убил?</text:span>» - <text:span text:style-name="T763">спросил профессор, зап</text:span><text:span text:style-name="T1070">исывая</text:span><text:span text:style-name="T763"> каждое его слово.</text:span></text:p>
      <text:p text:style-name="P261">Пожилого профессора совсем не <text:span text:style-name="T764">беспокоило,</text:span> что один из его студентов, <text:span text:style-name="T765">в особенности Робин,</text:span> <text:span text:style-name="T764">мо</text:span><text:span text:style-name="T765">г оказаться</text:span><text:span text:style-name="T764"> убийцей. </text:span><text:span text:style-name="T766">Нет, о</text:span><text:span text:style-name="T765">н рассматривал всё сказанное как </text:span><text:span text:style-name="T774">новый этап</text:span><text:span text:style-name="T765"> очередного эксперимента. Робин рассказ</text:span><text:span text:style-name="T767">ал</text:span><text:span text:style-name="T765"> ему </text:span><text:span text:style-name="T775">о </text:span><text:span text:style-name="T765">своей жизни </text:span><text:span text:style-name="T767">и, что гораздо важнее, о своих странных видениях, которые были причиной его нынеш</text:span><text:span text:style-name="T3196">н</text:span><text:span text:style-name="T767">его расстройства. </text:span><text:span text:style-name="T768">При этом о</text:span><text:span text:style-name="T767">н </text:span><text:span text:style-name="T769">нервно </text:span><text:span text:style-name="T767">вздрагивал от каждого внезапного движения и от посторонних звуков.</text:span></text:p>
      <text:p text:style-name="P261">«<text:span text:style-name="T776">Они! Они называли меня своими родителями... Они не любили меня… Не могли любить… Так не любят! Она мучила меня, прижиг</text:span><text:span text:style-name="T777">ала</text:span><text:span text:style-name="T776"> дымящимися сигаретами… </text:span><text:span text:style-name="T778">Они должны </text:span><text:span text:style-name="T2158">были </text:span><text:span text:style-name="T778">испытать ту же боль, что и я... Это я устроил пожар и </text:span><text:span text:style-name="T780">с</text:span><text:span text:style-name="T778">жёг их... Они познали все мои страхи... Они заслужили это!</text:span>»</text:p>
      <text:p text:style-name="P262">Затем что-то отвлекло Робина и он стал невнятно <text:span text:style-name="T3456">бубнить</text:span> себе под нос.</text:p>
      <text:p text:style-name="P263">И снова профессору пришлось проявить настойчивость. <text:span text:style-name="T779">Это было похоже на общение с затравленным ребёнком, который слишком напуган, чтобы сообщить кому-либо о своих обидчиках. </text:span><text:span text:style-name="T781">Словно на суде, профессор загонял его </text:span><text:span text:style-name="T782">разум </text:span><text:span text:style-name="T781">в угол, вынуждая к чистосердечному признанию. </text:span><text:span text:style-name="T783">Он доверительно сообщил, что глядя на проблему со стороны ему, как другу, будет проще отыскать </text:span><text:span text:style-name="T3457">её </text:span><text:span text:style-name="T783">верное решение.</text:span></text:p>
      <text:p text:style-name="P264">«Мы на твоей стороне, Робин. Ничего не бойся. Мы обязательно поможем тебе, если ты расскажешь нам всю правду. Что <text:span text:style-name="T784">с тобой </text:span>случилось? Почему ты не можешь спать?» - <text:span text:style-name="T785">повторял уставший профессор. </text:span></text:p>
      <text:p text:style-name="P265">Робин улыбнулся и затем зашептал:</text:p>
      <text:p text:style-name="P265">«Это мой секрет. Бедняжка Элисон не <text:span text:style-name="T788">понимает</text:span>, что я проник в её разум, пока она спала, и узнал о метаморфозах. <text:span text:style-name="T787">Мне известно</text:span>, <text:span text:style-name="T786">что после смерти отца, </text:span>она испытывает чувство вин<text:span text:style-name="T786">ы</text:span>, но зр<text:span text:style-name="T786">я — она не должна</text:span>...»</text:p>
      <text:p text:style-name="P266">Он сделал паузу и затем рассмеялся, почти истерически:</text:p>
      <text:p text:style-name="P266">«Прости меня, Элисон. Это я убил его - твоего отца! Я думал, что так будет лучше. Мне казалось, что ты сама хотела <text:span text:style-name="T789">избавиться от него</text:span>… Разве нет?»</text:p>
      <text:p text:style-name="P267">Его настроение резко изменилось, и от смеха он в<text:span text:style-name="T3458">незапно</text:span> перешёл к рыданиям.</text:p>
      <text:p text:style-name="P267">Он сглотнул подкативший к горлу ком, затем попытался откашляться и его голос задрожал.</text:p>
      <text:p text:style-name="P267">«<text:span text:style-name="T790">Робин, все убийства теперь в прошлом и </text:span><text:span text:style-name="T1071">прежде</text:span><text:span text:style-name="T790"> они тебя не тревожили. Но ты чего-то отчаянно боишься. Значит есть что-то </text:span><text:span text:style-name="T795">другое</text:span><text:span text:style-name="T790">, и оно должно произойти в будущем. Расскажи нам </text:span><text:span text:style-name="T791">об этом</text:span><text:span text:style-name="T790">, Робин.</text:span>».</text:p>
      <text:p text:style-name="P268">Профессор говори<text:span text:style-name="T792">л</text:span> с нажимом, для него было <text:span text:style-name="T793">крайне </text:span>важным добиться от Робина <text:span text:style-name="T794">каких-либо </text:span>значимых результатов.</text:p>
      <text:p text:style-name="P268">«<text:span text:style-name="T796">Рассказать? Но я не могу. Это означает, что мне придётся заново всё вспом</text:span><text:span text:style-name="T801">нить</text:span><text:span text:style-name="T796">, а я не хочу… Это гораздо страшнее, чем вы можете представить!</text:span>»</text:p>
      <text:p text:style-name="P268">«<text:span text:style-name="T805">Нет, Робин. Ты ошибаешься. Я не смогу помочь тебе бороться с</text:span><text:span text:style-name="T806">о</text:span><text:span text:style-name="T805"> страхом, пока ты не расскажешь </text:span><text:span text:style-name="T806">мне </text:span><text:span text:style-name="T805">о нём.</text:span>»</text:p>
      <text:p text:style-name="P269">Робин отчаянно заломил руки, набираясь смелости для того, чтобы вспомнить свой сон.</text:p>
      <text:p text:style-name="P269">«Здесь очень страшно… Заберите меня отсюда! Если вы не сделаете этого, я умру!»</text:p>
      <text:p text:style-name="P269">Он задрожал, после чего сжался в комок и начал лихорадочно тереть свои руки.</text:p>
      <text:p text:style-name="P269">«<text:span text:style-name="T807">Нет причин для беспокойства. Перестань трястись.</text:span>» - <text:span text:style-name="T807">увещевал его профессор.</text:span></text:p>
      <text:p text:style-name="P269">«<text:span text:style-name="T808">Меня знобит оттого, что здесь очень холодно</text:span>» - <text:span text:style-name="T808">заикаясь и клацая зубами ответил Робин. Профессор дотронулся до руки мальчика и удивился. Врачи, в обязанности которых входило </text:span><text:soft-page-break/><text:span text:style-name="T808">наблюдение за этим уникальным </text:span><text:span text:style-name="T3459">подростком</text:span><text:span text:style-name="T808">, очевидно не следили за перепадами его температуры. </text:span><text:span text:style-name="T809">Профессор снял с себя свой твидовый пиджак и накинул его на плечи Робина.</text:span></text:p>
      <text:p text:style-name="P269">«<text:span text:style-name="T810">Где ты сейчас? В каком месте мы можем тебя </text:span><text:span text:style-name="T1072">отыскать</text:span><text:span text:style-name="T810">?</text:span>»</text:p>
      <text:p text:style-name="P269">«<text:span text:style-name="T811">Я не знаю, где. Я заблудился. Это место кажется мне знакомым, но эт</text:span><text:span text:style-name="T963">ого просто не может быть</text:span><text:span text:style-name="T811">. Оно выглядит как Саутгемптон </text:span><text:span text:style-name="T847">через </text:span><text:span text:style-name="T964">много лет</text:span><text:span text:style-name="T834"> по</text:span><text:span text:style-name="T847">сле</text:span><text:span text:style-name="T813"> окончания своего существования.</text:span>»</text:p>
      <text:p text:style-name="P269">«<text:span text:style-name="T965">Робин, н</text:span><text:span text:style-name="T812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9">«<text:span text:style-name="T848">Да. </text:span><text:span text:style-name="T814">Здесь повсюду мор, болезни. </text:span><text:span text:style-name="T849">До меня доносятся</text:span><text:span text:style-name="T815"> </text:span><text:span text:style-name="T816">жалобные </text:span><text:span text:style-name="T815">стоны, они исходят от странных существ -</text:span><text:span text:style-name="T816"> </text:span><text:span text:style-name="T850">они </text:span><text:span text:style-name="T816">выглядят как люд</text:span><text:span text:style-name="T822">и, или</text:span><text:span text:style-name="T816"> </text:span><text:span text:style-name="T822">п</text:span><text:span text:style-name="T816">очти как люди. Большинство </text:span><text:span text:style-name="T817">их</text:span><text:span text:style-name="T816"> голодает. </text:span><text:span text:style-name="T818">Позади меня между собой </text:span><text:span text:style-name="T846">дерутся</text:span><text:span text:style-name="T818"> две группы этих существ… Из-за трупа собаки. </text:span><text:span text:style-name="T819">Я видел, как они убивали и других животных… Их забивали до смерти </text:span><text:span text:style-name="T966">палками и обломками досок</text:span><text:span text:style-name="T819">! </text:span><text:span text:style-name="T851">Э</text:span><text:span text:style-name="T819">то </text:span><text:span text:style-name="T851">же </text:span><text:span text:style-name="T819">дико</text:span><text:span text:style-name="T851">сть</text:span><text:span text:style-name="T819">! </text:span><text:span text:style-name="T820">Они не держат </text:span><text:span text:style-name="T852">здесь </text:span><text:span text:style-name="T820">никаких запасов пищи, у них нет никаких складов. </text:span><text:span text:style-name="T821">Всё, что уда</text:span><text:span text:style-name="T823">ётся</text:span><text:span text:style-name="T821"> найти, съедается тут-же, на месте, чтобы не украли </text:span><text:span text:style-name="T853">остальные</text:span><text:span text:style-name="T821">… Опять этот лютый ветер… </text:span><text:span text:style-name="T824">Он завывает, словно подражая этим обездоленным людям. Я не знаю, что </text:span><text:span text:style-name="T2568">мне </text:span><text:span text:style-name="T824">делать. </text:span><text:span text:style-name="T825">Н</text:span><text:span text:style-name="T824">ужно где-то спрятаться.</text:span>»</text:p>
      <text:p text:style-name="P270">Последовало долгое молчание, <text:span text:style-name="T826">в течении которого профессор несколько раз пытался привлечь внимание Робина, но безуспешно. </text:span><text:span text:style-name="T827">Он забеспокоился. Возможно, что </text:span><text:span text:style-name="T832">во всём этом </text:span><text:span text:style-name="T827">была его вина. Убийство отца Элисон, уход Робина из реального мира - всего этого могло бы не </text:span><text:span text:style-name="T828">произойти</text:span><text:span text:style-name="T827">, если бы он, ведущий в своей области специалист, не оказывал такого давления на мальчика. </text:span><text:span text:style-name="T829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33">в полную силу</text:span><text:span text:style-name="T829">. </text:span><text:span text:style-name="T830">Кроме того, он очень гордился тем, </text:span><text:span text:style-name="T835">ч</text:span><text:span text:style-name="T830">то обучил его широкому кругу научных дисциплин </text:span><text:span text:style-name="T967">а также</text:span><text:span text:style-name="T830"> нескольким языкам. </text:span><text:span text:style-name="T831">Робин был </text:span><text:span text:style-name="T836">уникальным</text:span><text:span text:style-name="T831"> - </text:span><text:span text:style-name="T837">от природы </text:span><text:span text:style-name="T836">он владел мощными экстрасенсорными способностями, раскрывшимися благодаря стараниям профессора, и было в</text:span><text:span text:style-name="T837">е</text:span><text:span text:style-name="T836">сьма сомнительно, что среди </text:span><text:span text:style-name="T837">всех людей, когда-либо живших на планете, мог бы найтись </text:span><text:span text:style-name="T838">ещё один такой </text:span><text:span text:style-name="T839">же </text:span><text:span text:style-name="T838">талант.</text:span></text:p>
      <text:p text:style-name="P270"/>
      <text:p text:style-name="P271">Робин закричал — ужас вырвался из <text:span text:style-name="T896">недр</text:span> его разума, пронзительный визг отвращения и страха эхом отозвался в глубоком извилистом пути его внутреннего уха и <text:span text:style-name="T968">по</text:span>рвал повисшую в воздухе тишину. <text:span text:style-name="T840">Несколько раз подряд </text:span><text:span text:style-name="T897">его</text:span><text:span text:style-name="T840"> сотрясли рвотные позывы </text:span><text:span text:style-name="T841">и </text:span><text:span text:style-name="T840">из</text:span><text:span text:style-name="T843">о </text:span><text:span text:style-name="T840">рта </text:span><text:span text:style-name="T842">на </text:span><text:span text:style-name="T843">его </text:span><text:span text:style-name="T842">одежду </text:span><text:span text:style-name="T854">закапала слюна</text:span><text:span text:style-name="T840">.</text:span></text:p>
      <text:p text:style-name="P271">«<text:span text:style-name="T844">Что случилось, Робин?</text:span>» - <text:span text:style-name="T844">спросил профессор с ноткой настойчивости в голосе. На его взволнованном и </text:span><text:span text:style-name="T855">внезапно</text:span><text:span text:style-name="T844"> постаревшем лице отразилось явное облегчение, когда юноша снова </text:span><text:span text:style-name="T845">н</text:span><text:span text:style-name="T844">ачал говорить.</text:span></text:p>
      <text:p text:style-name="P272">«Я и сам не знаю, почему кричу. <text:span text:style-name="T863">Крик </text:span><text:span text:style-name="T879">здесь </text:span><text:span text:style-name="T856">не </text:span>считается <text:span text:style-name="T856">чем-то </text:span><text:span text:style-name="T969">диковинным</text:span>. <text:span text:style-name="T859">Т</text:span>олько что <text:span text:style-name="T859">я </text:span><text:span text:style-name="T864">наблюдал</text:span>, как тупым ножом <text:span text:style-name="T902">от</text:span><text:span text:style-name="T865">пилили </text:span>руку <text:span text:style-name="T857">какого-то</text:span> немощного <text:span text:style-name="T880">старика </text:span><text:span text:style-name="T882">и</text:span> <text:span text:style-name="T882">как е</text:span><text:span text:style-name="T860">го оде</text:span><text:span text:style-name="T881">жду</text:span><text:span text:style-name="T860"> </text:span><text:span text:style-name="T881">зали</text:span><text:span text:style-name="T882">вала</text:span><text:span text:style-name="T881"> кровь</text:span><text:span text:style-name="T857">. </text:span><text:span text:style-name="T861">Такова</text:span><text:span text:style-name="T858"> </text:span><text:span text:style-name="T883">местная</text:span><text:span text:style-name="T862"> </text:span><text:span text:style-name="T858">Система - </text:span><text:span text:style-name="T867">периодически </text:span><text:span text:style-name="T861">д</text:span><text:span text:style-name="T858">емонстрируя </text:span><text:span text:style-name="T861">неслыханную </text:span><text:span text:style-name="T858">жестокость, он</text:span><text:span text:style-name="T883">а</text:span><text:span text:style-name="T858"> </text:span><text:span text:style-name="T883">даёт людям понять</text:span><text:span text:style-name="T866">,</text:span><text:span text:style-name="T858"> на что способн</text:span><text:span text:style-name="T883">а</text:span><text:span text:style-name="T858">.</text:span>»</text:p>
      <text:p text:style-name="P273">Робин умолк.</text:p>
      <text:p text:style-name="P273">«<text:span text:style-name="T868">Хорошо, Робин. </text:span><text:span text:style-name="T871">Как только</text:span><text:span text:style-name="T868"> ты проснёшься, то </text:span><text:span text:style-name="T871">сразу </text:span><text:span text:style-name="T868">перестанешь бояться </text:span><text:span text:style-name="T871">своих</text:span><text:span text:style-name="T868"> снов</text:span><text:span text:style-name="T870">идений</text:span><text:span text:style-name="T868">. </text:span><text:span text:style-name="T871">Сейчас т</text:span><text:span text:style-name="T869">еб</text:span><text:span text:style-name="T871">е</text:span><text:span text:style-name="T869"> </text:span><text:span text:style-name="T871">предстоит</text:span><text:span text:style-name="T869"> </text:span><text:span text:style-name="T871">отдых и </text:span><text:span text:style-name="T869">крепкий, глубокий сон, независимо от того, где ты </text:span><text:span text:style-name="T871">находишься</text:span><text:span text:style-name="T869">. </text:span><text:span text:style-name="T871">На этом всё. Когда пробудишься, </text:span><text:span text:style-name="T873">позови меня</text:span><text:span text:style-name="T871">, и </text:span><text:span text:style-name="T970">хорошенько </text:span><text:span text:style-name="T875">за</text:span><text:span text:style-name="T871">помни, что </text:span><text:span text:style-name="T872">кроме нас, твоих друзей, </text:span><text:span text:style-name="T871">никто не сможет помочь </text:span><text:span text:style-name="T970">тебе в твоём мире</text:span><text:span text:style-name="T872">. </text:span><text:span text:style-name="T874">Ты </text:span><text:span text:style-name="T898">должен</text:span><text:span text:style-name="T874"> доверять только нам!</text:span>»</text:p>
      <text:p text:style-name="P274">Робин уснул сразу же, как только замолчал профессор. <text:span text:style-name="T876">Впервые за несколько прошедших недель он закрыл глаза и не закричал. </text:span><text:span text:style-name="T878">П</text:span><text:span text:style-name="T877">рофессор и его ученики были </text:span><text:span text:style-name="T971">в ужасе</text:span><text:span text:style-name="T877"> </text:span><text:span text:style-name="T971">от того</text:span><text:span text:style-name="T877">, </text:span><text:span text:style-name="T971">что</text:span><text:span text:style-name="T877"> поведал им Робин, </text:span><text:span text:style-name="T878">но мысль, что им хотя бы удалось</text:span><text:span text:style-name="T877"> уложить его спать, </text:span><text:span text:style-name="T878">вселяла в них надежду и уверенность.</text:span></text:p>
      <text:p text:style-name="P275">Они вышли из <text:span text:style-name="T1073">комнаты</text:span>, оставив <text:span text:style-name="T1073">приглашённую сиделку</text:span> присматривать за <text:span text:style-name="T1074">здоровьем </text:span>молод<text:span text:style-name="T1074">ого</text:span> человек<text:span text:style-name="T1074">а</text:span>. Ей было <text:span text:style-name="T885">указано</text:span> немедленно известить их, <text:span text:style-name="T899">как только</text:span> Робин начнёт пробуждаться <text:span text:style-name="T1075">ото сна</text:span>.</text:p>
      <text:p text:style-name="P276"><text:soft-page-break/>Он проспал восемнадцать часов кряду не пророни<text:span text:style-name="T903">в</text:span> за это время ни звука, будучи очевидцем ужасных событий, происходивших в друго<text:span text:style-name="T973">й</text:span>, <text:span text:style-name="T972">кошмарно</text:span><text:span text:style-name="T973">й</text:span> <text:span text:style-name="T973">реальности</text:span>.</text:p>
      <text:p text:style-name="P276"/>
      <text:p text:style-name="P277">Тем временем профессор Фержер перечитывал сво<text:span text:style-name="T879">й</text:span> <text:span text:style-name="T879">подробный конспект</text:span> <text:span text:style-name="T884">с </text:span><text:span text:style-name="T879">описан</text:span><text:span text:style-name="T884">ием</text:span><text:span text:style-name="T879"> другого мира, </text:span><text:span text:style-name="T884">данным Робином. </text:span><text:span text:style-name="T886">Вместе со студентами он пытался выяснить, что именно должны было означать его слова, </text:span><text:span text:style-name="T887">ведь</text:span><text:span text:style-name="T886"> никто из них не мог припомнить ни одного эпизода из истории Великобритании, в котором </text:span><text:span text:style-name="T888">страной </text:span><text:span text:style-name="T886">управлял</text:span><text:span text:style-name="T888">а</text:span><text:span text:style-name="T886"> </text:span><text:span text:style-name="T888">некая </text:span><text:span text:style-name="T886">Систем</text:span><text:span text:style-name="T888">а</text:span><text:span text:style-name="T886">. </text:span><text:span text:style-name="T889">Выводы были разнообразными. Во-первых, это могло быть </text:span><text:span text:style-name="T890">время несчастливого правления Оливера Кромвеля, </text:span><text:span text:style-name="T891">а </text:span><text:span text:style-name="T890">во вторых - время Великой эпиде</text:span><text:span text:style-name="T892">м</text:span><text:span text:style-name="T890">ии чумы. </text:span><text:span text:style-name="T893">Но </text:span><text:span text:style-name="T895">всё </text:span><text:span text:style-name="T893">это </text:span><text:span text:style-name="T900">были</text:span><text:span text:style-name="T893"> лишь предположени</text:span><text:span text:style-name="T900">я</text:span><text:span text:style-name="T893">, поскольку </text:span><text:span text:style-name="T901">никто из них</text:span><text:span text:style-name="T893"> так и не смог найти никаких подтверждений своим гипотезам в краеведческом отделе городской библиотеки. </text:span><text:span text:style-name="T894">Может быть, Робин ошибся и это была истори</text:span><text:span text:style-name="T901">я</text:span><text:span text:style-name="T894"> какой-то другой страны?</text:span></text:p>
      <text:p text:style-name="P277"/>
      <text:p text:style-name="P278">Прежде, чем Робин окончательно про<text:span text:style-name="T1076">снулся</text:span>, профессор Фержер ещё раз загипнотизировал его, <text:span text:style-name="T924">и</text:span> <text:span text:style-name="T925">в</text:span> этот раз ему было проще, чем в предыдущий. Возможно, это было связано с тем, что мальчик больше не боялся <text:span text:style-name="T904">того таинственного места, в котором очутился, а также с тем, что ему, наконец-то, удалось </text:span><text:span text:style-name="T905">хорошенько </text:span><text:span text:style-name="T904">выспаться </text:span><text:span text:style-name="T926">и отдохнуть</text:span><text:span text:style-name="T904">. Поэтому он </text:span><text:span text:style-name="T927">не волновался</text:span><text:span text:style-name="T904"> и </text:span><text:span text:style-name="T927">был </text:span><text:span text:style-name="T904">готов к взаимодействию с профессором.</text:span></text:p>
      <text:p text:style-name="P278">«<text:span text:style-name="T906">Робин, ты с нами? О чём ты думаешь? Мы сделаем всё, </text:span><text:span text:style-name="T928">что</text:span><text:span text:style-name="T906"> от нас завис</text:span><text:span text:style-name="T928">ит</text:span><text:span text:style-name="T906">, чтобы помочь тебе. Не </text:span><text:span text:style-name="T945">переживай</text:span><text:span text:style-name="T906">, Система </text:span><text:span text:style-name="T956">ничего </text:span><text:span text:style-name="T906">не узнает </text:span><text:span text:style-name="T913">о </text:span><text:span text:style-name="T906">нашем общении.</text:span>»</text:p>
      <text:p text:style-name="P278">«<text:span text:style-name="T906">Я знаю, что нахожусь в другом мире, но к сожалению не </text:span><text:span text:style-name="T914">понимаю</text:span><text:span text:style-name="T906">, как </text:span><text:span text:style-name="T914">мне </text:span><text:span text:style-name="T906">вернуться обратно. Сейчас я начну </text:span><text:span text:style-name="T929">рассказывать</text:span><text:span text:style-name="T906">, что происходит вокруг. </text:span><text:span text:style-name="T912">Вы г</text:span><text:span text:style-name="T906">отовы?</text:span>»</text:p>
      <text:p text:style-name="P279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0">«<text:span text:style-name="T907">Я </text:span><text:span text:style-name="T915">практически </text:span><text:span text:style-name="T907">уверен, что это Саутгемптон. Но если бы сейчас </text:span><text:span text:style-name="T974">вы </text:span><text:span text:style-name="T930">были </text:span><text:span text:style-name="T907">со мной, никто из вас не поверил бы собственным глазам. Здесь не осталось многоэтажных </text:span><text:span text:style-name="T946">жилых </text:span><text:span text:style-name="T907">строений - </text:span><text:span text:style-name="T931">все </text:span><text:span text:style-name="T907">они превратились в развалины, </text:span><text:span text:style-name="T908">и </text:span><text:span text:style-name="T1852">у меня нет ни малейшего желания</text:span><text:span text:style-name="T908"> приближаться к ним, особенно по ночам. </text:span><text:span text:style-name="T909">Периодически в разных местах </text:span><text:span text:style-name="T1853">я слышу</text:span><text:span text:style-name="T908"> стоны и крики людей, зовущих на помощь. Должно быть, это </text:span><text:span text:style-name="T909">скитаются </text:span><text:span text:style-name="T908">заблудшие душ</text:span><text:span text:style-name="T909">и в поисках </text:span><text:span text:style-name="T940">уголка</text:span><text:span text:style-name="T909"> для покоя. </text:span><text:span text:style-name="T910">Растительность здесь очень скудная, </text:span><text:span text:style-name="T941">н</text:span><text:span text:style-name="T910">а этой проклятой земле ничто не хочет расти. </text:span><text:span text:style-name="T911">Высокие деревья в парках — сожжены </text:span><text:span text:style-name="T1316">и обуглены</text:span><text:span text:style-name="T911">.</text:span>»</text:p>
      <text:p text:style-name="P281">Робин прервался, задумавшись.</text:p>
      <text:p text:style-name="P281">«<text:span text:style-name="T916">Я не </text:span><text:span text:style-name="T1854">с</text:span><text:span text:style-name="T916">могу достоверно и понятно описать всё, что вижу. Нужно поискать другой способ, как </text:span><text:span text:style-name="T932">это </text:span><text:span text:style-name="T916">сделать.</text:span>»</text:p>
      <text:p text:style-name="P281">«<text:span text:style-name="T917">Робин, о чём ты сейчас думаешь?</text:span>»</text:p>
      <text:p text:style-name="P282">Ответа не последовало. Вместо него лишь <text:span text:style-name="T933">мёртвая </text:span>тишина.</text:p>
      <text:p text:style-name="P282">«Т-с-с…<text:span text:style-name="T918"> Я пытаюсь собраться с мыслями. </text:span><text:span text:style-name="T922">Это невозможно объяснить… </text:span><text:span text:style-name="T919">Пожалуйста, внимательно следите за моими глазами </text:span><text:span text:style-name="T920">и,</text:span><text:span text:style-name="T919"> </text:span><text:span text:style-name="T920">если всё получится так, как я задумал, </text:span><text:span text:style-name="T921">то у вас </text:span><text:span text:style-name="T923">будет</text:span><text:span text:style-name="T921"> возможность оставить для меня какой-нибудь совет или подсказку.</text:span>»</text:p>
      <text:p text:style-name="P283">Профессор был в замешательстве. <text:span text:style-name="T934">Что там бормотал мальчик о развалинах и руинах? </text:span><text:span text:style-name="T935">И что он пытался сделать сейчас, требуя от них полной тишины? </text:span><text:span text:style-name="T936">Единственным разом, когда они </text:span><text:span text:style-name="T1860">все вместе не издавали ни звука</text:span><text:span text:style-name="T936">, было погружение Робина в транс перед началом одного из самых крупных экспериментов профессора. </text:span><text:span text:style-name="T942">В настоящий момент п</text:span><text:span text:style-name="T937">рофессор </text:span><text:span text:style-name="T938">Фержер </text:span><text:span text:style-name="T937">был крайне обеспокоен. </text:span><text:span text:style-name="T938">Судя по </text:span><text:span text:style-name="T943">его словам</text:span><text:span text:style-name="T938">, </text:span><text:span text:style-name="T939">Робин</text:span><text:span text:style-name="T938"> находился в </text:span><text:span text:style-name="T1848">каком-то</text:span><text:span text:style-name="T938"> опасном месте, </text:span><text:span text:style-name="T944">где </text:span><text:span text:style-name="T1849">от него</text:span><text:span text:style-name="T944"> </text:span><text:span text:style-name="T1849">требовалось</text:span><text:span text:style-name="T944"> внимательно следить за </text:span><text:span text:style-name="T1851">всем</text:span><text:span text:style-name="T944">, что происходи</text:span><text:span text:style-name="T1851">ло</text:span><text:span text:style-name="T944"> </text:span><text:span text:style-name="T1851">в </text:span><text:span text:style-name="T1861">его </text:span><text:span text:style-name="T1851">непосредственной близости</text:span><text:span text:style-name="T944">, </text:span><text:span text:style-name="T1850">и</text:span><text:span text:style-name="T944"> не отвлекаться на </text:span><text:span text:style-name="T1856">всевозможные </text:span><text:span text:style-name="T1855">рассуждения</text:span><text:span text:style-name="T944">.</text:span></text:p>
      <text:p text:style-name="P283"/>
      <text:p text:style-name="P284">Продолжительное молчание заставляло их нервничать. <text:span text:style-name="T947">Прошёл целый час, но они по-прежнему не </text:span><text:span text:style-name="T1863">у</text:span><text:span text:style-name="T947">слышали от </text:span><text:span text:style-name="T948">Робина</text:span><text:span text:style-name="T947"> ни слова, </text:span><text:span text:style-name="T948">и не осмеливались заго</text:span><text:span text:style-name="T975">ворить</text:span><text:span text:style-name="T948"> </text:span><text:span text:style-name="T957">сами</text:span><text:span text:style-name="T948">, чтобы не беспокоить его. </text:span><text:span text:style-name="T949">Но, с другой стороны, вдруг он попал в крупную неприятность и сейчас </text:span><text:span text:style-name="T1857">н</text:span><text:span text:style-name="T1862">е</text:span><text:span text:style-name="T1857"> </text:span><text:span text:style-name="T1862">имеет возможности </text:span><text:span text:style-name="T949">выйти на связь?</text:span></text:p>
      <text:p text:style-name="P285"><text:soft-page-break/>Они терпеливо прождали ещё один час. Незаметно для всех, Элисон сумела выскользнуть из комнаты и приготовить для <text:span text:style-name="T951">каждого</text:span> по чашке горячего чая, <text:span text:style-name="T950">которы</text:span><text:span text:style-name="T952">й</text:span><text:span text:style-name="T950"> был </text:span>принят с благодарностью. <text:span text:style-name="T954">В ожидании о</text:span><text:span text:style-name="T953">ни расселись на стульях с жёсткими спинками вокруг кровати Робина, </text:span><text:span text:style-name="T954">но</text:span><text:span text:style-name="T953"> время тянулось очень медленно.</text:span></text:p>
      <text:p text:style-name="P286">«<text:span text:style-name="T955">Это бесполезно, он наверное уснул</text:span>» - <text:span text:style-name="T955">шепнул Гарри профессору.</text:span></text:p>
      <text:p text:style-name="P286"><text:span text:style-name="T958">Периодически он</text:span><text:span text:style-name="T959">и</text:span><text:span text:style-name="T958"> тихонько вставали, чтобы размять затёкшие руки и ноги, </text:span><text:span text:style-name="T959">и уже было собрались направиться к выходу, но, Мэтью, внезапно остановил </text:span><text:span text:style-name="T961">их</text:span><text:span text:style-name="T959">, </text:span><text:span text:style-name="T960">прошептав</text:span><text:span text:style-name="T959">:</text:span></text:p>
      <text:p text:style-name="P285">«<text:span text:style-name="T962">Смотрите! Что это? С Робином происходит что-то странное.</text:span>»</text:p>
      <text:p text:style-name="P287">Остальные быстро обернулись и уставились на Робина. Ещё никогда никто из них не видел ничего столь же впечатляющего. То, что он <text:span text:style-name="T3460">проделывал</text:span> сейчас <text:span text:style-name="T3460">над</text:span> собой, бросало вызов всем устоявшимся научным теориям о том, как функционирует человеческое тело. <text:span text:style-name="T976">Должно быть, это галлюцинаци</text:span><text:span text:style-name="T978">я</text:span><text:span text:style-name="T976">, ведь такого не </text:span><text:span text:style-name="T979">бывает</text:span><text:span text:style-name="T976">! </text:span><text:span text:style-name="T1023">Просто н</text:span><text:span text:style-name="T979">е может быть!</text:span><text:span text:style-name="T976"> </text:span><text:span text:style-name="T977">Как только </text:span><text:span text:style-name="T980">студенты и профессор</text:span><text:span text:style-name="T977"> решили, что </text:span><text:span text:style-name="T1510">Робин</text:span><text:span text:style-name="T977"> достиг предела в использовании своих экстрасенсорных способностей, он </text:span><text:span text:style-name="T1024">моментально</text:span><text:span text:style-name="T977"> </text:span><text:span text:style-name="T1509">опроверг их </text:span><text:span text:style-name="T1511">мнения</text:span><text:span text:style-name="T1509">, доказав</text:span><text:span text:style-name="T977">, что они </text:span><text:span text:style-name="T1025">серьёзно </text:span><text:span text:style-name="T977">ошибались </text:span><text:span text:style-name="T1025">в нём</text:span><text:span text:style-name="T977">.</text:span></text:p>
      <text:p text:style-name="P287"/>
      <text:p text:style-name="P288">Все присутствующие были восхищены <text:span text:style-name="T981">увиденным и</text:span> пристально <text:span text:style-name="T1027">разглядывали </text:span>глаза Робина. <text:span text:style-name="T981">То, что им там открылось, было</text:span> похоже на фильм, спроецированн<text:span text:style-name="T983">ый</text:span> <text:span text:style-name="T983">на экран </text:span><text:span text:style-name="T1011">зелёного цвета —</text:span><text:span text:style-name="T983"> </text:span><text:span text:style-name="T3461">на </text:span><text:span text:style-name="T1026">его глаза</text:span>. <text:s/><text:span text:style-name="T982">Там они увидели </text:span><text:span text:style-name="T1028">самого </text:span><text:span text:style-name="T982">Робина и тот странный мир, </text:span><text:span text:style-name="T1029">в</text:span><text:span text:style-name="T982"> котором он </text:span><text:span text:style-name="T1029">очутился</text:span><text:span text:style-name="T982">. </text:span><text:span text:style-name="T984">Каким-то образом ему удалось наложить картинку на зрачки своих глаз. Все они испытали чувство </text:span><text:span text:style-name="T1864">тревоги</text:span><text:span text:style-name="T984">, </text:span><text:span text:style-name="T1030">осматривая окрестности</text:span><text:span text:style-name="T984"> глазами Робина. Профессор вёл подробные записи о том, куда направлялся Робин, и что он при этом делал. Его мучил вопрос, </text:span><text:span text:style-name="T985">как долго мальчик сможет поддерживать</text:span><text:span text:style-name="T984"> </text:span><text:span text:style-name="T985">с ними связь, </text:span><text:span text:style-name="T1012">от</text:span><text:span text:style-name="T985">рис</text:span><text:span text:style-name="T1012">овывая</text:span><text:span text:style-name="T985"> в уме каждое </text:span><text:span text:style-name="T3462">своё движение</text:span><text:span text:style-name="T985">. Сколько времени должно пройти прежде, чем его силы иссякнут и </text:span><text:span text:style-name="T987">ему придётся лечь спать, </text:span><text:span text:style-name="T985">и где он </text:span><text:span text:style-name="T986">собирается </text:span><text:span text:style-name="T985">оты</text:span><text:span text:style-name="T986">скать</text:span><text:span text:style-name="T985"> такое безопасное место?</text:span></text:p>
      <text:p text:style-name="P288">«<text:span text:style-name="T988">Робин, подойди к обуглившемуся старому пню. Что </text:span><text:span text:style-name="T1512">это </text:span><text:span text:style-name="T988">там лежит неподалёку — </text:span><text:span text:style-name="T989">неужели </text:span><text:span text:style-name="T988">газета? </text:span>»</text:p>
      <text:p text:style-name="P289">Робин выполнил просьбу профессора - там действительно валялась старая, вся измятая, газета. <text:span text:style-name="T990">Он взял её в руки и начал читать особ</text:span><text:span text:style-name="T995">ым</text:span><text:span text:style-name="T990"> образом - так, чтобы профессор мог своими глазами видеть каждое напечатанное в ней слово. </text:span><text:span text:style-name="T992">Н</text:span><text:span text:style-name="T991">аконец-то </text:span><text:span text:style-name="T992">они </text:span><text:span text:style-name="T991">выяснил</text:span><text:span text:style-name="T992">и</text:span><text:span text:style-name="T991">, где именно он о</text:span><text:span text:style-name="T3463">чутился</text:span><text:span text:style-name="T1031"> —</text:span><text:span text:style-name="T991"> </text:span><text:span text:style-name="T994">газета являлась печатным изданием местного значения</text:span><text:span text:style-name="T993"> </text:span><text:span text:style-name="T994">и </text:span><text:span text:style-name="T993">был</text:span><text:span text:style-name="T994">а</text:span><text:span text:style-name="T993"> датирован</text:span><text:span text:style-name="T994">а</text:span><text:span text:style-name="T993"> 5 апреля 1988 года. </text:span><text:span text:style-name="T1318">Э</text:span><text:span text:style-name="T996">то было будущее. </text:span><text:span text:style-name="T997">Выдержка из передовицы гласила, что…</text:span></text:p>
      <text:p text:style-name="P289">«<text:span text:style-name="T997">Прошлой ночью до крайнего предела </text:span><text:span text:style-name="T999">накалил</text:span><text:span text:style-name="T1015">и</text:span><text:span text:style-name="T999">сь </text:span><text:span text:style-name="T1015">отношения</text:span><text:span text:style-name="T997"> между странами Западного и Восточного блоков, </text:span><text:span text:style-name="T3464">после того как</text:span><text:span text:style-name="T997"> постоянный представитель России при О</text:span><text:span text:style-name="T998">рганизации </text:span><text:span text:style-name="T997">О</text:span><text:span text:style-name="T998">бъединённых </text:span><text:span text:style-name="T997">Н</text:span><text:span text:style-name="T998">аций</text:span><text:span text:style-name="T997"> внезапно покинул экстренное </text:span><text:span text:style-name="T1000">совещание</text:span><text:span text:style-name="T997">. </text:span><text:span text:style-name="T1001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02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03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04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06">штат </text:span><text:span text:style-name="T1004">Аляск</text:span><text:span text:style-name="T1006">а</text:span><text:span text:style-name="T1005">,</text:span><text:span text:style-name="T1004"> и Анадырь - </text:span><text:span text:style-name="T1006">Чукотский национальный округ, расположенных на </text:span><text:span text:style-name="T1007">противоположных </text:span><text:span text:style-name="T1006">побережьях Берингова моря. </text:span><text:span text:style-name="T1008">США имеют в своём распоряжении </text:span><text:span text:style-name="T1009">соединения </text:span><text:span text:style-name="T1008">крупны</text:span><text:span text:style-name="T1009">х</text:span><text:span text:style-name="T1008"> боевы</text:span><text:span text:style-name="T1009">х</text:span><text:span text:style-name="T1008"> корабл</text:span><text:span text:style-name="T1009">ей</text:span><text:span text:style-name="T1008"> и авианосц</text:span><text:span text:style-name="T1009">ев</text:span><text:span text:style-name="T1008">, базирующиеся на Острове Святого Лаврентия в Беринговом проливе.</text:span>»</text:p>
      <text:p text:style-name="P289"/>
      <text:p text:style-name="P289">«…<text:span text:style-name="T1010">Прошлой ночью, премьер-министр Великобритании выступил по радио с экстренным обращением к гражданам...</text:span>»</text:p>
      <text:p text:style-name="P289"/>
      <text:p text:style-name="P289">«<text:span text:style-name="T1010">Похоже, что война неизбежна и мы должны готовиться к худшему, поскольку переговоры между сверхдержавами </text:span><text:span text:style-name="T1186">зашли в тупик</text:span><text:span text:style-name="T1010">...</text:span>»</text:p>
      <text:p text:style-name="P289"><text:soft-page-break/></text:p>
      <text:p text:style-name="P290">Как только профессор закончил чтение, Робин отбросил газету подальше и вытер руки о своё грязное пальто. <text:span text:style-name="T1013">То, что он произнёс </text:span><text:span text:style-name="T1032">затем</text:span><text:span text:style-name="T1013">, </text:span><text:span text:style-name="T1021">про</text:span><text:span text:style-name="T1013">демонстрировало его полное понимание </text:span><text:span text:style-name="T1014">ситуации </text:span><text:span text:style-name="T1013">и готовность действовать в условиях сложившихся обстоятельств:</text:span></text:p>
      <text:p text:style-name="P290">«<text:span text:style-name="T1016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17">Этой ночью мне придётся здесь спать, </text:span><text:span text:style-name="T1018">и я должен вас предупредить - иногда я всё ещё чувствую в своём сердце </text:span><text:span text:style-name="T1019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70">ч</text:span><text:span text:style-name="T1019">еловечества </text:span><text:span text:style-name="T1870">а также</text:span><text:span text:style-name="T1019"> даровать миру свободу, </text:span><text:span text:style-name="T1858">и что</text:span><text:span text:style-name="T1019"> я </text:span><text:span text:style-name="T1858">должен </text:span><text:span text:style-name="T1019">б</text:span><text:span text:style-name="T1858">ыть</text:span><text:span text:style-name="T1019"> </text:span><text:span text:style-name="T1858">предельно </text:span><text:span text:style-name="T1019">осторожным. </text:span><text:span text:style-name="T1020">Спокойной ночи! Не волнуйтесь! </text:span><text:span text:style-name="T1022">Б</text:span><text:span text:style-name="T1020">уду оставаться на связи.</text:span>»</text:p>
      <text:p text:style-name="P290"/>
      <text:p text:style-name="P291">Робин свернулся калачиком и заснул. На протяжении ночи его <text:span text:style-name="T1059">измученное </text:span>маленьк<text:span text:style-name="T1037">ое</text:span><text:span text:style-name="T1036"> тельце</text:span> <text:span text:style-name="T1036">пробирала дрожь</text:span>, когда холодный воздух, словно острые кинжалы, прон<text:span text:style-name="T1060">икал сквозь</text:span> его изношенное пальто. Он проснулся на следующее утро и осторожно выглянул из своего убежища, чтобы увидеть, как <text:span text:style-name="T1062">первые лучи солнца </text:span>про<text:span text:style-name="T1061">биваются</text:span> сквозь пасмурное небо <text:span text:style-name="T1036">во время восхода</text:span>.</text:p>
      <text:p text:style-name="P292">Прошедшая ночь была морозной и к утру его конечности изрядно <text:span text:style-name="T1867">задубели</text:span>. <text:span text:style-name="T1038">Помимо этого, желудок </text:span><text:span text:style-name="T1866">Робина </text:span><text:span text:style-name="T1038">отчаянным урчанием и болью напоминал </text:span><text:span text:style-name="T1868">ему</text:span><text:span text:style-name="T1038">, что </text:span><text:span text:style-name="T1865">он</text:span><text:span text:style-name="T1038"> не ел по меньшей мере три </text:span><text:span text:style-name="T1869">последних </text:span><text:span text:style-name="T1038">дня.</text:span></text:p>
      <text:p text:style-name="P292"/>
      <text:p text:style-name="P292">«<text:span text:style-name="T1039">Профессор Фержер, вы меня слышите?</text:span>» - <text:span text:style-name="T1039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40">по</text:span><text:span text:style-name="T1039">катилась по его щеке, когда он вспомнил о своей прошлой жизни в реальном мире и, что ещё важнее, о любви и </text:span><text:span text:style-name="T1040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64">её</text:span><text:span text:style-name="T1040">. </text:span><text:span text:style-name="T1041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2">«<text:span text:style-name="T1042">Робин, мы готовы. Пожалуйста, открой свои глаза снова. Мы, к сожалению, пропустили </text:span><text:span text:style-name="T1043">предыдущий визуальный контакт.</text:span>»</text:p>
      <text:p text:style-name="P293">Робин выполнил то, о чём <text:span text:style-name="T1047">его </text:span>попросил профессор. <text:span text:style-name="T1044">Тем утром, в поисках еды, он про</text:span><text:span text:style-name="T1049">шёл </text:span><text:span text:style-name="T1044">больш</text:span><text:span text:style-name="T1049">ое</text:span><text:span text:style-name="T1044"> </text:span><text:span text:style-name="T1049">расстояние</text:span><text:span text:style-name="T1044"> от </text:span><text:span text:style-name="T3465">того </text:span><text:span text:style-name="T1044">места, где ему пришлось </text:span><text:span text:style-name="T1048">за</text:span><text:span text:style-name="T1044">ночевать.</text:span></text:p>
      <text:p text:style-name="P293">«<text:span text:style-name="T1045">Профессор, </text:span><text:span text:style-name="T1064">существует</text:span><text:span text:style-name="T1045"> какой-нибудь способ </text:span><text:span text:style-name="T1063">накормить меня</text:span><text:span text:style-name="T1045">? Я сильно ослаб, </text:span><text:span text:style-name="T1046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4">«Не беспокойся, Робин. Мы обязательно что-нибудь придумаем. Где ты сейчас находишься?»</text:p>
      <text:p text:style-name="P294">«<text:span text:style-name="T1050">Я по</text:span><text:span text:style-name="T1051">д</text:span><text:span text:style-name="T1050">хожу к как</text:span><text:span text:style-name="T1051">ой</text:span><text:span text:style-name="T1050">-то </text:span><text:span text:style-name="T1051">группе </text:span><text:span text:style-name="T1050">строени</text:span><text:span text:style-name="T1051">й</text:span><text:span text:style-name="T1050">, </text:span><text:span text:style-name="T1051">с</text:span><text:span text:style-name="T1050"> виду напоминаю</text:span><text:span text:style-name="T1051">щей</text:span><text:span text:style-name="T1050"> </text:span><text:span text:style-name="T1055">полуразвалившийся порт</text:span><text:span text:style-name="T1050">. До меня долетели обрывочные сведения, что </text:span><text:span text:style-name="T1052">здесь </text:span><text:span text:style-name="T1050">Система </text:span><text:span text:style-name="T1052">получает для себя припасы</text:span><text:span text:style-name="T1050">. </text:span><text:span text:style-name="T1052">Но </text:span><text:span text:style-name="T1054">я ничего не знаю о том</text:span><text:span text:style-name="T1052">, </text:span><text:span text:style-name="T1053">когда именно </text:span><text:span text:style-name="T1054">это </text:span><text:span text:style-name="T1053">происходит</text:span><text:span text:style-name="T1052">.</text:span>»</text:p>
      <text:p text:style-name="P295">Наступила тишина. <text:span text:style-name="T1056">На её протяжении профессор вместе со студентами наблюдали чужой мир глазами Робина - </text:span><text:span text:style-name="T1067">через </text:span><text:span text:style-name="T1056">дв</text:span><text:span text:style-name="T1067">а</text:span><text:span text:style-name="T1056"> сияющи</text:span><text:span text:style-name="T1067">х</text:span><text:span text:style-name="T1056"> изумруда, </text:span><text:span text:style-name="T1057">которые</text:span><text:span text:style-name="T1056"> хранили секретов больше, чем история всех когда-либо существовавших на планете драгоцен</text:span><text:span text:style-name="T1058">ностей</text:span><text:span text:style-name="T1056">.</text:span></text:p>
      <text:p text:style-name="P296">Первым затянувшуюся тишину прервал Мэтью:</text:p>
      <text:p text:style-name="P296">«<text:span text:style-name="T1065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79">и</text:span><text:span text:style-name="T1065">т витамины и прочие вещества. Мне также не нравится, что Робин </text:span><text:span text:style-name="T1066">собирается</text:span><text:span text:style-name="T1065"> питаться найденными продуктами. </text:span><text:span text:style-name="T1066">Судя по всему, в </text:span><text:soft-page-break/><text:span text:style-name="T1066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6"/>
      <text:p text:style-name="P297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7">«<text:span text:style-name="T1068">Молодец, Мэтью! </text:span><text:span text:style-name="T1078">О</text:span><text:span text:style-name="T1068">тличная идея! Элисон, будь добра, подготовь всё, </text:span><text:span text:style-name="T1079">что требуется</text:span><text:span text:style-name="T1068">. Н</text:span><text:span text:style-name="T1077">еобходимо</text:span><text:span text:style-name="T1068">, чтобы капельница была поставлена </text:span><text:span text:style-name="T1069">Робину </text:span><text:span text:style-name="T1068">как можно раньше.</text:span>»</text:p>
      <text:p text:style-name="P297"/>
      <text:p text:style-name="P298"><text:span text:style-name="T1093">Следуя указаниям профессора, Элисон</text:span> <text:span text:style-name="T1093">быстро </text:span><text:span text:style-name="T1095">вышла из</text:span> комнат<text:span text:style-name="T1095">ы</text:span>, прихватив <text:span text:style-name="T1094">по дороге </text:span>своё пальто. <text:span text:style-name="T1080">Она несколько дней не покидала дома Мэтью и сейчас её глаза болели, пытаясь приспособиться к солнечному свету. Только когда она </text:span><text:span text:style-name="T1096">снова </text:span><text:span text:style-name="T1080">очутилась на улице и почувствовала себя частью реального мира, до неё дошел весь смысл проис</text:span><text:span text:style-name="T1081">х</text:span><text:span text:style-name="T1080">одящего в, казалось бы, ничем не примечательном доме Мэтью. </text:span><text:span text:style-name="T1082">Её раздирали сомнения… Было ли правильным их вмешательство в события будущего, пусть даже и с целью недопущения ядерной войны? </text:span><text:span text:style-name="T1083">Или им следует сосредоточить усилия на возвращении Робина в его родной дом, где она снова могла бы стать для него матерью </text:span><text:span text:style-name="T1084">и</text:span><text:span text:style-name="T1083"> </text:span><text:span text:style-name="T1084">быть уверенной </text:span><text:span text:style-name="T1097">в том</text:span><text:span text:style-name="T1083">, что он не ранен и</text:span><text:span text:style-name="T1110">ли</text:span><text:span text:style-name="T1083"> не убит?</text:span></text:p>
      <text:p text:style-name="P299">Глядя на встречных людей, она размышляла об их дальнейшей участи. Находясь в незнании, они <text:span text:style-name="T1085">проживают </text:span>день за днём, усердно работают, чтобы обеспечить себе безбедную старость, и стараются казаться <text:span text:style-name="T1085">культурными и респектабельными для таких же середня</text:span><text:span text:style-name="T1098">ков</text:span><text:span text:style-name="T1085">, как они сами. </text:span><text:span text:style-name="T1086">Если бы они могли знать, что ожидает их в ближайшем будущем - всего через год. </text:span><text:span text:style-name="T1087">В таком случае каждый из них моментально и навсегда распрощался бы с образом хорошего и милого парня. Нет, их ждёт </text:span><text:span text:style-name="T1111">там </text:span><text:span text:style-name="T1087">совершенно иная жизнь - </text:span><text:span text:style-name="T1089">выживание и </text:span><text:span text:style-name="T1087">беспрестанная борьба за </text:span><text:span text:style-name="T1089">своё </text:span><text:span text:style-name="T1087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27">Но р</text:span><text:span text:style-name="T1087">азве </text:span><text:span text:style-name="T1090">такие</text:span><text:span text:style-name="T1088"> люди</text:span><text:span text:style-name="T1087"> заслуживают спасения? </text:span><text:span text:style-name="T1091">Это нездоровое общество </text:span><text:span text:style-name="T1092">любой ценой </text:span><text:span text:style-name="T1091">попытается договориться с Системой, </text:span><text:span text:style-name="T1092">даже </text:span><text:span text:style-name="T1099">распрощавшись со своей свободой.</text:span></text:p>
      <text:p text:style-name="P299"/>
      <text:p text:style-name="P300">Ей не потребовалось много усилий, чтобы получить разрешение на установку капельницы для Робина в доме Мэтью, а не в больнице, <text:span text:style-name="T1100">хотя было бы забавно </text:span><text:span text:style-name="T1101">посмотреть на</text:span><text:span text:style-name="T1100"> удивлённые лица медсестёр и врачей, разглядывающих </text:span><text:span text:style-name="T1126">необыкновенные </text:span><text:span text:style-name="T1100">глаза Робина. </text:span><text:span text:style-name="T1102">Перед тем, как вернуться обратно, Элисон зашла в магазин за покупками. </text:span><text:span text:style-name="T1103">Как и у Робина этим утром, её желудок так же </text:span><text:span text:style-name="T1106">возмущённо</text:span><text:span text:style-name="T1103"> </text:span><text:span text:style-name="T1104">протестовал против голода</text:span><text:span text:style-name="T1103">. </text:span><text:span text:style-name="T1105">Опять начался дождь. Когда она ехала по Хай-стрит, возвращаясь </text:span><text:span text:style-name="T1107">в</text:span><text:span text:style-name="T1105"> дом </text:span><text:span text:style-name="T1107">к</text:span><text:span text:style-name="T1105"> Мэтью, она видела, как </text:span><text:span text:style-name="T1108">скрываются от него</text:span><text:span text:style-name="T1105"> случайные прохожие, забегая под навесы и в ближайшие </text:span><text:span text:style-name="T1109">магазины</text:span><text:span text:style-name="T1105">.</text:span></text:p>
      <text:p text:style-name="P301">После <text:span text:style-name="T1112">совместного завтрака они, вместе с Робином, продолжили своё путешествие в царство будущего.</text:span></text:p>
      <text:p text:style-name="P301">«<text:span text:style-name="T1113">Сегодня в порту происходит что-то очень важное, я наблюдаю здесь значительную активность, </text:span><text:span text:style-name="T1118">н</text:span><text:span text:style-name="T1116">о н</text:span><text:span text:style-name="T1113">е думаю, что это как-то связано с теми поставками, которы</text:span><text:span text:style-name="T1117">х</text:span><text:span text:style-name="T1113"> </text:span><text:span text:style-name="T1117">ждёт</text:span><text:span text:style-name="T1113"> Система. </text:span><text:span text:style-name="T1114">Как видите, здесь много вооружённых </text:span><text:span text:style-name="T1115">охранников. Интересно, к чему они готовятся? </text:span><text:span text:style-name="T1118">Последние несколько дней они </text:span><text:span text:style-name="T1119">отчаянно </text:span><text:span text:style-name="T1118">пытаются навести порядок </text:span><text:span text:style-name="T1119">в городе</text:span><text:span text:style-name="T1118">, </text:span><text:span text:style-name="T1128">а </text:span><text:span text:style-name="T1119">самы</text:span><text:span text:style-name="T1122">м</text:span><text:span text:style-name="T1119"> беспомощны</text:span><text:span text:style-name="T1122">м</text:span><text:span text:style-name="T1119"> жител</text:span><text:span text:style-name="T1122">ям</text:span><text:span text:style-name="T1119"> даже выделили </text:span><text:span text:style-name="T1120">кое-какую </text:span><text:span text:style-name="T1119">одежду - </text:span><text:span text:style-name="T1120">в основном, </text:span><text:span text:style-name="T1119">лохмотья, но о</text:span><text:span text:style-name="T1124">на </text:span><text:span text:style-name="T1119">всё же лучше, чем </text:span><text:span text:style-name="T1123">полн</text:span><text:span text:style-name="T1125">ая</text:span><text:span text:style-name="T1123"> </text:span><text:span text:style-name="T1125">нагота</text:span><text:span text:style-name="T1121">. </text:span><text:span text:style-name="T1129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1">«<text:span text:style-name="T1130">Робин, т</text:span><text:span text:style-name="T1133">ы</text:span><text:span text:style-name="T1130"> что-нибудь </text:span><text:span text:style-name="T1133">слышал</text:span><text:span text:style-name="T1130"> о главе этой Системы? </text:span><text:span text:style-name="T1131">Её представители когда-нибудь проводили массовые собрания? </text:span><text:span text:style-name="T1871">Оглашали</text:span><text:span text:style-name="T1131"> ли они какие-либо теории, учения или принципы? </text:span><text:span text:style-name="T1132">Тебе известны их цели? </text:span><text:span text:style-name="T1134">Ч</text:span><text:span text:style-name="T1132">его именно они хотят от местных жителей?</text:span>»</text:p>
      <text:p text:style-name="P302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35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36">сперва</text:span><text:span text:style-name="T1135"> нужно </text:span><text:span text:style-name="T1136">узнать</text:span><text:span text:style-name="T1135">, какой политики придержива</text:span><text:span text:style-name="T1319">ется</text:span><text:span text:style-name="T1135"> правящая там сила — Система.</text:span></text:p>
      <text:p text:style-name="P302"/>
      <text:p text:style-name="P303">Они увидели вдалеке приближающееся к порту большое судно, вырисовывающееся тёмным силуэтом на фоне горизонта. <text:span text:style-name="T1137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38">До прибытия корабля в порт оставалось несколько часов.</text:span></text:p>
      <text:p text:style-name="P304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39">Своей внешностью они не </text:span><text:span text:style-name="T1150">походили на</text:span><text:span text:style-name="T1139"> </text:span><text:span text:style-name="T1140">обычных</text:span><text:span text:style-name="T1139"> </text:span><text:span text:style-name="T1140">голодающих и ободранных жителей этой страны, бродивших со стонами и причитаниями по развалинам улиц. </text:span><text:span text:style-name="T1141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43">промышля</text:span><text:span text:style-name="T2044">ли</text:span><text:span text:style-name="T2043"> воровством,</text:span><text:span text:style-name="T1141"> объединившись в </text:span><text:span text:style-name="T2043">группу</text:span><text:span text:style-name="T1141">. </text:span><text:span text:style-name="T1143">Оставалось загадкой, к</text:span><text:span text:style-name="T1142">аким образом Система смогла </text:span><text:span text:style-name="T1143">отыскать</text:span><text:span text:style-name="T1142"> их убежищ</text:span><text:span text:style-name="T1180">е</text:span><text:span text:style-name="T1142">. </text:span><text:span text:style-name="T1144">Также оставался невыясненным и вопрос о том, зачем они могли понадобиться Системе. </text:span><text:span text:style-name="T1145">Было весьма сомнительно, что </text:span><text:span text:style-name="T1146">этих людей</text:span><text:span text:style-name="T1145"> доставили сюда </text:span><text:span text:style-name="T1147">под </text:span><text:span text:style-name="T1145">в цепях, </text:span><text:span text:style-name="T1151">под охраной, </text:span><text:span text:style-name="T1145">только для того, чтобы помахать им </text:span><text:span text:style-name="T1148">на прощание </text:span><text:span text:style-name="T1145">рукой и сфотографировать на память. </text:span><text:span text:style-name="T1149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46">должно было </text:span><text:span text:style-name="T1149">произойти </text:span><text:span text:style-name="T2046">сегодня </text:span><text:span text:style-name="T1149">в порту, задумали какое-то </text:span><text:span text:style-name="T2045">чёрное дело</text:span><text:span text:style-name="T1149">. </text:span><text:span text:style-name="T1152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53">Здесь было принято демонстрировать и всячески освещать любые телесные наказания вплоть до казни, </text:span><text:span text:style-name="T1154">вызывая страх </text:span><text:span text:style-name="T1155">у оставшейся </text:span><text:span text:style-name="T1156">части </text:span><text:span text:style-name="T1155">публики, и таким образом поддерживать сложившийся порядок вещей.</text:span></text:p>
      <text:p text:style-name="P304"/>
      <text:p text:style-name="P304">«<text:span text:style-name="T1157">Робин, </text:span><text:span text:style-name="T1158">как часто случаются подобные действа</text:span><text:span text:style-name="T1157">?</text:span>»</text:p>
      <text:p text:style-name="P304">«<text:span text:style-name="T1159">Не думаю, что часто. Раньше мне не доводилось видеть </text:span><text:span text:style-name="T1163">ничего подобного</text:span><text:span text:style-name="T1159">. </text:span><text:span text:style-name="T1161">М</text:span><text:span text:style-name="T1160">огу попытаться выяснить это, но придётся </text:span><text:span text:style-name="T1162">сильно рисковать</text:span><text:span text:style-name="T1160">, поскольку любой из местных, с большой долей вероятности, </text:span><text:span text:style-name="T1166">может </text:span><text:span text:style-name="T1160">оказаться информатором Системы. </text:span><text:span text:style-name="T1164">Выбравшись из укрытия я непременно выдам себя. </text:span><text:span text:style-name="T1165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67">О! </text:span><text:span text:style-name="T1168">У меня </text:span><text:span text:style-name="T1169">возникла </text:span><text:span text:style-name="T1168">идея! </text:span><text:span text:style-name="T1172">Как</text:span><text:span text:style-name="T1170"> </text:span><text:span text:style-name="T1172">мне кажется, все</text:span><text:span text:style-name="T1170"> главные силы Сис</text:span><text:span text:style-name="T1172">темы </text:span><text:span text:style-name="T1170">сейч</text:span><text:span text:style-name="T1173">ас </text:span><text:span text:style-name="T1170">собраны здесь, </text:span><text:span text:style-name="T1171">в районе порта. </text:span><text:span text:style-name="T1172">Что, если мне посетить их главную базу и посмотреть, что я смогу там найти? </text:span><text:span text:style-name="T1174">Они </text:span><text:span text:style-name="T1175">должны</text:span><text:span text:style-name="T1174"> ве</text:span><text:span text:style-name="T1175">сти</text:span><text:span text:style-name="T1174"> какую-</text:span><text:span text:style-name="T1176">нибудь</text:span><text:span text:style-name="T1174"> письменную документацию </text:span><text:span text:style-name="T1176">или что-то </text:span><text:span text:style-name="T1258">в этом роде</text:span><text:span text:style-name="T1174">. </text:span><text:span text:style-name="T1177">База расположена не очень далеко — примерно в пятнадцати минутах ходьбы отсюда, если идти быстрым шагом. </text:span><text:span text:style-name="T1178">В любом случае, я пока что не вижу, как корабль входит в док.</text:span>»</text:p>
      <text:p text:style-name="P304">«<text:span text:style-name="T1181">Ты уверен, что это не опасно? Оказавшись возле их базы, каким образом ты планируешь пробраться внутрь? </text:span><text:span text:style-name="T1182">Скорее всего там будут другие охранники, возможно даже, что целая разветвлённая сеть </text:span><text:span text:style-name="T1183">охраны</text:span><text:span text:style-name="T1182">.</text:span>»</text:p>
      <text:p text:style-name="P304">«Ну…<text:span text:style-name="T1184"> Я ведь ничего не теряю, отправляясь туда. </text:span><text:span text:style-name="T1191">До этого дня я</text:span><text:span text:style-name="T1187"> </text:span><text:span text:style-name="T1192">никогда </text:span><text:span text:style-name="T1185">не пытался проникнуть в </text:span><text:span text:style-name="T1193">то</text:span><text:span text:style-name="T1185"> место и мне ничего не известно о подобных попытках.</text:span>»</text:p>
      <text:p text:style-name="P304"/>
      <text:p text:style-name="P305">Робин осторожно выбрался из своего укрытия и <text:span text:style-name="T1188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6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89">служащих</text:span> Систем<text:span text:style-name="T1189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190">ать </text:span>судьбу, оказавшись на их пути.</text:p>
      <text:p text:style-name="P308">Для остальных наблюдающих <text:span text:style-name="T1254">за </text:span><text:span text:style-name="T1255">ходом </text:span><text:span text:style-name="T1254">эксперимент</text:span><text:span text:style-name="T1255">а</text:span><text:span text:style-name="T1254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94">Но каждый из них надеялся, что в будущем всё-таки сможет сделать хоть что-то полезное для мальчика. </text:span><text:span text:style-name="T1230">О</text:span><text:span text:style-name="T1195">ни испытывали </text:span><text:span text:style-name="T1475">противоположные</text:span><text:span text:style-name="T1195"> чувства </text:span><text:span text:style-name="T1230">н</text:span><text:span text:style-name="T1203">асчёт</text:span><text:span text:style-name="T1195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96">где царит лишь зло и насилие. </text:span><text:span text:style-name="T1197">С другой, были готовы </text:span><text:span text:style-name="T1204">впасть в </text:span><text:span text:style-name="T1320">отчаяние</text:span><text:span text:style-name="T1197">, поскольку с каждым новым сеансом всё больше и больше размышляли о </text:span><text:span text:style-name="T1198">нищете и страданиях </text:span><text:span text:style-name="T1206">людей</text:span><text:span text:style-name="T1198">, которы</text:span><text:span text:style-name="T1207">х</text:span><text:span text:style-name="T1198"> им приходилось видеть. </text:span><text:span text:style-name="T1199">Никто из родителей, переживающих за судьбу с</text:span><text:span text:style-name="T1200">воих</text:span><text:span text:style-name="T1199"> детей, не пожелал бы им стать свидетелями или даже частью </text:span><text:span text:style-name="T1201">такого</text:span><text:span text:style-name="T1199"> жестокого мира. </text:span><text:span text:style-name="T1202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56">употребляющие</text:span><text:span text:style-name="T1202"> загрязнённ</text:span><text:span text:style-name="T1256">ую</text:span><text:span text:style-name="T1202"> </text:span><text:span text:style-name="T1231">пищ</text:span><text:span text:style-name="T1256">у</text:span><text:span text:style-name="T1202"> и вод</text:span><text:span text:style-name="T1256">у</text:span><text:span text:style-name="T1202">.</text:span></text:p>
      <text:p text:style-name="P307"/>
      <text:p text:style-name="P309">Когда Робин, наконец, добрался до регионального штаба Системы, его сердце забилось <text:span text:style-name="T1205">чаще. </text:span><text:span text:style-name="T1208">М</text:span><text:span text:style-name="T1206">ысль о том, что он задумал, </text:span><text:span text:style-name="T1208">приводила его в ужас</text:span><text:span text:style-name="T1206"> но </text:span><text:span text:style-name="T1208">одновременно и </text:span><text:span text:style-name="T1206">возбуждала его </text:span><text:span text:style-name="T1213">воображение</text:span><text:span text:style-name="T1206">. </text:span><text:span text:style-name="T1209">Никто здесь даже не помышлял о том, чтобы проникнуть в этот огромный и тщательно охраняемый комплекс.</text:span></text:p>
      <text:p text:style-name="P310">Вот он, штаб, во всей своей красе. Он ничуть не изменился с тех пор, как Робин видел его в последний раз. <text:span text:style-name="T1210">В отличие от прочих зданий, </text:span><text:span text:style-name="T1233">ш</text:span><text:span text:style-name="T1232">таб</text:span><text:span text:style-name="T1210"> не являл</text:span><text:span text:style-name="T1232">ся</text:span><text:span text:style-name="T1210"> ветх</text:span><text:span text:style-name="T1212">ой</text:span><text:span text:style-name="T1210"> лачуг</text:span><text:span text:style-name="T1212">ой</text:span><text:span text:style-name="T1210">, готов</text:span><text:span text:style-name="T1212">ой</text:span><text:span text:style-name="T1210"> рухнуть от малейшего </text:span><text:span text:style-name="T1257">прикосновения</text:span><text:span text:style-name="T1210"> — </text:span><text:span text:style-name="T1212">нет, </text:span><text:span text:style-name="T1211">он был </text:span><text:span text:style-name="T1214">совсем </text:span><text:span text:style-name="T1211">другим — </text:span><text:span text:style-name="T1234">прочным строением из железа и бетона, </text:span><text:span text:style-name="T1211">и много людей погибло, строя </text:span><text:span text:style-name="T1212">его</text:span><text:span text:style-name="T1211">.</text:span></text:p>
      <text:p text:style-name="P311">На заре становления Системы, он<text:span text:style-name="T1235">а</text:span> использовал<text:span text:style-name="T1236">а</text:span> местное население, чтобы выстроить эту громадину. <text:span text:style-name="T1215">Для перевозки из порта тяжелых грузов с материалами для постройки были задействованы женщины и дети, работавшие ежедневно </text:span><text:span text:style-name="T2647">по</text:span><text:span text:style-name="T1215"> восемнадцат</text:span><text:span text:style-name="T2647">ь и более</text:span><text:span text:style-name="T1215"> часов в сутки, пока работа не была закончена. </text:span><text:span text:style-name="T1216">Окон здесь не было — вместо них лишь ряды узких прорезей, закрытые изнутри толстыми стёклами.</text:span></text:p>
      <text:p text:style-name="P311">«<text:span text:style-name="T1218">Полагаю, что в</text:span><text:span text:style-name="T1217">нутренние помещения большую часть времени </text:span><text:span text:style-name="T1218">находятся </text:span><text:span text:style-name="T1217">в полной темноте. </text:span><text:span text:style-name="T1218">Для их освещения у них должен иметься какой-то мощный источник электричества, без него </text:span><text:span text:style-name="T1219">им не обойтись</text:span>» - <text:span text:style-name="T1220">пр</text:span><text:span text:style-name="T1321">едположил</text:span><text:span text:style-name="T1220"> Робин, размышляя о том, насколько безопасно дотрагиваться до высокого забора, окружающего здание. </text:span><text:span text:style-name="T1221"><text:s/></text:span><text:span text:style-name="T2648">Его с</text:span><text:span text:style-name="T2085">етка</text:span><text:span text:style-name="T1221"> была </text:span><text:span text:style-name="T1222">настолько</text:span><text:span text:style-name="T1221"> плотно</text:span><text:span text:style-name="T2085">й</text:span><text:span text:style-name="T1221">, </text:span><text:span text:style-name="T1222">что не оставалось даже и мысли попытаться </text:span><text:span text:style-name="T1221">пролезть </text:span><text:span text:style-name="T1222">сквозь неё</text:span><text:span text:style-name="T1221">.</text:span></text:p>
      <text:p text:style-name="P311">«<text:span text:style-name="T1223">Есть идеи, как мне проникнуть внутрь? </text:span><text:span text:style-name="T1224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1"/>
      <text:p text:style-name="P312">Прошло не менее пяти минут прежде чем кто-нибудь смог произнести слово.</text:p>
      <text:p text:style-name="P312"/>
      <text:p text:style-name="P312">«<text:span text:style-name="T1225">Не знаю, насколько это </text:span><text:span text:style-name="T2649">возможно</text:span><text:span text:style-name="T1225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3">И снова идея возникла в голове у Мэтью, но оставался открытым вопрос — <text:span text:style-name="T1226">а </text:span>хватит ли у Робина сил на её <text:span text:style-name="T2650">ис</text:span>полнение? Ответ на него мог <text:span text:style-name="T1229">дат</text:span><text:span text:style-name="T1239">ь </text:span><text:span text:style-name="T1227">один </text:span><text:span text:style-name="T1228">лишь </text:span>Робин. <text:span text:style-name="T1242">О</text:span><text:span text:style-name="T1240">н </text:span><text:span text:style-name="T1230">не </text:span><text:span text:style-name="T1237">ответил. Вместо </text:span><text:span text:style-name="T1241">этого</text:span><text:span text:style-name="T1237"> он начал оглядывать местность в поисках укрытия, </text:span><text:span text:style-name="T1238">в котором мог бы спрятаться</text:span><text:span text:style-name="T1237">.</text:span></text:p>
      <text:p text:style-name="P314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22">визуальной </text:span><text:span text:style-name="T1243">связи </text:span>с профессором и студентами. <text:span text:style-name="T1244">Хотя они не могли видеть Робина, зато они прекрасно слышали его. </text:span><text:span text:style-name="T1245">Он начал глубоко дышать, как обычно делал перед важным</text:span><text:span text:style-name="T2651">и</text:span><text:span text:style-name="T1245"> эксперимент</text:span><text:span text:style-name="T2651">ами</text:span><text:span text:style-name="T1245">, чтобы </text:span><text:soft-page-break/><text:span text:style-name="T1245">погрузить себя в глубокий транс. </text:span><text:span text:style-name="T1246">Вскоре его тело поднялось в воздух, совершая движения руками вверх и вниз, и они постепенно начали покрываться слоем перьев. </text:span><text:span text:style-name="T1247">По мере того, как </text:span><text:span text:style-name="T2652">тело</text:span><text:span text:style-name="T1247"> приобретало типичные птичьи черты, он стал уменьшать себя до размеров совы. </text:span><text:span text:style-name="T1248">Завершением метаморфозы послужило открытие глаз, и они ярко </text:span><text:span text:style-name="T1269">за</text:span><text:span text:style-name="T1248">светились, словно криптонит, </text:span><text:span text:style-name="T1249">сияя </text:span><text:span text:style-name="T1248">ярко-изумрудным </text:span><text:span text:style-name="T1270">ц</text:span><text:span text:style-name="T1248">ветом. </text:span><text:span text:style-name="T1250">До сих пор профессор ещё не был свидетелем такого превращения и для него </text:span><text:span text:style-name="T1323">это</text:span><text:span text:style-name="T1250"> было так же прекрасно, как наблюдение за рождением нового живого существа.</text:span></text:p>
      <text:p text:style-name="P314"/>
      <text:p text:style-name="P315">Робин взмыл высоко в небо и облетел здание по кругу. <text:span text:style-name="T1259">Он тщательно осматривал его со всех сторон, пытаясь найти какой-нибудь способ попасть внутрь, </text:span><text:span text:style-name="T1277">и</text:span><text:span text:style-name="T1259"> </text:span><text:span text:style-name="T1277">е</text:span><text:span text:style-name="T1259">му повезло — обогнув здание во второй раз, </text:span><text:span text:style-name="T1262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63">Оно было единственным и располагалось в верхней части западной стены, под самой крышей. </text:span><text:span text:style-name="T1264">Пользуясь своими когтями, Робин оторвал решётку, </text:span><text:span text:style-name="T1265">прикрывавшую вход в шахту, и быстро пролете</text:span><text:span text:style-name="T1266">л</text:span><text:span text:style-name="T1265"> её, грациозно планируя на каждом повороте. </text:span><text:span text:style-name="T1267">Во время полёта выяснилось, что все имеющиеся в здании воздухоотводы соединялись с главной шахтой, ведущей к выходу. </text:span><text:span text:style-name="T1268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71">За всё это время </text:span><text:span text:style-name="T1324">он</text:span><text:span text:style-name="T1271"> не проронил ни слова, опасаясь, что голос разнесётся эхом по всем рукавам шахты и таким образом выдаст </text:span><text:span text:style-name="T1325">его</text:span><text:span text:style-name="T1271"> присутствие. </text:span><text:span text:style-name="T1273">П</text:span><text:span text:style-name="T1272">оэтому он </text:span><text:span text:style-name="T1274">позволил</text:span><text:span text:style-name="T1272"> своим друзьям наблюдать за происходящим и самостоятельно делать выводы. </text:span><text:span text:style-name="T1275">Он был уверен, что они обязательно поделятся с ним каким-нибудь </text:span><text:span text:style-name="T1276">ценным </text:span><text:span text:style-name="T1275">советом, </text:span><text:span text:style-name="T1278">если заметят что-</text:span><text:span text:style-name="T1279">нибудь</text:span><text:span text:style-name="T1278"> интересное</text:span><text:span text:style-name="T1275">. </text:span><text:span text:style-name="T1280">В конце концов он потерял счёт количеству помещений внутри этой «тюремной крепости», </text:span><text:span text:style-name="T1281">ведь </text:span><text:span text:style-name="T1280">многие из были </text:span><text:span text:style-name="T1281">как две капли воды </text:span><text:span text:style-name="T1280">похожи одно на другое — пустые, </text:span><text:span text:style-name="T1282">словно</text:span><text:span text:style-name="T1280"> камеры для содержания заключённых. </text:span><text:span text:style-name="T1283">Робин оторвал решётку, преграждавшую его путь в одно из </text:span><text:span text:style-name="T1284">этих</text:span><text:span text:style-name="T1283"> помещений, и влетел внутрь. </text:span><text:span text:style-name="T1285">Сова уже начала своё приземление, когда Элисон, внезапно, услышала звук приближающихся шагов.</text:span></text:p>
      <text:p text:style-name="P315">«<text:span text:style-name="T1285">Робин, кто-то идёт! </text:span><text:span text:style-name="T1286">Я не знаю, что ты собираешься делать, но, молю, сделай это позже!</text:span>»</text:p>
      <text:p text:style-name="P315">«<text:span text:style-name="T1287">Эли, на это уйдёт меньше одной минуты</text:span>» - <text:span text:style-name="T1287">прошептал Робин ей в ответ.</text:span></text:p>
      <text:p text:style-name="P316">И тут случилось именно то, чего он опасался — один из охранников услышал <text:span text:style-name="T1290">чужую </text:span>неразборчивую речь и тут же <text:span text:style-name="T1288">окрикнул</text:span>:</text:p>
      <text:p text:style-name="P317">«<text:span text:style-name="T1289">Кто здесь? Немедленно выходи!</text:span>»</text:p>
      <text:p text:style-name="P321">Робин решил не обращать на него внимания и продолжил начатое ранее.</text:p>
      <text:p text:style-name="P318">Он был прав, его занятие не заняло много времени — из совы он трансформировал себя в мышь, минуя промежуточную человеческую стадию. <text:span text:style-name="T1291">Он </text:span><text:span text:style-name="T1293">в очередной раз</text:span><text:span text:style-name="T1291"> продемонстрировал всем </text:span><text:span text:style-name="T1292">зрителям свои неординарные экстрасенсорные способности, позволявшие ему </text:span><text:span text:style-name="T1294">управлять своим телом именно так, как </text:span><text:span text:style-name="T1295">требовалось</text:span><text:span text:style-name="T1294">. </text:span><text:span text:style-name="T1296">Ему удалось видоизменить себя </text:span><text:span text:style-name="T1300">как раз </text:span><text:span text:style-name="T1296">вовремя, ещё то того, как охранники ворвались внутрь. </text:span><text:span text:style-name="T1297">Он заполз в тёмный угол, прижал хвост к своему белому пушистому тельцу </text:span><text:span text:style-name="T1298">и дождался, когда охранники, наконец-то, разошлись по своим участкам, ругая друг друга на чём свет стоит. </text:span><text:span text:style-name="T1299">Всё это время мышь держала глаза закрытыми, опасаясь что </text:span><text:span text:style-name="T1326">их</text:span><text:span text:style-name="T1299"> </text:span><text:span text:style-name="T1326">мерцание</text:span><text:span text:style-name="T1299"> мо</text:span><text:span text:style-name="T1326">жет</text:span><text:span text:style-name="T1299"> привлечь внимание стражей. </text:span><text:span text:style-name="T1301">Не каждый день можно увидеть бел</text:span><text:span text:style-name="T1302">ого</text:span><text:span text:style-name="T1301"> </text:span><text:span text:style-name="T1302">грызуна</text:span><text:span text:style-name="T1301"> с пылающим </text:span><text:span text:style-name="T1327">зеленью </text:span><text:span text:style-name="T1301">взглядом!</text:span></text:p>
      <text:p text:style-name="P319">Робин был прав — он нашёл несколько осветительных приборов, работающих от электричества <text:span text:style-name="T1303">и, следовательно, теперь можно </text:span><text:span text:style-name="T1304">было </text:span><text:span text:style-name="T1303">не сомневаться в том, что где-то поблизости находится и генератор.</text:span></text:p>
      <text:p text:style-name="P319"/>
      <text:p text:style-name="P320">Тем временем профессор <text:span text:style-name="T1305">рас</text:span>сматривал свои беглые наброс<text:span text:style-name="T1306">ки с</text:span> расположение<text:span text:style-name="T1306">м </text:span>вентиляционных шахт, составленные им во время полёта совы. <text:span text:style-name="T1308">На них</text:span><text:span text:style-name="T1307"> он </text:span><text:span text:style-name="T1308">также </text:span><text:span text:style-name="T1307">расставил отметки, описывающие предназначение каждой из комнат. </text:span><text:span text:style-name="T1309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10">Профессор несколько раз п</text:span><text:span text:style-name="T1311">ереп</text:span><text:span text:style-name="T1310">роверил свои расчёты и, убедившись в своей правоте, сообщил Робину </text:span><text:span text:style-name="T1328">координаты</text:span><text:span text:style-name="T1310"> этого места.</text:span></text:p>
      <text:p text:style-name="P320"><text:soft-page-break/></text:p>
      <text:p text:style-name="P322">Неопознанное пространство оказалось именно тем помещением, которое они искали. <text:span text:style-name="T1312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13">в этой комнате </text:span><text:span text:style-name="T1312">шкафом, Гарри заметил несколько вертикально расположенных </text:span><text:span text:style-name="T1331">пеналов цилиндрической формы</text:span><text:span text:style-name="T1312">.</text:span></text:p>
      <text:p text:style-name="P323">«Робин, <text:span text:style-name="T1330">возможно</text:span>, тебе <text:span text:style-name="T1329">было бы </text:span>лучше снова стать самим собой? <text:span text:style-name="T1332">Пока ты находишься в теле мыши, т</text:span><text:span text:style-name="T1331">ы не сможешь проч</text:span><text:span text:style-name="T1333">итать</text:span><text:span text:style-name="T1331"> ни од</text:span><text:span text:style-name="T1343">ного</text:span><text:span text:style-name="T1331"> документ</text:span><text:span text:style-name="T1343">а</text:span><text:span text:style-name="T1331">, ведь ты </text:span><text:span text:style-name="T1336">для этого </text:span><text:span text:style-name="T1331">слишком мал. Справа от тебя, в углу, находятся тубусы, </text:span><text:span text:style-name="T1335">и </text:span><text:span text:style-name="T1334">я полагаю, что в них хранятся какие-то чертежи. </text:span><text:span text:style-name="T1337">Между прочим, </text:span><text:span text:style-name="T1338">тебе скоро придётся покинуть это здание</text:span><text:span text:style-name="T1337">, если ты планируешь вернуться в порт.</text:span>»</text:p>
      <text:p text:style-name="P324">Гарри говорил спокойно, но в его голосе <text:span text:style-name="T1365">слышались</text:span> <text:span text:style-name="T1365">металлические нотки</text:span>. <text:span text:style-name="T1339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40">Это было </text:span><text:span text:style-name="T1348">гораздо </text:span><text:span text:style-name="T1340">интереснее, чем просмотр кинофильмов и однозначно лучше </text:span><text:span text:style-name="T1341">его </text:span><text:span text:style-name="T1340">скучн</text:span><text:span text:style-name="T1341">ой</text:span><text:span text:style-name="T1340"> </text:span><text:span text:style-name="T1342">и </text:span><text:span text:style-name="T1349">однообразной</text:span><text:span text:style-name="T1340"> жизн</text:span><text:span text:style-name="T1341">и</text:span><text:span text:style-name="T1340">.</text:span></text:p>
      <text:p text:style-name="P325">С другой стороны <text:span text:style-name="T1345">Гарри</text:span><text:span text:style-name="T1344"> понимал, что никто из них не обладал способностями Робина </text:span><text:span text:style-name="T1345">и,</text:span><text:span text:style-name="T1344"> </text:span><text:span text:style-name="T1345">если они пытаются спасти мир от </text:span><text:span text:style-name="T1346">фашисткой системы правления, то только Робин имеет все шансы оставаться в безопасности, не угодив при этом в лапы Системы. </text:span><text:span text:style-name="T1347">После </text:span><text:span text:style-name="T1350">этих</text:span><text:span text:style-name="T1347"> рассуждений к Гарри пришло чувство раскаяния. </text:span><text:span text:style-name="T1351">Он не имел права на зависть — </text:span><text:span text:style-name="T1352">она была одной из самых </text:span><text:span text:style-name="T1354">скверных</text:span><text:span text:style-name="T1352"> черт его характера. </text:span><text:span text:style-name="T1367">Гарри</text:span><text:span text:style-name="T1352"> неоднократно пытался бороться с ней, но безуспешно, </text:span><text:span text:style-name="T1353">поскольку</text:span><text:span text:style-name="T1352"> </text:span><text:span text:style-name="T1367">зависть</text:span><text:span text:style-name="T1352"> был</text:span><text:span text:style-name="T1366">а</text:span><text:span text:style-name="T1352"> заложен</text:span><text:span text:style-name="T1366">а</text:span><text:span text:style-name="T1352"> в его характере. </text:span><text:span text:style-name="T1355">Его притягивали риск и опасность. </text:span><text:span text:style-name="T1357">Гарри</text:span><text:span text:style-name="T1355"> был из тех людей, которые привыкли делать всё с первого раза, а если нет — то все последующие попытки </text:span><text:span text:style-name="T1356">рассматривать как </text:span><text:span text:style-name="T1355">наказани</text:span><text:span text:style-name="T1356">е за совершённую ранее ошибку</text:span><text:span text:style-name="T1355">.</text:span></text:p>
      <text:p text:style-name="P326">Элисон и Мэтью являлись его полной противоположностью — <text:span text:style-name="T1358">им так же нравилось рисковать, но они никогда не завидовали людям, способным совершать нечто экстраординарное.</text:span></text:p>
      <text:p text:style-name="P327">Робин вернулся к своему прежнему виду и с озабоченным видом рассматривал чертежи. <text:span text:style-name="T1359">Пока что он не нашёл ничего, что могло бы им пригодиться. </text:span><text:span text:style-name="T1360">Наиболее значимые сведения профессор занёс в свой блокнот на случай, если они понадобятся позже. </text:span><text:span text:style-name="T1361">Внезапно из рулона с бумагой вывалился один лист и спланировал на пол. </text:span><text:span text:style-name="T1362">Робин подобрал его и начал читать, с каждой минутой бледнея всё </text:span><text:span text:style-name="T1363">сильнее</text:span><text:span text:style-name="T1362">. </text:span><text:span text:style-name="T1364">По ходу чтения цвет лиц профессора и его студентов изменялся точно таким же образом.</text:span></text:p>
      <text:p text:style-name="P328">Теперь они поняли всю ошибочность своих рассуждений. <text:span text:style-name="T1368">Всё это время они были уверены в том, что </text:span><text:span text:style-name="T1370">столкновение</text:span><text:span text:style-name="T1368"> завершил</text:span><text:span text:style-name="T1370">о</text:span><text:span text:style-name="T1368">сь победой одной из противоборствующих сторон. </text:span><text:span text:style-name="T1369">Во время ядерной войны информация о том, кто вы</text:span><text:span text:style-name="T1371">йдет</text:span><text:span text:style-name="T1369"> из неё победителем, могла бы помочь миллионам людей уберечься от ядерных ударов и пережить их последствия.</text:span></text:p>
      <text:p text:style-name="P328"/>
      <text:p text:style-name="P329">Они снова услышали шаги приближающихся охранников <text:span text:style-name="T1372">и Робин, не теряя времени, начал подготовку к своей трансформации. </text:span><text:span text:style-name="T1373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9"/>
      <text:p text:style-name="P330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78">скорбные</text:span> пейзажи, Робин загрустил, и <text:span text:style-name="T1374">гла</text:span><text:span text:style-name="T1376">з</text:span><text:span text:style-name="T1377">а</text:span><text:span text:style-name="T1374"> птицы </text:span><text:span text:style-name="T1377">ненадолго </text:span><text:span text:style-name="T1375">заполнили</text:span><text:span text:style-name="T1377">сь</text:span><text:span text:style-name="T1375"> с</text:span><text:span text:style-name="T1379">лезами</text:span><text:span text:style-name="T1374">.</text:span></text:p>
      <text:p text:style-name="P330"/>
      <text:p text:style-name="P331">Вскоре он добрался до <text:span text:style-name="T1380">территории </text:span>порта, <text:span text:style-name="T1381">подоспев в нужное время</text:span>. <text:span text:style-name="T1382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83">Перемещение его вёсел напоминало движение морских волн.</text:span></text:p>
      <text:p text:style-name="P332">Робин поверг в изумление своих друзей, влетев на корабль и ловко проскользнув в его недра. <text:span text:style-name="T1384">Опустившись на одну из балок он убедился, что никто его не видит, и смотрел, как бичевали </text:span><text:soft-page-break/><text:span text:style-name="T1384">рабов, </text:span><text:span text:style-name="T1416">отдавая им приказания</text:span><text:span text:style-name="T1384"> грести быстрее. </text:span><text:span text:style-name="T1387">Зрелище </text:span><text:span text:style-name="T1385">был</text:span><text:span text:style-name="T1386">о</text:span><text:span text:style-name="T1385"> чудовищн</text:span><text:span text:style-name="T1387">ым</text:span><text:span text:style-name="T1385"> — множество скованных цепями людей, </text:span><text:span text:style-name="T1387">с которыми обращались хуже, чем с </text:span><text:span text:style-name="T1388">дикими </text:span><text:span text:style-name="T1387">животными…</text:span></text:p>
      <text:p text:style-name="P332"/>
      <text:p text:style-name="P333"><text:span text:style-name="T1417">Он </text:span>покинул корабль за минуту до того, как <text:span text:style-name="T1391">тот</text:span> достиг причала, <text:span text:style-name="T1389">и выбрал для себя укромное местечко </text:span><text:span text:style-name="T1418">неподалёку</text:span><text:span text:style-name="T1389">, из которого мог наблюдать за всем проис</text:span><text:span text:style-name="T1390">х</text:span><text:span text:style-name="T1389">одящим в порту, оставаясь при этом незамеченным.</text:span></text:p>
      <text:p text:style-name="P333"/>
      <text:p text:style-name="P334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96">прикрыто</text:span> необычной шляпой, <text:span text:style-name="T1395">которую он носил. </text:span><text:span text:style-name="T1396">Робин бегло оглядел его, чуточку задержавшись на глазах — они были холодными и безжалостными, свидетельствуя о </text:span><text:span text:style-name="T1621">жестоком</text:span><text:span text:style-name="T1396"> </text:span><text:span text:style-name="T1497">характере</text:span><text:span text:style-name="T1396"> незнакомца.</text:span></text:p>
      <text:p text:style-name="P335">Внизу к нему моментально подбежал какой-то испуганный человек и с волнением в голосе стал что-то тихо говорить. <text:span text:style-name="T1397">Робин не мог слышать сказанного, но ему стало очевидно, что оно вызвало </text:span><text:span text:style-name="T1399">явное </text:span><text:span text:style-name="T1397">раздражение н</text:span><text:span text:style-name="T1398">е</text:span><text:span text:style-name="T1397">знакомца — внезапно он выхватил из ножен свой меч и одним точны</text:span><text:span text:style-name="T1400">м</text:span><text:span text:style-name="T1397"> и сильным ударом отсёк голову подчинённого. </text:span><text:span text:style-name="T1400">Затем он повернулся лицом к толпе и, </text:span><text:span text:style-name="T1521">приоткрыв рот, </text:span><text:span text:style-name="T1401">медленно прошёлся языком по всей длине лезвия. Оглядывая присутствующих он зловеще улыбался </text:span><text:span text:style-name="T1402">и с его нижней губы на </text:span><text:span text:style-name="T1403">его </text:span><text:span text:style-name="T1402">подбородок </text:span><text:span text:style-name="T3196">про</text:span><text:span text:style-name="T1402">лилась кровь. </text:span><text:span text:style-name="T1404">Когда незнакомец заговорил, страх обуял каждого и</text:span><text:span text:style-name="T1405">з <text:s/>присутствующих</text:span><text:span text:style-name="T1404">:</text:span></text:p>
      <text:p text:style-name="P335">«<text:span text:style-name="T1408">Меня известили</text:span><text:span text:style-name="T1406">, что кто-то проник внутрь регионального штаба и </text:span><text:span text:style-name="T1407">ознакомился с некоторыми документами</text:span><text:span text:style-name="T1406"> Системы. Необходимо найти человека, совершившего данное злодеяние, а также всех причастных к нему лиц.</text:span>»</text:p>
      <text:p text:style-name="P335">«<text:span text:style-name="T1409">Слушаемся, Яхуси!</text:span>» - <text:span text:style-name="T1409">ответила толпа, </text:span><text:span text:style-name="T1425">хором</text:span><text:span text:style-name="T1409">. </text:span><text:span text:style-name="T1410">Большая часть охранников немедленно разделилась на группы и разошлась в разные стороны. </text:span><text:span text:style-name="T1411">Робина и его друзей охватило чувство отчаяния - </text:span><text:span text:style-name="T1412">орёл полетел в сторону центральных улиц города и </text:span><text:span text:style-name="T1413">там</text:span><text:span text:style-name="T1412"> </text:span><text:span text:style-name="T1413">наблюдал</text:span><text:span text:style-name="T1412">, как </text:span><text:span text:style-name="T1415">собирают в</text:span><text:span text:style-name="T1420">месте</text:span><text:span text:style-name="T1415"> всех </text:span><text:span text:style-name="T1419">здешних </text:span><text:span text:style-name="T1413">нищих </text:span><text:span text:style-name="T1415">и</text:span><text:span text:style-name="T1414"> </text:span><text:span text:style-name="T1412">рассказывают им о </text:span><text:span text:style-name="T1413">произошедшем </text:span><text:span text:style-name="T1412">вторжении.</text:span></text:p>
      <text:p text:style-name="P336">Система предоставила местным жителям несколько минут на раздумья, ожидая, что кто-нибудь <text:span text:style-name="T1423">из них </text:span>выйдет вперёд и признается в <text:span text:style-name="T1498">совершённом </text:span>преступлении…</text:p>
      <text:p text:style-name="P336">… <text:span text:style-name="T1422">Н</text:span><text:span text:style-name="T1421">о таковых не нашлось.</text:span></text:p>
      <text:p text:style-name="P337">И тогда Система перешла к насилию. <text:span text:style-name="T1424">Они начали избивать всех мужчин до тех пор, пока они </text:span><text:span text:style-name="T1426">находились</text:span><text:span text:style-name="T1424"> в сознании. Пытаясь спастись, люди разбега</text:span><text:span text:style-name="T1427">лись</text:span><text:span text:style-name="T1424"> в </text:span><text:span text:style-name="T1427">разные</text:span><text:span text:style-name="T1424"> стороны, но многих настигали удары мечами или метательные ножи. </text:span><text:span text:style-name="T1428">Казалось, что </text:span><text:span text:style-name="T1435">теперь уличные </text:span><text:span text:style-name="T1428">лужи были наполнены не </text:span><text:span text:style-name="T1432">дождевой </text:span><text:span text:style-name="T1428">водой, </text:span><text:span text:style-name="T1431">а</text:span><text:span text:style-name="T1428"> кровью невинных жертв </text:span><text:span text:style-name="T1429">этой </text:span><text:span text:style-name="T1430">жуткой </text:span><text:span text:style-name="T1429">резни</text:span><text:span text:style-name="T1428">. </text:span><text:span text:style-name="T1433">Все </text:span><text:span text:style-name="T1499">эти люди </text:span><text:span text:style-name="T1433">были слишком слабы </text:span><text:span text:style-name="T1440">для того</text:span><text:span text:style-name="T1433">, чтобы пытаться мстить </text:span><text:span text:style-name="T1436">за себя </text:span><text:span text:style-name="T1433">или хотя бы </text:span><text:span text:style-name="T1455">в мыслях </text:span><text:span text:style-name="T1433">проник</text:span><text:span text:style-name="T1455">ать</text:span><text:span text:style-name="T1433"> в</text:span><text:span text:style-name="T1455">нутрь</text:span><text:span text:style-name="T1433"> служебн</text:span><text:span text:style-name="T1434">ы</text:span><text:span text:style-name="T1455">х</text:span><text:span text:style-name="T1433"> здани</text:span><text:span text:style-name="T1455">й</text:span><text:span text:style-name="T1433"> Системы.</text:span></text:p>
      <text:p text:style-name="P337"/>
      <text:p text:style-name="P338">Охранники жгли полуразвалившиеся и кособокие хибары местных жит<text:span text:style-name="T1437">е</text:span>лей, <text:span text:style-name="T1438">со многих из этих бедолаг срывали </text:span><text:span text:style-name="T1451">их </text:span><text:span text:style-name="T1438">ветхую одежду, унижая </text:span><text:span text:style-name="T1452">их </text:span><text:span text:style-name="T1439">таким образом </text:span><text:span text:style-name="T1438">ещё </text:span><text:span text:style-name="T1446">сильнее</text:span><text:span text:style-name="T1438">. </text:span><text:span text:style-name="T1500">Периодически </text:span><text:span text:style-name="T1740">стражей</text:span><text:span text:style-name="T1501"> </text:span><text:span text:style-name="T1441">охватывало чувство безумия, и в пылу ярости они действовали гораздо жёстче, чем обычно.</text:span></text:p>
      <text:p text:style-name="P339">Они издевались над женщинами и заставляли смотреть на это их детей и мужей — <text:span text:style-name="T1449">в </text:span><text:s/>тех случаях, когда запугивание не давало нужного результата, <text:span text:style-name="T1453">детей </text:span>связыва<text:span text:style-name="T1442">л</text:span><text:span text:style-name="T1447">и</text:span><text:span text:style-name="T1442"> </text:span><text:span text:style-name="T1443">верёвками в группы </text:span><text:span text:style-name="T1445">из</text:span><text:span text:style-name="T1443"> нескольк</text:span><text:span text:style-name="T1445">их</text:span><text:span text:style-name="T1443"> человек </text:span><text:span text:style-name="T1444">и угрожал</text:span><text:span text:style-name="T1448">и</text:span><text:span text:style-name="T1444"> их сожжением.</text:span></text:p>
      <text:p text:style-name="P340">Не только одной Элисон, <text:span text:style-name="T1454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0"/>
      <text:p text:style-name="P341">На улицах, тут и там, беспорядочно валялись человеческие тела, затрудняя<text:span text:style-name="T1456"> выжившим в этом аду </text:span>возможность <text:span text:style-name="T1456">спрятаться, убежав </text:span><text:span text:style-name="T1502">подальше </text:span><text:span text:style-name="T1456">от </text:span><text:span text:style-name="T1457">своих </text:span><text:span text:style-name="T1456">убийц</text:span>. <text:span text:style-name="T1458">Порывистый ветер разносил мольбы и вопли умирающих на много миль вокруг. </text:span><text:span text:style-name="T1459">От тлеющей земли вверх до самого неба поднимались столпы дыма, </text:span><text:span text:style-name="T1460">закручивающиеся по спирали и распространяющие едкий запах.</text:span></text:p>
      <text:p text:style-name="P342"><text:soft-page-break/>«Я не могу позволить продолжаться <text:span text:style-name="T1742">этим </text:span><text:span text:style-name="T1741">зверствам</text:span>. Мне придётся сдаться.» - <text:span text:style-name="T1507">уныло произнёс</text:span> Робин, <text:span text:style-name="T1461">сглатывая слёзы, </text:span>тек<text:span text:style-name="T1462">шие</text:span> из его остекленевших глаз. <text:span text:style-name="T1463">Он даже не представлял, что произойдёт нечто столь ужасное. </text:span><text:span text:style-name="T1503">Разве л</text:span><text:span text:style-name="T1464">юди могут быть настолько бесчеловечными? </text:span><text:span text:style-name="T1505">Р</text:span><text:span text:style-name="T1504">азве </text:span><text:span text:style-name="T1503">п</text:span><text:span text:style-name="T1465">одобные зверства </text:span><text:span text:style-name="T1504">не </text:span><text:span text:style-name="T1469">свойст</text:span><text:span text:style-name="T1470">венны</text:span><text:span text:style-name="T1465"> лишь дики</text:span><text:span text:style-name="T1469">м</text:span><text:span text:style-name="T1465"> </text:span><text:span text:style-name="T1467">животны</text:span><text:span text:style-name="T1469">м?</text:span></text:p>
      <text:p text:style-name="P343"><text:span text:style-name="T1519">Это</text:span><text:span text:style-name="T1466"> </text:span><text:span text:style-name="T1520">на</text:span><text:span text:style-name="T1468"> самом деле</text:span><text:span text:style-name="T1466"> — </text:span><text:span text:style-name="T1506">л</text:span><text:span text:style-name="T1466">юди</text:span>?</text:p>
      <text:p text:style-name="P344">Сколько <text:span text:style-name="T1471">ещё </text:span>нужно загубить человеческих жизней, чтобы наконец-то осознать всю тщетность <text:span text:style-name="T1472">данного</text:span> действа?</text:p>
      <text:p text:style-name="P344"/>
      <text:p text:style-name="P345">Профессор понимал и разделял чувства своего подопечного, но он был категорически против того, чтобы Робин выдал себя.</text:p>
      <text:p text:style-name="P345">«<text:span text:style-name="T1473">Робин, если ты сдашься, то всё будет напрасно. Подумай об этом, ведь </text:span><text:span text:style-name="T1485">сейчас </text:span><text:span text:style-name="T1484">ты — в будущем</text:span><text:span text:style-name="T1473">. </text:span><text:span text:style-name="T1474">Если ты не вернёшься </text:span><text:span text:style-name="T1476">обратно</text:span><text:span text:style-name="T1474">, </text:span><text:span text:style-name="T1476">к нам, </text:span><text:span text:style-name="T1474">то </text:span><text:span text:style-name="T1486">оно обязательно свершится</text:span><text:span text:style-name="T1474">. </text:span><text:span text:style-name="T1477">Ты наверняка считаешь, что, </text:span><text:span text:style-name="T1508">глядя со стороны, </text:span><text:span text:style-name="T1477">мне очень легко сидеть и </text:span><text:span text:style-name="T1480">пространно </text:span><text:span text:style-name="T1478">рассуждать</text:span><text:span text:style-name="T1477"> </text:span><text:span text:style-name="T1481">о человеческих жертвах</text:span><text:span text:style-name="T1478">, </text:span><text:span text:style-name="T1479">но, поверь мне, я знаю, </text:span><text:span text:style-name="T1482">что ты сейчас чувствуешь</text:span><text:span text:style-name="T1479">. </text:span><text:span text:style-name="T1483">Ты только подумай — мы можем предотвратить все эти события! </text:span><text:span text:style-name="T1487">Это было лишь вопросом времени — то, что Система разъярится и начнёт совершать подобные действия. </text:span><text:span text:style-name="T1488">Прошу тебя, не сдавайся! Кроме тебя больше некому помочь нам предотвратить Третью мировую войну. Пожалуйста, пойми это!</text:span>»</text:p>
      <text:p text:style-name="P345"/>
      <text:p text:style-name="P346">На глазах профессора заблестели слёзы. <text:span text:style-name="T1489">Всем своим сердцем он желал очутиться рядом с Робином и разделить его горе. </text:span><text:span text:style-name="T1490">Он знал, как тяжело и болезненно должен переживать его </text:span><text:span text:style-name="T1491">впечатлительный </text:span><text:span text:style-name="T1490">мальчик такого юного и нежного возраста.</text:span></text:p>
      <text:p text:style-name="P346"/>
      <text:p text:style-name="P346">«<text:span text:style-name="T1495">Хорошо</text:span><text:span text:style-name="T1492">. </text:span><text:span text:style-name="T1514">Тогда м</text:span><text:span text:style-name="T1494">не п</text:span><text:span text:style-name="T1492">ридётся пожертвовать </text:span><text:span text:style-name="T1493">своим </text:span><text:span text:style-name="T1492">человеколюбием и </text:span><text:span text:style-name="T1493">готовиться к </text:span><text:span text:style-name="T1492">сраж</text:span><text:span text:style-name="T1493">ению</text:span><text:span text:style-name="T1492">!</text:span>» - <text:span text:style-name="T1496">хладнокровно произнёс Робин </text:span><text:span text:style-name="T1513">и разорвал визуальный контакт, </text:span><text:span text:style-name="T1514">однако </text:span><text:span text:style-name="T1515">увиденная им </text:span><text:span text:style-name="T1516">картина </text:span><text:span text:style-name="T1515">расправ</text:span><text:span text:style-name="T1516">ы</text:span><text:span text:style-name="T1515"> над </text:span><text:span text:style-name="T1516">беззащитными людьми</text:span><text:span text:style-name="T1515"> ещё долго </text:span><text:span text:style-name="T1559">будоражила</text:span><text:span text:style-name="T1515"> его </text:span><text:span text:style-name="T1518">воспалённо</text:span><text:span text:style-name="T1559">е</text:span><text:span text:style-name="T1515"> </text:span><text:span text:style-name="T1517">воображени</text:span><text:span text:style-name="T1559">е</text:span><text:span text:style-name="T1515">.</text:span></text:p>
      <text:p text:style-name="P346"/>
      <text:p text:style-name="P348">ЧЕТВЁРТАЯ ГЛАВА</text:p>
      <text:p text:style-name="P348"/>
      <text:p text:style-name="P348">ДЖИММИ</text:p>
      <text:p text:style-name="P348"/>
      <text:p text:style-name="P349">ДЕНЬ КЛОНИЛСЯ К ЗАКАТУ. СОЛНЦЕ МЕДЛЕННО УХОДИЛО ЗА ЛИНИЮ ГОРИЗОНТА И ВСКОРЕ видимой осталась лишь <text:span text:style-name="T1525">узкая </text:span>полоса алого цвета, <text:span text:style-name="T1524">разделявшая</text:span> небо <text:span text:style-name="T1524">и</text:span> земл<text:span text:style-name="T1524">ю</text:span>. <text:span text:style-name="T1522">Её отражения неспешно переливались на чёрной поверхности бескрайнего моря, будто кровь, </text:span><text:span text:style-name="T1523">обильно </text:span><text:span text:style-name="T1522">пролитая уходящим днём.</text:span></text:p>
      <text:p text:style-name="P350">В темноте беззвучно бродили тени. <text:span text:style-name="T1526">Чудом сумевшие избежать смерти люди в глубокой печали бродили между </text:span><text:span text:style-name="T1527">многочисленных </text:span><text:span text:style-name="T1528">мёртвых тел,</text:span><text:span text:style-name="T1526"> в надежде отыскать кого-либо из своих родственников </text:span><text:span text:style-name="T1529">или знакомых</text:span><text:span text:style-name="T1526">. </text:span><text:span text:style-name="T1530">Иногда тишину разрывали рыдания, означавшие, </text:span><text:span text:style-name="T1531">что кому-то </text:span><text:span text:style-name="T3572">из них</text:span><text:span text:style-name="T1531"> уда</text:span><text:span text:style-name="T3572">валось</text:span><text:span text:style-name="T1531"> </text:span><text:span text:style-name="T1558">найти</text:span><text:span text:style-name="T1531"> </text:span><text:span text:style-name="T3572">близкого</text:span><text:span text:style-name="T1531"> человека — </text:span><text:span text:style-name="T1534">в</text:span><text:span text:style-name="T1531"> </text:span><text:span text:style-name="T3572">ра</text:span><text:span text:style-name="T1531">зорванной одежде, израненного и залитого кровью, убитого при попытк</text:span><text:span text:style-name="T1532">е спрятаться или </text:span><text:span text:style-name="T1533">с</text:span><text:span text:style-name="T3572">пастись бегством</text:span><text:span text:style-name="T1532">.</text:span></text:p>
      <text:p text:style-name="P382">Воспоминания об этом проклятом дне прочно врезались в память Робина. <text:span text:style-name="T1535">Чем больше он думал о</text:span><text:span text:style-name="T1536">б увиденной им</text:span><text:span text:style-name="T1535"> резне, тем сильнее закипал</text:span><text:span text:style-name="T1537">и</text:span><text:span text:style-name="T1535"> в нём гнев </text:span><text:span text:style-name="T1537">и желание отомстить </text:span><text:span text:style-name="T1743">этому </text:span><text:span text:style-name="T1537">зверю в человеческом обли</text:span><text:span text:style-name="T1745">чии</text:span><text:span text:style-name="T1744">, </text:span><text:span text:style-name="T1537">которого все здесь называли Яхуси.</text:span></text:p>
      <text:p text:style-name="P351">Профессор и его ученики пытались утешить мальчика, изо всех сил стараясь не дать ему скатиться в глубокую депрессию и, <text:span text:style-name="T1538">следовательно</text:span>, <text:span text:style-name="T1538">полностью </text:span>отрезать себя от них.</text:p>
      <text:p text:style-name="P352">Увидев <text:span text:style-name="T1746">жестокость</text:span>, на котор<text:span text:style-name="T1746">ую</text:span> оказались способны люди, Робин почувствовал к ним глубокое отвращение. По <text:span text:style-name="T1539">какому праву</text:span> одни позволяют себе относиться к другим как к какому-то мусору или <text:span text:style-name="T1542">к </text:span><text:span text:style-name="T1540">бездушн</text:span><text:span text:style-name="T1548">ым</text:span><text:span text:style-name="T1540"> </text:span><text:span text:style-name="T3573">механизмам</text:span>, будто бы вторые существуют только для удобства первых и находятся в их полном <text:span text:style-name="T1541">распоряжении</text:span>? <text:span text:style-name="T1543">Это было отвратительным зрелищем — наблюдать, как </text:span><text:span text:style-name="T1544">чудовища</text:span><text:span text:style-name="T1543">, называющие себя людьми, убивают нев</text:span><text:span text:style-name="T1547">иновных</text:span><text:span text:style-name="T1543"> </text:span><text:span text:style-name="T1546">и</text:span><text:span text:style-name="T1543"> </text:span><text:span text:style-name="T1545">не способных </text:span><text:span text:style-name="T1549">защитить</text:span><text:span text:style-name="T1545"> себя</text:span><text:span text:style-name="T1543"> бедняков.</text:span></text:p>
      <text:p text:style-name="P352"><text:soft-page-break/></text:p>
      <text:p text:style-name="P352">«<text:span text:style-name="T1550">Послушай, Робин! </text:span><text:span text:style-name="T1554">В произошедшем сегодня твоей вины нет</text:span><text:span text:style-name="T1550">. </text:span><text:span text:style-name="T1551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52">Это заложено в человека самой природой — использовать </text:span><text:span text:style-name="T1553">примитивные методы для демонстрации с</text:span><text:span text:style-name="T1555">обственных</text:span><text:span text:style-name="T1553"> возможностей.</text:span>»</text:p>
      <text:p text:style-name="P353">«Робин, не закрывай глаза! Тебе не станет л<text:span text:style-name="T1563">егче</text:span>, если ты отгородишься от нас. <text:span text:style-name="T1560">Я согласен с тобой — люди вроде Яхуси не </text:span><text:span text:style-name="T1561">должны </text:span><text:span text:style-name="T1560">жить </text:span><text:span text:style-name="T1561">среди людей </text:span><text:span text:style-name="T1564">и, может быть, не должны жить вообще</text:span><text:span text:style-name="T1560">. </text:span><text:span text:style-name="T1575">Однако</text:span><text:span text:style-name="T1561"> </text:span><text:span text:style-name="T1570">мы</text:span><text:span text:style-name="T1561"> не боги и не имеем п</text:span><text:span text:style-name="T1562">рава судить других. </text:span><text:span text:style-name="T1563">Всё, чт</text:span><text:span text:style-name="T1565">о в наших силах</text:span><text:span text:style-name="T1563">, это </text:span><text:span text:style-name="T1565">не позволять себе опускаться до уровня </text:span><text:span text:style-name="T1569">животных</text:span><text:span text:style-name="T1565">, </text:span><text:span text:style-name="T1567">и не </text:span><text:span text:style-name="T1566">теря</text:span><text:span text:style-name="T1567">ть</text:span><text:span text:style-name="T1566"> сво</text:span><text:span text:style-name="T1568">его</text:span><text:span text:style-name="T1566"> </text:span><text:span text:style-name="T1571">человеческого достоинства</text:span><text:span text:style-name="T1566">.</text:span>»</text:p>
      <text:p text:style-name="P354">Профессор сделал паузу, чтобы убедиться в том, что сказанное <text:span text:style-name="T1572">оказало благоприятный эффект на Робина. </text:span></text:p>
      <text:p text:style-name="P355">Наступила тишина, в течение которой <text:span text:style-name="T1574">юноша</text:span> <text:span text:style-name="T1573">обдумывал слова профессора. </text:span><text:span text:style-name="T1576">В его памяти всё ещё были живы крики и вопли детей и женщин, </text:span><text:span text:style-name="T1577">жизни которых были прерваны </text:span><text:span text:style-name="T1578">столь </text:span><text:span text:style-name="T3574">трагическим</text:span><text:span text:style-name="T1578"> </text:span><text:span text:style-name="T3574">образом</text:span><text:span text:style-name="T1578">.</text:span></text:p>
      <text:p text:style-name="P356">Он размышлял… Воспоминания о довольных лицах охранников, хорошо выполнивших свою грязную работу, не давали ему покоя.</text:p>
      <text:p text:style-name="P356">«<text:span text:style-name="T1579">Робин, не думай об этом. На самом деле всего этого ещё не </text:span><text:span text:style-name="T1581">случилось</text:span><text:span text:style-name="T1579">. Вспомни — ведь ты находишься в будущем. </text:span><text:span text:style-name="T1580">Если ты поможешь нам, то, я надеюсь, в истории больше никогда не </text:span><text:span text:style-name="T1582">будут </text:span><text:span text:style-name="T1580">прои</text:span><text:span text:style-name="T1582">сходить</text:span><text:span text:style-name="T1580"> </text:span><text:span text:style-name="T1583">подобные массовые жестокие расправы</text:span><text:span text:style-name="T1580">.</text:span>»</text:p>
      <text:p text:style-name="P357">«Хорошо, профессор. Вы, кон<text:span text:style-name="T1584">е</text:span>чно, правы. Просто я <text:span text:style-name="T1584">никогда не думал, что люди могут быть настолько бесчеловечными. </text:span><text:span text:style-name="T1585">То, что я увидел, прочно засело в моей голове... </text:span><text:span text:style-name="T1586">Я сделаю всё, что в моих силах.</text:span>»</text:p>
      <text:p text:style-name="P358">На лице профессора отразилось облегчение, когда Робин произнёс эти слова. </text:p>
      <text:p text:style-name="P359">Наступила тишина. Все находились в состоянии глубокой задумчивости, размышляя, не упустили ли они из виду что-то жизненно важное. <text:span text:style-name="T1587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0">Мэтью стал первым, кто прервал затянувшееся молчание.</text:p>
      <text:p text:style-name="P360">«<text:span text:style-name="T1588">А что насчёт тех женщин и мужчин, которых доставили в порт в цепях? </text:span><text:span text:style-name="T1589">Мы так и не выяснили, каким образом Система собиралась использовать их. </text:span><text:span text:style-name="T1590">Что нам известно о месте, в которое их увезли, прежде чем началась кровавая бойня? </text:span><text:span text:style-name="T1591">Я думаю, что нам нужно найти их и </text:span><text:span text:style-name="T1592">попытаться </text:span><text:span text:style-name="T1591">получить </text:span><text:span text:style-name="T1593">для себя </text:span><text:span text:style-name="T1591">больше сведений. </text:span><text:span text:style-name="T1594">Должно быть, эти люди представляют для Системы какую-то ценность, раз никого из них не тронули во время побоища.</text:span>»</text:p>
      <text:p text:style-name="P360">«<text:span text:style-name="T1595">Профессор? </text:span><text:span text:style-name="T1596">Мэтью высказал очень толковую идею — это именно то, чему мы незаслуженно уделили слишком мало внимания. </text:span><text:span text:style-name="T1597">Сначала я попробую поискать на корабле — после сегодняшнего проникновения внутрь их крепости, они наверняка будут охранять е</text:span><text:span text:style-name="T1598">го </text:span><text:span text:style-name="T1597">лучше </text:span><text:span text:style-name="T1598">прежнего</text:span><text:span text:style-name="T1597">. </text:span><text:span text:style-name="T1599">Яхуси, вероятно, вынес </text:span><text:span text:style-name="T1602">охранникам</text:span><text:span text:style-name="T1599"> строгое предупреждение. </text:span><text:span text:style-name="T1600">Интересно, на какой позиции находится </text:span><text:span text:style-name="T1601">этот злодей</text:span><text:span text:style-name="T1600"> в иерархии Системы? Вероятно, мы скоро узнаем об этом.</text:span>»</text:p>
      <text:p text:style-name="P361"><text:span text:style-name="T1859">На подлёте к кораблю </text:span>Робин замолчал. Осмотр с высоты показал, что теперь его усиленно охраняли. <text:span text:style-name="T1603">События этого утра, должно быть, значительно повлияли на данное решение. </text:span><text:span text:style-name="T1604">Стало ясно, что у Робина не было никаких шансов пытаться проникнуть внутрь минуя </text:span><text:span text:style-name="T1605">охранников — </text:span><text:span text:style-name="T1618">очевидно</text:span><text:span text:style-name="T1605">, что все они были слишком напуганы и опасались казни в случае повторного проникновения.</text:span></text:p>
      <text:p text:style-name="P362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07">обедом</text:span>.</text:p>
      <text:p text:style-name="P363">Дурной запах, исходивший от рабов, использов<text:span text:style-name="T1614">авшихся</text:span> для гребли, был просто невыносим — <text:span text:style-name="T1606">настолько, что находясь рядом с ними, вполне можно было бы лишиться сознания. </text:span><text:span text:style-name="T1607">Грязь </text:span><text:span text:style-name="T1613">и </text:span><text:soft-page-break/><text:span text:style-name="T1651">мусор</text:span><text:span text:style-name="T1607">, обильно покрывавш</text:span><text:span text:style-name="T1613">ие</text:span><text:span text:style-name="T1607"> всю палубу, мешал</text:span><text:span text:style-name="T1613">и</text:span><text:span text:style-name="T1607"> быстрому п</text:span><text:span text:style-name="T1652">родвижению</text:span><text:span text:style-name="T1607"> мыши. </text:span><text:span text:style-name="T1608">Невдалеке измождённый голодом гребец сосредоточил всё своё внимание </text:span><text:span text:style-name="T1609">на таракане. </text:span><text:span text:style-name="T1610">Внезапно</text:span><text:span text:style-name="T1609"> его рука метнулась </text:span><text:span text:style-name="T1616">в сторону насекомого </text:span><text:span text:style-name="T1615">и </text:span><text:span text:style-name="T1609">со скоростью молнии схватила вожделенную добычу. </text:span><text:span text:style-name="T1611">После беглого осмотра свое</text:span><text:span text:style-name="T1653">й</text:span><text:span text:style-name="T1611"> </text:span><text:span text:style-name="T1653">награды</text:span><text:span text:style-name="T1611"> мужчина сунул его в </text:span><text:span text:style-name="T1617">свой </text:span><text:span text:style-name="T1611">рот — </text:span><text:span text:style-name="T1650">послышался</text:span><text:span text:style-name="T1611"> едва слышн</text:span><text:span text:style-name="T1649">ый</text:span><text:span text:style-name="T1611"> </text:span><text:span text:style-name="T1649">хруст</text:span><text:span text:style-name="T1611">. </text:span><text:span text:style-name="T1612">Когда он сглотнул, на его лице отразилось выражение блаженства.</text:span></text:p>
      <text:p text:style-name="P364">Спины почти всех рабов были изуродованы шрамами. <text:span text:style-name="T1627">На телах у</text:span><text:span text:style-name="T1622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54">становилось</text:span><text:span text:style-name="T1622"> ясно, что это место является рассадником инфекции и различных болезней. </text:span><text:span text:style-name="T1628">Глядя на них, м</text:span><text:span text:style-name="T1623">ожно был</text:span><text:span text:style-name="T1624">о бы подумать, что такие </text:span><text:span text:style-name="T1623">условия содержания людей </text:span><text:span text:style-name="T1625">были отменены ещё в средние века.</text:span></text:p>
      <text:p text:style-name="P365">Помимо зловония, исходившего от <text:span text:style-name="T1634">гребцов</text:span>, в воздухе отчётливо чувствовался запах мочи. Осмотревшись по сторонам, Робин не нашёл <text:span text:style-name="T1626">никакой посуды, которую можно было бы <text:s/>использовать для того, чтобы справить нужду, </text:span><text:span text:style-name="T1629">а</text:span><text:span text:style-name="T1626"> </text:span><text:span text:style-name="T1629">туго сковывающие рабов массивные железные цепи наводили его на мысль о том, что их не снимают никогда. </text:span><text:span text:style-name="T1630">Сгорбившись на вёслах и приняв наиболее удобные позы в условиях ограниченного </text:span><text:span text:style-name="T1633">доступного </text:span><text:span text:style-name="T1630">пространства, </text:span><text:span text:style-name="T1658">рабы</text:span><text:span text:style-name="T1630"> пытались заснуть </text:span><text:span text:style-name="T1655">и</text:span><text:span text:style-name="T1630"> </text:span><text:span text:style-name="T1631">хотя бы на короткое время </text:span><text:span text:style-name="T1632">убежа</text:span><text:span text:style-name="T1655">ть</text:span><text:span text:style-name="T1632"> от жестокой реальности.</text:span></text:p>
      <text:p text:style-name="P366">За одним из <text:span text:style-name="T1636">этих несчастных</text:span> пришли двое охранников и поволокли его за собой. Он был мёртв.<text:span text:style-name="T1635"> </text:span><text:span text:style-name="T1636">Было похоже, что он </text:span><text:span text:style-name="T1635">умер либо от переутомления, либо от какой-то болезни — пе</text:span><text:span text:style-name="T1636">рвое <text:s/>предположение было наиболее вероятным.</text:span></text:p>
      <text:p text:style-name="P367">Робин <text:span text:style-name="T1637">покинул это убогое </text:span><text:span text:style-name="T1723">жилище</text:span><text:span text:style-name="T1637">, отправившись исследовать остальную часть корабля. </text:span><text:span text:style-name="T1724">Увы, </text:span><text:span text:style-name="T1639">о</text:span><text:span text:style-name="T1638">н не нашёл того, что искал. </text:span></text:p>
      <text:p text:style-name="P368">Перед тем, как <text:span text:style-name="T1642">улететь</text:span> <text:span text:style-name="T1642">с </text:span>корабл<text:span text:style-name="T1642">я</text:span>, Робин поджёг капитанскую каюту, запалив найденные тут же навигационные карты <text:span text:style-name="T1659">и</text:span> <text:span text:style-name="T1659">о</text:span>хранникам пришлось выпустить из трюма всех рабов, поскол<text:span text:style-name="T1640">ьку раздобыть живую силу в достаточном количестве было для них задачей </text:span><text:span text:style-name="T1644">не из простых</text:span><text:span text:style-name="T1640">. </text:span><text:span text:style-name="T1645">Таким образом, </text:span><text:span text:style-name="T1656">в спешном порядке </text:span><text:span text:style-name="T1645">к</text:span><text:span text:style-name="T1641">орабль </text:span><text:span text:style-name="T1642">был покинут</text:span><text:span text:style-name="T1641">. </text:span><text:span text:style-name="T1643">Это было захватывающ</text:span><text:span text:style-name="T1657">е</text:span><text:span text:style-name="T1643"> — наблюдать за языками пламени, охватившими весь корабль, на фоне быстро сгущающихся сумерек, а также за </text:span><text:span text:style-name="T1646">закручивающимися </text:span><text:span text:style-name="T1647">клубами дыма, </text:span><text:span text:style-name="T1648">которые </text:span><text:span text:style-name="T1647">подни</text:span><text:span text:style-name="T1648">мались высоко</text:span><text:span text:style-name="T1647"> вверх и рассеив</text:span><text:span text:style-name="T1648">ались</text:span><text:span text:style-name="T1647"> там порыва</text:span><text:span text:style-name="T1648">ми ветра</text:span><text:span text:style-name="T1647">.</text:span></text:p>
      <text:p text:style-name="P369">Среди команды гребцов послышались одобрительные перешёптывания — большинство из них <text:span text:style-name="T1725">уже давно </text:span>не видело дневного света и не <text:span text:style-name="T1725">выходило на поверхность, чтобы по</text:span>дыша<text:span text:style-name="T1725">ть</text:span> свежим воздухом. </text:p>
      <text:p text:style-name="P370">Внезапно раздался мощный треск — <text:span text:style-name="T1726">это </text:span>огромный разлом прошёл по корпусу корабля и он <text:span text:style-name="T1661">начал</text:span> быстро погружаться в <text:span text:style-name="T1722">воды пролива </text:span>Те-Солент. <text:span text:style-name="T1727">Здесь, у</text:span><text:span text:style-name="T1660">вязнув в илистом дне, </text:span><text:span text:style-name="T1720">он </text:span><text:span text:style-name="T1728">и </text:span><text:span text:style-name="T1721">нашёл своё последнее пристанище</text:span><text:span text:style-name="T1719">.</text:span></text:p>
      <text:p text:style-name="P371">Среди охранников разгорелся спор о том, что послужило причиной пожара и каким образом кто-либо мог оказаться в каюте Яхуси. <text:span text:style-name="T1662">Когда стражи, </text:span><text:span text:style-name="T1670">наконец,</text:span><text:span text:style-name="T1662"> поняли, что кому-то из них предстоит сообщить о пожаре своему главе, их моментально охватил леденящий ужас. </text:span><text:span text:style-name="T1666">Б</text:span><text:span text:style-name="T1663">ыло забавно наблюдать </text:span><text:span text:style-name="T1666">со стороны</text:span><text:span text:style-name="T1663">, как они тянут жребий, выясняя, </text:span><text:span text:style-name="T1664">кому именно предстоит встреча с </text:span><text:span text:style-name="T1665">Яхуси</text:span><text:span text:style-name="T1664">.</text:span></text:p>
      <text:p text:style-name="P372">Все сошедшие с корабля рабы были выстроены в колонну по одному и отправлены в крепость.</text:p>
      <text:p text:style-name="P373">У Робина появился шанс проникнуть внутрь их базы через главный вход. <text:span text:style-name="T1667">Он снова трансформировал себя в орла и полетел в нужном направлении, прибыв к мест</text:span><text:span text:style-name="T1732">у</text:span><text:span text:style-name="T1729"> </text:span><text:span text:style-name="T1667">раньше других. </text:span><text:span text:style-name="T1668">Здесь он превратил себя в мышь, </text:span><text:span text:style-name="T1669">поскольку посчитал, что будет безопаснее проползти мимо охраннико</text:span><text:span text:style-name="T1730">в</text:span><text:span text:style-name="T1669">, чем </text:span><text:span text:style-name="T1733">размахивать крыльями</text:span><text:span text:style-name="T1669"> над их головами.</text:span></text:p>
      <text:p text:style-name="P374"><text:span text:style-name="T1671">Ему пришлось некоторое время подождать прибытия стражей </text:span><text:span text:style-name="T1674">С</text:span><text:span text:style-name="T1671">истемы, и он провёл его, внимательно изучая здание.</text:span> <text:span text:style-name="T1672">На вид оно было холодным и </text:span><text:span text:style-name="T1677">неживым</text:span><text:span text:style-name="T1672">. Когда Робин разглядывал его устрашающе-массивное кубическое очертание, а также отмечал строгость прямых линий и углов, </text:span><text:span text:style-name="T1673">по его спине бегали мурашки. </text:span><text:span text:style-name="T1675">Было вполне возможно представ</text:span><text:span text:style-name="T1731">ить</text:span><text:span text:style-name="T1675"> его фабрикой по промывке человеческих мозгов, где </text:span><text:span text:style-name="T1676">из людей </text:span><text:span text:style-name="T1675">из</text:span><text:span text:style-name="T1676">влекают их разум, заменяя его роботизированной и механизированной начинкой, конечным продуктом которой явля</text:span><text:span text:style-name="T1679">ются</text:span><text:span text:style-name="T1676"> толпы зомби, проповедующи</text:span><text:span text:style-name="T1680">е</text:span><text:span text:style-name="T1676"> </text:span><text:span text:style-name="T1678">странную доктрину Системы.</text:span></text:p>
      <text:p text:style-name="P374"><text:soft-page-break/></text:p>
      <text:p text:style-name="P375">Солнце уже опустилось за горизонт и наступили сумерки. <text:span text:style-name="T1681">Вдали Робин увидел неспешно двигавшуюся </text:span><text:span text:style-name="T1682">мрачную </text:span><text:span text:style-name="T1681">процессию, состоявшую из заключённых и конвоирующих их охранников. </text:span><text:span text:style-name="T1692">Б</text:span><text:span text:style-name="T1684">ывшие</text:span><text:span text:style-name="T1683"> гребцы с большим трудом преодолевали каждый шаг </text:span><text:span text:style-name="T1690">—</text:span><text:span text:style-name="T1683"> их босые ноги были изранены гноящимися ссадинами </text:span><text:span text:style-name="T3580">и порезами</text:span><text:span text:style-name="T1683">, </text:span><text:span text:style-name="T3580">а также </text:span><text:span text:style-name="T1683">ушибами.</text:span></text:p>
      <text:p text:style-name="P376"/>
      <text:p text:style-name="P377">Прошло не много времени с тех пор, <text:span text:style-name="T1685">как Робин впервые увидел штаб Системы, </text:span><text:span text:style-name="T1708">и </text:span><text:span text:style-name="T1685">до того </text:span><text:span text:style-name="T1688">момента</text:span><text:span text:style-name="T1685">, </text:span><text:span text:style-name="T1688">когда</text:span><text:span text:style-name="T1685"> он о</text:span><text:span text:style-name="T1686">казался </text:span><text:span text:style-name="T1687">в</text:span><text:span text:style-name="T1689">нутри</text:span><text:span text:style-name="T1685">. </text:span><text:span text:style-name="T1690">За воротами центрального входа обнаружился пустующий холл — </text:span><text:span text:style-name="T1691">нахо</text:span><text:span text:style-name="T1736">дившиеся</text:span><text:span text:style-name="T1691"> в нём </text:span><text:span text:style-name="T1709">служители Системы</text:span><text:span text:style-name="T1691"> </text:span><text:span text:style-name="T1736">пребывали</text:span><text:span text:style-name="T1691"> в растерянности </text:span><text:span text:style-name="T1734">и в недоумении</text:span><text:span text:style-name="T1691">, </text:span><text:span text:style-name="T1693">поскольку</text:span><text:span text:style-name="T1691"> никто не ожидал, что они приведут с собой рабов.</text:span></text:p>
      <text:p text:style-name="P378"><text:span text:style-name="T1694">С опаской, в</text:span>перёд выступил человек, вытянувший «несчастливую» соломинку <text:span text:style-name="T1695">и </text:span><text:span text:style-name="T1717">неуверенно </text:span><text:span text:style-name="T1710">про</text:span><text:span text:style-name="T1695">говорил:</text:span></text:p>
      <text:p text:style-name="P378">«<text:span text:style-name="T1695">Я могу видеть господина Яхуси? Свободен ли он? Я должен доложить ему о том, что произошло.</text:span>»</text:p>
      <text:p text:style-name="P379">Белого, словно мел, охранника направили в апартаменты Яхуси. <text:span text:style-name="T1696">В его </text:span><text:span text:style-name="T1737">памяти</text:span><text:span text:style-name="T1696"> </text:span><text:span text:style-name="T1697">намертво </text:span><text:span text:style-name="T1700">засело </text:span><text:span text:style-name="T1698">воспоминание о том, что случилось с таким же, как он сам, вестником, </text:span><text:span text:style-name="T1699">принесшим дурные </text:span><text:span text:style-name="T1701">новости </text:span><text:span text:style-name="T1702">утром </text:span><text:span text:style-name="T1703">э</text:span><text:span text:style-name="T1702">того дня</text:span><text:span text:style-name="T1699">. </text:span><text:span text:style-name="T1704">Увидев, </text:span><text:span text:style-name="T1705">как просто тот распрощался со своей жизнью</text:span><text:span text:style-name="T1704">, </text:span><text:span text:style-name="T1706">страж</text:span><text:span text:style-name="T1704"> опасался, что его </text:span><text:span text:style-name="T1705">постигнет</text:span><text:span text:style-name="T1704"> та же </text:span><text:span text:style-name="T1735">самая </text:span><text:span text:style-name="T1704">участь.</text:span></text:p>
      <text:p text:style-name="P379"/>
      <text:p text:style-name="P380">По всему зданию эхом разнёсся громкий голос Яхуси <text:span text:style-name="T1707">и</text:span> <text:span text:style-name="T1707">вслед за ним</text:span> послышались мольбы охранника о пощаде. <text:span text:style-name="T1713">Из ножен, </text:span><text:span text:style-name="T1714">как и прежде,</text:span><text:span text:style-name="T1713"> вновь появился меч</text:span><text:span text:style-name="T1712">. </text:span>Затем раздался пронзительный визг, за которым <text:span text:style-name="T1715">тут же </text:span>последовал глухой удар — <text:span text:style-name="T1711">стук о землю головы, распрощавшейся с телом.</text:span></text:p>
      <text:p text:style-name="P380"/>
      <text:p text:style-name="P380">«<text:span text:style-name="T1716">Несчастный...</text:span>» - <text:span text:style-name="T1716">подумал Робин.</text:span></text:p>
      <text:p text:style-name="P380">«<text:span text:style-name="T1716">Это несправедливо, ведь охранник </text:span><text:span text:style-name="T1718">совсем </text:span><text:span text:style-name="T1716">не виноват в том, что возник пожар!</text:span>»</text:p>
      <text:p text:style-name="P380"/>
      <text:p text:style-name="P381">Поджог корабля, похоже, сильно обеспокоил Яхуси — <text:span text:style-name="T1738">было заметно, что он чего-то боится. Он был в ярости и возмущённо </text:span><text:span text:style-name="T1747">вопил</text:span><text:span text:style-name="T1738">, угрожая казнить всех своих советников, если они </text:span><text:span text:style-name="T1739">они не предложат решение возникшей проблемы в установленный срок.</text:span></text:p>
      <text:p text:style-name="P381">«<text:span text:style-name="T1740">Мы должны как можно скорее </text:span><text:span text:style-name="T1748">вернуться </text:span><text:span text:style-name="T1750">обратно </text:span><text:span text:style-name="T1748">вместе с теми людьми. </text:span><text:span text:style-name="T2129">М</text:span><text:span text:style-name="T1748">ао Цзе-ч</text:span><text:span text:style-name="T1998">е</text:span><text:span text:style-name="T1748">йк будет страшно недоволен, если мы не выполним его приказ. </text:span><text:span text:style-name="T1749">Для нас всех жизненно важно выполнить </text:span><text:span text:style-name="T1756">его </text:span><text:span text:style-name="T1757">как можно скорее</text:span><text:span text:style-name="T1749">!</text:span>»</text:p>
      <text:p text:style-name="P381"/>
      <text:p text:style-name="P381">«<text:span text:style-name="T1751">Робин, мне кажется я знаю, о чём он говорит. Не могу объяснить этого словами, но уверен, что нам н</text:span><text:span text:style-name="T1759">е</text:span><text:span text:style-name="T1758">обходимо</text:span><text:span text:style-name="T1751"> </text:span><text:span text:style-name="T1758">немедленно</text:span><text:span text:style-name="T1751"> отыскать и освободить </text:span><text:span text:style-name="T1752">тех</text:span><text:span text:style-name="T1751"> заключённых</text:span><text:span text:style-name="T1754">, </text:span><text:span text:style-name="T1752">которых мы видели в порту</text:span><text:span text:style-name="T1751">.</text:span>»</text:p>
      <text:p text:style-name="P383">Голос профессора прозвучал весьма убедительно, и Робин, не задавая лишних вопросов, немедленно покинул жилище Яхуси, <text:span text:style-name="T1753">отправившись</text:span> на <text:span text:style-name="T1755">поиски бывших бандитов-приспособленцев</text:span>.</text:p>
      <text:p text:style-name="P384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26">сообразил</text:span>, в каком месте могли содержать пленник<text:span text:style-name="T3426">ов</text:span>. <text:span text:style-name="T1760">Б</text:span>лагодаря ему, Робину не пришлось осматривать каждое помещение в отдельности.</text:p>
      <text:p text:style-name="P385">Юноша сильно удивился, <text:span text:style-name="T1800">увидев</text:span>, что Система может делиться с кем-либо своими продуктовыми припасами, но сейчас, с<text:span text:style-name="T1762">обственными</text:span> глазами, он наблюдал <text:span text:style-name="T1801">именно это </text:span>— <text:span text:style-name="T1761">каждый </text:span><text:span text:style-name="T1763">из </text:span><text:span text:style-name="T1761">заключённы</text:span><text:span text:style-name="T1763">х</text:span><text:span text:style-name="T1761"> получил по миске, в которой находились свежие овощи и ещё что-то </text:span><text:span text:style-name="T3427">похожее на </text:span><text:span text:style-name="T1761">куски мяса. </text:span><text:span text:style-name="T1764">Эти люди, должно быть, </text:span><text:span text:style-name="T1822">представляли</text:span><text:span text:style-name="T1764"> </text:span><text:span text:style-name="T1771">для Системы </text:span><text:span text:style-name="T1764">больш</text:span><text:span text:style-name="T1823">ую</text:span><text:span text:style-name="T1764"> знач</text:span><text:span text:style-name="T1823">имость</text:span><text:span text:style-name="T1764">, </text:span><text:span text:style-name="T1770">если</text:span><text:span text:style-name="T1764"> </text:span><text:span text:style-name="T1771">она</text:span><text:span text:style-name="T1764"> </text:span><text:span text:style-name="T1802">решила </text:span><text:span text:style-name="T1764">заботи</text:span><text:span text:style-name="T1802">ться</text:span><text:span text:style-name="T1764"> о</text:span><text:span text:style-name="T1770">б</text:span><text:span text:style-name="T1764"> </text:span><text:span text:style-name="T1770">их здоровье</text:span><text:span text:style-name="T1764">. </text:span><text:span text:style-name="T1765">Мысленно, Робин сравнил эту сцену с кормлением цыплят на птицефабрике, которых, как всем известно, откармливают </text:span><text:span text:style-name="T1766">лишь</text:span><text:span text:style-name="T1765"> для того, чтобы впоследствии </text:span><text:span text:style-name="T1767">отправить на убой</text:span><text:span text:style-name="T1765">.</text:span></text:p>
      <text:p text:style-name="P386"><text:soft-page-break/>Он внимательно осмотрел место заточения <text:span text:style-name="T1768">и понял, что вывести </text:span><text:span text:style-name="T3577">узников</text:span><text:span text:style-name="T1768"> в безопасное место — задача не из простых. </text:span><text:span text:style-name="T3428">О</text:span><text:span text:style-name="T1769">тсюда </text:span><text:span text:style-name="T3428">наружу </text:span><text:span text:style-name="T1772">вела </text:span><text:span text:style-name="T3428">всего</text:span><text:span text:style-name="T1772"> одна дверь, и она </text:span><text:span text:style-name="T1773">тщательно </text:span><text:span text:style-name="T1772">охранялась.</text:span></text:p>
      <text:p text:style-name="P386">«<text:span text:style-name="T1774">Профессор, как мне вывести </text:span><text:span text:style-name="T1803">всех</text:span><text:span text:style-name="T1774"> из этого помещения? На первый взгляд это кажется невозможным.</text:span>»</text:p>
      <text:p text:style-name="P386">«<text:span text:style-name="T1775">Робин, попробуй найти генератор. </text:span><text:span text:style-name="T1776">Если у тебя получится </text:span><text:span text:style-name="T3578">повредить его</text:span><text:span text:style-name="T1776">, </text:span><text:span text:style-name="T1777">то таким образом ты </text:span><text:span text:style-name="T1778">отвлечёшь</text:span><text:span text:style-name="T1777"> охрану и выигр</text:span><text:span text:style-name="T1778">аешь</text:span><text:span text:style-name="T1777"> время.</text:span>»</text:p>
      <text:p text:style-name="P386">«<text:span text:style-name="T1779">Вы можете подсказать, где он находится? </text:span><text:span text:style-name="T1780">И </text:span><text:span text:style-name="T1824">да</text:span><text:span text:style-name="T1780">… </text:span><text:span text:style-name="T1781">Мне кажется, </text:span><text:span text:style-name="T1825">где-то </text:span><text:span text:style-name="T1781">тут долж</text:span><text:span text:style-name="T1782">ен</text:span><text:span text:style-name="T1781"> </text:span><text:span text:style-name="T1825">находиться</text:span><text:span text:style-name="T1781"> ещё один вентиляционный проход, который ведёт </text:span><text:span text:style-name="T1783">на первый этаж и, затем, наружу. </text:span><text:span text:style-name="T1784">Возможно, будет лучше, если я попытаюсь вывести заключённых </text:span><text:span text:style-name="T1787">именно </text:span><text:span text:style-name="T1784">этим путём. </text:span><text:span text:style-name="T1785">После того, как они окажутся на открытом воздухе, им останется лишь пере</text:span><text:span text:style-name="T1931">браться</text:span><text:span text:style-name="T1785"> через забор, </text:span><text:span text:style-name="T1788">а</text:span><text:span text:style-name="T1785"> затем я </text:span><text:span text:style-name="T1789">смогу </text:span><text:span text:style-name="T1790">спрятать</text:span><text:span text:style-name="T1785"> их в то</text:span><text:span text:style-name="T1790">м</text:span><text:span text:style-name="T1785"> ветх</text:span><text:span text:style-name="T1790">ом</text:span><text:span text:style-name="T1785"> дом</text:span><text:span text:style-name="T1790">е</text:span><text:span text:style-name="T1785">, </text:span><text:span text:style-name="T1790">где </text:span><text:span text:style-name="T1826">обычно </text:span><text:span text:style-name="T1785">ночую.</text:span>»</text:p>
      <text:p text:style-name="P386">«<text:span text:style-name="T1786">Можешь попробовать, Робин</text:span>» - <text:span text:style-name="T1786">ответил ему профессор.</text:span></text:p>
      <text:p text:style-name="P386">«<text:span text:style-name="T1790">Полагаю, если на первом этаже имеется вентиляционное отверстие, </text:span><text:span text:style-name="T1791">ведущее наружу...</text:span>» - <text:span text:style-name="T1791">начал Мэтью,</text:span></text:p>
      <text:p text:style-name="P386">«...<text:span text:style-name="T1792">то оно должно располагаться в стене на противоположной </text:span><text:span text:style-name="T1794">к</text:span><text:span text:style-name="T1792"> главно</text:span><text:span text:style-name="T1794">му</text:span><text:span text:style-name="T1792"> вход</text:span><text:span text:style-name="T1794">у</text:span><text:span text:style-name="T1792"> стороне </text:span><text:span text:style-name="T1793">здания</text:span><text:span text:style-name="T1792">.</text:span>»</text:p>
      <text:p text:style-name="P387">В голосе <text:span text:style-name="T1795">Мэтью </text:span>явно слышалась нерешительность — <text:span text:style-name="T1795">обычно ему</text:span> не нравилось оставлять свои комментарии в тех случаях, когда он не был уверен в их точности.</text:p>
      <text:p text:style-name="P388">Робин покинул помещение, оставив заключённых доедать свой ужин. <text:span text:style-name="T1796">Он направился в ту сторону, где, как он надеялся, должна была находиться вторая вентиляцион</text:span><text:span text:style-name="T1797">ная</text:span><text:span text:style-name="T1796"> отдушина. </text:span><text:span text:style-name="T1797">После тщательного осмотра всех комнат с северной стороны здания, он выяснил, что искомая отдушина находится прямо под столом, </text:span><text:span text:style-name="T1799">и т</text:span><text:span text:style-name="T1798">еперь он мог приступать к поискам генератора.</text:span></text:p>
      <text:p text:style-name="P388">«<text:span text:style-name="T1804">Робин, не </text:span><text:span text:style-name="T1827">спеши</text:span><text:span text:style-name="T1804">! </text:span><text:span text:style-name="T1805">Если мы попробуем применить логику, то, возможно, сможем избавить тебя от напрасной траты сил... </text:span><text:span text:style-name="T1806">На первом этаже вентиляционный канал расположен с северной стороны </text:span><text:span text:style-name="T1807">штабы</text:span><text:span text:style-name="T1806">, а центральный вход — с южной... </text:span><text:span text:style-name="T1808">Заключённых, которых мы хотим освободить, держат в восточной стороне здания... </text:span><text:span text:style-name="T1809">Если не ошибаюсь, то вентиляционное отверстие под самой крышей здания находится на западной…</text:span><text:span text:style-name="T1815"> </text:span><text:span text:style-name="T1810">Генератор должен быть в подвале </text:span><text:span text:style-name="T1811">возле западной стены, потому что, </text:span><text:span text:style-name="T1812">если помнишь, там была широкая труба, ведущая от вентиляционного отверстия прямо вниз. </text:span><text:span text:style-name="T1813">Я просто пытаюсь сообразить, </text:span><text:span text:style-name="T1816">как </text:span><text:span text:style-name="T1813">расположен</text:span><text:span text:style-name="T1814">ы</text:span><text:span text:style-name="T1813"> резиденция Яхуси </text:span><text:span text:style-name="T1814">и помещение для охраны относительно остальных </text:span><text:span text:style-name="T1828">объектов</text:span><text:span text:style-name="T1814"> внутри штаба… </text:span><text:span text:style-name="T1817">Ах! Я вспомнил! </text:span><text:span text:style-name="T1818">Они находятся возле комнаты, в которой хранятся все документы и планы — всё это с западной стороны.</text:span>»</text:p>
      <text:p text:style-name="P388">«<text:span text:style-name="T1819">Профессор, если вы правы относительно того, где находится генератор, то я смогу без лишней суеты вывести всех </text:span><text:span text:style-name="T1820">заключённых</text:span><text:span text:style-name="T1819">!</text:span>»</text:p>
      <text:p text:style-name="P388"/>
      <text:p text:style-name="P389">Робин <text:span text:style-name="T1834">отправился</text:span> к западной стене. <text:span text:style-name="T1821">Ему пришлось быть предельно осторожным, так как профессор Фержер </text:span><text:span text:style-name="T1830">оказался</text:span><text:span text:style-name="T1821"> </text:span><text:span text:style-name="T1833">весьма </text:span><text:span text:style-name="T1831">точен в своих предположениях</text:span><text:span text:style-name="T1821"> насчёт </text:span><text:span text:style-name="T1829">мест </text:span><text:span text:style-name="T1821">расположения Яхуси и охран</text:span><text:span text:style-name="T1845">ников</text:span><text:span text:style-name="T1821">. </text:span><text:span text:style-name="T1835">Наполовину прикрыв </text:span><text:span text:style-name="T1838">веки</text:span><text:span text:style-name="T1835">, о</text:span><text:span text:style-name="T1832">н </text:span><text:span text:style-name="T1834">направил свою маленькую мышин</text:span><text:span text:style-name="T1835">ую мордочку вниз — </text:span><text:span text:style-name="T1837">так, </text:span><text:span text:style-name="T1836">чтобы никто не заметил его зелёных флуоресцентных глаз.</text:span></text:p>
      <text:p text:style-name="P390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39">и стол</text:span><text:span text:style-name="T1840">бцы</text:span><text:span text:style-name="T1839">. </text:span><text:span text:style-name="T1841">В конце очередного ряда обнаружилась за</text:span><text:span text:style-name="T1847">крытая</text:span><text:span text:style-name="T1841"> дверь. </text:span><text:span text:style-name="T1842">Убедившись, что в коридоре никого нет, мышонок вернул себе сво</text:span><text:span text:style-name="T1846">й</text:span><text:span text:style-name="T1842"> прежн</text:span><text:span text:style-name="T1846">ий,</text:span><text:span text:style-name="T1842"> человеческ</text:span><text:span text:style-name="T1846">ий</text:span><text:span text:style-name="T1842"> </text:span><text:span text:style-name="T1846">облик,</text:span><text:span text:style-name="T1842"> </text:span><text:span text:style-name="T1843">открыл тяжёлую скрипучую дверь и прокрался внутрь. </text:span><text:span text:style-name="T1844">Вот она, искомая машина! Она стояла посреди комнаты — вибрируя и </text:span><text:span text:style-name="T1916">шумно </text:span><text:span text:style-name="T1844">производя электричество.</text:span></text:p>
      <text:p text:style-name="P391">«И что мне делать с этим генератором?»</text:p>
      <text:p text:style-name="P391">«Робин, обойди его по кругу, чтобы я мог осмотреть его.»</text:p>
      <text:p text:style-name="P391">Мальчик <text:span text:style-name="T1872">сразу же приступил к выполнению</text:span> указани<text:span text:style-name="T1872">я</text:span> профессора — <text:span text:style-name="T1872">он не спеша обошёл аппарат, задерживаясь возле тех его частей, </text:span><text:span text:style-name="T1873">из</text:span><text:span text:style-name="T1872"> которых </text:span><text:span text:style-name="T1873">торчали</text:span><text:span text:style-name="T1872"> </text:span><text:span text:style-name="T1873">труб</text:span><text:span text:style-name="T1874">ы</text:span><text:span text:style-name="T1873"> и свисали провода. </text:span></text:p>
      <text:p text:style-name="P392">«<text:span text:style-name="T1874">Робин, ты видишь две расположенные параллельно трубы? По одной из них в генератор поступает вода для охлаждения. </text:span><text:span text:style-name="T1875">Перекрыв </text:span><text:span text:style-name="T1876">соответствующий </text:span><text:span text:style-name="T1875">вентиль, ты спровоцируешь перегрев агрегата и, если его не остановить вовремя, начнётся пожар, </text:span><text:span text:style-name="T1877">а затем произойд</text:span><text:span text:style-name="T1878">ё</text:span><text:span text:style-name="T1877">т </text:span><text:soft-page-break/><text:span text:style-name="T1877">взрыв. </text:span><text:span text:style-name="T1879">Сейчас ты должен вернуться к пленникам и начать выводить их из камеры через вентиляционное отверстие в полу, а затем, используя </text:span><text:span text:style-name="T3579">психокинетику</text:span><text:span text:style-name="T1879">, полностью перекрыть вентиль. </text:span><text:span text:style-name="T1880">Подождав </text:span><text:span text:style-name="T3579">около </text:span><text:span text:style-name="T1880">тр</text:span><text:span text:style-name="T3579">ёх</text:span><text:span text:style-name="T1880"> минут, ты закоротишь электрические схемы генератора — </text:span><text:span text:style-name="T1883">в</text:span><text:span text:style-name="T1881">озникшая при этом искра непременно вызовет воспламенение. </text:span><text:span text:style-name="T1882">Удачи, Робин! Я уверен, что у тебя всё получится!»</text:span></text:p>
      <text:p text:style-name="P392"/>
      <text:p text:style-name="P393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3">«<text:span text:style-name="T1884">Не произносите ни слова! Я выведу вас на свободу, иначе скоро вас переведут в другое место.</text:span>»</text:p>
      <text:p text:style-name="P393"><text:span text:style-name="T1885">Разинув рты, присутствующие удивлённо уставились на него </text:span><text:span text:style-name="T1886">и в данный момент в их головах крутились вопросы примерно следующего содержания:</text:span></text:p>
      <text:p text:style-name="P393">«<text:span text:style-name="T1886">Что это за паренёк? Как он попал сюда и откуда ему известно о том, где </text:span><text:span text:style-name="T1914">нас</text:span><text:span text:style-name="T1886"> держат?</text:span>»</text:p>
      <text:p text:style-name="P394"><text:span text:style-name="T1890">Н</text:span>акопленный ранее опыт подсказывал им, что этот мальчик вполне может оказаться тайным агентом-<text:span text:style-name="T1895">провокатором</text:span> Системы. <text:span text:style-name="T1887">Им казалось невозможным, что </text:span><text:span text:style-name="T1888">ради их спасения</text:span><text:span text:style-name="T1887"> кто-то готов пожертвовать с</text:span><text:span text:style-name="T1889">воей жизнью.</text:span></text:p>
      <text:p text:style-name="P394">«<text:span text:style-name="T1891">В любом случае, убежать отсюда невозможно. </text:span><text:span text:style-name="T1892">Интересно, каким образом эта малявка собирается нас спасти?</text:span>» - <text:span text:style-name="T1892">подумал один из пленников. Это был высокий и широкоплечий мужчина </text:span><text:span text:style-name="T1894">крепкого телосложения</text:span><text:span text:style-name="T1892">, </text:span><text:span text:style-name="T1893">вероятно</text:span><text:span text:style-name="T1892"> — их вожак. </text:span><text:span text:style-name="T1895">Робин повернулся к нему и заговорил, отвечая на так и не прозвучавший вопрос:</text:span></text:p>
      <text:p text:style-name="P394">«<text:span text:style-name="T1895">Да, сэр, я понимаю, что вы относитесь ко мне с подозрением, </text:span><text:span text:style-name="T1896">но оно напрасно. Я могу вытащить вас отсюда. От вас требуется только слушать, что я говорю и беспрекословно </text:span><text:span text:style-name="T1898">выполнять</text:span><text:span text:style-name="T1896"> </text:span><text:span text:style-name="T1899">данные </text:span><text:span text:style-name="T1896">м</text:span><text:span text:style-name="T1899">ной</text:span><text:span text:style-name="T1896"> инструкци</text:span><text:span text:style-name="T1898">и</text:span><text:span text:style-name="T1896">. </text:span><text:span text:style-name="T1897">После того, как мы окажемся </text:span><text:span text:style-name="T1900">на свободе</text:span><text:span text:style-name="T1897">, я отведу вас в безопасное место.</text:span>»</text:p>
      <text:p text:style-name="P394">«<text:span text:style-name="T1901">Парнишка, ты забыл, что за дверью </text:span><text:span text:style-name="T2325">стоят</text:span><text:span text:style-name="T1901"> охранники, и мы не можем просто взять и выйти отсюда!</text:span>»</text:p>
      <text:p text:style-name="P394">«<text:span text:style-name="T1902">Я же сказал — вы должны слушаться меня во всём!</text:span>»</text:p>
      <text:p text:style-name="P395"><text:span text:style-name="T2324">Здоровяк</text:span> кивнул в знак согласия и склонил голову, пребывая в некотором замешательстве.</text:p>
      <text:p text:style-name="P395">«<text:span text:style-name="T1903">То, что я собираюсь сделать — это не ваша забота. Просто следуйте за мной и, главное, не издавайте ни звука </text:span><text:span text:style-name="T1904">до тех пор, пока мы не выберемся отсюда. Понятно?</text:span>»</text:p>
      <text:p text:style-name="P395"/>
      <text:p text:style-name="P396">Робин замолчал и застыл в неподвижности. <text:span text:style-name="T1905">Начав глубоко дышать, он в очередной раз превратился в орла, </text:span><text:span text:style-name="T1906">чей облик уже можно было считать его визитной карточкой. </text:span><text:span text:style-name="T1907">Своими </text:span><text:span text:style-name="T1908">мощными </text:span><text:span text:style-name="T1907">когтями он оторвал металлическую сетку от входа в вентиляционное отверстие </text:span><text:span text:style-name="T1909">и спрыгнул вниз, на пол шахты, </text:span><text:span text:style-name="T1910">показывая путь</text:span><text:span text:style-name="T1909"> </text:span><text:span text:style-name="T1910">остальным</text:span><text:span text:style-name="T1909">. </text:span><text:span text:style-name="T1910">Робин хотел бы быстро пролететь сквозь вентиляционную шахту, но тогда он не смог бы провести </text:span><text:span text:style-name="T1911">заключённых через сложный лабиринт тоннелей. </text:span><text:span text:style-name="T1912">Узники были ошеломлены — до сих пор им никогда не доводилось видеть ничего подобного.</text:span></text:p>
      <text:p text:style-name="P397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13">Он позаботился также и о том, чтобы через пять минут после отключения подачи воды, произошло короткое замыкание </text:span><text:span text:style-name="T1915">в электрике</text:span><text:span text:style-name="T1913">.</text:span></text:p>
      <text:p text:style-name="P398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23">отделявшую их от свободы, </text:span><text:span text:style-name="T1922">и </text:span><text:span text:style-name="T1917">покину</text:span><text:span text:style-name="T1922">л</text:span><text:span text:style-name="T1917"> шахту. Выбравшись наружу, он </text:span><text:span text:style-name="T1918">снова </text:span><text:span text:style-name="T1917">вернул себе свой человеческий облик. </text:span><text:span text:style-name="T1919">Появившиеся следом за ним бывшие заключённые в очередной раз испытали чувство глубокого потрясения, увидев, как </text:span><text:span text:style-name="T1921">их спаситель превращается </text:span><text:span text:style-name="T1920">из птицы </text:span><text:span text:style-name="T1919">в чумазого взлохмаченного подростка. </text:span><text:span text:style-name="T1924">Тем не менее никто из них </text:span><text:span text:style-name="T1937">так и </text:span><text:span text:style-name="T1924">не проронил ни слова. </text:span><text:span text:style-name="T1925">Робин повёл их в сторону забора.</text:span></text:p>
      <text:p text:style-name="P399">Внезапно это случилось — раздался мощный взрыв и языки пламени опалили стены восточной стороны здания. <text:span text:style-name="T1926">От места взрыва вверх повалили клубы дыма, рассеивавшиеся ветром по всему пасмурному небу. </text:span><text:span text:style-name="T1927">На фоне чёрн</text:span><text:span text:style-name="T1929">ых</text:span><text:span text:style-name="T1927">, словно дёготь, </text:span><text:span text:style-name="T1929">небесных просторов</text:span><text:span text:style-name="T1927">, </text:span><text:soft-page-break/><text:span text:style-name="T1927">вырыв</text:span><text:span text:style-name="T1928">а</text:span><text:span text:style-name="T1927">вше</text:span><text:span text:style-name="T1928">еся </text:span><text:span text:style-name="T1927">наружу алое пламя выглядело достаточно живописно. </text:span><text:span text:style-name="T1933">Повсюду с</text:span><text:span text:style-name="T1930">лышались крики, вызванные </text:span><text:span text:style-name="T1932">всеобщим </text:span><text:span text:style-name="T1930">хаосом и неразберихой.</text:span></text:p>
      <text:p text:style-name="P400">Наконец они добрались до забора. Здесь Робин снова воспользовался чудесн<text:span text:style-name="T1934">ой</text:span> способност<text:span text:style-name="T1934">ью своего разума, чтобы приподнять над землёй </text:span><text:span text:style-name="T1935">колючую проволоку на высоту, достаточную для того, чтобы следовавшие за ним беглецы смогли пробраться под ней.</text:span></text:p>
      <text:p text:style-name="P400"/>
      <text:p text:style-name="P400">«<text:span text:style-name="T1936">Молодец, Робин!</text:span>» - <text:span text:style-name="T1936">похвалил его профессор.</text:span></text:p>
      <text:p text:style-name="P400">«<text:span text:style-name="T1936">Ты отлично справился! </text:span><text:span text:style-name="T1938">Полагаю</text:span><text:span text:style-name="T1936">, что те</text:span><text:span text:style-name="T1939">перь</text:span><text:span text:style-name="T1936"> </text:span><text:span text:style-name="T1938">у Системы </text:span><text:span text:style-name="T1939">стало немного больше хлопот.</text:span>»</text:p>
      <text:p text:style-name="P401">Он был очень доволен Робином, хотя и не был <text:span text:style-name="T1940">до конца </text:span>уверен, правильно ли <text:span text:style-name="T1941">тот </text:span>поступил, <text:span text:style-name="T1942">открыв</text:span> посторонним людям, на что способен. <text:span text:style-name="T1943">Такое скоропалительное решение могло иметь </text:span><text:span text:style-name="T1944">непредсказуемые </text:span><text:span text:style-name="T1943">последствия. </text:span><text:span text:style-name="T1945">Во-первых, если сбежавшие почувствуют </text:span><text:span text:style-name="T1947">исходящую от него опасность</text:span><text:span text:style-name="T1945">, </text:span><text:span text:style-name="T1948">то </text:span><text:span text:style-name="T1945">они могут запросто его убить, </text:span><text:span text:style-name="T1946">например, когда</text:span><text:span text:style-name="T1945"> он спит. </text:span><text:span text:style-name="T1949">Во-вторых, они могли бы стать для него хорошими союзниками и таким образом принести пользу для их общего дела.</text:span></text:p>
      <text:p text:style-name="P402">Они благоговейно следовали за Робином, <text:span text:style-name="T1950">двигаясь</text:span> в сторону старых развалин, где он спал предыдущей ночью.</text:p>
      <text:p text:style-name="P403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3"><text:span text:style-name="T1951">Шедшие за ним мужчины и женщины уселись </text:span>прямо на полу, <text:span text:style-name="T1951">после чего</text:span> Робин заговорил:</text:p>
      <text:p text:style-name="P403">«<text:span text:style-name="T1952">Теперь мы в безопасности и можем спокойно </text:span><text:span text:style-name="T2028">общаться</text:span><text:span text:style-name="T1952">.</text:span>»</text:p>
      <text:p text:style-name="P404">Он обернулся, чтобы обратиться к вожаку этой группы.</text:p>
      <text:p text:style-name="P404">«<text:span text:style-name="T1953">Как види</text:span><text:span text:style-name="T2047">те</text:span><text:span text:style-name="T1953">, побег оказался вполне осуществим. </text:span><text:span text:style-name="T1954">Я </text:span><text:span text:style-name="T1955">зна</text:span><text:span text:style-name="T1956">ю</text:span><text:span text:style-name="T1954">, что </text:span><text:span text:style-name="T2048">вы</text:span><text:span text:style-name="T1954"> сомневал</text:span><text:span text:style-name="T2048">ись</text:span><text:span text:style-name="T1954"> во мне, </text:span><text:span text:style-name="T1955">но у </text:span><text:span text:style-name="T2049">вас</text:span><text:span text:style-name="T1955"> </text:span><text:span text:style-name="T2050">для этого имелись</text:span><text:span text:style-name="T1955"> веские причины. </text:span><text:span text:style-name="T1957">Полагаю, что </text:span><text:span text:style-name="T2051">у вас есть вопросы</text:span><text:span text:style-name="T1957">, на которые вы хотели бы получить </text:span><text:span text:style-name="T2051">мои </text:span><text:span text:style-name="T1957">ответы. </text:span><text:span text:style-name="T1958">После того, как мы закончим </text:span><text:span text:style-name="T1963">с эт</text:span><text:span text:style-name="T2052">им</text:span><text:span text:style-name="T1958">, я, в свою очередь, хотел бы </text:span><text:span text:style-name="T1962">получить </text:span><text:span text:style-name="T1964">некоторую </text:span><text:span text:style-name="T1962">информацию от вас</text:span><text:span text:style-name="T1958">. </text:span><text:span text:style-name="T1965">Для начала</text:span><text:span text:style-name="T1959">, как </text:span><text:span text:style-name="T2053">вас</text:span><text:span text:style-name="T1960"> зовут</text:span><text:span text:style-name="T1959">?</text:span>»</text:p>
      <text:p text:style-name="P404">«<text:span text:style-name="T1961">Моё имя — Джеймс, но все зовут меня Джимми. </text:span><text:span text:style-name="T1966">Я был журналистом до того, как всё началось… </text:span><text:span text:style-name="T1967">Так вот, </text:span><text:span text:style-name="T1968">я не вполне понимаю, что тут происходит, но мы </text:span><text:span text:style-name="T1969">все своими глазами </text:span><text:span text:style-name="T1968">видели, как ты превратился в орла...</text:span>»</text:p>
      <text:p text:style-name="P405">«<text:span text:style-name="T1970">Всё верно, я действительно стал орлом и вам это не приснилось. </text:span><text:span text:style-name="T1971">Предвидя следующий вопрос, отвечаю — я не </text:span><text:span text:style-name="T1974">какой-то там </text:span><text:span text:style-name="T1971">колдун и </text:span><text:span text:style-name="T1973">вам не </text:span><text:span text:style-name="T1975">стоит</text:span><text:span text:style-name="T1973"> меня опасаться</text:span><text:span text:style-name="T1971">. </text:span><text:span text:style-name="T1972">Я здесь, чтобы помочь вам бороться с Системой. </text:span><text:span text:style-name="T1976">Мне нужно, чтобы вы сотрудничали со мной — чтобы сражались вместе со мной, а не против меня.</text:span>»</text:p>
      <text:p text:style-name="P406">«Как ты сумел пробраться к нам, оставшись незамеченным охраной?»</text:p>
      <text:p text:style-name="P406">«<text:span text:style-name="T1977">Это не так уж и сложно, если выработана стратегия. </text:span><text:span text:style-name="T1978">Всё, что </text:span><text:span text:style-name="T1985">от меня </text:span><text:span text:style-name="T1978">требовалось — это провести диверсию. </text:span><text:span text:style-name="T1979">У Системы, как вам должно быть известно, имелся электрогенератор. </text:span><text:span text:style-name="T1980">Я вывел из строя трубы, по которым в него поступала жидкость для охлаждения. </text:span><text:span text:style-name="T1981">Перегрев двигателя спровоцировал перебой в подаче электричества </text:span><text:span text:style-name="T1982">в сеть</text:span><text:span text:style-name="T1981">. Взрыв, который вы слышали, произошёл из-за того, </text:span><text:span text:style-name="T1982">что я вызвал короткое замыкание в</text:span><text:span text:style-name="T1987">нутри</text:span><text:span text:style-name="T1982"> элек</text:span><text:span text:style-name="T1987">трической схемы </text:span><text:span text:style-name="T1982">генератора — </text:span><text:span text:style-name="T1983">таким образом, через пять минут после того, как </text:span><text:span text:style-name="T1986">я </text:span><text:span text:style-name="T1983">закрыл вентиль, </text:span><text:span text:style-name="T1986">разгорелся пожар</text:span><text:span text:style-name="T1983">. </text:span><text:span text:style-name="T1984">Всё это дало мне достаточно времени, чтобы вывести вас из здания.</text:span></text:p>
      <text:p text:style-name="P407">«У тебя есть родители? Они где-то здесь, поблизости?»</text:p>
      <text:p text:style-name="P407">«<text:span text:style-name="T1988">Нет. Они погибли во время пожара </text:span><text:span text:style-name="T1993">много лет назад.</text:span>»</text:p>
      <text:p text:style-name="P407">«<text:span text:style-name="T1988">Как же ты смог выжить здесь в одиночку? Это </text:span><text:span text:style-name="T2026">какое-то</text:span><text:span text:style-name="T1988"> чудо! </text:span><text:span text:style-name="T1989">Но, кажется, у тебя есть вопросы… Что же, сейчас самое время их задать. </text:span><text:span text:style-name="T1990">После того, что ты сделал для всех нас, мы </text:span><text:span text:style-name="T1991">перед тобой </text:span><text:span text:style-name="T1990">в долгу. </text:span><text:span text:style-name="T2027">Е</text:span><text:span text:style-name="T1992">сли мы можем чем-то тебе помочь — проси без стеснения!</text:span>»</text:p>
      <text:p text:style-name="P407"/>
      <text:p text:style-name="P407">«<text:span text:style-name="T1994">Сперва я хотел бы узнать точную дату начала бомбардировок городов. </text:span><text:span text:style-name="T1996">И ещё… </text:span><text:span text:style-name="T1994">По моим предположениям, война разразилась между Россией и Америкой, </text:span><text:span text:style-name="T3429">и</text:span><text:span text:style-name="T1995"> для меня остаётся </text:span><text:span text:style-name="T2054">невыясненным вопрос</text:span><text:span text:style-name="T1995">, почему </text:span><text:span text:style-name="T2055">в </text:span><text:span text:style-name="T3430">настоящее</text:span><text:span text:style-name="T2055"> </text:span><text:span text:style-name="T2056">время</text:span><text:span text:style-name="T2055"> </text:span><text:span text:style-name="T3430">Великобританией управляет </text:span><text:span text:style-name="T2326">Китай</text:span><text:span text:style-name="T1995">?</text:span>»</text:p>
      <text:p text:style-name="P408">«<text:span text:style-name="T1997">Первые бомбы были сброшены седьмого апреля тысяча девятьсот восемьдесят восьмого года. </text:span><text:span text:style-name="T1999">Насколько я понимаю, как только стал</text:span><text:span text:style-name="T2000">о</text:span><text:span text:style-name="T1999"> очевидным, что ядерная война неизбежна, </text:span><text:span text:style-name="T2001">сразу </text:span><text:span text:style-name="T1999">стало поступать множество сообщений об исчезновении людей из самых густонаселённых </text:span><text:soft-page-break/><text:span text:style-name="T1999">городов Китая. </text:span><text:span text:style-name="T2002">Это известие заставило </text:span><text:span text:style-name="T2004">тогда </text:span><text:span text:style-name="T2002">задуматься мног</text:span><text:span text:style-name="T2004">их</text:span><text:span text:style-name="T2002">. </text:span><text:span text:style-name="T2003">Одновременно с этим, глава Китая, </text:span><text:span text:style-name="T2129">М</text:span><text:span text:style-name="T1748">ао Цзе-ч</text:span><text:span text:style-name="T1998">е</text:span><text:span text:style-name="T1748">йк</text:span><text:span text:style-name="T2003">, потребовал от лидеров </text:span><text:span text:style-name="T2004">мировых </text:span><text:span text:style-name="T2003">сверхдержав перед</text:span><text:span text:style-name="T2005">ачи</text:span><text:span text:style-name="T2003"> </text:span><text:span text:style-name="T2006">ему </text:span><text:span text:style-name="T2005">всех </text:span><text:span text:style-name="T2003">свои</text:span><text:span text:style-name="T2005">х</text:span><text:span text:style-name="T2003"> полномочи</text:span><text:span text:style-name="T2005">й, </text:span><text:span text:style-name="T2007">прежде</text:span><text:span text:style-name="T2006"> </text:span><text:span text:style-name="T2007">чем</text:span><text:span text:style-name="T2006"> начнётся обмен ядерными ударами. </text:span><text:span text:style-name="T2009">Ты т</text:span><text:span text:style-name="T2008">олько представь это! Я полагаю, что вместо ответа </text:span><text:span text:style-name="T2010">он</text:span><text:span text:style-name="T2008"> получил насмешки со всех уголков планеты. </text:span><text:span text:style-name="T2011">Затем стало известно, что в Китае уже построены подземные города в рамках подготовки к ядерной катастрофе. </text:span><text:span text:style-name="T2012">Также ходили слухи, что за последние полтора десятилетия они вложили </text:span><text:span text:style-name="T2025">огромные деньги</text:span><text:span text:style-name="T2012"> в научные исследования по выращиванию грибов, мхов и прочих мелких растений в условиях отсутствия солнечного света и почвы. </text:span><text:span text:style-name="T2013">Естественно, что представители мировой элиты восприняли всё это с изрядной долей скептицизма. </text:span><text:span text:style-name="T2014">Всё это казалось невозможным, поскольку </text:span><text:span text:style-name="T2016">на тот момент </text:span><text:span text:style-name="T2014">у китайских учёных не </text:span><text:span text:style-name="T2017">было</text:span><text:span text:style-name="T2014"> никаких прорывных исследований в данной области — никто в мире </text:span><text:span text:style-name="T2015">даже </text:span><text:span text:style-name="T2014">не </text:span><text:span text:style-name="T2018">мог </text:span><text:span text:style-name="T2014">предпол</text:span><text:span text:style-name="T2018">ожить</text:span><text:span text:style-name="T2014">, что они способны на это.</text:span>»</text:p>
      <text:p text:style-name="P408">«<text:span text:style-name="T2019">Ты хочешь сказать, что им удалось отыскать альтернативный способ выращивания растительности? </text:span><text:span text:style-name="T2024">Я п</text:span><text:span text:style-name="T2020">он</text:span><text:span text:style-name="T2021">имаю</text:span><text:span text:style-name="T2020">... Безусловно, в этом есть смысл. </text:span><text:span text:style-name="T2022">Зачем подвергать свой народ опасности зара</text:span><text:span text:style-name="T2023">жения</text:span><text:span text:style-name="T2022"> через еду, на которую воздействовали радиоактивные осадки?</text:span>»</text:p>
      <text:p text:style-name="P409">«Что ещё ты хотел бы узнать? Полагаю, что всё остальное и так достаточно очевидно.»</text:p>
      <text:p text:style-name="P409">«<text:span text:style-name="T2029">Где вы брали продукты? В достаточном количестве вы вряд ли могли найти их на улиц</text:span><text:span text:style-name="T2030">ах</text:span><text:span text:style-name="T2029">.</text:span>»</text:p>
      <text:p text:style-name="P409">«<text:span text:style-name="T2032">Б</text:span><text:span text:style-name="T2031">ольшую часть наших припасов </text:span><text:span text:style-name="T2032">мы получали </text:span><text:span text:style-name="T2031">от Системы. </text:span><text:span text:style-name="T2033">Мы крали их небольшими </text:span><text:span text:style-name="T3400">порциями</text:span><text:span text:style-name="T2033">, когда прибывал их корабль снабжения. Он прибывает в среднем один раз в две недели </text:span><text:span text:style-name="T2169">и </text:span><text:span text:style-name="T2034">следующая поставка провизии должна быть завтра.</text:span>»</text:p>
      <text:p text:style-name="P409">«<text:span text:style-name="T2035">Хорошо. Я думаю, что лучшее, что мы можем </text:span><text:span text:style-name="T2170">сейчас </text:span><text:span text:style-name="T2035">сделать — это хорошенько выспаться. </text:span><text:span text:style-name="T2036">Завтра у нас будет трудный день. </text:span><text:span text:style-name="T2037">Как только я разработаю план наших дальнейших действий, </text:span><text:span text:style-name="T2168">то</text:span><text:span text:style-name="T2038"> </text:span><text:span text:style-name="T2037">немедленно сообщу вам о нём.</text:span>»</text:p>
      <text:p text:style-name="P410">«Ещё раз спасибо тебе за всё, что ты сделал для нас. Ты можешь рассчитывать на нас впредь.» - <text:span text:style-name="T2039">ответил ему Джимми. </text:span><text:span text:style-name="T2040">Затем он продолжил отдавать распоряжения своим людям </text:span><text:span text:style-name="T2041">и стал</text:span><text:span text:style-name="T2040"> распредел</text:span><text:span text:style-name="T2041">ять</text:span><text:span text:style-name="T2040"> их по местам для ночлега. </text:span><text:span text:style-name="T2041">Он поручил им заботу об этом странном </text:span><text:span text:style-name="T2231">пареньке</text:span><text:span text:style-name="T2041">. </text:span><text:span text:style-name="T2042">Даже несмотря на то, что никто из них не знал его имени, они решили доверять ему во всём и помогать </text:span><text:span text:style-name="T2071">по</text:span><text:span text:style-name="T2042"> мер</text:span><text:span text:style-name="T2071">е</text:span><text:span text:style-name="T2042"> своих с</text:span><text:span text:style-name="T2070">ил</text:span><text:span text:style-name="T2040">.</text:span></text:p>
      <text:p text:style-name="P410"/>
      <text:p text:style-name="P411"><text:span text:style-name="T2165">Поздним вечером</text:span> он вышел из убежища, чтобы поговорить с профессором.</text:p>
      <text:p text:style-name="P411">«<text:span text:style-name="T2057">Я, кажется, начинаю понимать… </text:span><text:span text:style-name="T2058">Держу пари, что этих людей собирались отправить обратным рейсом в Китай. </text:span><text:span text:style-name="T2059">Там они были бы весьма полезны </text:span><text:span text:style-name="T2060">для</text:span><text:span text:style-name="T2059"> </text:span><text:span text:style-name="T2060">строительства</text:span><text:span text:style-name="T2059"> новых подземных городов. </text:span><text:span text:style-name="T2061">Есть вероятность</text:span><text:span text:style-name="T2060">, </text:span><text:span text:style-name="T2061">что в их стране произошёл демографический взрыв и теперь местным жителям не хватает </text:span><text:span text:style-name="T2062">пространства для жилья</text:span><text:span text:style-name="T2061">.</text:span>»</text:p>
      <text:p text:style-name="P411">«<text:span text:style-name="T2063">Да. И они почти наверняка не брезгуют пользоваться </text:span><text:span text:style-name="T2066">рабским трудом.</text:span><text:span text:style-name="T2063"> </text:span><text:span text:style-name="T2068">П</text:span><text:span text:style-name="T2064">о окончании всех работ от </text:span><text:span text:style-name="T2067">рабов</text:span><text:span text:style-name="T2064"> можно </text:span><text:span text:style-name="T2065">легко </text:span><text:span text:style-name="T2064">избавиться, как от </text:span><text:span text:style-name="T2794">пары </text:span><text:span text:style-name="T2064">старых перчаток, которые </text:span><text:span text:style-name="T2794">обычно </text:span><text:span text:style-name="T2064">выбрасывают в конце зимы</text:span>» - <text:span text:style-name="T2069">ответил Робин.</text:span></text:p>
      <text:p text:style-name="P412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72">что у Робина вряд ли получится найти здесь какие-</text:span><text:span text:style-name="T2075">то</text:span><text:span text:style-name="T2072"> записи, касающиеся данного вопроса.</text:span></text:p>
      <text:p text:style-name="P412">«<text:span text:style-name="T2073">Это просто удивительно! На протяжении многих лет сверхдержавы тратили миллиарды на закупку и производство вооружения, </text:span><text:span text:style-name="T2074">но никто </text:span><text:span text:style-name="T2076">из них </text:span><text:span text:style-name="T2074">не </text:span><text:span text:style-name="T2076">мог </text:span><text:span text:style-name="T2115">даже </text:span><text:span text:style-name="T2074">предпол</text:span><text:span text:style-name="T2076">ожить</text:span><text:span text:style-name="T2074">, что после войны оно станет абсолютно бесполезным. </text:span><text:span text:style-name="T2076">Разве кто-то знал, что</text:span><text:span text:style-name="T2075"> какой-либо народ, в данном случае — китайский, подтолкнёт мир к текущему развитию событий? </text:span><text:span text:style-name="T2077">Ирония заключается в том, что в </text:span><text:span text:style-name="T2079">в наши дни </text:span><text:span text:style-name="T2077">Китай счита</text:span><text:span text:style-name="T2078">ется</text:span><text:span text:style-name="T2077"> бедной страной, но именно это мнение ста</text:span><text:span text:style-name="T2096">нет</text:span><text:span text:style-name="T2077"> </text:span><text:span text:style-name="T2080">его</text:span><text:span text:style-name="T2077"> главным преимуществом </text:span><text:span text:style-name="T2097">в будущем</text:span><text:span text:style-name="T2077">. </text:span><text:span text:style-name="T2082">Китайские</text:span><text:span text:style-name="T2078"> лидеры </text:span><text:span text:style-name="T2081">по-настоящему </text:span><text:span text:style-name="T2116">позаботятся</text:span><text:span text:style-name="T2081"> о благе собственного народа и </text:span><text:span text:style-name="T2083">достиг</text:span><text:span text:style-name="T2116">нут</text:span><text:span text:style-name="T2083"> значимых результатов</text:span><text:span text:style-name="T2081"> в том, чтобы защитить его от </text:span><text:span text:style-name="T2117">голода и </text:span><text:span text:style-name="T2081">вымирания.</text:span>»</text:p>
      <text:p text:style-name="P413"><text:soft-page-break/>Слова профессора произвели на Робина изрядное впечатление, однако он всё равно <text:span text:style-name="T2118">продолжал </text:span>ненавиде<text:span text:style-name="T2118">ть</text:span> Систему за <text:span text:style-name="T2084">увиденную им сегодня хладнокровную резню невин</text:span><text:span text:style-name="T2119">овных</text:span><text:span text:style-name="T2084"> </text:span><text:span text:style-name="T2120">и ничего не подозревающих </text:span><text:span text:style-name="T2084">людей.</text:span></text:p>
      <text:p text:style-name="P413"/>
      <text:p text:style-name="P414">В одном из <text:span text:style-name="T2092">тех </text:span>документов, которые они <text:span text:style-name="T2098">успели </text:span>прочит<text:span text:style-name="T2098">ать</text:span> в архиве штаба, нашлись письменные свидетельства массовых убийств, соверш<text:span text:style-name="T2091">аемых</text:span> в Китае. <text:span text:style-name="T2086">Оказалось, что китайцы лишали жизни неизлечимо больных и стариков. </text:span><text:span text:style-name="T2087">Власти сообщали их семьям, что не могут ничем помочь несчастным пострадавшим и что государство </text:span><text:span text:style-name="T2121">принимает все необходимые меры</text:span><text:span text:style-name="T2087">. Они обвиняли другие </text:span><text:span text:style-name="T2122">страны</text:span><text:span text:style-name="T2087"> в отсутствии сотрудничества и предоставления информации о необходимых лекарствах от болезней и прочих недугов. </text:span><text:span text:style-name="T2088">На самом же деле </text:span><text:span text:style-name="T2089">этих людей попросту «усыпляли», словно </text:span><text:span text:style-name="T2327">вы</text:span><text:span text:style-name="T2089">брошенных домашних животных. </text:span><text:span text:style-name="T2090">Китайцы считали всех </text:span><text:span text:style-name="T2093">их </text:span><text:span text:style-name="T2090">ненужным бременем, </text:span><text:span text:style-name="T2094">ведь </text:span><text:span text:style-name="T2090">всё, что они мог</text:span><text:span text:style-name="T2095">ли</text:span><text:span text:style-name="T2090"> делать — это потреблять продукты, расходовать ценный воздух и занимать чьё-то место. </text:span><text:span text:style-name="T2099">Было ошибкой думать, что </text:span><text:span text:style-name="T2100">их</text:span><text:span text:style-name="T2099"> врачи и медицинские сёстры явля</text:span><text:span text:style-name="T2101">ются</text:span><text:span text:style-name="T2099"> людьми, которым можно всецело доверять </text:span><text:span text:style-name="T2100">и полагаться на то, что они приложат все усилия для спасения любимого человека, </text:span><text:span text:style-name="T2102">и ни при каких обстоятельствах не станут примерять на себя роль Бога, решая, кому жить, а кому ум</text:span><text:span text:style-name="T2328">и</text:span><text:span text:style-name="T2103">р</text:span><text:span text:style-name="T2328">а</text:span><text:span text:style-name="T2103">ть</text:span><text:span text:style-name="T2102">.</text:span></text:p>
      <text:p text:style-name="P414"/>
      <text:p text:style-name="P415">Они продолжили обсуждать сведения, <text:span text:style-name="T2104">добытые </text:span><text:span text:style-name="T2166">этим</text:span> днём. <text:span text:style-name="T2105">Профессор был </text:span><text:span text:style-name="T2154">чрезвычайно </text:span><text:span text:style-name="T2105">доволен тем, чего </text:span><text:span text:style-name="T2106">с</text:span><text:span text:style-name="T2155">мог</text:span><text:span text:style-name="T2106"> </text:span><text:span text:style-name="T2105">доби</text:span><text:span text:style-name="T2106">ться</text:span><text:span text:style-name="T2105"> Робин и тем, насколько умело он заслужил доверие Джимми </text:span><text:span text:style-name="T2152">а также</text:span><text:span text:style-name="T2105"> </text:span><text:span text:style-name="T2153">его </text:span><text:span text:style-name="T2105">людей. </text:span><text:span text:style-name="T2107">У него н</text:span><text:span text:style-name="T2106">е было никаких сомнений в том, что теперь Робин может рассчитывать на их </text:span><text:span text:style-name="T2108">полную </text:span><text:span text:style-name="T2106">поддержку. </text:span></text:p>
      <text:p text:style-name="P415"><text:span text:style-name="T2109">Никто из беглецов даже не спросил мальчика о том, откуда у него </text:span><text:span text:style-name="T2110">взялись</text:span><text:span text:style-name="T2109"> такие исключительные способности. </text:span><text:span text:style-name="T2111">Вместе с </text:span><text:span text:style-name="T2112">этими людьми</text:span><text:span text:style-name="T2111">, Робин стал представлять ещё большую </text:span><text:span text:style-name="T2167">опасность</text:span><text:span text:style-name="T2111"> для Системы, чем раньше. </text:span><text:span text:style-name="T2112">Завтра наступит день, который </text:span><text:span text:style-name="T2113">Система обязательно запомнит и о котором будет долго </text:span><text:span text:style-name="T2114">со</text:span><text:span text:style-name="T2113">жалеть.</text:span></text:p>
      <text:p text:style-name="P416">Перед тем, как отправиться спать, Робин снова превратил себя в орла и полетел в штаб Системы. <text:span text:style-name="T2123">Добравшись туда, он не отказал себе в удовольствии немного позлорадствовать, глядя на царивш</text:span><text:span text:style-name="T2124">ие</text:span><text:span text:style-name="T2123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24">Тем не менее, </text:span><text:span text:style-name="T2125">Системе был нанесён </text:span><text:span text:style-name="T2136">значительный</text:span><text:span text:style-name="T2125"> у</text:span><text:span text:style-name="T2795">щерб</text:span><text:span text:style-name="T2125"> и в огне погибло много её последователей, а сам комплекс был серьёзно повреждён — </text:span><text:span text:style-name="T2126">всё западное крыло </text:span><text:span text:style-name="T2128">строения</text:span><text:span text:style-name="T2126"> было </text:span><text:span text:style-name="T2127">до основания разрушено</text:span><text:span text:style-name="T2125">.</text:span></text:p>
      <text:p text:style-name="P417">Яхуси был крайне обеспокоен — многое из произошедшего так и осталось невыясненным. <text:span text:style-name="T2130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33">ы — всё </text:span><text:span text:style-name="T2131">это случилось </text:span><text:span text:style-name="T2134">в</text:span><text:span text:style-name="T2131"> один день!</text:span><text:span text:style-name="T2130">. </text:span><text:span text:style-name="T2132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8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35">если то, что произошло накануне, по его мнению было плохо, то завтрашний день станет для </text:span><text:span text:style-name="T2137">Яхуси</text:span><text:span text:style-name="T2135"> сущим кошмаром.</text:span></text:p>
      <text:p text:style-name="P419">Робин вернулся к развалинам, служившим ему ночлегом, снова принял свой человеческий облик и проспал до самого утра. <text:span text:style-name="T2138">Когда он проснулся, то обнаружил сидящего рядом с ним члена банды, которого </text:span><text:span text:style-name="T2143">все здесь на</text:span><text:span text:style-name="T2138">з</text:span><text:span text:style-name="T2143">ы</text:span><text:span text:style-name="T2138">вали Билл</text:span><text:span text:style-name="T2569">ом</text:span><text:span text:style-name="T2138"> — </text:span><text:span text:style-name="T2139">в его руках была </text:span><text:span text:style-name="T3645">краюха</text:span><text:span text:style-name="T2139"> хлеба и </text:span><text:span text:style-name="T3646">ещё нечто </text:span><text:span text:style-name="T3647">зеленоватое</text:span><text:span text:style-name="T2140">, напом</text:span><text:span text:style-name="T2142">инавшее</text:span><text:span text:style-name="T2140"> </text:span><text:span text:style-name="T2141">своим внешним видом </text:span><text:span text:style-name="T3424">пожухлые листья салата</text:span><text:span text:style-name="T2139">.</text:span></text:p>
      <text:p text:style-name="P419">«<text:span text:style-name="T2144">Вот, держи</text:span>» - <text:span text:style-name="T2144">сказал он, предлагая </text:span><text:span text:style-name="T2146">еду Робину</text:span><text:span text:style-name="T2145">,</text:span></text:p>
      <text:p text:style-name="P419">«<text:span text:style-name="T2146">Ешь. У нас всего вдоволь — </text:span><text:span text:style-name="T2147">украли </text:span><text:span text:style-name="T2146">у Системы во время последнего налёта.</text:span>»</text:p>
      <text:p text:style-name="P420">Робин <text:span text:style-name="T2148">с благодарностью принял пищу. После окончания завтрака он поднялся на ноги и пошёл искать Джимми. </text:span><text:span text:style-name="T2149">Вместе они обсудили предстоящие события, спланированные Робином.</text:span></text:p>
      <text:p text:style-name="P419">«<text:span text:style-name="T2150">Скажи, в котором часу обычно прибывает корабль?</text:span>»</text:p>
      <text:p text:style-name="P419"><text:soft-page-break/>«<text:span text:style-name="T2151">Около полудня.</text:span>»</text:p>
      <text:p text:style-name="P421">«Отлично. Это значит, что у нас есть время хорошенько всё продумать.»</text:p>
      <text:p text:style-name="P422"/>
      <text:p text:style-name="P422">После того, как был разработан план действий, разбойники покинули своё пристанище и отправились в сторону <text:span text:style-name="T2183">причала</text:span>, куда, как ожидалось, вскоре должен был прибыть корабль. <text:span text:style-name="T2159">Пока они находились в своих укрытиях, никто из них не произнёс ни слова. </text:span><text:span text:style-name="T2160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61">то</text:span><text:span text:style-name="T2160"> пошло не так, как задумано. </text:span><text:span text:style-name="T2164">И</text:span><text:span text:style-name="T2162">з-за того, что </text:span><text:span text:style-name="T2164">Робин</text:span><text:span text:style-name="T2162"> обнаружил своё присутствие в штабе Системы, погибло много </text:span><text:span text:style-name="T2163">хороших </text:span><text:span text:style-name="T2162">людей </text:span><text:span text:style-name="T2164">и ему вовсе не хотелось брать на себя ответственность за новые смерти.</text:span></text:p>
      <text:p text:style-name="P422">«<text:span text:style-name="T2171">Профессор, как вы считаете, у нас всё получится? Не упустил ли я ч</text:span><text:span text:style-name="T2177">то</text:span><text:span text:style-name="T2171">-нибудь из виду?</text:span>» - <text:span text:style-name="T2172">прошептал Робин.</text:span></text:p>
      <text:p text:style-name="P422">«<text:span text:style-name="T2173">Не волнуйся, Робин. </text:span><text:span text:style-name="T2175">Твой план </text:span><text:span text:style-name="T2178">безупречен</text:span><text:span text:style-name="T2173">. Остаётся только надеяться, что остальные </text:span><text:span text:style-name="T2176">хорошо </text:span><text:span text:style-name="T2173">уяснили, что они должны делать</text:span>» - <text:span text:style-name="T2174">ответил профессор.</text:span></text:p>
      <text:p text:style-name="P422"/>
      <text:p text:style-name="P423">Робин сумел разработать план действий, которые должны <text:span text:style-name="T2184">были </text:span>больно ударить по Системе и одновременно с этим даровать свободу всем порабощенным <text:span text:style-name="T3431">на </text:span>юг<text:span text:style-name="T3431">е</text:span> Англии <text:span text:style-name="T3431">людям</text:span>. <text:span text:style-name="T2179">Пройдёт много времени, прежде чем она осознает, что именно произошло здесь, но тогда будет слишком поздно — </text:span><text:span text:style-name="T2181">люди </text:span><text:span text:style-name="T2180">станут сильнее и займут </text:span><text:span text:style-name="T2197">самые </text:span><text:span text:style-name="T2180">выгодные по</text:span><text:span text:style-name="T2182">зиции</text:span><text:span text:style-name="T2180"> для отра</text:span><text:span text:style-name="T2226">жения</text:span><text:span text:style-name="T2180"> люб</text:span><text:span text:style-name="T2226">ой</text:span><text:span text:style-name="T2180"> </text:span><text:span text:style-name="T3432">агрессии, </text:span><text:span text:style-name="T2198">направленн</text:span><text:span text:style-name="T2226">ой</text:span><text:span text:style-name="T2198"> против них</text:span><text:span text:style-name="T2180">.</text:span></text:p>
      <text:p text:style-name="P423">«<text:span text:style-name="T2185">Должно быть, близится полдень. Солнце </text:span><text:span text:style-name="T3433">расположено</text:span><text:span text:style-name="T2186"> </text:span><text:span text:style-name="T3433">надо мной </text:span><text:span text:style-name="T2186">почти вертикально</text:span>» - <text:span text:style-name="T2186">подумал Робин. Он нервничал. </text:span><text:span text:style-name="T2187">Мысль об ответственности за жизни мно</text:span><text:span text:style-name="T3434">жества</text:span><text:span text:style-name="T2187"> людей тревожила его разум. </text:span><text:span text:style-name="T2188">После </text:span><text:span text:style-name="T2189">и</text:span><text:span text:style-name="T2188">сполн</text:span><text:span text:style-name="T2189">ения</text:span><text:span text:style-name="T2188"> </text:span><text:span text:style-name="T2190">своего </text:span><text:span text:style-name="T2188">коронн</text:span><text:span text:style-name="T2189">ого</text:span><text:span text:style-name="T2188"> номер</text:span><text:span text:style-name="T2189">а — превращения </text:span><text:span text:style-name="T2188">в орла — </text:span><text:span text:style-name="T2189">он </text:span><text:span text:style-name="T2188">стал для них чем-то вроде божества.</text:span></text:p>
      <text:p text:style-name="P423"/>
      <text:p text:style-name="P424">Во<text:span text:style-name="T2225">т</text:span> <text:span text:style-name="T2329">и </text:span>он, корабль. Судно <text:span text:style-name="T2193">выглядело скромнее, чем</text:span><text:span text:style-name="T2191"> то, на котором </text:span><text:span text:style-name="T2192">накануне</text:span><text:span text:style-name="T2191"> прибыл Яхуси. </text:span><text:span text:style-name="T2195">Как и пре</text:span><text:span text:style-name="T2196">дыдущее</text:span><text:span text:style-name="T2195">,</text:span><text:span text:style-name="T2194"> оно приводилось в движение с помощью </text:span><text:span text:style-name="T2570">вёсельной </text:span><text:span text:style-name="T2194">греб</text:span><text:span text:style-name="T2200">ли</text:span><text:span text:style-name="T2194">. </text:span><text:span text:style-name="T219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30">кнута</text:span><text:span text:style-name="T2199">.</text:span></text:p>
      <text:p text:style-name="P424">«<text:span text:style-name="T2407">Я о</text:span><text:span text:style-name="T2201">чень надеюсь, что это путешествие станет для них последним!</text:span>»</text:p>
      <text:p text:style-name="P425">Когда Робин оглянулся, <text:span text:style-name="T2227">то</text:span> увидел приближающегося к докам Яхуси <text:span text:style-name="T2202">в окружении большого </text:span><text:span text:style-name="T2408">количества</text:span><text:span text:style-name="T2202"> охранников. </text:span><text:span text:style-name="T2203">Лицо его было бледным, свидетельствующим о эмоциональной подавленности. </text:span><text:span text:style-name="T2204">Он был рассеян, </text:span><text:span text:style-name="T2409">на</text:span><text:span text:style-name="T2204">пуган и пытался убедить себя в том, что дела не могут пойти хуже, чем </text:span><text:span text:style-name="T2410">есть </text:span><text:span text:style-name="T2204">сейчас. </text:span><text:span text:style-name="T2205">Только не нов</text:span><text:span text:style-name="T2206">ая беда!</text:span><text:span text:style-name="T2205"> </text:span><text:span text:style-name="T2207">Четвёртая трагедия, которую он не </text:span><text:span text:style-name="T2208">с</text:span><text:span text:style-name="T2207">может объяснить своему начальству. </text:span><text:span text:style-name="T2209">Нет, он не должен допустить этого! </text:span><text:span text:style-name="T2210">Все несчастья случились во время его пребывания здесь, но таких совпадений не бывает! Никогда </text:span><text:span text:style-name="T3300">прежде</text:span><text:span text:style-name="T2210"> у него не случалось </text:span><text:span text:style-name="T2232">такого количества</text:span><text:span text:style-name="T2210"> </text:span><text:span text:style-name="T3300">неприятностей</text:span><text:span text:style-name="T2210"> во время </text:span><text:span text:style-name="T2233">столь</text:span><text:span text:style-name="T2210"> коротких визитов. Это было похоже на ночной кошмар, от которого он надеялся избавиться, </text:span><text:span text:style-name="T2234">внезапно </text:span><text:span text:style-name="T2210">проснувшись.</text:span></text:p>
      <text:p text:style-name="P425"/>
      <text:p text:style-name="P426">Робин приступил к выполнению своей части <text:span text:style-name="T2228">плана</text:span>.</text:p>
      <text:p text:style-name="P426">Он <text:span text:style-name="T2211">применил хитрый приём к разуму Яхуси, начав нашёптывать </text:span><text:span text:style-name="T2212">ему</text:span><text:span text:style-name="T2211">, что </text:span><text:span text:style-name="T2212">тот</text:span><text:span text:style-name="T2211"> скоро умрёт.</text:span></text:p>
      <text:p text:style-name="P426">«<text:span text:style-name="T2213">Ты не знаешь, когда и отчего ты умрёшь, но, поверь мне, ты умрёшь… </text:span><text:span text:style-name="T2215">С</text:span><text:span text:style-name="T2214">коро ты будешь освобождён от своих </text:span><text:span text:style-name="T2331">земных </text:span><text:span text:style-name="T2214">обязанностей...</text:span>» - <text:span text:style-name="T2411">шелестел</text:span><text:span text:style-name="T2216"> Робин </text:span><text:span text:style-name="T3299">прямиком в голове у </text:span><text:span text:style-name="T2216">Яхуси.</text:span></text:p>
      <text:p text:style-name="P427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19">Яхуси</text:span><text:span text:style-name="T2217"> обуял ужас — он не мог понять, от кого исходит этот ненавистный голос </text:span><text:span text:style-name="T2218">и припис</text:span><text:span text:style-name="T2220">ывал</text:span><text:span text:style-name="T2218"> его своему воображению, играющему с ним злую шутку. </text:span><text:span text:style-name="T2221">Он сильно нервничал из-за того, что дела могли пойти не так, как нужно, и таким образом </text:span><text:span text:style-name="T2223">распалял себя </text:span><text:span text:style-name="T2221">до крайнего предела. </text:span><text:span text:style-name="T2229">Н</text:span><text:span text:style-name="T2222">аблюдая </text:span><text:span text:style-name="T2224">за его </text:span><text:span text:style-name="T2222">реакц</text:span><text:span text:style-name="T2224">ией, </text:span><text:span text:style-name="T2229">Робин ликовал</text:span><text:span text:style-name="T2221">.</text:span></text:p>
      <text:p text:style-name="P429">Вскоре после того, как корабль вошёл в порт и все припасы были выгружены на берег, <text:span text:style-name="T2412">им </text:span>была приведена в действие оставшаяся часть плана.</text:p>
      <text:p text:style-name="P428"><text:soft-page-break/></text:p>
      <text:p text:style-name="P430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36">имел возможность воочию убедиться в том</text:span>, что на корабль не проник ни од<text:span text:style-name="T2413">ин</text:span> посторонн<text:span text:style-name="T2413">ий</text:span>. <text:span text:style-name="T2237">Огонь разгорелся очень быстро и уже вовсю ревел на палубе. Тушить его было </text:span><text:span text:style-name="T2332">слишком </text:span><text:span text:style-name="T2237">поздно, </text:span><text:span text:style-name="T2238">и </text:span><text:span text:style-name="T2237">поэтому нов</text:span><text:span text:style-name="T2244">ое</text:span><text:span text:style-name="T2237"> </text:span><text:span text:style-name="T2244">судно</text:span><text:span text:style-name="T2237"> постигла участь предыдущего — он</text:span><text:span text:style-name="T2244">о</text:span><text:span text:style-name="T2237"> был</text:span><text:span text:style-name="T2244">о</text:span><text:span text:style-name="T2237"> сожжён</text:span><text:span text:style-name="T2244">о</text:span><text:span text:style-name="T2237">, а затем затоплен</text:span><text:span text:style-name="T2244">о</text:span><text:span text:style-name="T2237"> в Соленте.</text:span></text:p>
      <text:p text:style-name="P431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301">стремительно улепётывал с территории порта </text:span>Джимми <text:span text:style-name="T3301">и его подельники</text:span>, прихватив с собой запасы продовольствия и оружия.</text:p>
      <text:p text:style-name="P431">Вот, в чём они нуждались сильнее всего — <text:span text:style-name="T2276">в </text:span><text:span text:style-name="T2239">оружи</text:span><text:span text:style-name="T2276">и</text:span><text:span text:style-name="T2239">! Только владея оружием, они могли по-настоящему начать </text:span><text:span text:style-name="T2245">противостоять</text:span><text:span text:style-name="T2239"> Систем</text:span><text:span text:style-name="T2245">е</text:span><text:span text:style-name="T2239">.</text:span></text:p>
      <text:p text:style-name="P432">Как только <text:span text:style-name="T2240">мужчины</text:span> спрятали в своём укрытии <text:span text:style-name="T2333">всю </text:span>украденную <text:span text:style-name="T2333">ими </text:span>провизию, они моментально вооружились и отправились <text:span text:style-name="T2414">по</text:span> направлени<text:span text:style-name="T2414">ю к</text:span> дорог<text:span text:style-name="T2414">е</text:span>, чтобы устроить на ней засаду. <text:span text:style-name="T2241">Вскоре они увидели возвращающ</text:span><text:span text:style-name="T2242">егося</text:span><text:span text:style-name="T2241"> из порта </text:span><text:span text:style-name="T2242">Яхуси </text:span><text:span text:style-name="T2415">и</text:span><text:span text:style-name="T2242"> окру</text:span><text:span text:style-name="T2415">жавшую его</text:span><text:span text:style-name="T2242"> </text:span><text:span text:style-name="T2241">охран</text:span><text:span text:style-name="T2415">у</text:span><text:span text:style-name="T2241">.</text:span></text:p>
      <text:p text:style-name="P432"/>
      <text:p text:style-name="P433">Для Робина это было отличной возможностью — <text:span text:style-name="T2416">в</text:span> очередной раз воспользоваться своими неординарными способностями. <text:span text:style-name="T2247">В его голове родилась забавная идея обратить охранников в бегство, и для её исполнения о</text:span><text:span text:style-name="T2243">н выбрал идеальн</text:span><text:span text:style-name="T2247">о подходящее</text:span><text:span text:style-name="T2243"> место</text:span><text:span text:style-name="T2246">. </text:span><text:span text:style-name="T2248">Он сосредоточил всё своё внимание на изуродованном трупе, лежащем посреди дороги. </text:span><text:span text:style-name="T2249">Как только охрана прошла мимо него, он заставил его подняться и издавать </text:span><text:span text:style-name="T2796">возгласы</text:span><text:span text:style-name="T2249">, будто бы от боли. </text:span><text:span text:style-name="T2250">В страхе, охранники стали расходиться в разные стороны — увиденное никак не укладывалось в их головах — </text:span><text:span text:style-name="T2251">а Яхуси, не в силах </text:span><text:span text:style-name="T2252">пошевелиться</text:span><text:span text:style-name="T2251">, стоял и кричал на них, приказывая вернуться на свои места. </text:span><text:span text:style-name="T2253">Пока продолжалось всеобщее замешательство, люди Джимми расправились с охраной точно таким же способом, к</text:span><text:span text:style-name="T2277">акой</text:span><text:span text:style-name="T2253"> был использован Системой накануне, когда были </text:span><text:span text:style-name="T2588">повержены</text:span><text:span text:style-name="T2253"> ни в чём не повинные бе</text:span><text:span text:style-name="T2417">ззащитные люди</text:span><text:span text:style-name="T2253">.</text:span></text:p>
      <text:p text:style-name="P434">Самого Яхуси оставили жить. Вместо <text:span text:style-name="T2255">убийства</text:span> разбойники заставили его смотреть, как, <text:span text:style-name="T2589">один за другим,</text:span> умирают его подчинённые. <text:span text:style-name="T2256">Затем е</text:span><text:span text:style-name="T2254">го заковали в цепи и вывели на улиц</text:span><text:span text:style-name="T2258">ы</text:span><text:span text:style-name="T2254">, чтобы каждый бедняк мог отомстить </text:span><text:span text:style-name="T2257">негодяю</text:span><text:span text:style-name="T2254"> так, как вздумается. </text:span><text:span text:style-name="T2259">Глядя на то, как он вымаливает прощение, окружившие его </text:span><text:span text:style-name="T2278">люди</text:span><text:span text:style-name="T2259"> испыт</text:span><text:span text:style-name="T2262">али</text:span><text:span text:style-name="T2259"> чувство глубокого удовлетворения.</text:span></text:p>
      <text:p text:style-name="P434">«<text:span text:style-name="T2260">Я выполню любую </text:span><text:span text:style-name="T2797">твою</text:span><text:span text:style-name="T2260"> просьбу, только не позволяй </text:span><text:span text:style-name="T2261">им</text:span><text:span text:style-name="T2260"> причинить мне боль! Я не хочу умирать!</text:span>» - <text:span text:style-name="T2260">умолял Яхуси.</text:span></text:p>
      <text:p text:style-name="P434">«<text:span text:style-name="T2263">О, не волнуйся</text:span>» - <text:span text:style-name="T2263">успокоил его Робин,</text:span></text:p>
      <text:p text:style-name="P434">«<text:span text:style-name="T2263">Ты не умрёшь слишком быстро. </text:span><text:span text:style-name="T2279">Они</text:span><text:span text:style-name="T2263"> обязательно придумают способ медленно </text:span><text:span text:style-name="T3466">мучить</text:span><text:span text:style-name="T2263"> тебя, чтобы ты мог насладиться всеми радостями нескончаем</text:span><text:span text:style-name="T2798">ых</text:span><text:span text:style-name="T2263"> </text:span><text:span text:style-name="T2798">терзаний</text:span><text:span text:style-name="T2263">.</text:span>»</text:p>
      <text:p text:style-name="P435">Яхуси уставился на него <text:span text:style-name="T3466">полными ужаса глазами</text:span>.</text:p>
      <text:p text:style-name="P435">«<text:span text:style-name="T2264">Ну </text:span><text:span text:style-name="T2799">уж </text:span><text:span text:style-name="T2264">нет! Любая быстрая смерть слишком хороша для тебя!</text:span>» - <text:span text:style-name="T2264">рассмеялся Робин ему в лицо.</text:span></text:p>
      <text:p text:style-name="P436">Оставив <text:span text:style-name="T2590">мерзавца</text:span> наедине с ра<text:span text:style-name="T2334">згневанной</text:span> толпой, Робин и остальные вернулись в своё <text:span text:style-name="T2267">при</text:span><text:span text:style-name="T2591">бежище</text:span>.</text:p>
      <text:p text:style-name="P437">После успешного окончания операции и <text:span text:style-name="T2265">при </text:span>отсутствии потерь с его стороны, с пле<text:span text:style-name="T2268">чей</text:span> <text:span text:style-name="T2266">юноши </text:span>наконец-то упал тяжкий груз ответственности и теперь он мог вздохнуть с облегчением. <text:span text:style-name="T2270">Он </text:span><text:span text:style-name="T2269">получил </text:span><text:span text:style-name="T2317">огромное количество</text:span><text:span text:style-name="T2269"> слов благодарности </text:span><text:span text:style-name="T2280">и похвал</text:span><text:span text:style-name="T2269">.</text:span></text:p>
      <text:p text:style-name="P438">В один момент Робин стал героем. Никогда ещё ему не выказывали такой признательности, как сейчас. <text:span text:style-name="T2271">Теперь в распоряжении </text:span><text:span text:style-name="T2318">мятежников </text:span><text:span text:style-name="T2335">имелось</text:span><text:span text:style-name="T2271"> много еды и они могли раздавать её всем нуждающимся. </text:span><text:span text:style-name="T2272">Затем, чтобы получить </text:span><text:span text:style-name="T2319">новые запасы провизии</text:span><text:span text:style-name="T2272">, им оставалось лишь дождаться следующей поставки, которая должна </text:span><text:span text:style-name="T2274">произойти</text:span><text:span text:style-name="T2273"> </text:span><text:span text:style-name="T2272">через две недели, </text:span><text:span text:style-name="T2273">и </text:span><text:span text:style-name="T2320">просто </text:span><text:span text:style-name="T2273">забрать то, что </text:span><text:span text:style-name="T2320">им </text:span><text:span text:style-name="T2273">нужно. </text:span><text:span text:style-name="T2336">О</text:span><text:span text:style-name="T2275">ставал</text:span><text:span text:style-name="T2336">ась сущая мелочь — </text:span><text:span text:style-name="T2275">расправиться с </text:span><text:span text:style-name="T2337">немногочисленными </text:span><text:span text:style-name="T2336">ост</text:span><text:span text:style-name="T2337">атками</text:span><text:span text:style-name="T2336"> </text:span><text:span text:style-name="T3467">стражей</text:span><text:span text:style-name="T2337"> </text:span><text:span text:style-name="T2275">Системы, после чего можно </text:span><text:span text:style-name="T2321">было бы </text:span><text:span text:style-name="T2275">использовать здание штаба как при</text:span><text:span text:style-name="T2591">станище</text:span><text:span text:style-name="T2275"> для всех </text:span><text:span text:style-name="T2322">потерявших кр</text:span><text:span text:style-name="T2323">ов</text:span><text:span text:style-name="T2275">.</text:span></text:p>
      <text:p text:style-name="P438"><text:soft-page-break/></text:p>
      <text:p text:style-name="P439">Джимми и Робин стали хорошими друзья<text:span text:style-name="T2281">ми и тесно сотрудничали, следя за тем, чтобы никто ни в чём не нуждался и чтобы всем хватало еды. </text:span><text:span text:style-name="T2282">Многие </text:span><text:span text:style-name="T2283">по</text:span><text:span text:style-name="T2282">считали своё освобождение всего лишь сном — </text:span><text:span text:style-name="T2283">им</text:span><text:span text:style-name="T2282"> казалось что, пробудившись, они обнаружат, что Система никуда не делась, что она всё ещё тут и продолжает тиранить людей. </text:span><text:span text:style-name="T2284">Впервые за долгое время </text:span><text:span text:style-name="T2295">они</text:span><text:span text:style-name="T2284"> почувствовали себя счастливыми </text:span><text:span text:style-name="T2296">и</text:span><text:span text:style-name="T2285"> могли совершенно спокойно разгуливать </text:span><text:span text:style-name="T2298">где им вздумается</text:span><text:span text:style-name="T2285">, не опасаясь за сво</text:span><text:span text:style-name="T2297">и</text:span><text:span text:style-name="T2285"> жизн</text:span><text:span text:style-name="T2297">и</text:span><text:span text:style-name="T2285">. </text:span><text:span text:style-name="T2286">Повсюду царила атмосфера радости, исчез беспросветный мрак, </text:span><text:span text:style-name="T2287">некогда </text:span><text:span text:style-name="T2286">наполнявший души несчастных </text:span><text:span text:style-name="T2287">и обездоленных</text:span><text:span text:style-name="T2286">. </text:span><text:span text:style-name="T2289">Люди стали придумывать</text:span><text:span text:style-name="T2288"> </text:span><text:span text:style-name="T2289">планы, </text:span><text:span text:style-name="T2291">как им</text:span><text:span text:style-name="T2289"> обустроить улицы</text:span><text:span text:style-name="T2288"> </text:span><text:span text:style-name="T2289">и возвести новые здания</text:span><text:span text:style-name="T2288">. </text:span><text:span text:style-name="T2290">Для выполнения тяжёлых видов работ </text:span><text:span text:style-name="T2299">им </text:span><text:span text:style-name="T2290">больше не нужно было использовать раб</text:span><text:span text:style-name="T2300">ский труд</text:span><text:span text:style-name="T2290"> — вместо этого каждый горожан</text:span><text:span text:style-name="T2341">ин</text:span><text:span text:style-name="T2290"> вносил свою лепту в общее дело, </text:span><text:span text:style-name="T2292">пытаясь сделать окрестности более удобными для </text:span><text:span text:style-name="T2301">с</text:span><text:span text:style-name="T2338">обственного</text:span><text:span text:style-name="T2301"> </text:span><text:span text:style-name="T2292">проживания.</text:span></text:p>
      <text:p text:style-name="P439"/>
      <text:p text:style-name="P440">Робин был очень доволен — наконец-то он нашёл применение своим способностям на благо <text:span text:style-name="T2302">окружающих </text:span>людей. <text:span text:style-name="T2293">Он чувствовал личную ответственность за то, чтобы никто из них ни в чём не нуждался. </text:span><text:span text:style-name="T2294">Он вселил в них надежду на счастливое будущее </text:span><text:span text:style-name="T2304">в то время</text:span><text:span text:style-name="T2294">, </text:span><text:span text:style-name="T2303">когда никто уже не рассчитывал на спокойную жизнь после ядерной катастрофы.</text:span></text:p>
      <text:p text:style-name="P440"/>
      <text:p text:style-name="P441">Но однажды <text:span text:style-name="T2305">к ним </text:span>пришло печальное осознание — несмотря на события, изменившие их жизни <text:span text:style-name="T2306">в лучшую сторону</text:span>, всё ещё оставались негативные последствия <text:span text:style-name="T2521">от</text:span> взрыва атомной бомбы.</text:p>
      <text:p text:style-name="P442">Случились первые роды. Ребёнок родился мёртвым и с первого взгляда был<text:span text:style-name="T2398">о</text:span> заметны<text:span text:style-name="T2398">м</text:span> отклонени<text:span text:style-name="T2398">е</text:span> в его <text:span text:style-name="T2398">общем </text:span>развитии. Было очевидно, что, <text:span text:style-name="T2308">даже </text:span><text:span text:style-name="T2307">если бы он </text:span><text:span text:style-name="T2308">остался жив</text:span><text:span text:style-name="T2307">,</text:span> <text:span text:style-name="T2307"><text:s/>то не смог бы прожить с ними продолжительн</text:span><text:span text:style-name="T2339">ого</text:span><text:span text:style-name="T2307"> врем</text:span><text:span text:style-name="T2339">ени</text:span><text:span text:style-name="T2307"> — </text:span><text:span text:style-name="T2309">для его дальнейше</text:span><text:span text:style-name="T3468">го</text:span><text:span text:style-name="T2309"> </text:span><text:span text:style-name="T3468">существования</text:span><text:span text:style-name="T2309"> </text:span><text:span text:style-name="T3468">требовалась</text:span><text:span text:style-name="T2309"> больница, оборудованная по последнему слову </text:span><text:span text:style-name="T2310">науки и </text:span><text:span text:style-name="T2309">техники.</text:span></text:p>
      <text:p text:style-name="P443">Слёзы катились по щекам Робина, когда он пытался утешить убитую горем женщину. <text:span text:style-name="T2311">Если бы он </text:span><text:span text:style-name="T2399">только </text:span><text:span text:style-name="T2311">мог использовать свои способности для исцеления и возвращения к жизни! </text:span><text:span text:style-name="T2312">Но это было не в его власти. Если Бог любит своих детей, тогда почему он позволяет, чтобы свершались подобные несправедливости? </text:span><text:span text:style-name="T2313">Эти люди лишились свободы, прошли через моральные и физические унижения, потеряли близких. </text:span><text:span text:style-name="T2314">Они не заслужили </text:span><text:span text:style-name="T2315">новых терзаний из-за невозможности построить </text:span><text:span text:style-name="T2316">нормальную </text:span><text:span text:style-name="T2315">семью и обзавестись детьми.</text:span></text:p>
      <text:p text:style-name="P444">Робин <text:span text:style-name="T2342">проклинал</text:span> себя — если бы он продумал всё заранее, то мог бы предупредить людей о губительном воздействии радиации.</text:p>
      <text:p text:style-name="P444">«<text:span text:style-name="T2343">Не вини себя, Робин</text:span>» - <text:span text:style-name="T2343">утешал его профессор,</text:span></text:p>
      <text:p text:style-name="P444">«<text:span text:style-name="T2344">Все мы мечтали увидеть рождение первого ребёнка в созданном тобой счастливом новом мире, поэтому напрочь позабыли </text:span><text:span text:style-name="T2345">обо всём остальном. Ты ни в чём не виноват, </text:span><text:span text:style-name="T2373">и</text:span><text:span text:style-name="T2345"> </text:span><text:span text:style-name="T2373">н</text:span><text:span text:style-name="T2346">икто не виноват, кроме правительств стран, развязавших эту войну.</text:span>»</text:p>
      <text:p text:style-name="P444">«<text:span text:style-name="T2347">Профессор Фержер, я не могу ничего </text:span><text:span text:style-name="T2360">с собой </text:span><text:span text:style-name="T2347">поделать, </text:span><text:span text:style-name="T2361">и</text:span><text:span text:style-name="T2347"> </text:span><text:span text:style-name="T2361">вряд ли</text:span><text:span text:style-name="T2347"> смогу забыть заплаканно</text:span><text:span text:style-name="T2361">е</text:span><text:span text:style-name="T2347"> лиц</text:span><text:span text:style-name="T2361">о</text:span><text:span text:style-name="T2347"> этой убитой горем женщины. Она так сильно хотела ребёнка, что могла неделями говорить о нём без остановки. Знаете, её муж </text:span><text:span text:style-name="T2348">и</text:span><text:span text:style-name="T2347"> </text:span><text:span text:style-name="T2348">их </text:span><text:span text:style-name="T2347">первен</text:span><text:span text:style-name="T2348">ец</text:span><text:span text:style-name="T2347"> были сожжены вместе с другими людьми в тот ужасный день, когда </text:span><text:span text:style-name="T2351">сюда </text:span><text:span text:style-name="T2347">прибыл Яхуси. </text:span><text:span text:style-name="T2349">Теперь </text:span><text:span text:style-name="T2362">В</text:span><text:span text:style-name="T2349">ы понимаете, почему ребёнок был для неё так важен? </text:span><text:span text:style-name="T2350">Я чувствую вину за то, что не подготовил её к худшему. Эти люди рассчитывали на мою помощь, </text:span><text:span text:style-name="T2363">о</text:span><text:span text:style-name="T2350">ни хотели, чтобы я помог им стать счастливыми… Я чувствую, что подвёл её.</text:span>»</text:p>
      <text:p text:style-name="P445">Робин сглотнул подступивший к горлу комок и откашлялся. Когда он говорил, его голос дрожал.</text:p>
      <text:p text:style-name="P446">Женщина в расстроенных чувствах жалась к нему.</text:p>
      <text:p text:style-name="P446">«<text:span text:style-name="T2352">Прости, Робин. </text:span><text:span text:style-name="T2357">Этот р</text:span><text:span text:style-name="T2353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54">до начала войны </text:span><text:span text:style-name="T2355">мне не раз доводилось смотреть </text:span><text:span text:style-name="T2353">документаль</text:span><text:span text:style-name="T2516">ное</text:span><text:span text:style-name="T2353"> </text:span><text:span text:style-name="T2516">кино</text:span><text:span text:style-name="T2353"> о бомбардировке Хиросимы.</text:span>»</text:p>
      <text:p text:style-name="P447">Женщина <text:span text:style-name="T2356">умолкла</text:span> и <text:span text:style-name="T2356">затем </text:span>снова <text:span text:style-name="T2356">разразилась </text:span>р<text:span text:style-name="T2356">ыданиями</text:span>.</text:p>
      <text:p text:style-name="P448"><text:soft-page-break/>Робин заботливо поглаживал её волосы и нежно обнимал, чтобы она <text:span text:style-name="T2358">могла </text:span>хотя бы в малейшей степени снова <text:span text:style-name="T2358">ощутить</text:span> себя желанной и любимой.</text:p>
      <text:p text:style-name="P448">«<text:span text:style-name="T2359">Тише, тише… Здесь нет Вашей вины. </text:span><text:span text:style-name="T2360">Я знаю, что </text:span><text:span text:style-name="T2400">В</text:span><text:span text:style-name="T2360">ы любили свою семью. </text:span><text:span text:style-name="T2364">Им вряд ли понравился </text:span><text:span text:style-name="T2401">бы </text:span><text:span text:style-name="T2402">В</text:span><text:span text:style-name="T2364">аш теперешний заплаканный вид. Вы должны заботиться о себе — они бы этого </text:span><text:span text:style-name="T2365">хотели, </text:span><text:span text:style-name="T2366">я </text:span><text:span text:style-name="T2367">в этом </text:span><text:span text:style-name="T2366">уверен</text:span><text:span text:style-name="T2364">.</text:span>»</text:p>
      <text:p text:style-name="P449">По прошествии примерно пяти минут женщина утерла <text:span text:style-name="T2368">слёзы со своих глаз</text:span>.</text:p>
      <text:p text:style-name="P450">«Спасибо <text:span text:style-name="T2403">тебе </text:span><text:span text:style-name="T2369">за </text:span><text:span text:style-name="T2404">слова утешения</text:span>. Прости мне <text:span text:style-name="T2517">эти</text:span> слёзы, больше я не хочу быть для тебя обузой. <text:span text:style-name="T2370">Я понимаю, что у тебя много других забот, </text:span><text:span text:style-name="T2371">кроме</text:span><text:span text:style-name="T2370"> меня.</text:span>»</text:p>
      <text:p text:style-name="P450">«<text:span text:style-name="T2372">Нет-нет! Для меня очень важно, чтобы Вы были счастливой! </text:span><text:span text:style-name="T2374">Разве Вы не понимаете, что все мои мысли и действия направлены </text:span><text:span text:style-name="T2376">лишь</text:span><text:span text:style-name="T2374"> на то, чтобы сделать жизн</text:span><text:span text:style-name="T2380">ь</text:span><text:span text:style-name="T2374"> людей лучше, чтобы он</text:span><text:span text:style-name="T2380">а</text:span><text:span text:style-name="T2374"> <text:s/></text:span><text:span text:style-name="T2379">стал</text:span><text:span text:style-name="T2518">а</text:span><text:span text:style-name="T2374"> счастлив</text:span><text:span text:style-name="T2380">ой</text:span><text:span text:style-name="T2374"> и </text:span><text:span text:style-name="T2375">уют</text:span><text:span text:style-name="T2379">н</text:span><text:span text:style-name="T2380">ой</text:span><text:span text:style-name="T2374">? </text:span><text:span text:style-name="T2377">Я не хочу, чтобы кто-</text:span><text:span text:style-name="T2381">либо</text:span><text:span text:style-name="T2377"> печалился, для меня </text:span><text:span text:style-name="T2378">имеет значение </text:span><text:span text:style-name="T2377">каждый!</text:span>»</text:p>
      <text:p text:style-name="P450">«<text:span text:style-name="T2379">Ты так добр! Одному Богу известно, </text:span><text:span text:style-name="T2382">как сложились бы наши судьбы, если бы </text:span><text:span text:style-name="T2405">не твоё появление</text:span><text:span text:style-name="T2382"> здесь! </text:span><text:span text:style-name="T2383">Ты можешь идти и продолжать заниматься своими делами... Спасибо! Теперь мне намного лучше.</text:span>»</text:p>
      <text:p text:style-name="P451">Поцеловав её в лоб, Робин ушёл. <text:span text:style-name="T2384">Он несколько часов бродил в одиночестве, размышляя о том, что он создал в действительности. </text:span><text:span text:style-name="T2385">Окружавшие его люди уверились в том, что он был их Спасителем, посланным свыше, чтобы вырвать их из лап кровожадной Системы. </text:span><text:span text:style-name="T2386">Но ведь это ошибка и так быть не должно! </text:span><text:span text:style-name="T2387">Они были готовы целовать землю, по которой он ходил и не </text:span><text:span text:style-name="T2391">желали замечать</text:span><text:span text:style-name="T2387"> в нём ни единого недостатка! </text:span><text:span text:style-name="T2392">Однако</text:span><text:span text:style-name="T2388"> </text:span><text:span text:style-name="T2389">истина заключалась в том, что </text:span><text:span text:style-name="T2388">он не являл</text:span><text:span text:style-name="T2389">ся</text:span><text:span text:style-name="T2388"> н</text:span><text:span text:style-name="T2389">и</text:span><text:span text:style-name="T2388"> Бог</text:span><text:span text:style-name="T2389">ом</text:span><text:span text:style-name="T2388"> и н</text:span><text:span text:style-name="T2406">и</text:span><text:span text:style-name="T2388"> свя</text:span><text:span text:style-name="T2389">тым,</text:span><text:span text:style-name="T2388"> и </text:span><text:span text:style-name="T2393">юноше</text:span><text:span text:style-name="T2388"> было хорошо об этом известно. </text:span><text:span text:style-name="T2390">С</text:span><text:span text:style-name="T2388">лишком хорошо, чёрт возьми!</text:span></text:p>
      <text:p text:style-name="P451"/>
      <text:p text:style-name="P452">Он трансформировал себя в орла и взмыл высоко в небо, кружа вокруг центральной части города. <text:span text:style-name="T2394">Он внимательно следил за тем, чтобы все </text:span><text:span text:style-name="T2395">горожане </text:span><text:span text:style-name="T2394">были счастливы </text:span><text:span text:style-name="T2396">и довольны жизнью</text:span><text:span text:style-name="T2394">. </text:span><text:span text:style-name="T2397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2"/>
      <text:p text:style-name="P453">В тот день у Джимм<text:span text:style-name="T2420">и</text:span> был день рождения — ему исполнилось тридцать два года. Однако <text:span text:style-name="T2419">ощущение постоянной </text:span>тревог<text:span text:style-name="T2419">и и чувство ответственности за каждого члена банды</text:span> <text:span text:style-name="T2419">оставили свой отпечаток на его лице — </text:span><text:span text:style-name="T2423">в действительности </text:span><text:span text:style-name="T2419">он выглядел на все пятьдесят пять. </text:span><text:span text:style-name="T2422">Л</text:span><text:span text:style-name="T2421">ицо </text:span><text:span text:style-name="T2422">его </text:span><text:span text:style-name="T2421">покрылось морщинами, а волосы поседели.</text:span></text:p>
      <text:p text:style-name="P454">Трудная жизнь приучила Джимми ценить комфортные условия, которых он попросту не замечал <text:span text:style-name="T2424">до войны, </text:span>в те <text:span text:style-name="T2426">счастливые </text:span>годы, когда работал журналистом <text:span text:style-name="T2425">и получал за это приличн</text:span><text:span text:style-name="T2428">ые</text:span><text:span text:style-name="T2425"> </text:span><text:span text:style-name="T2428">деньги</text:span>. <text:span text:style-name="T2429">Он придерживался той же позиции, что и люди тридцатых годов, </text:span><text:span text:style-name="T2431">будучи </text:span><text:span text:style-name="T2429">неспособны</text:span><text:span text:style-name="T2431">м</text:span><text:span text:style-name="T2429"> поверить в близость войны и пряча </text:span><text:span text:style-name="T2430">сво</text:span><text:span text:style-name="T2431">ю</text:span><text:span text:style-name="T2430"> </text:span><text:span text:style-name="T2429">голов</text:span><text:span text:style-name="T2431">у</text:span><text:span text:style-name="T2430"> в песок, подобно страусу</text:span><text:span text:style-name="T2429">. </text:span><text:span text:style-name="T2427">После того, как на город была сброшена первая бомба, он потерял свою жену и обоих детей. </text:span><text:span text:style-name="T2428">Сейчас </text:span><text:span text:style-name="T2432">Джимми</text:span><text:span text:style-name="T2428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34">. </text:span><text:span text:style-name="T2444">Но было поздно.</text:span></text:p>
      <text:p text:style-name="P455">В качестве подарка Робин решил объявить его <text:span text:style-name="T2433">главой новообразованного государства</text:span>.</text:p>
      <text:p text:style-name="P456">«Робин, нет! Я совсем не хочу этого! <text:span text:style-name="T2435">В любом случае, мне </text:span><text:span text:style-name="T2440">осталось жить </text:span><text:span text:style-name="T2443">недолго</text:span><text:span text:style-name="T2435">… </text:span><text:span text:style-name="T2436">Р</text:span><text:span text:style-name="T2435">азве ты не обратил внимания на мою кожу? </text:span><text:span text:style-name="T2436">Я уверен </text:span><text:span text:style-name="T2441">в том</text:span><text:span text:style-name="T2436">, что это рак. </text:span><text:span text:style-name="T2437">Пожалуйста, оставайся главой и впредь. </text:span><text:span text:style-name="T2442">Думаю</text:span><text:span text:style-name="T2435">, что многие </text:span><text:span text:style-name="T2439">здесь </text:span><text:span text:style-name="T2435">согласятся со мной. </text:span><text:span text:style-name="T2438">Зачем тебе передавать свои полномочия? </text:span><text:span text:style-name="T2445">Ты что, собираешься покинуть </text:span><text:span text:style-name="T2463">нас</text:span><text:span text:style-name="T2445">?</text:span>»</text:p>
      <text:p text:style-name="P457">Наступила тишина. Поскольку ответа Робина так и не последовало, Джимми повторил свой вопрос:</text:p>
      <text:p text:style-name="P457">«<text:span text:style-name="T2446">Ты </text:span><text:span text:style-name="T2459">ведь </text:span><text:span text:style-name="T2446">не уйдёшь от нас? Не уходи, мы все нуждаемся в тебе. </text:span><text:span text:style-name="T2447">Что </text:span><text:span text:style-name="T2519">нам</text:span><text:span text:style-name="T2447"> делать, когда сюда вернётся Система? </text:span><text:span text:style-name="T2520">Чтобы выжить, н</text:span><text:span text:style-name="T2447">ам будут нужны твои способности. </text:span><text:span text:style-name="T2448">Нам нужны твои знания, чтобы строить новые дома и новые генераторы. </text:span><text:span text:style-name="T2449">Предстоит ещё очень много работы и </text:span><text:span text:style-name="T2464">без тебя нам будет трудно</text:span><text:span text:style-name="T2449">.</text:span><text:span text:style-name="T2447">»</text:span></text:p>
      <text:p text:style-name="P458"><text:soft-page-break/>От сказанного Робин потерял дар речи. <text:span text:style-name="T2450">Он попытался произнести хотя бы слово, но закашлялся и не смог. Да и что он мог сказать? </text:span><text:span text:style-name="T2451"><text:s/></text:span><text:span text:style-name="T2452">Он знал, что все эти потерявшие покой люди хотели бы услышать его «нет», хотели бы, чтобы он навсегда остался с ними. Возможно, </text:span><text:span text:style-name="T2455">что </text:span><text:span text:style-name="T2452">ему следовало раньше рассказать им всю правду о себе. </text:span><text:span text:style-name="T2456">Т</text:span><text:span text:style-name="T2453">огда они знали бы, что рано или поздно ему прид</text:span><text:span text:style-name="T2454">ётся оставить </text:span><text:span text:style-name="T2455">их</text:span><text:span text:style-name="T2453">. </text:span><text:span text:style-name="T2457">У него не хватало духу, чтобы сообщить им об этом.</text:span></text:p>
      <text:p text:style-name="P458">«<text:span text:style-name="T2458">Нет! Конечно, мы не расстанемся! Вы навсегда останетесь со мной в моей памяти!</text:span>»</text:p>
      <text:p text:style-name="P459">Тщательно подобранные слова немного приободрили всех присутствующих. <text:span text:style-name="T2460">Робин изобразил на лице улыбку, хотя на самом деле на его душе сейчас скребли кошки. </text:span><text:span text:style-name="T2461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59"/>
      <text:p text:style-name="P459">«<text:span text:style-name="T2462">Профессор Фержер, я не хочу возвращаться! </text:span><text:span text:style-name="T2465">Вы же видите — эти люди сильно зависят от меня. </text:span><text:span text:style-name="T2466">Я понимаю, что не должен был становиться для них настолько важны</text:span><text:span text:style-name="T2468">м.</text:span><text:span text:style-name="T2466"> Но что будет </text:span><text:span text:style-name="T2469">с ними, когда</text:span><text:span text:style-name="T2466"> я </text:span><text:span text:style-name="T2474">их </text:span><text:span text:style-name="T2466">оставлю? </text:span><text:span text:style-name="T2467">Вы же слышали — они боятся того, на что пойдёт Система </text:span><text:span text:style-name="T2470">когда</text:span><text:span text:style-name="T2467"> узнает, что произошло здесь, в Саутгемптоне. </text:span><text:span text:style-name="T2513">В</text:span><text:span text:style-name="T2471">сё это </text:span><text:span text:style-name="T2473">должно </text:span><text:span text:style-name="T2472">произой</text:span><text:span text:style-name="T2473">ти</text:span><text:span text:style-name="T2471"> очень скоро, </text:span><text:span text:style-name="T2514">ведь</text:span><text:span text:style-name="T2471"> отсюда не вернулось уже девять кораблей снабжения!</text:span>»</text:p>
      <text:p text:style-name="P459">«<text:span text:style-name="T2475">Робин,</text:span>» - <text:span text:style-name="T2475">начал успокаивать его профессор,</text:span></text:p>
      <text:p text:style-name="P459">«<text:span text:style-name="T2475">Они больше не нуждаются в тебе. Этим людям нужно только твоё покровительство и они начинают лениться. </text:span><text:span text:style-name="T2476">Ты почти полностью, своими руками, создал их новый мир </text:span><text:span text:style-name="T2477">и они принимают </text:span><text:span text:style-name="T2479">его</text:span><text:span text:style-name="T2477"> как должное. </text:span><text:span text:style-name="T2478">Ты удовлетворяешь все их материальные потребности.</text:span>»</text:p>
      <text:p text:style-name="P459">«<text:span text:style-name="T2480">Нет, вы ошибаетесь! </text:span><text:span text:style-name="T2481">Они видят во мне не только того, кто прин</text:span><text:span text:style-name="T2800">осит</text:span><text:span text:style-name="T2481"> им всё, что нужно. Они по-настоящему любят меня! Как человека, как личность! </text:span><text:span text:style-name="T2482">Вчера одна женщина сердечно благодарила меня за то, что я провёл время, </text:span><text:span text:style-name="T2483">пытаясь</text:span><text:span text:style-name="T2482"> её </text:span><text:span text:style-name="T2483">утешить</text:span><text:span text:style-name="T2482">! </text:span><text:span text:style-name="T2484">Только не говорите мне о том, что они не ценят ту моральную поддержку, которую я им оказываю!</text:span>»</text:p>
      <text:p text:style-name="P459">«<text:span text:style-name="T2485">Ты забываешь о главной цели своего пребывания там. </text:span><text:span text:style-name="T2486">Помни — в первую очередь нам нужно предотвратить ядерную войну. </text:span><text:span text:style-name="T2487">Если мы достигнем </text:span><text:span text:style-name="T2490">этого</text:span><text:span text:style-name="T2487">, то не случится ни боли, ни лишений, которые испытали эти люди. </text:span><text:span text:style-name="T2488">Они не потеряют свои семьи, а те, ко</text:span><text:span text:style-name="T2491">го </text:span><text:span text:style-name="T2492">Система </text:span><text:span text:style-name="T2488">искромсала </text:span><text:span text:style-name="T2489">на куски</text:span><text:span text:style-name="T2488">, останутся жить!</text:span>»</text:p>
      <text:p text:style-name="P459">«<text:span text:style-name="T2493">Вы сами произнесли это слово — «Е</text:span><text:span text:style-name="T2494">СЛИ</text:span><text:span text:style-name="T2493">»! Понимаете? </text:span><text:span text:style-name="T2801">Вы</text:span><text:span text:style-name="T2493"> </text:span><text:span text:style-name="T2801">не </text:span><text:span text:style-name="T2493">увере</text:span><text:span text:style-name="T2801">ны</text:span><text:span text:style-name="T2493"> в том, что всё получится! </text:span><text:span text:style-name="T2495">А что, если ничего не выйдет? </text:span><text:span text:style-name="T2496">Это будет означать, что я бросил их на произвол судьбы! Нет, покидать это место слишком рискованно. </text:span><text:span text:style-name="T2497">Я не считаю это разумным решением!</text:span>»</text:p>
      <text:p text:style-name="P459">«<text:span text:style-name="T2498">Без твоих уникальных способностей у нас не будет ни одного шанса на успех! </text:span><text:span text:style-name="T2499">Ты выполнишь любое задание быстрее, чем мы его обдумаем! </text:span><text:span text:style-name="T2500">Я помню то время, когда ты с готовностью брался за любое дело, даже за то, которое всем казалось невыполнимым! </text:span><text:span text:style-name="T2501">А теперь скажи мне — что случилось с тем Робином, которого все мы когда-то знали?</text:span>»</text:p>
      <text:p text:style-name="P460">«Тогда всё было по-другому — я не чувствовал за собой ответственности за жизни людей! <text:span text:style-name="T2503">Они беспомощны и я</text:span><text:span text:style-name="T2502"> не могу </text:span><text:span text:style-name="T2515">их </text:span><text:span text:style-name="T2502">бросить! </text:span><text:span text:style-name="T2504">Если я отвернусь от них, мне не будет оправдани</text:span><text:span text:style-name="T2507">й</text:span><text:span text:style-name="T2504">!</text:span>»</text:p>
      <text:p text:style-name="P460">«<text:span text:style-name="T2505">А как насчёт нас? А как насчёт жизней миллиардов ни в чём не повинных людей, живущих на Земле? </text:span><text:span text:style-name="T2506">Ты поворачиваешься к нам спиной? Робин, я думал, что ты любишь </text:span><text:span text:style-name="T2508">нас</text:span><text:span text:style-name="T2506">! </text:span><text:span text:style-name="T2509">Прошу тебя, вернись! Пожалуйста!</text:span>»</text:p>
      <text:p text:style-name="P460">«<text:span text:style-name="T2510">Это нечестно! </text:span><text:span text:style-name="T3160">Зачем в</text:span><text:span text:style-name="T2510">ы пытаетесь меня шантажировать? </text:span><text:span text:style-name="T2511">Вы </text:span><text:span text:style-name="T3160">же </text:span><text:span text:style-name="T2511">знаете, что я люблю всех! Вы не </text:span><text:span text:style-name="T3158">можете</text:span><text:span text:style-name="T2511"> говорить </text:span><text:span text:style-name="T3158">со мной таким образом</text:span><text:span text:style-name="T2511">, </text:span><text:span text:style-name="T3158">принуждая к возвращению</text:span><text:span text:style-name="T2511">! </text:span><text:span text:style-name="T2512">Вы </text:span><text:span text:style-name="T3160">просто </text:span><text:span text:style-name="T2512">злоупотребляете мо</text:span><text:span text:style-name="T3159">ей привязанностью к вам</text:span><text:span text:style-name="T2512">!</text:span>»</text:p>
      <text:p text:style-name="P461">«П<text:span text:style-name="T3161">ожалуйста, </text:span>возвращайся!» - воззвал профессор,</text:p>
      <text:p text:style-name="P462">«Дай нам <text:span text:style-name="T3162">хотя бы один </text:span>шанс пережить войну и её последствия! Разве ты не понял — <text:span text:style-name="T3158">в Саутгемптоне будущего </text:span>никого из нас нет <text:span text:style-name="T3162">в живых</text:span>! <text:span text:style-name="T3162">Это же ясно, как Божий день </text:span>— мы не смогли выжить! <text:span text:style-name="T3162">М</text:span><text:span text:style-name="T2522">ожет быть, если ты </text:span><text:span text:style-name="T3162">решишь </text:span><text:span text:style-name="T2522">верн</text:span><text:span text:style-name="T3162">уться</text:span><text:span text:style-name="T2522">, у нас появится </text:span><text:span text:style-name="T3162">возможность </text:span><text:span text:style-name="T2522">дожить до старости </text:span><text:span text:style-name="T3162">в спокойствии и мире</text:span><text:span text:style-name="T2522">.</text:span>»</text:p>
      <text:p text:style-name="P461">«<text:span text:style-name="T2522">О</text:span><text:span text:style-name="T3162">х</text:span><text:span text:style-name="T2522">, </text:span><text:span text:style-name="T2534">я </text:span><text:span text:style-name="T2522">не знаю, </text:span><text:span text:style-name="T3162">что мне делать</text:span><text:span text:style-name="T2522">!</text:span>»</text:p>
      <text:p text:style-name="P461"><text:soft-page-break/>«<text:span text:style-name="T2522">Подумай об этом, Робин! </text:span><text:span text:style-name="T3163">М</text:span><text:span text:style-name="T2523">ы </text:span><text:span text:style-name="T3163">все понимаем</text:span><text:span text:style-name="T2523">, что мир, частью которого ты являешься </text:span><text:span text:style-name="T3163">в настоящее время</text:span><text:span text:style-name="T2523"> — это </text:span><text:span text:style-name="T3163">наше </text:span><text:span text:style-name="T2523">будущее. </text:span><text:span text:style-name="T2524">Но в таком случае </text:span><text:span text:style-name="T2525">ты можешь рассматривать его </text:span><text:span text:style-name="T2526">сквозь</text:span><text:span text:style-name="T2525"> призму логики, </text:span><text:span text:style-name="T2526">то есть </text:span><text:span text:style-name="T2525">считать его </text:span><text:span text:style-name="T3163">не более, чем</text:span><text:span text:style-name="T2527"> </text:span><text:span text:style-name="T3163">обыкновенным </text:span><text:span text:style-name="T2525">сном. </text:span><text:span text:style-name="T2528">Ты </text:span><text:span text:style-name="T3158">просто обязан</text:span><text:span text:style-name="T2528"> пробудиться и </text:span><text:span text:style-name="T3157">передать</text:span><text:span text:style-name="T2528"> людям </text:span><text:span text:style-name="T3157">те</text:span><text:span text:style-name="T2528"> знания, которые п</text:span><text:span text:style-name="T3163">риобрёл</text:span><text:span text:style-name="T2528"> — </text:span><text:span text:style-name="T2529">и тогда </text:span><text:span text:style-name="T3163">с</text:span><text:span text:style-name="T2529">он </text:span><text:span text:style-name="T3158">точно </text:span><text:span text:style-name="T2529">не с</text:span><text:span text:style-name="T3163">танет вещим</text:span><text:span text:style-name="T2529">. Ты </text:span><text:span text:style-name="T3163">обязан</text:span><text:span text:style-name="T2529"> помочь нам! </text:span><text:span text:style-name="T3158">И</text:span><text:span text:style-name="T2529">ли хотя бы попытаться помочь! </text:span><text:span text:style-name="T3158">Пожалуйста, сделай это ради меня!</text:span><text:span text:style-name="T2530"> </text:span><text:span text:style-name="T3164">Сделай это ради всех нас! </text:span><text:span text:style-name="T2530">Бол</text:span><text:span text:style-name="T3158">ее</text:span><text:span text:style-name="T2530"> я не скажу н</text:span><text:span text:style-name="T3158">и слова</text:span><text:span text:style-name="T2530">. У тебя </text:span><text:span text:style-name="T3158">есть достаточно</text:span><text:span text:style-name="T2530"> врем</text:span><text:span text:style-name="T3158">ени</text:span><text:span text:style-name="T2530"> обдумать всё, о чём мы </text:span><text:span text:style-name="T3158">по</text:span><text:span text:style-name="T2530">говорили. К</text:span><text:span text:style-name="T3158">ак только</text:span><text:span text:style-name="T2530"> </text:span><text:span text:style-name="T3164">ты </text:span><text:span text:style-name="T2530">примешь решение — </text:span><text:span text:style-name="T3164">сразу же </text:span><text:span text:style-name="T2530">сообщи мне о нём.</text:span>»</text:p>
      <text:p text:style-name="P461"/>
      <text:p text:style-name="P463">ПЯТАЯ ГЛАВА</text:p>
      <text:p text:style-name="P463"/>
      <text:p text:style-name="P463">ВОЗВРАЩЕНИЕ ДОМОЙ</text:p>
      <text:p text:style-name="P463"/>
      <text:p text:style-name="P463">ПРОФЕССОР <text:span text:style-name="T3166">ВМЕСТЕ СО СВОИМИ СТУДЕНТАМИ</text:span> <text:span text:style-name="T3166">СТАЛИ ИСПЫТЫВАТЬ</text:span> БЕСПОКО<text:span text:style-name="T3166">ЙСТВО</text:span>, ПОСКОЛЬКУ <text:span text:style-name="T3166">ОНИ </text:span>НЕ ПОЛУЧ<text:span text:style-name="T3165">А</text:span>ЛИ ОТ РОБИНА никак<text:span text:style-name="T3165">их</text:span> <text:span text:style-name="T3165">известий</text:span>. Всё, что они могли <text:span text:style-name="T2592">видеть</text:span> — это как он, в облике орла, бесцельно <text:span text:style-name="T3167">кружит</text:span> над землей.</text:p>
      <text:p text:style-name="P464"><text:span text:style-name="T3173">С</text:span>ильный <text:span text:style-name="T3173">порыв </text:span>вет<text:span text:style-name="T3173">ра</text:span> <text:span text:style-name="T3173">заглотил в себя</text:span> <text:span text:style-name="T2541">дорожную </text:span>пыль и р<text:span text:style-name="T3173">азнообразный</text:span> мусор, <text:span text:style-name="T3173">находящиеся на его пути.</text:span> Когда <text:span text:style-name="T3173">ветер</text:span> сталкивался с препятствиями, был<text:span text:style-name="T3177">и</text:span> отчётливо слыш<text:span text:style-name="T3177">ны</text:span><text:span text:style-name="T3173"> звук</text:span><text:span text:style-name="T3177">и</text:span><text:span text:style-name="T3173"> разбивающихся о стены ближайших домов и разлетающихся в клочья кусков картона и фанеры</text:span>.</text:p>
      <text:p text:style-name="P465">Люди <text:span text:style-name="T3174">исчезли</text:span> <text:span text:style-name="T3174">с </text:span>улиц и <text:span text:style-name="T3177">повсюду </text:span>воцарилась <text:span text:style-name="T3176">гробовая </text:span>тишина. <text:span text:style-name="T3175">Пролетая над городом</text:span><text:span text:style-name="T2533">, </text:span>Робин больше не слыша<text:span text:style-name="T3197">л</text:span> <text:span text:style-name="T3197">ни </text:span><text:span text:style-name="T3189">их </text:span>смеха, <text:span text:style-name="T3197">ни</text:span><text:span text:style-name="T3178"> их счастливых восклицаний</text:span>.</text:p>
      <text:p text:style-name="P465">Орёл приземлился и <text:span text:style-name="T3171">вернул себе своё</text:span> истинн<text:span text:style-name="T3257">ый</text:span>, человеческ<text:span text:style-name="T3257">ий</text:span> обли<text:span text:style-name="T3257">к</text:span>. <text:span text:style-name="T3179">Юноша</text:span><text:span text:style-name="T2531"> вошёл в свою обитель, в свой дом — единственное место, где он имел возможность побыть в одиночестве. </text:span><text:span text:style-name="T2532">Когда </text:span><text:span text:style-name="T3169">он</text:span><text:span text:style-name="T2532"> находился внутри, никто не </text:span><text:span text:style-name="T3168">пытался </text:span><text:span text:style-name="T2532">беспокои</text:span><text:span text:style-name="T3168">ть</text:span><text:span text:style-name="T2532"> его, </text:span><text:span text:style-name="T3168">не имея </text:span><text:span text:style-name="T3203">на то</text:span><text:span text:style-name="T3168"> </text:span><text:span text:style-name="T3180">веских оснований</text:span><text:span text:style-name="T2532">.</text:span></text:p>
      <text:p text:style-name="P466"><text:span text:style-name="T3181">Робин</text:span> находился в жутком смятении чувств и <text:span text:style-name="T3204">с трудом удерживал себя от того, чтобы не </text:span><text:s/>ра<text:span text:style-name="T3170">зрыдаться</text:span>. Глубоко внутри <text:span text:style-name="T2536">себя </text:span><text:span text:style-name="T3181">он</text:span> <text:span text:style-name="T3182">осознавал</text:span>, что профессор <text:span text:style-name="T3182">был </text:span>прав и <text:span text:style-name="T2538">что </text:span>его рассуждения <text:span text:style-name="T3183">точны</text:span>, но одновременно с этим <text:span text:style-name="T2535">он </text:span>чувствовал, <text:span text:style-name="T2537">что </text:span><text:span text:style-name="T3191">теперь </text:span><text:span text:style-name="T2537">является частью </text:span><text:span text:style-name="T3191">этого </text:span><text:span text:style-name="T2537">нового мира. </text:span><text:span text:style-name="T3184">Ведь э</text:span><text:span text:style-name="T2539">то он, </text:span><text:span text:style-name="T2542">Робин,</text:span><text:span text:style-name="T2539"> создал </text:span><text:span text:style-name="T3186">его именно</text:span><text:span text:style-name="T3184"> таким</text:span><text:span text:style-name="T2539">! </text:span><text:span text:style-name="T3190">Этот мир</text:span><text:span text:style-name="T2539"> принадлежал ему </text:span><text:span text:style-name="T3190">одному</text:span><text:span text:style-name="T2539">, и все живущие здесь люди </text:span><text:span text:style-name="T3185">беспрекословно </text:span><text:span text:style-name="T3187">подчинялись</text:span><text:span text:style-name="T2578"> </text:span><text:span text:style-name="T3190">каждому </text:span><text:span text:style-name="T3197">его </text:span><text:span text:style-name="T3190">слову</text:span><text:span text:style-name="T2539">! </text:span><text:span text:style-name="T2540">Робин придумал </text:span><text:span text:style-name="T3188">и внедрил</text:span><text:span text:style-name="T2540"> </text:span><text:span text:style-name="T3188">принципиально </text:span><text:span text:style-name="T2540">новую форму правления, в которую он вложил все свои представления о</text:span><text:span text:style-name="T2558">б</text:span><text:span text:style-name="T2540"> </text:span><text:span text:style-name="T2558">истинной </text:span><text:span text:style-name="T2540">демократии. </text:span><text:span text:style-name="T3172">Здесь к</text:span><text:span text:style-name="T2540">аждый гражданин имел право </text:span><text:span text:style-name="T3205">голоса</text:span><text:span text:style-name="T2540"> </text:span><text:span text:style-name="T2543">по любому вопросу, начиная с </text:span><text:span text:style-name="T2544">того, чья очередь </text:span><text:span text:style-name="T2543">у</text:span><text:span text:style-name="T2544">би</text:span><text:span text:style-name="T2543">р</text:span><text:span text:style-name="T2544">ать </text:span><text:span text:style-name="T2543">территори</text:span><text:span text:style-name="T2545">ю</text:span><text:span text:style-name="T2543"> и заканчивая </text:span><text:span text:style-name="T3191">согласованием </text:span><text:span text:style-name="T2543">постройк</text:span><text:span text:style-name="T3191">и</text:span><text:span text:style-name="T2543"> новых </text:span><text:span text:style-name="T3192">сооружений</text:span><text:span text:style-name="T2543">. </text:span><text:span text:style-name="T3194">Любые</text:span><text:span text:style-name="T2546"> назначения на административные должности, </text:span><text:span text:style-name="T3194">в том числе и самого </text:span><text:span text:style-name="T2546">нижнего уровня, </text:span><text:span text:style-name="T3192">заранее и со всей </text:span><text:span text:style-name="T2546">тщательно</text:span><text:span text:style-name="T3192">стью</text:span><text:span text:style-name="T2546"> обсуждались всем</text:span><text:span text:style-name="T3193">и </text:span><text:span text:style-name="T3194">без исключения </text:span><text:span text:style-name="T3193">гражданами его государства</text:span><text:span text:style-name="T2546">. </text:span><text:span text:style-name="T3198">С первого дня пребывания здесь он пытался достичь именно этого</text:span><text:span text:style-name="T2547">, </text:span><text:span text:style-name="T3198">и</text:span><text:span text:style-name="T2547"> теперь </text:span><text:span text:style-name="T3198">с горестью осознавал</text:span><text:span text:style-name="T2547">, </text:span><text:span text:style-name="T3198">ч</text:span><text:span text:style-name="T3195">то </text:span><text:span text:style-name="T2547">все его мечты </text:span><text:span text:style-name="T3195">рухнут </text:span><text:span text:style-name="T3198">сразу </text:span><text:span text:style-name="T3200">же </text:span><text:span text:style-name="T3198">после того, как </text:span><text:span text:style-name="T3199">он покинет этот мир</text:span><text:span text:style-name="T2547">. </text:span><text:span text:style-name="T3206">Но теперь </text:span><text:span text:style-name="T2548">Робин было </text:span><text:span text:style-name="T3201">тесно связан с ним</text:span><text:span text:style-name="T2548"> множество</text:span><text:span text:style-name="T3201">м</text:span><text:span text:style-name="T2548"> приятных и счастливых воспоминаний. </text:span><text:span text:style-name="T3197">Здесь в</text:span><text:span text:style-name="T2550">се</text:span><text:span text:style-name="T2549"> стали настолько сплочёнными, что счастье и горести одного человека разделял</text:span><text:span text:style-name="T3202">и многие другие</text:span><text:span text:style-name="T2550">, окружавши</text:span><text:span text:style-name="T3202">е</text:span><text:span text:style-name="T2550"> его люд</text:span><text:span text:style-name="T3202">и</text:span><text:span text:style-name="T2550">.</text:span></text:p>
      <text:p text:style-name="P466">«<text:span text:style-name="T2551">Вы правы, профессор. Я </text:span><text:span text:style-name="T3207">должен </text:span><text:span text:style-name="T2551">верну</text:span><text:span text:style-name="T3207">ться</text:span><text:span text:style-name="T2551">, но мне </text:span><text:span text:style-name="T3207">безумно</text:span><text:span text:style-name="T2551"> жаль, что никогда больше мне не доведётся жить среди этих </text:span><text:span text:style-name="T3207">замечательных </text:span><text:span text:style-name="T2551">людей. </text:span><text:span text:style-name="T3208">Я сомневаюсь в том</text:span><text:span text:style-name="T3207">, что у меня получится </text:span><text:span text:style-name="T3208">легко </text:span><text:span text:style-name="T3207">приспособиться </text:span><text:span text:style-name="T2552">к </text:span><text:span text:style-name="T3207">условиям </text:span><text:span text:style-name="T2552">реально</text:span><text:span text:style-name="T3207">го</text:span><text:span text:style-name="T2552"> мир</text:span><text:span text:style-name="T3207">а после моего возвращения</text:span><text:span text:style-name="T2552">. </text:span><text:span text:style-name="T2557">У</text:span><text:span text:style-name="T2553">ехать отсюда </text:span><text:span text:style-name="T2555">по-настоящему просто </text:span><text:span text:style-name="T2553">невозможно — </text:span><text:span text:style-name="T3208">в своих воспоминаниях я останусь здесь навсегда</text:span><text:span text:style-name="T2554">!</text:span>»</text:p>
      <text:p text:style-name="P466">«<text:span text:style-name="T2556">Я рад, что ты </text:span><text:span text:style-name="T3209">сделал свой выбор</text:span><text:span text:style-name="T2556">. </text:span><text:span text:style-name="T3209">З</text:span><text:span text:style-name="T2560">наю</text:span><text:span text:style-name="T2558">, </text:span><text:span text:style-name="T3209">он </text:span><text:span text:style-name="T2558">был </text:span><text:span text:style-name="T3209">нелёгким</text:span><text:span text:style-name="T2558">, но, поверь мне, </text:span><text:span text:style-name="T2559">я не </text:span><text:span text:style-name="T3209">стал бы </text:span><text:span text:style-name="T2559">проси</text:span><text:span text:style-name="T3209">ть </text:span><text:span text:style-name="T2559">тебя уйти, если бы не был уверен в своих словах!»</text:span></text:p>
      <text:p text:style-name="P466">«<text:span text:style-name="T3209">У меня есть время на прощание</text:span><text:span text:style-name="T2561">?</text:span>»</text:p>
      <text:p text:style-name="P466">«<text:span text:style-name="T2561">Нет</text:span>» - <text:span text:style-name="T2561">ответил профессор после короткого раздумья.</text:span></text:p>
      <text:p text:style-name="P466"><text:soft-page-break/>«<text:span text:style-name="T2562">Если </text:span><text:span text:style-name="T3210">уйдёшь от них не попрощавшись</text:span><text:span text:style-name="T2562">, то они </text:span><text:span text:style-name="T3210">обязательно подумают</text:span><text:span text:style-name="T2562">, что </text:span><text:span text:style-name="T3210">с тебя подстрелили</text:span><text:span text:style-name="T2562">, пока ты </text:span><text:span text:style-name="T2564">летал над чужими землями</text:span><text:span text:style-name="T2562">. </text:span><text:span text:style-name="T2563">Обрати внимание </text:span><text:span text:style-name="T3210">на то, как усилился ветер</text:span><text:span text:style-name="T2563"> — если не ошибаюсь, то вскоре </text:span><text:span text:style-name="T3210">начнётся</text:span><text:span text:style-name="T2563"> буря!</text:span>»</text:p>
      <text:p text:style-name="P466">«<text:span text:style-name="T3211">Я всё понял</text:span><text:span text:style-name="T2565">. </text:span><text:span text:style-name="T2567">Наверное</text:span><text:span text:style-name="T2565">, вы правы. </text:span><text:span text:style-name="T2566">Так</text:span><text:span text:style-name="T3212">им образом люди не подумают</text:span><text:span text:style-name="T2566">, что я </text:span><text:span text:style-name="T3212">трусливо сбежал от них и</text:span><text:span text:style-name="T2567">, возможно, будут вспоминать обо мне с теплотой </text:span><text:span text:style-name="T3212">в их </text:span><text:span text:style-name="T2567">сердцах.</text:span>»</text:p>
      <text:p text:style-name="P466"/>
      <text:p text:style-name="P467">Теперь, <text:span text:style-name="T3213">после принятия решения о возвращении </text:span>Робин<text:span text:style-name="T3213">а</text:span>, все <text:span text:style-name="T3213">его </text:span>дальнейшие действия сводились к <text:span text:style-name="T3213">единственному</text:span> вопросу — как <text:span text:style-name="T3216">это </text:span>сделать? <text:span text:style-name="T2571">В </text:span><text:span text:style-name="T3216">мир </text:span><text:span text:style-name="T2571">будуще</text:span><text:span text:style-name="T3216">го</text:span><text:span text:style-name="T2571"> он попал, совершив путешествие во времени из своей спал</text:span><text:span text:style-name="T2572">ьни на Девоншир-роуд. </text:span><text:span text:style-name="T2573">Было </text:span><text:span text:style-name="T3214">бы </text:span><text:span text:style-name="T2573">логичным предположить, что </text:span><text:span text:style-name="T3214">в его </text:span><text:span text:style-name="T3217">нынешней</text:span><text:span text:style-name="T2573"> </text:span><text:span text:style-name="T3214">ситуации </text:span><text:span text:style-name="T2573">ему следует </text:span><text:span text:style-name="T3214">снова </text:span><text:span text:style-name="T2574">отправиться</text:span><text:span text:style-name="T2573"> на Девоншир-роуд и поискать </text:span><text:span text:style-name="T3214">то </text:span><text:span text:style-name="T2573">место, </text:span><text:span text:style-name="T3214">где </text:span><text:span text:style-name="T2573">когда-то располагался его дом, </text:span><text:span text:style-name="T3215">а</text:span><text:span text:style-name="T2573"> оттуда попытаться вернуться в </text:span><text:span text:style-name="T3217">прошлое</text:span><text:span text:style-name="T2573">. </text:span><text:span text:style-name="T2575">Однако это была всего лишь догадка, поскольку никто </text:span><text:span text:style-name="T3218">из них </text:span><text:span text:style-name="T2575">не </text:span><text:span text:style-name="T3218">обладал достоверными</text:span><text:span text:style-name="T2575"> сведени</text:span><text:span text:style-name="T3218">ями</text:span><text:span text:style-name="T2575"> о п</text:span><text:span text:style-name="T3218">утешествиях</text:span><text:span text:style-name="T2575"> во времени. </text:span><text:span text:style-name="T3218">Но д</text:span><text:span text:style-name="T2576">ругих предположений </text:span><text:span text:style-name="T3218">попросту не имелось, и </text:span><text:span text:style-name="T2576">было решено </text:span><text:span text:style-name="T3218">прорабатывать</text:span><text:span text:style-name="T2576"> </text:span><text:span text:style-name="T2577">именно </text:span><text:span text:style-name="T2576">этот вариант.</text:span></text:p>
      <text:p text:style-name="P468">Робин бродил по своему временному пристанищу, осматривая его напоследок и стараясь запомнить каждую <text:span text:style-name="T3219">приятную для сердца </text:span>мелочь, прежде чем покинуть его навсегда. <text:span text:style-name="T2579">Затем, подхватив пальто, он </text:span><text:span text:style-name="T2581">быстро </text:span><text:span text:style-name="T2579">вышел наружу — </text:span><text:span text:style-name="T2580">на </text:span><text:span text:style-name="T2579">его глазах </text:span><text:span text:style-name="T3219">за</text:span><text:span text:style-name="T2579">блестели слёзы. </text:span><text:span text:style-name="T2582">Ветер дул с удвоенной силой, завывая, словно от гнева, и над землёй, вдаль, неслись ч</text:span><text:span text:style-name="T2593">ё</text:span><text:span text:style-name="T2582">рные грозовые тучи. Грянул гром и заглушил своим раскатом шум проливного дождя. Вслед за ним, </text:span><text:span text:style-name="T2583">небо </text:span><text:span text:style-name="T3220">разрезала </text:span><text:span text:style-name="T2583">молния, осветив своим ярким </text:span><text:span text:style-name="T3221">холодным</text:span><text:span text:style-name="T2583"> светом ночно</text:span><text:span text:style-name="T3220">й небосвод</text:span><text:span text:style-name="T2583">. </text:span><text:span text:style-name="T3222">Вспышки</text:span><text:span text:style-name="T2584">, </text:span><text:span text:style-name="T3222">следовавшие одна за другой,</text:span><text:span text:style-name="T2584"> освеща</text:span><text:span text:style-name="T3222">ли</text:span><text:span text:style-name="T2584"> е</text:span><text:span text:style-name="T2585">му</text:span><text:span text:style-name="T2584"> дорогу в кромешной тьме, царившей на пустынных улицах. </text:span><text:span text:style-name="T3222">Разразившаяся б</text:span><text:span text:style-name="T2586">уря напом</text:span><text:span text:style-name="T3223">инала ту</text:span><text:span text:style-name="T2587"> </text:span><text:span text:style-name="T3222">жутк</text:span><text:span text:style-name="T3223">ую</text:span><text:span text:style-name="T3222"> </text:span><text:span text:style-name="T2586">ноч</text:span><text:span text:style-name="T3223">ь</text:span><text:span text:style-name="T2586">, </text:span><text:span text:style-name="T3223">в которую</text:span><text:span text:style-name="T2586"> он </text:span><text:span text:style-name="T3222">растерзал</text:span><text:span text:style-name="T2586"> </text:span><text:span text:style-name="T3222">мистера Уи</text:span><text:span text:style-name="T3225">т</text:span><text:span text:style-name="T3222">ли, </text:span><text:span text:style-name="T2586">отца Элисон.</text:span></text:p>
      <text:p text:style-name="P469"><text:span text:style-name="T3224">Накатившие воспоминания </text:span><text:span text:style-name="T3225">оказались полезными</text:span><text:span text:style-name="T2594"> </text:span>— он припом<text:span text:style-name="T3230">нил</text:span> как, <text:span text:style-name="T3226">будучи в облике птицы, </text:span>возвращался <text:span text:style-name="T3226">от</text:span> дома Ника <text:span text:style-name="T3227">обратно</text:span>, на Девоншир-роуд, <text:span text:style-name="T3227">и таким образом </text:span><text:span text:style-name="T2602">пыт</text:span><text:span text:style-name="T3227">ался </text:span><text:span text:style-name="T2595">отыск</text:span><text:span text:style-name="T3227">ать</text:span><text:span text:style-name="T2602"> </text:span><text:span text:style-name="T2595">правильный путь.</text:span></text:p>
      <text:p text:style-name="P470"><text:span text:style-name="T3229">П</text:span><text:span text:style-name="T3228">утешествие</text:span> пох<text:span text:style-name="T3228">одило</text:span> на прогулк<text:span text:style-name="T2603">у</text:span> во сне, словно какая-то магнетическая сила влекла его в нужное место. Прибыв <text:span text:style-name="T3231">в точку назначения</text:span>, он <text:span text:style-name="T3231">без отлагательств вышел на связь </text:span>с профессором Фержером.</text:p>
      <text:p text:style-name="P470">«Я <text:span text:style-name="T3232">на месте</text:span>. Что <text:span text:style-name="T2596">мне </text:span><text:span text:style-name="T3232">д</text:span><text:span text:style-name="T2596">елать </text:span><text:span text:style-name="T3232">дальше</text:span>? Как вернуться <text:span text:style-name="T3232">к вам</text:span>?»</text:p>
      <text:p text:style-name="P470">«<text:span text:style-name="T3233">Пока что не могу сказать ничего определённого</text:span><text:span text:style-name="T2596">. </text:span><text:span text:style-name="T3234">Просто</text:span><text:span text:style-name="T2596"> не знаю. </text:span><text:span text:style-name="T2597">Держи нас в курсе того, что видишь и чувствуешь. </text:span><text:span text:style-name="T2598">Мы </text:span><text:span text:style-name="T3235">обязательно </text:span><text:span text:style-name="T2598">придумаем </text:span><text:span text:style-name="T3235">что-нибудь</text:span>».</text:p>
      <text:p text:style-name="P471">Скрестив ноги, Робин <text:span text:style-name="T3236">уселся</text:span> <text:span text:style-name="T3236">на земле </text:span>в поз<text:span text:style-name="T3236">е</text:span> <text:span text:style-name="T3236">лотоса</text:span>. <text:span text:style-name="T2599">Он сосредоточил</text:span><text:span text:style-name="T3237">ся</text:span><text:span text:style-name="T2599">, </text:span><text:span text:style-name="T3237">пытаясь выудить из памяти образ своего жилища</text:span><text:span text:style-name="T2599">, </text:span><text:span text:style-name="T2600">и затем погрузил себя в </text:span><text:span text:style-name="T3237">состояние </text:span><text:span text:style-name="T2600">глубок</text:span><text:span text:style-name="T3237">ого</text:span><text:span text:style-name="T2600"> транс</text:span><text:span text:style-name="T3237">а</text:span><text:span text:style-name="T2600">.</text:span></text:p>
      <text:p text:style-name="P471">«<text:span text:style-name="T2601">Я </text:span><text:span text:style-name="T3238">в своей комнате..</text:span><text:span text:style-name="T2601"> </text:span><text:span text:style-name="T3238">Я просыпаюсь в своей постели..</text:span>» - <text:span text:style-name="T3238">начал </text:span><text:span text:style-name="T2601">мысленно повторять он </text:span><text:span text:style-name="T3238">снова и снова</text:span><text:span text:style-name="T2601">. </text:span><text:span text:style-name="T2604">Внезапно к нему пришло ощущение лёгкости, словно какая-то сила свыше тянула его вверх, подальше от </text:span><text:span text:style-name="T3238">бренн</text:span><text:span text:style-name="T3239">ости</text:span><text:span text:style-name="T3238"> </text:span><text:span text:style-name="T3239">всего </text:span><text:span text:style-name="T2604">зем</text:span><text:span text:style-name="T3239">ного</text:span><text:span text:style-name="T2604">.</text:span></text:p>
      <text:p text:style-name="P471">«<text:span text:style-name="T2605">Робин, иди ко мне! Мои руки протянуты </text:span><text:span text:style-name="T3242">к тебе</text:span><text:span text:style-name="T2605"> — держись за них </text:span><text:span text:style-name="T3240">крепче</text:span><text:span text:style-name="T2605">, </text:span><text:span text:style-name="T3240">и</text:span><text:span text:style-name="T2605"> я </text:span><text:span text:style-name="T3242">смогу вывести тебя из этого мира</text:span>».</text:p>
      <text:p text:style-name="P471">«<text:span text:style-name="T3243">Но я</text:span><text:span text:style-name="T2605"> не могу! Я </text:span><text:span text:style-name="T3241">же </text:span><text:span text:style-name="T2605">ничего не вижу!</text:span>»</text:p>
      <text:p text:style-name="P471">«<text:span text:style-name="T3243">Не видишь</text:span><text:span text:style-name="T2606">? Почему? Что мешает тебе увидеть?</text:span>»</text:p>
      <text:p text:style-name="P471">«<text:span text:style-name="T2607">Профессор, мои глаза ослепляет ярк</text:span><text:span text:style-name="T3243">ое белое свечение</text:span><text:span text:style-name="T2607">. Мне больно смотреть сквозь него и </text:span><text:span text:style-name="T3243">поэтому </text:span><text:span text:style-name="T2607">приходится прикрывать глаза </text:span><text:span text:style-name="T3243">рукой</text:span><text:span text:style-name="T2607">.</text:span>»</text:p>
      <text:p text:style-name="P471">«<text:span text:style-name="T2608">Это </text:span><text:span text:style-name="T3244">свечение</text:span><text:span text:style-name="T2608"> — он</text:span><text:span text:style-name="T3244">о</text:span><text:span text:style-name="T2608"> повсюду или только перед тобой?</text:span>»</text:p>
      <text:p text:style-name="P472">Робин осмотрелся по сторонам, <text:span text:style-name="T3245">и снова заговорил</text:span>:</text:p>
      <text:p text:style-name="P472">«Позади меня — там, откуда я приш<text:span text:style-name="T3245">ё</text:span>л, он<text:span text:style-name="T3245">о</text:span> есть. <text:span text:style-name="T2609">Слева и справа </text:span><text:span text:style-name="T3245">от меня </text:span><text:span text:style-name="T2610">виднеются многочисленные тёмные тропы. Какую из них </text:span><text:span text:style-name="T3245">я должен</text:span><text:span text:style-name="T2610"> выбрать?</text:span>»</text:p>
      <text:p text:style-name="P472">«<text:span text:style-name="T2611">Робин! Ни в коем случае не уходи с пути, освещённого ярким светом. </text:span><text:span text:style-name="T2612">Не могу объяснить этого </text:span><text:span text:style-name="T3246">словами</text:span><text:span text:style-name="T2612">, инстинкт подсказывает мне, что ты должен следовать за ярким светом, иначе ты потеряешься и уже никогда не сможешь вернуться </text:span><text:span text:style-name="T3246">домой</text:span><text:span text:style-name="T2612">! </text:span><text:span text:style-name="T2613">Твой разум будет </text:span><text:span text:style-name="T2614">обречён на вечные </text:span><text:span text:style-name="T3247">блуждания</text:span><text:span text:style-name="T2614">!</text:span>»</text:p>
      <text:p text:style-name="P472"><text:soft-page-break/>«<text:span text:style-name="T2615">Но </text:span><text:span text:style-name="T3247">этот путь мне совсем не по душе</text:span><text:span text:style-name="T2615">! От него исходит сильный жар, </text:span><text:span text:style-name="T3247">а</text:span><text:span text:style-name="T2615"> мои глаза </text:span><text:span text:style-name="T3248">невыносимо болят</text:span><text:span text:style-name="T2615">! Если </text:span><text:span text:style-name="T3258">я должен</text:span><text:span text:style-name="T2615"> </text:span><text:span text:style-name="T3249">идти </text:span><text:span text:style-name="T2615">в этом направлении, то мне придётся </text:span><text:span text:style-name="T3249">открыть их, и я ослепну</text:span><text:span text:style-name="T2615">!</text:span>»</text:p>
      <text:p text:style-name="P472">«<text:span text:style-name="T2616">Робин, прикрой веки, но не смыкай их полностью, и слушай мой голос. </text:span><text:span text:style-name="T2617">Представь, что голос — это верёвка, обв</text:span><text:span text:style-name="T3250">итая</text:span><text:span text:style-name="T2617"> вокруг твоей талии, и что она тянет тебя ко мне. </text:span><text:span text:style-name="T2618">Просто держись за </text:span><text:span text:style-name="T2619">неё </text:span><text:span text:style-name="T3251">по</text:span><text:span text:style-name="T2619">крепче!</text:span>»</text:p>
      <text:p text:style-name="P473">Профессор Фержер продолжал взывать к Робину своим ровным, монотонным голосом:</text:p>
      <text:p text:style-name="P473">«<text:span text:style-name="T2620">Робин, иди ко мне!</text:span>»</text:p>
      <text:p text:style-name="P474">Пока юноша шёл по освещённому пути, <text:span text:style-name="T3252">к нему</text:span> со всех сторон <text:span text:style-name="T3252">обращались</text:span> голоса, <text:span text:style-name="T3252">умолявшие</text:span> его при<text:span text:style-name="T3252">соединиться</text:span> к ним, и из глубин тёмных троп <text:span text:style-name="T3253">в его сторону</text:span> тянулось множество рук. До него доносились <text:span text:style-name="T3262">от</text:span>звуки чьих-то невнятных речей, из которых он не мог <text:span text:style-name="T2621">вычленить</text:span> ни <text:span text:style-name="T3253">единого</text:span> слова. <text:span text:style-name="T2621">Внезапно </text:span><text:span text:style-name="T2626">послышалось</text:span><text:span text:style-name="T2622"> </text:span><text:span text:style-name="T3259">завораживающее</text:span><text:span text:style-name="T2621"> пение, </text:span><text:span text:style-name="T3254">как </text:span><text:span text:style-name="T2622">будто один из ангелов явился сюда </text:span><text:span text:style-name="T3254">с небес </text:span><text:span text:style-name="T2622">и </text:span><text:span text:style-name="T2623">одаривает </text:span><text:span text:style-name="T3254">всех присутствующих божественн</text:span><text:span text:style-name="T3255">ым звучанием своего голоса</text:span><text:span text:style-name="T2623">. </text:span><text:span text:style-name="T2627">Оно было настолько </text:span><text:span text:style-name="T3260">чудесным</text:span><text:span text:style-name="T2627">, что Робин</text:span><text:span text:style-name="T3261">а</text:span><text:span text:style-name="T2627"> </text:span><text:span text:style-name="T3261">тотчас же </text:span><text:span text:style-name="T3256">неудержимо</text:span><text:span text:style-name="T2627"> </text:span><text:span text:style-name="T3261">потянуло к </text:span><text:span text:style-name="T2627">обладател</text:span><text:span text:style-name="T3261">ю </text:span><text:span text:style-name="T3262">этого </text:span><text:span text:style-name="T2627">голоса, </text:span><text:span text:style-name="T3263">чтобы насладиться его красотой и, </text:span><text:span text:style-name="T3261">может быть, стать </text:span><text:span text:style-name="T3263">ему</text:span><text:span text:style-name="T3261"> другом</text:span><text:span text:style-name="T2627">. </text:span><text:span text:style-name="T3264">Пение вселяло в его душу спокойствие и умиротворение, и он слушал его с неописуемым </text:span><text:span text:style-name="T3266">удовольствием и </text:span><text:span text:style-name="T3265">восторгом</text:span><text:span text:style-name="T3264">. </text:span><text:span text:style-name="T3266">Робину казалось</text:span><text:span text:style-name="T2628">, </text:span><text:span text:style-name="T3266">что он медленно скользит вниз </text:span><text:span text:style-name="T3267">по течению </text:span><text:span text:style-name="T3266">по водам одной из райских рек</text:span><text:span text:style-name="T2628">, отринув от себя все заботы </text:span><text:span text:style-name="T3266">суетных дней</text:span><text:span text:style-name="T2629">.</text:span></text:p>
      <text:p text:style-name="P475">Он <text:span text:style-name="T3268">чувствовал </text:span><text:span text:style-name="T3269">себя так</text:span>, <text:span text:style-name="T3269">словно</text:span> его относит <text:span text:style-name="T3269">потоком </text:span>в сторону голоса — такого же <text:span text:style-name="T2633">кристально </text:span>чистого, <text:span text:style-name="T2633">словно</text:span> вода, стекающая по склону горы с ледяной шапки её вершины.</text:p>
      <text:p text:style-name="P476"><text:span text:style-name="T3269">До Робина доносились </text:span><text:span text:style-name="T2630">и </text:span>другие голоса, <text:span text:style-name="T3269">призывавшие</text:span> его к себе:</text:p>
      <text:p text:style-name="P476">«<text:span text:style-name="T2631">Ты почти </text:span><text:span text:style-name="T3270">у </text:span><text:span text:style-name="T2631">цели. Осталось совсем </text:span><text:span text:style-name="T3270">немного</text:span><text:span text:style-name="T2631">, и ты будешь </text:span><text:span text:style-name="T3270">купаться в</text:span><text:span text:style-name="T2631"> эт</text:span><text:span text:style-name="T3270">о</text:span><text:span text:style-name="T2631">м </text:span><text:span text:style-name="T2632">божественн</text:span><text:span text:style-name="T3270">о</text:span><text:span text:style-name="T2632">м звучани</text:span><text:span text:style-name="T3270">и вечно</text:span><text:span text:style-name="T2632">!</text:span>»</text:p>
      <text:p text:style-name="P477">Он следовал за волнообразно двигавшимися руками и ему казалось, что они направляют его <text:span text:style-name="T2634">в сторону голоса. </text:span><text:span text:style-name="T2635">Этот голос, </text:span><text:span text:style-name="T3271">словно</text:span><text:span text:style-name="T2635"> голос </text:span><text:span text:style-name="T3425">мифической с</text:span><text:span text:style-name="T2635">ирены, завораживал его и притягивал к себе </text:span><text:span text:style-name="T3271">своей </text:span><text:span text:style-name="T3435">сверхъестественной</text:span><text:span text:style-name="T3271"> силой</text:span><text:span text:style-name="T2635">. </text:span><text:span text:style-name="T2636">Его глаза были широко </text:span><text:span text:style-name="T3469">раскрыты</text:span><text:span text:style-name="T2636">, </text:span><text:span text:style-name="T3436">но</text:span><text:span text:style-name="T2636"> яркий свет больше не причинял </text:span><text:span text:style-name="T3271">им вреда</text:span><text:span text:style-name="T2636"> — </text:span><text:span text:style-name="T3437">боль</text:span><text:span text:style-name="T2636"> </text:span><text:span text:style-name="T3437">осталась </text:span><text:span text:style-name="T2636">где-то далеко позади </text:span><text:span text:style-name="T3437">него</text:span><text:span text:style-name="T2636">.</text:span></text:p>
      <text:p text:style-name="P477">«<text:span text:style-name="T2637">Робин! Где ты сейчас? Что случилось с </text:span><text:span text:style-name="T3272">белым свечением</text:span><text:span text:style-name="T2637">?</text:span>»</text:p>
      <text:p text:style-name="P477">«<text:span text:style-name="T3106">Пот</text:span><text:span text:style-name="T2638">ише, профессор Фержер! Вы заглушаете </text:span><text:span text:style-name="T2639">пение</text:span><text:span text:style-name="T2638">! Просто послушайте, как</text:span><text:span text:style-name="T2639">ое</text:span><text:span text:style-name="T2638"> он</text:span><text:span text:style-name="T2639">о</text:span><text:span text:style-name="T2638"> чист</text:span><text:span text:style-name="T2639">ое</text:span><text:span text:style-name="T2638">! </text:span><text:span text:style-name="T2640">Его исполнительница, должно быть, невероятно хороша собой </text:span><text:span text:style-name="T2641">и </text:span><text:span text:style-name="T3105">мне просто необходимо</text:span><text:span text:style-name="T2641"> </text:span><text:span text:style-name="T3275">посмотреть на</text:span><text:span text:style-name="T2641"> </text:span><text:span text:style-name="T3275">н</text:span><text:span text:style-name="T3105">её</text:span><text:span text:style-name="T2641">!</text:span>» - <text:span text:style-name="T2642">ответил ему Робин.</text:span></text:p>
      <text:p text:style-name="P478">Голос профессора становился всё тиш<text:span text:style-name="T3273">е и тише...</text:span></text:p>
      <text:p text:style-name="P478">«<text:span text:style-name="T2643">Робин?! Робин!!!</text:span>» - <text:span text:style-name="T2643">встревоженно </text:span><text:span text:style-name="T3438">воскликнул</text:span><text:span text:style-name="T2643"> профессор.</text:span></text:p>
      <text:p text:style-name="P479">«Ты не должен позвол<text:span text:style-name="T3439">и</text:span>ть этому голосу <text:span text:style-name="T3274">запутать тебя и заморочить</text:span>! В конце пути, по которому ты <text:span text:style-name="T2646">двигаешься</text:span>, ни<text:span text:style-name="T3276">кого</text:span> нет! <text:span text:style-name="T2644">Это уловка! </text:span><text:span text:style-name="T3277">Ты слышишь</text:span><text:span text:style-name="T2644"> эхо от голосов заблу</text:span><text:span text:style-name="T3277">дившихся </text:span><text:span text:style-name="T2644"><text:s/>душ! </text:span><text:span text:style-name="T2645">Они — зло! Они завладели тобой!</text:span>»</text:p>
      <text:p text:style-name="P480">«За <text:span text:style-name="T3277">таким</text:span> пением не может скрываться <text:span text:style-name="T3278">никакого </text:span>зл<text:span text:style-name="T2654">а</text:span>! Оно <text:span text:style-name="T2653">слишком </text:span>прекрасно!»</text:p>
      <text:p text:style-name="P480">«<text:span text:style-name="T2655">Робин, </text:span><text:span text:style-name="T3279">не испытывай моё терпение</text:span><text:span text:style-name="T2655">! Послушай меня! Следуй за моим голосом обратно к яркому свету и не обращай внимания на пение, </text:span><text:span text:style-name="T3280">иначе ты потеряешься и уже никогда не сможешь найти выход</text:span><text:span text:style-name="T2655">! </text:span><text:span text:style-name="T2656">Т</text:span><text:span text:style-name="T3281">воя жизнь не </text:span><text:span text:style-name="T3282">представляет для</text:span><text:span text:style-name="T3281"> </text:span><text:span text:style-name="T3470">З</text:span><text:span text:style-name="T3281">л</text:span><text:span text:style-name="T3282">а никакой ценности</text:span><text:span text:style-name="T2656">, у </text:span><text:span text:style-name="T3281">него</text:span><text:span text:style-name="T2656"> совсем </text:span><text:span text:style-name="T2657">иные</text:span><text:span text:style-name="T2656"> </text:span><text:span text:style-name="T3281">причины</text:span><text:span text:style-name="T2656"> удерживать </text:span><text:span text:style-name="T3282">и не отпускать </text:span><text:span text:style-name="T3470">тебя</text:span><text:span text:style-name="T2656">!</text:span>»</text:p>
      <text:p text:style-name="P481">Голос профессора прервал пение <text:span text:style-name="T3283">и</text:span><text:span text:style-name="T2658"> </text:span>вместо него <text:span text:style-name="T3283">послышался</text:span> смех ребёнка, потеш<text:span text:style-name="T3284">ающегося </text:span>над глупостью Робина:</text:p>
      <text:p text:style-name="P481">«<text:span text:style-name="T2659">Ты заблудился! </text:span><text:span text:style-name="T2660">Тебе </text:span><text:span text:style-name="T3284">уже </text:span><text:span text:style-name="T2660">не </text:span><text:span text:style-name="T3284">отыскать</text:span><text:span text:style-name="T2660"> пути назад</text:span><text:span text:style-name="T2659">! </text:span><text:span text:style-name="T3284">Зачем ты смотришь по сторонам</text:span><text:span text:style-name="T2659">, </text:span><text:span text:style-name="T3284">ведь </text:span><text:span text:style-name="T2659">ты уже целую вечность </text:span><text:span text:style-name="T2664">бродишь</text:span><text:span text:style-name="T2659"> по кругу! </text:span><text:span text:style-name="T2663">Куда</text:span><text:span text:style-name="T2661"> ты соб</text:span><text:span text:style-name="T3284">рался</text:span><text:span text:style-name="T2661"> идти? </text:span><text:span text:style-name="T2662">Вот в</text:span><text:span text:style-name="T2661">идишь, ты </text:span><text:span text:style-name="T3284">сам </text:span><text:span text:style-name="T2661">не знаешь!</text:span>»</text:p>
      <text:p text:style-name="P481">«<text:span text:style-name="T2663">Робин!</text:span>» - <text:span text:style-name="T2663">кричал профессор издалека,</text:span></text:p>
      <text:p text:style-name="P481">«<text:span text:style-name="T2663">Следуй за моим голосом! Просто следуй за ним! Когда он станет громче, ты поймёшь, что двигаешься в правильном направлении! </text:span><text:span text:style-name="T2665">Просто слушай его и позволь мне направ</text:span><text:span text:style-name="T3440">ить</text:span><text:span text:style-name="T2665"> тебя!</text:span>»</text:p>
      <text:p text:style-name="P482">Снова заговорили заблудшие души:</text:p>
      <text:p text:style-name="P482">«Лучше оставь свои тщетные попытки спастись! <text:span text:style-name="T3285">В этом нет никакого смысла</text:span>! <text:span text:style-name="T2666">Отсюда нет выхода!</text:span>»</text:p>
      <text:p text:style-name="P482">«<text:span text:style-name="T3285">Я не верю вашим словам</text:span><text:span text:style-name="T2667">! Я буду слушать только профессора! Он мой друг, а вы — нет!!!</text:span>»</text:p>
      <text:p text:style-name="P482"><text:soft-page-break/></text:p>
      <text:p text:style-name="P483"><text:span text:style-name="T3286">Разорвав пелену морока, </text:span>Робин переста<text:span text:style-name="T3441">л</text:span> обращать внимание на потусторонние голоса и сосредоточился на <text:span text:style-name="T2668">речах </text:span>профессора. <text:span text:style-name="T2668">Он уже почти вы</text:span><text:span text:style-name="T2671">шел</text:span><text:span text:style-name="T2668"> на верный путь, но </text:span><text:span text:style-name="T2669">тут, </text:span><text:span text:style-name="T2668">внезапно, св</text:span><text:span text:style-name="T2671">ернул</text:span><text:span text:style-name="T2668"> </text:span><text:span text:style-name="T2670">не на ту тропу</text:span><text:span text:style-name="T2668">, и голос профессора, </text:span><text:span text:style-name="T2671">как и прежде, </text:span><text:span text:style-name="T2673">начал </text:span><text:span text:style-name="T3287">медленно</text:span><text:span text:style-name="T2672"> ослабевать</text:span><text:span text:style-name="T2668">. </text:span><text:span text:style-name="T2674">Развернувшись, он по</text:span><text:span text:style-name="T3287">брёл</text:span><text:span text:style-name="T2674"> </text:span><text:span text:style-name="T3287">в обратную сторону</text:span><text:span text:style-name="T2674">, пока </text:span><text:span text:style-name="T3287">не </text:span><text:span text:style-name="T3443">убедился в том</text:span><text:span text:style-name="T3287">, что </text:span><text:span text:style-name="T2674">голос снова </text:span><text:span text:style-name="T3442">за</text:span><text:span text:style-name="T3287">звуча</text:span><text:span text:style-name="T3442">л</text:span><text:span text:style-name="T3287"> </text:span><text:span text:style-name="T2674">громче. </text:span><text:span text:style-name="T2675">Он </text:span><text:span text:style-name="T2678">уже </text:span><text:span text:style-name="T2675">почти добрался — </text:span><text:span text:style-name="T3287">впереди, </text:span><text:span text:style-name="T2676">с</text:span><text:span text:style-name="T3287">реди</text:span><text:span text:style-name="T2675"> </text:span><text:span text:style-name="T2677">плотн</text:span><text:span text:style-name="T3287">ого</text:span><text:span text:style-name="T2677"> </text:span><text:span text:style-name="T3287">и </text:span><text:span text:style-name="T2677">мрачн</text:span><text:span text:style-name="T3287">ого</text:span><text:span text:style-name="T2675"> туман</text:span><text:span text:style-name="T3287">а, </text:span><text:span text:style-name="T2675"><text:s/>смутно </text:span><text:span text:style-name="T2682">различался</text:span><text:span text:style-name="T2676"> </text:span><text:span text:style-name="T2681">неясный, </text:span><text:span text:style-name="T3287">е</text:span><text:span text:style-name="T3288">два</text:span><text:span text:style-name="T3287"> заметный</text:span><text:span text:style-name="T2675"> </text:span><text:span text:style-name="T3287">проблеск</text:span><text:span text:style-name="T2675">. </text:span><text:span text:style-name="T2676">Подойдя ближе, </text:span><text:span text:style-name="T2684">Робин</text:span><text:span text:style-name="T2676"> увидел </text:span><text:span text:style-name="T2679">направленный вниз </text:span><text:span text:style-name="T2683">свет</text:span><text:span text:style-name="T2679">, </text:span><text:span text:style-name="T2680">напом</text:span><text:span text:style-name="T2684">инавший</text:span><text:span text:style-name="T2680"> </text:span><text:span text:style-name="T3289">робкий </text:span><text:span text:style-name="T2683">луч</text:span><text:span text:style-name="T2679"> утренне</text:span><text:span text:style-name="T2680">го</text:span><text:span text:style-name="T2679"> солнц</text:span><text:span text:style-name="T2680">а</text:span><text:span text:style-name="T2679">, </text:span><text:span text:style-name="T3289">пытавшийся </text:span><text:span text:style-name="T2679">пробиться сквозь </text:span><text:span text:style-name="T3289">запылившееся</text:span><text:span text:style-name="T2679"> стекло в каком-то старом заброшенном особняке.</text:span></text:p>
      <text:p text:style-name="P484">От неожиданности Робин подпрыгнул. Волосы на его затылке встали дыбом, когда он услышал позади себя пронзительный <text:span text:style-name="T2687">визг</text:span>. Он оглянулся, но не увидел ровным счётом ничего. <text:span text:style-name="T2685">Из туманных глубин п</text:span>ослышал<text:span text:style-name="T2685">ись глухие стуки</text:span>, похо<text:span text:style-name="T2685">дившие</text:span> на <text:span text:style-name="T3471">эхо</text:span><text:span text:style-name="T2685"> от его </text:span>собственны<text:span text:style-name="T2685">х</text:span> шаг<text:span text:style-name="T2685">ов</text:span>.</text:p>
      <text:p text:style-name="P484">«Не <text:span text:style-name="T2686">отвлекайся на них!</text:span>» - <text:span text:style-name="T2686">убеждал его профессор,</text:span></text:p>
      <text:p text:style-name="P484">«<text:span text:style-name="T2686">Они не </text:span><text:span text:style-name="T3289">с</text:span><text:span text:style-name="T2686">могут навредить тебе. Сконцентрируйся на мне, на моём голосе!</text:span>»</text:p>
      <text:p text:style-name="P485">Робин продолжал идти таким же <text:span text:style-name="T3289">неспешным</text:span> шагом, что и раньше. <text:span text:style-name="T2687">Сквозь туман </text:span><text:span text:style-name="T3289">уже </text:span><text:span text:style-name="T2687">проглядывался яркий свет, </text:span><text:span text:style-name="T2688">словно в конце тоннеля.</text:span></text:p>
      <text:p text:style-name="P486"><text:span text:style-name="T2689">Теперь </text:span><text:span text:style-name="T3289">он</text:span> был <text:span text:style-name="T3289">уже </text:span><text:span text:style-name="T2689">очень</text:span> близко, <text:span text:style-name="T2689">и</text:span> Робину <text:span text:style-name="T3289">по</text:span>казалось, что <text:span text:style-name="T3289">можно </text:span>протянуть руку и <text:span text:style-name="T3289">прикоснуться</text:span> <text:span text:style-name="T3289">к нему</text:span>.</text:p>
      <text:p text:style-name="P486">«<text:span text:style-name="T2690">Профессор! Вы видите? Я почти </text:span><text:span text:style-name="T3290">на месте,</text:span><text:span text:style-name="T2690"> </text:span><text:span text:style-name="T3290">мне о</text:span><text:span text:style-name="T2691">сталось </text:span><text:span text:style-name="T3290">пройти </text:span><text:span text:style-name="T2691">всего несколько шагов. </text:span><text:span text:style-name="T2692">Скоро я вернусь к вам — туда, г</text:span><text:span text:style-name="T3290">де должен быть</text:span><text:span text:style-name="T2692">!</text:span>»</text:p>
      <text:p text:style-name="P486">«<text:span text:style-name="T2693">Всё верно, Робин! </text:span><text:span text:style-name="T2694">Иди на мой голос, </text:span><text:span text:style-name="T3291">и постарайся не сбиваться</text:span><text:span text:style-name="T2695"> </text:span><text:span text:style-name="T3291">с </text:span><text:span text:style-name="T2695">правильн</text:span><text:span text:style-name="T3291">ого</text:span><text:span text:style-name="T2695"> пут</text:span><text:span text:style-name="T3291">и</text:span><text:span text:style-name="T2695">!</text:span>»</text:p>
      <text:p text:style-name="P486"/>
      <text:p text:style-name="P487">В конце концов о<text:span text:style-name="T3292">н пришёл</text:span>. <text:span text:style-name="T3292">П</text:span>рищури<text:span text:style-name="T3292">вшись</text:span> <text:span text:style-name="T3292">на мгновение</text:span>, <text:span text:style-name="T3292">чтобы</text:span> <text:span text:style-name="T3292">его </text:span>глаза привык<text:span text:style-name="T3292">ли</text:span> к яркому <text:span text:style-name="T3292">свету,</text:span> <text:span text:style-name="T2696">Робин </text:span><text:span text:style-name="T3292">взглянул</text:span><text:span text:style-name="T2696"> себе под ноги и увидел самую странную </text:span><text:span text:style-name="T3292">картину</text:span><text:span text:style-name="T2696"> из тех, что ему доводилось </text:span><text:span text:style-name="T3472">когда-либо</text:span><text:span text:style-name="T3292"> </text:span><text:span text:style-name="T2696">видеть. </text:span><text:span text:style-name="T2697">Вокруг </text:span><text:span text:style-name="T3292">него </text:span><text:span text:style-name="T2697">клубился бледный туман молочного цвета. </text:span><text:span text:style-name="T2698">В </text:span><text:span text:style-name="T3292">одно</text:span><text:span text:style-name="T2698"> кратк</text:span><text:span text:style-name="T3473">ое</text:span><text:span text:style-name="T2698"> мгновени</text:span><text:span text:style-name="T3473">е</text:span><text:span text:style-name="T2698">, когда он </text:span><text:span text:style-name="T3473">внезапно </text:span><text:span text:style-name="T2698">расс</text:span><text:span text:style-name="T3292">еялся</text:span><text:span text:style-name="T2698">, Робин </text:span><text:span text:style-name="T3292">с удивлением обнаружил</text:span><text:span text:style-name="T2698">, что под его ногами не</text:span><text:span text:style-name="T3292">т</text:span><text:span text:style-name="T2698"> никакой тверди. </text:span><text:span text:style-name="T2699">Он шёл через пространство, окружённый глубоким сине-фиолетовым морем, которое, казалось, не имело границ, </text:span><text:span text:style-name="T2702">растекаясь </text:span><text:span text:style-name="T3108">во все стороны </text:span><text:span text:style-name="T3107">до</text:span><text:span text:style-name="T2702"> бесконечности</text:span><text:span text:style-name="T2699">.</text:span></text:p>
      <text:p text:style-name="P487">«<text:span text:style-name="T2700">Сколько мне </text:span><text:span text:style-name="T3294">осталось</text:span><text:span text:style-name="T2700"> идти? </text:span><text:span text:style-name="T2701">Я уже близко?</text:span>» - <text:span text:style-name="T2701">спросил Робин и в его голосе </text:span><text:span text:style-name="T3293">по</text:span><text:span text:style-name="T2701">слышалась сильная усталость.</text:span></text:p>
      <text:p text:style-name="P488">Последние несколько недель являлись огромным испытанием для его <text:span text:style-name="T2703">душевных сил. </text:span><text:span text:style-name="T2704">Он был сильно утомлён — и морально, и физически. </text:span><text:span text:style-name="T2705">Для того, чтобы выжить в сложившихся обстоятельствах, ему пришлось затратить немало энергии. </text:span><text:span text:style-name="T2706">Робин еле волочил ноги и его шаг замедлился, </text:span><text:span text:style-name="T3474">а</text:span><text:span text:style-name="T2706"> путь домой теперь казался бесконечно долгим.</text:span></text:p>
      <text:p text:style-name="P488">«<text:span text:style-name="T2707">Я слишком </text:span><text:span text:style-name="T2760">сильно </text:span><text:span text:style-name="T2707">устал и не могу идти </text:span><text:span text:style-name="T2708">дальше</text:span><text:span text:style-name="T2707">! </text:span><text:span text:style-name="T2709">Я хочу спать — хочу лечь в мягкую постель и спать целую вечность!</text:span>»</text:p>
      <text:p text:style-name="P488">«<text:span text:style-name="T2710">Нет, не хочешь! </text:span><text:span text:style-name="T3295">Обернись</text:span><text:span text:style-name="T2711"> </text:span><text:span text:style-name="T3295">птицей</text:span><text:span text:style-name="T2711"> и тогда ты сможешь </text:span><text:span text:style-name="T3295">ускорить своё продвижение.</text:span>»</text:p>
      <text:p text:style-name="P489">Робин <text:span text:style-name="T3295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9">Голос профессора становился всё громче <text:span text:style-name="T2712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96">Потеряв над собой контроль, о</text:span><text:span text:style-name="T2712">н начал ускоряться, </text:span><text:span text:style-name="T3296">неведомые силы неудержимо</text:span><text:span text:style-name="T2712"> </text:span><text:span text:style-name="T3296">притягивали его к</text:span><text:span text:style-name="T2712"> профессору.</text:span></text:p>
      <text:p text:style-name="P489">«<text:span text:style-name="T2713">Я почти у цели. Собираюсь вернуть себе свой человеческий облик</text:span>».</text:p>
      <text:p text:style-name="P490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97">таким образом </text:span>путешественник смог разорвать <text:span text:style-name="T3109">ход</text:span> времени и пробиться <text:span text:style-name="T3297">через образовавшийся проход в тот мир, которому принадлежал</text:span>. <text:span text:style-name="T2714">С огромной скоростью </text:span><text:span text:style-name="T3404">он сверзся с небес</text:span><text:span text:style-name="T2714"> на </text:span><text:span text:style-name="T3297">собственную</text:span><text:span text:style-name="T2714"> кровать и </text:span><text:span text:style-name="T3298">сразу же </text:span><text:span text:style-name="T2715"><text:s/></text:span><text:span text:style-name="T2714">потерял создание.</text:span></text:p>
      <text:p text:style-name="P490"/>
      <text:p text:style-name="P491"><text:soft-page-break/>Профессор незамедлительно вызвал докторов и <text:span text:style-name="T2716">они</text:span> со всей тщательностью приступили к его обследованию.</text:p>
      <text:p text:style-name="P492">Мальчик был в порядке. Капельниц<text:span text:style-name="T2721">у</text:span> <text:span text:style-name="T2721">удалили</text:span> и для Робина была составлена специальная диета. <text:span text:style-name="T2717">Он проспал весь день и всю ночь, и проснулся только на следующий день, ближе к </text:span><text:span text:style-name="T2718">полудню</text:span><text:span text:style-name="T2717">. </text:span><text:span text:style-name="T2719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3">Окружающие всячески баловали мальчика — заботились о нём, ласкали и следили за тем, чтобы у него было всё, о чём он просил. <text:span text:style-name="T2720">Он ждал, когда профессор в своих речах затронет вопросы, касавшиеся его жизни в потустороннем мире. </text:span><text:span text:style-name="T2721">Лишь ближе к вечеру профессор Фержер решил начать обсуждение </text:span><text:span text:style-name="T2722">жизни Робина в мире будущего. </text:span><text:span text:style-name="T2723">Их беседа растянулась на долгие часы — в мельчайших подробностях </text:span><text:span text:style-name="T2727">была рассмотрена</text:span><text:span text:style-name="T2723"> Система и её роль в управлении народом Британии, а также каким был мир до того, как Робин уничтожил </text:span><text:span text:style-name="T2724">местное </text:span><text:span text:style-name="T2723">правительство, то есть </text:span><text:span text:style-name="T2725">по сути стал</text:span><text:span text:style-name="T2723"> </text:span><text:span text:style-name="T2725">главо</text:span><text:span text:style-name="T2726">й</text:span><text:span text:style-name="T2723"> революции.</text:span></text:p>
      <text:p text:style-name="P494">Профессор пре<text:span text:style-name="T2731">д</text:span><text:span text:style-name="T2732">о</text:span><text:span text:style-name="T2731">ставил</text:span> отчёт, в котором содержались сделанные им заметки. <text:span text:style-name="T2728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30">ему довелось ознакомиться</text:span><text:span text:style-name="T2729">. </text:span><text:span text:style-name="T2733">Почерк был неразборчивым. </text:span><text:span text:style-name="T2736">Многие</text:span><text:span text:style-name="T2734"> завит</text:span><text:span text:style-name="T2736">ки</text:span><text:span text:style-name="T2734"> казал</text:span><text:span text:style-name="T2736">ись</text:span><text:span text:style-name="T2734"> одинаковым</text:span><text:span text:style-name="T2736">и</text:span><text:span text:style-name="T2734">, </text:span><text:span text:style-name="T2735">и тот факт, что </text:span><text:span text:style-name="T2784">некоторые</text:span><text:span text:style-name="T2735"> записи были </text:span><text:span text:style-name="T2736">сделаны </text:span><text:span text:style-name="T2735">на немецком языке, определённо не улучшал </text:span><text:span text:style-name="T2740">положения</text:span><text:span text:style-name="T2737"> </text:span><text:span text:style-name="T2738">дел</text:span><text:span text:style-name="T2740">а</text:span><text:span text:style-name="T2738"> — </text:span><text:span text:style-name="T2740">его с</text:span><text:span text:style-name="T2739">тудентам было </text:span><text:span text:style-name="T2740">невероятно </text:span><text:span text:style-name="T2739">трудно читать </text:span><text:span text:style-name="T2741">написанное</text:span><text:span text:style-name="T2739">.</text:span></text:p>
      <text:p text:style-name="P494">«<text:span text:style-name="T2746">Может быть</text:span><text:span text:style-name="T2745">,</text:span><text:span text:style-name="T2742"> нам стоит начать с первого описания Робином окруж</text:span><text:span text:style-name="T2743">авшей</text:span><text:span text:style-name="T2742"> его местности?</text:span>» - <text:span text:style-name="T2742">спросил профессор </text:span><text:span text:style-name="T2744">Фержер.</text:span></text:p>
      <text:p text:style-name="P494">«<text:span text:style-name="T2746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4">«<text:span text:style-name="T2747">Неплохая идея</text:span>» - <text:span text:style-name="T2747">ответил ему Робин,</text:span></text:p>
      <text:p text:style-name="P494">«<text:span text:style-name="T2747">Но я не уверен в том, что мы сможем обсудить всё за один вечер — я очень устал и </text:span><text:span text:style-name="T2748">до сих пор</text:span><text:span text:style-name="T2747"> чувствую слабость. </text:span><text:span text:style-name="T2772">Б</text:span><text:span text:style-name="T2749">уду вам благодарен, если вы отпустите меня спать пораньше. </text:span><text:span text:style-name="T2750">Как мне кажется, у нас нет никаких причин торопиться. </text:span><text:span text:style-name="T2751">Лучше потратить дополнительное время, но сделать всё хорошо, </text:span><text:span text:style-name="T2753">и</text:span><text:span text:style-name="T2752">наче работа пропадёт впустую.</text:span>»</text:p>
      <text:p text:style-name="P494">«<text:span text:style-name="T2754">Хорошо. Мы обсудим только район, </text:span><text:span text:style-name="T2755">из которого</text:span><text:span text:style-name="T2754"> ты отправил нам </text:span><text:span text:style-name="T2756">первые </text:span><text:span text:style-name="T2754">сообщени</text:span><text:span text:style-name="T2756">я </text:span><text:span text:style-name="T2758">о том, где находился</text:span>» - <text:span text:style-name="T2757">согласился профессор,</text:span></text:p>
      <text:p text:style-name="P494">«<text:span text:style-name="T2759">Я думаю что первое, с чего мы должны начать, — это получить более подробные сведения о послевоенном Саутгемптоне.</text:span>»</text:p>
      <text:p text:style-name="P494">«<text:span text:style-name="T2761">Мне нечего добавить к тому, что вы видели своими глазами. </text:span><text:span text:style-name="T2762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63">От большинства высотных зданий и прочих домов остались лишь развалины. </text:span><text:span text:style-name="T2764">Я боялся ходить туда, особенно после наступления темноты — от одного их вида по моей спине бегали мурашки. </text:span><text:span text:style-name="T2782">Оно</text:span><text:span text:style-name="T2765"> было населено призраками и я ощущал великую </text:span><text:span text:style-name="T2766">скорбь</text:span><text:span text:style-name="T2765"> заблу</text:span><text:span text:style-name="T2766">дших</text:span><text:span text:style-name="T2765"> душ, не </text:span><text:span text:style-name="T2766">сумевших </text:span><text:span text:style-name="T2765">на</text:span><text:span text:style-name="T2766">йти</text:span><text:span text:style-name="T2765"> упокоения.</text:span>»</text:p>
      <text:p text:style-name="P494">«<text:span text:style-name="T2767">Город был пуст. Там ничего не росло, кроме мелких растений, таких как мх</text:span><text:span text:style-name="T2768">и. Когда я впервые оказался там, мне </text:span><text:span text:style-name="T2771">даже</text:span><text:span text:style-name="T2768"> в голову не приходило, что причиной </text:span><text:span text:style-name="T2769">этого</text:span><text:span text:style-name="T2768"> бесплодия явля</text:span><text:span text:style-name="T2770">ются радиоактивные осадки. </text:span><text:span text:style-name="T2773">Однако рассветы и закаты смотрелись очень </text:span><text:span text:style-name="T2780">эффектно</text:span><text:span text:style-name="T2773">. </text:span><text:span text:style-name="T2774">Я никогда не видел ничего, столь же впечатляющего — небо пылало ярко-красным, сливаясь с</text:span><text:span text:style-name="T2775">о всеми </text:span><text:span text:style-name="T2774">другими цветами спектра. </text:span><text:span text:style-name="T2776">Отблески неба на поверхности моря медленно перекатывались в сторону суши и исчезали </text:span><text:span text:style-name="T2777">одновременно</text:span><text:span text:style-name="T2776"> с белой пеной </text:span><text:span text:style-name="T2778">волн, </text:span><text:span text:style-name="T2777">разбивающихся</text:span><text:span text:style-name="T2776"> о берег. </text:span><text:span text:style-name="T2779">Это было по-настоящему красиво! </text:span><text:span text:style-name="T2781">В течение дня море казалось слегка прикрытым тонкой пеленой жёлто-серого тумана. Я не знаю, почему это </text:span><text:span text:style-name="T2783">было </text:span><text:span text:style-name="T2781">так.</text:span>»</text:p>
      <text:p text:style-name="P495">«Хуже всего было по ночам. Из-за постоянного холода мне плохо спалось, <text:span text:style-name="T2802">и</text:span> <text:span text:style-name="T2802">каждое утро я просыпался окоченевшим, с сильной болью в суставах. </text:span><text:span text:style-name="T2803">В дневное время солнце почти никогда не выглядывало из-за пасмурных, густо нависших облаков...</text:span>»</text:p>
      <text:p text:style-name="P495">«<text:span text:style-name="T2804">Завтра или в другое подходящее время я дам вам более подробное описание мест, в которых я побывал, и их точное </text:span><text:span text:style-name="T2805">м</text:span><text:span text:style-name="T2804">естоположение.</text:span>»</text:p>
      <text:p text:style-name="P495"><text:soft-page-break/>«<text:span text:style-name="T2806">Хорошо. Думаю, что оно будет очень полезным для нашей работы</text:span>» - <text:span text:style-name="T2806">ответил профессор Фержер. </text:span><text:span text:style-name="T2807">Он торопливо записывал всё сказанное в своей обычной неряшливой манере.</text:span></text:p>
      <text:p text:style-name="P496">Робин зевнул. Он надеялся, что профессор <text:span text:style-name="T2809">обратит внимание на его у</text:span><text:span text:style-name="T2815">томлённый</text:span><text:span text:style-name="T2809"> вид</text:span> и предложит временно <text:span text:style-name="T2811">прервать</text:span><text:span text:style-name="T2808"> беседу до завтрашнего дня. </text:span><text:span text:style-name="T2809">Но, к его сожалению, профессор </text:span><text:span text:style-name="T2813">этого </text:span><text:span text:style-name="T2812">не сделал</text:span><text:span text:style-name="T2809">. </text:span><text:span text:style-name="T2810">Старинные часы пробили одиннадцать раз и затем продолжили свой </text:span><text:span text:style-name="T2812">ровный </text:span><text:span text:style-name="T2810">монотонный ход. </text:span><text:span text:style-name="T2812">До этого дня Робин </text:span><text:span text:style-name="T2814">никогда </text:span><text:span text:style-name="T2812">не замечал их громкого тиканья. </text:span><text:span text:style-name="T2815">Прямо сейчас все его устремления были направлены в сторону мягкой удобной постели </text:span><text:span text:style-name="T2816">и</text:span><text:span text:style-name="T2815"> подушк</text:span><text:span text:style-name="T2816">и</text:span><text:span text:style-name="T2815">, на которую он мечтал возложить </text:span><text:span text:style-name="T2816">усталую голову. </text:span><text:span text:style-name="T2817">Отдых стал для него острой необходимостью, и чем больше он думал о нём, тем быстрее наливались тяжестью его веки. </text:span><text:span text:style-name="T2818">Медленно, но верно, они </text:span><text:span text:style-name="T2819">стали</text:span><text:span text:style-name="T2818"> закрываться. Постепенно голоса становились всё более отдалёнными, пока он не перестал слышать </text:span><text:span text:style-name="T2827">их </text:span><text:span text:style-name="T2820">окончательно</text:span><text:span text:style-name="T2818">…</text:span></text:p>
      <text:p text:style-name="P497">Он пришёл в себя от легкого встряхивания.</text:p>
      <text:p text:style-name="P497">«Робин, проснись! Иди в свою кроватку» - тихонько прошептала Элисон ему на ухо.</text:p>
      <text:p text:style-name="P497">«<text:span text:style-name="T2821">Я не хочу вставать. Дайте мне поспать здесь.</text:span>»</text:p>
      <text:p text:style-name="P498">Робин закрыл глаза и попытался снова уснуть, но безуспешно. Элисон продолжала <text:span text:style-name="T2822">говорить с </text:span>ним:</text:p>
      <text:p text:style-name="P498">«<text:span text:style-name="T2822">Пойдём, Робин. Я не позволю тебе спать здесь. Если тебе нужен хороший отдых, то перебирайся в спальню. </text:span><text:span text:style-name="T2823">Там никто не потревожит тебя и ты сможешь спокойно поспать до завтра.</text:span>»</text:p>
      <text:p text:style-name="P499">Робин вяло пошевелился, вытянул руки и осторожно открыл глаза.</text:p>
      <text:p text:style-name="P499">«<text:span text:style-name="T2824">Боже, как я устал! </text:span><text:span text:style-name="T2825">Я не хочу вставать, но, похоже, ты не оставляешь мне выбора. </text:span><text:span text:style-name="T2826">Спокойной ночи, Элисон!</text:span>»</text:p>
      <text:p text:style-name="P500">Робин обвил её руками и с нежностью поцеловал в щёку.</text:p>
      <text:p text:style-name="P500"/>
      <text:p text:style-name="P501">Гарри, Элисон и Мэтью сидели в гостиной и пили чай в ожидании, когда проснётся Робин. <text:span text:style-name="T2828">На часах было уже почти одиннадцать.</text:span></text:p>
      <text:p text:style-name="P501">«Итак…<text:span text:style-name="T2829"> Как долго ты пытался скрыть тот факт, что встречаешься с Элисон?</text:span>» - <text:span text:style-name="T2829">саркастически спросил Мэтью.</text:span></text:p>
      <text:p text:style-name="P502">Гарри поперхнулся и слегка расплескал свой чай. <text:span text:style-name="T2830">Элисон удивлённо посмотрела на Гарри — она явно не ожидала подобного вопроса.</text:span></text:p>
      <text:p text:style-name="P503">«О чём ты, Мэтью? С чего ты взял, что между мной и Элисон что-то есть?»</text:p>
      <text:p text:style-name="P503">«<text:span text:style-name="T2834">Не пытайся делать</text:span><text:span text:style-name="T2831"> из меня дурачка. Помни, мы с тобой знакомы уже </text:span><text:span text:style-name="T2835">очень </text:span><text:span text:style-name="T2831">давно, и я знаю тебя, как облупленного. </text:span><text:span text:style-name="T2832">Если хочешь, я </text:span><text:span text:style-name="T2836">могу </text:span><text:span text:style-name="T2832">расск</text:span><text:span text:style-name="T2836">азать</text:span><text:span text:style-name="T2832"> Элисон о нашем недавнем уговоре.</text:span>»</text:p>
      <text:p text:style-name="P503">«<text:span text:style-name="T2833">Мэтью, ты просто ревнуешь! Всё потому, что это я встречаюсь с ней, а не ты.</text:span>»</text:p>
      <text:p text:style-name="P504">Элисон надоело слушать, как они вздорят, поэтому она встала и вышла из комнаты, оставив их обоих наедине друг с другом.</text:p>
      <text:p text:style-name="P505">«Нет, Гарри! Тебе не нужно идти вслед за мной! Ты должен уладить свои разногласия с Мэтью!»</text:p>
      <text:p text:style-name="P506">Как только она вышла, Гарри повысил голос:</text:p>
      <text:p text:style-name="P506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37">Одному Богу известно, о чём она подумала, когда ты упомянул об уговоре.</text:span>»</text:p>
      <text:p text:style-name="P506">«<text:span text:style-name="T2837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38">тесного физического контакта, а ведь именно он привлекает тебя в отношениях </text:span><text:span text:style-name="T2839">сильнее всего </text:span><text:span text:style-name="T2840">остального</text:span><text:span text:style-name="T2838">! </text:span><text:span text:style-name="T2841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42">Просто будь с ней честен, и тогда ты избавишь её от будущих страданий!</text:span>»</text:p>
      <text:p text:style-name="P506">«<text:span text:style-name="T2843">Ладно, Мэтью. Ты сказал достаточно! </text:span><text:span text:style-name="T2845">Но откуда</text:span><text:span text:style-name="T2844"> </text:span><text:span text:style-name="T2845">такая </text:span><text:span text:style-name="T2844">уверен</text:span><text:span text:style-name="T2845">ность</text:span><text:span text:style-name="T2844"> в с</text:span><text:span text:style-name="T2847">обственной</text:span><text:span text:style-name="T2844"> правоте? </text:span><text:span text:style-name="T2846">Почему ты решил, что я не могу относиться к ней серьёзно — не так, как это было с моими прежними подружками? </text:span><text:span text:style-name="T2848">Твои предположения абсолютно ничем не обоснован</text:span><text:span text:style-name="T2849">н</text:span><text:span text:style-name="T2848">ы!</text:span>»</text:p>
      <text:p text:style-name="P506"><text:soft-page-break/>«<text:span text:style-name="T2850">Не пытайся обманывать себя! Ты знаешь, что я прав, </text:span><text:span text:style-name="T2851">просто не хочешь в этом признаваться</text:span><text:span text:style-name="T2850">!</text:span>»</text:p>
      <text:p text:style-name="P506">«<text:span text:style-name="T2852">Ты о чём вообще? </text:span><text:span text:style-name="T2853">Для меня совершенно ясен ход твоих мыслей! Ты ревнуешь и не можешь смириться с мыслью о том, что Элисон в</text:span><text:span text:style-name="T2854">ыбрала меня, а не тебя! </text:span><text:span text:style-name="T2855">Боже! Откуда в тебе </text:span><text:span text:style-name="T2896">столько</text:span><text:span text:style-name="T2855"> </text:span><text:span text:style-name="T2896">ребячества</text:span><text:span text:style-name="T2855">?</text:span>»</text:p>
      <text:p text:style-name="P506">«<text:span text:style-name="T2856">Гарри, ты снова лукавишь! Я знал, что честным путём тебя не переубедить! </text:span><text:span text:style-name="T2857">В таком случае, кто </text:span><text:span text:style-name="T2858">тогда держал пари</text:span><text:span text:style-name="T2857">, что будет встречаться с Элисон? </text:span><text:span text:style-name="T2858">Извини, </text:span><text:span text:style-name="T2870">но </text:span><text:span text:style-name="T2858">мне пришлось вспомнить об этом, иначе ты не стал бы слушать меня. </text:span><text:span text:style-name="T2859">Так что поверь моим словам! </text:span><text:span text:style-name="T2860">Если ваши отношения будут развиваться и </text:span><text:span text:style-name="T2861">впредь</text:span><text:span text:style-name="T2860">, то в конце концов ты заставишь её страдать!</text:span>»</text:p>
      <text:p text:style-name="P506">«<text:span text:style-name="T2862">Чего вы так раскричались?</text:span>» - <text:span text:style-name="T2862">спросил внезапно появившийся </text:span><text:span text:style-name="T2863">Робин, </text:span><text:span text:style-name="T2864">с интересом </text:span><text:span text:style-name="T2863">осматривая гостиную.</text:span></text:p>
      <text:p text:style-name="P506">«<text:span text:style-name="T2865">А где Элисон? </text:span><text:span text:style-name="T2866">Мне показалось, что сегодня она собиралась быть </text:span><text:span text:style-name="T2871">тут</text:span><text:span text:style-name="T2866">.</text:span>»</text:p>
      <text:p text:style-name="P506">«<text:span text:style-name="T2867">Её нет</text:span>» - <text:span text:style-name="T2867">быстро ответил Мэтью,</text:span></text:p>
      <text:p text:style-name="P506">«<text:span text:style-name="T2867">Она была здесь некоторое время назад, но ушла, </text:span><text:span text:style-name="T2868">пообещав вернуться</text:span><text:span text:style-name="T2867">. </text:span><text:span text:style-name="T2868">Она просила нас приготовить тебе завтрак, если ты проснёшься до её возвращения. Что будешь есть?</text:span>»</text:p>
      <text:p text:style-name="P507">Ему не хотелось говорить с Робином об истинной причине ухода Элисон.</text:p>
      <text:p text:style-name="P507">«<text:span text:style-name="T2869">Нет, я знаю, что ты говоришь мне неправду</text:span>» - <text:span text:style-name="T2869">возразил Робин,</text:span></text:p>
      <text:p text:style-name="P507">«<text:span text:style-name="T2869">Это написано на лицах у вас обоих. Что случилось? Ты расстроил её, не так ли?</text:span>»</text:p>
      <text:p text:style-name="P507"><text:tab/><text:span text:style-name="T2872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873">и что</text:span><text:span text:style-name="T2872"> юноша обязательно распознает обман.</text:span></text:p>
      <text:p text:style-name="P507"><text:tab/>«<text:span text:style-name="T2872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08">Робин ненадолго <text:span text:style-name="T2874">умолк</text:span>.</text:p>
      <text:p text:style-name="P508">«<text:span text:style-name="T2874">Гарри, мне не нравятся твои свидания с Элисон. Ваши отношения закончатся тем, что ей будет очень больно. Я </text:span><text:span text:style-name="T2876">всегда считал</text:span><text:span text:style-name="T2874">, что </text:span><text:span text:style-name="T2875">в твоих действиях </text:span><text:span text:style-name="T2874">больше здравого смысла.</text:span>»</text:p>
      <text:p text:style-name="P509">Робин замолчал снова. <text:span text:style-name="T2876">Гарри </text:span><text:span text:style-name="T2877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78">б</text:span><text:span text:style-name="T2877"> </text:span><text:span text:style-name="T2878">его истинных чувствах к Элисон</text:span><text:span text:style-name="T2877">?</text:span></text:p>
      <text:p text:style-name="P509"><text:tab/>«<text:span text:style-name="T2879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80">и не хочу причинять ей боль!</text:span>»</text:p>
      <text:p text:style-name="P509"><text:tab/>«<text:span text:style-name="T2881">Ты без ума от неё</text:span>» - <text:span text:style-name="T2881">ответ</text:span><text:span text:style-name="T3475">и</text:span><text:span text:style-name="T2881">л Робин,</text:span></text:p>
      <text:p text:style-name="P509"><text:tab/>«<text:span text:style-name="T2881">Но ты не любишь её в истинном смысле этого слова.</text:span>»</text:p>
      <text:p text:style-name="P509"><text:tab/><text:span text:style-name="T2882">Мэтью кивнул, соглашаясь с ним. </text:span><text:span text:style-name="T2883">Мальчик пристально посмотрел в глаза Гарри и неспешно заговорил:</text:span></text:p>
      <text:p text:style-name="P509"><text:tab/>«<text:span text:style-name="T2884">Скажи правду. В глубине души ты сам знаешь, что не любишь Элисон. </text:span><text:span text:style-name="T2885">На самом деле тебе хочется </text:span><text:span text:style-name="T3476">близости</text:span><text:span text:style-name="T2885">, </text:span><text:span text:style-name="T3477">хочется </text:span><text:span text:style-name="T2885">быть </text:span><text:span text:style-name="T3476">у неё </text:span><text:span text:style-name="T2885">первым, потому что тебе известно, что она девственна. </text:span><text:span text:style-name="T2886">Большинство мужчин думает точно так же, как ты, хотя многие и не отдают себе </text:span><text:span text:style-name="T3476">в этом </text:span><text:span text:style-name="T2886">отчёта. </text:span><text:span text:style-name="T2887">Они находят нечто привлекательное в свиданиях с девственницами. Гарри, я прав! Совершенно бесполезно </text:span><text:span text:style-name="T2888">пытаться отрицать всё это. </text:span><text:span text:style-name="T2889">Я не собираюсь стоять в стороне и безучастно смотреть, как ты доводишь </text:span><text:span text:style-name="T2890">Элисон</text:span><text:span text:style-name="T2889"> до слёз, ведь я очень сильно привязан к ней! </text:span><text:span text:style-name="T2891">Я не позволю этого ни тебе, ни кому-либо ещё! </text:span><text:span text:style-name="T2892">Никто и никогда не навредит ей, пока я буду присматривать за ней и защищать!</text:span>»</text:p>
      <text:p text:style-name="P509"><text:tab/>«<text:span text:style-name="T2893">Вы слишком придирчивы, понимаете?! Даже Робин завидует моему счастью!</text:span>»</text:p>
      <text:p text:style-name="P509">«<text:span text:style-name="T2894">Хватит, Гарри! </text:span><text:span text:style-name="T2895">Ты окончательно запутался в том что значит быть влюблённым и что значит любить</text:span>».</text:p>
      <text:p text:style-name="P528"><text:span text:style-name="T3005"><text:tab/></text:span><text:span text:style-name="T2897">Робин решительно отве</text:span><text:span text:style-name="T2898">рг</text:span><text:span text:style-name="T2897"> </text:span><text:span text:style-name="T2898">все</text:span><text:span text:style-name="T2897"> обвинения Гарри относительно </text:span><text:span text:style-name="T2898">того</text:span><text:span text:style-name="T2897">, почему он не хотел, чтобы Гарри встречался с Элисон. Мэтью молчал – Робин хорошо постарался </text:span><text:span text:style-name="T2899">для того, чтобы </text:span><text:span text:style-name="T2897">заставить Гарри </text:span><text:span text:style-name="T2899">рассуждать здраво</text:span><text:span text:style-name="T2897">. </text:span><text:span text:style-name="T2900">Определённо, на этот раз б</text:span><text:span text:style-name="T2897">естактность Робина </text:span><text:span text:style-name="T2900">сослужила добрую службу</text:span><text:span text:style-name="T2897">. </text:span><text:span text:style-name="T2900">Просто у</text:span><text:span text:style-name="T2897">дивительно, что мальчик его возраста так хорошо </text:span><text:soft-page-break/><text:span text:style-name="T2897">понимал </text:span><text:span text:style-name="T2900">человеческую</text:span><text:span text:style-name="T2897"> природу. Его </text:span><text:span text:style-name="T2901">доводы</text:span><text:span text:style-name="T2897"> не </text:span><text:span text:style-name="T2901">являлись</text:span><text:span text:style-name="T2897"> беспочвенным</text:span><text:span text:style-name="T2901">и</text:span><text:span text:style-name="T2897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02">для Элисон</text:span><text:span text:style-name="T2897">. </text:span><text:span text:style-name="T2903">Гарри не выдержал и расплакался. </text:span></text:p>
      <text:p text:style-name="P528"><text:span text:style-name="T2903"><text:tab/>«Я…</text:span><text:span text:style-name="T2904"> </text:span><text:span text:style-name="T2905">я</text:span><text:span text:style-name="T2904">...</text:span><text:span text:style-name="T2903">»</text:span></text:p>
      <text:p text:style-name="P528"><text:span text:style-name="T2903"><text:tab/>Его голос затих, когда он всхлипнул. Его лицо было </text:span><text:span text:style-name="T2939">плотно</text:span><text:span text:style-name="T2903"> закрыто руками, ему было слишком стыдно поднять голову. Гарри считал </text:span><text:span text:style-name="T2906">слёзы проявлением слабости</text:span><text:span text:style-name="T2903"> и, </text:span><text:span text:style-name="T2906">одновременно, </text:span><text:span text:style-name="T2903">эффективным способом </text:span><text:span text:style-name="T2999">завоевать</text:span><text:span text:style-name="T2903"> сочувствие </text:span><text:span text:style-name="T2999">окружающих</text:span><text:span text:style-name="T2903">.</text:span></text:p>
      <text:p text:style-name="P528"><text:span text:style-name="T2903"><text:tab/>Мэтью </text:span><text:span text:style-name="T2907">поднялся на ноги</text:span><text:span text:style-name="T2903"> и уже был готов подойти к Гарри, но </text:span><text:span text:style-name="T2908">тут к нему обратился </text:span><text:span text:style-name="T2903">Робин.</text:span></text:p>
      <text:p text:style-name="P528"><text:span text:style-name="T2903"><text:tab/>«Мэтью, оставь его в покое. </text:span><text:span text:style-name="T2909">Нам лучше</text:span><text:span text:style-name="T2903"> </text:span><text:span text:style-name="T2940">пойти</text:span><text:span text:style-name="T2903"> на кухню, пока он не прид</text:span><text:span text:style-name="T2941">ё</text:span><text:span text:style-name="T2903">т в себя».</text:span></text:p>
      <text:p text:style-name="P510"><text:span text:style-name="T3006"><text:tab/>Юноша встал и выпроводил Мэтью из гостиной, оставив Гарри </text:span><text:span text:style-name="T3007">всхлипывать в одиночестве</text:span><text:span text:style-name="T3006">.</text:span></text:p>
      <text:p text:style-name="P510"><text:tab/>«Мы не <text:span text:style-name="T3009">должны </text:span>оста<text:span text:style-name="T3009">влять</text:span> его плакать <text:span text:style-name="T3012">наедине с самим собой</text:span>. <text:span text:style-name="T3008">В</text:span>сем <text:span text:style-name="T3008">нам </text:span>иногда нужно, чтобы кто-то был рядом, когда мы расстроены. <text:span text:style-name="T3011">Р</text:span><text:span text:style-name="T3010">азве </text:span><text:span text:style-name="T3011">тебе </text:span>не кажется, что ты был <text:span text:style-name="T3399">к</text:span> н<text:span text:style-name="T3399">е</text:span>м<text:span text:style-name="T3399">у</text:span> слишком с<text:span text:style-name="T3010">трог</text:span>? - прокомментировал Мэтью, <text:span text:style-name="T3008">обжаривая</text:span> <text:span text:style-name="T3008">для Робина </text:span><text:span text:style-name="T3013">булочки</text:span>. Он открыл холодильник и поискал сыр и масло.</text:p>
      <text:p text:style-name="P528"><text:span text:style-name="T2903"><text:tab/>«</text:span><text:span text:style-name="T2910">Н</text:span><text:span text:style-name="T2903">е</text:span><text:span text:style-name="T2910">т, мне не кажется</text:span><text:span text:style-name="T2903">. Это для его же блага и, что </text:span><text:span text:style-name="T2913">гораздо</text:span><text:span text:style-name="T2903"> важн</text:span><text:span text:style-name="T2913">ее</text:span><text:span text:style-name="T2903">, мы спас</text:span><text:span text:style-name="T2914">ё</text:span><text:span text:style-name="T2903">м Элисон от новых </text:span><text:span text:style-name="T2910">душевных </text:span><text:span text:style-name="T2903">травм. Она и </text:span><text:span text:style-name="T2912">без них</text:span><text:span text:style-name="T2903"> </text:span><text:span text:style-name="T2911">сторонится</text:span><text:span text:style-name="T2903"> мужчин. Как ты думаешь, какие будут последствия, если она обожжёт</text:span><text:span text:style-name="T2910">ся, приблизившись слишком близко к</text:span><text:span text:style-name="T2903"> Гарри? Это слом</text:span><text:span text:style-name="T2942">и</text:span><text:span text:style-name="T2903">ло бы е</text:span><text:span text:style-name="T2912">ё окончательно</text:span><text:span text:style-name="T2903">».</text:span></text:p>
      <text:p text:style-name="P528"><text:span text:style-name="T2903"><text:tab/>«</text:span><text:span text:style-name="T2915">Наверное</text:span><text:span text:style-name="T2903">, ты прав. </text:span><text:span text:style-name="T2915">Х</text:span><text:span text:style-name="T2903">очешь, </text:span><text:span text:style-name="T3000">я</text:span><text:span text:style-name="T2903"> </text:span><text:span text:style-name="T3000">положу</text:span><text:span text:style-name="T2916"> </text:span><text:span text:style-name="T3000">кусок </text:span><text:span text:style-name="T2903">сыра </text:span><text:span text:style-name="T3000">на</text:span><text:span text:style-name="T2916"> одн</text:span><text:span text:style-name="T3000">у</text:span><text:span text:style-name="T2903"> из булочек?»</text:span></text:p>
      <text:p text:style-name="P528"><text:span text:style-name="T2903"><text:tab/>Робин кивнул. Мэтью </text:span><text:span text:style-name="T2917">аккуратно</text:span><text:span text:style-name="T2903"> нарезал сыр. Он намазал маслом остальные </text:span><text:span text:style-name="T2918">булки</text:span><text:span text:style-name="T2903">, а т</text:span><text:span text:style-name="T2918">у</text:span><text:span text:style-name="T2903">, что </text:span><text:span text:style-name="T2917">был</text:span><text:span text:style-name="T2918">а</text:span><text:span text:style-name="T2917"> </text:span><text:span text:style-name="T2918">с </text:span><text:span text:style-name="T2903">сыром, положил обратно </text:span><text:span text:style-name="T3000">в печь</text:span><text:span text:style-name="T2903">, </text:span><text:span text:style-name="T3000">чтобы</text:span><text:span text:style-name="T2903"> </text:span><text:span text:style-name="T3000">слегка </text:span><text:span text:style-name="T2903">расплави</text:span><text:span text:style-name="T3000">ть </text:span><text:span text:style-name="T3001">его</text:span><text:span text:style-name="T2903">. </text:span><text:span text:style-name="T3003">Он</text:span><text:span text:style-name="T2903"> подал Робину завтрак с чашкой крепкого ч</text:span><text:span text:style-name="T3002">ё</text:span><text:span text:style-name="T2903">рного кофе.</text:span></text:p>
      <text:p text:style-name="P528"><text:span text:style-name="T2903"><text:tab/>«</text:span><text:span text:style-name="T2919">В</text:span><text:span text:style-name="T2903">ернусь через минуту, </text:span><text:span text:style-name="T2919">мне нужно</text:span><text:span text:style-name="T2903"> сходить в туалет».</text:span></text:p>
      <text:p text:style-name="P528"><text:span text:style-name="T2903"><text:tab/>«Мэтью, </text:span><text:span text:style-name="T2920">ты уверен</text:span><text:span text:style-name="T2903">, что ты идешь в туалет, </text:span><text:span text:style-name="T2920">а не ищешь </text:span><text:span text:style-name="T2903">повод</text:span><text:span text:style-name="T2920"> </text:span><text:span text:style-name="T2903">увидеться с Гарри? Оставь его </text:span><text:span text:style-name="T2920">в покое</text:span><text:span text:style-name="T2903">, ему нужно время, чтобы </text:span><text:span text:style-name="T3004">обдумать</text:span><text:span text:style-name="T2903"> </text:span><text:span text:style-name="T2920">то</text:span><text:span text:style-name="T2903">, что мы сказали </text:span><text:span text:style-name="T2920">ему</text:span><text:span text:style-name="T2903">».</text:span></text:p>
      <text:p text:style-name="P528"><text:span text:style-name="T2903"><text:tab/>Пока Мэтью ходил в туалет, в дверь позвонили. Робин поставил тарелку </text:span><text:span text:style-name="T2921">на стол</text:span><text:span text:style-name="T2903">, вытер </text:span><text:span text:style-name="T2921">салфеткой </text:span><text:span text:style-name="T2903">рот и пальцы и открыл дверь.</text:span></text:p>
      <text:p text:style-name="P528"><text:span text:style-name="T2903"><text:tab/>«Привет, Элисон</text:span><text:span text:style-name="T2922">.</text:span><text:span text:style-name="T2903"> </text:span><text:span text:style-name="T2922">Я</text:span><text:span text:style-name="T2903"> думал, </text:span><text:span text:style-name="T2922">что </text:span><text:span text:style-name="T2903">у тебя есть </text:span><text:span text:style-name="T2922">запасные </text:span><text:span text:style-name="T2903">ключ</text:span><text:span text:style-name="T2922">и</text:span><text:span text:style-name="T2903">».</text:span></text:p>
      <text:p text:style-name="P528"><text:span text:style-name="T2903"><text:tab/>«Я </text:span><text:span text:style-name="T2923">оставила</text:span><text:span text:style-name="T2903"> их здесь </text:span><text:span text:style-name="T2923">этим</text:span><text:span text:style-name="T2903"> утром»</text:span><text:span text:style-name="T2924">.</text:span></text:p>
      <text:p text:style-name="P528"><text:span text:style-name="T2924"><text:tab/>«</text:span><text:span text:style-name="T2925">Проходи</text:span><text:span text:style-name="T2924"> на кухню, </text:span><text:span text:style-name="T2925">мы поболтаем </text:span><text:span text:style-name="T2926">с тобой</text:span><text:span text:style-name="T2924">, пока я завтрака</text:span><text:span text:style-name="T2925">ю</text:span><text:span text:style-name="T2924">».</text:span></text:p>
      <text:p text:style-name="P528"><text:span text:style-name="T2924"><text:tab/>Робин </text:span><text:span text:style-name="T2944">взял её за руку и </text:span><text:span text:style-name="T2924">крепко сжал </text:span><text:span text:style-name="T2943">её ладонь </text:span><text:span text:style-name="T2927">в своей</text:span><text:span text:style-name="T2924">. Он </text:span><text:span text:style-name="T2945">легонько </text:span><text:span text:style-name="T2927">при</text:span><text:span text:style-name="T2924">обнял е</text:span><text:span text:style-name="T2927">ё</text:span><text:span text:style-name="T2924"> и </text:span><text:span text:style-name="T2927">чмокнул</text:span><text:span text:style-name="T2924"> в щ</text:span><text:span text:style-name="T2927">ё</text:span><text:span text:style-name="T2924">ку. Они прошли на кухню и сели.</text:span></text:p>
      <text:p text:style-name="P528"><text:span text:style-name="T2924"><text:tab/>«Элисон, что случилось? </text:span><text:span text:style-name="T2928">Не стесняйся</text:span><text:span text:style-name="T2924">, </text:span><text:span text:style-name="T2928">рас</text:span><text:span text:style-name="T2924">скажи мне. Помни, я </text:span><text:span text:style-name="T2928">стараюсь </text:span><text:span text:style-name="T2924">забо</text:span><text:span text:style-name="T2928">титься</text:span><text:span text:style-name="T2924"> о тебе, и мне </text:span><text:span text:style-name="T2928">совсем </text:span><text:span text:style-name="T2924">не нравится видеть тебя расстроенн</text:span><text:span text:style-name="T2928">ой</text:span><text:span text:style-name="T2924">. </text:span><text:span text:style-name="T2929">И </text:span><text:span text:style-name="T2930">пожалуйста, </text:span><text:span text:style-name="T2929">н</text:span><text:span text:style-name="T2924">е обращай внимания </text:span><text:span text:style-name="T2929">на то</text:span><text:span text:style-name="T2924">, </text:span><text:span text:style-name="T2929">что я жую</text:span><text:span text:style-name="T2924">».</text:span></text:p>
      <text:p text:style-name="P528"><text:span text:style-name="T2924"><text:tab/>«О</text:span><text:span text:style-name="T2931">х</text:span><text:span text:style-name="T2924">, я не знаю, что </text:span><text:span text:style-name="T2931">мне </text:span><text:span text:style-name="T2924">делать. Причина, по которой меня не </text:span><text:span text:style-name="T2932">оказалось</text:span><text:span text:style-name="T2924"> здесь этим утром, когда ты проснулся, в том, что Мэтью и Гарри </text:span><text:span text:style-name="T2932">по</text:span><text:span text:style-name="T2924">спорили из-за меня. Мэтью сказал, что Гарри в конечном </text:span><text:span text:style-name="T2933">счёте</text:span><text:span text:style-name="T2924"> только навредит мне. Это странно, но за последнюю неделю или около того </text:span><text:span text:style-name="T2933">мой внутренний голос подсказывал мне</text:span><text:span text:style-name="T2924">, что </text:span><text:span text:style-name="T2933">нам</text:span><text:span text:style-name="T2924"> следует прекратить эти отношения, прежде чем они зайдут дал</text:span><text:span text:style-name="T2934">еко</text:span><text:span text:style-name="T2924">. У меня просто не хватает духу сказать </text:span><text:span text:style-name="T2936">обо всём </text:span><text:span text:style-name="T2924">Гарри. </text:span><text:span text:style-name="T2936">Е</text:span><text:span text:style-name="T2924">му будет больно, если я скажу ему. </text:span><text:span text:style-name="T2935">Что ты думаешь, </text:span><text:span text:style-name="T2924">Робин?»</text:span></text:p>
      <text:p text:style-name="P528"><text:span text:style-name="T2924"><text:tab/>Робин поставил тарелку в раковину и вымыл руки, выт</text:span><text:span text:style-name="T2937">е</text:span><text:span text:style-name="T2924">р</text:span><text:span text:style-name="T2937">ев</text:span><text:span text:style-name="T2924"> их кухонн</text:span><text:span text:style-name="T2937">ым</text:span><text:span text:style-name="T2924"> </text:span><text:span text:style-name="T2937">полотенцем</text:span><text:span text:style-name="T2924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38">её </text:span><text:span text:style-name="T2924">ситуацию или, если </text:span><text:span text:style-name="T2938">хорошо </text:span><text:span text:style-name="T2924">подумать, ухудшать е</text:span><text:span text:style-name="T2938">ё</text:span><text:span text:style-name="T2924"> </text:span><text:span text:style-name="T2938">и </text:span><text:span text:style-name="T2924">для Гарри.</text:span></text:p>
      <text:p text:style-name="P528"><text:span text:style-name="T2924"><text:tab/>«Элисон, сегодня утром я говорил о </text:span><text:span text:style-name="T2946">тебе</text:span><text:span text:style-name="T2924"> с Гарри. Он любит </text:span><text:span text:style-name="T2946">тебя</text:span><text:span text:style-name="T2924">, н</text:span><text:span text:style-name="T2946">о,</text:span><text:span text:style-name="T2924"> пойми его правильно, я думаю, он понимает, что он не тот человек, который тебе подходит. Когда ты только </text:span><text:span text:style-name="T2946">вошла</text:span><text:span text:style-name="T2924">, я </text:span><text:span text:style-name="T2946">решил </text:span><text:span text:style-name="T2924">приве</text:span><text:span text:style-name="T2946">сти</text:span><text:span text:style-name="T2924"> тебя сюда, чтобы ты не ходил</text:span><text:span text:style-name="T2946">а</text:span><text:span text:style-name="T2924"> в гостиную. Види</text:span><text:span text:style-name="T2946">шь</text:span><text:span text:style-name="T2924"> ли, Гарри расплакалс</text:span><text:span text:style-name="T2946">я</text:span><text:span text:style-name="T2924">. Мы с Мэтью оставили его там, чтобы </text:span><text:span text:style-name="T2946">наше присутствие не смущало его</text:span><text:span text:style-name="T2924">».</text:span></text:p>
      <text:p text:style-name="P528"><text:soft-page-break/><text:span text:style-name="T2924"><text:tab/>«</text:span><text:span text:style-name="T2947">Я могу сходить навестить его сейчас?</text:span><text:span text:style-name="T2924">»</text:span></text:p>
      <text:p text:style-name="P528"><text:span text:style-name="T2903"><text:tab/>«Нет, </text:span><text:span text:style-name="T2948">не нужно</text:span><text:span text:style-name="T2903">. П</text:span><text:span text:style-name="T2949">усть он сначала придёт в себя.</text:span><text:span text:style-name="T2903"> </text:span><text:span text:style-name="T2949">Лучше </text:span><text:span text:style-name="T2903">подождать, пока он </text:span><text:span text:style-name="T2949">не заговорит первым</text:span><text:span text:style-name="T2903">».</text:span></text:p>
      <text:p text:style-name="P528"><text:span text:style-name="T2903"><text:tab/>«Интересно, куда </text:span><text:span text:style-name="T2950">запропастился</text:span><text:span text:style-name="T2903"> Мэтью? </text:span><text:span text:style-name="T2954">О</text:span><text:span text:style-name="T2903">н сказал, что </text:span><text:span text:style-name="T2951">собирается</text:span><text:span text:style-name="T2903"> в туалет…»</text:span></text:p>
      <text:p text:style-name="P528"><text:span text:style-name="T2903"><text:tab/></text:span><text:span text:style-name="T2952">Робин </text:span><text:span text:style-name="T2953">сделал паузу и прислушался</text:span><text:span text:style-name="T2952">.</text:span></text:p>
      <text:p text:style-name="P528"><text:span text:style-name="T2952"><text:tab/>«</text:span><text:span text:style-name="T2955">У</text:span><text:span text:style-name="T2952">бирает </text:span><text:span text:style-name="T2954">комнату</text:span><text:span text:style-name="T2952"> наверху. Вероятно, он услышал твой голос и, </text:span><text:span text:style-name="T2956">почувствова</text:span><text:span text:style-name="T2957">в</text:span><text:span text:style-name="T2956"> себя виноватым, решил таким образом избежать встречи с тобой</text:span><text:span text:style-name="T2952">. Подожди, я пойду </text:span><text:span text:style-name="T2954">позову его</text:span><text:span text:style-name="T2952">».</text:span></text:p>
      <text:p text:style-name="P528"><text:span text:style-name="T2952"><text:tab/>Робин </text:span><text:span text:style-name="T2958">покинул</text:span><text:span text:style-name="T2952"> кухн</text:span><text:span text:style-name="T2958">ю</text:span><text:span text:style-name="T2952">. Элисон </text:span><text:span text:style-name="T2959">поднялась</text:span><text:span text:style-name="T2952"> и подошла к раковине, чтобы вымыть тарелки и чашки, оставленные, </text:span><text:span text:style-name="T2959">очевидно, ещё</text:span><text:span text:style-name="T2952"> со вчерашнего вечера. Было бы чудом, если бы накануне вечером они вымыли </text:span><text:span text:style-name="T2960">за собой </text:span><text:span text:style-name="T2952">посуду. Ей было грустно от того, </text:span><text:span text:style-name="T2960">чем</text:span><text:span text:style-name="T2952"> вс</text:span><text:span text:style-name="T2960">ё</text:span><text:span text:style-name="T2952"> это закончилось, но, с другой стороны, она чувствовала облегчение, как будто с е</text:span><text:span text:style-name="T2960">ё</text:span><text:span text:style-name="T2952"> плеч </text:span><text:span text:style-name="T2960">спала</text:span><text:span text:style-name="T2952"> тяж</text:span><text:span text:style-name="T2960">ё</text:span><text:span text:style-name="T2952">лая ноша. Оставалось только прояснить всю эту </text:span><text:span text:style-name="T2961">печальную</text:span><text:span text:style-name="T2952"> историю с Гарри.</text:span></text:p>
      <text:p text:style-name="P528"><text:span text:style-name="T2952"><text:tab/>Она не могла не чувствовать, что Робин и Мэтью были слишком строги </text:span><text:span text:style-name="T2962">к</text:span><text:span text:style-name="T2952"> Гарри. Тем не менее, вс</text:span><text:span text:style-name="T2962">ё</text:span><text:span text:style-name="T2952">, что они сделали, это воплотили в жизнь то, что она сама в конечном итоге собиралась сделать. Конечно, в </text:span><text:span text:style-name="T2962">подходящее для этого</text:span><text:span text:style-name="T2952"> время. Но это произошло сейчас, и ей нужно было </text:span><text:span text:style-name="T2968">морально </text:span><text:span text:style-name="T2952">подготовиться к встрече с Гарри.</text:span></text:p>
      <text:p text:style-name="P528"><text:span text:style-name="T2952"><text:tab/>Она никогда не </text:span><text:span text:style-name="T2963">задумывалась о том</text:span><text:span text:style-name="T2952">, что </text:span><text:span text:style-name="T2963">он может плакать</text:span><text:span text:style-name="T2952">. Это было странно, </text:span><text:span text:style-name="T2963">ведь </text:span><text:span text:style-name="T2952">он всегда казался </text:span><text:span text:style-name="T2963">ей </text:span><text:span text:style-name="T2952">таким сильным. Вот чего она так боялась – молилась, чтобы он не </text:span><text:span text:style-name="T2963">разразился</text:span><text:span text:style-name="T2952"> перед ней потоком слез. Она не сможет с этим справиться, она будет чувствовать себя </text:span><text:span text:style-name="T2963">безмерно </text:span><text:span text:style-name="T2952">виноватой </text:span><text:span text:style-name="T2969">перед ним</text:span><text:span text:style-name="T2952">.</text:span></text:p>
      <text:p text:style-name="P528"><text:span text:style-name="T2952"><text:tab/></text:span><text:span text:style-name="T2964">Как он и </text:span><text:span text:style-name="T2965">предполагал</text:span><text:span text:style-name="T2964">, </text:span><text:span text:style-name="T2952">Робин нашел Мэтью в </text:span><text:span text:style-name="T2964">его</text:span><text:span text:style-name="T2952"> спальне, заправля</text:span><text:span text:style-name="T2964">вшим</text:span><text:span text:style-name="T2952"> постель.</text:span></text:p>
      <text:p text:style-name="P528"><text:span text:style-name="T2952"><text:tab/>«Элисон здесь. Ты не собираешься спуститься </text:span><text:span text:style-name="T2966">к нам</text:span><text:span text:style-name="T2952">? </text:span><text:span text:style-name="T2966">Мне показалось</text:span><text:span text:style-name="T2952">, ты сказал, что собираешься сходить только в туалет».</text:span></text:p>
      <text:p text:style-name="P528"><text:span text:style-name="T2952"><text:tab/>«О</text:span><text:span text:style-name="T2967">х</text:span><text:span text:style-name="T2952">... я не знал, что Элисон здесь. Я </text:span><text:span text:style-name="T2967">буду</text:span><text:span text:style-name="T2952"> через минуту».</text:span></text:p>
      <text:p text:style-name="P529"><text:span text:style-name="T2952"><text:tab/>«Что случилось, Мэтью? Почему ты не смотришь на меня? </text:span><text:span text:style-name="T2970">Ты сердишься</text:span><text:span text:style-name="T2952">? Я </text:span><text:span text:style-name="T2970">вовсе </text:span><text:span text:style-name="T2952">не хотел быть с ним слишком грубым этим утром. </text:span><text:span text:style-name="T2970">Говорю тебе честно — я этого не хотел.</text:span><text:span text:style-name="T2952">»</text:span></text:p>
      <text:p text:style-name="P529"><text:span text:style-name="T2952"><text:tab/>«Нет, это не </text:span><text:span text:style-name="T2971">из-за тебя</text:span><text:span text:style-name="T2952">. </text:span><text:span text:style-name="T2972">До меня только сейчас дошло</text:span><text:span text:style-name="T2952">, почему я так кричал на него. Это </text:span><text:span text:style-name="T2972">было оттого,</text:span><text:span text:style-name="T2952"> что я ревновал. </text:span><text:span text:style-name="T2972">Для меня была невыносима</text:span><text:span text:style-name="T2952"> мысль о том, что Гарри так </text:span><text:span text:style-name="T2972">крупно </text:span><text:span text:style-name="T2952">повезло встреча</text:span><text:span text:style-name="T2972">ться</text:span><text:span text:style-name="T2952"> с Элисон. Я думал не об Элисон, а о себе. Мне </text:span><text:span text:style-name="T2972">чертовски</text:span><text:span text:style-name="T2952"> стыдно. Возможно, мы ошибались. </text:span><text:span text:style-name="T2972">О</text:span><text:span text:style-name="T2952">ткуда нам знать, что Элисон и Гарри не подходят друг другу. Гарри </text:span><text:span text:style-name="T2972">вполне </text:span><text:span text:style-name="T2952">мог быть искренним в своих чувствах по отношению к </text:span><text:span text:style-name="T2994">ней</text:span><text:span text:style-name="T2952">».</text:span></text:p>
      <text:p text:style-name="P529"><text:span text:style-name="T2952"><text:tab/>«Не говори так, Мэтью. Ладно, </text:span><text:span text:style-name="T2973">ты был не прав</text:span><text:span text:style-name="T2952">, но в то же время это и к лучшему, поверь мне».</text:span></text:p>
      <text:p text:style-name="P511"/>
      <text:p text:style-name="P529"><text:span text:style-name="T2952"><text:tab/>Мэтью закончил заправлять одеяла и последовал </text:span><text:span text:style-name="T2993">вслед </text:span><text:span text:style-name="T2952">за Робин</text:span><text:span text:style-name="T2974">ом</text:span><text:span text:style-name="T2952">. Когда они </text:span><text:span text:style-name="T2975">спустились вниз</text:span><text:span text:style-name="T2952">, Элисон там уже не было. </text:span><text:span text:style-name="T2974">Помещение кухни</text:span><text:span text:style-name="T2952"> </text:span><text:span text:style-name="T2974">сверкало чистотой</text:span><text:span text:style-name="T2952">.</text:span></text:p>
      <text:p text:style-name="P529"><text:span text:style-name="T2952"><text:tab/>«Мы подождем </text:span><text:span text:style-name="T2977">их </text:span><text:span text:style-name="T2952">здесь. </text:span><text:span text:style-name="T2977">О</text:span><text:span text:style-name="T2952">ни, должно быть, разговаривают </text:span><text:span text:style-name="T2977">и</text:span><text:span text:style-name="T2952"> выйдут, когда </text:span><text:span text:style-name="T2977">закончат.</text:span><text:span text:style-name="T2952">» — сказал Мэтью, на</text:span><text:span text:style-name="T2995">ливая воду в</text:span><text:span text:style-name="T2952"> </text:span><text:span text:style-name="T2976">электрический</text:span><text:span text:style-name="T2952"> чайник. Он достал чашки, чтобы приготовить </text:span><text:span text:style-name="T2978">для каждого</text:span><text:span text:style-name="T2952"> по чашке чая. Они сидели молча, ни один из них не произн</text:span><text:span text:style-name="T2979">ё</text:span><text:span text:style-name="T2952">с ни слова. </text:span><text:span text:style-name="T2980">Б</text:span><text:span text:style-name="T2952">ыло </text:span><text:span text:style-name="T2980">отчётливо </text:span><text:span text:style-name="T2952">слышно тиканье настенных часов. Чайник зашипел, </text:span><text:span text:style-name="T2978">свидетельствуя о том, что</text:span><text:span text:style-name="T2952"> вода </text:span><text:span text:style-name="T2981">в нём </text:span><text:span text:style-name="T2952">закипела.</text:span></text:p>
      <text:p text:style-name="P511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29"><text:span text:style-name="T2952"><text:tab/>«</text:span><text:span text:style-name="T2982">Л</text:span><text:span text:style-name="T2952">адно, </text:span><text:span text:style-name="T2982">они, наверное</text:span><text:span text:style-name="T2952">, </text:span><text:span text:style-name="T2982">уже закончили. Самое время внести чай.</text:span><text:span text:style-name="T2952">»</text:span></text:p>
      <text:p text:style-name="P511"><text:tab/>Робин встал с табурета и последовал за Мэтью в гостиную. Мэтью постучал в дверь, осторожно удерживая поднос <text:span text:style-name="T3302">свободной рукой</text:span>.</text:p>
      <text:p text:style-name="P529"><text:span text:style-name="T2952"><text:tab/>«</text:span><text:span text:style-name="T2983">Можно нам войти? Я заварил свежий чай.</text:span><text:span text:style-name="T2952">»</text:span></text:p>
      <text:p text:style-name="P529"><text:span text:style-name="T2952"><text:tab/>«Да, Мэтью, </text:span><text:span text:style-name="T2984">входи</text:span><text:span text:style-name="T2952">», — ответил Гарри.</text:span></text:p>
      <text:p text:style-name="P529"><text:span text:style-name="T2952"><text:tab/>Элисон улыбнулась Робину, как бы говоря, что он </text:span><text:span text:style-name="T2985">был </text:span><text:span text:style-name="T2952">прав, </text:span><text:span text:style-name="T2985">и </text:span><text:span text:style-name="T2952">что она стала </text:span><text:span text:style-name="T2998">чуточку </text:span><text:span text:style-name="T2952">счастливее теперь, когда вопрос </text:span><text:span text:style-name="T2985">наконец-то </text:span><text:span text:style-name="T2952">прояснился. Мэтью поставил поднос на маленький журнальный столик, </text:span><text:span text:style-name="T2985">сделанный из соснового дерева</text:span><text:span text:style-name="T2952"> и раздал чашки.</text:span></text:p>
      <text:p text:style-name="P512"><text:tab/>«Тебе не кажется, что пора позвонить профессору?» предложил Гарри, </text:p>
      <text:p text:style-name="P530"><text:soft-page-break/><text:span text:style-name="T2952">«Он </text:span><text:span text:style-name="T2997">просил</text:span><text:span text:style-name="T2986"> с</text:span><text:span text:style-name="T2987">вязаться с ним</text:span><text:span text:style-name="T2952">, когда Робин </text:span><text:span text:style-name="T2986">проснётся</text:span><text:span text:style-name="T2952"> и будет готов продолжить </text:span><text:span text:style-name="T2997">составление</text:span><text:span text:style-name="T2952"> запи</text:span><text:span text:style-name="T2997">сей</text:span><text:span text:style-name="T2952">».</text:span></text:p>
      <text:p text:style-name="P512"><text:tab/><text:span text:style-name="T3303">Гарри</text:span> отпил чай, осторожно дуя <text:span text:style-name="T3303">на него</text:span>, чтобы не обжечь язык.</text:p>
      <text:p text:style-name="P512"><text:tab/>Элисон встала и подошла к телефону.</text:p>
      <text:p text:style-name="P530"><text:span text:style-name="T2952"><text:tab/>«Я позвоню ему и спрошу, хочет ли он, чтобы мы поехали в университет, или он собирается приехать сюда </text:span><text:span text:style-name="T2988">сам</text:span><text:span text:style-name="T2952">».</text:span></text:p>
      <text:p text:style-name="P530"><text:span text:style-name="T2952"><text:tab/>«Робин, как ты вообще попал </text:span><text:span text:style-name="T2989">туда</text:span><text:span text:style-name="T2952">, в </text:span><text:span text:style-name="T2989">ту послевоенную эпоху</text:span><text:span text:style-name="T2952">?» - спросил Гарри</text:span><text:span text:style-name="T2990">,</text:span></text:p>
      <text:p text:style-name="P513"><text:tab/>«Что ты почувствовал когда понял, что твой разум находится там?»</text:p>
      <text:p text:style-name="P530"><text:span text:style-name="T2990"><text:tab/></text:span><text:span text:style-name="T2991">Наблюдая за Робином, о</text:span><text:span text:style-name="T2990">н много раз задавал себе этот вопрос. </text:span><text:span text:style-name="T2991">Путешествия во времени захватывали </text:span><text:span text:style-name="T2996">его </text:span><text:span text:style-name="T2992">воображение</text:span><text:span text:style-name="T2990">. О</text:span><text:span text:style-name="T2991">б</text:span><text:span text:style-name="T2990"> </text:span><text:span text:style-name="T2991">этом </text:span><text:span text:style-name="T2990">можно было прочитать только в художественных книгах, и он никогда не думал, что </text:span><text:span text:style-name="T2991">такое</text:span><text:span text:style-name="T2990"> может произойти на самом деле.</text:span></text:p>
      <text:p text:style-name="P514"><text:span text:style-name="T3015"><text:tab/>«</text:span>Я точно не знаю, как это произошло. Первоначально я надеялся просто ввести себя в л<text:span text:style-name="T3014">ё</text:span>гкий транс, чтобы узнать, с<text:span text:style-name="T3014">могу ли я сдать</text:span> экзамены, <text:span text:style-name="T3016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3017">Я не понимал где, чёрт возьми, я </text:span><text:span text:style-name="T3019">находился</text:span><text:span text:style-name="T3017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18">Его там не было, но я то был, вы понимаете? </text:span><text:span text:style-name="T3019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20">я</text:span><text:span text:style-name="T3019">ть рассудок и самообладание. </text:span><text:span text:style-name="T3021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22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15">»</text:span></text:p>
      <text:p text:style-name="P514"><text:tab/><text:span text:style-name="T3023">Вздрогнув, Робин прервал свой рассказ. </text:span><text:span text:style-name="T3024">П</text:span><text:span text:style-name="T3023">о его спине забегали мурашки </text:span><text:span text:style-name="T3024">а по по щеке покатилась одинокая слеза</text:span><text:span text:style-name="T3023">. </text:span><text:span text:style-name="T3024">Смахнув её, он достал платок и </text:span><text:span text:style-name="T3039">шумно </text:span><text:span text:style-name="T3024">высморкался. </text:span><text:span text:style-name="T3025">Только сейчас до него дошло, насколько крупным оказалось его везение </text:span><text:span text:style-name="T3026">и </text:span><text:span text:style-name="T3025">ему удалось вернуться в свой настоящий дом целым и невр</text:span><text:span text:style-name="T3026">е</text:span><text:span text:style-name="T3025">димым. </text:span><text:span text:style-name="T3026">Подумать только, в какой то момент он серьёзно размышлял над тем, чтобы остаться в том мире навсегда.</text:span></text:p>
      <text:p text:style-name="P514"/>
      <text:p text:style-name="P514"><text:tab/><text:span text:style-name="T3027">Элисон возвратилась и, обняв своего </text:span><text:span text:style-name="T3047">юного</text:span><text:span text:style-name="T3027"> друга, спросила:</text:span></text:p>
      <text:p text:style-name="P514"><text:tab/>«<text:span text:style-name="T3028">Что случилось, Робин? Как твоё самочувствие? </text:span><text:span text:style-name="T3044">Ничего не болит</text:span><text:span text:style-name="T3028">?</text:span>»</text:p>
      <text:p text:style-name="P514"><text:tab/>«Нет, со мной вс<text:span text:style-name="T3029">ё</text:span> в порядке, правда. Я просто подумал, как <text:span text:style-name="T3029">это здорово — оказаться </text:span>здесь, среди людей, которые любят меня и заботятся обо мне.»</text:p>
      <text:p text:style-name="P514"><text:tab/>«<text:span text:style-name="T3030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4"><text:tab/>«<text:span text:style-name="T3031">Когда я позвонил</text:span><text:span text:style-name="T3072">а</text:span><text:span text:style-name="T3031">, он проводил лекцию. Но он успел сообщить, </text:span><text:span text:style-name="T3074">что будет занят, как минимум, ближайши</text:span><text:span text:style-name="T3444">е</text:span><text:span text:style-name="T3074"> полчаса</text:span><text:span text:style-name="T3031">. </text:span><text:span text:style-name="T3032">Один из университетских преподавателей заболел и профессору пришлось его замещать. Было похоже, что он не слишком доволен </text:span><text:span text:style-name="T3033">таким положением дел</text:span><text:span text:style-name="T3032">.</text:span>»</text:p>
      <text:p text:style-name="P514"><text:tab/>«<text:span text:style-name="T3034">Я собираюсь сходить в магазин и купить немного табака для своей трубки и сигарет</text:span><text:span text:style-name="T3073">ы</text:span>», - <text:span text:style-name="T3034">сказал Мэтью.</text:span></text:p>
      <text:p text:style-name="P514"><text:tab/>«<text:span text:style-name="T3035">Скоро вернусь. Если кому-нибудь из вас что-то нужно, говорите сейчас.</text:span>»</text:p>
      <text:p text:style-name="P514"><text:tab/><text:span text:style-name="T3036">Он взял куртку и надел её, роясь в карманах в поисках ключей от машины.</text:span></text:p>
      <text:p text:style-name="P514"><text:tab/>«<text:span text:style-name="T3037">Что-то потерял?</text:span>» - <text:span text:style-name="T3037">спросил Гарри.</text:span></text:p>
      <text:p text:style-name="P514"><text:tab/>«<text:span text:style-name="T3038">Ох, чёрт! </text:span><text:span text:style-name="T3048">Н</text:span><text:span text:style-name="T3038">е могу вспомнить, куда </text:span><text:span text:style-name="T3048">я </text:span><text:span text:style-name="T3038">положил ключи.</text:span>»</text:p>
      <text:p text:style-name="P514"><text:tab/>«<text:span text:style-name="T3040">Зачем </text:span><text:span text:style-name="T3053">они тебе</text:span><text:span text:style-name="T3040">? Ты что, собираешься ехать в магазин на углу улицы на машине?</text:span>»</text:p>
      <text:p text:style-name="P515"><text:tab/>«<text:span text:style-name="T3041">Он всего лишь в полукилометре отсюда</text:span>» - <text:span text:style-name="T3046">добавила</text:span><text:span text:style-name="T3041"> Элисон.</text:span></text:p>
      <text:p text:style-name="P516">Промолчав, Мэтью вышел из комнаты. <text:span text:style-name="T3042">Через некоторое время послышался щелчок закрываемой за ним входной двери.</text:span></text:p>
      <text:p text:style-name="P516"/>
      <text:p text:style-name="P516"><text:soft-page-break/><text:tab/>«<text:span text:style-name="T3043">Интересно, каким образом профессор собирается предотвратить ядерную войну? </text:span><text:span text:style-name="T3045">Мне кажется, он </text:span><text:span text:style-name="T3049">немного переоценивает свои возмож</text:span><text:span text:style-name="T3050">н</text:span><text:span text:style-name="T3049">ости. </text:span><text:span text:style-name="T3051">Если у него получится, то будет можно считать это чудом. </text:span><text:span text:style-name="T3052">Не думаю, что кто-то </text:span><text:span text:style-name="T3054">станет воспринимать</text:span><text:span text:style-name="T3052"> нас всерьёз. Нас заклеймят сумасшедшими, </text:span><text:span text:style-name="T3054">особенно в преддверии приближающихся выборов. </text:span><text:span text:style-name="T3055">Люди скажут, что бы пытаемся заявить о себе, нацепив на себя шутовские колпаки и размалевав лица.</text:span>»</text:p>
      <text:p text:style-name="P517"><text:tab/>«<text:span text:style-name="T3056">Ты прав, Гарри. Мне тоже интересно, как он собирается донести до людей мысль о том, что мы </text:span><text:span text:style-name="T3029">— </text:span><text:span text:style-name="T3056">не </text:span><text:span text:style-name="T3057">сборище</text:span><text:span text:style-name="T3056"> стремящихся к саморекламе психов и не какие-то </text:span><text:span text:style-name="T3058">запуганные </text:span><text:span text:style-name="T3056">паникёры.</text:span>» - <text:span text:style-name="T3057">ответила ему Элисон.</text:span></text:p>
      <text:p text:style-name="P517"><text:tab/><text:span text:style-name="T3059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60">Но, как сказал профессор, если они </text:span><text:span text:style-name="T3062">всем сердцем </text:span><text:span text:style-name="T3063">пожелают</text:span><text:span text:style-name="T3060"> остановить войну, то Систем</text:span><text:span text:style-name="T3062">а</text:span><text:span text:style-name="T3060"> н</text:span><text:span text:style-name="T3062">е смо</text:span><text:span text:style-name="T3063">жет</text:span><text:span text:style-name="T3062"> иметь над ними никакой власти</text:span><text:span text:style-name="T3060">. </text:span><text:span text:style-name="T3061">И </text:span><text:span text:style-name="T3060">Робин постарался выкинуть из головы тревожащее </text:span><text:span text:style-name="T3445">его </text:span><text:span text:style-name="T3060">чувство вины.</text:span></text:p>
      <text:p text:style-name="P517"/>
      <text:p text:style-name="P518"><text:tab/>«Если вы не будете против, мне бы очень хотелось сходить вместе <text:span text:style-name="T3064">с </text:span>вами в кино <text:span text:style-name="T3064">и </text:span>посмотреть какой-нибудь фильм. Что вы посоветуете? Я <text:span text:style-name="T3076">даже </text:span><text:span text:style-name="T3446">не представляю</text:span>, что сейчас показывают на канале A.B.C или в кинотеатрах Одеон.»</text:p>
      <text:p text:style-name="P518"><text:tab/>«<text:span text:style-name="T3077">С</text:span><text:span text:style-name="T3065">огласна. Думаю, что нам было бы полезно сделать небольшой перерыв и посмотреть «Комнату с видом», - ответила Элисон. </text:span><text:span text:style-name="T3066">Она уже посмотрела этот фильм и была от него в восторге.</text:span></text:p>
      <text:p text:style-name="P518"><text:tab/>«<text:span text:style-name="T3067">А после кино мы зайдём перекусить в Бургер Кинг. Если вы, конечно, хотите этого</text:span>», - <text:span text:style-name="T3067">добавила она поспешно.</text:span> <text:span text:style-name="T3068">Они уже давно не выходили все вместе на развлечения и это следовало исправить.</text:span></text:p>
      <text:p text:style-name="P518"><text:tab/>«<text:span text:style-name="T3069">Отличная идея, Элисон. Уверен, нам </text:span><text:span text:style-name="T3071">всем </text:span><text:span text:style-name="T3069">будет очень приятно. </text:span><text:span text:style-name="T3070">Мы подождём, </text:span><text:span text:style-name="T3447">пока не </text:span><text:span text:style-name="T3070">вернётся Мэтью и проверим, всё ли у него в порядке. Возможно, у него другие планы на этот вечер.</text:span>»</text:p>
      <text:p text:style-name="P518"/>
      <text:p text:style-name="P519">ШЕСТАЯ ГЛАВА</text:p>
      <text:p text:style-name="P519"/>
      <text:p text:style-name="P519">УЖАСЫ <text:span text:style-name="T3602">ВОЗЛЕ КАМИНА</text:span></text:p>
      <text:p text:style-name="P519"/>
      <text:p text:style-name="P520">«ДОБРОЕ УТРО, РОБИН!», - ВОСКЛИКНУЛ ПРОФЕССОР ФЕРЖЕР.</text:p>
      <text:p text:style-name="P520">«Как твоё самочувствие? Ты выглядишь намного лучше, чем вчера вечером. Хорошо поспал?»</text:p>
      <text:p text:style-name="P520"><text:tab/>Он вошёл через парадную дверь, и Робин закрыл её за ним. <text:span text:style-name="T3087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78">Он был невероятным сладкоежкой, и </text:span><text:span text:style-name="T3448">всем </text:span><text:span text:style-name="T3078">его студентам было хорошо известно, что если угостить профессора пирожными со свежим заварным кремом, то можно </text:span><text:span text:style-name="T3449">выпросить у него всё, что угодно</text:span><text:span text:style-name="T3078">. </text:span><text:span text:style-name="T3079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80">Губы Робина тронула едва заметная </text:span><text:span text:style-name="T3332">усмешка</text:span><text:span text:style-name="T3080">, когда он подумал о том, что профессору, должно быть, не удаётся самостоятельно завязать шнурки </text:span><text:span text:style-name="T3081">на с</text:span><text:span text:style-name="T3080">воих ботин</text:span><text:span text:style-name="T3081">ках</text:span><text:span text:style-name="T3080">. </text:span><text:span text:style-name="T3082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83">не снимал </text:span><text:span text:style-name="T3104">ботинок</text:span><text:span text:style-name="T3083">, отправляясь спать?</text:span></text:p>
      <text:p text:style-name="P520"/>
      <text:p text:style-name="P521"><text:soft-page-break/><text:tab/>Впустив профессора Фержера, Робин не последовал за ним в гостиную, где сейчас <text:span text:style-name="T3449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84">всю </text:span>пачку шоколадного печенья <text:span text:style-name="T3084">целиком</text:span>. <text:span text:style-name="T3085">Он передал эти яства профессору, что незамедлительно вызвало на лице </text:span><text:span text:style-name="T3086">последнего </text:span><text:span text:style-name="T3085">улыбку, сравнимую разве что с улыбкой Чеширского кота.</text:span></text:p>
      <text:p text:style-name="P524"><text:tab/>«<text:span text:style-name="T3088">Спасибо тебе, мальчик. </text:span><text:span text:style-name="T3089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89">произнёс он, </text:span><text:span text:style-name="T3449">сияя, на забывая при этом </text:span><text:span text:style-name="T3089">активно работа</text:span><text:span text:style-name="T3449">ть</text:span><text:span text:style-name="T3089"> челюстями.</text:span></text:p>
      <text:p text:style-name="P524"><text:tab/>«<text:span text:style-name="T3090">Как только я </text:span><text:span text:style-name="T3405">по</text:span><text:span text:style-name="T3090">кончу </text:span><text:span text:style-name="T3405">с едой</text:span><text:span text:style-name="T3090">, мы незамедлительно продолжим начатую накануне работу. Итак, чем вы занимались </text:span><text:span text:style-name="T3406">сегодня</text:span><text:span text:style-name="T3090"> утром, </text:span><text:span text:style-name="T3091">пока </text:span><text:span text:style-name="T3092">я был в университете</text:span><text:span text:style-name="T3091">?</text:span>»</text:p>
      <text:p text:style-name="P521"><text:tab/>«<text:span text:style-name="T3093">Почти ничем, профессор Фержер</text:span>», - <text:span text:style-name="T3093">ответила ему Элисон.</text:span></text:p>
      <text:p text:style-name="P521"><text:tab/>«<text:span text:style-name="T3093">Мы ждали, </text:span><text:span text:style-name="T3094">когда проснётся Робин. </text:span><text:span text:style-name="T3095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96">х</text:span><text:span text:style-name="T3095">орошо позавтракал.</text:span>»</text:p>
      <text:p text:style-name="P522"><text:tab/><text:span text:style-name="T3097">Она ответила почти моментально, </text:span><text:span text:style-name="T3098">опасаясь, что</text:span><text:span text:style-name="T3097"> кто-нибудь из присутствующих </text:span><text:span text:style-name="T3098">наговорит лишнего. </text:span></text:p>
      <text:p text:style-name="P522"><text:span text:style-name="T3097"><text:tab/>«</text:span><text:span text:style-name="T3099">Хорошо. Значит у нас будет много работы. Надеюсь, ни у кого из вас не запланировано никаких мероприятий на сегодняшний вечер.</text:span><text:span text:style-name="T3097">» </text:span></text:p>
      <text:p text:style-name="P521"><text:tab/>«Ну…<text:span text:style-name="T3100"> Ээээ</text:span>», - <text:span text:style-name="T3100">начал было Робин.</text:span></text:p>
      <text:p text:style-name="P521"><text:tab/>«<text:span text:style-name="T3101">Отлично! Я рад, что не запланировано</text:span>», - <text:span text:style-name="T3100">перебил его профессор.</text:span></text:p>
      <text:p text:style-name="P521"><text:tab/><text:span text:style-name="T3102">Сейчас я достану папку с моими записями и мы сможем продолжить.</text:span></text:p>
      <text:p text:style-name="P521"><text:tab/><text:span text:style-name="T3103">Он доел печенье и допил остатки сока, прежде чем начать копаться в своём старом, невзрачном портфеле из коричневой кожи.</text:span></text:p>
      <text:p text:style-name="P521"><text:tab/>«<text:span text:style-name="T3110">Я нашёл их! В какой-то ужасный момент мне показалось, что я оставил их дома</text:span>».</text:p>
      <text:p text:style-name="P521"><text:tab/>«<text:span text:style-name="T3111">Какая жалость, что он не сделал этого</text:span>», - <text:span text:style-name="T3111">сокрушённо подумал Робин.</text:span></text:p>
      <text:p text:style-name="P521"><text:tab/>«<text:span text:style-name="T3112">Итак, на чём мы остановились перед тем, как уснул Робин?</text:span>» - <text:span text:style-name="T3113">пробормотал профессор, </text:span><text:span text:style-name="T3114">роясь</text:span><text:span text:style-name="T3113"> в свои </text:span><text:span text:style-name="T3121">бумагах</text:span><text:span text:style-name="T3113">; </text:span><text:span text:style-name="T3114">его очки неспешно сползали с носа.</text:span></text:p>
      <text:p text:style-name="P521"><text:tab/>«<text:span text:style-name="T3115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115">ответил Гарри.</text:span></text:p>
      <text:p text:style-name="P521"><text:tab/>«<text:span text:style-name="T3116">Нет, Гарри! Мне кажется, что ты ошибаешься. </text:span><text:span text:style-name="T3117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1"><text:tab/>«<text:span text:style-name="T3117">Что дальше, профессор?</text:span>», - <text:span text:style-name="T3117">спросил Робин,</text:span></text:p>
      <text:p text:style-name="P521"><text:tab/>«<text:span text:style-name="T3117">Какие темы из вашего списка вы хотели бы обсудить? </text:span><text:span text:style-name="T3118">Думаю, что будет гораздо быстрее, если вы зачитаете их все и сразу, а </text:span><text:span text:style-name="T3120">затем </text:span><text:span text:style-name="T3119">я стану</text:span><text:span text:style-name="T3118"> описывать их одну за другой в порядке следования.</text:span>»</text:p>
      <text:p text:style-name="P521"><text:tab/><text:span text:style-name="T3121">Робину сильно хотелось пойти в кино, и таким образом у них оставалась возможность закончить ко</text:span><text:span text:style-name="T3122">н</text:span><text:span text:style-name="T3121">спектирование пораньше и отправиться на последний сеанс, который должен был состояться около восьми часов вечера.</text:span></text:p>
      <text:p text:style-name="P521"><text:tab/>«<text:span text:style-name="T3123">Звучит вполне разумным, Робин. Ну, остались ещё три важных темы — основная масса живших там людей, их </text:span><text:span text:style-name="T3124">предводители</text:span><text:span text:style-name="T3123"> и, наконец, Система</text:span>».</text:p>
      <text:p text:style-name="P521"><text:tab/>«<text:span text:style-name="T3125">Хорошо. Начнём с людей. Они представляли собой довольно жалкое зрелище. К сожалению, мне больше нечего добавить к </text:span><text:span text:style-name="T3126">сказанному</text:span><text:span text:style-name="T3125">, всё остальное вы видели сами. </text:span><text:span text:style-name="T3127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28">расправляются с</text:span><text:span text:style-name="T3127"> собак</text:span><text:span text:style-name="T3128">ами</text:span><text:span text:style-name="T3127"> и кош</text:span><text:span text:style-name="T3128">ками</text:span><text:span text:style-name="T3127">. </text:span><text:span text:style-name="T3133">И</text:span><text:span text:style-name="T3129">нтересно, каким образом, глядя на подобные зверства, повели бы себя те организации, которые </text:span><text:span text:style-name="T3130">в наши дни </text:span><text:span text:style-name="T3129">протестуют против жестокого обращения с животными. </text:span><text:span text:style-name="T3156">Но, в</text:span><text:span text:style-name="T3130">озможно, что я </text:span><text:span text:style-name="T3140">был </text:span><text:span text:style-name="T3130">слишком строг к </text:span><text:span text:style-name="T3140">тем</text:span><text:span text:style-name="T3130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31">Большую часть времени они бесцельно бродили по </text:span><text:soft-page-break/><text:span text:style-name="T3131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1"><text:tab/><text:span text:style-name="T3132">Робин выдержал паузу. </text:span><text:span text:style-name="T3134">Воцарилась полная тишина. Все с полным вниманием слушали </text:span><text:span text:style-name="T3137">его </text:span><text:span text:style-name="T3134">речь</text:span><text:span text:style-name="T3135">, а профессор еле успевал записывать сказанное</text:span><text:span text:style-name="T3134">.</text:span></text:p>
      <text:p text:style-name="P521"><text:tab/>«<text:span text:style-name="T3136">Они источали ужасные запахи, порой вызывавшие во мне рвотные по</text:span><text:span text:style-name="T3352">з</text:span><text:span text:style-name="T3136">ывы, но разве можно было ожидать от них чего-то другого, ведь им негде было помыться и даже сходить в туалет. </text:span><text:span text:style-name="T3138">Я думаю, что в таких условиях просто неминуемо возникновение и скорейший рост количества различных </text:span><text:span text:style-name="T3141">заболеваний</text:span><text:span text:style-name="T3138">. Все эти люди не имели </text:span><text:span text:style-name="T3139">за душой ровным счётом ничего, они были бездомными и </text:span><text:span text:style-name="T3142">жили одним днём. </text:span><text:span text:style-name="T3143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44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1"><text:tab/>«<text:span text:style-name="T3145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1"><text:tab/><text:span text:style-name="T3146">Молодой человек снова замолк, размышляя о тяжелейшем положении этих бедных, несчастных людей. </text:span><text:span text:style-name="T3147">Он проглотил подступивший к горлу комок, стараясь изо всех сил не позволить пролиться слезам.</text:span></text:p>
      <text:p text:style-name="P521"><text:tab/>«<text:span text:style-name="T3148">Да, если припомнить всё в деталях, то я, должно быть, был одним из немногих детей, живших там.. Я говорил о ст</text:span><text:span text:style-name="T3421">онущих</text:span><text:span text:style-name="T3148"> бродягах.. Эти люди потеряли большую часть своих волос и имели на своей коже </text:span><text:span text:style-name="T3149">отвратительные пятна. Их лица были бледны</text:span><text:span text:style-name="T3396">ми</text:span><text:span text:style-name="T3149"> и не </text:span><text:span text:style-name="T3396">выражали никаких признаков жизни</text:span><text:span text:style-name="T3149">, всем своим видом они напоминали ходячие скелеты, обтянутые кожей. Прямо как зомби или, буквально, ходячие мертвецы. Всё это </text:span><text:span text:style-name="T3397">было похоже на</text:span><text:span text:style-name="T3149"> фильм ужасов, в котором я играл главную роль.</text:span>»</text:p>
      <text:p text:style-name="P523"><text:tab/>«<text:span text:style-name="T3150">Мой несчастный мальчик</text:span>», - <text:span text:style-name="T3150">сочувственно сказала Элисон,</text:span></text:p>
      <text:p text:style-name="P525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3"><text:tab/>«<text:span text:style-name="T3151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53">к </text:span><text:span text:style-name="T3151">их вожакам?</text:span>» - <text:span text:style-name="T3152">спросил Робина профессор Фержер. </text:span><text:span text:style-name="T3153">Он видел, как негативно отражается его «допрос» на общем самочувствии юноши. </text:span><text:span text:style-name="T3154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53">были </text:span><text:span text:style-name="T3154">свежи в памяти путешественника. </text:span><text:span text:style-name="T3155">У многих людей наверняка случился бы нервный срыв после тех же испытаний, что выпали на его долю.</text:span></text:p>
      <text:p text:style-name="P523"><text:tab/>«<text:span text:style-name="T3304">С мной всё в порядке</text:span>» - <text:span text:style-name="T3304">поспешно сказал Робин, увидев на лице профессора беспокойство,</text:span></text:p>
      <text:p text:style-name="P523"><text:tab/>«<text:span text:style-name="T3304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3"><text:tab/>«<text:span text:style-name="T3304">Хорошо, это меня устраивает</text:span>», - <text:span text:style-name="T3304">ответил ему профессор Фержер.</text:span></text:p>
      <text:p text:style-name="P523"><text:tab/>«<text:span text:style-name="T3305">Предводители.. Они были достаточно храбрыми. Необходимо отдать должное их сме</text:span><text:span text:style-name="T3307">лости</text:span><text:span text:style-name="T3305"> и дальновидности</text:span>».</text:p>
      <text:p text:style-name="P523"><text:tab/>«<text:span text:style-name="T3305">Дальновидности? Что ты имеешь в виду?</text:span>» - <text:span text:style-name="T3306">спросил профессор, поднимая взгляд поверх очков,</text:span></text:p>
      <text:p text:style-name="P523"><text:tab/>«<text:span text:style-name="T3308">Я что-то пропустил или неправильно понял?</text:span>»</text:p>
      <text:p text:style-name="P523"><text:tab/>«<text:span text:style-name="T3309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50">к </text:span><text:span text:style-name="T3354">наступлению</text:span><text:span text:style-name="T3309"> войны, и сделали всё от них зависящее, чтобы пережить ядерный удар</text:span>».</text:p>
      <text:p text:style-name="P523"><text:soft-page-break/><text:tab/>«<text:span text:style-name="T3310">Ты хочешь сказать, что в Саутгемптоне нашлась горстка людей, не доверявших </text:span><text:span text:style-name="T3311">правительству и </text:span><text:span text:style-name="T3310">средствам массовой информации, и призывавшая граждан нач</text:span><text:span text:style-name="T3312">инать </text:span><text:span text:style-name="T3310">готовиться к войне?</text:span>»</text:p>
      <text:p text:style-name="P523"><text:tab/><text:span text:style-name="T3313">Профессор откинулся на спинку стула.</text:span></text:p>
      <text:p text:style-name="P523"><text:tab/>«<text:span text:style-name="T3313">Прекрасно! Оказывается, общественность не настолько глупа, как это представлялось мне до сих пор</text:span>».</text:p>
      <text:p text:style-name="P523"><text:tab/>«<text:span text:style-name="T3313">Я хотел </text:span><text:span text:style-name="T3351">бы </text:span><text:span text:style-name="T3313">продолжить</text:span>», - <text:span text:style-name="T3313">произнёс Робин,</text:span></text:p>
      <text:p text:style-name="P523"><text:tab/>«<text:span text:style-name="T3313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314">Они готовились и они приняли все необходимые меры</text:span>».</text:p>
      <text:p text:style-name="P523"><text:tab/><text:span text:style-name="T3315">Через некоторое время профессор объявил, что вполне удовлетворён, и предложил перейти к заключительной </text:span><text:span text:style-name="T3348">части</text:span><text:span text:style-name="T3315">.</text:span></text:p>
      <text:p text:style-name="P523"><text:tab/>«<text:span text:style-name="T3316">Система.. Вам известно, что она была главным административным органом. </text:span><text:span text:style-name="T3317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345">й приязни</text:span><text:span text:style-name="T3317">. </text:span><text:span text:style-name="T3318">Таков главный закон любого цивилизованного сообщества — никто не </text:span><text:span text:style-name="T3346">в праве</text:span><text:span text:style-name="T3318"> рассчитывать на уважение и сотрудничество, если не </text:span><text:span text:style-name="T3346">желает </text:span><text:span text:style-name="T3318">проявля</text:span><text:span text:style-name="T3346">ть</text:span><text:span text:style-name="T3318"> уважения к другим. Всё, что они совершали, это массовый террор и физическ</text:span><text:span text:style-name="T3331">ие</text:span><text:span text:style-name="T3318"> расправ</text:span><text:span text:style-name="T3331">ы</text:span><text:span text:style-name="T3318">, гарантируя таким образом, что население будет оставаться слабым и неспособным на восстания или революцию..</text:span>»</text:p>
      <text:p text:style-name="P523"><text:tab/>«<text:span text:style-name="T3319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3"><text:tab/>«<text:span text:style-name="T3320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3"><text:tab/><text:span text:style-name="T3320">Кивнув, профессор согласился на просьбу Робина и </text:span><text:span text:style-name="T3340">печально</text:span><text:span text:style-name="T3320"> посмотрел на сво</text:span><text:span text:style-name="T3342">и</text:span><text:span text:style-name="T3320"> </text:span><text:span text:style-name="T3339">опустевши</text:span><text:span text:style-name="T3342">е</text:span><text:span text:style-name="T3320"> стакан и тарелку.</text:span></text:p>
      <text:p text:style-name="P523"><text:tab/>«<text:span text:style-name="T3321">Элисон, помоги мне, пожалуйста, заварить для всех чаю и приготовить какую-нибудь снедь. Они, должно быть, голод</text:span><text:span text:style-name="T3341">ны,</text:span><text:span text:style-name="T3321"> потому что ничего не поели во время обеда.</text:span>»</text:p>
      <text:p text:style-name="P523"><text:tab/><text:span text:style-name="T3321">Элисон вместе с Робином покинули гостиную, оставив Гарри и Мэтью развлекать профессора Фержера.</text:span></text:p>
      <text:p text:style-name="P523"><text:tab/><text:span text:style-name="T3322">Когда они пришли на кухню, и Робин включил электрический чайник, </text:span><text:span text:style-name="T3323">он</text:span><text:span text:style-name="T3322"> развернулся лицом к Элисон и мягко, но настойчиво усадил её на стул.</text:span></text:p>
      <text:p text:style-name="P523"><text:tab/>«<text:span text:style-name="T3324">Эли, что с тобой происходит? </text:span><text:span text:style-name="T3325">Тебя расстроил Гарри? Н</text:span><text:span text:style-name="T3326">е молчи</text:span><text:span text:style-name="T3325">, ты ведь знаешь, что со мной можно поговорить</text:span>».</text:p>
      <text:p text:style-name="P523"><text:tab/>«<text:span text:style-name="T3327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3"><text:tab/>«<text:span text:style-name="T3328">В таком случае, что?</text:span>»</text:p>
      <text:p text:style-name="P523"><text:tab/>«<text:span text:style-name="T3329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34">то</text:span><text:span text:style-name="T3329"> ещё даже не произошло, но не могу ничего с этим поделать</text:span>».</text:p>
      <text:p text:style-name="P523"><text:tab/>«<text:span text:style-name="T3329">Элисон, не стоит стыдиться своей излишней эмоциональности. Нужно быть </text:span><text:span text:style-name="T3344">предельно</text:span><text:span text:style-name="T3329"> </text:span><text:span text:style-name="T3343">чёрствым</text:span><text:span text:style-name="T3329"> и бесчувственным человеком, чтобы на тебя никак не </text:span><text:span text:style-name="T3335">по</text:span><text:span text:style-name="T3329">влияло подобное зрелище. Если бы в тот момент в моём желудке находилось что-то иное, кроме пустоты, то меня </text:span><text:span text:style-name="T3330">бы </text:span><text:span text:style-name="T3337">непременно</text:span><text:span text:style-name="T3329"> </text:span><text:span text:style-name="T3336">стошнило</text:span><text:span text:style-name="T3329">. </text:span><text:span text:style-name="T3349">Одному Богу известно</text:span><text:span text:style-name="T3329">, как сильно мне хочется повернуть в</text:span><text:span text:style-name="T3338">ремя</text:span><text:span text:style-name="T3329"> вспять и </text:span><text:span text:style-name="T3395">больше </text:span><text:span text:style-name="T3329">не позволять тебе становиться свидетелем подобных зрелищ. Прости меня, Элисон, и пожалуйста, </text:span><text:span text:style-name="T3420">впредь </text:span><text:span text:style-name="T3329">не волнуйся. Надеюсь, нам удастся </text:span><text:span text:style-name="T3347">как-нибудь </text:span><text:span text:style-name="T3329">замять </text:span><text:span text:style-name="T3333">всё </text:span><text:span text:style-name="T3329">это</text:span>».</text:p>
      <text:p text:style-name="P523"><text:soft-page-break/><text:tab/><text:span text:style-name="T3407">Робин подошёл к Элисон и крепко обнял, стар</text:span><text:span text:style-name="T3408">аясь </text:span><text:span text:style-name="T3411">подарить ей ощущение комфорта и </text:span><text:span text:style-name="T3408">безопасности.</text:span></text:p>
      <text:p text:style-name="P523"><text:tab/><text:span text:style-name="T3408">Со мной всё в порядке. Смотри, вода уже закипела — пора заваривать чай. Чем скорее мы закончим, тем лучше: </text:span><text:span text:style-name="T3412">е</text:span><text:span text:style-name="T3408">сли мы поторопимся, то успеем на последний сеанс в кинотеатре.</text:span></text:p>
      <text:p text:style-name="P523"><text:tab/><text:span text:style-name="T3409">Робин пристально посмотрел ей в глаза.</text:span></text:p>
      <text:p text:style-name="P523"><text:tab/>«<text:span text:style-name="T3409">Ты уверена, что у тебя всё в порядке? </text:span><text:span text:style-name="T3410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3"><text:tab/><text:span text:style-name="T3411">Элисон кивнула. Слёзы, блестевшие на глазах Робина, глубоко ранили её душу и </text:span><text:span text:style-name="T3413">вызвали в ней мощнейший прилив чувствительности.</text:span></text:p>
      <text:p text:style-name="P523"><text:tab/>«<text:span text:style-name="T3413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3"><text:tab/>«<text:span text:style-name="T3414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415">Они верили, что я знаю ответы на все их вопросы и позабочусь об их спокойствии в </text:span><text:span text:style-name="T3419">будущем</text:span><text:span text:style-name="T3415">. Взамен они предоставляли мне пищу и крышу над головой. </text:span><text:span text:style-name="T3416">Все эти люди походили на детей младшего возраста, чьи жизни целиком и полностью находятся в распоряжении родителей. По</text:span><text:span text:style-name="T3417">йми</text:span><text:span text:style-name="T3416">, мне не хотелось меняться, но другого выбора у меня просто не было</text:span>».</text:p>
      <text:p text:style-name="P523"><text:tab/>«<text:span text:style-name="T3418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3"/>
      <text:p text:style-name="P523"><text:tab/><text:span text:style-name="T3581">Пока Элисон готовила чай, Робин достал несколько тарелок. В шкафу, в большой пластиковой коробке 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3"><text:tab/>«<text:span text:style-name="T3581">Этого должно быть достаточно, чтобы продержаться до нашего вечернего похода в Бургер Кинг</text:span>» - <text:span text:style-name="T3581">отметил он.</text:span></text:p>
      <text:p text:style-name="P523"><text:tab/><text:span text:style-name="T3581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3"><text:tab/>«<text:span text:style-name="T3581">Чтобы не терять времени, я продолжаю свой отчёт</text:span>», - <text:span text:style-name="T3581">сказал Робин, тщательно пережёвывая печень</text:span><text:span text:style-name="T3584">е</text:span><text:span text:style-name="T3581"> и запивая </text:span><text:span text:style-name="T3584">его</text:span><text:span text:style-name="T3581"> горячим чаем, и на некоторое время умолк, поглощённый раздумьями.</text:span></text:p>
      <text:p text:style-name="P523"><text:tab/>«<text:span text:style-name="T3581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3"><text:tab/>«<text:span text:style-name="T3581">Верно, ты сделал доклад по всем темам, которыми я интересовался, </text:span><text:span text:style-name="T3582">и</text:span><text:span text:style-name="T3581"> я дословно переписал на бумагу текст упомянутой статьи.</text:span>»</text:p>
      <text:p text:style-name="P523"><text:tab/><text:span text:style-name="T3583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584">ни одной буквы</text:span><text:span text:style-name="T3583">, а заголовок был определён ими исключительно по его расположению вверху страницы. </text:span><text:span text:style-name="T3584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3"><text:tab/>«<text:span text:style-name="T3584">Отлично. В котором часу нам зайти к вам завтра?</text:span>» - <text:span text:style-name="T3584">спросил профессора Мэтью,</text:span></text:p>
      <text:p text:style-name="P523"><text:tab/>«<text:span text:style-name="T3584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3"><text:tab/><text:span text:style-name="T3585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</text:span><text:soft-page-break/><text:span text:style-name="T3585">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3"><text:tab/><text:span text:style-name="T3585">Так прошло несколько минут.</text:span></text:p>
      <text:p text:style-name="P523"><text:tab/><text:span text:style-name="T3585">Наконец, нервы профессора сдали и таким образом стало ясно, какая из двух сторон оказалась слабее. </text:span><text:span text:style-name="T3586">По правде говоря, профессор просто не смог придумать подходящего предлога, чтобы продолжить их заседание.</text:span></text:p>
      <text:p text:style-name="P523"><text:tab/>«<text:span text:style-name="T3587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588">Постарайтесь не изли</text:span><text:span text:style-name="T3589">ш</text:span><text:span text:style-name="T3588">ествовать этим вечером, </text:span><text:span text:style-name="T3590">а завтра</text:span><text:span text:style-name="T3588"> — </text:span><text:span text:style-name="T3590">проснуться </text:span><text:span text:style-name="T3588">вовремя.</text:span>»</text:p>
      <text:p text:style-name="P523"><text:tab/><text:span text:style-name="T3591">Последняя его реплика была адресована Гарри.</text:span></text:p>
      <text:p text:style-name="P523"><text:tab/><text:span text:style-name="T3592">Он закончил с сортировкой документов по папкам и </text:span><text:span text:style-name="T3597">завинтил</text:span><text:span text:style-name="T3592"> колпачок на сво</text:span><text:span text:style-name="T3597">ей</text:span><text:span text:style-name="T3592"> дорогущ</text:span><text:span text:style-name="T3597">ей</text:span><text:span text:style-name="T3592"> </text:span><text:span text:style-name="T3596">перьев</text:span><text:span text:style-name="T3597">ой</text:span><text:span text:style-name="T3596"> </text:span><text:span text:style-name="T3592">ручк</text:span><text:span text:style-name="T3597">е</text:span><text:span text:style-name="T3592">. Все важные записи он делал именно ей, из-за чего на бумаге и на его рубашке постоянно оставались </text:span><text:span text:style-name="T3593">кляксы</text:span><text:span text:style-name="T3592">. </text:span><text:span text:style-name="T3593">На боковой стороне безымянного пальца </text:span><text:span text:style-name="T3595">его </text:span><text:span text:style-name="T3593">левой руки постоянно </text:span><text:span text:style-name="T3594">виднелось</text:span><text:span text:style-name="T3593"> </text:span><text:span text:style-name="T3598">чернильное пятно</text:span><text:span text:style-name="T3593"> — явный признак человека, которой очень сильно любит писать. </text:span><text:span text:style-name="T3595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3"><text:tab/>«<text:span text:style-name="T3599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600">Спокойной ночи!</text:span>»</text:p>
      <text:p text:style-name="P523"><text:tab/><text:span text:style-name="T3601">Профессор покинул жилище своих студентов, изо всех сил стараясь изображать на лице бе</text:span><text:span text:style-name="T3604">спечность</text:span><text:span text:style-name="T3601">, однако на его уме забот </text:span><text:span text:style-name="T3603">хватало </text:span><text:span text:style-name="T3601">с </text:span><text:span text:style-name="T3603">большим избытком</text:span><text:span text:style-name="T3601">.</text:span></text:p>
      <text:p text:style-name="P523"/>
      <text:p text:style-name="P526">СЕДЬМАЯ ГЛАВА</text:p>
      <text:p text:style-name="P526"/>
      <text:p text:style-name="P526">ПРЕСЛЕДОВАНИЕ</text:p>
      <text:p text:style-name="P526"/>
      <text:p text:style-name="P527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7"><text:tab/><text:span text:style-name="T3605">Тем утром он задержался в университете вовсе не для того, чтобы заместить другого преподавателя — это было ложным алиби.</text:span></text:p>
      <text:p text:style-name="P527"><text:tab/><text:span text:style-name="T3611">У</text:span><text:span text:style-name="T3605">тром он был занят совсем другими </text:span><text:span text:style-name="T3612">делами</text:span><text:span text:style-name="T3605">.</text:span></text:p>
      <text:p text:style-name="P527"><text:tab/><text:span text:style-name="T3606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7"><text:tab/><text:span text:style-name="T3607">Профессор изо всех сил пытался втолковать своему визави, что война, о которой он </text:span><text:span text:style-name="T3609">только что </text:span><text:span text:style-name="T3607">сообщил, должна начаться менее, чем через год, и что в этом вопросе он чрезвычайно серьёзен, </text:span><text:span text:style-name="T3608">однако к нему отнеслись как к </text:span><text:span text:style-name="T3613">умалишённому</text:span><text:span text:style-name="T3608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609">охватывали его мрачные предчувствия.</text:span></text:p>
      <text:p text:style-name="P527"><text:tab/>«<text:span text:style-name="T3610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610">думал профессор с горечью,</text:span></text:p>
      <text:p text:style-name="P527"><text:tab/>«<text:span text:style-name="T3610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7"><text:tab/><text:span text:style-name="T3610">Сейчас он находился поблизости от своего дома, на расстоянии всего одной улицы.</text:span></text:p>
      <text:p text:style-name="P527"><text:soft-page-break/><text:tab/><text:span text:style-name="T3610">Часы пробили половину одиннадцатого. Профессор Ферж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7"><text:tab/><text:span text:style-name="T3614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несут ответственность за благополучие </text:span><text:span text:style-name="T3616">людей</text:span><text:span text:style-name="T3614">, и именно </text:span><text:span text:style-name="T3615">поэтому</text:span><text:span text:style-name="T3614"> граждане отдают за них свои голоса </text:span><text:span text:style-name="T3633">на выборах</text:span><text:span text:style-name="T3614">.</text:span></text:p>
      <text:p text:style-name="P527"><text:tab/><text:span text:style-name="T3616">Чем больше профессор погружался в свои размышления, тем сильнее чувствовал свою отчуждённость. Воздуха оставалось всё меньше и ему стало трудно дышать — он чувствовал, как вокруг его шеи затягивается петля. </text:span><text:span text:style-name="T3617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7"/>
      <text:p text:style-name="P527"><text:tab/><text:span text:style-name="T3618">Несмотря на то, что весь предыдущий день шёл нескончаемый ливень, сегодня выдалось великолепное апрельское утро.</text:span></text:p>
      <text:p text:style-name="P527"><text:tab/><text:span text:style-name="T3618">Мэтью выглянул в окно своего дома. На часах было шесть утра. </text:span><text:span text:style-name="T3619">О</text:span><text:span text:style-name="T3618">товсюду слышалось весёлое воробьиное чириканье, а </text:span><text:span text:style-name="T3619">на </text:span><text:span text:style-name="T3618">чистом, безоблачном небе ярко сияло взошедшее солнце, </text:span><text:span text:style-name="T3620">отражавшееся ослепительными иск</text:span><text:span text:style-name="T3627">орками</text:span><text:span text:style-name="T3620"> в кап</text:span><text:span text:style-name="T3627">лях</text:span><text:span text:style-name="T3620"> росы на листьях и цветках прекрасных жёлто-фиолетовых цветков, росших неподалёку от его дома. </text:span><text:span text:style-name="T3621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622">Единственное, что портило </text:span><text:span text:style-name="T3628">его </text:span><text:span text:style-name="T3622">внешний вид — это газон, требующий постоянного и тщательного покоса травы. </text:span><text:span text:style-name="T3623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7"><text:tab/>«<text:span text:style-name="T3624">Сегодня чудесный денёк, и у меня не запланировано никаких дел, поэтому стоит заняться стрижкой травы</text:span>» - <text:span text:style-name="T3624">подумал Мэтью.</text:span></text:p>
      <text:p text:style-name="P527"><text:tab/><text:span text:style-name="T3625">Умывшись и переодевшись он вышел в сад, прихватив с собой стакан свежевыжатого апельсинового сока.</text:span></text:p>
      <text:p text:style-name="P527"><text:tab/><text:span text:style-name="T3626">Хорошо, но где искать газонокосилку?</text:span></text:p>
      <text:p text:style-name="P527"><text:tab/><text:span text:style-name="T3629">Он нахмурился, погрузившись в </text:span><text:span text:style-name="T3630">свои </text:span><text:span text:style-name="T3629">размышления. </text:span><text:span text:style-name="T3630">Давненько он не пачкал своих ухоженных рук, </text:span><text:span text:style-name="T3631">и </text:span><text:span text:style-name="T3630">поэтому не мог даже вообразить, куда она могла быть запрятана. </text:span><text:span text:style-name="T3632">После </text:span><text:span text:style-name="T3634">не</text:span><text:span text:style-name="T3632">продолжительных поисков он нашёл её в крохотном чуланчике возле кухни.</text:span></text:p>
      <text:p text:style-name="P527"/>
      <text:p text:style-name="P527"><text:tab/><text:span text:style-name="T3634">К половине седьмого работа была окончена. Человеку, не привыкшему к физическим нагрузкам в раннее время суток, так</text:span><text:span text:style-name="T3640">ое</text:span><text:span text:style-name="T3634"> </text:span><text:span text:style-name="T3640">занятие </text:span><text:span text:style-name="T3634">показалась бы непрост</text:span><text:span text:style-name="T3640">ым</text:span><text:span text:style-name="T3634">. Но для Мэтью он</text:span><text:span text:style-name="T3641">о</text:span><text:span text:style-name="T3634"> стал</text:span><text:span text:style-name="T3641">о</text:span><text:span text:style-name="T3634"> утомительн</text:span><text:span text:style-name="T3641">ым</text:span><text:span text:style-name="T3634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635">Довольный, вытер липкие от пота, смешанного с соком травы, руки о свои рабочие штаны, </text:span><text:span text:style-name="T3636">после чего вернул газонокосилку на то же самое место, где нашёл, и поставил разогреваться чайник. Теперь, после нехарактерного для него «праведного труда», ему требовалась большая чашка с крепким кофе.</text:span></text:p>
      <text:p text:style-name="P527"><text:tab/><text:span text:style-name="T3637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642">его </text:span><text:span text:style-name="T3637">руки были заняты, он решил слегка подтолкнуть ногой дверь, преграждающую его путь.</text:span></text:p>
      <text:p text:style-name="P527"><text:tab/>«<text:span text:style-name="T3638">Робин, я принёс твой завтрак! Пора вставать. Уже почти восемь часов, а к девяти нам нужно быть в университете</text:span>».</text:p>
      <text:p text:style-name="P527"><text:soft-page-break/><text:tab/><text:span text:style-name="T3639">Он поставил поднос на столик и широко распахнул дверь в комнату, после чего подошёл к окну и раздёрнул шторы, позволив солнцу </text:span><text:span text:style-name="T3642">залить</text:span><text:span text:style-name="T3639"> всю комнату своим ярким светом.</text:span></text:p>
      <text:p text:style-name="P527"><text:tab/><text:span text:style-name="T3639">Ему пришлось легонечко встряхнуть Робина.</text:span></text:p>
      <text:p text:style-name="P527"><text:tab/>«<text:span text:style-name="T3643">Подъём! Завтрак уже остывает. На часах <text:s/>- две минуты восьмого</text:span>» - <text:span text:style-name="T3643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7"><text:tab/>«<text:span text:style-name="T3644">Робин, если ты сейчас же не встанешь, я сорву с тебя это чёртово одеяло, и тогда ты замёрзнешь и, может быть, </text:span><text:span text:style-name="T3650">даже </text:span><text:span text:style-name="T3649">заболеешь</text:span>» - <text:span text:style-name="T3644">сообщил Мэтью строгим тоном. Шансы на то, что угроза будет исполнена, были достаточно велики, поэтому Робин без лишних слов выскочил из своего укрытия и уселся на краеш</text:span><text:span text:style-name="T3648">ек</text:span><text:span text:style-name="T3644"> кровати. </text:span><text:span text:style-name="T3652">Он</text:span><text:span text:style-name="T3649"> </text:span><text:span text:style-name="T3651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7"><text:tab/>«<text:span text:style-name="T3652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7"><text:tab/>«<text:span text:style-name="T3653">Я принёс чёрный кофе, обжаренный тост, кусок пирога к чаю и две пышки с сочащимся из них топлёным маслом. Как это звучит? </text:span><text:span text:style-name="T3654">Неплохо?</text:span>»</text:p>
      <text:p text:style-name="P527"><text:tab/>«<text:span text:style-name="T3655">Спасибо, Мэтью! Это музыка для моих ушей. Надеюсь, что в намазанном на тост мармеладе не окажется противных мелких комочков</text:span>».</text:p>
      <text:p text:style-name="P527"><text:tab/>«<text:span text:style-name="T3656">Я всё тщательно проверил — их там нет. А теперь ешь и быстренько одевайся, иначе мы опоздаем на встречу с профессором</text:span>».</text:p>
      <text:p text:style-name="P527"><text:tab/><text:span text:style-name="T3657">Мэтью передал поднос с завтраком Робину, </text:span><text:span text:style-name="T3659">и</text:span><text:span text:style-name="T3657"> приступил к поиск</text:span><text:span text:style-name="T3660">ам</text:span><text:span text:style-name="T3657"> </text:span><text:span text:style-name="T3658">его </text:span><text:span text:style-name="T3657">верхней одежды.</text:span></text:p>
      <text:p text:style-name="P527"><text:tab/>«<text:span text:style-name="T3661">Вот твои вещи. Я встречу тебя внизу, когда ты будешь готов. Приятного аппетита!</text:span>»</text:p>
      <text:p text:style-name="P527"><text:tab/><text:span text:style-name="T3662">Робин уплетал завтрак за обе щеки. Как обычно бывало в таких случаях, весь его рот и часть подбородка были испачканы мармеладом, </text:span><text:span text:style-name="T3663">и в комнате отчётливо слышалось его звучное чавканье.</text:span></text:p>
      <text:p text:style-name="P535"><text:tab/><text:span text:style-name="T3664">Он обратил </text:span><text:span text:style-name="T3665">своё </text:span><text:span text:style-name="T3664">внимание на </text:span><text:span text:style-name="T3665">отрытое </text:span><text:span text:style-name="T3664">окно. </text:span><text:span text:style-name="T3665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666">Мальчик поднялся с кровати и выглянул на улицу. Именно тогда он и заметил, как преобразилась лужайка.</text:span></text:p>
      <text:p text:style-name="P535"><text:span text:style-name="T3666"><text:tab/>«Боже! Кто-то покосил её. Но не мог же Мэтью… Если это всё-таки он, то с ним, должно быть, что-то с</text:span><text:span text:style-name="T3667">тряслось</text:span><text:span text:style-name="T3666">… И этот завтрак в постель…»</text:span></text:p>
      <text:p text:style-name="P535"><text:tab/><text:span text:style-name="T3668">Робин вышел из своей спальни и с верхн</text:span><text:span text:style-name="T3670">их</text:span><text:span text:style-name="T3668"> </text:span><text:span text:style-name="T3670">ступеней</text:span><text:span text:style-name="T3668"> окликнул Мэтью.</text:span></text:p>
      <text:p text:style-name="P535"><text:tab/>«<text:span text:style-name="T3668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671">косил</text:span><text:span text:style-name="T3668"> </text:span><text:span text:style-name="T3669">трав</text:span><text:span text:style-name="T3671">у</text:span><text:span text:style-name="T3668"> возле нашего дома?</text:span>»</text:p>
      <text:p text:style-name="P535"><text:tab/><text:span text:style-name="T3672">Уронив свою зажигалку на пол, Мэтью в спешке стал подниматься наверх,</text:span></text:p>
      <text:p text:style-name="P535"><text:tab/>«<text:span text:style-name="T3672">При чём тут ночные кошмары? </text:span><text:span text:style-name="T3674">Я никогда не отказываюсь от физического труда </text:span><text:span text:style-name="T3672">н</text:span><text:span text:style-name="T3673">и</text:span><text:span text:style-name="T3672"> во сне, н</text:span><text:span text:style-name="T3673">и</text:span><text:span text:style-name="T3672"> наяву!</text:span>»</text:p>
      <text:p text:style-name="P535"><text:tab/>«<text:span text:style-name="T3675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677">Будь честен с самим собой</text:span><text:span text:style-name="T3676"> — ты ненавидишь работать</text:span>».</text:p>
      <text:p text:style-name="P535"><text:tab/>«<text:span text:style-name="T3678">Прекрати занудить! Этим утром я рано проснулся и решил покосить газон. Лунатизм здесь ни при чём. Одевайся живее, нам пора уходить.</text:span>»</text:p>
      <text:p text:style-name="P535"><text:tab/><text:span text:style-name="T3679">Мэтью оставил Робина в одиночестве, чтобы вернуться на кухню, и в тишине и спокойствии доесть свой тост с сыром.</text:span></text:p>
      <text:p text:style-name="P535"><text:soft-page-break/><text:tab/>«<text:span text:style-name="T3680">Чудик назвал меня лентяем. Ха! Что за наглость.</text:span>» - <text:span text:style-name="T3680">подумал Мэтью, но вслух этого, конечно, не сказал.</text:span></text:p>
      <text:p text:style-name="P535"/>
      <text:p text:style-name="P535"><text:tab/><text:span text:style-name="T3681">К тому времени, когда Мэтью вместе с Робином прибыли в университет, Элисон и Гарри уже находились в кабинете у профессора Фержера.</text:span></text:p>
      <text:p text:style-name="P535"><text:tab/>«<text:span text:style-name="T3682">Вы опоздали на две минуты. Времена меняются и ничто не стоит на месте. До этого момента обычно опаздывали мы. Не переживайте, профессора ещё нет. Наверное, сегодня праздник опозданий для наиболее пунктуальных </text:span><text:span text:style-name="T3683">и ответственных членов общества</text:span>» - <text:span text:style-name="T3683">оставил свой комментарий Гарри, ненадолго оторвавшись от своей книги.</text:span></text:p>
      <text:p text:style-name="P535"><text:tab/><text:span text:style-name="T3683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684">Посмеявшись над тем, как ловко удалось провести профессора и выиграть для себя свободный вечер, они наконец-то обратили внимание время. </text:span><text:span text:style-name="T3685">Часы показывали половину десятого, но от профессора </text:span><text:span text:style-name="T3686">до сих пор </text:span><text:span text:style-name="T3685">не было никаких известий.</text:span></text:p>
      <text:p text:style-name="P535"><text:tab/>«<text:span text:style-name="T3687">Возможно, в этом нет ничего страшного. Он мог задержаться на пути из Уинчестера — там сейчас ведутся дорожные работы. </text:span><text:span text:style-name="T3688">Я уверена, он скоро будет здесь</text:span>» - <text:span text:style-name="T3688">произнесла Элисон, потягивая горячий шоколад из картонного стаканчика. </text:span><text:span text:style-name="T3689">Это был единственный приличный напиток, который можно было купить в вендинговом аппарате, расположенном в коридоре.</text:span></text:p>
      <text:p text:style-name="P53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4T00:16:58.728480756</dc:date>
    <meta:editing-duration>P7DT1H39M8S</meta:editing-duration>
    <meta:editing-cycles>5131</meta:editing-cycles>
    <meta:generator>LibreOffice/7.5.9.2$Linux_X86_64 LibreOffice_project/50$Build-2</meta:generator>
    <meta:document-statistic meta:table-count="0" meta:image-count="0" meta:object-count="0" meta:page-count="64" meta:paragraph-count="1101" meta:word-count="33661" meta:character-count="218678" meta:non-whitespace-character-count="185667"/>
  </office:meta>
</office:document-meta>
</file>